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4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6433in" svg:height="3.5429in" svg:x="13.9339in" svg:y="0.3126in">
            <draw:object draw:notify-on-update-of-ranges="Sheet1.E3:Sheet1.E758 Sheet1.G2:Sheet1.G2 Sheet1.G3:Sheet1.G7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6433in" svg:height="3.5429in" svg:x="13.9339in" svg:y="4.161in">
            <draw:object draw:notify-on-update-of-ranges="Sheet1.D3:Sheet1.D758 Sheet1.G2:Sheet1.G2 Sheet1.G3:Sheet1.G7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6433in" svg:height="3.5429in" svg:x="13.7319in" svg:y="9.3484in">
            <draw:object draw:notify-on-update-of-ranges="Sheet1.D762:Sheet1.D937 Sheet1.G762:Sheet1.G9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6433in" svg:height="3.5429in" svg:x="13.7319in" svg:y="13.1445in">
            <draw:object draw:notify-on-update-of-ranges="Sheet1.E762:Sheet1.E937 Sheet1.G761:Sheet1.G761 Sheet1.G762:Sheet1.G9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HEAP 96G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oxels</text:p>
          </table:table-cell>
          <table:table-cell office:value-type="string" calcext:value-type="string">
            <text:p>PSF Size (Voxels)</text:p>
          </table:table-cell>
          <table:table-cell office:value-type="string" calcext:value-type="string">
            <text:p>PSF Size (Thousand Voxels)</text:p>
          </table:table-cell>
          <table:table-cell office:value-type="string" calcext:value-type="string">
            <text:p>Image Size (Billion Voxels)</text:p>
          </table:table-cell>
          <table:table-cell office:value-type="string" calcext:value-type="string">
            <text:p>Z frames</text:p>
          </table:table-cell>
          <table:table-cell office:value-type="string" calcext:value-type="string">
            <text:p>Deconvolve Time (s)</text:p>
          </table:table-cell>
        </table:table-row>
        <table:table-row table:style-name="ro1">
          <table:table-cell office:value-type="string" calcext:value-type="string">
            <text:p>LSFM__2020-03-02_embryo_1_front__C2__A000.tif</text:p>
          </table:table-cell>
          <table:table-cell office:value-type="float" office:value="1109629876" calcext:value-type="float">
            <text:p>1109629876</text:p>
          </table:table-cell>
          <table:table-cell office:value-type="float" office:value="20307.5" calcext:value-type="float">
            <text:p>20307.5</text:p>
          </table:table-cell>
          <table:table-cell table:formula="of:=[.C3]/1000" office:value-type="float" office:value="20.3075" calcext:value-type="float">
            <text:p>20.3075</text:p>
          </table:table-cell>
          <table:table-cell table:formula="of:=[.B3]/1000000000" office:value-type="float" office:value="1.109629876" calcext:value-type="float">
            <text:p>1.109629876</text:p>
          </table:table-cell>
          <table:table-cell table:formula="of:=INT([.B3]/(1920*1920))" office:value-type="float" office:value="301" calcext:value-type="float">
            <text:p>3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SFM__2020-03-02_embryo_1_front__C3__A000.tif</text:p>
          </table:table-cell>
          <table:table-cell office:value-type="float" office:value="1109629876" calcext:value-type="float">
            <text:p>1109629876</text:p>
          </table:table-cell>
          <table:table-cell office:value-type="float" office:value="20307.5" calcext:value-type="float">
            <text:p>20307.5</text:p>
          </table:table-cell>
          <table:table-cell table:formula="of:=[.C4]/1000" office:value-type="float" office:value="20.3075" calcext:value-type="float">
            <text:p>20.3075</text:p>
          </table:table-cell>
          <table:table-cell table:formula="of:=[.B4]/1000000000" office:value-type="float" office:value="1.109629876" calcext:value-type="float">
            <text:p>1.109629876</text:p>
          </table:table-cell>
          <table:table-cell table:formula="of:=INT([.B4]/(1920*1920))" office:value-type="float" office:value="301" calcext:value-type="float">
            <text:p>3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SFM__2020-03-02_embryo_1_MVL__C0__A000.tif</text:p>
          </table:table-cell>
          <table:table-cell office:value-type="float" office:value="1544635337" calcext:value-type="float">
            <text:p>1544635337</text:p>
          </table:table-cell>
          <table:table-cell office:value-type="float" office:value="20303.5" calcext:value-type="float">
            <text:p>20303.5</text:p>
          </table:table-cell>
          <table:table-cell table:formula="of:=[.C5]/1000" office:value-type="float" office:value="20.3035" calcext:value-type="float">
            <text:p>20.3035</text:p>
          </table:table-cell>
          <table:table-cell table:formula="of:=[.B5]/1000000000" office:value-type="float" office:value="1.544635337" calcext:value-type="float">
            <text:p>1.544635337</text:p>
          </table:table-cell>
          <table:table-cell table:formula="of:=INT([.B5]/(1920*1920))" office:value-type="float" office:value="419" calcext:value-type="float">
            <text:p>41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2020-03-02_embryo_1_MVL__C0__A180.tif</text:p>
          </table:table-cell>
          <table:table-cell office:value-type="float" office:value="1644170486" calcext:value-type="float">
            <text:p>1644170486</text:p>
          </table:table-cell>
          <table:table-cell office:value-type="float" office:value="20303.5" calcext:value-type="float">
            <text:p>20303.5</text:p>
          </table:table-cell>
          <table:table-cell table:formula="of:=[.C6]/1000" office:value-type="float" office:value="20.3035" calcext:value-type="float">
            <text:p>20.3035</text:p>
          </table:table-cell>
          <table:table-cell table:formula="of:=[.B6]/1000000000" office:value-type="float" office:value="1.644170486" calcext:value-type="float">
            <text:p>1.644170486</text:p>
          </table:table-cell>
          <table:table-cell table:formula="of:=INT([.B6]/(1920*1920))" office:value-type="float" office:value="446" calcext:value-type="float">
            <text:p>4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SFM__2020-03-02_embryo_1_MVL__C1__A000.tif</text:p>
          </table:table-cell>
          <table:table-cell office:value-type="float" office:value="1544635337" calcext:value-type="float">
            <text:p>1544635337</text:p>
          </table:table-cell>
          <table:table-cell office:value-type="float" office:value="20303.5" calcext:value-type="float">
            <text:p>20303.5</text:p>
          </table:table-cell>
          <table:table-cell table:formula="of:=[.C7]/1000" office:value-type="float" office:value="20.3035" calcext:value-type="float">
            <text:p>20.3035</text:p>
          </table:table-cell>
          <table:table-cell table:formula="of:=[.B7]/1000000000" office:value-type="float" office:value="1.544635337" calcext:value-type="float">
            <text:p>1.544635337</text:p>
          </table:table-cell>
          <table:table-cell table:formula="of:=INT([.B7]/(1920*1920))" office:value-type="float" office:value="419" calcext:value-type="float">
            <text:p>4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SFM__2020-03-02_embryo_1_MVL__C2__A000.tif</text:p>
          </table:table-cell>
          <table:table-cell office:value-type="float" office:value="1544635337.5" calcext:value-type="float">
            <text:p>1544635337.5</text:p>
          </table:table-cell>
          <table:table-cell office:value-type="float" office:value="20303.5" calcext:value-type="float">
            <text:p>20303.5</text:p>
          </table:table-cell>
          <table:table-cell table:formula="of:=[.C8]/1000" office:value-type="float" office:value="20.3035" calcext:value-type="float">
            <text:p>20.3035</text:p>
          </table:table-cell>
          <table:table-cell table:formula="of:=[.B8]/1000000000" office:value-type="float" office:value="1.5446353375" calcext:value-type="float">
            <text:p>1.5446353375</text:p>
          </table:table-cell>
          <table:table-cell table:formula="of:=INT([.B8]/(1920*1920))" office:value-type="float" office:value="419" calcext:value-type="float">
            <text:p>4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SFM__2020-03-02_embryo_1_MVL__C2__A180.tif</text:p>
          </table:table-cell>
          <table:table-cell office:value-type="float" office:value="1644170487" calcext:value-type="float">
            <text:p>1644170487</text:p>
          </table:table-cell>
          <table:table-cell office:value-type="float" office:value="20303.5" calcext:value-type="float">
            <text:p>20303.5</text:p>
          </table:table-cell>
          <table:table-cell table:formula="of:=[.C9]/1000" office:value-type="float" office:value="20.3035" calcext:value-type="float">
            <text:p>20.3035</text:p>
          </table:table-cell>
          <table:table-cell table:formula="of:=[.B9]/1000000000" office:value-type="float" office:value="1.644170487" calcext:value-type="float">
            <text:p>1.644170487</text:p>
          </table:table-cell>
          <table:table-cell table:formula="of:=INT([.B9]/(1920*1920))" office:value-type="float" office:value="446" calcext:value-type="float">
            <text:p>4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SFM__2020-03-02_embryo_1_MVL__C3__A000.tif</text:p>
          </table:table-cell>
          <table:table-cell office:value-type="float" office:value="1544635337.5" calcext:value-type="float">
            <text:p>1544635337.5</text:p>
          </table:table-cell>
          <table:table-cell office:value-type="float" office:value="20303.5" calcext:value-type="float">
            <text:p>20303.5</text:p>
          </table:table-cell>
          <table:table-cell table:formula="of:=[.C10]/1000" office:value-type="float" office:value="20.3035" calcext:value-type="float">
            <text:p>20.3035</text:p>
          </table:table-cell>
          <table:table-cell table:formula="of:=[.B10]/1000000000" office:value-type="float" office:value="1.5446353375" calcext:value-type="float">
            <text:p>1.5446353375</text:p>
          </table:table-cell>
          <table:table-cell table:formula="of:=INT([.B10]/(1920*1920))" office:value-type="float" office:value="419" calcext:value-type="float">
            <text:p>4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SFM__2020-03-02_embryo_1_MVL__C3__A180.tif</text:p>
          </table:table-cell>
          <table:table-cell office:value-type="float" office:value="1644170486.5" calcext:value-type="float">
            <text:p>1644170486.5</text:p>
          </table:table-cell>
          <table:table-cell office:value-type="float" office:value="20303.5" calcext:value-type="float">
            <text:p>20303.5</text:p>
          </table:table-cell>
          <table:table-cell table:formula="of:=[.C11]/1000" office:value-type="float" office:value="20.3035" calcext:value-type="float">
            <text:p>20.3035</text:p>
          </table:table-cell>
          <table:table-cell table:formula="of:=[.B11]/1000000000" office:value-type="float" office:value="1.6441704865" calcext:value-type="float">
            <text:p>1.6441704865</text:p>
          </table:table-cell>
          <table:table-cell table:formula="of:=INT([.B11]/(1920*1920))" office:value-type="float" office:value="446" calcext:value-type="float">
            <text:p>4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2020-03-11_E75_F6nG_Gata4_GFP_Isl1_Msx1_embryo_1_MVL__C0__A000.tif</text:p>
          </table:table-cell>
          <table:table-cell office:value-type="float" office:value="1179673126.5" calcext:value-type="float">
            <text:p>1179673126.5</text:p>
          </table:table-cell>
          <table:table-cell office:value-type="float" office:value="20482.5" calcext:value-type="float">
            <text:p>20482.5</text:p>
          </table:table-cell>
          <table:table-cell table:formula="of:=[.C12]/1000" office:value-type="float" office:value="20.4825" calcext:value-type="float">
            <text:p>20.4825</text:p>
          </table:table-cell>
          <table:table-cell table:formula="of:=[.B12]/1000000000" office:value-type="float" office:value="1.1796731265" calcext:value-type="float">
            <text:p>1.1796731265</text:p>
          </table:table-cell>
          <table:table-cell table:formula="of:=INT([.B12]/(1920*1920))"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SFM__2020-03-11_E75_F6nG_Gata4_GFP_Isl1_Msx1_embryo_1_MVL__C0__A180.tif</text:p>
          </table:table-cell>
          <table:table-cell office:value-type="float" office:value="1080137978" calcext:value-type="float">
            <text:p>1080137978</text:p>
          </table:table-cell>
          <table:table-cell office:value-type="float" office:value="20482.5" calcext:value-type="float">
            <text:p>20482.5</text:p>
          </table:table-cell>
          <table:table-cell table:formula="of:=[.C13]/1000" office:value-type="float" office:value="20.4825" calcext:value-type="float">
            <text:p>20.4825</text:p>
          </table:table-cell>
          <table:table-cell table:formula="of:=[.B13]/1000000000" office:value-type="float" office:value="1.080137978" calcext:value-type="float">
            <text:p>1.080137978</text:p>
          </table:table-cell>
          <table:table-cell table:formula="of:=INT([.B13]/(1920*1920))" office:value-type="float" office:value="293" calcext:value-type="float">
            <text:p>2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SFM__2020-03-11_E75_F6nG_Gata4_GFP_Isl1_Msx1_embryo_1_MVL__C1__A000.tif</text:p>
          </table:table-cell>
          <table:table-cell office:value-type="float" office:value="1179673127" calcext:value-type="float">
            <text:p>1179673127</text:p>
          </table:table-cell>
          <table:table-cell office:value-type="float" office:value="20482.5" calcext:value-type="float">
            <text:p>20482.5</text:p>
          </table:table-cell>
          <table:table-cell table:formula="of:=[.C14]/1000" office:value-type="float" office:value="20.4825" calcext:value-type="float">
            <text:p>20.4825</text:p>
          </table:table-cell>
          <table:table-cell table:formula="of:=[.B14]/1000000000" office:value-type="float" office:value="1.179673127" calcext:value-type="float">
            <text:p>1.179673127</text:p>
          </table:table-cell>
          <table:table-cell table:formula="of:=INT([.B14]/(1920*1920))" office:value-type="float" office:value="320" calcext:value-type="float">
            <text:p>3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SFM__2020-03-11_E75_F6nG_Gata4_GFP_Isl1_Msx1_embryo_1_MVL__C2__A000.tif</text:p>
          </table:table-cell>
          <table:table-cell office:value-type="float" office:value="1179673127" calcext:value-type="float">
            <text:p>1179673127</text:p>
          </table:table-cell>
          <table:table-cell office:value-type="float" office:value="20482.5" calcext:value-type="float">
            <text:p>20482.5</text:p>
          </table:table-cell>
          <table:table-cell table:formula="of:=[.C15]/1000" office:value-type="float" office:value="20.4825" calcext:value-type="float">
            <text:p>20.4825</text:p>
          </table:table-cell>
          <table:table-cell table:formula="of:=[.B15]/1000000000" office:value-type="float" office:value="1.179673127" calcext:value-type="float">
            <text:p>1.179673127</text:p>
          </table:table-cell>
          <table:table-cell table:formula="of:=INT([.B15]/(1920*1920))"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SFM__2020-03-11_E75_F6nG_Gata4_GFP_Isl1_Msx1_embryo_1_MVL__C2__A180.tif</text:p>
          </table:table-cell>
          <table:table-cell office:value-type="float" office:value="1080137978" calcext:value-type="float">
            <text:p>1080137978</text:p>
          </table:table-cell>
          <table:table-cell office:value-type="float" office:value="20482.5" calcext:value-type="float">
            <text:p>20482.5</text:p>
          </table:table-cell>
          <table:table-cell table:formula="of:=[.C16]/1000" office:value-type="float" office:value="20.4825" calcext:value-type="float">
            <text:p>20.4825</text:p>
          </table:table-cell>
          <table:table-cell table:formula="of:=[.B16]/1000000000" office:value-type="float" office:value="1.080137978" calcext:value-type="float">
            <text:p>1.080137978</text:p>
          </table:table-cell>
          <table:table-cell table:formula="of:=INT([.B16]/(1920*1920))" office:value-type="float" office:value="293" calcext:value-type="float">
            <text:p>2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SFM__2020-03-11_E75_F6nG_Gata4_GFP_Isl1_Msx1_embryo_1_MVL__C3__A000.tif</text:p>
          </table:table-cell>
          <table:table-cell office:value-type="float" office:value="1179673127" calcext:value-type="float">
            <text:p>1179673127</text:p>
          </table:table-cell>
          <table:table-cell office:value-type="float" office:value="20482.5" calcext:value-type="float">
            <text:p>20482.5</text:p>
          </table:table-cell>
          <table:table-cell table:formula="of:=[.C17]/1000" office:value-type="float" office:value="20.4825" calcext:value-type="float">
            <text:p>20.4825</text:p>
          </table:table-cell>
          <table:table-cell table:formula="of:=[.B17]/1000000000" office:value-type="float" office:value="1.179673127" calcext:value-type="float">
            <text:p>1.179673127</text:p>
          </table:table-cell>
          <table:table-cell table:formula="of:=INT([.B17]/(1920*1920))" office:value-type="float" office:value="320" calcext:value-type="float">
            <text:p>3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SFM__2020-03-11_E75_F6nG_Gata4_GFP_Isl1_Msx1_embryo_2_MVL__C0__A000.tif</text:p>
          </table:table-cell>
          <table:table-cell office:value-type="float" office:value="1349251529.5" calcext:value-type="float">
            <text:p>1349251529.5</text:p>
          </table:table-cell>
          <table:table-cell office:value-type="float" office:value="20482.5" calcext:value-type="float">
            <text:p>20482.5</text:p>
          </table:table-cell>
          <table:table-cell table:formula="of:=[.C18]/1000" office:value-type="float" office:value="20.4825" calcext:value-type="float">
            <text:p>20.4825</text:p>
          </table:table-cell>
          <table:table-cell table:formula="of:=[.B18]/1000000000" office:value-type="float" office:value="1.3492515295" calcext:value-type="float">
            <text:p>1.3492515295</text:p>
          </table:table-cell>
          <table:table-cell table:formula="of:=INT([.B18]/(1920*1920))"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SFM__2020-03-11_E75_F6nG_Gata4_GFP_Isl1_Msx1_embryo_2_MVL__C0__A180.tif</text:p>
          </table:table-cell>
          <table:table-cell office:value-type="float" office:value="1397175861" calcext:value-type="float">
            <text:p>1397175861</text:p>
          </table:table-cell>
          <table:table-cell office:value-type="float" office:value="20482.5" calcext:value-type="float">
            <text:p>20482.5</text:p>
          </table:table-cell>
          <table:table-cell table:formula="of:=[.C19]/1000" office:value-type="float" office:value="20.4825" calcext:value-type="float">
            <text:p>20.4825</text:p>
          </table:table-cell>
          <table:table-cell table:formula="of:=[.B19]/1000000000" office:value-type="float" office:value="1.397175861" calcext:value-type="float">
            <text:p>1.397175861</text:p>
          </table:table-cell>
          <table:table-cell table:formula="of:=INT([.B19]/(1920*1920))" office:value-type="float" office:value="379" calcext:value-type="float">
            <text:p>3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SFM__2020-03-11_E75_F6nG_Gata4_GFP_Isl1_Msx1_embryo_2_MVL__C1__A000.tif</text:p>
          </table:table-cell>
          <table:table-cell office:value-type="float" office:value="1349251530.5" calcext:value-type="float">
            <text:p>1349251530.5</text:p>
          </table:table-cell>
          <table:table-cell office:value-type="float" office:value="20482.5" calcext:value-type="float">
            <text:p>20482.5</text:p>
          </table:table-cell>
          <table:table-cell table:formula="of:=[.C20]/1000" office:value-type="float" office:value="20.4825" calcext:value-type="float">
            <text:p>20.4825</text:p>
          </table:table-cell>
          <table:table-cell table:formula="of:=[.B20]/1000000000" office:value-type="float" office:value="1.3492515305" calcext:value-type="float">
            <text:p>1.3492515305</text:p>
          </table:table-cell>
          <table:table-cell table:formula="of:=INT([.B20]/(1920*1920))" office:value-type="float" office:value="366" calcext:value-type="float">
            <text:p>3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SFM__2020-03-11_E75_F6nG_Gata4_GFP_Isl1_Msx1_embryo_2_MVL__C2__A000.tif</text:p>
          </table:table-cell>
          <table:table-cell office:value-type="float" office:value="1349251530" calcext:value-type="float">
            <text:p>1349251530</text:p>
          </table:table-cell>
          <table:table-cell office:value-type="float" office:value="20482.5" calcext:value-type="float">
            <text:p>20482.5</text:p>
          </table:table-cell>
          <table:table-cell table:formula="of:=[.C21]/1000" office:value-type="float" office:value="20.4825" calcext:value-type="float">
            <text:p>20.4825</text:p>
          </table:table-cell>
          <table:table-cell table:formula="of:=[.B21]/1000000000" office:value-type="float" office:value="1.34925153" calcext:value-type="float">
            <text:p>1.34925153</text:p>
          </table:table-cell>
          <table:table-cell table:formula="of:=INT([.B21]/(1920*1920))"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SFM__2020-03-11_E75_F6nG_Gata4_GFP_Isl1_Msx1_embryo_2_MVL__C2__A180.tif</text:p>
          </table:table-cell>
          <table:table-cell office:value-type="float" office:value="1397175861" calcext:value-type="float">
            <text:p>1397175861</text:p>
          </table:table-cell>
          <table:table-cell office:value-type="float" office:value="20482.5" calcext:value-type="float">
            <text:p>20482.5</text:p>
          </table:table-cell>
          <table:table-cell table:formula="of:=[.C22]/1000" office:value-type="float" office:value="20.4825" calcext:value-type="float">
            <text:p>20.4825</text:p>
          </table:table-cell>
          <table:table-cell table:formula="of:=[.B22]/1000000000" office:value-type="float" office:value="1.397175861" calcext:value-type="float">
            <text:p>1.397175861</text:p>
          </table:table-cell>
          <table:table-cell table:formula="of:=INT([.B22]/(1920*1920))" office:value-type="float" office:value="379" calcext:value-type="float">
            <text:p>3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SFM__2020-03-11_E75_F6nG_Gata4_GFP_Isl1_Msx1_embryo_2_MVL__C3__A000.tif</text:p>
          </table:table-cell>
          <table:table-cell office:value-type="float" office:value="1349251530" calcext:value-type="float">
            <text:p>1349251530</text:p>
          </table:table-cell>
          <table:table-cell office:value-type="float" office:value="20482.5" calcext:value-type="float">
            <text:p>20482.5</text:p>
          </table:table-cell>
          <table:table-cell table:formula="of:=[.C23]/1000" office:value-type="float" office:value="20.4825" calcext:value-type="float">
            <text:p>20.4825</text:p>
          </table:table-cell>
          <table:table-cell table:formula="of:=[.B23]/1000000000" office:value-type="float" office:value="1.34925153" calcext:value-type="float">
            <text:p>1.34925153</text:p>
          </table:table-cell>
          <table:table-cell table:formula="of:=INT([.B23]/(1920*1920))" office:value-type="float" office:value="366" calcext:value-type="float">
            <text:p>3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SFM__2020-03-11_E75_F6nG_Gata4_GFP_Isl1_Msx1_embryo_2_MVL__C3__A180.tif</text:p>
          </table:table-cell>
          <table:table-cell office:value-type="float" office:value="1397175861" calcext:value-type="float">
            <text:p>1397175861</text:p>
          </table:table-cell>
          <table:table-cell office:value-type="float" office:value="20482.5" calcext:value-type="float">
            <text:p>20482.5</text:p>
          </table:table-cell>
          <table:table-cell table:formula="of:=[.C24]/1000" office:value-type="float" office:value="20.4825" calcext:value-type="float">
            <text:p>20.4825</text:p>
          </table:table-cell>
          <table:table-cell table:formula="of:=[.B24]/1000000000" office:value-type="float" office:value="1.397175861" calcext:value-type="float">
            <text:p>1.397175861</text:p>
          </table:table-cell>
          <table:table-cell table:formula="of:=INT([.B24]/(1920*1920))" office:value-type="float" office:value="379" calcext:value-type="float">
            <text:p>3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SFM__2020-04-24_various_F6nG_Nkx25ms_GFP_Isl1_Msx1_E725_embryo_1_MVL__C0__A000.tif</text:p>
          </table:table-cell>
          <table:table-cell office:value-type="float" office:value="3472586171" calcext:value-type="float">
            <text:p>3472586171</text:p>
          </table:table-cell>
          <table:table-cell office:value-type="float" office:value="20305" calcext:value-type="float">
            <text:p>20305</text:p>
          </table:table-cell>
          <table:table-cell table:formula="of:=[.C25]/1000" office:value-type="float" office:value="20.305" calcext:value-type="float">
            <text:p>20.305</text:p>
          </table:table-cell>
          <table:table-cell table:formula="of:=[.B25]/1000000000" office:value-type="float" office:value="3.472586171" calcext:value-type="float">
            <text:p>3.472586171</text:p>
          </table:table-cell>
          <table:table-cell table:formula="of:=INT([.B25]/(1920*1920))" office:value-type="float" office:value="941" calcext:value-type="float">
            <text:p>94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SFM__2020-04-24_various_F6nG_Nkx25ms_GFP_Isl1_Msx1_E725_embryo_1_MVL__C0__A090.tif</text:p>
          </table:table-cell>
          <table:table-cell office:value-type="float" office:value="1677348868.5" calcext:value-type="float">
            <text:p>1677348868.5</text:p>
          </table:table-cell>
          <table:table-cell office:value-type="float" office:value="20305" calcext:value-type="float">
            <text:p>20305</text:p>
          </table:table-cell>
          <table:table-cell table:formula="of:=[.C26]/1000" office:value-type="float" office:value="20.305" calcext:value-type="float">
            <text:p>20.305</text:p>
          </table:table-cell>
          <table:table-cell table:formula="of:=[.B26]/1000000000" office:value-type="float" office:value="1.6773488685" calcext:value-type="float">
            <text:p>1.6773488685</text:p>
          </table:table-cell>
          <table:table-cell table:formula="of:=INT([.B26]/(1920*1920))" office:value-type="float" office:value="455" calcext:value-type="float">
            <text:p>4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2020-04-24_various_F6nG_Nkx25ms_GFP_Isl1_Msx1_E725_embryo_1_MVL__C0__A270.tif</text:p>
          </table:table-cell>
          <table:table-cell office:value-type="float" office:value="1717900226" calcext:value-type="float">
            <text:p>1717900226</text:p>
          </table:table-cell>
          <table:table-cell office:value-type="float" office:value="20305" calcext:value-type="float">
            <text:p>20305</text:p>
          </table:table-cell>
          <table:table-cell table:formula="of:=[.C27]/1000" office:value-type="float" office:value="20.305" calcext:value-type="float">
            <text:p>20.305</text:p>
          </table:table-cell>
          <table:table-cell table:formula="of:=[.B27]/1000000000" office:value-type="float" office:value="1.717900226" calcext:value-type="float">
            <text:p>1.717900226</text:p>
          </table:table-cell>
          <table:table-cell table:formula="of:=INT([.B27]/(1920*1920))" office:value-type="float" office:value="466" calcext:value-type="float">
            <text:p>4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2020-04-24_various_F6nG_Nkx25ms_GFP_Isl1_Msx1_E725_embryo_1_MVL__C1__A000.tif</text:p>
          </table:table-cell>
          <table:table-cell office:value-type="float" office:value="3472586172" calcext:value-type="float">
            <text:p>3472586172</text:p>
          </table:table-cell>
          <table:table-cell office:value-type="float" office:value="20305" calcext:value-type="float">
            <text:p>20305</text:p>
          </table:table-cell>
          <table:table-cell table:formula="of:=[.C28]/1000" office:value-type="float" office:value="20.305" calcext:value-type="float">
            <text:p>20.305</text:p>
          </table:table-cell>
          <table:table-cell table:formula="of:=[.B28]/1000000000" office:value-type="float" office:value="3.472586172" calcext:value-type="float">
            <text:p>3.472586172</text:p>
          </table:table-cell>
          <table:table-cell table:formula="of:=INT([.B28]/(1920*1920))" office:value-type="float" office:value="941" calcext:value-type="float">
            <text:p>94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SFM__2020-04-24_various_F6nG_Nkx25ms_GFP_Isl1_Msx1_E725_embryo_1_MVL__C1__A090.tif</text:p>
          </table:table-cell>
          <table:table-cell office:value-type="float" office:value="1677348870" calcext:value-type="float">
            <text:p>1677348870</text:p>
          </table:table-cell>
          <table:table-cell office:value-type="float" office:value="20305" calcext:value-type="float">
            <text:p>20305</text:p>
          </table:table-cell>
          <table:table-cell table:formula="of:=[.C29]/1000" office:value-type="float" office:value="20.305" calcext:value-type="float">
            <text:p>20.305</text:p>
          </table:table-cell>
          <table:table-cell table:formula="of:=[.B29]/1000000000" office:value-type="float" office:value="1.67734887" calcext:value-type="float">
            <text:p>1.67734887</text:p>
          </table:table-cell>
          <table:table-cell table:formula="of:=INT([.B29]/(1920*1920))" office:value-type="float" office:value="455" calcext:value-type="float">
            <text:p>4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2020-04-24_various_F6nG_Nkx25ms_GFP_Isl1_Msx1_E725_embryo_1_MVL__C1__A270.tif</text:p>
          </table:table-cell>
          <table:table-cell office:value-type="float" office:value="1717900227" calcext:value-type="float">
            <text:p>1717900227</text:p>
          </table:table-cell>
          <table:table-cell office:value-type="float" office:value="20305" calcext:value-type="float">
            <text:p>20305</text:p>
          </table:table-cell>
          <table:table-cell table:formula="of:=[.C30]/1000" office:value-type="float" office:value="20.305" calcext:value-type="float">
            <text:p>20.305</text:p>
          </table:table-cell>
          <table:table-cell table:formula="of:=[.B30]/1000000000" office:value-type="float" office:value="1.717900227" calcext:value-type="float">
            <text:p>1.717900227</text:p>
          </table:table-cell>
          <table:table-cell table:formula="of:=INT([.B30]/(1920*1920))" office:value-type="float" office:value="466" calcext:value-type="float">
            <text:p>4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2020-04-24_various_F6nG_Nkx25ms_GFP_Isl1_Msx1_E725_embryo_1_MVL__C2__A000.tif</text:p>
          </table:table-cell>
          <table:table-cell office:value-type="float" office:value="3472586172" calcext:value-type="float">
            <text:p>3472586172</text:p>
          </table:table-cell>
          <table:table-cell office:value-type="float" office:value="20305" calcext:value-type="float">
            <text:p>20305</text:p>
          </table:table-cell>
          <table:table-cell table:formula="of:=[.C31]/1000" office:value-type="float" office:value="20.305" calcext:value-type="float">
            <text:p>20.305</text:p>
          </table:table-cell>
          <table:table-cell table:formula="of:=[.B31]/1000000000" office:value-type="float" office:value="3.472586172" calcext:value-type="float">
            <text:p>3.472586172</text:p>
          </table:table-cell>
          <table:table-cell table:formula="of:=INT([.B31]/(1920*1920))" office:value-type="float" office:value="941" calcext:value-type="float">
            <text:p>94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SFM__2020-04-24_various_F6nG_Nkx25ms_GFP_Isl1_Msx1_E725_embryo_1_MVL__C2__A090.tif</text:p>
          </table:table-cell>
          <table:table-cell office:value-type="float" office:value="1677348869" calcext:value-type="float">
            <text:p>1677348869</text:p>
          </table:table-cell>
          <table:table-cell office:value-type="float" office:value="20305" calcext:value-type="float">
            <text:p>20305</text:p>
          </table:table-cell>
          <table:table-cell table:formula="of:=[.C32]/1000" office:value-type="float" office:value="20.305" calcext:value-type="float">
            <text:p>20.305</text:p>
          </table:table-cell>
          <table:table-cell table:formula="of:=[.B32]/1000000000" office:value-type="float" office:value="1.677348869" calcext:value-type="float">
            <text:p>1.677348869</text:p>
          </table:table-cell>
          <table:table-cell table:formula="of:=INT([.B32]/(1920*1920))" office:value-type="float" office:value="455" calcext:value-type="float">
            <text:p>4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2020-04-24_various_F6nG_Nkx25ms_GFP_Isl1_Msx1_E725_embryo_1_MVL__C2__A270.tif</text:p>
          </table:table-cell>
          <table:table-cell office:value-type="float" office:value="1717900226" calcext:value-type="float">
            <text:p>1717900226</text:p>
          </table:table-cell>
          <table:table-cell office:value-type="float" office:value="20305" calcext:value-type="float">
            <text:p>20305</text:p>
          </table:table-cell>
          <table:table-cell table:formula="of:=[.C33]/1000" office:value-type="float" office:value="20.305" calcext:value-type="float">
            <text:p>20.305</text:p>
          </table:table-cell>
          <table:table-cell table:formula="of:=[.B33]/1000000000" office:value-type="float" office:value="1.717900226" calcext:value-type="float">
            <text:p>1.717900226</text:p>
          </table:table-cell>
          <table:table-cell table:formula="of:=INT([.B33]/(1920*1920))" office:value-type="float" office:value="466" calcext:value-type="float">
            <text:p>4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2020-04-24_various_F6nG_Nkx25ms_GFP_Isl1_Msx1_E725_embryo_1_MVL__C3__A000.tif</text:p>
          </table:table-cell>
          <table:table-cell office:value-type="float" office:value="3472586171.5" calcext:value-type="float">
            <text:p>3472586171.5</text:p>
          </table:table-cell>
          <table:table-cell office:value-type="float" office:value="20305" calcext:value-type="float">
            <text:p>20305</text:p>
          </table:table-cell>
          <table:table-cell table:formula="of:=[.C34]/1000" office:value-type="float" office:value="20.305" calcext:value-type="float">
            <text:p>20.305</text:p>
          </table:table-cell>
          <table:table-cell table:formula="of:=[.B34]/1000000000" office:value-type="float" office:value="3.4725861715" calcext:value-type="float">
            <text:p>3.4725861715</text:p>
          </table:table-cell>
          <table:table-cell table:formula="of:=INT([.B34]/(1920*1920))" office:value-type="float" office:value="941" calcext:value-type="float">
            <text:p>94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SFM__2020-04-24_various_F6nG_Nkx25ms_GFP_Isl1_Msx1_E725_embryo_1_MVL__C3__A090.tif</text:p>
          </table:table-cell>
          <table:table-cell office:value-type="float" office:value="1677348869" calcext:value-type="float">
            <text:p>1677348869</text:p>
          </table:table-cell>
          <table:table-cell office:value-type="float" office:value="20305" calcext:value-type="float">
            <text:p>20305</text:p>
          </table:table-cell>
          <table:table-cell table:formula="of:=[.C35]/1000" office:value-type="float" office:value="20.305" calcext:value-type="float">
            <text:p>20.305</text:p>
          </table:table-cell>
          <table:table-cell table:formula="of:=[.B35]/1000000000" office:value-type="float" office:value="1.677348869" calcext:value-type="float">
            <text:p>1.677348869</text:p>
          </table:table-cell>
          <table:table-cell table:formula="of:=INT([.B35]/(1920*1920))" office:value-type="float" office:value="455" calcext:value-type="float">
            <text:p>4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2020-04-24_various_F6nG_Nkx25ms_GFP_Isl1_Msx1_E725_embryo_1_MVL__C3__A270.tif</text:p>
          </table:table-cell>
          <table:table-cell office:value-type="float" office:value="1717900226.5" calcext:value-type="float">
            <text:p>1717900226.5</text:p>
          </table:table-cell>
          <table:table-cell office:value-type="float" office:value="20305" calcext:value-type="float">
            <text:p>20305</text:p>
          </table:table-cell>
          <table:table-cell table:formula="of:=[.C36]/1000" office:value-type="float" office:value="20.305" calcext:value-type="float">
            <text:p>20.305</text:p>
          </table:table-cell>
          <table:table-cell table:formula="of:=[.B36]/1000000000" office:value-type="float" office:value="1.7179002265" calcext:value-type="float">
            <text:p>1.7179002265</text:p>
          </table:table-cell>
          <table:table-cell table:formula="of:=INT([.B36]/(1920*1920))" office:value-type="float" office:value="466" calcext:value-type="float">
            <text:p>4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2020-04-24_various_F6nG_Nkx25ms_GFP_Isl1_Msx1_E85_embryo_1_MVL__C0__A000.tif</text:p>
          </table:table-cell>
          <table:table-cell office:value-type="float" office:value="2698442175" calcext:value-type="float">
            <text:p>2698442175</text:p>
          </table:table-cell>
          <table:table-cell office:value-type="float" office:value="20305" calcext:value-type="float">
            <text:p>20305</text:p>
          </table:table-cell>
          <table:table-cell table:formula="of:=[.C37]/1000" office:value-type="float" office:value="20.305" calcext:value-type="float">
            <text:p>20.305</text:p>
          </table:table-cell>
          <table:table-cell table:formula="of:=[.B37]/1000000000" office:value-type="float" office:value="2.698442175" calcext:value-type="float">
            <text:p>2.698442175</text:p>
          </table:table-cell>
          <table:table-cell table:formula="of:=INT([.B37]/(1920*1920))" office:value-type="float" office:value="731" calcext:value-type="float">
            <text:p>7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SFM__2020-04-24_various_F6nG_Nkx25ms_GFP_Isl1_Msx1_E85_embryo_1_MVL__C0__A072.tif</text:p>
          </table:table-cell>
          <table:table-cell office:value-type="float" office:value="2351920575" calcext:value-type="float">
            <text:p>2351920575</text:p>
          </table:table-cell>
          <table:table-cell office:value-type="float" office:value="20305" calcext:value-type="float">
            <text:p>20305</text:p>
          </table:table-cell>
          <table:table-cell table:formula="of:=[.C38]/1000" office:value-type="float" office:value="20.305" calcext:value-type="float">
            <text:p>20.305</text:p>
          </table:table-cell>
          <table:table-cell table:formula="of:=[.B38]/1000000000" office:value-type="float" office:value="2.351920575" calcext:value-type="float">
            <text:p>2.351920575</text:p>
          </table:table-cell>
          <table:table-cell table:formula="of:=INT([.B38]/(1920*1920))" office:value-type="float" office:value="637" calcext:value-type="float">
            <text:p>6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SFM__2020-04-24_various_F6nG_Nkx25ms_GFP_Isl1_Msx1_E85_embryo_1_MVL__C0__A288.tif</text:p>
          </table:table-cell>
          <table:table-cell office:value-type="float" office:value="2197091775" calcext:value-type="float">
            <text:p>2197091775</text:p>
          </table:table-cell>
          <table:table-cell office:value-type="float" office:value="20305" calcext:value-type="float">
            <text:p>20305</text:p>
          </table:table-cell>
          <table:table-cell table:formula="of:=[.C39]/1000" office:value-type="float" office:value="20.305" calcext:value-type="float">
            <text:p>20.305</text:p>
          </table:table-cell>
          <table:table-cell table:formula="of:=[.B39]/1000000000" office:value-type="float" office:value="2.197091775" calcext:value-type="float">
            <text:p>2.197091775</text:p>
          </table:table-cell>
          <table:table-cell table:formula="of:=INT([.B39]/(1920*1920))" office:value-type="float" office:value="595" calcext:value-type="float">
            <text:p>59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SFM__2020-04-24_various_F6nG_Nkx25ms_GFP_Isl1_Msx1_E85_embryo_1_MVL__C1__A000.tif</text:p>
          </table:table-cell>
          <table:table-cell office:value-type="float" office:value="2698442176" calcext:value-type="float">
            <text:p>2698442176</text:p>
          </table:table-cell>
          <table:table-cell office:value-type="float" office:value="20305" calcext:value-type="float">
            <text:p>20305</text:p>
          </table:table-cell>
          <table:table-cell table:formula="of:=[.C40]/1000" office:value-type="float" office:value="20.305" calcext:value-type="float">
            <text:p>20.305</text:p>
          </table:table-cell>
          <table:table-cell table:formula="of:=[.B40]/1000000000" office:value-type="float" office:value="2.698442176" calcext:value-type="float">
            <text:p>2.698442176</text:p>
          </table:table-cell>
          <table:table-cell table:formula="of:=INT([.B40]/(1920*1920))" office:value-type="float" office:value="731" calcext:value-type="float">
            <text:p>7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2020-04-24_various_F6nG_Nkx25ms_GFP_Isl1_Msx1_E85_embryo_1_MVL__C1__A288.tif</text:p>
          </table:table-cell>
          <table:table-cell office:value-type="float" office:value="2197091776" calcext:value-type="float">
            <text:p>2197091776</text:p>
          </table:table-cell>
          <table:table-cell office:value-type="float" office:value="20305" calcext:value-type="float">
            <text:p>20305</text:p>
          </table:table-cell>
          <table:table-cell table:formula="of:=[.C41]/1000" office:value-type="float" office:value="20.305" calcext:value-type="float">
            <text:p>20.305</text:p>
          </table:table-cell>
          <table:table-cell table:formula="of:=[.B41]/1000000000" office:value-type="float" office:value="2.197091776" calcext:value-type="float">
            <text:p>2.197091776</text:p>
          </table:table-cell>
          <table:table-cell table:formula="of:=INT([.B41]/(1920*1920))" office:value-type="float" office:value="595" calcext:value-type="float">
            <text:p>5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SFM__2020-04-24_various_F6nG_Nkx25ms_GFP_Isl1_Msx1_E85_embryo_1_MVL__C2__A000.tif</text:p>
          </table:table-cell>
          <table:table-cell office:value-type="float" office:value="2698442176" calcext:value-type="float">
            <text:p>2698442176</text:p>
          </table:table-cell>
          <table:table-cell office:value-type="float" office:value="20305" calcext:value-type="float">
            <text:p>20305</text:p>
          </table:table-cell>
          <table:table-cell table:formula="of:=[.C42]/1000" office:value-type="float" office:value="20.305" calcext:value-type="float">
            <text:p>20.305</text:p>
          </table:table-cell>
          <table:table-cell table:formula="of:=[.B42]/1000000000" office:value-type="float" office:value="2.698442176" calcext:value-type="float">
            <text:p>2.698442176</text:p>
          </table:table-cell>
          <table:table-cell table:formula="of:=INT([.B42]/(1920*1920))" office:value-type="float" office:value="731" calcext:value-type="float">
            <text:p>7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2020-04-24_various_F6nG_Nkx25ms_GFP_Isl1_Msx1_E85_embryo_1_MVL__C2__A072.tif</text:p>
          </table:table-cell>
          <table:table-cell office:value-type="float" office:value="2351920576" calcext:value-type="float">
            <text:p>2351920576</text:p>
          </table:table-cell>
          <table:table-cell office:value-type="float" office:value="20305" calcext:value-type="float">
            <text:p>20305</text:p>
          </table:table-cell>
          <table:table-cell table:formula="of:=[.C43]/1000" office:value-type="float" office:value="20.305" calcext:value-type="float">
            <text:p>20.305</text:p>
          </table:table-cell>
          <table:table-cell table:formula="of:=[.B43]/1000000000" office:value-type="float" office:value="2.351920576" calcext:value-type="float">
            <text:p>2.351920576</text:p>
          </table:table-cell>
          <table:table-cell table:formula="of:=INT([.B43]/(1920*1920))" office:value-type="float" office:value="637" calcext:value-type="float">
            <text:p>6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SFM__2020-04-24_various_F6nG_Nkx25ms_GFP_Isl1_Msx1_E85_embryo_1_MVL__C2__A288.tif</text:p>
          </table:table-cell>
          <table:table-cell office:value-type="float" office:value="2197091776" calcext:value-type="float">
            <text:p>2197091776</text:p>
          </table:table-cell>
          <table:table-cell office:value-type="float" office:value="20305" calcext:value-type="float">
            <text:p>20305</text:p>
          </table:table-cell>
          <table:table-cell table:formula="of:=[.C44]/1000" office:value-type="float" office:value="20.305" calcext:value-type="float">
            <text:p>20.305</text:p>
          </table:table-cell>
          <table:table-cell table:formula="of:=[.B44]/1000000000" office:value-type="float" office:value="2.197091776" calcext:value-type="float">
            <text:p>2.197091776</text:p>
          </table:table-cell>
          <table:table-cell table:formula="of:=INT([.B44]/(1920*1920))" office:value-type="float" office:value="595" calcext:value-type="float">
            <text:p>5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SFM__2020-04-24_various_F6nG_Nkx25ms_GFP_Isl1_Msx1_E85_embryo_1_MVL__C3__A000.tif</text:p>
          </table:table-cell>
          <table:table-cell office:value-type="float" office:value="2698442175.5" calcext:value-type="float">
            <text:p>2698442175.5</text:p>
          </table:table-cell>
          <table:table-cell office:value-type="float" office:value="20305" calcext:value-type="float">
            <text:p>20305</text:p>
          </table:table-cell>
          <table:table-cell table:formula="of:=[.C45]/1000" office:value-type="float" office:value="20.305" calcext:value-type="float">
            <text:p>20.305</text:p>
          </table:table-cell>
          <table:table-cell table:formula="of:=[.B45]/1000000000" office:value-type="float" office:value="2.6984421755" calcext:value-type="float">
            <text:p>2.6984421755</text:p>
          </table:table-cell>
          <table:table-cell table:formula="of:=INT([.B45]/(1920*1920))" office:value-type="float" office:value="731" calcext:value-type="float">
            <text:p>7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2020-04-24_various_F6nG_Nkx25ms_GFP_Isl1_Msx1_E85_embryo_1_MVL__C3__A072.tif</text:p>
          </table:table-cell>
          <table:table-cell office:value-type="float" office:value="2351920575.5" calcext:value-type="float">
            <text:p>2351920575.5</text:p>
          </table:table-cell>
          <table:table-cell office:value-type="float" office:value="20305" calcext:value-type="float">
            <text:p>20305</text:p>
          </table:table-cell>
          <table:table-cell table:formula="of:=[.C46]/1000" office:value-type="float" office:value="20.305" calcext:value-type="float">
            <text:p>20.305</text:p>
          </table:table-cell>
          <table:table-cell table:formula="of:=[.B46]/1000000000" office:value-type="float" office:value="2.3519205755" calcext:value-type="float">
            <text:p>2.3519205755</text:p>
          </table:table-cell>
          <table:table-cell table:formula="of:=INT([.B46]/(1920*1920))" office:value-type="float" office:value="637" calcext:value-type="float">
            <text:p>6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SFM__2020-04-24_various_F6nG_Nkx25ms_GFP_Isl1_Msx1_E85_embryo_1_MVL__C3__A288.tif</text:p>
          </table:table-cell>
          <table:table-cell office:value-type="float" office:value="2197091776" calcext:value-type="float">
            <text:p>2197091776</text:p>
          </table:table-cell>
          <table:table-cell office:value-type="float" office:value="20305" calcext:value-type="float">
            <text:p>20305</text:p>
          </table:table-cell>
          <table:table-cell table:formula="of:=[.C47]/1000" office:value-type="float" office:value="20.305" calcext:value-type="float">
            <text:p>20.305</text:p>
          </table:table-cell>
          <table:table-cell table:formula="of:=[.B47]/1000000000" office:value-type="float" office:value="2.197091776" calcext:value-type="float">
            <text:p>2.197091776</text:p>
          </table:table-cell>
          <table:table-cell table:formula="of:=INT([.B47]/(1920*1920))" office:value-type="float" office:value="595" calcext:value-type="float">
            <text:p>5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SFM__E70_embryo_1_MVL__C0__A000.tif</text:p>
          </table:table-cell>
          <table:table-cell office:value-type="float" office:value="1769511048.5" calcext:value-type="float">
            <text:p>1769511048.5</text:p>
          </table:table-cell>
          <table:table-cell office:value-type="float" office:value="25183" calcext:value-type="float">
            <text:p>25183</text:p>
          </table:table-cell>
          <table:table-cell table:formula="of:=[.C48]/1000" office:value-type="float" office:value="25.183" calcext:value-type="float">
            <text:p>25.183</text:p>
          </table:table-cell>
          <table:table-cell table:formula="of:=[.B48]/1000000000" office:value-type="float" office:value="1.7695110485" calcext:value-type="float">
            <text:p>1.7695110485</text:p>
          </table:table-cell>
          <table:table-cell table:formula="of:=INT([.B48]/(1920*1920))" office:value-type="float" office:value="480" calcext:value-type="float">
            <text:p>4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70_embryo_1_MVL__C0__A090.tif</text:p>
          </table:table-cell>
          <table:table-cell office:value-type="float" office:value="1515143445" calcext:value-type="float">
            <text:p>1515143445</text:p>
          </table:table-cell>
          <table:table-cell office:value-type="float" office:value="25183" calcext:value-type="float">
            <text:p>25183</text:p>
          </table:table-cell>
          <table:table-cell table:formula="of:=[.C49]/1000" office:value-type="float" office:value="25.183" calcext:value-type="float">
            <text:p>25.183</text:p>
          </table:table-cell>
          <table:table-cell table:formula="of:=[.B49]/1000000000" office:value-type="float" office:value="1.515143445" calcext:value-type="float">
            <text:p>1.515143445</text:p>
          </table:table-cell>
          <table:table-cell table:formula="of:=INT([.B49]/(1920*1920))" office:value-type="float" office:value="411" calcext:value-type="float">
            <text:p>4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SFM__E70_embryo_1_MVL__C0__A270.tif</text:p>
          </table:table-cell>
          <table:table-cell office:value-type="float" office:value="1437727218.5" calcext:value-type="float">
            <text:p>1437727218.5</text:p>
          </table:table-cell>
          <table:table-cell office:value-type="float" office:value="25183" calcext:value-type="float">
            <text:p>25183</text:p>
          </table:table-cell>
          <table:table-cell table:formula="of:=[.C50]/1000" office:value-type="float" office:value="25.183" calcext:value-type="float">
            <text:p>25.183</text:p>
          </table:table-cell>
          <table:table-cell table:formula="of:=[.B50]/1000000000" office:value-type="float" office:value="1.4377272185" calcext:value-type="float">
            <text:p>1.4377272185</text:p>
          </table:table-cell>
          <table:table-cell table:formula="of:=INT([.B50]/(1920*1920))"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SFM__E70_embryo_1_MVL__C1__A000.tif</text:p>
          </table:table-cell>
          <table:table-cell office:value-type="float" office:value="1769511048.5" calcext:value-type="float">
            <text:p>1769511048.5</text:p>
          </table:table-cell>
          <table:table-cell office:value-type="float" office:value="25183" calcext:value-type="float">
            <text:p>25183</text:p>
          </table:table-cell>
          <table:table-cell table:formula="of:=[.C51]/1000" office:value-type="float" office:value="25.183" calcext:value-type="float">
            <text:p>25.183</text:p>
          </table:table-cell>
          <table:table-cell table:formula="of:=[.B51]/1000000000" office:value-type="float" office:value="1.7695110485" calcext:value-type="float">
            <text:p>1.7695110485</text:p>
          </table:table-cell>
          <table:table-cell table:formula="of:=INT([.B51]/(1920*1920))"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SFM__E70_embryo_1_MVL__C1__A090.tif</text:p>
          </table:table-cell>
          <table:table-cell office:value-type="float" office:value="1515143445.5" calcext:value-type="float">
            <text:p>1515143445.5</text:p>
          </table:table-cell>
          <table:table-cell office:value-type="float" office:value="25183" calcext:value-type="float">
            <text:p>25183</text:p>
          </table:table-cell>
          <table:table-cell table:formula="of:=[.C52]/1000" office:value-type="float" office:value="25.183" calcext:value-type="float">
            <text:p>25.183</text:p>
          </table:table-cell>
          <table:table-cell table:formula="of:=[.B52]/1000000000" office:value-type="float" office:value="1.5151434455" calcext:value-type="float">
            <text:p>1.5151434455</text:p>
          </table:table-cell>
          <table:table-cell table:formula="of:=INT([.B52]/(1920*1920))" office:value-type="float" office:value="411" calcext:value-type="float">
            <text:p>4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SFM__E70_embryo_1_MVL__C1__A270.tif</text:p>
          </table:table-cell>
          <table:table-cell office:value-type="float" office:value="1437727218.5" calcext:value-type="float">
            <text:p>1437727218.5</text:p>
          </table:table-cell>
          <table:table-cell office:value-type="float" office:value="25183" calcext:value-type="float">
            <text:p>25183</text:p>
          </table:table-cell>
          <table:table-cell table:formula="of:=[.C53]/1000" office:value-type="float" office:value="25.183" calcext:value-type="float">
            <text:p>25.183</text:p>
          </table:table-cell>
          <table:table-cell table:formula="of:=[.B53]/1000000000" office:value-type="float" office:value="1.4377272185" calcext:value-type="float">
            <text:p>1.4377272185</text:p>
          </table:table-cell>
          <table:table-cell table:formula="of:=INT([.B53]/(1920*1920))"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SFM__E70_embryo_1_MVL__C2__A000.tif</text:p>
          </table:table-cell>
          <table:table-cell office:value-type="float" office:value="1769511048.5" calcext:value-type="float">
            <text:p>1769511048.5</text:p>
          </table:table-cell>
          <table:table-cell office:value-type="float" office:value="25183" calcext:value-type="float">
            <text:p>25183</text:p>
          </table:table-cell>
          <table:table-cell table:formula="of:=[.C54]/1000" office:value-type="float" office:value="25.183" calcext:value-type="float">
            <text:p>25.183</text:p>
          </table:table-cell>
          <table:table-cell table:formula="of:=[.B54]/1000000000" office:value-type="float" office:value="1.7695110485" calcext:value-type="float">
            <text:p>1.7695110485</text:p>
          </table:table-cell>
          <table:table-cell table:formula="of:=INT([.B54]/(1920*1920))" office:value-type="float" office:value="480" calcext:value-type="float">
            <text:p>4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70_embryo_1_MVL__C2__A090.tif</text:p>
          </table:table-cell>
          <table:table-cell office:value-type="float" office:value="1515143445" calcext:value-type="float">
            <text:p>1515143445</text:p>
          </table:table-cell>
          <table:table-cell office:value-type="float" office:value="25183" calcext:value-type="float">
            <text:p>25183</text:p>
          </table:table-cell>
          <table:table-cell table:formula="of:=[.C55]/1000" office:value-type="float" office:value="25.183" calcext:value-type="float">
            <text:p>25.183</text:p>
          </table:table-cell>
          <table:table-cell table:formula="of:=[.B55]/1000000000" office:value-type="float" office:value="1.515143445" calcext:value-type="float">
            <text:p>1.515143445</text:p>
          </table:table-cell>
          <table:table-cell table:formula="of:=INT([.B55]/(1920*1920))" office:value-type="float" office:value="411" calcext:value-type="float">
            <text:p>4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SFM__E70_embryo_1_MVL__C3__A000.tif</text:p>
          </table:table-cell>
          <table:table-cell office:value-type="float" office:value="1769511048.5" calcext:value-type="float">
            <text:p>1769511048.5</text:p>
          </table:table-cell>
          <table:table-cell office:value-type="float" office:value="25183" calcext:value-type="float">
            <text:p>25183</text:p>
          </table:table-cell>
          <table:table-cell table:formula="of:=[.C56]/1000" office:value-type="float" office:value="25.183" calcext:value-type="float">
            <text:p>25.183</text:p>
          </table:table-cell>
          <table:table-cell table:formula="of:=[.B56]/1000000000" office:value-type="float" office:value="1.7695110485" calcext:value-type="float">
            <text:p>1.7695110485</text:p>
          </table:table-cell>
          <table:table-cell table:formula="of:=INT([.B56]/(1920*1920))" office:value-type="float" office:value="480" calcext:value-type="float">
            <text:p>4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70_embryo_1_MVL__C3__A090.tif</text:p>
          </table:table-cell>
          <table:table-cell office:value-type="float" office:value="1515143445" calcext:value-type="float">
            <text:p>1515143445</text:p>
          </table:table-cell>
          <table:table-cell office:value-type="float" office:value="25183" calcext:value-type="float">
            <text:p>25183</text:p>
          </table:table-cell>
          <table:table-cell table:formula="of:=[.C57]/1000" office:value-type="float" office:value="25.183" calcext:value-type="float">
            <text:p>25.183</text:p>
          </table:table-cell>
          <table:table-cell table:formula="of:=[.B57]/1000000000" office:value-type="float" office:value="1.515143445" calcext:value-type="float">
            <text:p>1.515143445</text:p>
          </table:table-cell>
          <table:table-cell table:formula="of:=INT([.B57]/(1920*1920))" office:value-type="float" office:value="411" calcext:value-type="float">
            <text:p>4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SFM__E70_embryo_1_MVL__C3__A270.tif</text:p>
          </table:table-cell>
          <table:table-cell office:value-type="float" office:value="1437727219" calcext:value-type="float">
            <text:p>1437727219</text:p>
          </table:table-cell>
          <table:table-cell office:value-type="float" office:value="25183" calcext:value-type="float">
            <text:p>25183</text:p>
          </table:table-cell>
          <table:table-cell table:formula="of:=[.C58]/1000" office:value-type="float" office:value="25.183" calcext:value-type="float">
            <text:p>25.183</text:p>
          </table:table-cell>
          <table:table-cell table:formula="of:=[.B58]/1000000000" office:value-type="float" office:value="1.437727219" calcext:value-type="float">
            <text:p>1.437727219</text:p>
          </table:table-cell>
          <table:table-cell table:formula="of:=INT([.B58]/(1920*1920))" office:value-type="float" office:value="390" calcext:value-type="float">
            <text:p>3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SFM__E725_embryo_1_MVL__C0__A000.tif</text:p>
          </table:table-cell>
          <table:table-cell office:value-type="float" office:value="2963862975.5" calcext:value-type="float">
            <text:p>2963862975.5</text:p>
          </table:table-cell>
          <table:table-cell office:value-type="float" office:value="20305" calcext:value-type="float">
            <text:p>20305</text:p>
          </table:table-cell>
          <table:table-cell table:formula="of:=[.C59]/1000" office:value-type="float" office:value="20.305" calcext:value-type="float">
            <text:p>20.305</text:p>
          </table:table-cell>
          <table:table-cell table:formula="of:=[.B59]/1000000000" office:value-type="float" office:value="2.9638629755" calcext:value-type="float">
            <text:p>2.9638629755</text:p>
          </table:table-cell>
          <table:table-cell table:formula="of:=INT([.B59]/(1920*1920))" office:value-type="float" office:value="803" calcext:value-type="float">
            <text:p>80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LSFM__E725_embryo_1_MVL__C0__A000.tif</text:p>
          </table:table-cell>
          <table:table-cell office:value-type="float" office:value="2480944575.5" calcext:value-type="float">
            <text:p>2480944575.5</text:p>
          </table:table-cell>
          <table:table-cell office:value-type="float" office:value="20307" calcext:value-type="float">
            <text:p>20307</text:p>
          </table:table-cell>
          <table:table-cell table:formula="of:=[.C60]/1000" office:value-type="float" office:value="20.307" calcext:value-type="float">
            <text:p>20.307</text:p>
          </table:table-cell>
          <table:table-cell table:formula="of:=[.B60]/1000000000" office:value-type="float" office:value="2.4809445755" calcext:value-type="float">
            <text:p>2.4809445755</text:p>
          </table:table-cell>
          <table:table-cell table:formula="of:=INT([.B60]/(1920*1920))" office:value-type="float" office:value="672" calcext:value-type="float">
            <text:p>6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SFM__E725_embryo_1_MVL__C0__A090.tif</text:p>
          </table:table-cell>
          <table:table-cell office:value-type="float" office:value="1212851511.5" calcext:value-type="float">
            <text:p>1212851511.5</text:p>
          </table:table-cell>
          <table:table-cell office:value-type="float" office:value="20307" calcext:value-type="float">
            <text:p>20307</text:p>
          </table:table-cell>
          <table:table-cell table:formula="of:=[.C61]/1000" office:value-type="float" office:value="20.307" calcext:value-type="float">
            <text:p>20.307</text:p>
          </table:table-cell>
          <table:table-cell table:formula="of:=[.B61]/1000000000" office:value-type="float" office:value="1.2128515115" calcext:value-type="float">
            <text:p>1.2128515115</text:p>
          </table:table-cell>
          <table:table-cell table:formula="of:=INT([.B61]/(1920*1920))" office:value-type="float" office:value="329" calcext:value-type="float">
            <text:p>3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SFM__E725_embryo_1_MVL__C0__A090.tif</text:p>
          </table:table-cell>
          <table:table-cell office:value-type="float" office:value="2901194175.5" calcext:value-type="float">
            <text:p>2901194175.5</text:p>
          </table:table-cell>
          <table:table-cell office:value-type="float" office:value="20305" calcext:value-type="float">
            <text:p>20305</text:p>
          </table:table-cell>
          <table:table-cell table:formula="of:=[.C62]/1000" office:value-type="float" office:value="20.305" calcext:value-type="float">
            <text:p>20.305</text:p>
          </table:table-cell>
          <table:table-cell table:formula="of:=[.B62]/1000000000" office:value-type="float" office:value="2.9011941755" calcext:value-type="float">
            <text:p>2.9011941755</text:p>
          </table:table-cell>
          <table:table-cell table:formula="of:=INT([.B62]/(1920*1920))" office:value-type="float" office:value="786" calcext:value-type="float">
            <text:p>78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SFM__E725_embryo_1_MVL__C0__A270.tif</text:p>
          </table:table-cell>
          <table:table-cell office:value-type="float" office:value="1345565043.5" calcext:value-type="float">
            <text:p>1345565043.5</text:p>
          </table:table-cell>
          <table:table-cell office:value-type="float" office:value="20307" calcext:value-type="float">
            <text:p>20307</text:p>
          </table:table-cell>
          <table:table-cell table:formula="of:=[.C63]/1000" office:value-type="float" office:value="20.307" calcext:value-type="float">
            <text:p>20.307</text:p>
          </table:table-cell>
          <table:table-cell table:formula="of:=[.B63]/1000000000" office:value-type="float" office:value="1.3455650435" calcext:value-type="float">
            <text:p>1.3455650435</text:p>
          </table:table-cell>
          <table:table-cell table:formula="of:=INT([.B63]/(1920*1920))" office:value-type="float" office:value="365" calcext:value-type="float">
            <text:p>3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SFM__E725_embryo_1_MVL__C1__A000.tif</text:p>
          </table:table-cell>
          <table:table-cell office:value-type="float" office:value="2480944576" calcext:value-type="float">
            <text:p>2480944576</text:p>
          </table:table-cell>
          <table:table-cell office:value-type="float" office:value="20307" calcext:value-type="float">
            <text:p>20307</text:p>
          </table:table-cell>
          <table:table-cell table:formula="of:=[.C64]/1000" office:value-type="float" office:value="20.307" calcext:value-type="float">
            <text:p>20.307</text:p>
          </table:table-cell>
          <table:table-cell table:formula="of:=[.B64]/1000000000" office:value-type="float" office:value="2.480944576" calcext:value-type="float">
            <text:p>2.480944576</text:p>
          </table:table-cell>
          <table:table-cell table:formula="of:=INT([.B64]/(1920*1920))" office:value-type="float" office:value="672" calcext:value-type="float">
            <text:p>6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SFM__E725_embryo_1_MVL__C1__A000.tif</text:p>
          </table:table-cell>
          <table:table-cell office:value-type="float" office:value="2963862976" calcext:value-type="float">
            <text:p>2963862976</text:p>
          </table:table-cell>
          <table:table-cell office:value-type="float" office:value="20305" calcext:value-type="float">
            <text:p>20305</text:p>
          </table:table-cell>
          <table:table-cell table:formula="of:=[.C65]/1000" office:value-type="float" office:value="20.305" calcext:value-type="float">
            <text:p>20.305</text:p>
          </table:table-cell>
          <table:table-cell table:formula="of:=[.B65]/1000000000" office:value-type="float" office:value="2.963862976" calcext:value-type="float">
            <text:p>2.963862976</text:p>
          </table:table-cell>
          <table:table-cell table:formula="of:=INT([.B65]/(1920*1920))" office:value-type="float" office:value="803" calcext:value-type="float">
            <text:p>80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SFM__E725_embryo_1_MVL__C1__A090.tif</text:p>
          </table:table-cell>
          <table:table-cell office:value-type="float" office:value="1212851511.5" calcext:value-type="float">
            <text:p>1212851511.5</text:p>
          </table:table-cell>
          <table:table-cell office:value-type="float" office:value="20307" calcext:value-type="float">
            <text:p>20307</text:p>
          </table:table-cell>
          <table:table-cell table:formula="of:=[.C66]/1000" office:value-type="float" office:value="20.307" calcext:value-type="float">
            <text:p>20.307</text:p>
          </table:table-cell>
          <table:table-cell table:formula="of:=[.B66]/1000000000" office:value-type="float" office:value="1.2128515115" calcext:value-type="float">
            <text:p>1.2128515115</text:p>
          </table:table-cell>
          <table:table-cell table:formula="of:=INT([.B66]/(1920*1920))"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SFM__E725_embryo_1_MVL__C1__A090.tif</text:p>
          </table:table-cell>
          <table:table-cell office:value-type="float" office:value="2901194176" calcext:value-type="float">
            <text:p>2901194176</text:p>
          </table:table-cell>
          <table:table-cell office:value-type="float" office:value="20305" calcext:value-type="float">
            <text:p>20305</text:p>
          </table:table-cell>
          <table:table-cell table:formula="of:=[.C67]/1000" office:value-type="float" office:value="20.305" calcext:value-type="float">
            <text:p>20.305</text:p>
          </table:table-cell>
          <table:table-cell table:formula="of:=[.B67]/1000000000" office:value-type="float" office:value="2.901194176" calcext:value-type="float">
            <text:p>2.901194176</text:p>
          </table:table-cell>
          <table:table-cell table:formula="of:=INT([.B67]/(1920*1920))" office:value-type="float" office:value="786" calcext:value-type="float">
            <text:p>7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SFM__E725_embryo_1_MVL__C1__A270.tif</text:p>
          </table:table-cell>
          <table:table-cell office:value-type="float" office:value="1345565043.5" calcext:value-type="float">
            <text:p>1345565043.5</text:p>
          </table:table-cell>
          <table:table-cell office:value-type="float" office:value="20307" calcext:value-type="float">
            <text:p>20307</text:p>
          </table:table-cell>
          <table:table-cell table:formula="of:=[.C68]/1000" office:value-type="float" office:value="20.307" calcext:value-type="float">
            <text:p>20.307</text:p>
          </table:table-cell>
          <table:table-cell table:formula="of:=[.B68]/1000000000" office:value-type="float" office:value="1.3455650435" calcext:value-type="float">
            <text:p>1.3455650435</text:p>
          </table:table-cell>
          <table:table-cell table:formula="of:=INT([.B68]/(1920*1920))"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SFM__E725_embryo_1_MVL__C1__A270.tif</text:p>
          </table:table-cell>
          <table:table-cell office:value-type="float" office:value="2908566976" calcext:value-type="float">
            <text:p>2908566976</text:p>
          </table:table-cell>
          <table:table-cell office:value-type="float" office:value="20305" calcext:value-type="float">
            <text:p>20305</text:p>
          </table:table-cell>
          <table:table-cell table:formula="of:=[.C69]/1000" office:value-type="float" office:value="20.305" calcext:value-type="float">
            <text:p>20.305</text:p>
          </table:table-cell>
          <table:table-cell table:formula="of:=[.B69]/1000000000" office:value-type="float" office:value="2.908566976" calcext:value-type="float">
            <text:p>2.908566976</text:p>
          </table:table-cell>
          <table:table-cell table:formula="of:=INT([.B69]/(1920*1920))" office:value-type="float" office:value="788" calcext:value-type="float">
            <text:p>78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SFM__E725_embryo_1_MVL__C2__A000.tif</text:p>
          </table:table-cell>
          <table:table-cell office:value-type="float" office:value="2480944576" calcext:value-type="float">
            <text:p>2480944576</text:p>
          </table:table-cell>
          <table:table-cell office:value-type="float" office:value="20307" calcext:value-type="float">
            <text:p>20307</text:p>
          </table:table-cell>
          <table:table-cell table:formula="of:=[.C70]/1000" office:value-type="float" office:value="20.307" calcext:value-type="float">
            <text:p>20.307</text:p>
          </table:table-cell>
          <table:table-cell table:formula="of:=[.B70]/1000000000" office:value-type="float" office:value="2.480944576" calcext:value-type="float">
            <text:p>2.480944576</text:p>
          </table:table-cell>
          <table:table-cell table:formula="of:=INT([.B70]/(1920*1920))" office:value-type="float" office:value="672" calcext:value-type="float">
            <text:p>6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SFM__E725_embryo_1_MVL__C2__A000.tif</text:p>
          </table:table-cell>
          <table:table-cell office:value-type="float" office:value="2963862975.5" calcext:value-type="float">
            <text:p>2963862975.5</text:p>
          </table:table-cell>
          <table:table-cell office:value-type="float" office:value="20305" calcext:value-type="float">
            <text:p>20305</text:p>
          </table:table-cell>
          <table:table-cell table:formula="of:=[.C71]/1000" office:value-type="float" office:value="20.305" calcext:value-type="float">
            <text:p>20.305</text:p>
          </table:table-cell>
          <table:table-cell table:formula="of:=[.B71]/1000000000" office:value-type="float" office:value="2.9638629755" calcext:value-type="float">
            <text:p>2.9638629755</text:p>
          </table:table-cell>
          <table:table-cell table:formula="of:=INT([.B71]/(1920*1920))" office:value-type="float" office:value="803" calcext:value-type="float">
            <text:p>8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SFM__E725_embryo_1_MVL__C2__A090.tif</text:p>
          </table:table-cell>
          <table:table-cell office:value-type="float" office:value="1212851511.5" calcext:value-type="float">
            <text:p>1212851511.5</text:p>
          </table:table-cell>
          <table:table-cell office:value-type="float" office:value="20307" calcext:value-type="float">
            <text:p>20307</text:p>
          </table:table-cell>
          <table:table-cell table:formula="of:=[.C72]/1000" office:value-type="float" office:value="20.307" calcext:value-type="float">
            <text:p>20.307</text:p>
          </table:table-cell>
          <table:table-cell table:formula="of:=[.B72]/1000000000" office:value-type="float" office:value="1.2128515115" calcext:value-type="float">
            <text:p>1.2128515115</text:p>
          </table:table-cell>
          <table:table-cell table:formula="of:=INT([.B72]/(1920*1920))" office:value-type="float" office:value="329" calcext:value-type="float">
            <text:p>3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SFM__E725_embryo_1_MVL__C2__A090.tif</text:p>
          </table:table-cell>
          <table:table-cell office:value-type="float" office:value="2901194175.5" calcext:value-type="float">
            <text:p>2901194175.5</text:p>
          </table:table-cell>
          <table:table-cell office:value-type="float" office:value="20305" calcext:value-type="float">
            <text:p>20305</text:p>
          </table:table-cell>
          <table:table-cell table:formula="of:=[.C73]/1000" office:value-type="float" office:value="20.305" calcext:value-type="float">
            <text:p>20.305</text:p>
          </table:table-cell>
          <table:table-cell table:formula="of:=[.B73]/1000000000" office:value-type="float" office:value="2.9011941755" calcext:value-type="float">
            <text:p>2.9011941755</text:p>
          </table:table-cell>
          <table:table-cell table:formula="of:=INT([.B73]/(1920*1920))" office:value-type="float" office:value="786" calcext:value-type="float">
            <text:p>78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SFM__E725_embryo_1_MVL__C2__A270.tif</text:p>
          </table:table-cell>
          <table:table-cell office:value-type="float" office:value="1345565044" calcext:value-type="float">
            <text:p>1345565044</text:p>
          </table:table-cell>
          <table:table-cell office:value-type="float" office:value="20307" calcext:value-type="float">
            <text:p>20307</text:p>
          </table:table-cell>
          <table:table-cell table:formula="of:=[.C74]/1000" office:value-type="float" office:value="20.307" calcext:value-type="float">
            <text:p>20.307</text:p>
          </table:table-cell>
          <table:table-cell table:formula="of:=[.B74]/1000000000" office:value-type="float" office:value="1.345565044" calcext:value-type="float">
            <text:p>1.345565044</text:p>
          </table:table-cell>
          <table:table-cell table:formula="of:=INT([.B74]/(1920*1920))" office:value-type="float" office:value="365" calcext:value-type="float">
            <text:p>3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SFM__E725_embryo_1_MVL__C2__A270.tif</text:p>
          </table:table-cell>
          <table:table-cell office:value-type="float" office:value="2908566975.5" calcext:value-type="float">
            <text:p>2908566975.5</text:p>
          </table:table-cell>
          <table:table-cell office:value-type="float" office:value="20305" calcext:value-type="float">
            <text:p>20305</text:p>
          </table:table-cell>
          <table:table-cell table:formula="of:=[.C75]/1000" office:value-type="float" office:value="20.305" calcext:value-type="float">
            <text:p>20.305</text:p>
          </table:table-cell>
          <table:table-cell table:formula="of:=[.B75]/1000000000" office:value-type="float" office:value="2.9085669755" calcext:value-type="float">
            <text:p>2.9085669755</text:p>
          </table:table-cell>
          <table:table-cell table:formula="of:=INT([.B75]/(1920*1920))" office:value-type="float" office:value="788" calcext:value-type="float">
            <text:p>7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SFM__E725_embryo_1_MVL__C3__A000.tif</text:p>
          </table:table-cell>
          <table:table-cell office:value-type="float" office:value="2480944575.5" calcext:value-type="float">
            <text:p>2480944575.5</text:p>
          </table:table-cell>
          <table:table-cell office:value-type="float" office:value="20307" calcext:value-type="float">
            <text:p>20307</text:p>
          </table:table-cell>
          <table:table-cell table:formula="of:=[.C76]/1000" office:value-type="float" office:value="20.307" calcext:value-type="float">
            <text:p>20.307</text:p>
          </table:table-cell>
          <table:table-cell table:formula="of:=[.B76]/1000000000" office:value-type="float" office:value="2.4809445755" calcext:value-type="float">
            <text:p>2.4809445755</text:p>
          </table:table-cell>
          <table:table-cell table:formula="of:=INT([.B76]/(1920*1920))" office:value-type="float" office:value="672" calcext:value-type="float">
            <text:p>6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SFM__E725_embryo_1_MVL__C3__A000.tif</text:p>
          </table:table-cell>
          <table:table-cell office:value-type="float" office:value="2963862976" calcext:value-type="float">
            <text:p>2963862976</text:p>
          </table:table-cell>
          <table:table-cell office:value-type="float" office:value="20305" calcext:value-type="float">
            <text:p>20305</text:p>
          </table:table-cell>
          <table:table-cell table:formula="of:=[.C77]/1000" office:value-type="float" office:value="20.305" calcext:value-type="float">
            <text:p>20.305</text:p>
          </table:table-cell>
          <table:table-cell table:formula="of:=[.B77]/1000000000" office:value-type="float" office:value="2.963862976" calcext:value-type="float">
            <text:p>2.963862976</text:p>
          </table:table-cell>
          <table:table-cell table:formula="of:=INT([.B77]/(1920*1920))" office:value-type="float" office:value="803" calcext:value-type="float">
            <text:p>80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SFM__E725_embryo_1_MVL__C3__A090.tif</text:p>
          </table:table-cell>
          <table:table-cell office:value-type="float" office:value="1212851511.5" calcext:value-type="float">
            <text:p>1212851511.5</text:p>
          </table:table-cell>
          <table:table-cell office:value-type="float" office:value="20307" calcext:value-type="float">
            <text:p>20307</text:p>
          </table:table-cell>
          <table:table-cell table:formula="of:=[.C78]/1000" office:value-type="float" office:value="20.307" calcext:value-type="float">
            <text:p>20.307</text:p>
          </table:table-cell>
          <table:table-cell table:formula="of:=[.B78]/1000000000" office:value-type="float" office:value="1.2128515115" calcext:value-type="float">
            <text:p>1.2128515115</text:p>
          </table:table-cell>
          <table:table-cell table:formula="of:=INT([.B78]/(1920*1920))" office:value-type="float" office:value="329" calcext:value-type="float">
            <text:p>3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SFM__E725_embryo_1_MVL__C3__A090.tif</text:p>
          </table:table-cell>
          <table:table-cell office:value-type="float" office:value="2901194175.5" calcext:value-type="float">
            <text:p>2901194175.5</text:p>
          </table:table-cell>
          <table:table-cell office:value-type="float" office:value="20305" calcext:value-type="float">
            <text:p>20305</text:p>
          </table:table-cell>
          <table:table-cell table:formula="of:=[.C79]/1000" office:value-type="float" office:value="20.305" calcext:value-type="float">
            <text:p>20.305</text:p>
          </table:table-cell>
          <table:table-cell table:formula="of:=[.B79]/1000000000" office:value-type="float" office:value="2.9011941755" calcext:value-type="float">
            <text:p>2.9011941755</text:p>
          </table:table-cell>
          <table:table-cell table:formula="of:=INT([.B79]/(1920*1920))" office:value-type="float" office:value="786" calcext:value-type="float">
            <text:p>7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SFM__E725_embryo_1_MVL__C3__A270.tif</text:p>
          </table:table-cell>
          <table:table-cell office:value-type="float" office:value="1345565043.5" calcext:value-type="float">
            <text:p>1345565043.5</text:p>
          </table:table-cell>
          <table:table-cell office:value-type="float" office:value="20307" calcext:value-type="float">
            <text:p>20307</text:p>
          </table:table-cell>
          <table:table-cell table:formula="of:=[.C80]/1000" office:value-type="float" office:value="20.307" calcext:value-type="float">
            <text:p>20.307</text:p>
          </table:table-cell>
          <table:table-cell table:formula="of:=[.B80]/1000000000" office:value-type="float" office:value="1.3455650435" calcext:value-type="float">
            <text:p>1.3455650435</text:p>
          </table:table-cell>
          <table:table-cell table:formula="of:=INT([.B80]/(1920*1920))" office:value-type="float" office:value="365" calcext:value-type="float">
            <text:p>3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SFM__E725_embryo_1_MVL__C3__A270.tif</text:p>
          </table:table-cell>
          <table:table-cell office:value-type="float" office:value="2908566976" calcext:value-type="float">
            <text:p>2908566976</text:p>
          </table:table-cell>
          <table:table-cell office:value-type="float" office:value="20305" calcext:value-type="float">
            <text:p>20305</text:p>
          </table:table-cell>
          <table:table-cell table:formula="of:=[.C81]/1000" office:value-type="float" office:value="20.305" calcext:value-type="float">
            <text:p>20.305</text:p>
          </table:table-cell>
          <table:table-cell table:formula="of:=[.B81]/1000000000" office:value-type="float" office:value="2.908566976" calcext:value-type="float">
            <text:p>2.908566976</text:p>
          </table:table-cell>
          <table:table-cell table:formula="of:=INT([.B81]/(1920*1920))" office:value-type="float" office:value="788" calcext:value-type="float">
            <text:p>78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SFM__E725_embryo_2_MVL__C0__A000.tif</text:p>
          </table:table-cell>
          <table:table-cell office:value-type="float" office:value="1253402868" calcext:value-type="float">
            <text:p>1253402868</text:p>
          </table:table-cell>
          <table:table-cell office:value-type="float" office:value="20308" calcext:value-type="float">
            <text:p>20308</text:p>
          </table:table-cell>
          <table:table-cell table:formula="of:=[.C82]/1000" office:value-type="float" office:value="20.308" calcext:value-type="float">
            <text:p>20.308</text:p>
          </table:table-cell>
          <table:table-cell table:formula="of:=[.B82]/1000000000" office:value-type="float" office:value="1.253402868" calcext:value-type="float">
            <text:p>1.253402868</text:p>
          </table:table-cell>
          <table:table-cell table:formula="of:=INT([.B82]/(1920*1920))" office:value-type="float" office:value="340" calcext:value-type="float">
            <text:p>3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SFM__E725_embryo_2_MVL__C0__A090.tif</text:p>
          </table:table-cell>
          <table:table-cell office:value-type="float" office:value="2351920575.5" calcext:value-type="float">
            <text:p>2351920575.5</text:p>
          </table:table-cell>
          <table:table-cell office:value-type="float" office:value="20308" calcext:value-type="float">
            <text:p>20308</text:p>
          </table:table-cell>
          <table:table-cell table:formula="of:=[.C83]/1000" office:value-type="float" office:value="20.308" calcext:value-type="float">
            <text:p>20.308</text:p>
          </table:table-cell>
          <table:table-cell table:formula="of:=[.B83]/1000000000" office:value-type="float" office:value="2.3519205755" calcext:value-type="float">
            <text:p>2.3519205755</text:p>
          </table:table-cell>
          <table:table-cell table:formula="of:=INT([.B83]/(1920*1920))" office:value-type="float" office:value="637" calcext:value-type="float">
            <text:p>6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SFM__E725_embryo_2_MVL__C0__A180.tif</text:p>
          </table:table-cell>
          <table:table-cell office:value-type="float" office:value="1216537998.5" calcext:value-type="float">
            <text:p>1216537998.5</text:p>
          </table:table-cell>
          <table:table-cell office:value-type="float" office:value="20308" calcext:value-type="float">
            <text:p>20308</text:p>
          </table:table-cell>
          <table:table-cell table:formula="of:=[.C84]/1000" office:value-type="float" office:value="20.308" calcext:value-type="float">
            <text:p>20.308</text:p>
          </table:table-cell>
          <table:table-cell table:formula="of:=[.B84]/1000000000" office:value-type="float" office:value="1.2165379985" calcext:value-type="float">
            <text:p>1.2165379985</text:p>
          </table:table-cell>
          <table:table-cell table:formula="of:=INT([.B84]/(1920*1920))" office:value-type="float" office:value="330" calcext:value-type="float">
            <text:p>3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SFM__E725_embryo_2_MVL__C0__A270.tif</text:p>
          </table:table-cell>
          <table:table-cell office:value-type="float" office:value="2775856575.5" calcext:value-type="float">
            <text:p>2775856575.5</text:p>
          </table:table-cell>
          <table:table-cell office:value-type="float" office:value="20308" calcext:value-type="float">
            <text:p>20308</text:p>
          </table:table-cell>
          <table:table-cell table:formula="of:=[.C85]/1000" office:value-type="float" office:value="20.308" calcext:value-type="float">
            <text:p>20.308</text:p>
          </table:table-cell>
          <table:table-cell table:formula="of:=[.B85]/1000000000" office:value-type="float" office:value="2.7758565755" calcext:value-type="float">
            <text:p>2.7758565755</text:p>
          </table:table-cell>
          <table:table-cell table:formula="of:=INT([.B85]/(1920*1920))" office:value-type="float" office:value="752" calcext:value-type="float">
            <text:p>7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SFM__E725_embryo_2_MVL__C1__A000.tif</text:p>
          </table:table-cell>
          <table:table-cell office:value-type="float" office:value="1253402868" calcext:value-type="float">
            <text:p>1253402868</text:p>
          </table:table-cell>
          <table:table-cell office:value-type="float" office:value="20308" calcext:value-type="float">
            <text:p>20308</text:p>
          </table:table-cell>
          <table:table-cell table:formula="of:=[.C86]/1000" office:value-type="float" office:value="20.308" calcext:value-type="float">
            <text:p>20.308</text:p>
          </table:table-cell>
          <table:table-cell table:formula="of:=[.B86]/1000000000" office:value-type="float" office:value="1.253402868" calcext:value-type="float">
            <text:p>1.253402868</text:p>
          </table:table-cell>
          <table:table-cell table:formula="of:=INT([.B86]/(1920*1920))" office:value-type="float" office:value="340" calcext:value-type="float">
            <text:p>3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SFM__E725_embryo_2_MVL__C1__A090.tif</text:p>
          </table:table-cell>
          <table:table-cell office:value-type="float" office:value="2351920575.5" calcext:value-type="float">
            <text:p>2351920575.5</text:p>
          </table:table-cell>
          <table:table-cell office:value-type="float" office:value="20308" calcext:value-type="float">
            <text:p>20308</text:p>
          </table:table-cell>
          <table:table-cell table:formula="of:=[.C87]/1000" office:value-type="float" office:value="20.308" calcext:value-type="float">
            <text:p>20.308</text:p>
          </table:table-cell>
          <table:table-cell table:formula="of:=[.B87]/1000000000" office:value-type="float" office:value="2.3519205755" calcext:value-type="float">
            <text:p>2.3519205755</text:p>
          </table:table-cell>
          <table:table-cell table:formula="of:=INT([.B87]/(1920*1920))" office:value-type="float" office:value="637" calcext:value-type="float">
            <text:p>6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SFM__E725_embryo_2_MVL__C1__A180.tif</text:p>
          </table:table-cell>
          <table:table-cell office:value-type="float" office:value="1216537999" calcext:value-type="float">
            <text:p>1216537999</text:p>
          </table:table-cell>
          <table:table-cell office:value-type="float" office:value="20308" calcext:value-type="float">
            <text:p>20308</text:p>
          </table:table-cell>
          <table:table-cell table:formula="of:=[.C88]/1000" office:value-type="float" office:value="20.308" calcext:value-type="float">
            <text:p>20.308</text:p>
          </table:table-cell>
          <table:table-cell table:formula="of:=[.B88]/1000000000" office:value-type="float" office:value="1.216537999" calcext:value-type="float">
            <text:p>1.216537999</text:p>
          </table:table-cell>
          <table:table-cell table:formula="of:=INT([.B88]/(1920*1920))" office:value-type="float" office:value="330" calcext:value-type="float">
            <text:p>3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SFM__E725_embryo_2_MVL__C1__A270.tif</text:p>
          </table:table-cell>
          <table:table-cell office:value-type="float" office:value="2775856576" calcext:value-type="float">
            <text:p>2775856576</text:p>
          </table:table-cell>
          <table:table-cell office:value-type="float" office:value="20308" calcext:value-type="float">
            <text:p>20308</text:p>
          </table:table-cell>
          <table:table-cell table:formula="of:=[.C89]/1000" office:value-type="float" office:value="20.308" calcext:value-type="float">
            <text:p>20.308</text:p>
          </table:table-cell>
          <table:table-cell table:formula="of:=[.B89]/1000000000" office:value-type="float" office:value="2.775856576" calcext:value-type="float">
            <text:p>2.775856576</text:p>
          </table:table-cell>
          <table:table-cell table:formula="of:=INT([.B89]/(1920*1920))" office:value-type="float" office:value="752" calcext:value-type="float">
            <text:p>75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SFM__E725_embryo_2_MVL__C2__A000.tif</text:p>
          </table:table-cell>
          <table:table-cell office:value-type="float" office:value="1253402868" calcext:value-type="float">
            <text:p>1253402868</text:p>
          </table:table-cell>
          <table:table-cell office:value-type="float" office:value="15428" calcext:value-type="float">
            <text:p>15428</text:p>
          </table:table-cell>
          <table:table-cell table:formula="of:=[.C90]/1000" office:value-type="float" office:value="15.428" calcext:value-type="float">
            <text:p>15.428</text:p>
          </table:table-cell>
          <table:table-cell table:formula="of:=[.B90]/1000000000" office:value-type="float" office:value="1.253402868" calcext:value-type="float">
            <text:p>1.253402868</text:p>
          </table:table-cell>
          <table:table-cell table:formula="of:=INT([.B90]/(1920*1920))" office:value-type="float" office:value="340" calcext:value-type="float">
            <text:p>3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SFM__E725_embryo_2_MVL__C2__A090.tif</text:p>
          </table:table-cell>
          <table:table-cell office:value-type="float" office:value="2351920575.5" calcext:value-type="float">
            <text:p>2351920575.5</text:p>
          </table:table-cell>
          <table:table-cell office:value-type="float" office:value="15428" calcext:value-type="float">
            <text:p>15428</text:p>
          </table:table-cell>
          <table:table-cell table:formula="of:=[.C91]/1000" office:value-type="float" office:value="15.428" calcext:value-type="float">
            <text:p>15.428</text:p>
          </table:table-cell>
          <table:table-cell table:formula="of:=[.B91]/1000000000" office:value-type="float" office:value="2.3519205755" calcext:value-type="float">
            <text:p>2.3519205755</text:p>
          </table:table-cell>
          <table:table-cell table:formula="of:=INT([.B91]/(1920*1920))" office:value-type="float" office:value="637" calcext:value-type="float">
            <text:p>6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SFM__E725_embryo_2_MVL__C2__A180.tif</text:p>
          </table:table-cell>
          <table:table-cell office:value-type="float" office:value="1216537998.5" calcext:value-type="float">
            <text:p>1216537998.5</text:p>
          </table:table-cell>
          <table:table-cell office:value-type="float" office:value="15428" calcext:value-type="float">
            <text:p>15428</text:p>
          </table:table-cell>
          <table:table-cell table:formula="of:=[.C92]/1000" office:value-type="float" office:value="15.428" calcext:value-type="float">
            <text:p>15.428</text:p>
          </table:table-cell>
          <table:table-cell table:formula="of:=[.B92]/1000000000" office:value-type="float" office:value="1.2165379985" calcext:value-type="float">
            <text:p>1.2165379985</text:p>
          </table:table-cell>
          <table:table-cell table:formula="of:=INT([.B92]/(1920*1920))" office:value-type="float" office:value="330" calcext:value-type="float">
            <text:p>3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SFM__E725_embryo_2_MVL__C2__A270.tif</text:p>
          </table:table-cell>
          <table:table-cell office:value-type="float" office:value="2775856575.5" calcext:value-type="float">
            <text:p>2775856575.5</text:p>
          </table:table-cell>
          <table:table-cell office:value-type="float" office:value="15428" calcext:value-type="float">
            <text:p>15428</text:p>
          </table:table-cell>
          <table:table-cell table:formula="of:=[.C93]/1000" office:value-type="float" office:value="15.428" calcext:value-type="float">
            <text:p>15.428</text:p>
          </table:table-cell>
          <table:table-cell table:formula="of:=[.B93]/1000000000" office:value-type="float" office:value="2.7758565755" calcext:value-type="float">
            <text:p>2.7758565755</text:p>
          </table:table-cell>
          <table:table-cell table:formula="of:=INT([.B93]/(1920*1920))" office:value-type="float" office:value="752" calcext:value-type="float">
            <text:p>7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SFM__E725_embryo_2_MVL__C3__A000.tif</text:p>
          </table:table-cell>
          <table:table-cell office:value-type="float" office:value="1253402868" calcext:value-type="float">
            <text:p>1253402868</text:p>
          </table:table-cell>
          <table:table-cell office:value-type="float" office:value="20308" calcext:value-type="float">
            <text:p>20308</text:p>
          </table:table-cell>
          <table:table-cell table:formula="of:=[.C94]/1000" office:value-type="float" office:value="20.308" calcext:value-type="float">
            <text:p>20.308</text:p>
          </table:table-cell>
          <table:table-cell table:formula="of:=[.B94]/1000000000" office:value-type="float" office:value="1.253402868" calcext:value-type="float">
            <text:p>1.253402868</text:p>
          </table:table-cell>
          <table:table-cell table:formula="of:=INT([.B94]/(1920*1920))" office:value-type="float" office:value="340" calcext:value-type="float">
            <text:p>3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SFM__E725_embryo_2_MVL__C3__A090.tif</text:p>
          </table:table-cell>
          <table:table-cell office:value-type="float" office:value="2351920575.5" calcext:value-type="float">
            <text:p>2351920575.5</text:p>
          </table:table-cell>
          <table:table-cell office:value-type="float" office:value="20308" calcext:value-type="float">
            <text:p>20308</text:p>
          </table:table-cell>
          <table:table-cell table:formula="of:=[.C95]/1000" office:value-type="float" office:value="20.308" calcext:value-type="float">
            <text:p>20.308</text:p>
          </table:table-cell>
          <table:table-cell table:formula="of:=[.B95]/1000000000" office:value-type="float" office:value="2.3519205755" calcext:value-type="float">
            <text:p>2.3519205755</text:p>
          </table:table-cell>
          <table:table-cell table:formula="of:=INT([.B95]/(1920*1920))" office:value-type="float" office:value="637" calcext:value-type="float">
            <text:p>6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SFM__E725_embryo_2_MVL__C3__A180.tif</text:p>
          </table:table-cell>
          <table:table-cell office:value-type="float" office:value="1216537998.5" calcext:value-type="float">
            <text:p>1216537998.5</text:p>
          </table:table-cell>
          <table:table-cell office:value-type="float" office:value="20308" calcext:value-type="float">
            <text:p>20308</text:p>
          </table:table-cell>
          <table:table-cell table:formula="of:=[.C96]/1000" office:value-type="float" office:value="20.308" calcext:value-type="float">
            <text:p>20.308</text:p>
          </table:table-cell>
          <table:table-cell table:formula="of:=[.B96]/1000000000" office:value-type="float" office:value="1.2165379985" calcext:value-type="float">
            <text:p>1.2165379985</text:p>
          </table:table-cell>
          <table:table-cell table:formula="of:=INT([.B96]/(1920*1920))" office:value-type="float" office:value="330" calcext:value-type="float">
            <text:p>3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SFM__E725_embryo_2_MVL__C3__A270.tif</text:p>
          </table:table-cell>
          <table:table-cell office:value-type="float" office:value="2775856576" calcext:value-type="float">
            <text:p>2775856576</text:p>
          </table:table-cell>
          <table:table-cell office:value-type="float" office:value="20308" calcext:value-type="float">
            <text:p>20308</text:p>
          </table:table-cell>
          <table:table-cell table:formula="of:=[.C97]/1000" office:value-type="float" office:value="20.308" calcext:value-type="float">
            <text:p>20.308</text:p>
          </table:table-cell>
          <table:table-cell table:formula="of:=[.B97]/1000000000" office:value-type="float" office:value="2.775856576" calcext:value-type="float">
            <text:p>2.775856576</text:p>
          </table:table-cell>
          <table:table-cell table:formula="of:=INT([.B97]/(1920*1920))" office:value-type="float" office:value="752" calcext:value-type="float">
            <text:p>7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SFM__E725_embryo_3_MVL__C0__A000.tif</text:p>
          </table:table-cell>
          <table:table-cell office:value-type="float" office:value="2952803775.5" calcext:value-type="float">
            <text:p>2952803775.5</text:p>
          </table:table-cell>
          <table:table-cell office:value-type="float" office:value="25184" calcext:value-type="float">
            <text:p>25184</text:p>
          </table:table-cell>
          <table:table-cell table:formula="of:=[.C98]/1000" office:value-type="float" office:value="25.184" calcext:value-type="float">
            <text:p>25.184</text:p>
          </table:table-cell>
          <table:table-cell table:formula="of:=[.B98]/1000000000" office:value-type="float" office:value="2.9528037755" calcext:value-type="float">
            <text:p>2.9528037755</text:p>
          </table:table-cell>
          <table:table-cell table:formula="of:=INT([.B98]/(1920*1920))" office:value-type="float" office:value="800" calcext:value-type="float">
            <text:p>8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SFM__E725_embryo_3_MVL__C0__A090.tif</text:p>
          </table:table-cell>
          <table:table-cell office:value-type="float" office:value="1695781308" calcext:value-type="float">
            <text:p>1695781308</text:p>
          </table:table-cell>
          <table:table-cell office:value-type="float" office:value="25184" calcext:value-type="float">
            <text:p>25184</text:p>
          </table:table-cell>
          <table:table-cell table:formula="of:=[.C99]/1000" office:value-type="float" office:value="25.184" calcext:value-type="float">
            <text:p>25.184</text:p>
          </table:table-cell>
          <table:table-cell table:formula="of:=[.B99]/1000000000" office:value-type="float" office:value="1.695781308" calcext:value-type="float">
            <text:p>1.695781308</text:p>
          </table:table-cell>
          <table:table-cell table:formula="of:=INT([.B99]/(1920*1920))" office:value-type="float" office:value="460" calcext:value-type="float">
            <text:p>4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SFM__E725_embryo_3_MVL__C0__A270.tif</text:p>
          </table:table-cell>
          <table:table-cell office:value-type="float" office:value="1633111029.5" calcext:value-type="float">
            <text:p>1633111029.5</text:p>
          </table:table-cell>
          <table:table-cell office:value-type="float" office:value="25184" calcext:value-type="float">
            <text:p>25184</text:p>
          </table:table-cell>
          <table:table-cell table:formula="of:=[.C100]/1000" office:value-type="float" office:value="25.184" calcext:value-type="float">
            <text:p>25.184</text:p>
          </table:table-cell>
          <table:table-cell table:formula="of:=[.B100]/1000000000" office:value-type="float" office:value="1.6331110295" calcext:value-type="float">
            <text:p>1.6331110295</text:p>
          </table:table-cell>
          <table:table-cell table:formula="of:=INT([.B100]/(1920*1920))" office:value-type="float" office:value="443" calcext:value-type="float">
            <text:p>4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725_embryo_3_MVL__C1__A000.tif</text:p>
          </table:table-cell>
          <table:table-cell office:value-type="float" office:value="2952803775.5" calcext:value-type="float">
            <text:p>2952803775.5</text:p>
          </table:table-cell>
          <table:table-cell office:value-type="float" office:value="25184" calcext:value-type="float">
            <text:p>25184</text:p>
          </table:table-cell>
          <table:table-cell table:formula="of:=[.C101]/1000" office:value-type="float" office:value="25.184" calcext:value-type="float">
            <text:p>25.184</text:p>
          </table:table-cell>
          <table:table-cell table:formula="of:=[.B101]/1000000000" office:value-type="float" office:value="2.9528037755" calcext:value-type="float">
            <text:p>2.9528037755</text:p>
          </table:table-cell>
          <table:table-cell table:formula="of:=INT([.B101]/(1920*1920))" office:value-type="float" office:value="800" calcext:value-type="float">
            <text:p>8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SFM__E725_embryo_3_MVL__C1__A090.tif</text:p>
          </table:table-cell>
          <table:table-cell office:value-type="float" office:value="1695781308" calcext:value-type="float">
            <text:p>1695781308</text:p>
          </table:table-cell>
          <table:table-cell office:value-type="float" office:value="25184" calcext:value-type="float">
            <text:p>25184</text:p>
          </table:table-cell>
          <table:table-cell table:formula="of:=[.C102]/1000" office:value-type="float" office:value="25.184" calcext:value-type="float">
            <text:p>25.184</text:p>
          </table:table-cell>
          <table:table-cell table:formula="of:=[.B102]/1000000000" office:value-type="float" office:value="1.695781308" calcext:value-type="float">
            <text:p>1.695781308</text:p>
          </table:table-cell>
          <table:table-cell table:formula="of:=INT([.B102]/(1920*1920))" office:value-type="float" office:value="460" calcext:value-type="float">
            <text:p>4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725_embryo_3_MVL__C1__A270.tif</text:p>
          </table:table-cell>
          <table:table-cell office:value-type="float" office:value="1633111029.5" calcext:value-type="float">
            <text:p>1633111029.5</text:p>
          </table:table-cell>
          <table:table-cell office:value-type="float" office:value="25184" calcext:value-type="float">
            <text:p>25184</text:p>
          </table:table-cell>
          <table:table-cell table:formula="of:=[.C103]/1000" office:value-type="float" office:value="25.184" calcext:value-type="float">
            <text:p>25.184</text:p>
          </table:table-cell>
          <table:table-cell table:formula="of:=[.B103]/1000000000" office:value-type="float" office:value="1.6331110295" calcext:value-type="float">
            <text:p>1.6331110295</text:p>
          </table:table-cell>
          <table:table-cell table:formula="of:=INT([.B103]/(1920*1920))" office:value-type="float" office:value="443" calcext:value-type="float">
            <text:p>4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SFM__E725_embryo_3_MVL__C2__A000.tif</text:p>
          </table:table-cell>
          <table:table-cell office:value-type="float" office:value="2952803775.5" calcext:value-type="float">
            <text:p>2952803775.5</text:p>
          </table:table-cell>
          <table:table-cell office:value-type="float" office:value="25184" calcext:value-type="float">
            <text:p>25184</text:p>
          </table:table-cell>
          <table:table-cell table:formula="of:=[.C104]/1000" office:value-type="float" office:value="25.184" calcext:value-type="float">
            <text:p>25.184</text:p>
          </table:table-cell>
          <table:table-cell table:formula="of:=[.B104]/1000000000" office:value-type="float" office:value="2.9528037755" calcext:value-type="float">
            <text:p>2.9528037755</text:p>
          </table:table-cell>
          <table:table-cell table:formula="of:=INT([.B104]/(1920*1920))" office:value-type="float" office:value="800" calcext:value-type="float">
            <text:p>8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SFM__E725_embryo_3_MVL__C2__A090.tif</text:p>
          </table:table-cell>
          <table:table-cell office:value-type="float" office:value="1695781308" calcext:value-type="float">
            <text:p>1695781308</text:p>
          </table:table-cell>
          <table:table-cell office:value-type="float" office:value="25184" calcext:value-type="float">
            <text:p>25184</text:p>
          </table:table-cell>
          <table:table-cell table:formula="of:=[.C105]/1000" office:value-type="float" office:value="25.184" calcext:value-type="float">
            <text:p>25.184</text:p>
          </table:table-cell>
          <table:table-cell table:formula="of:=[.B105]/1000000000" office:value-type="float" office:value="1.695781308" calcext:value-type="float">
            <text:p>1.695781308</text:p>
          </table:table-cell>
          <table:table-cell table:formula="of:=INT([.B105]/(1920*1920))" office:value-type="float" office:value="460" calcext:value-type="float">
            <text:p>4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SFM__E725_embryo_3_MVL__C2__A270.tif</text:p>
          </table:table-cell>
          <table:table-cell office:value-type="float" office:value="1633111029.5" calcext:value-type="float">
            <text:p>1633111029.5</text:p>
          </table:table-cell>
          <table:table-cell office:value-type="float" office:value="25184" calcext:value-type="float">
            <text:p>25184</text:p>
          </table:table-cell>
          <table:table-cell table:formula="of:=[.C106]/1000" office:value-type="float" office:value="25.184" calcext:value-type="float">
            <text:p>25.184</text:p>
          </table:table-cell>
          <table:table-cell table:formula="of:=[.B106]/1000000000" office:value-type="float" office:value="1.6331110295" calcext:value-type="float">
            <text:p>1.6331110295</text:p>
          </table:table-cell>
          <table:table-cell table:formula="of:=INT([.B106]/(1920*1920))" office:value-type="float" office:value="443" calcext:value-type="float">
            <text:p>4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SFM__E725_embryo_3_MVL__C3__A000.tif</text:p>
          </table:table-cell>
          <table:table-cell office:value-type="float" office:value="2952803775.5" calcext:value-type="float">
            <text:p>2952803775.5</text:p>
          </table:table-cell>
          <table:table-cell office:value-type="float" office:value="25184" calcext:value-type="float">
            <text:p>25184</text:p>
          </table:table-cell>
          <table:table-cell table:formula="of:=[.C107]/1000" office:value-type="float" office:value="25.184" calcext:value-type="float">
            <text:p>25.184</text:p>
          </table:table-cell>
          <table:table-cell table:formula="of:=[.B107]/1000000000" office:value-type="float" office:value="2.9528037755" calcext:value-type="float">
            <text:p>2.9528037755</text:p>
          </table:table-cell>
          <table:table-cell table:formula="of:=INT([.B107]/(1920*1920))" office:value-type="float" office:value="800" calcext:value-type="float">
            <text:p>8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725_embryo_3_MVL__C3__A090.tif</text:p>
          </table:table-cell>
          <table:table-cell office:value-type="float" office:value="1695781308" calcext:value-type="float">
            <text:p>1695781308</text:p>
          </table:table-cell>
          <table:table-cell office:value-type="float" office:value="25184" calcext:value-type="float">
            <text:p>25184</text:p>
          </table:table-cell>
          <table:table-cell table:formula="of:=[.C108]/1000" office:value-type="float" office:value="25.184" calcext:value-type="float">
            <text:p>25.184</text:p>
          </table:table-cell>
          <table:table-cell table:formula="of:=[.B108]/1000000000" office:value-type="float" office:value="1.695781308" calcext:value-type="float">
            <text:p>1.695781308</text:p>
          </table:table-cell>
          <table:table-cell table:formula="of:=INT([.B108]/(1920*1920))" office:value-type="float" office:value="460" calcext:value-type="float">
            <text:p>4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725_embryo_3_MVL__C3__A270.tif</text:p>
          </table:table-cell>
          <table:table-cell office:value-type="float" office:value="1633111029.5" calcext:value-type="float">
            <text:p>1633111029.5</text:p>
          </table:table-cell>
          <table:table-cell office:value-type="float" office:value="25184" calcext:value-type="float">
            <text:p>25184</text:p>
          </table:table-cell>
          <table:table-cell table:formula="of:=[.C109]/1000" office:value-type="float" office:value="25.184" calcext:value-type="float">
            <text:p>25.184</text:p>
          </table:table-cell>
          <table:table-cell table:formula="of:=[.B109]/1000000000" office:value-type="float" office:value="1.6331110295" calcext:value-type="float">
            <text:p>1.6331110295</text:p>
          </table:table-cell>
          <table:table-cell table:formula="of:=INT([.B109]/(1920*1920))" office:value-type="float" office:value="443" calcext:value-type="float">
            <text:p>4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SFM__E75_embryo_1_MVL__C0__A000.tif</text:p>
          </table:table-cell>
          <table:table-cell office:value-type="float" office:value="4043978172" calcext:value-type="float">
            <text:p>4043978172</text:p>
          </table:table-cell>
          <table:table-cell office:value-type="float" office:value="20305" calcext:value-type="float">
            <text:p>20305</text:p>
          </table:table-cell>
          <table:table-cell table:formula="of:=[.C110]/1000" office:value-type="float" office:value="20.305" calcext:value-type="float">
            <text:p>20.305</text:p>
          </table:table-cell>
          <table:table-cell table:formula="of:=[.B110]/1000000000" office:value-type="float" office:value="4.043978172" calcext:value-type="float">
            <text:p>4.043978172</text:p>
          </table:table-cell>
          <table:table-cell table:formula="of:=INT([.B110]/(1920*1920))" office:value-type="float" office:value="1096" calcext:value-type="float">
            <text:p>109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LSFM__E75_embryo_1_MVL__C0__A000.tif</text:p>
          </table:table-cell>
          <table:table-cell office:value-type="float" office:value="1688408330" calcext:value-type="float">
            <text:p>1688408330</text:p>
          </table:table-cell>
          <table:table-cell office:value-type="float" office:value="25184" calcext:value-type="float">
            <text:p>25184</text:p>
          </table:table-cell>
          <table:table-cell table:formula="of:=[.C111]/1000" office:value-type="float" office:value="25.184" calcext:value-type="float">
            <text:p>25.184</text:p>
          </table:table-cell>
          <table:table-cell table:formula="of:=[.B111]/1000000000" office:value-type="float" office:value="1.68840833" calcext:value-type="float">
            <text:p>1.68840833</text:p>
          </table:table-cell>
          <table:table-cell table:formula="of:=INT([.B111]/(1920*1920))" office:value-type="float" office:value="458" calcext:value-type="float">
            <text:p>4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SFM__E75_embryo_1_MVL__C0__A072.tif</text:p>
          </table:table-cell>
          <table:table-cell office:value-type="float" office:value="3623728571" calcext:value-type="float">
            <text:p>3623728571</text:p>
          </table:table-cell>
          <table:table-cell office:value-type="float" office:value="20308" calcext:value-type="float">
            <text:p>20308</text:p>
          </table:table-cell>
          <table:table-cell table:formula="of:=[.C112]/1000" office:value-type="float" office:value="20.308" calcext:value-type="float">
            <text:p>20.308</text:p>
          </table:table-cell>
          <table:table-cell table:formula="of:=[.B112]/1000000000" office:value-type="float" office:value="3.623728571" calcext:value-type="float">
            <text:p>3.623728571</text:p>
          </table:table-cell>
          <table:table-cell table:formula="of:=INT([.B112]/(1920*1920))" office:value-type="float" office:value="982" calcext:value-type="float">
            <text:p>9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SFM__E75_embryo_1_MVL__C0__A090.tif</text:p>
          </table:table-cell>
          <table:table-cell office:value-type="float" office:value="2270819771" calcext:value-type="float">
            <text:p>2270819771</text:p>
          </table:table-cell>
          <table:table-cell office:value-type="float" office:value="15428" calcext:value-type="float">
            <text:p>15428</text:p>
          </table:table-cell>
          <table:table-cell table:formula="of:=[.C113]/1000" office:value-type="float" office:value="15.428" calcext:value-type="float">
            <text:p>15.428</text:p>
          </table:table-cell>
          <table:table-cell table:formula="of:=[.B113]/1000000000" office:value-type="float" office:value="2.270819771" calcext:value-type="float">
            <text:p>2.270819771</text:p>
          </table:table-cell>
          <table:table-cell table:formula="of:=INT([.B113]/(1920*1920))" office:value-type="float" office:value="615" calcext:value-type="float">
            <text:p>61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SFM__E75_embryo_1_MVL__C0__A270.tif</text:p>
          </table:table-cell>
          <table:table-cell office:value-type="float" office:value="2326115771" calcext:value-type="float">
            <text:p>2326115771</text:p>
          </table:table-cell>
          <table:table-cell office:value-type="float" office:value="20305" calcext:value-type="float">
            <text:p>20305</text:p>
          </table:table-cell>
          <table:table-cell table:formula="of:=[.C114]/1000" office:value-type="float" office:value="20.305" calcext:value-type="float">
            <text:p>20.305</text:p>
          </table:table-cell>
          <table:table-cell table:formula="of:=[.B114]/1000000000" office:value-type="float" office:value="2.326115771" calcext:value-type="float">
            <text:p>2.326115771</text:p>
          </table:table-cell>
          <table:table-cell table:formula="of:=INT([.B114]/(1920*1920))" office:value-type="float" office:value="630" calcext:value-type="float">
            <text:p>6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SFM__E75_embryo_1_MVL__C0__A288.tif</text:p>
          </table:table-cell>
          <table:table-cell office:value-type="float" office:value="3763811772" calcext:value-type="float">
            <text:p>3763811772</text:p>
          </table:table-cell>
          <table:table-cell office:value-type="float" office:value="25184" calcext:value-type="float">
            <text:p>25184</text:p>
          </table:table-cell>
          <table:table-cell table:formula="of:=[.C115]/1000" office:value-type="float" office:value="25.184" calcext:value-type="float">
            <text:p>25.184</text:p>
          </table:table-cell>
          <table:table-cell table:formula="of:=[.B115]/1000000000" office:value-type="float" office:value="3.763811772" calcext:value-type="float">
            <text:p>3.763811772</text:p>
          </table:table-cell>
          <table:table-cell table:formula="of:=INT([.B115]/(1920*1920))" office:value-type="float" office:value="1020" calcext:value-type="float">
            <text:p>10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SFM__E75_embryo_1_MVL__C1__A000.tif</text:p>
          </table:table-cell>
          <table:table-cell office:value-type="float" office:value="4043978172.5" calcext:value-type="float">
            <text:p>4043978172.5</text:p>
          </table:table-cell>
          <table:table-cell office:value-type="float" office:value="20305" calcext:value-type="float">
            <text:p>20305</text:p>
          </table:table-cell>
          <table:table-cell table:formula="of:=[.C116]/1000" office:value-type="float" office:value="20.305" calcext:value-type="float">
            <text:p>20.305</text:p>
          </table:table-cell>
          <table:table-cell table:formula="of:=[.B116]/1000000000" office:value-type="float" office:value="4.0439781725" calcext:value-type="float">
            <text:p>4.0439781725</text:p>
          </table:table-cell>
          <table:table-cell table:formula="of:=INT([.B116]/(1920*1920))" office:value-type="float" office:value="1096" calcext:value-type="float">
            <text:p>109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LSFM__E75_embryo_1_MVL__C1__A000.tif</text:p>
          </table:table-cell>
          <table:table-cell office:value-type="float" office:value="1688408331" calcext:value-type="float">
            <text:p>1688408331</text:p>
          </table:table-cell>
          <table:table-cell office:value-type="float" office:value="25184" calcext:value-type="float">
            <text:p>25184</text:p>
          </table:table-cell>
          <table:table-cell table:formula="of:=[.C117]/1000" office:value-type="float" office:value="25.184" calcext:value-type="float">
            <text:p>25.184</text:p>
          </table:table-cell>
          <table:table-cell table:formula="of:=[.B117]/1000000000" office:value-type="float" office:value="1.688408331" calcext:value-type="float">
            <text:p>1.688408331</text:p>
          </table:table-cell>
          <table:table-cell table:formula="of:=INT([.B117]/(1920*1920))" office:value-type="float" office:value="458" calcext:value-type="float">
            <text:p>4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75_embryo_1_MVL__C1__A072.tif</text:p>
          </table:table-cell>
          <table:table-cell office:value-type="float" office:value="3623728572" calcext:value-type="float">
            <text:p>3623728572</text:p>
          </table:table-cell>
          <table:table-cell office:value-type="float" office:value="20308" calcext:value-type="float">
            <text:p>20308</text:p>
          </table:table-cell>
          <table:table-cell table:formula="of:=[.C118]/1000" office:value-type="float" office:value="20.308" calcext:value-type="float">
            <text:p>20.308</text:p>
          </table:table-cell>
          <table:table-cell table:formula="of:=[.B118]/1000000000" office:value-type="float" office:value="3.623728572" calcext:value-type="float">
            <text:p>3.623728572</text:p>
          </table:table-cell>
          <table:table-cell table:formula="of:=INT([.B118]/(1920*1920))" office:value-type="float" office:value="982" calcext:value-type="float">
            <text:p>9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SFM__E75_embryo_1_MVL__C1__A090.tif</text:p>
          </table:table-cell>
          <table:table-cell office:value-type="float" office:value="2270819771.5" calcext:value-type="float">
            <text:p>2270819771.5</text:p>
          </table:table-cell>
          <table:table-cell office:value-type="float" office:value="15428" calcext:value-type="float">
            <text:p>15428</text:p>
          </table:table-cell>
          <table:table-cell table:formula="of:=[.C119]/1000" office:value-type="float" office:value="15.428" calcext:value-type="float">
            <text:p>15.428</text:p>
          </table:table-cell>
          <table:table-cell table:formula="of:=[.B119]/1000000000" office:value-type="float" office:value="2.2708197715" calcext:value-type="float">
            <text:p>2.2708197715</text:p>
          </table:table-cell>
          <table:table-cell table:formula="of:=INT([.B119]/(1920*1920))" office:value-type="float" office:value="615" calcext:value-type="float">
            <text:p>6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SFM__E75_embryo_1_MVL__C1__A270.tif</text:p>
          </table:table-cell>
          <table:table-cell office:value-type="float" office:value="2326115772" calcext:value-type="float">
            <text:p>2326115772</text:p>
          </table:table-cell>
          <table:table-cell office:value-type="float" office:value="20305" calcext:value-type="float">
            <text:p>20305</text:p>
          </table:table-cell>
          <table:table-cell table:formula="of:=[.C120]/1000" office:value-type="float" office:value="20.305" calcext:value-type="float">
            <text:p>20.305</text:p>
          </table:table-cell>
          <table:table-cell table:formula="of:=[.B120]/1000000000" office:value-type="float" office:value="2.326115772" calcext:value-type="float">
            <text:p>2.326115772</text:p>
          </table:table-cell>
          <table:table-cell table:formula="of:=INT([.B120]/(1920*1920))" office:value-type="float" office:value="630" calcext:value-type="float">
            <text:p>6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75_embryo_1_MVL__C1__A288.tif</text:p>
          </table:table-cell>
          <table:table-cell office:value-type="float" office:value="3763811773" calcext:value-type="float">
            <text:p>3763811773</text:p>
          </table:table-cell>
          <table:table-cell office:value-type="float" office:value="25184" calcext:value-type="float">
            <text:p>25184</text:p>
          </table:table-cell>
          <table:table-cell table:formula="of:=[.C121]/1000" office:value-type="float" office:value="25.184" calcext:value-type="float">
            <text:p>25.184</text:p>
          </table:table-cell>
          <table:table-cell table:formula="of:=[.B121]/1000000000" office:value-type="float" office:value="3.763811773" calcext:value-type="float">
            <text:p>3.763811773</text:p>
          </table:table-cell>
          <table:table-cell table:formula="of:=INT([.B121]/(1920*1920))" office:value-type="float" office:value="1020" calcext:value-type="float">
            <text:p>10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SFM__E75_embryo_1_MVL__C2__A000.tif</text:p>
          </table:table-cell>
          <table:table-cell office:value-type="float" office:value="4043978172.5" calcext:value-type="float">
            <text:p>4043978172.5</text:p>
          </table:table-cell>
          <table:table-cell office:value-type="float" office:value="20305" calcext:value-type="float">
            <text:p>20305</text:p>
          </table:table-cell>
          <table:table-cell table:formula="of:=[.C122]/1000" office:value-type="float" office:value="20.305" calcext:value-type="float">
            <text:p>20.305</text:p>
          </table:table-cell>
          <table:table-cell table:formula="of:=[.B122]/1000000000" office:value-type="float" office:value="4.0439781725" calcext:value-type="float">
            <text:p>4.0439781725</text:p>
          </table:table-cell>
          <table:table-cell table:formula="of:=INT([.B122]/(1920*1920))" office:value-type="float" office:value="1096" calcext:value-type="float">
            <text:p>109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LSFM__E75_embryo_1_MVL__C2__A000.tif</text:p>
          </table:table-cell>
          <table:table-cell office:value-type="float" office:value="1688408330.5" calcext:value-type="float">
            <text:p>1688408330.5</text:p>
          </table:table-cell>
          <table:table-cell office:value-type="float" office:value="25184" calcext:value-type="float">
            <text:p>25184</text:p>
          </table:table-cell>
          <table:table-cell table:formula="of:=[.C123]/1000" office:value-type="float" office:value="25.184" calcext:value-type="float">
            <text:p>25.184</text:p>
          </table:table-cell>
          <table:table-cell table:formula="of:=[.B123]/1000000000" office:value-type="float" office:value="1.6884083305" calcext:value-type="float">
            <text:p>1.6884083305</text:p>
          </table:table-cell>
          <table:table-cell table:formula="of:=INT([.B123]/(1920*1920))" office:value-type="float" office:value="458" calcext:value-type="float">
            <text:p>4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75_embryo_1_MVL__C2__A072.tif</text:p>
          </table:table-cell>
          <table:table-cell office:value-type="float" office:value="3623728572" calcext:value-type="float">
            <text:p>3623728572</text:p>
          </table:table-cell>
          <table:table-cell office:value-type="float" office:value="25184" calcext:value-type="float">
            <text:p>25184</text:p>
          </table:table-cell>
          <table:table-cell table:formula="of:=[.C124]/1000" office:value-type="float" office:value="25.184" calcext:value-type="float">
            <text:p>25.184</text:p>
          </table:table-cell>
          <table:table-cell table:formula="of:=[.B124]/1000000000" office:value-type="float" office:value="3.623728572" calcext:value-type="float">
            <text:p>3.623728572</text:p>
          </table:table-cell>
          <table:table-cell table:formula="of:=INT([.B124]/(1920*1920))" office:value-type="float" office:value="982" calcext:value-type="float">
            <text:p>9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SFM__E75_embryo_1_MVL__C2__A090.tif</text:p>
          </table:table-cell>
          <table:table-cell office:value-type="float" office:value="2270819771.5" calcext:value-type="float">
            <text:p>2270819771.5</text:p>
          </table:table-cell>
          <table:table-cell office:value-type="float" office:value="20305" calcext:value-type="float">
            <text:p>20305</text:p>
          </table:table-cell>
          <table:table-cell table:formula="of:=[.C125]/1000" office:value-type="float" office:value="20.305" calcext:value-type="float">
            <text:p>20.305</text:p>
          </table:table-cell>
          <table:table-cell table:formula="of:=[.B125]/1000000000" office:value-type="float" office:value="2.2708197715" calcext:value-type="float">
            <text:p>2.2708197715</text:p>
          </table:table-cell>
          <table:table-cell table:formula="of:=INT([.B125]/(1920*1920))" office:value-type="float" office:value="615" calcext:value-type="float">
            <text:p>61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75_embryo_1_MVL__C2__A270.tif</text:p>
          </table:table-cell>
          <table:table-cell office:value-type="float" office:value="2326115771" calcext:value-type="float">
            <text:p>2326115771</text:p>
          </table:table-cell>
          <table:table-cell office:value-type="float" office:value="20305" calcext:value-type="float">
            <text:p>20305</text:p>
          </table:table-cell>
          <table:table-cell table:formula="of:=[.C126]/1000" office:value-type="float" office:value="20.305" calcext:value-type="float">
            <text:p>20.305</text:p>
          </table:table-cell>
          <table:table-cell table:formula="of:=[.B126]/1000000000" office:value-type="float" office:value="2.326115771" calcext:value-type="float">
            <text:p>2.326115771</text:p>
          </table:table-cell>
          <table:table-cell table:formula="of:=INT([.B126]/(1920*1920))" office:value-type="float" office:value="630" calcext:value-type="float">
            <text:p>6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SFM__E75_embryo_1_MVL__C2__A288.tif</text:p>
          </table:table-cell>
          <table:table-cell office:value-type="float" office:value="3763811773" calcext:value-type="float">
            <text:p>3763811773</text:p>
          </table:table-cell>
          <table:table-cell office:value-type="float" office:value="25184" calcext:value-type="float">
            <text:p>25184</text:p>
          </table:table-cell>
          <table:table-cell table:formula="of:=[.C127]/1000" office:value-type="float" office:value="25.184" calcext:value-type="float">
            <text:p>25.184</text:p>
          </table:table-cell>
          <table:table-cell table:formula="of:=[.B127]/1000000000" office:value-type="float" office:value="3.763811773" calcext:value-type="float">
            <text:p>3.763811773</text:p>
          </table:table-cell>
          <table:table-cell table:formula="of:=INT([.B127]/(1920*1920))" office:value-type="float" office:value="1020" calcext:value-type="float">
            <text:p>10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75_embryo_1_MVL__C3__A000.tif</text:p>
          </table:table-cell>
          <table:table-cell office:value-type="float" office:value="4043978172" calcext:value-type="float">
            <text:p>4043978172</text:p>
          </table:table-cell>
          <table:table-cell office:value-type="float" office:value="20305" calcext:value-type="float">
            <text:p>20305</text:p>
          </table:table-cell>
          <table:table-cell table:formula="of:=[.C128]/1000" office:value-type="float" office:value="20.305" calcext:value-type="float">
            <text:p>20.305</text:p>
          </table:table-cell>
          <table:table-cell table:formula="of:=[.B128]/1000000000" office:value-type="float" office:value="4.043978172" calcext:value-type="float">
            <text:p>4.043978172</text:p>
          </table:table-cell>
          <table:table-cell table:formula="of:=INT([.B128]/(1920*1920))" office:value-type="float" office:value="1096" calcext:value-type="float">
            <text:p>109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LSFM__E75_embryo_1_MVL__C3__A000.tif</text:p>
          </table:table-cell>
          <table:table-cell office:value-type="float" office:value="1688408330.5" calcext:value-type="float">
            <text:p>1688408330.5</text:p>
          </table:table-cell>
          <table:table-cell office:value-type="float" office:value="25184" calcext:value-type="float">
            <text:p>25184</text:p>
          </table:table-cell>
          <table:table-cell table:formula="of:=[.C129]/1000" office:value-type="float" office:value="25.184" calcext:value-type="float">
            <text:p>25.184</text:p>
          </table:table-cell>
          <table:table-cell table:formula="of:=[.B129]/1000000000" office:value-type="float" office:value="1.6884083305" calcext:value-type="float">
            <text:p>1.6884083305</text:p>
          </table:table-cell>
          <table:table-cell table:formula="of:=INT([.B129]/(1920*1920))" office:value-type="float" office:value="458" calcext:value-type="float">
            <text:p>4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SFM__E75_embryo_1_MVL__C3__A072.tif</text:p>
          </table:table-cell>
          <table:table-cell office:value-type="float" office:value="3623728571.5" calcext:value-type="float">
            <text:p>3623728571.5</text:p>
          </table:table-cell>
          <table:table-cell office:value-type="float" office:value="25184" calcext:value-type="float">
            <text:p>25184</text:p>
          </table:table-cell>
          <table:table-cell table:formula="of:=[.C130]/1000" office:value-type="float" office:value="25.184" calcext:value-type="float">
            <text:p>25.184</text:p>
          </table:table-cell>
          <table:table-cell table:formula="of:=[.B130]/1000000000" office:value-type="float" office:value="3.6237285715" calcext:value-type="float">
            <text:p>3.6237285715</text:p>
          </table:table-cell>
          <table:table-cell table:formula="of:=INT([.B130]/(1920*1920))" office:value-type="float" office:value="982" calcext:value-type="float">
            <text:p>9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SFM__E75_embryo_1_MVL__C3__A090.tif</text:p>
          </table:table-cell>
          <table:table-cell office:value-type="float" office:value="2270819771.5" calcext:value-type="float">
            <text:p>2270819771.5</text:p>
          </table:table-cell>
          <table:table-cell office:value-type="float" office:value="20305" calcext:value-type="float">
            <text:p>20305</text:p>
          </table:table-cell>
          <table:table-cell table:formula="of:=[.C131]/1000" office:value-type="float" office:value="20.305" calcext:value-type="float">
            <text:p>20.305</text:p>
          </table:table-cell>
          <table:table-cell table:formula="of:=[.B131]/1000000000" office:value-type="float" office:value="2.2708197715" calcext:value-type="float">
            <text:p>2.2708197715</text:p>
          </table:table-cell>
          <table:table-cell table:formula="of:=INT([.B131]/(1920*1920))" office:value-type="float" office:value="615" calcext:value-type="float">
            <text:p>6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75_embryo_1_MVL__C3__A270.tif</text:p>
          </table:table-cell>
          <table:table-cell office:value-type="float" office:value="2326115771.5" calcext:value-type="float">
            <text:p>2326115771.5</text:p>
          </table:table-cell>
          <table:table-cell office:value-type="float" office:value="20305" calcext:value-type="float">
            <text:p>20305</text:p>
          </table:table-cell>
          <table:table-cell table:formula="of:=[.C132]/1000" office:value-type="float" office:value="20.305" calcext:value-type="float">
            <text:p>20.305</text:p>
          </table:table-cell>
          <table:table-cell table:formula="of:=[.B132]/1000000000" office:value-type="float" office:value="2.3261157715" calcext:value-type="float">
            <text:p>2.3261157715</text:p>
          </table:table-cell>
          <table:table-cell table:formula="of:=INT([.B132]/(1920*1920))" office:value-type="float" office:value="630" calcext:value-type="float">
            <text:p>63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LSFM__E75_embryo_1_MVL__C3__A288.tif</text:p>
          </table:table-cell>
          <table:table-cell office:value-type="float" office:value="3763811772.5" calcext:value-type="float">
            <text:p>3763811772.5</text:p>
          </table:table-cell>
          <table:table-cell office:value-type="float" office:value="25184" calcext:value-type="float">
            <text:p>25184</text:p>
          </table:table-cell>
          <table:table-cell table:formula="of:=[.C133]/1000" office:value-type="float" office:value="25.184" calcext:value-type="float">
            <text:p>25.184</text:p>
          </table:table-cell>
          <table:table-cell table:formula="of:=[.B133]/1000000000" office:value-type="float" office:value="3.7638117725" calcext:value-type="float">
            <text:p>3.7638117725</text:p>
          </table:table-cell>
          <table:table-cell table:formula="of:=INT([.B133]/(1920*1920))" office:value-type="float" office:value="1020" calcext:value-type="float">
            <text:p>10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75_embryo_2_MVL__C0__A000.tif</text:p>
          </table:table-cell>
          <table:table-cell office:value-type="float" office:value="3347248575" calcext:value-type="float">
            <text:p>3347248575</text:p>
          </table:table-cell>
          <table:table-cell office:value-type="float" office:value="20308" calcext:value-type="float">
            <text:p>20308</text:p>
          </table:table-cell>
          <table:table-cell table:formula="of:=[.C134]/1000" office:value-type="float" office:value="20.308" calcext:value-type="float">
            <text:p>20.308</text:p>
          </table:table-cell>
          <table:table-cell table:formula="of:=[.B134]/1000000000" office:value-type="float" office:value="3.347248575" calcext:value-type="float">
            <text:p>3.347248575</text:p>
          </table:table-cell>
          <table:table-cell table:formula="of:=INT([.B134]/(1920*1920))" office:value-type="float" office:value="907" calcext:value-type="float">
            <text:p>9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75_embryo_2_MVL__C0__A000.tif</text:p>
          </table:table-cell>
          <table:table-cell office:value-type="float" office:value="2650518975.5" calcext:value-type="float">
            <text:p>2650518975.5</text:p>
          </table:table-cell>
          <table:table-cell office:value-type="float" office:value="15428" calcext:value-type="float">
            <text:p>15428</text:p>
          </table:table-cell>
          <table:table-cell table:formula="of:=[.C135]/1000" office:value-type="float" office:value="15.428" calcext:value-type="float">
            <text:p>15.428</text:p>
          </table:table-cell>
          <table:table-cell table:formula="of:=[.B135]/1000000000" office:value-type="float" office:value="2.6505189755" calcext:value-type="float">
            <text:p>2.6505189755</text:p>
          </table:table-cell>
          <table:table-cell table:formula="of:=INT([.B135]/(1920*1920))" office:value-type="float" office:value="718" calcext:value-type="float">
            <text:p>7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SFM__E75_embryo_2_MVL__C0__A090.tif</text:p>
          </table:table-cell>
          <table:table-cell office:value-type="float" office:value="1474592088" calcext:value-type="float">
            <text:p>1474592088</text:p>
          </table:table-cell>
          <table:table-cell office:value-type="float" office:value="20308" calcext:value-type="float">
            <text:p>20308</text:p>
          </table:table-cell>
          <table:table-cell table:formula="of:=[.C136]/1000" office:value-type="float" office:value="20.308" calcext:value-type="float">
            <text:p>20.308</text:p>
          </table:table-cell>
          <table:table-cell table:formula="of:=[.B136]/1000000000" office:value-type="float" office:value="1.474592088" calcext:value-type="float">
            <text:p>1.474592088</text:p>
          </table:table-cell>
          <table:table-cell table:formula="of:=INT([.B136]/(1920*1920))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SFM__E75_embryo_2_MVL__C0__A090.tif</text:p>
          </table:table-cell>
          <table:table-cell office:value-type="float" office:value="1128062310" calcext:value-type="float">
            <text:p>1128062310</text:p>
          </table:table-cell>
          <table:table-cell office:value-type="float" office:value="25187" calcext:value-type="float">
            <text:p>25187</text:p>
          </table:table-cell>
          <table:table-cell table:formula="of:=[.C137]/1000" office:value-type="float" office:value="25.187" calcext:value-type="float">
            <text:p>25.187</text:p>
          </table:table-cell>
          <table:table-cell table:formula="of:=[.B137]/1000000000" office:value-type="float" office:value="1.12806231" calcext:value-type="float">
            <text:p>1.12806231</text:p>
          </table:table-cell>
          <table:table-cell table:formula="of:=INT([.B137]/(1920*1920))" office:value-type="float" office:value="306" calcext:value-type="float">
            <text:p>30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SFM__E75_embryo_2_MVL__C0__A270.tif</text:p>
          </table:table-cell>
          <table:table-cell office:value-type="float" office:value="1622051568" calcext:value-type="float">
            <text:p>1622051568</text:p>
          </table:table-cell>
          <table:table-cell office:value-type="float" office:value="20308" calcext:value-type="float">
            <text:p>20308</text:p>
          </table:table-cell>
          <table:table-cell table:formula="of:=[.C138]/1000" office:value-type="float" office:value="20.308" calcext:value-type="float">
            <text:p>20.308</text:p>
          </table:table-cell>
          <table:table-cell table:formula="of:=[.B138]/1000000000" office:value-type="float" office:value="1.622051568" calcext:value-type="float">
            <text:p>1.622051568</text:p>
          </table:table-cell>
          <table:table-cell table:formula="of:=INT([.B138]/(1920*1920))" office:value-type="float" office:value="440" calcext:value-type="float">
            <text:p>4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75_embryo_2_MVL__C0__A270.tif</text:p>
          </table:table-cell>
          <table:table-cell office:value-type="float" office:value="1301327199.5" calcext:value-type="float">
            <text:p>1301327199.5</text:p>
          </table:table-cell>
          <table:table-cell office:value-type="float" office:value="15428" calcext:value-type="float">
            <text:p>15428</text:p>
          </table:table-cell>
          <table:table-cell table:formula="of:=[.C139]/1000" office:value-type="float" office:value="15.428" calcext:value-type="float">
            <text:p>15.428</text:p>
          </table:table-cell>
          <table:table-cell table:formula="of:=[.B139]/1000000000" office:value-type="float" office:value="1.3013271995" calcext:value-type="float">
            <text:p>1.3013271995</text:p>
          </table:table-cell>
          <table:table-cell table:formula="of:=INT([.B139]/(1920*1920))" office:value-type="float" office:value="353" calcext:value-type="float">
            <text:p>3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SFM__E75_embryo_2_MVL__C1__A000.tif</text:p>
          </table:table-cell>
          <table:table-cell office:value-type="float" office:value="3347248576" calcext:value-type="float">
            <text:p>3347248576</text:p>
          </table:table-cell>
          <table:table-cell office:value-type="float" office:value="20308" calcext:value-type="float">
            <text:p>20308</text:p>
          </table:table-cell>
          <table:table-cell table:formula="of:=[.C140]/1000" office:value-type="float" office:value="20.308" calcext:value-type="float">
            <text:p>20.308</text:p>
          </table:table-cell>
          <table:table-cell table:formula="of:=[.B140]/1000000000" office:value-type="float" office:value="3.347248576" calcext:value-type="float">
            <text:p>3.347248576</text:p>
          </table:table-cell>
          <table:table-cell table:formula="of:=INT([.B140]/(1920*1920))" office:value-type="float" office:value="907" calcext:value-type="float">
            <text:p>90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75_embryo_2_MVL__C1__A000.tif</text:p>
          </table:table-cell>
          <table:table-cell office:value-type="float" office:value="2650518976" calcext:value-type="float">
            <text:p>2650518976</text:p>
          </table:table-cell>
          <table:table-cell office:value-type="float" office:value="15428" calcext:value-type="float">
            <text:p>15428</text:p>
          </table:table-cell>
          <table:table-cell table:formula="of:=[.C141]/1000" office:value-type="float" office:value="15.428" calcext:value-type="float">
            <text:p>15.428</text:p>
          </table:table-cell>
          <table:table-cell table:formula="of:=[.B141]/1000000000" office:value-type="float" office:value="2.650518976" calcext:value-type="float">
            <text:p>2.650518976</text:p>
          </table:table-cell>
          <table:table-cell table:formula="of:=INT([.B141]/(1920*1920))" office:value-type="float" office:value="718" calcext:value-type="float">
            <text:p>7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SFM__E75_embryo_2_MVL__C1__A090.tif</text:p>
          </table:table-cell>
          <table:table-cell office:value-type="float" office:value="1474592088.5" calcext:value-type="float">
            <text:p>1474592088.5</text:p>
          </table:table-cell>
          <table:table-cell office:value-type="float" office:value="20308" calcext:value-type="float">
            <text:p>20308</text:p>
          </table:table-cell>
          <table:table-cell table:formula="of:=[.C142]/1000" office:value-type="float" office:value="20.308" calcext:value-type="float">
            <text:p>20.308</text:p>
          </table:table-cell>
          <table:table-cell table:formula="of:=[.B142]/1000000000" office:value-type="float" office:value="1.4745920885" calcext:value-type="float">
            <text:p>1.4745920885</text:p>
          </table:table-cell>
          <table:table-cell table:formula="of:=INT([.B142]/(1920*1920))"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SFM__E75_embryo_2_MVL__C1__A090.tif</text:p>
          </table:table-cell>
          <table:table-cell office:value-type="float" office:value="1128062310" calcext:value-type="float">
            <text:p>1128062310</text:p>
          </table:table-cell>
          <table:table-cell office:value-type="float" office:value="25187" calcext:value-type="float">
            <text:p>25187</text:p>
          </table:table-cell>
          <table:table-cell table:formula="of:=[.C143]/1000" office:value-type="float" office:value="25.187" calcext:value-type="float">
            <text:p>25.187</text:p>
          </table:table-cell>
          <table:table-cell table:formula="of:=[.B143]/1000000000" office:value-type="float" office:value="1.12806231" calcext:value-type="float">
            <text:p>1.12806231</text:p>
          </table:table-cell>
          <table:table-cell table:formula="of:=INT([.B143]/(1920*1920))" office:value-type="float" office:value="306" calcext:value-type="float">
            <text:p>3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SFM__E75_embryo_2_MVL__C1__A270.tif</text:p>
          </table:table-cell>
          <table:table-cell office:value-type="float" office:value="1622051568.5" calcext:value-type="float">
            <text:p>1622051568.5</text:p>
          </table:table-cell>
          <table:table-cell office:value-type="float" office:value="20308" calcext:value-type="float">
            <text:p>20308</text:p>
          </table:table-cell>
          <table:table-cell table:formula="of:=[.C144]/1000" office:value-type="float" office:value="20.308" calcext:value-type="float">
            <text:p>20.308</text:p>
          </table:table-cell>
          <table:table-cell table:formula="of:=[.B144]/1000000000" office:value-type="float" office:value="1.6220515685" calcext:value-type="float">
            <text:p>1.6220515685</text:p>
          </table:table-cell>
          <table:table-cell table:formula="of:=INT([.B144]/(1920*1920))" office:value-type="float" office:value="440" calcext:value-type="float">
            <text:p>4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75_embryo_2_MVL__C1__A270.tif</text:p>
          </table:table-cell>
          <table:table-cell office:value-type="float" office:value="1301327200" calcext:value-type="float">
            <text:p>1301327200</text:p>
          </table:table-cell>
          <table:table-cell office:value-type="float" office:value="15428" calcext:value-type="float">
            <text:p>15428</text:p>
          </table:table-cell>
          <table:table-cell table:formula="of:=[.C145]/1000" office:value-type="float" office:value="15.428" calcext:value-type="float">
            <text:p>15.428</text:p>
          </table:table-cell>
          <table:table-cell table:formula="of:=[.B145]/1000000000" office:value-type="float" office:value="1.3013272" calcext:value-type="float">
            <text:p>1.3013272</text:p>
          </table:table-cell>
          <table:table-cell table:formula="of:=INT([.B145]/(1920*1920))" office:value-type="float" office:value="353" calcext:value-type="float">
            <text:p>3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SFM__E75_embryo_2_MVL__C2__A000.tif</text:p>
          </table:table-cell>
          <table:table-cell office:value-type="float" office:value="3347248575.5" calcext:value-type="float">
            <text:p>3347248575.5</text:p>
          </table:table-cell>
          <table:table-cell office:value-type="float" office:value="20308" calcext:value-type="float">
            <text:p>20308</text:p>
          </table:table-cell>
          <table:table-cell table:formula="of:=[.C146]/1000" office:value-type="float" office:value="20.308" calcext:value-type="float">
            <text:p>20.308</text:p>
          </table:table-cell>
          <table:table-cell table:formula="of:=[.B146]/1000000000" office:value-type="float" office:value="3.3472485755" calcext:value-type="float">
            <text:p>3.3472485755</text:p>
          </table:table-cell>
          <table:table-cell table:formula="of:=INT([.B146]/(1920*1920))" office:value-type="float" office:value="907" calcext:value-type="float">
            <text:p>9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75_embryo_2_MVL__C2__A000.tif</text:p>
          </table:table-cell>
          <table:table-cell office:value-type="float" office:value="2650518975.5" calcext:value-type="float">
            <text:p>2650518975.5</text:p>
          </table:table-cell>
          <table:table-cell office:value-type="float" office:value="15428" calcext:value-type="float">
            <text:p>15428</text:p>
          </table:table-cell>
          <table:table-cell table:formula="of:=[.C147]/1000" office:value-type="float" office:value="15.428" calcext:value-type="float">
            <text:p>15.428</text:p>
          </table:table-cell>
          <table:table-cell table:formula="of:=[.B147]/1000000000" office:value-type="float" office:value="2.6505189755" calcext:value-type="float">
            <text:p>2.6505189755</text:p>
          </table:table-cell>
          <table:table-cell table:formula="of:=INT([.B147]/(1920*1920))" office:value-type="float" office:value="718" calcext:value-type="float">
            <text:p>71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SFM__E75_embryo_2_MVL__C2__A090.tif</text:p>
          </table:table-cell>
          <table:table-cell office:value-type="float" office:value="1128062310" calcext:value-type="float">
            <text:p>1128062310</text:p>
          </table:table-cell>
          <table:table-cell office:value-type="float" office:value="15428" calcext:value-type="float">
            <text:p>15428</text:p>
          </table:table-cell>
          <table:table-cell table:formula="of:=[.C148]/1000" office:value-type="float" office:value="15.428" calcext:value-type="float">
            <text:p>15.428</text:p>
          </table:table-cell>
          <table:table-cell table:formula="of:=[.B148]/1000000000" office:value-type="float" office:value="1.12806231" calcext:value-type="float">
            <text:p>1.12806231</text:p>
          </table:table-cell>
          <table:table-cell table:formula="of:=INT([.B148]/(1920*1920))" office:value-type="float" office:value="306" calcext:value-type="float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SFM__E75_embryo_2_MVL__C2__A090.tif</text:p>
          </table:table-cell>
          <table:table-cell office:value-type="float" office:value="1474592088.5" calcext:value-type="float">
            <text:p>1474592088.5</text:p>
          </table:table-cell>
          <table:table-cell office:value-type="float" office:value="20308" calcext:value-type="float">
            <text:p>20308</text:p>
          </table:table-cell>
          <table:table-cell table:formula="of:=[.C149]/1000" office:value-type="float" office:value="20.308" calcext:value-type="float">
            <text:p>20.308</text:p>
          </table:table-cell>
          <table:table-cell table:formula="of:=[.B149]/1000000000" office:value-type="float" office:value="1.4745920885" calcext:value-type="float">
            <text:p>1.4745920885</text:p>
          </table:table-cell>
          <table:table-cell table:formula="of:=INT([.B149]/(1920*1920))"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SFM__E75_embryo_2_MVL__C2__A270.tif</text:p>
          </table:table-cell>
          <table:table-cell office:value-type="float" office:value="1622051568.5" calcext:value-type="float">
            <text:p>1622051568.5</text:p>
          </table:table-cell>
          <table:table-cell office:value-type="float" office:value="20308" calcext:value-type="float">
            <text:p>20308</text:p>
          </table:table-cell>
          <table:table-cell table:formula="of:=[.C150]/1000" office:value-type="float" office:value="20.308" calcext:value-type="float">
            <text:p>20.308</text:p>
          </table:table-cell>
          <table:table-cell table:formula="of:=[.B150]/1000000000" office:value-type="float" office:value="1.6220515685" calcext:value-type="float">
            <text:p>1.6220515685</text:p>
          </table:table-cell>
          <table:table-cell table:formula="of:=INT([.B150]/(1920*1920))" office:value-type="float" office:value="440" calcext:value-type="float">
            <text:p>4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75_embryo_2_MVL__C2__A270.tif</text:p>
          </table:table-cell>
          <table:table-cell office:value-type="float" office:value="1301327200" calcext:value-type="float">
            <text:p>1301327200</text:p>
          </table:table-cell>
          <table:table-cell office:value-type="float" office:value="15428" calcext:value-type="float">
            <text:p>15428</text:p>
          </table:table-cell>
          <table:table-cell table:formula="of:=[.C151]/1000" office:value-type="float" office:value="15.428" calcext:value-type="float">
            <text:p>15.428</text:p>
          </table:table-cell>
          <table:table-cell table:formula="of:=[.B151]/1000000000" office:value-type="float" office:value="1.3013272" calcext:value-type="float">
            <text:p>1.3013272</text:p>
          </table:table-cell>
          <table:table-cell table:formula="of:=INT([.B151]/(1920*1920))" office:value-type="float" office:value="353" calcext:value-type="float">
            <text:p>3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SFM__E75_embryo_2_MVL__C3__A000.tif</text:p>
          </table:table-cell>
          <table:table-cell office:value-type="float" office:value="3347248575.5" calcext:value-type="float">
            <text:p>3347248575.5</text:p>
          </table:table-cell>
          <table:table-cell office:value-type="float" office:value="20308" calcext:value-type="float">
            <text:p>20308</text:p>
          </table:table-cell>
          <table:table-cell table:formula="of:=[.C152]/1000" office:value-type="float" office:value="20.308" calcext:value-type="float">
            <text:p>20.308</text:p>
          </table:table-cell>
          <table:table-cell table:formula="of:=[.B152]/1000000000" office:value-type="float" office:value="3.3472485755" calcext:value-type="float">
            <text:p>3.3472485755</text:p>
          </table:table-cell>
          <table:table-cell table:formula="of:=INT([.B152]/(1920*1920))" office:value-type="float" office:value="907" calcext:value-type="float">
            <text:p>90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75_embryo_2_MVL__C3__A000.tif</text:p>
          </table:table-cell>
          <table:table-cell office:value-type="float" office:value="2650518975.5" calcext:value-type="float">
            <text:p>2650518975.5</text:p>
          </table:table-cell>
          <table:table-cell office:value-type="float" office:value="15428" calcext:value-type="float">
            <text:p>15428</text:p>
          </table:table-cell>
          <table:table-cell table:formula="of:=[.C153]/1000" office:value-type="float" office:value="15.428" calcext:value-type="float">
            <text:p>15.428</text:p>
          </table:table-cell>
          <table:table-cell table:formula="of:=[.B153]/1000000000" office:value-type="float" office:value="2.6505189755" calcext:value-type="float">
            <text:p>2.6505189755</text:p>
          </table:table-cell>
          <table:table-cell table:formula="of:=INT([.B153]/(1920*1920))" office:value-type="float" office:value="718" calcext:value-type="float">
            <text:p>71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SFM__E75_embryo_2_MVL__C3__A090.tif</text:p>
          </table:table-cell>
          <table:table-cell office:value-type="float" office:value="1474592088.5" calcext:value-type="float">
            <text:p>1474592088.5</text:p>
          </table:table-cell>
          <table:table-cell office:value-type="float" office:value="20308" calcext:value-type="float">
            <text:p>20308</text:p>
          </table:table-cell>
          <table:table-cell table:formula="of:=[.C154]/1000" office:value-type="float" office:value="20.308" calcext:value-type="float">
            <text:p>20.308</text:p>
          </table:table-cell>
          <table:table-cell table:formula="of:=[.B154]/1000000000" office:value-type="float" office:value="1.4745920885" calcext:value-type="float">
            <text:p>1.4745920885</text:p>
          </table:table-cell>
          <table:table-cell table:formula="of:=INT([.B154]/(1920*1920))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SFM__E75_embryo_2_MVL__C3__A090.tif</text:p>
          </table:table-cell>
          <table:table-cell office:value-type="float" office:value="1128062310" calcext:value-type="float">
            <text:p>1128062310</text:p>
          </table:table-cell>
          <table:table-cell office:value-type="float" office:value="15428" calcext:value-type="float">
            <text:p>15428</text:p>
          </table:table-cell>
          <table:table-cell table:formula="of:=[.C155]/1000" office:value-type="float" office:value="15.428" calcext:value-type="float">
            <text:p>15.428</text:p>
          </table:table-cell>
          <table:table-cell table:formula="of:=[.B155]/1000000000" office:value-type="float" office:value="1.12806231" calcext:value-type="float">
            <text:p>1.12806231</text:p>
          </table:table-cell>
          <table:table-cell table:formula="of:=INT([.B155]/(1920*1920))" office:value-type="float" office:value="306" calcext:value-type="float">
            <text:p>3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SFM__E75_embryo_2_MVL__C3__A270.tif</text:p>
          </table:table-cell>
          <table:table-cell office:value-type="float" office:value="1622051568" calcext:value-type="float">
            <text:p>1622051568</text:p>
          </table:table-cell>
          <table:table-cell office:value-type="float" office:value="20308" calcext:value-type="float">
            <text:p>20308</text:p>
          </table:table-cell>
          <table:table-cell table:formula="of:=[.C156]/1000" office:value-type="float" office:value="20.308" calcext:value-type="float">
            <text:p>20.308</text:p>
          </table:table-cell>
          <table:table-cell table:formula="of:=[.B156]/1000000000" office:value-type="float" office:value="1.622051568" calcext:value-type="float">
            <text:p>1.622051568</text:p>
          </table:table-cell>
          <table:table-cell table:formula="of:=INT([.B156]/(1920*1920))" office:value-type="float" office:value="440" calcext:value-type="float">
            <text:p>4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SFM__E75_embryo_2_MVL__C3__A270.tif</text:p>
          </table:table-cell>
          <table:table-cell office:value-type="float" office:value="1301327199.5" calcext:value-type="float">
            <text:p>1301327199.5</text:p>
          </table:table-cell>
          <table:table-cell office:value-type="float" office:value="15428" calcext:value-type="float">
            <text:p>15428</text:p>
          </table:table-cell>
          <table:table-cell table:formula="of:=[.C157]/1000" office:value-type="float" office:value="15.428" calcext:value-type="float">
            <text:p>15.428</text:p>
          </table:table-cell>
          <table:table-cell table:formula="of:=[.B157]/1000000000" office:value-type="float" office:value="1.3013271995" calcext:value-type="float">
            <text:p>1.3013271995</text:p>
          </table:table-cell>
          <table:table-cell table:formula="of:=INT([.B157]/(1920*1920))" office:value-type="float" office:value="353" calcext:value-type="float">
            <text:p>3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SFM__E75_embryo_3_MVL__C0__A000.tif</text:p>
          </table:table-cell>
          <table:table-cell office:value-type="float" office:value="3015472575" calcext:value-type="float">
            <text:p>3015472575</text:p>
          </table:table-cell>
          <table:table-cell office:value-type="float" office:value="25187" calcext:value-type="float">
            <text:p>25187</text:p>
          </table:table-cell>
          <table:table-cell table:formula="of:=[.C158]/1000" office:value-type="float" office:value="25.187" calcext:value-type="float">
            <text:p>25.187</text:p>
          </table:table-cell>
          <table:table-cell table:formula="of:=[.B158]/1000000000" office:value-type="float" office:value="3.015472575" calcext:value-type="float">
            <text:p>3.015472575</text:p>
          </table:table-cell>
          <table:table-cell table:formula="of:=INT([.B158]/(1920*1920))" office:value-type="float" office:value="817" calcext:value-type="float">
            <text:p>8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SFM__E75_embryo_3_MVL__C0__A072.tif</text:p>
          </table:table-cell>
          <table:table-cell office:value-type="float" office:value="3951818175.5" calcext:value-type="float">
            <text:p>3951818175.5</text:p>
          </table:table-cell>
          <table:table-cell office:value-type="float" office:value="25187" calcext:value-type="float">
            <text:p>25187</text:p>
          </table:table-cell>
          <table:table-cell table:formula="of:=[.C159]/1000" office:value-type="float" office:value="25.187" calcext:value-type="float">
            <text:p>25.187</text:p>
          </table:table-cell>
          <table:table-cell table:formula="of:=[.B159]/1000000000" office:value-type="float" office:value="3.9518181755" calcext:value-type="float">
            <text:p>3.9518181755</text:p>
          </table:table-cell>
          <table:table-cell table:formula="of:=INT([.B159]/(1920*1920))" office:value-type="float" office:value="1071" calcext:value-type="float">
            <text:p>107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LSFM__E75_embryo_3_MVL__C0__A288.tif</text:p>
          </table:table-cell>
          <table:table-cell office:value-type="float" office:value="3948131776" calcext:value-type="float">
            <text:p>3948131776</text:p>
          </table:table-cell>
          <table:table-cell office:value-type="float" office:value="25187" calcext:value-type="float">
            <text:p>25187</text:p>
          </table:table-cell>
          <table:table-cell table:formula="of:=[.C160]/1000" office:value-type="float" office:value="25.187" calcext:value-type="float">
            <text:p>25.187</text:p>
          </table:table-cell>
          <table:table-cell table:formula="of:=[.B160]/1000000000" office:value-type="float" office:value="3.948131776" calcext:value-type="float">
            <text:p>3.948131776</text:p>
          </table:table-cell>
          <table:table-cell table:formula="of:=INT([.B160]/(1920*1920))" office:value-type="float" office:value="1070" calcext:value-type="float">
            <text:p>10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SFM__E75_embryo_3_MVL__C1__A000.tif</text:p>
          </table:table-cell>
          <table:table-cell office:value-type="float" office:value="3015472575.5" calcext:value-type="float">
            <text:p>3015472575.5</text:p>
          </table:table-cell>
          <table:table-cell office:value-type="float" office:value="25187" calcext:value-type="float">
            <text:p>25187</text:p>
          </table:table-cell>
          <table:table-cell table:formula="of:=[.C161]/1000" office:value-type="float" office:value="25.187" calcext:value-type="float">
            <text:p>25.187</text:p>
          </table:table-cell>
          <table:table-cell table:formula="of:=[.B161]/1000000000" office:value-type="float" office:value="3.0154725755" calcext:value-type="float">
            <text:p>3.0154725755</text:p>
          </table:table-cell>
          <table:table-cell table:formula="of:=INT([.B161]/(1920*1920))" office:value-type="float" office:value="817" calcext:value-type="float">
            <text:p>81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SFM__E75_embryo_3_MVL__C1__A072.tif</text:p>
          </table:table-cell>
          <table:table-cell office:value-type="float" office:value="3951818176.5" calcext:value-type="float">
            <text:p>3951818176.5</text:p>
          </table:table-cell>
          <table:table-cell office:value-type="float" office:value="25187" calcext:value-type="float">
            <text:p>25187</text:p>
          </table:table-cell>
          <table:table-cell table:formula="of:=[.C162]/1000" office:value-type="float" office:value="25.187" calcext:value-type="float">
            <text:p>25.187</text:p>
          </table:table-cell>
          <table:table-cell table:formula="of:=[.B162]/1000000000" office:value-type="float" office:value="3.9518181765" calcext:value-type="float">
            <text:p>3.9518181765</text:p>
          </table:table-cell>
          <table:table-cell table:formula="of:=INT([.B162]/(1920*1920))" office:value-type="float" office:value="1071" calcext:value-type="float">
            <text:p>107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LSFM__E75_embryo_3_MVL__C1__A288.tif</text:p>
          </table:table-cell>
          <table:table-cell office:value-type="float" office:value="3948131776.5" calcext:value-type="float">
            <text:p>3948131776.5</text:p>
          </table:table-cell>
          <table:table-cell office:value-type="float" office:value="25187" calcext:value-type="float">
            <text:p>25187</text:p>
          </table:table-cell>
          <table:table-cell table:formula="of:=[.C163]/1000" office:value-type="float" office:value="25.187" calcext:value-type="float">
            <text:p>25.187</text:p>
          </table:table-cell>
          <table:table-cell table:formula="of:=[.B163]/1000000000" office:value-type="float" office:value="3.9481317765" calcext:value-type="float">
            <text:p>3.9481317765</text:p>
          </table:table-cell>
          <table:table-cell table:formula="of:=INT([.B163]/(1920*1920))" office:value-type="float" office:value="1070" calcext:value-type="float">
            <text:p>107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SFM__E75_embryo_3_MVL__C2__A000.tif</text:p>
          </table:table-cell>
          <table:table-cell office:value-type="float" office:value="3015472575" calcext:value-type="float">
            <text:p>3015472575</text:p>
          </table:table-cell>
          <table:table-cell office:value-type="float" office:value="25187" calcext:value-type="float">
            <text:p>25187</text:p>
          </table:table-cell>
          <table:table-cell table:formula="of:=[.C164]/1000" office:value-type="float" office:value="25.187" calcext:value-type="float">
            <text:p>25.187</text:p>
          </table:table-cell>
          <table:table-cell table:formula="of:=[.B164]/1000000000" office:value-type="float" office:value="3.015472575" calcext:value-type="float">
            <text:p>3.015472575</text:p>
          </table:table-cell>
          <table:table-cell table:formula="of:=INT([.B164]/(1920*1920))" office:value-type="float" office:value="817" calcext:value-type="float">
            <text:p>8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LSFM__E75_embryo_3_MVL__C2__A072.tif</text:p>
          </table:table-cell>
          <table:table-cell office:value-type="float" office:value="3951818176.5" calcext:value-type="float">
            <text:p>3951818176.5</text:p>
          </table:table-cell>
          <table:table-cell office:value-type="float" office:value="25187" calcext:value-type="float">
            <text:p>25187</text:p>
          </table:table-cell>
          <table:table-cell table:formula="of:=[.C165]/1000" office:value-type="float" office:value="25.187" calcext:value-type="float">
            <text:p>25.187</text:p>
          </table:table-cell>
          <table:table-cell table:formula="of:=[.B165]/1000000000" office:value-type="float" office:value="3.9518181765" calcext:value-type="float">
            <text:p>3.9518181765</text:p>
          </table:table-cell>
          <table:table-cell table:formula="of:=INT([.B165]/(1920*1920))" office:value-type="float" office:value="1071" calcext:value-type="float">
            <text:p>107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SFM__E75_embryo_3_MVL__C2__A288.tif</text:p>
          </table:table-cell>
          <table:table-cell office:value-type="float" office:value="3948131776" calcext:value-type="float">
            <text:p>3948131776</text:p>
          </table:table-cell>
          <table:table-cell office:value-type="float" office:value="25187" calcext:value-type="float">
            <text:p>25187</text:p>
          </table:table-cell>
          <table:table-cell table:formula="of:=[.C166]/1000" office:value-type="float" office:value="25.187" calcext:value-type="float">
            <text:p>25.187</text:p>
          </table:table-cell>
          <table:table-cell table:formula="of:=[.B166]/1000000000" office:value-type="float" office:value="3.948131776" calcext:value-type="float">
            <text:p>3.948131776</text:p>
          </table:table-cell>
          <table:table-cell table:formula="of:=INT([.B166]/(1920*1920))" office:value-type="float" office:value="1070" calcext:value-type="float">
            <text:p>107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SFM__E75_embryo_3_MVL__C3__A000.tif</text:p>
          </table:table-cell>
          <table:table-cell office:value-type="float" office:value="3015472575" calcext:value-type="float">
            <text:p>3015472575</text:p>
          </table:table-cell>
          <table:table-cell office:value-type="float" office:value="25187" calcext:value-type="float">
            <text:p>25187</text:p>
          </table:table-cell>
          <table:table-cell table:formula="of:=[.C167]/1000" office:value-type="float" office:value="25.187" calcext:value-type="float">
            <text:p>25.187</text:p>
          </table:table-cell>
          <table:table-cell table:formula="of:=[.B167]/1000000000" office:value-type="float" office:value="3.015472575" calcext:value-type="float">
            <text:p>3.015472575</text:p>
          </table:table-cell>
          <table:table-cell table:formula="of:=INT([.B167]/(1920*1920))" office:value-type="float" office:value="817" calcext:value-type="float">
            <text:p>81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LSFM__E75_embryo_3_MVL__C3__A072.tif</text:p>
          </table:table-cell>
          <table:table-cell office:value-type="float" office:value="3951818176" calcext:value-type="float">
            <text:p>3951818176</text:p>
          </table:table-cell>
          <table:table-cell office:value-type="float" office:value="25187" calcext:value-type="float">
            <text:p>25187</text:p>
          </table:table-cell>
          <table:table-cell table:formula="of:=[.C168]/1000" office:value-type="float" office:value="25.187" calcext:value-type="float">
            <text:p>25.187</text:p>
          </table:table-cell>
          <table:table-cell table:formula="of:=[.B168]/1000000000" office:value-type="float" office:value="3.951818176" calcext:value-type="float">
            <text:p>3.951818176</text:p>
          </table:table-cell>
          <table:table-cell table:formula="of:=INT([.B168]/(1920*1920))" office:value-type="float" office:value="1071" calcext:value-type="float">
            <text:p>107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LSFM__E75_embryo_3_MVL__C3__A288.tif</text:p>
          </table:table-cell>
          <table:table-cell office:value-type="float" office:value="3948131776" calcext:value-type="float">
            <text:p>3948131776</text:p>
          </table:table-cell>
          <table:table-cell office:value-type="float" office:value="25187" calcext:value-type="float">
            <text:p>25187</text:p>
          </table:table-cell>
          <table:table-cell table:formula="of:=[.C169]/1000" office:value-type="float" office:value="25.187" calcext:value-type="float">
            <text:p>25.187</text:p>
          </table:table-cell>
          <table:table-cell table:formula="of:=[.B169]/1000000000" office:value-type="float" office:value="3.948131776" calcext:value-type="float">
            <text:p>3.948131776</text:p>
          </table:table-cell>
          <table:table-cell table:formula="of:=INT([.B169]/(1920*1920))" office:value-type="float" office:value="1070" calcext:value-type="float">
            <text:p>107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SFM__E775_embryo_1_MVL_tdT_Mef2c_DAPI_Cre__C0__A036.tif</text:p>
          </table:table-cell>
          <table:table-cell office:value-type="float" office:value="2038624599.5" calcext:value-type="float">
            <text:p>2038624599.5</text:p>
          </table:table-cell>
          <table:table-cell office:value-type="float" office:value="45492" calcext:value-type="float">
            <text:p>45492</text:p>
          </table:table-cell>
          <table:table-cell table:formula="of:=[.C170]/1000" office:value-type="float" office:value="45.492" calcext:value-type="float">
            <text:p>45.492</text:p>
          </table:table-cell>
          <table:table-cell table:formula="of:=[.B170]/1000000000" office:value-type="float" office:value="2.0386245995" calcext:value-type="float">
            <text:p>2.0386245995</text:p>
          </table:table-cell>
          <table:table-cell table:formula="of:=INT([.B170]/(1920*1920))" office:value-type="float" office:value="553" calcext:value-type="float">
            <text:p>5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SFM__E775_embryo_1_MVL_tdT_Mef2c_DAPI_Cre__C0__A324.tif</text:p>
          </table:table-cell>
          <table:table-cell office:value-type="float" office:value="3000726975.5" calcext:value-type="float">
            <text:p>3000726975.5</text:p>
          </table:table-cell>
          <table:table-cell office:value-type="float" office:value="45492" calcext:value-type="float">
            <text:p>45492</text:p>
          </table:table-cell>
          <table:table-cell table:formula="of:=[.C171]/1000" office:value-type="float" office:value="45.492" calcext:value-type="float">
            <text:p>45.492</text:p>
          </table:table-cell>
          <table:table-cell table:formula="of:=[.B171]/1000000000" office:value-type="float" office:value="3.0007269755" calcext:value-type="float">
            <text:p>3.0007269755</text:p>
          </table:table-cell>
          <table:table-cell table:formula="of:=INT([.B171]/(1920*1920))" office:value-type="float" office:value="813" calcext:value-type="float">
            <text:p>8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SFM__E775_embryo_1_MVL_tdT_Mef2c_DAPI_Cre__C1__A036.tif</text:p>
          </table:table-cell>
          <table:table-cell office:value-type="float" office:value="2038624600" calcext:value-type="float">
            <text:p>2038624600</text:p>
          </table:table-cell>
          <table:table-cell office:value-type="float" office:value="45492" calcext:value-type="float">
            <text:p>45492</text:p>
          </table:table-cell>
          <table:table-cell table:formula="of:=[.C172]/1000" office:value-type="float" office:value="45.492" calcext:value-type="float">
            <text:p>45.492</text:p>
          </table:table-cell>
          <table:table-cell table:formula="of:=[.B172]/1000000000" office:value-type="float" office:value="2.0386246" calcext:value-type="float">
            <text:p>2.0386246</text:p>
          </table:table-cell>
          <table:table-cell table:formula="of:=INT([.B172]/(1920*1920))" office:value-type="float" office:value="553" calcext:value-type="float">
            <text:p>5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SFM__E775_embryo_1_MVL_tdT_Mef2c_DAPI_Cre__C1__A324.tif</text:p>
          </table:table-cell>
          <table:table-cell office:value-type="float" office:value="3000726975.5" calcext:value-type="float">
            <text:p>3000726975.5</text:p>
          </table:table-cell>
          <table:table-cell office:value-type="float" office:value="45492" calcext:value-type="float">
            <text:p>45492</text:p>
          </table:table-cell>
          <table:table-cell table:formula="of:=[.C173]/1000" office:value-type="float" office:value="45.492" calcext:value-type="float">
            <text:p>45.492</text:p>
          </table:table-cell>
          <table:table-cell table:formula="of:=[.B173]/1000000000" office:value-type="float" office:value="3.0007269755" calcext:value-type="float">
            <text:p>3.0007269755</text:p>
          </table:table-cell>
          <table:table-cell table:formula="of:=INT([.B173]/(1920*1920))" office:value-type="float" office:value="813" calcext:value-type="float">
            <text:p>8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775_embryo_1_MVL_tdT_Mef2c_DAPI_Cre__C2__A036.tif</text:p>
          </table:table-cell>
          <table:table-cell office:value-type="float" office:value="2038624600" calcext:value-type="float">
            <text:p>2038624600</text:p>
          </table:table-cell>
          <table:table-cell office:value-type="float" office:value="45492" calcext:value-type="float">
            <text:p>45492</text:p>
          </table:table-cell>
          <table:table-cell table:formula="of:=[.C174]/1000" office:value-type="float" office:value="45.492" calcext:value-type="float">
            <text:p>45.492</text:p>
          </table:table-cell>
          <table:table-cell table:formula="of:=[.B174]/1000000000" office:value-type="float" office:value="2.0386246" calcext:value-type="float">
            <text:p>2.0386246</text:p>
          </table:table-cell>
          <table:table-cell table:formula="of:=INT([.B174]/(1920*1920))" office:value-type="float" office:value="553" calcext:value-type="float">
            <text:p>5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SFM__E775_embryo_1_MVL_tdT_Mef2c_DAPI_Cre__C3__A036.tif</text:p>
          </table:table-cell>
          <table:table-cell office:value-type="float" office:value="2038624600" calcext:value-type="float">
            <text:p>2038624600</text:p>
          </table:table-cell>
          <table:table-cell office:value-type="float" office:value="45492" calcext:value-type="float">
            <text:p>45492</text:p>
          </table:table-cell>
          <table:table-cell table:formula="of:=[.C175]/1000" office:value-type="float" office:value="45.492" calcext:value-type="float">
            <text:p>45.492</text:p>
          </table:table-cell>
          <table:table-cell table:formula="of:=[.B175]/1000000000" office:value-type="float" office:value="2.0386246" calcext:value-type="float">
            <text:p>2.0386246</text:p>
          </table:table-cell>
          <table:table-cell table:formula="of:=INT([.B175]/(1920*1920))" office:value-type="float" office:value="553" calcext:value-type="float">
            <text:p>5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SFM__E775_embryo_1_MVL_tdT_Mef2c_DAPI_Cre_redo-reverse-MVL-order__C0__A000.tif</text:p>
          </table:table-cell>
          <table:table-cell office:value-type="float" office:value="2152854976" calcext:value-type="float">
            <text:p>2152854976</text:p>
          </table:table-cell>
          <table:table-cell office:value-type="float" office:value="20308" calcext:value-type="float">
            <text:p>20308</text:p>
          </table:table-cell>
          <table:table-cell table:formula="of:=[.C176]/1000" office:value-type="float" office:value="20.308" calcext:value-type="float">
            <text:p>20.308</text:p>
          </table:table-cell>
          <table:table-cell table:formula="of:=[.B176]/1000000000" office:value-type="float" office:value="2.152854976" calcext:value-type="float">
            <text:p>2.152854976</text:p>
          </table:table-cell>
          <table:table-cell table:formula="of:=INT([.B176]/(1920*1920))" office:value-type="float" office:value="583" calcext:value-type="float">
            <text:p>5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SFM__E775_embryo_1_MVL_tdT_Mef2c_DAPI_Cre_redo-reverse-MVL-order__C0__A072.tif</text:p>
          </table:table-cell>
          <table:table-cell office:value-type="float" office:value="2764797375" calcext:value-type="float">
            <text:p>2764797375</text:p>
          </table:table-cell>
          <table:table-cell office:value-type="float" office:value="20308" calcext:value-type="float">
            <text:p>20308</text:p>
          </table:table-cell>
          <table:table-cell table:formula="of:=[.C177]/1000" office:value-type="float" office:value="20.308" calcext:value-type="float">
            <text:p>20.308</text:p>
          </table:table-cell>
          <table:table-cell table:formula="of:=[.B177]/1000000000" office:value-type="float" office:value="2.764797375" calcext:value-type="float">
            <text:p>2.764797375</text:p>
          </table:table-cell>
          <table:table-cell table:formula="of:=INT([.B177]/(1920*1920))" office:value-type="float" office:value="749" calcext:value-type="float">
            <text:p>7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SFM__E775_embryo_1_MVL_tdT_Mef2c_DAPI_Cre_redo-reverse-MVL-order__C0__A288.tif</text:p>
          </table:table-cell>
          <table:table-cell office:value-type="float" office:value="3059709375.5" calcext:value-type="float">
            <text:p>3059709375.5</text:p>
          </table:table-cell>
          <table:table-cell office:value-type="float" office:value="20308" calcext:value-type="float">
            <text:p>20308</text:p>
          </table:table-cell>
          <table:table-cell table:formula="of:=[.C178]/1000" office:value-type="float" office:value="20.308" calcext:value-type="float">
            <text:p>20.308</text:p>
          </table:table-cell>
          <table:table-cell table:formula="of:=[.B178]/1000000000" office:value-type="float" office:value="3.0597093755" calcext:value-type="float">
            <text:p>3.0597093755</text:p>
          </table:table-cell>
          <table:table-cell table:formula="of:=INT([.B178]/(1920*1920))" office:value-type="float" office:value="829" calcext:value-type="float">
            <text:p>82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SFM__E775_embryo_1_MVL_tdT_Mef2c_DAPI_Cre_redo-reverse-MVL-order__C1__A000.tif</text:p>
          </table:table-cell>
          <table:table-cell office:value-type="float" office:value="2152854976" calcext:value-type="float">
            <text:p>2152854976</text:p>
          </table:table-cell>
          <table:table-cell office:value-type="float" office:value="20308" calcext:value-type="float">
            <text:p>20308</text:p>
          </table:table-cell>
          <table:table-cell table:formula="of:=[.C179]/1000" office:value-type="float" office:value="20.308" calcext:value-type="float">
            <text:p>20.308</text:p>
          </table:table-cell>
          <table:table-cell table:formula="of:=[.B179]/1000000000" office:value-type="float" office:value="2.152854976" calcext:value-type="float">
            <text:p>2.152854976</text:p>
          </table:table-cell>
          <table:table-cell table:formula="of:=INT([.B179]/(1920*1920))" office:value-type="float" office:value="583" calcext:value-type="float">
            <text:p>58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SFM__E775_embryo_1_MVL_tdT_Mef2c_DAPI_Cre_redo-reverse-MVL-order__C1__A072.tif</text:p>
          </table:table-cell>
          <table:table-cell office:value-type="float" office:value="2764797375" calcext:value-type="float">
            <text:p>2764797375</text:p>
          </table:table-cell>
          <table:table-cell office:value-type="float" office:value="20308" calcext:value-type="float">
            <text:p>20308</text:p>
          </table:table-cell>
          <table:table-cell table:formula="of:=[.C180]/1000" office:value-type="float" office:value="20.308" calcext:value-type="float">
            <text:p>20.308</text:p>
          </table:table-cell>
          <table:table-cell table:formula="of:=[.B180]/1000000000" office:value-type="float" office:value="2.764797375" calcext:value-type="float">
            <text:p>2.764797375</text:p>
          </table:table-cell>
          <table:table-cell table:formula="of:=INT([.B180]/(1920*1920))" office:value-type="float" office:value="749" calcext:value-type="float">
            <text:p>74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LSFM__E775_embryo_1_MVL_tdT_Mef2c_DAPI_Cre_redo-reverse-MVL-order__C1__A288.tif</text:p>
          </table:table-cell>
          <table:table-cell office:value-type="float" office:value="3059709375.5" calcext:value-type="float">
            <text:p>3059709375.5</text:p>
          </table:table-cell>
          <table:table-cell office:value-type="float" office:value="20308" calcext:value-type="float">
            <text:p>20308</text:p>
          </table:table-cell>
          <table:table-cell table:formula="of:=[.C181]/1000" office:value-type="float" office:value="20.308" calcext:value-type="float">
            <text:p>20.308</text:p>
          </table:table-cell>
          <table:table-cell table:formula="of:=[.B181]/1000000000" office:value-type="float" office:value="3.0597093755" calcext:value-type="float">
            <text:p>3.0597093755</text:p>
          </table:table-cell>
          <table:table-cell table:formula="of:=INT([.B181]/(1920*1920))" office:value-type="float" office:value="829" calcext:value-type="float">
            <text:p>8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775_embryo_1_MVL_tdT_Mef2c_DAPI_Cre_redo-reverse-MVL-order__C2__A000.tif</text:p>
          </table:table-cell>
          <table:table-cell office:value-type="float" office:value="2152854976" calcext:value-type="float">
            <text:p>2152854976</text:p>
          </table:table-cell>
          <table:table-cell office:value-type="float" office:value="20308" calcext:value-type="float">
            <text:p>20308</text:p>
          </table:table-cell>
          <table:table-cell table:formula="of:=[.C182]/1000" office:value-type="float" office:value="20.308" calcext:value-type="float">
            <text:p>20.308</text:p>
          </table:table-cell>
          <table:table-cell table:formula="of:=[.B182]/1000000000" office:value-type="float" office:value="2.152854976" calcext:value-type="float">
            <text:p>2.152854976</text:p>
          </table:table-cell>
          <table:table-cell table:formula="of:=INT([.B182]/(1920*1920))" office:value-type="float" office:value="583" calcext:value-type="float">
            <text:p>58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SFM__E775_embryo_1_MVL_tdT_Mef2c_DAPI_Cre_redo-reverse-MVL-order__C2__A072.tif</text:p>
          </table:table-cell>
          <table:table-cell office:value-type="float" office:value="2764797375" calcext:value-type="float">
            <text:p>2764797375</text:p>
          </table:table-cell>
          <table:table-cell office:value-type="float" office:value="20308" calcext:value-type="float">
            <text:p>20308</text:p>
          </table:table-cell>
          <table:table-cell table:formula="of:=[.C183]/1000" office:value-type="float" office:value="20.308" calcext:value-type="float">
            <text:p>20.308</text:p>
          </table:table-cell>
          <table:table-cell table:formula="of:=[.B183]/1000000000" office:value-type="float" office:value="2.764797375" calcext:value-type="float">
            <text:p>2.764797375</text:p>
          </table:table-cell>
          <table:table-cell table:formula="of:=INT([.B183]/(1920*1920))" office:value-type="float" office:value="749" calcext:value-type="float">
            <text:p>74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LSFM__E775_embryo_1_MVL_tdT_Mef2c_DAPI_Cre_redo-reverse-MVL-order__C2__A288.tif</text:p>
          </table:table-cell>
          <table:table-cell office:value-type="float" office:value="3059709376" calcext:value-type="float">
            <text:p>3059709376</text:p>
          </table:table-cell>
          <table:table-cell office:value-type="float" office:value="20308" calcext:value-type="float">
            <text:p>20308</text:p>
          </table:table-cell>
          <table:table-cell table:formula="of:=[.C184]/1000" office:value-type="float" office:value="20.308" calcext:value-type="float">
            <text:p>20.308</text:p>
          </table:table-cell>
          <table:table-cell table:formula="of:=[.B184]/1000000000" office:value-type="float" office:value="3.059709376" calcext:value-type="float">
            <text:p>3.059709376</text:p>
          </table:table-cell>
          <table:table-cell table:formula="of:=INT([.B184]/(1920*1920))" office:value-type="float" office:value="829" calcext:value-type="float">
            <text:p>82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LSFM__E775_embryo_1_MVL_tdT_Mef2c_DAPI_Cre_redo-reverse-MVL-order__C3__A000.tif</text:p>
          </table:table-cell>
          <table:table-cell office:value-type="float" office:value="2152854976" calcext:value-type="float">
            <text:p>2152854976</text:p>
          </table:table-cell>
          <table:table-cell office:value-type="float" office:value="20308" calcext:value-type="float">
            <text:p>20308</text:p>
          </table:table-cell>
          <table:table-cell table:formula="of:=[.C185]/1000" office:value-type="float" office:value="20.308" calcext:value-type="float">
            <text:p>20.308</text:p>
          </table:table-cell>
          <table:table-cell table:formula="of:=[.B185]/1000000000" office:value-type="float" office:value="2.152854976" calcext:value-type="float">
            <text:p>2.152854976</text:p>
          </table:table-cell>
          <table:table-cell table:formula="of:=INT([.B185]/(1920*1920))" office:value-type="float" office:value="583" calcext:value-type="float">
            <text:p>58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SFM__E775_embryo_1_MVL_tdT_Mef2c_DAPI_Cre_redo-reverse-MVL-order__C3__A072.tif</text:p>
          </table:table-cell>
          <table:table-cell office:value-type="float" office:value="2764797375.5" calcext:value-type="float">
            <text:p>2764797375.5</text:p>
          </table:table-cell>
          <table:table-cell office:value-type="float" office:value="20308" calcext:value-type="float">
            <text:p>20308</text:p>
          </table:table-cell>
          <table:table-cell table:formula="of:=[.C186]/1000" office:value-type="float" office:value="20.308" calcext:value-type="float">
            <text:p>20.308</text:p>
          </table:table-cell>
          <table:table-cell table:formula="of:=[.B186]/1000000000" office:value-type="float" office:value="2.7647973755" calcext:value-type="float">
            <text:p>2.7647973755</text:p>
          </table:table-cell>
          <table:table-cell table:formula="of:=INT([.B186]/(1920*1920))" office:value-type="float" office:value="749" calcext:value-type="float">
            <text:p>74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SFM__E775_embryo_1_MVL_tdT_Mef2c_DAPI_Cre_redo-reverse-MVL-order__C3__A288.tif</text:p>
          </table:table-cell>
          <table:table-cell office:value-type="float" office:value="3059709376" calcext:value-type="float">
            <text:p>3059709376</text:p>
          </table:table-cell>
          <table:table-cell office:value-type="float" office:value="20308" calcext:value-type="float">
            <text:p>20308</text:p>
          </table:table-cell>
          <table:table-cell table:formula="of:=[.C187]/1000" office:value-type="float" office:value="20.308" calcext:value-type="float">
            <text:p>20.308</text:p>
          </table:table-cell>
          <table:table-cell table:formula="of:=[.B187]/1000000000" office:value-type="float" office:value="3.059709376" calcext:value-type="float">
            <text:p>3.059709376</text:p>
          </table:table-cell>
          <table:table-cell table:formula="of:=INT([.B187]/(1920*1920))" office:value-type="float" office:value="829" calcext:value-type="float">
            <text:p>82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SFM__E775_embryo_1_tdT_Mef2c_DAPI_Cre_redo-front-only-higher-mag__C0__A000.tif</text:p>
          </table:table-cell>
          <table:table-cell office:value-type="float" office:value="3037590976" calcext:value-type="float">
            <text:p>3037590976</text:p>
          </table:table-cell>
          <table:table-cell office:value-type="float" office:value="62164" calcext:value-type="float">
            <text:p>62164</text:p>
          </table:table-cell>
          <table:table-cell table:formula="of:=[.C188]/1000" office:value-type="float" office:value="62.164" calcext:value-type="float">
            <text:p>62.164</text:p>
          </table:table-cell>
          <table:table-cell table:formula="of:=[.B188]/1000000000" office:value-type="float" office:value="3.037590976" calcext:value-type="float">
            <text:p>3.037590976</text:p>
          </table:table-cell>
          <table:table-cell table:formula="of:=INT([.B188]/(1920*1920))" office:value-type="float" office:value="823" calcext:value-type="float">
            <text:p>8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SFM__E775_embryo_1_tdT_Mef2c_DAPI_Cre_redo-front-only-higher-mag__C1__A000.tif</text:p>
          </table:table-cell>
          <table:table-cell office:value-type="float" office:value="3037590976" calcext:value-type="float">
            <text:p>3037590976</text:p>
          </table:table-cell>
          <table:table-cell office:value-type="float" office:value="62164" calcext:value-type="float">
            <text:p>62164</text:p>
          </table:table-cell>
          <table:table-cell table:formula="of:=[.C189]/1000" office:value-type="float" office:value="62.164" calcext:value-type="float">
            <text:p>62.164</text:p>
          </table:table-cell>
          <table:table-cell table:formula="of:=[.B189]/1000000000" office:value-type="float" office:value="3.037590976" calcext:value-type="float">
            <text:p>3.037590976</text:p>
          </table:table-cell>
          <table:table-cell table:formula="of:=INT([.B189]/(1920*1920))" office:value-type="float" office:value="823" calcext:value-type="float">
            <text:p>8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775_embryo_1_tdT_Mef2c_DAPI_Cre_redo-front-only-higher-mag__C2__A000.tif</text:p>
          </table:table-cell>
          <table:table-cell office:value-type="float" office:value="3037590976" calcext:value-type="float">
            <text:p>3037590976</text:p>
          </table:table-cell>
          <table:table-cell office:value-type="float" office:value="62164" calcext:value-type="float">
            <text:p>62164</text:p>
          </table:table-cell>
          <table:table-cell table:formula="of:=[.C190]/1000" office:value-type="float" office:value="62.164" calcext:value-type="float">
            <text:p>62.164</text:p>
          </table:table-cell>
          <table:table-cell table:formula="of:=[.B190]/1000000000" office:value-type="float" office:value="3.037590976" calcext:value-type="float">
            <text:p>3.037590976</text:p>
          </table:table-cell>
          <table:table-cell table:formula="of:=INT([.B190]/(1920*1920))" office:value-type="float" office:value="823" calcext:value-type="float">
            <text:p>82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SFM__E775_embryo_1_tdT_Mef2c_DAPI_Cre_redo-front-only-higher-mag__C3__A000.tif</text:p>
          </table:table-cell>
          <table:table-cell office:value-type="float" office:value="3037590976" calcext:value-type="float">
            <text:p>3037590976</text:p>
          </table:table-cell>
          <table:table-cell office:value-type="float" office:value="62164" calcext:value-type="float">
            <text:p>62164</text:p>
          </table:table-cell>
          <table:table-cell table:formula="of:=[.C191]/1000" office:value-type="float" office:value="62.164" calcext:value-type="float">
            <text:p>62.164</text:p>
          </table:table-cell>
          <table:table-cell table:formula="of:=[.B191]/1000000000" office:value-type="float" office:value="3.037590976" calcext:value-type="float">
            <text:p>3.037590976</text:p>
          </table:table-cell>
          <table:table-cell table:formula="of:=INT([.B191]/(1920*1920))" office:value-type="float" office:value="823" calcext:value-type="float">
            <text:p>82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SFM__E80_embryo_3_1som_MVL_tdT_GFP_Mef2c_Cre__C0__A000.tif</text:p>
          </table:table-cell>
          <table:table-cell office:value-type="float" office:value="3129750975.5" calcext:value-type="float">
            <text:p>3129750975.5</text:p>
          </table:table-cell>
          <table:table-cell office:value-type="float" office:value="37156" calcext:value-type="float">
            <text:p>37156</text:p>
          </table:table-cell>
          <table:table-cell table:formula="of:=[.C192]/1000" office:value-type="float" office:value="37.156" calcext:value-type="float">
            <text:p>37.156</text:p>
          </table:table-cell>
          <table:table-cell table:formula="of:=[.B192]/1000000000" office:value-type="float" office:value="3.1297509755" calcext:value-type="float">
            <text:p>3.1297509755</text:p>
          </table:table-cell>
          <table:table-cell table:formula="of:=INT([.B192]/(1920*1920))" office:value-type="float" office:value="848" calcext:value-type="float">
            <text:p>8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SFM__E80_embryo_3_1som_MVL_tdT_GFP_Mef2c_Cre__C0__A216.tif</text:p>
          </table:table-cell>
          <table:table-cell office:value-type="float" office:value="3376739775.5" calcext:value-type="float">
            <text:p>3376739775.5</text:p>
          </table:table-cell>
          <table:table-cell office:value-type="float" office:value="37156" calcext:value-type="float">
            <text:p>37156</text:p>
          </table:table-cell>
          <table:table-cell table:formula="of:=[.C193]/1000" office:value-type="float" office:value="37.156" calcext:value-type="float">
            <text:p>37.156</text:p>
          </table:table-cell>
          <table:table-cell table:formula="of:=[.B193]/1000000000" office:value-type="float" office:value="3.3767397755" calcext:value-type="float">
            <text:p>3.3767397755</text:p>
          </table:table-cell>
          <table:table-cell table:formula="of:=INT([.B193]/(1920*1920))" office:value-type="float" office:value="915" calcext:value-type="float">
            <text:p>91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SFM__E80_embryo_3_1som_MVL_tdT_GFP_Mef2c_Cre__C0__A288.tif</text:p>
          </table:table-cell>
          <table:table-cell office:value-type="float" office:value="1669975899.5" calcext:value-type="float">
            <text:p>1669975899.5</text:p>
          </table:table-cell>
          <table:table-cell office:value-type="float" office:value="37156" calcext:value-type="float">
            <text:p>37156</text:p>
          </table:table-cell>
          <table:table-cell table:formula="of:=[.C194]/1000" office:value-type="float" office:value="37.156" calcext:value-type="float">
            <text:p>37.156</text:p>
          </table:table-cell>
          <table:table-cell table:formula="of:=[.B194]/1000000000" office:value-type="float" office:value="1.6699758995" calcext:value-type="float">
            <text:p>1.6699758995</text:p>
          </table:table-cell>
          <table:table-cell table:formula="of:=INT([.B194]/(1920*1920))" office:value-type="float" office:value="453" calcext:value-type="float">
            <text:p>4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SFM__E80_embryo_3_1som_MVL_tdT_GFP_Mef2c_Cre__C1__A000.tif</text:p>
          </table:table-cell>
          <table:table-cell office:value-type="float" office:value="3129750975.5" calcext:value-type="float">
            <text:p>3129750975.5</text:p>
          </table:table-cell>
          <table:table-cell office:value-type="float" office:value="45491" calcext:value-type="float">
            <text:p>45491</text:p>
          </table:table-cell>
          <table:table-cell table:formula="of:=[.C195]/1000" office:value-type="float" office:value="45.491" calcext:value-type="float">
            <text:p>45.491</text:p>
          </table:table-cell>
          <table:table-cell table:formula="of:=[.B195]/1000000000" office:value-type="float" office:value="3.1297509755" calcext:value-type="float">
            <text:p>3.1297509755</text:p>
          </table:table-cell>
          <table:table-cell table:formula="of:=INT([.B195]/(1920*1920))" office:value-type="float" office:value="848" calcext:value-type="float">
            <text:p>8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SFM__E80_embryo_3_1som_MVL_tdT_GFP_Mef2c_Cre__C1__A216.tif</text:p>
          </table:table-cell>
          <table:table-cell office:value-type="float" office:value="3376739775.5" calcext:value-type="float">
            <text:p>3376739775.5</text:p>
          </table:table-cell>
          <table:table-cell office:value-type="float" office:value="45491" calcext:value-type="float">
            <text:p>45491</text:p>
          </table:table-cell>
          <table:table-cell table:formula="of:=[.C196]/1000" office:value-type="float" office:value="45.491" calcext:value-type="float">
            <text:p>45.491</text:p>
          </table:table-cell>
          <table:table-cell table:formula="of:=[.B196]/1000000000" office:value-type="float" office:value="3.3767397755" calcext:value-type="float">
            <text:p>3.3767397755</text:p>
          </table:table-cell>
          <table:table-cell table:formula="of:=INT([.B196]/(1920*1920))" office:value-type="float" office:value="915" calcext:value-type="float">
            <text:p>9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SFM__E80_embryo_3_1som_MVL_tdT_GFP_Mef2c_Cre__C1__A288.tif</text:p>
          </table:table-cell>
          <table:table-cell office:value-type="float" office:value="1669975899.5" calcext:value-type="float">
            <text:p>1669975899.5</text:p>
          </table:table-cell>
          <table:table-cell office:value-type="float" office:value="45491" calcext:value-type="float">
            <text:p>45491</text:p>
          </table:table-cell>
          <table:table-cell table:formula="of:=[.C197]/1000" office:value-type="float" office:value="45.491" calcext:value-type="float">
            <text:p>45.491</text:p>
          </table:table-cell>
          <table:table-cell table:formula="of:=[.B197]/1000000000" office:value-type="float" office:value="1.6699758995" calcext:value-type="float">
            <text:p>1.6699758995</text:p>
          </table:table-cell>
          <table:table-cell table:formula="of:=INT([.B197]/(1920*1920))" office:value-type="float" office:value="453" calcext:value-type="float">
            <text:p>4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SFM__E80_embryo_3_1som_MVL_tdT_GFP_Mef2c_Cre__C2__A000.tif</text:p>
          </table:table-cell>
          <table:table-cell office:value-type="float" office:value="3129750976" calcext:value-type="float">
            <text:p>3129750976</text:p>
          </table:table-cell>
          <table:table-cell office:value-type="float" office:value="45491" calcext:value-type="float">
            <text:p>45491</text:p>
          </table:table-cell>
          <table:table-cell table:formula="of:=[.C198]/1000" office:value-type="float" office:value="45.491" calcext:value-type="float">
            <text:p>45.491</text:p>
          </table:table-cell>
          <table:table-cell table:formula="of:=[.B198]/1000000000" office:value-type="float" office:value="3.129750976" calcext:value-type="float">
            <text:p>3.129750976</text:p>
          </table:table-cell>
          <table:table-cell table:formula="of:=INT([.B198]/(1920*1920))" office:value-type="float" office:value="848" calcext:value-type="float">
            <text:p>84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80_embryo_3_1som_MVL_tdT_GFP_Mef2c_Cre__C2__A216.tif</text:p>
          </table:table-cell>
          <table:table-cell office:value-type="float" office:value="3376739776" calcext:value-type="float">
            <text:p>3376739776</text:p>
          </table:table-cell>
          <table:table-cell office:value-type="float" office:value="45491" calcext:value-type="float">
            <text:p>45491</text:p>
          </table:table-cell>
          <table:table-cell table:formula="of:=[.C199]/1000" office:value-type="float" office:value="45.491" calcext:value-type="float">
            <text:p>45.491</text:p>
          </table:table-cell>
          <table:table-cell table:formula="of:=[.B199]/1000000000" office:value-type="float" office:value="3.376739776" calcext:value-type="float">
            <text:p>3.376739776</text:p>
          </table:table-cell>
          <table:table-cell table:formula="of:=INT([.B199]/(1920*1920))" office:value-type="float" office:value="915" calcext:value-type="float">
            <text:p>9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SFM__E80_embryo_3_1som_MVL_tdT_GFP_Mef2c_Cre__C2__A288.tif</text:p>
          </table:table-cell>
          <table:table-cell office:value-type="float" office:value="1669975900" calcext:value-type="float">
            <text:p>1669975900</text:p>
          </table:table-cell>
          <table:table-cell office:value-type="float" office:value="45491" calcext:value-type="float">
            <text:p>45491</text:p>
          </table:table-cell>
          <table:table-cell table:formula="of:=[.C200]/1000" office:value-type="float" office:value="45.491" calcext:value-type="float">
            <text:p>45.491</text:p>
          </table:table-cell>
          <table:table-cell table:formula="of:=[.B200]/1000000000" office:value-type="float" office:value="1.6699759" calcext:value-type="float">
            <text:p>1.6699759</text:p>
          </table:table-cell>
          <table:table-cell table:formula="of:=INT([.B200]/(1920*1920))" office:value-type="float" office:value="453" calcext:value-type="float">
            <text:p>4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SFM__E80_embryo_3_1som_MVL_tdT_GFP_Mef2c_Cre__C3__A000.tif</text:p>
          </table:table-cell>
          <table:table-cell office:value-type="float" office:value="3129750975.5" calcext:value-type="float">
            <text:p>3129750975.5</text:p>
          </table:table-cell>
          <table:table-cell office:value-type="float" office:value="45491" calcext:value-type="float">
            <text:p>45491</text:p>
          </table:table-cell>
          <table:table-cell table:formula="of:=[.C201]/1000" office:value-type="float" office:value="45.491" calcext:value-type="float">
            <text:p>45.491</text:p>
          </table:table-cell>
          <table:table-cell table:formula="of:=[.B201]/1000000000" office:value-type="float" office:value="3.1297509755" calcext:value-type="float">
            <text:p>3.1297509755</text:p>
          </table:table-cell>
          <table:table-cell table:formula="of:=INT([.B201]/(1920*1920))" office:value-type="float" office:value="848" calcext:value-type="float">
            <text:p>84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SFM__E80_embryo_3_1som_MVL_tdT_GFP_Mef2c_Cre__C3__A216.tif</text:p>
          </table:table-cell>
          <table:table-cell office:value-type="float" office:value="3376739775.5" calcext:value-type="float">
            <text:p>3376739775.5</text:p>
          </table:table-cell>
          <table:table-cell office:value-type="float" office:value="45491" calcext:value-type="float">
            <text:p>45491</text:p>
          </table:table-cell>
          <table:table-cell table:formula="of:=[.C202]/1000" office:value-type="float" office:value="45.491" calcext:value-type="float">
            <text:p>45.491</text:p>
          </table:table-cell>
          <table:table-cell table:formula="of:=[.B202]/1000000000" office:value-type="float" office:value="3.3767397755" calcext:value-type="float">
            <text:p>3.3767397755</text:p>
          </table:table-cell>
          <table:table-cell table:formula="of:=INT([.B202]/(1920*1920))" office:value-type="float" office:value="915" calcext:value-type="float">
            <text:p>9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SFM__E80_embryo_3_1som_MVL_tdT_GFP_Mef2c_Cre__C3__A288.tif</text:p>
          </table:table-cell>
          <table:table-cell office:value-type="float" office:value="1669975900" calcext:value-type="float">
            <text:p>1669975900</text:p>
          </table:table-cell>
          <table:table-cell office:value-type="float" office:value="45491" calcext:value-type="float">
            <text:p>45491</text:p>
          </table:table-cell>
          <table:table-cell table:formula="of:=[.C203]/1000" office:value-type="float" office:value="45.491" calcext:value-type="float">
            <text:p>45.491</text:p>
          </table:table-cell>
          <table:table-cell table:formula="of:=[.B203]/1000000000" office:value-type="float" office:value="1.6699759" calcext:value-type="float">
            <text:p>1.6699759</text:p>
          </table:table-cell>
          <table:table-cell table:formula="of:=INT([.B203]/(1920*1920))" office:value-type="float" office:value="453" calcext:value-type="float">
            <text:p>4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SFM__E80_embryo_3_1som_MVL_tdT_GFP_Mef2c_Cre_redo_clearing__C0__A000.tif</text:p>
          </table:table-cell>
          <table:table-cell office:value-type="float" office:value="2233955775.5" calcext:value-type="float">
            <text:p>2233955775.5</text:p>
          </table:table-cell>
          <table:table-cell office:value-type="float" office:value="28820" calcext:value-type="float">
            <text:p>28820</text:p>
          </table:table-cell>
          <table:table-cell table:formula="of:=[.C204]/1000" office:value-type="float" office:value="28.82" calcext:value-type="float">
            <text:p>28.82</text:p>
          </table:table-cell>
          <table:table-cell table:formula="of:=[.B204]/1000000000" office:value-type="float" office:value="2.2339557755" calcext:value-type="float">
            <text:p>2.2339557755</text:p>
          </table:table-cell>
          <table:table-cell table:formula="of:=INT([.B204]/(1920*1920))" office:value-type="float" office:value="605" calcext:value-type="float">
            <text:p>60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SFM__E80_embryo_3_1som_MVL_tdT_GFP_Mef2c_Cre_redo_clearing__C0__A216.tif</text:p>
          </table:table-cell>
          <table:table-cell office:value-type="float" office:value="2200778175.5" calcext:value-type="float">
            <text:p>2200778175.5</text:p>
          </table:table-cell>
          <table:table-cell office:value-type="float" office:value="28820" calcext:value-type="float">
            <text:p>28820</text:p>
          </table:table-cell>
          <table:table-cell table:formula="of:=[.C205]/1000" office:value-type="float" office:value="28.82" calcext:value-type="float">
            <text:p>28.82</text:p>
          </table:table-cell>
          <table:table-cell table:formula="of:=[.B205]/1000000000" office:value-type="float" office:value="2.2007781755" calcext:value-type="float">
            <text:p>2.2007781755</text:p>
          </table:table-cell>
          <table:table-cell table:formula="of:=INT([.B205]/(1920*1920))" office:value-type="float" office:value="596" calcext:value-type="float">
            <text:p>5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SFM__E80_embryo_3_1som_MVL_tdT_GFP_Mef2c_Cre_redo_clearing__C1__A000.tif</text:p>
          </table:table-cell>
          <table:table-cell office:value-type="float" office:value="2233955776" calcext:value-type="float">
            <text:p>2233955776</text:p>
          </table:table-cell>
          <table:table-cell office:value-type="float" office:value="28820" calcext:value-type="float">
            <text:p>28820</text:p>
          </table:table-cell>
          <table:table-cell table:formula="of:=[.C206]/1000" office:value-type="float" office:value="28.82" calcext:value-type="float">
            <text:p>28.82</text:p>
          </table:table-cell>
          <table:table-cell table:formula="of:=[.B206]/1000000000" office:value-type="float" office:value="2.233955776" calcext:value-type="float">
            <text:p>2.233955776</text:p>
          </table:table-cell>
          <table:table-cell table:formula="of:=INT([.B206]/(1920*1920))" office:value-type="float" office:value="605" calcext:value-type="float">
            <text:p>6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SFM__E80_embryo_3_1som_MVL_tdT_GFP_Mef2c_Cre_redo_clearing__C1__A216.tif</text:p>
          </table:table-cell>
          <table:table-cell office:value-type="float" office:value="2200778176" calcext:value-type="float">
            <text:p>2200778176</text:p>
          </table:table-cell>
          <table:table-cell office:value-type="float" office:value="28820" calcext:value-type="float">
            <text:p>28820</text:p>
          </table:table-cell>
          <table:table-cell table:formula="of:=[.C207]/1000" office:value-type="float" office:value="28.82" calcext:value-type="float">
            <text:p>28.82</text:p>
          </table:table-cell>
          <table:table-cell table:formula="of:=[.B207]/1000000000" office:value-type="float" office:value="2.200778176" calcext:value-type="float">
            <text:p>2.200778176</text:p>
          </table:table-cell>
          <table:table-cell table:formula="of:=INT([.B207]/(1920*1920))" office:value-type="float" office:value="596" calcext:value-type="float">
            <text:p>59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SFM__E80_embryo_3_1som_MVL_tdT_GFP_Mef2c_Cre_redo_clearing__C2__A000.tif</text:p>
          </table:table-cell>
          <table:table-cell office:value-type="float" office:value="2233955775.5" calcext:value-type="float">
            <text:p>2233955775.5</text:p>
          </table:table-cell>
          <table:table-cell office:value-type="float" office:value="28820" calcext:value-type="float">
            <text:p>28820</text:p>
          </table:table-cell>
          <table:table-cell table:formula="of:=[.C208]/1000" office:value-type="float" office:value="28.82" calcext:value-type="float">
            <text:p>28.82</text:p>
          </table:table-cell>
          <table:table-cell table:formula="of:=[.B208]/1000000000" office:value-type="float" office:value="2.2339557755" calcext:value-type="float">
            <text:p>2.2339557755</text:p>
          </table:table-cell>
          <table:table-cell table:formula="of:=INT([.B208]/(1920*1920))" office:value-type="float" office:value="605" calcext:value-type="float">
            <text:p>6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SFM__E80_embryo_3_1som_MVL_tdT_GFP_Mef2c_Cre_redo_clearing__C2__A216.tif</text:p>
          </table:table-cell>
          <table:table-cell office:value-type="float" office:value="2200778175.5" calcext:value-type="float">
            <text:p>2200778175.5</text:p>
          </table:table-cell>
          <table:table-cell office:value-type="float" office:value="28820" calcext:value-type="float">
            <text:p>28820</text:p>
          </table:table-cell>
          <table:table-cell table:formula="of:=[.C209]/1000" office:value-type="float" office:value="28.82" calcext:value-type="float">
            <text:p>28.82</text:p>
          </table:table-cell>
          <table:table-cell table:formula="of:=[.B209]/1000000000" office:value-type="float" office:value="2.2007781755" calcext:value-type="float">
            <text:p>2.2007781755</text:p>
          </table:table-cell>
          <table:table-cell table:formula="of:=INT([.B209]/(1920*1920))" office:value-type="float" office:value="596" calcext:value-type="float">
            <text:p>5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SFM__E80_embryo_3_1som_MVL_tdT_GFP_Mef2c_Cre_redo_clearing__C3__A000.tif</text:p>
          </table:table-cell>
          <table:table-cell office:value-type="float" office:value="2233955775.5" calcext:value-type="float">
            <text:p>2233955775.5</text:p>
          </table:table-cell>
          <table:table-cell office:value-type="float" office:value="28820" calcext:value-type="float">
            <text:p>28820</text:p>
          </table:table-cell>
          <table:table-cell table:formula="of:=[.C210]/1000" office:value-type="float" office:value="28.82" calcext:value-type="float">
            <text:p>28.82</text:p>
          </table:table-cell>
          <table:table-cell table:formula="of:=[.B210]/1000000000" office:value-type="float" office:value="2.2339557755" calcext:value-type="float">
            <text:p>2.2339557755</text:p>
          </table:table-cell>
          <table:table-cell table:formula="of:=INT([.B210]/(1920*1920))" office:value-type="float" office:value="605" calcext:value-type="float">
            <text:p>6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E80_embryo_3_1som_MVL_tdT_GFP_Mef2c_Cre_redo_clearing__C3__A216.tif</text:p>
          </table:table-cell>
          <table:table-cell office:value-type="float" office:value="2200778175.5" calcext:value-type="float">
            <text:p>2200778175.5</text:p>
          </table:table-cell>
          <table:table-cell office:value-type="float" office:value="28820" calcext:value-type="float">
            <text:p>28820</text:p>
          </table:table-cell>
          <table:table-cell table:formula="of:=[.C211]/1000" office:value-type="float" office:value="28.82" calcext:value-type="float">
            <text:p>28.82</text:p>
          </table:table-cell>
          <table:table-cell table:formula="of:=[.B211]/1000000000" office:value-type="float" office:value="2.2007781755" calcext:value-type="float">
            <text:p>2.2007781755</text:p>
          </table:table-cell>
          <table:table-cell table:formula="of:=INT([.B211]/(1920*1920))"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SFM__E825_embryo_1_MVL_should_retry_this_age__C2__A000.tif</text:p>
          </table:table-cell>
          <table:table-cell office:value-type="float" office:value="2624714176" calcext:value-type="float">
            <text:p>2624714176</text:p>
          </table:table-cell>
          <table:table-cell office:value-type="float" office:value="34948" calcext:value-type="float">
            <text:p>34948</text:p>
          </table:table-cell>
          <table:table-cell table:formula="of:=[.C212]/1000" office:value-type="float" office:value="34.948" calcext:value-type="float">
            <text:p>34.948</text:p>
          </table:table-cell>
          <table:table-cell table:formula="of:=[.B212]/1000000000" office:value-type="float" office:value="2.624714176" calcext:value-type="float">
            <text:p>2.624714176</text:p>
          </table:table-cell>
          <table:table-cell table:formula="of:=INT([.B212]/(1920*1920))" office:value-type="float" office:value="711" calcext:value-type="float">
            <text:p>7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SFM__E825_embryo_1_MVL_should_retry_this_age__C3__A000.tif</text:p>
          </table:table-cell>
          <table:table-cell office:value-type="float" office:value="2624714176" calcext:value-type="float">
            <text:p>2624714176</text:p>
          </table:table-cell>
          <table:table-cell office:value-type="float" office:value="34948" calcext:value-type="float">
            <text:p>34948</text:p>
          </table:table-cell>
          <table:table-cell table:formula="of:=[.C213]/1000" office:value-type="float" office:value="34.948" calcext:value-type="float">
            <text:p>34.948</text:p>
          </table:table-cell>
          <table:table-cell table:formula="of:=[.B213]/1000000000" office:value-type="float" office:value="2.624714176" calcext:value-type="float">
            <text:p>2.624714176</text:p>
          </table:table-cell>
          <table:table-cell table:formula="of:=INT([.B213]/(1920*1920))" office:value-type="float" office:value="711" calcext:value-type="float">
            <text:p>7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SFM__E825_embryo_3_4som_MVL_tdT_GFP_Mef2c_Cre__C0__A000.tif</text:p>
          </table:table-cell>
          <table:table-cell office:value-type="float" office:value="3380426175.5" calcext:value-type="float">
            <text:p>3380426175.5</text:p>
          </table:table-cell>
          <table:table-cell office:value-type="float" office:value="37156" calcext:value-type="float">
            <text:p>37156</text:p>
          </table:table-cell>
          <table:table-cell table:formula="of:=[.C214]/1000" office:value-type="float" office:value="37.156" calcext:value-type="float">
            <text:p>37.156</text:p>
          </table:table-cell>
          <table:table-cell table:formula="of:=[.B214]/1000000000" office:value-type="float" office:value="3.3804261755" calcext:value-type="float">
            <text:p>3.3804261755</text:p>
          </table:table-cell>
          <table:table-cell table:formula="of:=INT([.B214]/(1920*1920))" office:value-type="float" office:value="916" calcext:value-type="float">
            <text:p>9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SFM__E825_embryo_3_4som_MVL_tdT_GFP_Mef2c_Cre__C0__A216.tif</text:p>
          </table:table-cell>
          <table:table-cell office:value-type="float" office:value="626700078" calcext:value-type="float">
            <text:p>626700078</text:p>
          </table:table-cell>
          <table:table-cell office:value-type="float" office:value="37156" calcext:value-type="float">
            <text:p>37156</text:p>
          </table:table-cell>
          <table:table-cell table:formula="of:=[.C215]/1000" office:value-type="float" office:value="37.156" calcext:value-type="float">
            <text:p>37.156</text:p>
          </table:table-cell>
          <table:table-cell table:formula="of:=[.B215]/1000000000" office:value-type="float" office:value="0.626700078" calcext:value-type="float">
            <text:p>0.626700078</text:p>
          </table:table-cell>
          <table:table-cell table:formula="of:=INT([.B215]/(1920*1920))"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SFM__E825_embryo_3_4som_MVL_tdT_GFP_Mef2c_Cre__C0__A288.tif</text:p>
          </table:table-cell>
          <table:table-cell office:value-type="float" office:value="1323446122" calcext:value-type="float">
            <text:p>1323446122</text:p>
          </table:table-cell>
          <table:table-cell office:value-type="float" office:value="37156" calcext:value-type="float">
            <text:p>37156</text:p>
          </table:table-cell>
          <table:table-cell table:formula="of:=[.C216]/1000" office:value-type="float" office:value="37.156" calcext:value-type="float">
            <text:p>37.156</text:p>
          </table:table-cell>
          <table:table-cell table:formula="of:=[.B216]/1000000000" office:value-type="float" office:value="1.323446122" calcext:value-type="float">
            <text:p>1.323446122</text:p>
          </table:table-cell>
          <table:table-cell table:formula="of:=INT([.B216]/(1920*1920))" office:value-type="float" office:value="359" calcext:value-type="float">
            <text:p>3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SFM__E825_embryo_3_4som_MVL_tdT_GFP_Mef2c_Cre__C1__A000.tif</text:p>
          </table:table-cell>
          <table:table-cell office:value-type="float" office:value="3380426175.5" calcext:value-type="float">
            <text:p>3380426175.5</text:p>
          </table:table-cell>
          <table:table-cell office:value-type="float" office:value="45491" calcext:value-type="float">
            <text:p>45491</text:p>
          </table:table-cell>
          <table:table-cell table:formula="of:=[.C217]/1000" office:value-type="float" office:value="45.491" calcext:value-type="float">
            <text:p>45.491</text:p>
          </table:table-cell>
          <table:table-cell table:formula="of:=[.B217]/1000000000" office:value-type="float" office:value="3.3804261755" calcext:value-type="float">
            <text:p>3.3804261755</text:p>
          </table:table-cell>
          <table:table-cell table:formula="of:=INT([.B217]/(1920*1920))" office:value-type="float" office:value="916" calcext:value-type="float">
            <text:p>91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825_embryo_3_4som_MVL_tdT_GFP_Mef2c_Cre__C1__A288.tif</text:p>
          </table:table-cell>
          <table:table-cell office:value-type="float" office:value="1323446121.5" calcext:value-type="float">
            <text:p>1323446121.5</text:p>
          </table:table-cell>
          <table:table-cell office:value-type="float" office:value="45491" calcext:value-type="float">
            <text:p>45491</text:p>
          </table:table-cell>
          <table:table-cell table:formula="of:=[.C218]/1000" office:value-type="float" office:value="45.491" calcext:value-type="float">
            <text:p>45.491</text:p>
          </table:table-cell>
          <table:table-cell table:formula="of:=[.B218]/1000000000" office:value-type="float" office:value="1.3234461215" calcext:value-type="float">
            <text:p>1.3234461215</text:p>
          </table:table-cell>
          <table:table-cell table:formula="of:=INT([.B218]/(1920*1920))" office:value-type="float" office:value="359" calcext:value-type="float">
            <text:p>3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SFM__E825_embryo_3_4som_MVL_tdT_GFP_Mef2c_Cre__C2__A000.tif</text:p>
          </table:table-cell>
          <table:table-cell office:value-type="float" office:value="3380426176" calcext:value-type="float">
            <text:p>3380426176</text:p>
          </table:table-cell>
          <table:table-cell office:value-type="float" office:value="45491" calcext:value-type="float">
            <text:p>45491</text:p>
          </table:table-cell>
          <table:table-cell table:formula="of:=[.C219]/1000" office:value-type="float" office:value="45.491" calcext:value-type="float">
            <text:p>45.491</text:p>
          </table:table-cell>
          <table:table-cell table:formula="of:=[.B219]/1000000000" office:value-type="float" office:value="3.380426176" calcext:value-type="float">
            <text:p>3.380426176</text:p>
          </table:table-cell>
          <table:table-cell table:formula="of:=INT([.B219]/(1920*1920))" office:value-type="float" office:value="916" calcext:value-type="float">
            <text:p>9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SFM__E825_embryo_3_4som_MVL_tdT_GFP_Mef2c_Cre__C3__A000.tif</text:p>
          </table:table-cell>
          <table:table-cell office:value-type="float" office:value="3380426175.5" calcext:value-type="float">
            <text:p>3380426175.5</text:p>
          </table:table-cell>
          <table:table-cell office:value-type="float" office:value="45491" calcext:value-type="float">
            <text:p>45491</text:p>
          </table:table-cell>
          <table:table-cell table:formula="of:=[.C220]/1000" office:value-type="float" office:value="45.491" calcext:value-type="float">
            <text:p>45.491</text:p>
          </table:table-cell>
          <table:table-cell table:formula="of:=[.B220]/1000000000" office:value-type="float" office:value="3.3804261755" calcext:value-type="float">
            <text:p>3.3804261755</text:p>
          </table:table-cell>
          <table:table-cell table:formula="of:=INT([.B220]/(1920*1920))" office:value-type="float" office:value="916" calcext:value-type="float">
            <text:p>9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SFM__E825_embryo_3_4som_MVL_tdT_GFP_Mef2c_Cre_redo_clearing__C0__A036.tif</text:p>
          </table:table-cell>
          <table:table-cell office:value-type="float" office:value="2167600575.5" calcext:value-type="float">
            <text:p>2167600575.5</text:p>
          </table:table-cell>
          <table:table-cell office:value-type="float" office:value="28820" calcext:value-type="float">
            <text:p>28820</text:p>
          </table:table-cell>
          <table:table-cell table:formula="of:=[.C221]/1000" office:value-type="float" office:value="28.82" calcext:value-type="float">
            <text:p>28.82</text:p>
          </table:table-cell>
          <table:table-cell table:formula="of:=[.B221]/1000000000" office:value-type="float" office:value="2.1676005755" calcext:value-type="float">
            <text:p>2.1676005755</text:p>
          </table:table-cell>
          <table:table-cell table:formula="of:=INT([.B221]/(1920*1920))" office:value-type="float" office:value="587" calcext:value-type="float">
            <text:p>58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SFM__E825_embryo_3_4som_MVL_tdT_GFP_Mef2c_Cre_redo_clearing__C1__A036.tif</text:p>
          </table:table-cell>
          <table:table-cell office:value-type="float" office:value="2167600576" calcext:value-type="float">
            <text:p>2167600576</text:p>
          </table:table-cell>
          <table:table-cell office:value-type="float" office:value="28820" calcext:value-type="float">
            <text:p>28820</text:p>
          </table:table-cell>
          <table:table-cell table:formula="of:=[.C222]/1000" office:value-type="float" office:value="28.82" calcext:value-type="float">
            <text:p>28.82</text:p>
          </table:table-cell>
          <table:table-cell table:formula="of:=[.B222]/1000000000" office:value-type="float" office:value="2.167600576" calcext:value-type="float">
            <text:p>2.167600576</text:p>
          </table:table-cell>
          <table:table-cell table:formula="of:=INT([.B222]/(1920*1920))" office:value-type="float" office:value="587" calcext:value-type="float">
            <text:p>58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SFM__E825_embryo_3_4som_MVL_tdT_GFP_Mef2c_Cre_redo_clearing__C2__A036.tif</text:p>
          </table:table-cell>
          <table:table-cell office:value-type="float" office:value="2167600576" calcext:value-type="float">
            <text:p>2167600576</text:p>
          </table:table-cell>
          <table:table-cell office:value-type="float" office:value="28820" calcext:value-type="float">
            <text:p>28820</text:p>
          </table:table-cell>
          <table:table-cell table:formula="of:=[.C223]/1000" office:value-type="float" office:value="28.82" calcext:value-type="float">
            <text:p>28.82</text:p>
          </table:table-cell>
          <table:table-cell table:formula="of:=[.B223]/1000000000" office:value-type="float" office:value="2.167600576" calcext:value-type="float">
            <text:p>2.167600576</text:p>
          </table:table-cell>
          <table:table-cell table:formula="of:=INT([.B223]/(1920*1920))" office:value-type="float" office:value="587" calcext:value-type="float">
            <text:p>5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SFM__E825_embryo_3_4som_MVL_tdT_GFP_Mef2c_Cre_redo_clearing_redo__C0__A000.tif</text:p>
          </table:table-cell>
          <table:table-cell office:value-type="float" office:value="2167600575.5" calcext:value-type="float">
            <text:p>2167600575.5</text:p>
          </table:table-cell>
          <table:table-cell office:value-type="float" office:value="28820" calcext:value-type="float">
            <text:p>28820</text:p>
          </table:table-cell>
          <table:table-cell table:formula="of:=[.C224]/1000" office:value-type="float" office:value="28.82" calcext:value-type="float">
            <text:p>28.82</text:p>
          </table:table-cell>
          <table:table-cell table:formula="of:=[.B224]/1000000000" office:value-type="float" office:value="2.1676005755" calcext:value-type="float">
            <text:p>2.1676005755</text:p>
          </table:table-cell>
          <table:table-cell table:formula="of:=INT([.B224]/(1920*1920))" office:value-type="float" office:value="587" calcext:value-type="float">
            <text:p>58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SFM__E825_embryo_3_4som_MVL_tdT_GFP_Mef2c_Cre_redo_clearing_redo__C0__A216.tif</text:p>
          </table:table-cell>
          <table:table-cell office:value-type="float" office:value="2049684060.5" calcext:value-type="float">
            <text:p>2049684060.5</text:p>
          </table:table-cell>
          <table:table-cell office:value-type="float" office:value="28820" calcext:value-type="float">
            <text:p>28820</text:p>
          </table:table-cell>
          <table:table-cell table:formula="of:=[.C225]/1000" office:value-type="float" office:value="28.82" calcext:value-type="float">
            <text:p>28.82</text:p>
          </table:table-cell>
          <table:table-cell table:formula="of:=[.B225]/1000000000" office:value-type="float" office:value="2.0496840605" calcext:value-type="float">
            <text:p>2.0496840605</text:p>
          </table:table-cell>
          <table:table-cell table:formula="of:=INT([.B225]/(1920*1920))" office:value-type="float" office:value="556" calcext:value-type="float">
            <text:p>5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SFM__E825_embryo_3_4som_MVL_tdT_GFP_Mef2c_Cre_redo_clearing_redo__C1__A000.tif</text:p>
          </table:table-cell>
          <table:table-cell office:value-type="float" office:value="2167600576" calcext:value-type="float">
            <text:p>2167600576</text:p>
          </table:table-cell>
          <table:table-cell office:value-type="float" office:value="28820" calcext:value-type="float">
            <text:p>28820</text:p>
          </table:table-cell>
          <table:table-cell table:formula="of:=[.C226]/1000" office:value-type="float" office:value="28.82" calcext:value-type="float">
            <text:p>28.82</text:p>
          </table:table-cell>
          <table:table-cell table:formula="of:=[.B226]/1000000000" office:value-type="float" office:value="2.167600576" calcext:value-type="float">
            <text:p>2.167600576</text:p>
          </table:table-cell>
          <table:table-cell table:formula="of:=INT([.B226]/(1920*1920))" office:value-type="float" office:value="587" calcext:value-type="float">
            <text:p>58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E825_embryo_3_4som_MVL_tdT_GFP_Mef2c_Cre_redo_clearing_redo__C1__A216.tif</text:p>
          </table:table-cell>
          <table:table-cell office:value-type="float" office:value="2049684061" calcext:value-type="float">
            <text:p>2049684061</text:p>
          </table:table-cell>
          <table:table-cell office:value-type="float" office:value="28820" calcext:value-type="float">
            <text:p>28820</text:p>
          </table:table-cell>
          <table:table-cell table:formula="of:=[.C227]/1000" office:value-type="float" office:value="28.82" calcext:value-type="float">
            <text:p>28.82</text:p>
          </table:table-cell>
          <table:table-cell table:formula="of:=[.B227]/1000000000" office:value-type="float" office:value="2.049684061" calcext:value-type="float">
            <text:p>2.049684061</text:p>
          </table:table-cell>
          <table:table-cell table:formula="of:=INT([.B227]/(1920*1920))" office:value-type="float" office:value="556" calcext:value-type="float">
            <text:p>55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SFM__E825_embryo_3_4som_MVL_tdT_GFP_Mef2c_Cre_redo_clearing_redo__C2__A000.tif</text:p>
          </table:table-cell>
          <table:table-cell office:value-type="float" office:value="2167600576" calcext:value-type="float">
            <text:p>2167600576</text:p>
          </table:table-cell>
          <table:table-cell office:value-type="float" office:value="28820" calcext:value-type="float">
            <text:p>28820</text:p>
          </table:table-cell>
          <table:table-cell table:formula="of:=[.C228]/1000" office:value-type="float" office:value="28.82" calcext:value-type="float">
            <text:p>28.82</text:p>
          </table:table-cell>
          <table:table-cell table:formula="of:=[.B228]/1000000000" office:value-type="float" office:value="2.167600576" calcext:value-type="float">
            <text:p>2.167600576</text:p>
          </table:table-cell>
          <table:table-cell table:formula="of:=INT([.B228]/(1920*1920))" office:value-type="float" office:value="587" calcext:value-type="float">
            <text:p>58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SFM__E825_embryo_3_4som_MVL_tdT_GFP_Mef2c_Cre_redo_clearing_redo__C2__A216.tif</text:p>
          </table:table-cell>
          <table:table-cell office:value-type="float" office:value="2049684060.5" calcext:value-type="float">
            <text:p>2049684060.5</text:p>
          </table:table-cell>
          <table:table-cell office:value-type="float" office:value="28820" calcext:value-type="float">
            <text:p>28820</text:p>
          </table:table-cell>
          <table:table-cell table:formula="of:=[.C229]/1000" office:value-type="float" office:value="28.82" calcext:value-type="float">
            <text:p>28.82</text:p>
          </table:table-cell>
          <table:table-cell table:formula="of:=[.B229]/1000000000" office:value-type="float" office:value="2.0496840605" calcext:value-type="float">
            <text:p>2.0496840605</text:p>
          </table:table-cell>
          <table:table-cell table:formula="of:=INT([.B229]/(1920*1920))" office:value-type="float" office:value="556" calcext:value-type="float">
            <text:p>55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SFM__E825_embryo_3_4som_MVL_tdT_GFP_Mef2c_Cre_redo_clearing_redo__C3__A000.tif</text:p>
          </table:table-cell>
          <table:table-cell office:value-type="float" office:value="2167600575.5" calcext:value-type="float">
            <text:p>2167600575.5</text:p>
          </table:table-cell>
          <table:table-cell office:value-type="float" office:value="28820" calcext:value-type="float">
            <text:p>28820</text:p>
          </table:table-cell>
          <table:table-cell table:formula="of:=[.C230]/1000" office:value-type="float" office:value="28.82" calcext:value-type="float">
            <text:p>28.82</text:p>
          </table:table-cell>
          <table:table-cell table:formula="of:=[.B230]/1000000000" office:value-type="float" office:value="2.1676005755" calcext:value-type="float">
            <text:p>2.1676005755</text:p>
          </table:table-cell>
          <table:table-cell table:formula="of:=INT([.B230]/(1920*1920))" office:value-type="float" office:value="587" calcext:value-type="float">
            <text:p>58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SFM__E825_embryo_3_4som_MVL_tdT_GFP_Mef2c_Cre_redo_clearing_redo__C3__A216.tif</text:p>
          </table:table-cell>
          <table:table-cell office:value-type="float" office:value="2049684060.5" calcext:value-type="float">
            <text:p>2049684060.5</text:p>
          </table:table-cell>
          <table:table-cell office:value-type="float" office:value="28820" calcext:value-type="float">
            <text:p>28820</text:p>
          </table:table-cell>
          <table:table-cell table:formula="of:=[.C231]/1000" office:value-type="float" office:value="28.82" calcext:value-type="float">
            <text:p>28.82</text:p>
          </table:table-cell>
          <table:table-cell table:formula="of:=[.B231]/1000000000" office:value-type="float" office:value="2.0496840605" calcext:value-type="float">
            <text:p>2.0496840605</text:p>
          </table:table-cell>
          <table:table-cell table:formula="of:=INT([.B231]/(1920*1920))" office:value-type="float" office:value="556" calcext:value-type="float">
            <text:p>5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SFM__E825_embryo_3_4som_MVL_tdT_GFP_Mef2c_Cre_redo_clearing_redo__C3__A288.tif</text:p>
          </table:table-cell>
          <table:table-cell office:value-type="float" office:value="847889298.5" calcext:value-type="float">
            <text:p>847889298.5</text:p>
          </table:table-cell>
          <table:table-cell office:value-type="float" office:value="28820" calcext:value-type="float">
            <text:p>28820</text:p>
          </table:table-cell>
          <table:table-cell table:formula="of:=[.C232]/1000" office:value-type="float" office:value="28.82" calcext:value-type="float">
            <text:p>28.82</text:p>
          </table:table-cell>
          <table:table-cell table:formula="of:=[.B232]/1000000000" office:value-type="float" office:value="0.8478892985" calcext:value-type="float">
            <text:p>0.8478892985</text:p>
          </table:table-cell>
          <table:table-cell table:formula="of:=INT([.B232]/(1920*1920))" office:value-type="float" office:value="230" calcext:value-type="float">
            <text:p>23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LSFM__E825_embryo_3_4som_MVL_tdT_GFP_Mef2c_Cre_redo_last_view_due_to_falling__C0__A000.tif</text:p>
          </table:table-cell>
          <table:table-cell office:value-type="float" office:value="3185046975" calcext:value-type="float">
            <text:p>3185046975</text:p>
          </table:table-cell>
          <table:table-cell office:value-type="float" office:value="37156" calcext:value-type="float">
            <text:p>37156</text:p>
          </table:table-cell>
          <table:table-cell table:formula="of:=[.C233]/1000" office:value-type="float" office:value="37.156" calcext:value-type="float">
            <text:p>37.156</text:p>
          </table:table-cell>
          <table:table-cell table:formula="of:=[.B233]/1000000000" office:value-type="float" office:value="3.185046975" calcext:value-type="float">
            <text:p>3.185046975</text:p>
          </table:table-cell>
          <table:table-cell table:formula="of:=INT([.B233]/(1920*1920))" office:value-type="float" office:value="863" calcext:value-type="float">
            <text:p>86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LSFM__E825_embryo_3_4som_MVL_tdT_GFP_Mef2c_Cre_redo_last_view_due_to_falling__C1__A000.tif</text:p>
          </table:table-cell>
          <table:table-cell office:value-type="float" office:value="3185046975.5" calcext:value-type="float">
            <text:p>3185046975.5</text:p>
          </table:table-cell>
          <table:table-cell office:value-type="float" office:value="37156" calcext:value-type="float">
            <text:p>37156</text:p>
          </table:table-cell>
          <table:table-cell table:formula="of:=[.C234]/1000" office:value-type="float" office:value="37.156" calcext:value-type="float">
            <text:p>37.156</text:p>
          </table:table-cell>
          <table:table-cell table:formula="of:=[.B234]/1000000000" office:value-type="float" office:value="3.1850469755" calcext:value-type="float">
            <text:p>3.1850469755</text:p>
          </table:table-cell>
          <table:table-cell table:formula="of:=INT([.B234]/(1920*1920))" office:value-type="float" office:value="863" calcext:value-type="float">
            <text:p>86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SFM__E825_embryo_3_4som_MVL_tdT_GFP_Mef2c_Cre_redo_last_view_due_to_falling__C2__A000.tif</text:p>
          </table:table-cell>
          <table:table-cell office:value-type="float" office:value="3185046976" calcext:value-type="float">
            <text:p>3185046976</text:p>
          </table:table-cell>
          <table:table-cell office:value-type="float" office:value="37156" calcext:value-type="float">
            <text:p>37156</text:p>
          </table:table-cell>
          <table:table-cell table:formula="of:=[.C235]/1000" office:value-type="float" office:value="37.156" calcext:value-type="float">
            <text:p>37.156</text:p>
          </table:table-cell>
          <table:table-cell table:formula="of:=[.B235]/1000000000" office:value-type="float" office:value="3.185046976" calcext:value-type="float">
            <text:p>3.185046976</text:p>
          </table:table-cell>
          <table:table-cell table:formula="of:=INT([.B235]/(1920*1920))" office:value-type="float" office:value="863" calcext:value-type="float">
            <text:p>8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825_embryo_3_4som_MVL_tdT_GFP_Mef2c_Cre_redo_last_view_due_to_falling__C3__A000.tif</text:p>
          </table:table-cell>
          <table:table-cell office:value-type="float" office:value="3185046975.5" calcext:value-type="float">
            <text:p>3185046975.5</text:p>
          </table:table-cell>
          <table:table-cell office:value-type="float" office:value="45492" calcext:value-type="float">
            <text:p>45492</text:p>
          </table:table-cell>
          <table:table-cell table:formula="of:=[.C236]/1000" office:value-type="float" office:value="45.492" calcext:value-type="float">
            <text:p>45.492</text:p>
          </table:table-cell>
          <table:table-cell table:formula="of:=[.B236]/1000000000" office:value-type="float" office:value="3.1850469755" calcext:value-type="float">
            <text:p>3.1850469755</text:p>
          </table:table-cell>
          <table:table-cell table:formula="of:=INT([.B236]/(1920*1920))" office:value-type="float" office:value="863" calcext:value-type="float">
            <text:p>8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SFM__E825_embryo_3_4som_tdT_GFP_Mef2c_Cre_redo_front_only__C0__A000.tif</text:p>
          </table:table-cell>
          <table:table-cell office:value-type="float" office:value="1404548835.5" calcext:value-type="float">
            <text:p>1404548835.5</text:p>
          </table:table-cell>
          <table:table-cell office:value-type="float" office:value="28820" calcext:value-type="float">
            <text:p>28820</text:p>
          </table:table-cell>
          <table:table-cell table:formula="of:=[.C237]/1000" office:value-type="float" office:value="28.82" calcext:value-type="float">
            <text:p>28.82</text:p>
          </table:table-cell>
          <table:table-cell table:formula="of:=[.B237]/1000000000" office:value-type="float" office:value="1.4045488355" calcext:value-type="float">
            <text:p>1.4045488355</text:p>
          </table:table-cell>
          <table:table-cell table:formula="of:=INT([.B237]/(1920*1920))" office:value-type="float" office:value="381" calcext:value-type="float">
            <text:p>38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SFM__E825_embryo_3_4som_tdT_GFP_Mef2c_Cre_redo_front_only__C1__A000.tif</text:p>
          </table:table-cell>
          <table:table-cell office:value-type="float" office:value="1404548835.5" calcext:value-type="float">
            <text:p>1404548835.5</text:p>
          </table:table-cell>
          <table:table-cell office:value-type="float" office:value="28820" calcext:value-type="float">
            <text:p>28820</text:p>
          </table:table-cell>
          <table:table-cell table:formula="of:=[.C238]/1000" office:value-type="float" office:value="28.82" calcext:value-type="float">
            <text:p>28.82</text:p>
          </table:table-cell>
          <table:table-cell table:formula="of:=[.B238]/1000000000" office:value-type="float" office:value="1.4045488355" calcext:value-type="float">
            <text:p>1.4045488355</text:p>
          </table:table-cell>
          <table:table-cell table:formula="of:=INT([.B238]/(1920*1920))" office:value-type="float" office:value="381" calcext:value-type="float">
            <text:p>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825_embryo_3_4som_tdT_GFP_Mef2c_Cre_redo_front_only__C3__A000.tif</text:p>
          </table:table-cell>
          <table:table-cell office:value-type="float" office:value="1404548835.5" calcext:value-type="float">
            <text:p>1404548835.5</text:p>
          </table:table-cell>
          <table:table-cell office:value-type="float" office:value="28820" calcext:value-type="float">
            <text:p>28820</text:p>
          </table:table-cell>
          <table:table-cell table:formula="of:=[.C239]/1000" office:value-type="float" office:value="28.82" calcext:value-type="float">
            <text:p>28.82</text:p>
          </table:table-cell>
          <table:table-cell table:formula="of:=[.B239]/1000000000" office:value-type="float" office:value="1.4045488355" calcext:value-type="float">
            <text:p>1.4045488355</text:p>
          </table:table-cell>
          <table:table-cell table:formula="of:=INT([.B239]/(1920*1920))" office:value-type="float" office:value="381" calcext:value-type="float">
            <text:p>38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SFM__E95_embryo_1_MVL_should_rerty_this_age__C0__A000.tif</text:p>
          </table:table-cell>
          <table:table-cell office:value-type="float" office:value="2746365375" calcext:value-type="float">
            <text:p>2746365375</text:p>
          </table:table-cell>
          <table:table-cell office:value-type="float" office:value="10548" calcext:value-type="float">
            <text:p>10548</text:p>
          </table:table-cell>
          <table:table-cell table:formula="of:=[.C240]/1000" office:value-type="float" office:value="10.548" calcext:value-type="float">
            <text:p>10.548</text:p>
          </table:table-cell>
          <table:table-cell table:formula="of:=[.B240]/1000000000" office:value-type="float" office:value="2.746365375" calcext:value-type="float">
            <text:p>2.746365375</text:p>
          </table:table-cell>
          <table:table-cell table:formula="of:=INT([.B240]/(1920*1920))" office:value-type="float" office:value="744" calcext:value-type="float">
            <text:p>7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SFM__E95_embryo_1_MVL_should_rerty_this_age__C0__A072.tif</text:p>
          </table:table-cell>
          <table:table-cell office:value-type="float" office:value="1983327294" calcext:value-type="float">
            <text:p>1983327294</text:p>
          </table:table-cell>
          <table:table-cell office:value-type="float" office:value="10548" calcext:value-type="float">
            <text:p>10548</text:p>
          </table:table-cell>
          <table:table-cell table:formula="of:=[.C241]/1000" office:value-type="float" office:value="10.548" calcext:value-type="float">
            <text:p>10.548</text:p>
          </table:table-cell>
          <table:table-cell table:formula="of:=[.B241]/1000000000" office:value-type="float" office:value="1.983327294" calcext:value-type="float">
            <text:p>1.983327294</text:p>
          </table:table-cell>
          <table:table-cell table:formula="of:=INT([.B241]/(1920*1920))" office:value-type="float" office:value="538" calcext:value-type="float">
            <text:p>5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SFM__E95_embryo_1_MVL_should_rerty_this_age__C0__A288.tif</text:p>
          </table:table-cell>
          <table:table-cell office:value-type="float" office:value="2230269375" calcext:value-type="float">
            <text:p>2230269375</text:p>
          </table:table-cell>
          <table:table-cell office:value-type="float" office:value="10548" calcext:value-type="float">
            <text:p>10548</text:p>
          </table:table-cell>
          <table:table-cell table:formula="of:=[.C242]/1000" office:value-type="float" office:value="10.548" calcext:value-type="float">
            <text:p>10.548</text:p>
          </table:table-cell>
          <table:table-cell table:formula="of:=[.B242]/1000000000" office:value-type="float" office:value="2.230269375" calcext:value-type="float">
            <text:p>2.230269375</text:p>
          </table:table-cell>
          <table:table-cell table:formula="of:=INT([.B242]/(1920*1920))" office:value-type="float" office:value="604" calcext:value-type="float">
            <text:p>6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SFM__E95_embryo_1_MVL_should_rerty_this_age__C1__A000.tif</text:p>
          </table:table-cell>
          <table:table-cell office:value-type="float" office:value="2746365375.5" calcext:value-type="float">
            <text:p>2746365375.5</text:p>
          </table:table-cell>
          <table:table-cell office:value-type="float" office:value="10548" calcext:value-type="float">
            <text:p>10548</text:p>
          </table:table-cell>
          <table:table-cell table:formula="of:=[.C243]/1000" office:value-type="float" office:value="10.548" calcext:value-type="float">
            <text:p>10.548</text:p>
          </table:table-cell>
          <table:table-cell table:formula="of:=[.B243]/1000000000" office:value-type="float" office:value="2.7463653755" calcext:value-type="float">
            <text:p>2.7463653755</text:p>
          </table:table-cell>
          <table:table-cell table:formula="of:=INT([.B243]/(1920*1920))" office:value-type="float" office:value="744" calcext:value-type="float">
            <text:p>7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SFM__E95_embryo_1_MVL_should_rerty_this_age__C1__A288.tif</text:p>
          </table:table-cell>
          <table:table-cell office:value-type="float" office:value="2230269375.5" calcext:value-type="float">
            <text:p>2230269375.5</text:p>
          </table:table-cell>
          <table:table-cell office:value-type="float" office:value="10548" calcext:value-type="float">
            <text:p>10548</text:p>
          </table:table-cell>
          <table:table-cell table:formula="of:=[.C244]/1000" office:value-type="float" office:value="10.548" calcext:value-type="float">
            <text:p>10.548</text:p>
          </table:table-cell>
          <table:table-cell table:formula="of:=[.B244]/1000000000" office:value-type="float" office:value="2.2302693755" calcext:value-type="float">
            <text:p>2.2302693755</text:p>
          </table:table-cell>
          <table:table-cell table:formula="of:=INT([.B244]/(1920*1920))" office:value-type="float" office:value="604" calcext:value-type="float">
            <text:p>6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SFM__E95_embryo_1_MVL_should_rerty_this_age__C2__A000.tif</text:p>
          </table:table-cell>
          <table:table-cell office:value-type="float" office:value="2746365375.5" calcext:value-type="float">
            <text:p>2746365375.5</text:p>
          </table:table-cell>
          <table:table-cell office:value-type="float" office:value="10548" calcext:value-type="float">
            <text:p>10548</text:p>
          </table:table-cell>
          <table:table-cell table:formula="of:=[.C245]/1000" office:value-type="float" office:value="10.548" calcext:value-type="float">
            <text:p>10.548</text:p>
          </table:table-cell>
          <table:table-cell table:formula="of:=[.B245]/1000000000" office:value-type="float" office:value="2.7463653755" calcext:value-type="float">
            <text:p>2.7463653755</text:p>
          </table:table-cell>
          <table:table-cell table:formula="of:=INT([.B245]/(1920*1920))" office:value-type="float" office:value="744" calcext:value-type="float">
            <text:p>7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SFM__E95_embryo_1_MVL_should_rerty_this_age__C2__A072.tif</text:p>
          </table:table-cell>
          <table:table-cell office:value-type="float" office:value="1983327294.5" calcext:value-type="float">
            <text:p>1983327294.5</text:p>
          </table:table-cell>
          <table:table-cell office:value-type="float" office:value="10548" calcext:value-type="float">
            <text:p>10548</text:p>
          </table:table-cell>
          <table:table-cell table:formula="of:=[.C246]/1000" office:value-type="float" office:value="10.548" calcext:value-type="float">
            <text:p>10.548</text:p>
          </table:table-cell>
          <table:table-cell table:formula="of:=[.B246]/1000000000" office:value-type="float" office:value="1.9833272945" calcext:value-type="float">
            <text:p>1.9833272945</text:p>
          </table:table-cell>
          <table:table-cell table:formula="of:=INT([.B246]/(1920*1920))" office:value-type="float" office:value="538" calcext:value-type="float">
            <text:p>5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SFM__E95_embryo_1_MVL_should_rerty_this_age__C2__A288.tif</text:p>
          </table:table-cell>
          <table:table-cell office:value-type="float" office:value="2230269375.5" calcext:value-type="float">
            <text:p>2230269375.5</text:p>
          </table:table-cell>
          <table:table-cell office:value-type="float" office:value="10548" calcext:value-type="float">
            <text:p>10548</text:p>
          </table:table-cell>
          <table:table-cell table:formula="of:=[.C247]/1000" office:value-type="float" office:value="10.548" calcext:value-type="float">
            <text:p>10.548</text:p>
          </table:table-cell>
          <table:table-cell table:formula="of:=[.B247]/1000000000" office:value-type="float" office:value="2.2302693755" calcext:value-type="float">
            <text:p>2.2302693755</text:p>
          </table:table-cell>
          <table:table-cell table:formula="of:=INT([.B247]/(1920*1920))" office:value-type="float" office:value="604" calcext:value-type="float">
            <text:p>6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SFM__E95_embryo_1_MVL_should_rerty_this_age__C3__A000.tif</text:p>
          </table:table-cell>
          <table:table-cell office:value-type="float" office:value="2746365375.5" calcext:value-type="float">
            <text:p>2746365375.5</text:p>
          </table:table-cell>
          <table:table-cell office:value-type="float" office:value="10548" calcext:value-type="float">
            <text:p>10548</text:p>
          </table:table-cell>
          <table:table-cell table:formula="of:=[.C248]/1000" office:value-type="float" office:value="10.548" calcext:value-type="float">
            <text:p>10.548</text:p>
          </table:table-cell>
          <table:table-cell table:formula="of:=[.B248]/1000000000" office:value-type="float" office:value="2.7463653755" calcext:value-type="float">
            <text:p>2.7463653755</text:p>
          </table:table-cell>
          <table:table-cell table:formula="of:=INT([.B248]/(1920*1920))" office:value-type="float" office:value="744" calcext:value-type="float">
            <text:p>7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SFM__E95_embryo_1_MVL_should_rerty_this_age__C3__A072.tif</text:p>
          </table:table-cell>
          <table:table-cell office:value-type="float" office:value="1983327294.5" calcext:value-type="float">
            <text:p>1983327294.5</text:p>
          </table:table-cell>
          <table:table-cell office:value-type="float" office:value="10548" calcext:value-type="float">
            <text:p>10548</text:p>
          </table:table-cell>
          <table:table-cell table:formula="of:=[.C249]/1000" office:value-type="float" office:value="10.548" calcext:value-type="float">
            <text:p>10.548</text:p>
          </table:table-cell>
          <table:table-cell table:formula="of:=[.B249]/1000000000" office:value-type="float" office:value="1.9833272945" calcext:value-type="float">
            <text:p>1.9833272945</text:p>
          </table:table-cell>
          <table:table-cell table:formula="of:=INT([.B249]/(1920*1920))" office:value-type="float" office:value="538" calcext:value-type="float">
            <text:p>5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SFM__E95_embryo_1_MVL_should_rerty_this_age__C3__A288.tif</text:p>
          </table:table-cell>
          <table:table-cell office:value-type="float" office:value="2230269375.5" calcext:value-type="float">
            <text:p>2230269375.5</text:p>
          </table:table-cell>
          <table:table-cell office:value-type="float" office:value="10548" calcext:value-type="float">
            <text:p>10548</text:p>
          </table:table-cell>
          <table:table-cell table:formula="of:=[.C250]/1000" office:value-type="float" office:value="10.548" calcext:value-type="float">
            <text:p>10.548</text:p>
          </table:table-cell>
          <table:table-cell table:formula="of:=[.B250]/1000000000" office:value-type="float" office:value="2.2302693755" calcext:value-type="float">
            <text:p>2.2302693755</text:p>
          </table:table-cell>
          <table:table-cell table:formula="of:=INT([.B250]/(1920*1920))" office:value-type="float" office:value="604" calcext:value-type="float">
            <text:p>6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SFM__embryo_1_cKO_MVL__C0__A000.tif</text:p>
          </table:table-cell>
          <table:table-cell office:value-type="float" office:value="3660592576" calcext:value-type="float">
            <text:p>3660592576</text:p>
          </table:table-cell>
          <table:table-cell office:value-type="float" office:value="34947.5" calcext:value-type="float">
            <text:p>34947.5</text:p>
          </table:table-cell>
          <table:table-cell table:formula="of:=[.C251]/1000" office:value-type="float" office:value="34.9475" calcext:value-type="float">
            <text:p>34.9475</text:p>
          </table:table-cell>
          <table:table-cell table:formula="of:=[.B251]/1000000000" office:value-type="float" office:value="3.660592576" calcext:value-type="float">
            <text:p>3.660592576</text:p>
          </table:table-cell>
          <table:table-cell table:formula="of:=INT([.B251]/(1920*1920))" office:value-type="float" office:value="992" calcext:value-type="float">
            <text:p>99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LSFM__embryo_1_cKO_MVL__C0__A000.tif</text:p>
          </table:table-cell>
          <table:table-cell office:value-type="float" office:value="2967549375.5" calcext:value-type="float">
            <text:p>2967549375.5</text:p>
          </table:table-cell>
          <table:table-cell office:value-type="float" office:value="15428" calcext:value-type="float">
            <text:p>15428</text:p>
          </table:table-cell>
          <table:table-cell table:formula="of:=[.C252]/1000" office:value-type="float" office:value="15.428" calcext:value-type="float">
            <text:p>15.428</text:p>
          </table:table-cell>
          <table:table-cell table:formula="of:=[.B252]/1000000000" office:value-type="float" office:value="2.9675493755" calcext:value-type="float">
            <text:p>2.9675493755</text:p>
          </table:table-cell>
          <table:table-cell table:formula="of:=INT([.B252]/(1920*1920))" office:value-type="float" office:value="804" calcext:value-type="float">
            <text:p>80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SFM__embryo_1_cKO_MVL__C0__A072.tif</text:p>
          </table:table-cell>
          <table:table-cell office:value-type="float" office:value="2241328575.5" calcext:value-type="float">
            <text:p>2241328575.5</text:p>
          </table:table-cell>
          <table:table-cell office:value-type="float" office:value="15428" calcext:value-type="float">
            <text:p>15428</text:p>
          </table:table-cell>
          <table:table-cell table:formula="of:=[.C253]/1000" office:value-type="float" office:value="15.428" calcext:value-type="float">
            <text:p>15.428</text:p>
          </table:table-cell>
          <table:table-cell table:formula="of:=[.B253]/1000000000" office:value-type="float" office:value="2.2413285755" calcext:value-type="float">
            <text:p>2.2413285755</text:p>
          </table:table-cell>
          <table:table-cell table:formula="of:=INT([.B253]/(1920*1920))" office:value-type="float" office:value="607" calcext:value-type="float">
            <text:p>60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SFM__embryo_1_cKO_MVL__C0__A072.tif</text:p>
          </table:table-cell>
          <table:table-cell office:value-type="float" office:value="3642160575.5" calcext:value-type="float">
            <text:p>3642160575.5</text:p>
          </table:table-cell>
          <table:table-cell office:value-type="float" office:value="34947.5" calcext:value-type="float">
            <text:p>34947.5</text:p>
          </table:table-cell>
          <table:table-cell table:formula="of:=[.C254]/1000" office:value-type="float" office:value="34.9475" calcext:value-type="float">
            <text:p>34.9475</text:p>
          </table:table-cell>
          <table:table-cell table:formula="of:=[.B254]/1000000000" office:value-type="float" office:value="3.6421605755" calcext:value-type="float">
            <text:p>3.6421605755</text:p>
          </table:table-cell>
          <table:table-cell table:formula="of:=INT([.B254]/(1920*1920))" office:value-type="float" office:value="987" calcext:value-type="float">
            <text:p>98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SFM__embryo_1_cKO_MVL__C0__A288.tif</text:p>
          </table:table-cell>
          <table:table-cell office:value-type="float" office:value="3612669375" calcext:value-type="float">
            <text:p>3612669375</text:p>
          </table:table-cell>
          <table:table-cell office:value-type="float" office:value="34947.5" calcext:value-type="float">
            <text:p>34947.5</text:p>
          </table:table-cell>
          <table:table-cell table:formula="of:=[.C255]/1000" office:value-type="float" office:value="34.9475" calcext:value-type="float">
            <text:p>34.9475</text:p>
          </table:table-cell>
          <table:table-cell table:formula="of:=[.B255]/1000000000" office:value-type="float" office:value="3.612669375" calcext:value-type="float">
            <text:p>3.612669375</text:p>
          </table:table-cell>
          <table:table-cell table:formula="of:=INT([.B255]/(1920*1920))" office:value-type="float" office:value="979" calcext:value-type="float">
            <text:p>97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LSFM__embryo_1_cKO_MVL__C0__A288.tif</text:p>
          </table:table-cell>
          <table:table-cell office:value-type="float" office:value="2020192164.5" calcext:value-type="float">
            <text:p>2020192164.5</text:p>
          </table:table-cell>
          <table:table-cell office:value-type="float" office:value="15428" calcext:value-type="float">
            <text:p>15428</text:p>
          </table:table-cell>
          <table:table-cell table:formula="of:=[.C256]/1000" office:value-type="float" office:value="15.428" calcext:value-type="float">
            <text:p>15.428</text:p>
          </table:table-cell>
          <table:table-cell table:formula="of:=[.B256]/1000000000" office:value-type="float" office:value="2.0201921645" calcext:value-type="float">
            <text:p>2.0201921645</text:p>
          </table:table-cell>
          <table:table-cell table:formula="of:=INT([.B256]/(1920*1920))" office:value-type="float" office:value="548" calcext:value-type="float">
            <text:p>5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SFM__embryo_1_cKO_MVL__C1__A000.tif</text:p>
          </table:table-cell>
          <table:table-cell office:value-type="float" office:value="3660592576" calcext:value-type="float">
            <text:p>3660592576</text:p>
          </table:table-cell>
          <table:table-cell office:value-type="float" office:value="34947.5" calcext:value-type="float">
            <text:p>34947.5</text:p>
          </table:table-cell>
          <table:table-cell table:formula="of:=[.C257]/1000" office:value-type="float" office:value="34.9475" calcext:value-type="float">
            <text:p>34.9475</text:p>
          </table:table-cell>
          <table:table-cell table:formula="of:=[.B257]/1000000000" office:value-type="float" office:value="3.660592576" calcext:value-type="float">
            <text:p>3.660592576</text:p>
          </table:table-cell>
          <table:table-cell table:formula="of:=INT([.B257]/(1920*1920))" office:value-type="float" office:value="992" calcext:value-type="float">
            <text:p>99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SFM__embryo_1_cKO_MVL__C1__A000.tif</text:p>
          </table:table-cell>
          <table:table-cell office:value-type="float" office:value="2967549376" calcext:value-type="float">
            <text:p>2967549376</text:p>
          </table:table-cell>
          <table:table-cell office:value-type="float" office:value="20308" calcext:value-type="float">
            <text:p>20308</text:p>
          </table:table-cell>
          <table:table-cell table:formula="of:=[.C258]/1000" office:value-type="float" office:value="20.308" calcext:value-type="float">
            <text:p>20.308</text:p>
          </table:table-cell>
          <table:table-cell table:formula="of:=[.B258]/1000000000" office:value-type="float" office:value="2.967549376" calcext:value-type="float">
            <text:p>2.967549376</text:p>
          </table:table-cell>
          <table:table-cell table:formula="of:=INT([.B258]/(1920*1920))" office:value-type="float" office:value="804" calcext:value-type="float">
            <text:p>8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SFM__embryo_1_cKO_MVL__C1__A072.tif</text:p>
          </table:table-cell>
          <table:table-cell office:value-type="float" office:value="2241328576" calcext:value-type="float">
            <text:p>2241328576</text:p>
          </table:table-cell>
          <table:table-cell office:value-type="float" office:value="15428" calcext:value-type="float">
            <text:p>15428</text:p>
          </table:table-cell>
          <table:table-cell table:formula="of:=[.C259]/1000" office:value-type="float" office:value="15.428" calcext:value-type="float">
            <text:p>15.428</text:p>
          </table:table-cell>
          <table:table-cell table:formula="of:=[.B259]/1000000000" office:value-type="float" office:value="2.241328576" calcext:value-type="float">
            <text:p>2.241328576</text:p>
          </table:table-cell>
          <table:table-cell table:formula="of:=INT([.B259]/(1920*1920))" office:value-type="float" office:value="607" calcext:value-type="float">
            <text:p>6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SFM__embryo_1_cKO_MVL__C1__A072.tif</text:p>
          </table:table-cell>
          <table:table-cell office:value-type="float" office:value="3642160575.5" calcext:value-type="float">
            <text:p>3642160575.5</text:p>
          </table:table-cell>
          <table:table-cell office:value-type="float" office:value="34947.5" calcext:value-type="float">
            <text:p>34947.5</text:p>
          </table:table-cell>
          <table:table-cell table:formula="of:=[.C260]/1000" office:value-type="float" office:value="34.9475" calcext:value-type="float">
            <text:p>34.9475</text:p>
          </table:table-cell>
          <table:table-cell table:formula="of:=[.B260]/1000000000" office:value-type="float" office:value="3.6421605755" calcext:value-type="float">
            <text:p>3.6421605755</text:p>
          </table:table-cell>
          <table:table-cell table:formula="of:=INT([.B260]/(1920*1920))" office:value-type="float" office:value="987" calcext:value-type="float">
            <text:p>98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mbryo_1_cKO_MVL__C1__A288.tif</text:p>
          </table:table-cell>
          <table:table-cell office:value-type="float" office:value="2020192165" calcext:value-type="float">
            <text:p>2020192165</text:p>
          </table:table-cell>
          <table:table-cell office:value-type="float" office:value="20308" calcext:value-type="float">
            <text:p>20308</text:p>
          </table:table-cell>
          <table:table-cell table:formula="of:=[.C261]/1000" office:value-type="float" office:value="20.308" calcext:value-type="float">
            <text:p>20.308</text:p>
          </table:table-cell>
          <table:table-cell table:formula="of:=[.B261]/1000000000" office:value-type="float" office:value="2.020192165" calcext:value-type="float">
            <text:p>2.020192165</text:p>
          </table:table-cell>
          <table:table-cell table:formula="of:=INT([.B261]/(1920*1920))" office:value-type="float" office:value="548" calcext:value-type="float">
            <text:p>5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SFM__embryo_1_cKO_MVL__C1__A288.tif</text:p>
          </table:table-cell>
          <table:table-cell office:value-type="float" office:value="3612669375" calcext:value-type="float">
            <text:p>3612669375</text:p>
          </table:table-cell>
          <table:table-cell office:value-type="float" office:value="34947.5" calcext:value-type="float">
            <text:p>34947.5</text:p>
          </table:table-cell>
          <table:table-cell table:formula="of:=[.C262]/1000" office:value-type="float" office:value="34.9475" calcext:value-type="float">
            <text:p>34.9475</text:p>
          </table:table-cell>
          <table:table-cell table:formula="of:=[.B262]/1000000000" office:value-type="float" office:value="3.612669375" calcext:value-type="float">
            <text:p>3.612669375</text:p>
          </table:table-cell>
          <table:table-cell table:formula="of:=INT([.B262]/(1920*1920))" office:value-type="float" office:value="979" calcext:value-type="float">
            <text:p>97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mbryo_1_cKO_MVL__C2__A000.tif</text:p>
          </table:table-cell>
          <table:table-cell office:value-type="float" office:value="2967549375.5" calcext:value-type="float">
            <text:p>2967549375.5</text:p>
          </table:table-cell>
          <table:table-cell office:value-type="float" office:value="15428" calcext:value-type="float">
            <text:p>15428</text:p>
          </table:table-cell>
          <table:table-cell table:formula="of:=[.C263]/1000" office:value-type="float" office:value="15.428" calcext:value-type="float">
            <text:p>15.428</text:p>
          </table:table-cell>
          <table:table-cell table:formula="of:=[.B263]/1000000000" office:value-type="float" office:value="2.9675493755" calcext:value-type="float">
            <text:p>2.9675493755</text:p>
          </table:table-cell>
          <table:table-cell table:formula="of:=INT([.B263]/(1920*1920))" office:value-type="float" office:value="804" calcext:value-type="float">
            <text:p>80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SFM__embryo_1_cKO_MVL__C2__A072.tif</text:p>
          </table:table-cell>
          <table:table-cell office:value-type="float" office:value="2241328575.5" calcext:value-type="float">
            <text:p>2241328575.5</text:p>
          </table:table-cell>
          <table:table-cell office:value-type="float" office:value="15428" calcext:value-type="float">
            <text:p>15428</text:p>
          </table:table-cell>
          <table:table-cell table:formula="of:=[.C264]/1000" office:value-type="float" office:value="15.428" calcext:value-type="float">
            <text:p>15.428</text:p>
          </table:table-cell>
          <table:table-cell table:formula="of:=[.B264]/1000000000" office:value-type="float" office:value="2.2413285755" calcext:value-type="float">
            <text:p>2.2413285755</text:p>
          </table:table-cell>
          <table:table-cell table:formula="of:=INT([.B264]/(1920*1920))" office:value-type="float" office:value="607" calcext:value-type="float">
            <text:p>6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SFM__embryo_1_cKO_MVL__C2__A288.tif</text:p>
          </table:table-cell>
          <table:table-cell office:value-type="float" office:value="2020192164.5" calcext:value-type="float">
            <text:p>2020192164.5</text:p>
          </table:table-cell>
          <table:table-cell office:value-type="float" office:value="20308" calcext:value-type="float">
            <text:p>20308</text:p>
          </table:table-cell>
          <table:table-cell table:formula="of:=[.C265]/1000" office:value-type="float" office:value="20.308" calcext:value-type="float">
            <text:p>20.308</text:p>
          </table:table-cell>
          <table:table-cell table:formula="of:=[.B265]/1000000000" office:value-type="float" office:value="2.0201921645" calcext:value-type="float">
            <text:p>2.0201921645</text:p>
          </table:table-cell>
          <table:table-cell table:formula="of:=INT([.B265]/(1920*1920))" office:value-type="float" office:value="548" calcext:value-type="float">
            <text:p>5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SFM__embryo_1_cKO_MVL__C3__A000.tif</text:p>
          </table:table-cell>
          <table:table-cell office:value-type="float" office:value="3660592575.5" calcext:value-type="float">
            <text:p>3660592575.5</text:p>
          </table:table-cell>
          <table:table-cell office:value-type="float" office:value="34947.5" calcext:value-type="float">
            <text:p>34947.5</text:p>
          </table:table-cell>
          <table:table-cell table:formula="of:=[.C266]/1000" office:value-type="float" office:value="34.9475" calcext:value-type="float">
            <text:p>34.9475</text:p>
          </table:table-cell>
          <table:table-cell table:formula="of:=[.B266]/1000000000" office:value-type="float" office:value="3.6605925755" calcext:value-type="float">
            <text:p>3.6605925755</text:p>
          </table:table-cell>
          <table:table-cell table:formula="of:=INT([.B266]/(1920*1920))" office:value-type="float" office:value="992" calcext:value-type="float">
            <text:p>99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mbryo_1_cKO_MVL__C3__A000.tif</text:p>
          </table:table-cell>
          <table:table-cell office:value-type="float" office:value="2967549376" calcext:value-type="float">
            <text:p>2967549376</text:p>
          </table:table-cell>
          <table:table-cell office:value-type="float" office:value="20308" calcext:value-type="float">
            <text:p>20308</text:p>
          </table:table-cell>
          <table:table-cell table:formula="of:=[.C267]/1000" office:value-type="float" office:value="20.308" calcext:value-type="float">
            <text:p>20.308</text:p>
          </table:table-cell>
          <table:table-cell table:formula="of:=[.B267]/1000000000" office:value-type="float" office:value="2.967549376" calcext:value-type="float">
            <text:p>2.967549376</text:p>
          </table:table-cell>
          <table:table-cell table:formula="of:=INT([.B267]/(1920*1920))" office:value-type="float" office:value="804" calcext:value-type="float">
            <text:p>80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SFM__embryo_1_cKO_MVL__C3__A072.tif</text:p>
          </table:table-cell>
          <table:table-cell office:value-type="float" office:value="2241328575.5" calcext:value-type="float">
            <text:p>2241328575.5</text:p>
          </table:table-cell>
          <table:table-cell office:value-type="float" office:value="20308" calcext:value-type="float">
            <text:p>20308</text:p>
          </table:table-cell>
          <table:table-cell table:formula="of:=[.C268]/1000" office:value-type="float" office:value="20.308" calcext:value-type="float">
            <text:p>20.308</text:p>
          </table:table-cell>
          <table:table-cell table:formula="of:=[.B268]/1000000000" office:value-type="float" office:value="2.2413285755" calcext:value-type="float">
            <text:p>2.2413285755</text:p>
          </table:table-cell>
          <table:table-cell table:formula="of:=INT([.B268]/(1920*1920))" office:value-type="float" office:value="607" calcext:value-type="float">
            <text:p>60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SFM__embryo_1_cKO_MVL__C3__A072.tif</text:p>
          </table:table-cell>
          <table:table-cell office:value-type="float" office:value="3642160575.5" calcext:value-type="float">
            <text:p>3642160575.5</text:p>
          </table:table-cell>
          <table:table-cell office:value-type="float" office:value="34947.5" calcext:value-type="float">
            <text:p>34947.5</text:p>
          </table:table-cell>
          <table:table-cell table:formula="of:=[.C269]/1000" office:value-type="float" office:value="34.9475" calcext:value-type="float">
            <text:p>34.9475</text:p>
          </table:table-cell>
          <table:table-cell table:formula="of:=[.B269]/1000000000" office:value-type="float" office:value="3.6421605755" calcext:value-type="float">
            <text:p>3.6421605755</text:p>
          </table:table-cell>
          <table:table-cell table:formula="of:=INT([.B269]/(1920*1920))" office:value-type="float" office:value="987" calcext:value-type="float">
            <text:p>98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SFM__embryo_1_cKO_MVL__C3__A288.tif</text:p>
          </table:table-cell>
          <table:table-cell office:value-type="float" office:value="3612669375" calcext:value-type="float">
            <text:p>3612669375</text:p>
          </table:table-cell>
          <table:table-cell office:value-type="float" office:value="34947.5" calcext:value-type="float">
            <text:p>34947.5</text:p>
          </table:table-cell>
          <table:table-cell table:formula="of:=[.C270]/1000" office:value-type="float" office:value="34.9475" calcext:value-type="float">
            <text:p>34.9475</text:p>
          </table:table-cell>
          <table:table-cell table:formula="of:=[.B270]/1000000000" office:value-type="float" office:value="3.612669375" calcext:value-type="float">
            <text:p>3.612669375</text:p>
          </table:table-cell>
          <table:table-cell table:formula="of:=INT([.B270]/(1920*1920))" office:value-type="float" office:value="979" calcext:value-type="float">
            <text:p>97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LSFM__embryo_1_cKO_MVL__C3__A288.tif</text:p>
          </table:table-cell>
          <table:table-cell office:value-type="float" office:value="2020192164.5" calcext:value-type="float">
            <text:p>2020192164.5</text:p>
          </table:table-cell>
          <table:table-cell office:value-type="float" office:value="20308" calcext:value-type="float">
            <text:p>20308</text:p>
          </table:table-cell>
          <table:table-cell table:formula="of:=[.C271]/1000" office:value-type="float" office:value="20.308" calcext:value-type="float">
            <text:p>20.308</text:p>
          </table:table-cell>
          <table:table-cell table:formula="of:=[.B271]/1000000000" office:value-type="float" office:value="2.0201921645" calcext:value-type="float">
            <text:p>2.0201921645</text:p>
          </table:table-cell>
          <table:table-cell table:formula="of:=INT([.B271]/(1920*1920))" office:value-type="float" office:value="548" calcext:value-type="float">
            <text:p>5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SFM__embryo_1_cKO_MVL_redo_reverse_MVL_order__C0__A000.tif</text:p>
          </table:table-cell>
          <table:table-cell office:value-type="float" office:value="2101294878.5" calcext:value-type="float">
            <text:p>2101294878.5</text:p>
          </table:table-cell>
          <table:table-cell office:value-type="float" office:value="25187.5" calcext:value-type="float">
            <text:p>25187.5</text:p>
          </table:table-cell>
          <table:table-cell table:formula="of:=[.C272]/1000" office:value-type="float" office:value="25.1875" calcext:value-type="float">
            <text:p>25.1875</text:p>
          </table:table-cell>
          <table:table-cell table:formula="of:=[.B272]/1000000000" office:value-type="float" office:value="2.1012948785" calcext:value-type="float">
            <text:p>2.1012948785</text:p>
          </table:table-cell>
          <table:table-cell table:formula="of:=INT([.B272]/(1920*1920))" office:value-type="float" office:value="570" calcext:value-type="float">
            <text:p>57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LSFM__embryo_1_cKO_MVL_redo_reverse_MVL_order__C0__A288.tif</text:p>
          </table:table-cell>
          <table:table-cell office:value-type="float" office:value="5208880576" calcext:value-type="float">
            <text:p>5208880576</text:p>
          </table:table-cell>
          <table:table-cell office:value-type="float" office:value="25187.5" calcext:value-type="float">
            <text:p>25187.5</text:p>
          </table:table-cell>
          <table:table-cell table:formula="of:=[.C273]/1000" office:value-type="float" office:value="25.1875" calcext:value-type="float">
            <text:p>25.1875</text:p>
          </table:table-cell>
          <table:table-cell table:formula="of:=[.B273]/1000000000" office:value-type="float" office:value="5.208880576" calcext:value-type="float">
            <text:p>5.208880576</text:p>
          </table:table-cell>
          <table:table-cell table:formula="of:=INT([.B273]/(1920*1920))" office:value-type="float" office:value="1412" calcext:value-type="float">
            <text:p>14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SFM__embryo_1_cKO_MVL_redo_reverse_MVL_order__C1__A000.tif</text:p>
          </table:table-cell>
          <table:table-cell office:value-type="float" office:value="2101294879" calcext:value-type="float">
            <text:p>2101294879</text:p>
          </table:table-cell>
          <table:table-cell office:value-type="float" office:value="25187.5" calcext:value-type="float">
            <text:p>25187.5</text:p>
          </table:table-cell>
          <table:table-cell table:formula="of:=[.C274]/1000" office:value-type="float" office:value="25.1875" calcext:value-type="float">
            <text:p>25.1875</text:p>
          </table:table-cell>
          <table:table-cell table:formula="of:=[.B274]/1000000000" office:value-type="float" office:value="2.101294879" calcext:value-type="float">
            <text:p>2.101294879</text:p>
          </table:table-cell>
          <table:table-cell table:formula="of:=INT([.B274]/(1920*1920))" office:value-type="float" office:value="570" calcext:value-type="float">
            <text:p>5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SFM__embryo_1_cKO_MVL_redo_reverse_MVL_order__C1__A072.tif</text:p>
          </table:table-cell>
          <table:table-cell office:value-type="float" office:value="3325130176" calcext:value-type="float">
            <text:p>3325130176</text:p>
          </table:table-cell>
          <table:table-cell office:value-type="float" office:value="25187.5" calcext:value-type="float">
            <text:p>25187.5</text:p>
          </table:table-cell>
          <table:table-cell table:formula="of:=[.C275]/1000" office:value-type="float" office:value="25.1875" calcext:value-type="float">
            <text:p>25.1875</text:p>
          </table:table-cell>
          <table:table-cell table:formula="of:=[.B275]/1000000000" office:value-type="float" office:value="3.325130176" calcext:value-type="float">
            <text:p>3.325130176</text:p>
          </table:table-cell>
          <table:table-cell table:formula="of:=INT([.B275]/(1920*1920))" office:value-type="float" office:value="901" calcext:value-type="float">
            <text:p>90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mbryo_1_cKO_MVL_redo_reverse_MVL_order__C1__A288.tif</text:p>
          </table:table-cell>
          <table:table-cell office:value-type="float" office:value="5208880576" calcext:value-type="float">
            <text:p>5208880576</text:p>
          </table:table-cell>
          <table:table-cell office:value-type="float" office:value="25187.5" calcext:value-type="float">
            <text:p>25187.5</text:p>
          </table:table-cell>
          <table:table-cell table:formula="of:=[.C276]/1000" office:value-type="float" office:value="25.1875" calcext:value-type="float">
            <text:p>25.1875</text:p>
          </table:table-cell>
          <table:table-cell table:formula="of:=[.B276]/1000000000" office:value-type="float" office:value="5.208880576" calcext:value-type="float">
            <text:p>5.208880576</text:p>
          </table:table-cell>
          <table:table-cell table:formula="of:=INT([.B276]/(1920*1920))" office:value-type="float" office:value="1412" calcext:value-type="float">
            <text:p>14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SFM__embryo_1_ctrl_Isl1WT_MVL__C0__A000.tif</text:p>
          </table:table-cell>
          <table:table-cell office:value-type="float" office:value="1522516419" calcext:value-type="float">
            <text:p>1522516419</text:p>
          </table:table-cell>
          <table:table-cell office:value-type="float" office:value="20308" calcext:value-type="float">
            <text:p>20308</text:p>
          </table:table-cell>
          <table:table-cell table:formula="of:=[.C277]/1000" office:value-type="float" office:value="20.308" calcext:value-type="float">
            <text:p>20.308</text:p>
          </table:table-cell>
          <table:table-cell table:formula="of:=[.B277]/1000000000" office:value-type="float" office:value="1.522516419" calcext:value-type="float">
            <text:p>1.522516419</text:p>
          </table:table-cell>
          <table:table-cell table:formula="of:=INT([.B277]/(1920*1920))" office:value-type="float" office:value="413" calcext:value-type="float">
            <text:p>4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mbryo_1_ctrl_Isl1WT_MVL__C0__A072.tif</text:p>
          </table:table-cell>
          <table:table-cell office:value-type="float" office:value="3579491775" calcext:value-type="float">
            <text:p>3579491775</text:p>
          </table:table-cell>
          <table:table-cell office:value-type="float" office:value="37156" calcext:value-type="float">
            <text:p>37156</text:p>
          </table:table-cell>
          <table:table-cell table:formula="of:=[.C278]/1000" office:value-type="float" office:value="37.156" calcext:value-type="float">
            <text:p>37.156</text:p>
          </table:table-cell>
          <table:table-cell table:formula="of:=[.B278]/1000000000" office:value-type="float" office:value="3.579491775" calcext:value-type="float">
            <text:p>3.579491775</text:p>
          </table:table-cell>
          <table:table-cell table:formula="of:=INT([.B278]/(1920*1920))" office:value-type="float" office:value="970" calcext:value-type="float">
            <text:p>9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SFM__embryo_1_ctrl_Isl1WT_MVL__C1__A000.tif</text:p>
          </table:table-cell>
          <table:table-cell office:value-type="float" office:value="1522516420" calcext:value-type="float">
            <text:p>1522516420</text:p>
          </table:table-cell>
          <table:table-cell office:value-type="float" office:value="20308" calcext:value-type="float">
            <text:p>20308</text:p>
          </table:table-cell>
          <table:table-cell table:formula="of:=[.C279]/1000" office:value-type="float" office:value="20.308" calcext:value-type="float">
            <text:p>20.308</text:p>
          </table:table-cell>
          <table:table-cell table:formula="of:=[.B279]/1000000000" office:value-type="float" office:value="1.52251642" calcext:value-type="float">
            <text:p>1.52251642</text:p>
          </table:table-cell>
          <table:table-cell table:formula="of:=INT([.B279]/(1920*1920))" office:value-type="float" office:value="413" calcext:value-type="float">
            <text:p>4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SFM__embryo_1_ctrl_Isl1WT_MVL__C1__A288.tif</text:p>
          </table:table-cell>
          <table:table-cell office:value-type="float" office:value="3325130176" calcext:value-type="float">
            <text:p>3325130176</text:p>
          </table:table-cell>
          <table:table-cell office:value-type="float" office:value="20308" calcext:value-type="float">
            <text:p>20308</text:p>
          </table:table-cell>
          <table:table-cell table:formula="of:=[.C280]/1000" office:value-type="float" office:value="20.308" calcext:value-type="float">
            <text:p>20.308</text:p>
          </table:table-cell>
          <table:table-cell table:formula="of:=[.B280]/1000000000" office:value-type="float" office:value="3.325130176" calcext:value-type="float">
            <text:p>3.325130176</text:p>
          </table:table-cell>
          <table:table-cell table:formula="of:=INT([.B280]/(1920*1920))"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SFM__embryo_1_ctrl_Isl1WT_MVL__C2__A000.tif</text:p>
          </table:table-cell>
          <table:table-cell office:value-type="float" office:value="1522516419.5" calcext:value-type="float">
            <text:p>1522516419.5</text:p>
          </table:table-cell>
          <table:table-cell office:value-type="float" office:value="20308" calcext:value-type="float">
            <text:p>20308</text:p>
          </table:table-cell>
          <table:table-cell table:formula="of:=[.C281]/1000" office:value-type="float" office:value="20.308" calcext:value-type="float">
            <text:p>20.308</text:p>
          </table:table-cell>
          <table:table-cell table:formula="of:=[.B281]/1000000000" office:value-type="float" office:value="1.5225164195" calcext:value-type="float">
            <text:p>1.5225164195</text:p>
          </table:table-cell>
          <table:table-cell table:formula="of:=INT([.B281]/(1920*1920))" office:value-type="float" office:value="413" calcext:value-type="float">
            <text:p>4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SFM__embryo_1_ctrl_Isl1WT_MVL__C2__A072.tif</text:p>
          </table:table-cell>
          <table:table-cell office:value-type="float" office:value="3579491776" calcext:value-type="float">
            <text:p>3579491776</text:p>
          </table:table-cell>
          <table:table-cell office:value-type="float" office:value="20308" calcext:value-type="float">
            <text:p>20308</text:p>
          </table:table-cell>
          <table:table-cell table:formula="of:=[.C282]/1000" office:value-type="float" office:value="20.308" calcext:value-type="float">
            <text:p>20.308</text:p>
          </table:table-cell>
          <table:table-cell table:formula="of:=[.B282]/1000000000" office:value-type="float" office:value="3.579491776" calcext:value-type="float">
            <text:p>3.579491776</text:p>
          </table:table-cell>
          <table:table-cell table:formula="of:=INT([.B282]/(1920*1920))" office:value-type="float" office:value="970" calcext:value-type="float">
            <text:p>9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SFM__embryo_1_ctrl_Isl1WT_MVL__C2__A288.tif</text:p>
          </table:table-cell>
          <table:table-cell office:value-type="float" office:value="3325130176" calcext:value-type="float">
            <text:p>3325130176</text:p>
          </table:table-cell>
          <table:table-cell office:value-type="float" office:value="20308" calcext:value-type="float">
            <text:p>20308</text:p>
          </table:table-cell>
          <table:table-cell table:formula="of:=[.C283]/1000" office:value-type="float" office:value="20.308" calcext:value-type="float">
            <text:p>20.308</text:p>
          </table:table-cell>
          <table:table-cell table:formula="of:=[.B283]/1000000000" office:value-type="float" office:value="3.325130176" calcext:value-type="float">
            <text:p>3.325130176</text:p>
          </table:table-cell>
          <table:table-cell table:formula="of:=INT([.B283]/(1920*1920))" office:value-type="float" office:value="901" calcext:value-type="float">
            <text:p>90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SFM__embryo_1_ctrl_Isl1WT_MVL__C3__A000.tif</text:p>
          </table:table-cell>
          <table:table-cell office:value-type="float" office:value="1522516420" calcext:value-type="float">
            <text:p>1522516420</text:p>
          </table:table-cell>
          <table:table-cell office:value-type="float" office:value="20308" calcext:value-type="float">
            <text:p>20308</text:p>
          </table:table-cell>
          <table:table-cell table:formula="of:=[.C284]/1000" office:value-type="float" office:value="20.308" calcext:value-type="float">
            <text:p>20.308</text:p>
          </table:table-cell>
          <table:table-cell table:formula="of:=[.B284]/1000000000" office:value-type="float" office:value="1.52251642" calcext:value-type="float">
            <text:p>1.52251642</text:p>
          </table:table-cell>
          <table:table-cell table:formula="of:=INT([.B284]/(1920*1920))" office:value-type="float" office:value="413" calcext:value-type="float">
            <text:p>4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mbryo_1_ctrl_Isl1WT_MVL__C3__A288.tif</text:p>
          </table:table-cell>
          <table:table-cell office:value-type="float" office:value="3325130176" calcext:value-type="float">
            <text:p>3325130176</text:p>
          </table:table-cell>
          <table:table-cell office:value-type="float" office:value="20308" calcext:value-type="float">
            <text:p>20308</text:p>
          </table:table-cell>
          <table:table-cell table:formula="of:=[.C285]/1000" office:value-type="float" office:value="20.308" calcext:value-type="float">
            <text:p>20.308</text:p>
          </table:table-cell>
          <table:table-cell table:formula="of:=[.B285]/1000000000" office:value-type="float" office:value="3.325130176" calcext:value-type="float">
            <text:p>3.325130176</text:p>
          </table:table-cell>
          <table:table-cell table:formula="of:=INT([.B285]/(1920*1920))" office:value-type="float" office:value="901" calcext:value-type="float">
            <text:p>9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SFM__embryo_1_ctrl_MVL_out_of_order__C0__A000.tif</text:p>
          </table:table-cell>
          <table:table-cell office:value-type="float" office:value="3472586175" calcext:value-type="float">
            <text:p>3472586175</text:p>
          </table:table-cell>
          <table:table-cell office:value-type="float" office:value="20308" calcext:value-type="float">
            <text:p>20308</text:p>
          </table:table-cell>
          <table:table-cell table:formula="of:=[.C286]/1000" office:value-type="float" office:value="20.308" calcext:value-type="float">
            <text:p>20.308</text:p>
          </table:table-cell>
          <table:table-cell table:formula="of:=[.B286]/1000000000" office:value-type="float" office:value="3.472586175" calcext:value-type="float">
            <text:p>3.472586175</text:p>
          </table:table-cell>
          <table:table-cell table:formula="of:=INT([.B286]/(1920*1920))" office:value-type="float" office:value="941" calcext:value-type="float">
            <text:p>94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LSFM__embryo_1_ctrl_MVL_out_of_order__C0__A144.tif</text:p>
          </table:table-cell>
          <table:table-cell office:value-type="float" office:value="4106646976" calcext:value-type="float">
            <text:p>4106646976</text:p>
          </table:table-cell>
          <table:table-cell office:value-type="float" office:value="20308" calcext:value-type="float">
            <text:p>20308</text:p>
          </table:table-cell>
          <table:table-cell table:formula="of:=[.C287]/1000" office:value-type="float" office:value="20.308" calcext:value-type="float">
            <text:p>20.308</text:p>
          </table:table-cell>
          <table:table-cell table:formula="of:=[.B287]/1000000000" office:value-type="float" office:value="4.106646976" calcext:value-type="float">
            <text:p>4.106646976</text:p>
          </table:table-cell>
          <table:table-cell table:formula="of:=INT([.B287]/(1920*1920))" office:value-type="float" office:value="1113" calcext:value-type="float">
            <text:p>11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SFM__embryo_1_ctrl_MVL_out_of_order__C1__A000.tif</text:p>
          </table:table-cell>
          <table:table-cell office:value-type="float" office:value="3472586176" calcext:value-type="float">
            <text:p>3472586176</text:p>
          </table:table-cell>
          <table:table-cell office:value-type="float" office:value="20308" calcext:value-type="float">
            <text:p>20308</text:p>
          </table:table-cell>
          <table:table-cell table:formula="of:=[.C288]/1000" office:value-type="float" office:value="20.308" calcext:value-type="float">
            <text:p>20.308</text:p>
          </table:table-cell>
          <table:table-cell table:formula="of:=[.B288]/1000000000" office:value-type="float" office:value="3.472586176" calcext:value-type="float">
            <text:p>3.472586176</text:p>
          </table:table-cell>
          <table:table-cell table:formula="of:=INT([.B288]/(1920*1920))" office:value-type="float" office:value="941" calcext:value-type="float">
            <text:p>94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SFM__embryo_1_ctrl_MVL_out_of_order__C1__A072.tif</text:p>
          </table:table-cell>
          <table:table-cell office:value-type="float" office:value="1721586718" calcext:value-type="float">
            <text:p>1721586718</text:p>
          </table:table-cell>
          <table:table-cell office:value-type="float" office:value="20308" calcext:value-type="float">
            <text:p>20308</text:p>
          </table:table-cell>
          <table:table-cell table:formula="of:=[.C289]/1000" office:value-type="float" office:value="20.308" calcext:value-type="float">
            <text:p>20.308</text:p>
          </table:table-cell>
          <table:table-cell table:formula="of:=[.B289]/1000000000" office:value-type="float" office:value="1.721586718" calcext:value-type="float">
            <text:p>1.721586718</text:p>
          </table:table-cell>
          <table:table-cell table:formula="of:=INT([.B289]/(1920*1920))" office:value-type="float" office:value="467" calcext:value-type="float">
            <text:p>4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SFM__embryo_1_ctrl_MVL_out_of_order__C1__A144.tif</text:p>
          </table:table-cell>
          <table:table-cell office:value-type="float" office:value="4106646977" calcext:value-type="float">
            <text:p>4106646977</text:p>
          </table:table-cell>
          <table:table-cell office:value-type="float" office:value="20308" calcext:value-type="float">
            <text:p>20308</text:p>
          </table:table-cell>
          <table:table-cell table:formula="of:=[.C290]/1000" office:value-type="float" office:value="20.308" calcext:value-type="float">
            <text:p>20.308</text:p>
          </table:table-cell>
          <table:table-cell table:formula="of:=[.B290]/1000000000" office:value-type="float" office:value="4.106646977" calcext:value-type="float">
            <text:p>4.106646977</text:p>
          </table:table-cell>
          <table:table-cell table:formula="of:=INT([.B290]/(1920*1920))" office:value-type="float" office:value="1113" calcext:value-type="float">
            <text:p>11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SFM__embryo_1_ctrl_MVL_out_of_order__C2__A000.tif</text:p>
          </table:table-cell>
          <table:table-cell office:value-type="float" office:value="3472586176" calcext:value-type="float">
            <text:p>3472586176</text:p>
          </table:table-cell>
          <table:table-cell office:value-type="float" office:value="20308" calcext:value-type="float">
            <text:p>20308</text:p>
          </table:table-cell>
          <table:table-cell table:formula="of:=[.C291]/1000" office:value-type="float" office:value="20.308" calcext:value-type="float">
            <text:p>20.308</text:p>
          </table:table-cell>
          <table:table-cell table:formula="of:=[.B291]/1000000000" office:value-type="float" office:value="3.472586176" calcext:value-type="float">
            <text:p>3.472586176</text:p>
          </table:table-cell>
          <table:table-cell table:formula="of:=INT([.B291]/(1920*1920))" office:value-type="float" office:value="941" calcext:value-type="float">
            <text:p>94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SFM__embryo_1_ctrl_MVL_out_of_order__C2__A072.tif</text:p>
          </table:table-cell>
          <table:table-cell office:value-type="float" office:value="1721586718" calcext:value-type="float">
            <text:p>1721586718</text:p>
          </table:table-cell>
          <table:table-cell office:value-type="float" office:value="20308" calcext:value-type="float">
            <text:p>20308</text:p>
          </table:table-cell>
          <table:table-cell table:formula="of:=[.C292]/1000" office:value-type="float" office:value="20.308" calcext:value-type="float">
            <text:p>20.308</text:p>
          </table:table-cell>
          <table:table-cell table:formula="of:=[.B292]/1000000000" office:value-type="float" office:value="1.721586718" calcext:value-type="float">
            <text:p>1.721586718</text:p>
          </table:table-cell>
          <table:table-cell table:formula="of:=INT([.B292]/(1920*1920))" office:value-type="float" office:value="467" calcext:value-type="float">
            <text:p>4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mbryo_1_ctrl_MVL_out_of_order__C2__A144.tif</text:p>
          </table:table-cell>
          <table:table-cell office:value-type="float" office:value="4106646976.5" calcext:value-type="float">
            <text:p>4106646976.5</text:p>
          </table:table-cell>
          <table:table-cell office:value-type="float" office:value="20308" calcext:value-type="float">
            <text:p>20308</text:p>
          </table:table-cell>
          <table:table-cell table:formula="of:=[.C293]/1000" office:value-type="float" office:value="20.308" calcext:value-type="float">
            <text:p>20.308</text:p>
          </table:table-cell>
          <table:table-cell table:formula="of:=[.B293]/1000000000" office:value-type="float" office:value="4.1066469765" calcext:value-type="float">
            <text:p>4.1066469765</text:p>
          </table:table-cell>
          <table:table-cell table:formula="of:=INT([.B293]/(1920*1920))" office:value-type="float" office:value="1113" calcext:value-type="float">
            <text:p>1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LSFM__embryo_1_ctrl_MVL_out_of_order__C3__A000.tif</text:p>
          </table:table-cell>
          <table:table-cell office:value-type="float" office:value="3472586176" calcext:value-type="float">
            <text:p>3472586176</text:p>
          </table:table-cell>
          <table:table-cell office:value-type="float" office:value="20308" calcext:value-type="float">
            <text:p>20308</text:p>
          </table:table-cell>
          <table:table-cell table:formula="of:=[.C294]/1000" office:value-type="float" office:value="20.308" calcext:value-type="float">
            <text:p>20.308</text:p>
          </table:table-cell>
          <table:table-cell table:formula="of:=[.B294]/1000000000" office:value-type="float" office:value="3.472586176" calcext:value-type="float">
            <text:p>3.472586176</text:p>
          </table:table-cell>
          <table:table-cell table:formula="of:=INT([.B294]/(1920*1920))" office:value-type="float" office:value="941" calcext:value-type="float">
            <text:p>94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LSFM__embryo_1_ctrl_MVL_out_of_order__C3__A072.tif</text:p>
          </table:table-cell>
          <table:table-cell office:value-type="float" office:value="1721586718" calcext:value-type="float">
            <text:p>1721586718</text:p>
          </table:table-cell>
          <table:table-cell office:value-type="float" office:value="20308" calcext:value-type="float">
            <text:p>20308</text:p>
          </table:table-cell>
          <table:table-cell table:formula="of:=[.C295]/1000" office:value-type="float" office:value="20.308" calcext:value-type="float">
            <text:p>20.308</text:p>
          </table:table-cell>
          <table:table-cell table:formula="of:=[.B295]/1000000000" office:value-type="float" office:value="1.721586718" calcext:value-type="float">
            <text:p>1.721586718</text:p>
          </table:table-cell>
          <table:table-cell table:formula="of:=INT([.B295]/(1920*1920))" office:value-type="float" office:value="467" calcext:value-type="float">
            <text:p>4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SFM__embryo_1_ctrl_MVL_out_of_order__C3__A144.tif</text:p>
          </table:table-cell>
          <table:table-cell office:value-type="float" office:value="4106646977" calcext:value-type="float">
            <text:p>4106646977</text:p>
          </table:table-cell>
          <table:table-cell office:value-type="float" office:value="20308" calcext:value-type="float">
            <text:p>20308</text:p>
          </table:table-cell>
          <table:table-cell table:formula="of:=[.C296]/1000" office:value-type="float" office:value="20.308" calcext:value-type="float">
            <text:p>20.308</text:p>
          </table:table-cell>
          <table:table-cell table:formula="of:=[.B296]/1000000000" office:value-type="float" office:value="4.106646977" calcext:value-type="float">
            <text:p>4.106646977</text:p>
          </table:table-cell>
          <table:table-cell table:formula="of:=INT([.B296]/(1920*1920))" office:value-type="float" office:value="1113" calcext:value-type="float">
            <text:p>111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LSFM__embryo_1_E800_MVL__C0__A000.tif</text:p>
          </table:table-cell>
          <table:table-cell office:value-type="float" office:value="2123413800" calcext:value-type="float">
            <text:p>2123413800</text:p>
          </table:table-cell>
          <table:table-cell office:value-type="float" office:value="37156" calcext:value-type="float">
            <text:p>37156</text:p>
          </table:table-cell>
          <table:table-cell table:formula="of:=[.C297]/1000" office:value-type="float" office:value="37.156" calcext:value-type="float">
            <text:p>37.156</text:p>
          </table:table-cell>
          <table:table-cell table:formula="of:=[.B297]/1000000000" office:value-type="float" office:value="2.1234138" calcext:value-type="float">
            <text:p>2.1234138</text:p>
          </table:table-cell>
          <table:table-cell table:formula="of:=INT([.B297]/(1920*1920))" office:value-type="float" office:value="576" calcext:value-type="float">
            <text:p>57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SFM__embryo_1_E800_MVL__C0__A090.tif</text:p>
          </table:table-cell>
          <table:table-cell office:value-type="float" office:value="1651543463.5" calcext:value-type="float">
            <text:p>1651543463.5</text:p>
          </table:table-cell>
          <table:table-cell office:value-type="float" office:value="37156" calcext:value-type="float">
            <text:p>37156</text:p>
          </table:table-cell>
          <table:table-cell table:formula="of:=[.C298]/1000" office:value-type="float" office:value="37.156" calcext:value-type="float">
            <text:p>37.156</text:p>
          </table:table-cell>
          <table:table-cell table:formula="of:=[.B298]/1000000000" office:value-type="float" office:value="1.6515434635" calcext:value-type="float">
            <text:p>1.6515434635</text:p>
          </table:table-cell>
          <table:table-cell table:formula="of:=INT([.B298]/(1920*1920))" office:value-type="float" office:value="448" calcext:value-type="float">
            <text:p>44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SFM__embryo_1_E800_MVL__C0__A270.tif</text:p>
          </table:table-cell>
          <table:table-cell office:value-type="float" office:value="1242343407" calcext:value-type="float">
            <text:p>1242343407</text:p>
          </table:table-cell>
          <table:table-cell office:value-type="float" office:value="37156" calcext:value-type="float">
            <text:p>37156</text:p>
          </table:table-cell>
          <table:table-cell table:formula="of:=[.C299]/1000" office:value-type="float" office:value="37.156" calcext:value-type="float">
            <text:p>37.156</text:p>
          </table:table-cell>
          <table:table-cell table:formula="of:=[.B299]/1000000000" office:value-type="float" office:value="1.242343407" calcext:value-type="float">
            <text:p>1.242343407</text:p>
          </table:table-cell>
          <table:table-cell table:formula="of:=INT([.B299]/(1920*1920))" office:value-type="float" office:value="337" calcext:value-type="float">
            <text:p>3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SFM__embryo_1_E800_MVL__C1__A000.tif</text:p>
          </table:table-cell>
          <table:table-cell office:value-type="float" office:value="2123413800" calcext:value-type="float">
            <text:p>2123413800</text:p>
          </table:table-cell>
          <table:table-cell office:value-type="float" office:value="45491" calcext:value-type="float">
            <text:p>45491</text:p>
          </table:table-cell>
          <table:table-cell table:formula="of:=[.C300]/1000" office:value-type="float" office:value="45.491" calcext:value-type="float">
            <text:p>45.491</text:p>
          </table:table-cell>
          <table:table-cell table:formula="of:=[.B300]/1000000000" office:value-type="float" office:value="2.1234138" calcext:value-type="float">
            <text:p>2.1234138</text:p>
          </table:table-cell>
          <table:table-cell table:formula="of:=INT([.B300]/(1920*1920))" office:value-type="float" office:value="576" calcext:value-type="float">
            <text:p>5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SFM__embryo_1_E800_MVL__C1__A090.tif</text:p>
          </table:table-cell>
          <table:table-cell office:value-type="float" office:value="1651543464" calcext:value-type="float">
            <text:p>1651543464</text:p>
          </table:table-cell>
          <table:table-cell office:value-type="float" office:value="45491" calcext:value-type="float">
            <text:p>45491</text:p>
          </table:table-cell>
          <table:table-cell table:formula="of:=[.C301]/1000" office:value-type="float" office:value="45.491" calcext:value-type="float">
            <text:p>45.491</text:p>
          </table:table-cell>
          <table:table-cell table:formula="of:=[.B301]/1000000000" office:value-type="float" office:value="1.651543464" calcext:value-type="float">
            <text:p>1.651543464</text:p>
          </table:table-cell>
          <table:table-cell table:formula="of:=INT([.B301]/(1920*1920))"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SFM__embryo_1_E800_MVL__C1__A270.tif</text:p>
          </table:table-cell>
          <table:table-cell office:value-type="float" office:value="1242343407.5" calcext:value-type="float">
            <text:p>1242343407.5</text:p>
          </table:table-cell>
          <table:table-cell office:value-type="float" office:value="45491" calcext:value-type="float">
            <text:p>45491</text:p>
          </table:table-cell>
          <table:table-cell table:formula="of:=[.C302]/1000" office:value-type="float" office:value="45.491" calcext:value-type="float">
            <text:p>45.491</text:p>
          </table:table-cell>
          <table:table-cell table:formula="of:=[.B302]/1000000000" office:value-type="float" office:value="1.2423434075" calcext:value-type="float">
            <text:p>1.2423434075</text:p>
          </table:table-cell>
          <table:table-cell table:formula="of:=INT([.B302]/(1920*1920))" office:value-type="float" office:value="337" calcext:value-type="float">
            <text:p>3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SFM__embryo_1_E800_MVL__C2__A000.tif</text:p>
          </table:table-cell>
          <table:table-cell office:value-type="float" office:value="2123413800.5" calcext:value-type="float">
            <text:p>2123413800.5</text:p>
          </table:table-cell>
          <table:table-cell office:value-type="float" office:value="45491" calcext:value-type="float">
            <text:p>45491</text:p>
          </table:table-cell>
          <table:table-cell table:formula="of:=[.C303]/1000" office:value-type="float" office:value="45.491" calcext:value-type="float">
            <text:p>45.491</text:p>
          </table:table-cell>
          <table:table-cell table:formula="of:=[.B303]/1000000000" office:value-type="float" office:value="2.1234138005" calcext:value-type="float">
            <text:p>2.1234138005</text:p>
          </table:table-cell>
          <table:table-cell table:formula="of:=INT([.B303]/(1920*1920))"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embryo_1_E800_MVL__C2__A090.tif</text:p>
          </table:table-cell>
          <table:table-cell office:value-type="float" office:value="1651543464" calcext:value-type="float">
            <text:p>1651543464</text:p>
          </table:table-cell>
          <table:table-cell office:value-type="float" office:value="45491" calcext:value-type="float">
            <text:p>45491</text:p>
          </table:table-cell>
          <table:table-cell table:formula="of:=[.C304]/1000" office:value-type="float" office:value="45.491" calcext:value-type="float">
            <text:p>45.491</text:p>
          </table:table-cell>
          <table:table-cell table:formula="of:=[.B304]/1000000000" office:value-type="float" office:value="1.651543464" calcext:value-type="float">
            <text:p>1.651543464</text:p>
          </table:table-cell>
          <table:table-cell table:formula="of:=INT([.B304]/(1920*1920))" office:value-type="float" office:value="448" calcext:value-type="float">
            <text:p>4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SFM__embryo_1_E800_MVL__C3__A000.tif</text:p>
          </table:table-cell>
          <table:table-cell office:value-type="float" office:value="2123413800" calcext:value-type="float">
            <text:p>2123413800</text:p>
          </table:table-cell>
          <table:table-cell office:value-type="float" office:value="45491" calcext:value-type="float">
            <text:p>45491</text:p>
          </table:table-cell>
          <table:table-cell table:formula="of:=[.C305]/1000" office:value-type="float" office:value="45.491" calcext:value-type="float">
            <text:p>45.491</text:p>
          </table:table-cell>
          <table:table-cell table:formula="of:=[.B305]/1000000000" office:value-type="float" office:value="2.1234138" calcext:value-type="float">
            <text:p>2.1234138</text:p>
          </table:table-cell>
          <table:table-cell table:formula="of:=INT([.B305]/(1920*1920))" office:value-type="float" office:value="576" calcext:value-type="float">
            <text:p>5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SFM__embryo_1_E800_MVL__C3__A090.tif</text:p>
          </table:table-cell>
          <table:table-cell office:value-type="float" office:value="1651543464" calcext:value-type="float">
            <text:p>1651543464</text:p>
          </table:table-cell>
          <table:table-cell office:value-type="float" office:value="45491" calcext:value-type="float">
            <text:p>45491</text:p>
          </table:table-cell>
          <table:table-cell table:formula="of:=[.C306]/1000" office:value-type="float" office:value="45.491" calcext:value-type="float">
            <text:p>45.491</text:p>
          </table:table-cell>
          <table:table-cell table:formula="of:=[.B306]/1000000000" office:value-type="float" office:value="1.651543464" calcext:value-type="float">
            <text:p>1.651543464</text:p>
          </table:table-cell>
          <table:table-cell table:formula="of:=INT([.B306]/(1920*1920))" office:value-type="float" office:value="448" calcext:value-type="float">
            <text:p>4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SFM__embryo_1_E800_MVL__C3__A270.tif</text:p>
          </table:table-cell>
          <table:table-cell office:value-type="float" office:value="1242343407.5" calcext:value-type="float">
            <text:p>1242343407.5</text:p>
          </table:table-cell>
          <table:table-cell office:value-type="float" office:value="45491" calcext:value-type="float">
            <text:p>45491</text:p>
          </table:table-cell>
          <table:table-cell table:formula="of:=[.C307]/1000" office:value-type="float" office:value="45.491" calcext:value-type="float">
            <text:p>45.491</text:p>
          </table:table-cell>
          <table:table-cell table:formula="of:=[.B307]/1000000000" office:value-type="float" office:value="1.2423434075" calcext:value-type="float">
            <text:p>1.2423434075</text:p>
          </table:table-cell>
          <table:table-cell table:formula="of:=INT([.B307]/(1920*1920))" office:value-type="float" office:value="337" calcext:value-type="float">
            <text:p>33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SFM__embryo_1_E800_MVL_front_view_only__C0__A000.tif</text:p>
          </table:table-cell>
          <table:table-cell office:value-type="float" office:value="1463532627" calcext:value-type="float">
            <text:p>1463532627</text:p>
          </table:table-cell>
          <table:table-cell office:value-type="float" office:value="28820" calcext:value-type="float">
            <text:p>28820</text:p>
          </table:table-cell>
          <table:table-cell table:formula="of:=[.C308]/1000" office:value-type="float" office:value="28.82" calcext:value-type="float">
            <text:p>28.82</text:p>
          </table:table-cell>
          <table:table-cell table:formula="of:=[.B308]/1000000000" office:value-type="float" office:value="1.463532627" calcext:value-type="float">
            <text:p>1.463532627</text:p>
          </table:table-cell>
          <table:table-cell table:formula="of:=INT([.B308]/(1920*1920))" office:value-type="float" office:value="397" calcext:value-type="float">
            <text:p>3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SFM__embryo_1_E800_MVL_front_view_only__C1__A000.tif</text:p>
          </table:table-cell>
          <table:table-cell office:value-type="float" office:value="1463532627.5" calcext:value-type="float">
            <text:p>1463532627.5</text:p>
          </table:table-cell>
          <table:table-cell office:value-type="float" office:value="28820" calcext:value-type="float">
            <text:p>28820</text:p>
          </table:table-cell>
          <table:table-cell table:formula="of:=[.C309]/1000" office:value-type="float" office:value="28.82" calcext:value-type="float">
            <text:p>28.82</text:p>
          </table:table-cell>
          <table:table-cell table:formula="of:=[.B309]/1000000000" office:value-type="float" office:value="1.4635326275" calcext:value-type="float">
            <text:p>1.4635326275</text:p>
          </table:table-cell>
          <table:table-cell table:formula="of:=INT([.B309]/(1920*1920))" office:value-type="float" office:value="397" calcext:value-type="float">
            <text:p>39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SFM__embryo_1_E800_MVL_front_view_only__C3__A000.tif</text:p>
          </table:table-cell>
          <table:table-cell office:value-type="float" office:value="1463532627.5" calcext:value-type="float">
            <text:p>1463532627.5</text:p>
          </table:table-cell>
          <table:table-cell office:value-type="float" office:value="28820" calcext:value-type="float">
            <text:p>28820</text:p>
          </table:table-cell>
          <table:table-cell table:formula="of:=[.C310]/1000" office:value-type="float" office:value="28.82" calcext:value-type="float">
            <text:p>28.82</text:p>
          </table:table-cell>
          <table:table-cell table:formula="of:=[.B310]/1000000000" office:value-type="float" office:value="1.4635326275" calcext:value-type="float">
            <text:p>1.4635326275</text:p>
          </table:table-cell>
          <table:table-cell table:formula="of:=INT([.B310]/(1920*1920))" office:value-type="float" office:value="397" calcext:value-type="float">
            <text:p>3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mbryo_1_E85_Nkx25-cKO_MVL_out_of_order_with_front_first__C0__A000.tif</text:p>
          </table:table-cell>
          <table:table-cell office:value-type="float" office:value="2978608576" calcext:value-type="float">
            <text:p>2978608576</text:p>
          </table:table-cell>
          <table:table-cell office:value-type="float" office:value="20307.5" calcext:value-type="float">
            <text:p>20307.5</text:p>
          </table:table-cell>
          <table:table-cell table:formula="of:=[.C311]/1000" office:value-type="float" office:value="20.3075" calcext:value-type="float">
            <text:p>20.3075</text:p>
          </table:table-cell>
          <table:table-cell table:formula="of:=[.B311]/1000000000" office:value-type="float" office:value="2.978608576" calcext:value-type="float">
            <text:p>2.978608576</text:p>
          </table:table-cell>
          <table:table-cell table:formula="of:=INT([.B311]/(1920*1920))" office:value-type="float" office:value="807" calcext:value-type="float">
            <text:p>80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SFM__embryo_1_E85_Nkx25-cKO_MVL_out_of_order_with_front_first__C0__A144.tif</text:p>
          </table:table-cell>
          <table:table-cell office:value-type="float" office:value="2934371776" calcext:value-type="float">
            <text:p>2934371776</text:p>
          </table:table-cell>
          <table:table-cell office:value-type="float" office:value="34946" calcext:value-type="float">
            <text:p>34946</text:p>
          </table:table-cell>
          <table:table-cell table:formula="of:=[.C312]/1000" office:value-type="float" office:value="34.946" calcext:value-type="float">
            <text:p>34.946</text:p>
          </table:table-cell>
          <table:table-cell table:formula="of:=[.B312]/1000000000" office:value-type="float" office:value="2.934371776" calcext:value-type="float">
            <text:p>2.934371776</text:p>
          </table:table-cell>
          <table:table-cell table:formula="of:=INT([.B312]/(1920*1920))" office:value-type="float" office:value="795" calcext:value-type="float">
            <text:p>7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1_E85_Nkx25-cKO_MVL_out_of_order_with_front_first__C1__A000.tif</text:p>
          </table:table-cell>
          <table:table-cell office:value-type="float" office:value="2978608575.5" calcext:value-type="float">
            <text:p>2978608575.5</text:p>
          </table:table-cell>
          <table:table-cell office:value-type="float" office:value="20307.5" calcext:value-type="float">
            <text:p>20307.5</text:p>
          </table:table-cell>
          <table:table-cell table:formula="of:=[.C313]/1000" office:value-type="float" office:value="20.3075" calcext:value-type="float">
            <text:p>20.3075</text:p>
          </table:table-cell>
          <table:table-cell table:formula="of:=[.B313]/1000000000" office:value-type="float" office:value="2.9786085755" calcext:value-type="float">
            <text:p>2.9786085755</text:p>
          </table:table-cell>
          <table:table-cell table:formula="of:=INT([.B313]/(1920*1920))" office:value-type="float" office:value="807" calcext:value-type="float">
            <text:p>80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SFM__embryo_1_E85_Nkx25-cKO_MVL_out_of_order_with_front_first__C1__A144.tif</text:p>
          </table:table-cell>
          <table:table-cell office:value-type="float" office:value="2934371776" calcext:value-type="float">
            <text:p>2934371776</text:p>
          </table:table-cell>
          <table:table-cell office:value-type="float" office:value="34946" calcext:value-type="float">
            <text:p>34946</text:p>
          </table:table-cell>
          <table:table-cell table:formula="of:=[.C314]/1000" office:value-type="float" office:value="34.946" calcext:value-type="float">
            <text:p>34.946</text:p>
          </table:table-cell>
          <table:table-cell table:formula="of:=[.B314]/1000000000" office:value-type="float" office:value="2.934371776" calcext:value-type="float">
            <text:p>2.934371776</text:p>
          </table:table-cell>
          <table:table-cell table:formula="of:=INT([.B314]/(1920*1920))" office:value-type="float" office:value="795" calcext:value-type="float">
            <text:p>7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SFM__embryo_1_E85_Nkx25-cKO_MVL_out_of_order_with_front_first__C2__A000.tif</text:p>
          </table:table-cell>
          <table:table-cell office:value-type="float" office:value="2978608576" calcext:value-type="float">
            <text:p>2978608576</text:p>
          </table:table-cell>
          <table:table-cell office:value-type="float" office:value="20307.5" calcext:value-type="float">
            <text:p>20307.5</text:p>
          </table:table-cell>
          <table:table-cell table:formula="of:=[.C315]/1000" office:value-type="float" office:value="20.3075" calcext:value-type="float">
            <text:p>20.3075</text:p>
          </table:table-cell>
          <table:table-cell table:formula="of:=[.B315]/1000000000" office:value-type="float" office:value="2.978608576" calcext:value-type="float">
            <text:p>2.978608576</text:p>
          </table:table-cell>
          <table:table-cell table:formula="of:=INT([.B315]/(1920*1920))" office:value-type="float" office:value="807" calcext:value-type="float">
            <text:p>8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SFM__embryo_1_E85_Nkx25-cKO_MVL_out_of_order_with_front_first__C2__A144.tif</text:p>
          </table:table-cell>
          <table:table-cell office:value-type="float" office:value="2934371776" calcext:value-type="float">
            <text:p>2934371776</text:p>
          </table:table-cell>
          <table:table-cell office:value-type="float" office:value="20307.5" calcext:value-type="float">
            <text:p>20307.5</text:p>
          </table:table-cell>
          <table:table-cell table:formula="of:=[.C316]/1000" office:value-type="float" office:value="20.3075" calcext:value-type="float">
            <text:p>20.3075</text:p>
          </table:table-cell>
          <table:table-cell table:formula="of:=[.B316]/1000000000" office:value-type="float" office:value="2.934371776" calcext:value-type="float">
            <text:p>2.934371776</text:p>
          </table:table-cell>
          <table:table-cell table:formula="of:=INT([.B316]/(1920*1920))" office:value-type="float" office:value="795" calcext:value-type="float">
            <text:p>7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SFM__embryo_1_E85_Nkx25-cKO_MVL_out_of_order_with_front_first__C3__A000.tif</text:p>
          </table:table-cell>
          <table:table-cell office:value-type="float" office:value="2978608576" calcext:value-type="float">
            <text:p>2978608576</text:p>
          </table:table-cell>
          <table:table-cell office:value-type="float" office:value="20307.5" calcext:value-type="float">
            <text:p>20307.5</text:p>
          </table:table-cell>
          <table:table-cell table:formula="of:=[.C317]/1000" office:value-type="float" office:value="20.3075" calcext:value-type="float">
            <text:p>20.3075</text:p>
          </table:table-cell>
          <table:table-cell table:formula="of:=[.B317]/1000000000" office:value-type="float" office:value="2.978608576" calcext:value-type="float">
            <text:p>2.978608576</text:p>
          </table:table-cell>
          <table:table-cell table:formula="of:=INT([.B317]/(1920*1920))" office:value-type="float" office:value="807" calcext:value-type="float">
            <text:p>80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SFM__embryo_1_E85_Nkx25-cKO_MVL_out_of_order_with_front_first__C3__A144.tif</text:p>
          </table:table-cell>
          <table:table-cell office:value-type="float" office:value="2934371776" calcext:value-type="float">
            <text:p>2934371776</text:p>
          </table:table-cell>
          <table:table-cell office:value-type="float" office:value="20307.5" calcext:value-type="float">
            <text:p>20307.5</text:p>
          </table:table-cell>
          <table:table-cell table:formula="of:=[.C318]/1000" office:value-type="float" office:value="20.3075" calcext:value-type="float">
            <text:p>20.3075</text:p>
          </table:table-cell>
          <table:table-cell table:formula="of:=[.B318]/1000000000" office:value-type="float" office:value="2.934371776" calcext:value-type="float">
            <text:p>2.934371776</text:p>
          </table:table-cell>
          <table:table-cell table:formula="of:=INT([.B318]/(1920*1920))" office:value-type="float" office:value="795" calcext:value-type="float">
            <text:p>7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SFM__embryo_1_KO_12som_MVL__C0__A000.tif</text:p>
          </table:table-cell>
          <table:table-cell office:value-type="float" office:value="3631101375.5" calcext:value-type="float">
            <text:p>3631101375.5</text:p>
          </table:table-cell>
          <table:table-cell office:value-type="float" office:value="45492" calcext:value-type="float">
            <text:p>45492</text:p>
          </table:table-cell>
          <table:table-cell table:formula="of:=[.C319]/1000" office:value-type="float" office:value="45.492" calcext:value-type="float">
            <text:p>45.492</text:p>
          </table:table-cell>
          <table:table-cell table:formula="of:=[.B319]/1000000000" office:value-type="float" office:value="3.6311013755" calcext:value-type="float">
            <text:p>3.6311013755</text:p>
          </table:table-cell>
          <table:table-cell table:formula="of:=INT([.B319]/(1920*1920))" office:value-type="float" office:value="984" calcext:value-type="float">
            <text:p>98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SFM__embryo_1_KO_12som_MVL__C0__A072.tif</text:p>
          </table:table-cell>
          <table:table-cell office:value-type="float" office:value="3122378175.5" calcext:value-type="float">
            <text:p>3122378175.5</text:p>
          </table:table-cell>
          <table:table-cell office:value-type="float" office:value="45492" calcext:value-type="float">
            <text:p>45492</text:p>
          </table:table-cell>
          <table:table-cell table:formula="of:=[.C320]/1000" office:value-type="float" office:value="45.492" calcext:value-type="float">
            <text:p>45.492</text:p>
          </table:table-cell>
          <table:table-cell table:formula="of:=[.B320]/1000000000" office:value-type="float" office:value="3.1223781755" calcext:value-type="float">
            <text:p>3.1223781755</text:p>
          </table:table-cell>
          <table:table-cell table:formula="of:=INT([.B320]/(1920*1920))" office:value-type="float" office:value="846" calcext:value-type="float">
            <text:p>84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LSFM__embryo_1_KO_12som_MVL__C1__A000.tif</text:p>
          </table:table-cell>
          <table:table-cell office:value-type="float" office:value="3631101375.5" calcext:value-type="float">
            <text:p>3631101375.5</text:p>
          </table:table-cell>
          <table:table-cell office:value-type="float" office:value="45492" calcext:value-type="float">
            <text:p>45492</text:p>
          </table:table-cell>
          <table:table-cell table:formula="of:=[.C321]/1000" office:value-type="float" office:value="45.492" calcext:value-type="float">
            <text:p>45.492</text:p>
          </table:table-cell>
          <table:table-cell table:formula="of:=[.B321]/1000000000" office:value-type="float" office:value="3.6311013755" calcext:value-type="float">
            <text:p>3.6311013755</text:p>
          </table:table-cell>
          <table:table-cell table:formula="of:=INT([.B321]/(1920*1920))" office:value-type="float" office:value="984" calcext:value-type="float">
            <text:p>98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SFM__embryo_1_KO_12som_MVL__C1__A072.tif</text:p>
          </table:table-cell>
          <table:table-cell office:value-type="float" office:value="3122378175.5" calcext:value-type="float">
            <text:p>3122378175.5</text:p>
          </table:table-cell>
          <table:table-cell office:value-type="float" office:value="45492" calcext:value-type="float">
            <text:p>45492</text:p>
          </table:table-cell>
          <table:table-cell table:formula="of:=[.C322]/1000" office:value-type="float" office:value="45.492" calcext:value-type="float">
            <text:p>45.492</text:p>
          </table:table-cell>
          <table:table-cell table:formula="of:=[.B322]/1000000000" office:value-type="float" office:value="3.1223781755" calcext:value-type="float">
            <text:p>3.1223781755</text:p>
          </table:table-cell>
          <table:table-cell table:formula="of:=INT([.B322]/(1920*1920))" office:value-type="float" office:value="846" calcext:value-type="float">
            <text:p>84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mbryo_1_KO_12som_MVL__C1__A288.tif</text:p>
          </table:table-cell>
          <table:table-cell office:value-type="float" office:value="3052336576" calcext:value-type="float">
            <text:p>3052336576</text:p>
          </table:table-cell>
          <table:table-cell office:value-type="float" office:value="45492" calcext:value-type="float">
            <text:p>45492</text:p>
          </table:table-cell>
          <table:table-cell table:formula="of:=[.C323]/1000" office:value-type="float" office:value="45.492" calcext:value-type="float">
            <text:p>45.492</text:p>
          </table:table-cell>
          <table:table-cell table:formula="of:=[.B323]/1000000000" office:value-type="float" office:value="3.052336576" calcext:value-type="float">
            <text:p>3.052336576</text:p>
          </table:table-cell>
          <table:table-cell table:formula="of:=INT([.B323]/(1920*1920))" office:value-type="float" office:value="827" calcext:value-type="float">
            <text:p>82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mbryo_1_KO_12som_MVL__C2__A000.tif</text:p>
          </table:table-cell>
          <table:table-cell office:value-type="float" office:value="3631101376" calcext:value-type="float">
            <text:p>3631101376</text:p>
          </table:table-cell>
          <table:table-cell office:value-type="float" office:value="45492" calcext:value-type="float">
            <text:p>45492</text:p>
          </table:table-cell>
          <table:table-cell table:formula="of:=[.C324]/1000" office:value-type="float" office:value="45.492" calcext:value-type="float">
            <text:p>45.492</text:p>
          </table:table-cell>
          <table:table-cell table:formula="of:=[.B324]/1000000000" office:value-type="float" office:value="3.631101376" calcext:value-type="float">
            <text:p>3.631101376</text:p>
          </table:table-cell>
          <table:table-cell table:formula="of:=INT([.B324]/(1920*1920))" office:value-type="float" office:value="984" calcext:value-type="float">
            <text:p>98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SFM__embryo_1_KO_12som_MVL__C2__A072.tif</text:p>
          </table:table-cell>
          <table:table-cell office:value-type="float" office:value="3122378175.5" calcext:value-type="float">
            <text:p>3122378175.5</text:p>
          </table:table-cell>
          <table:table-cell office:value-type="float" office:value="45492" calcext:value-type="float">
            <text:p>45492</text:p>
          </table:table-cell>
          <table:table-cell table:formula="of:=[.C325]/1000" office:value-type="float" office:value="45.492" calcext:value-type="float">
            <text:p>45.492</text:p>
          </table:table-cell>
          <table:table-cell table:formula="of:=[.B325]/1000000000" office:value-type="float" office:value="3.1223781755" calcext:value-type="float">
            <text:p>3.1223781755</text:p>
          </table:table-cell>
          <table:table-cell table:formula="of:=INT([.B325]/(1920*1920))" office:value-type="float" office:value="846" calcext:value-type="float">
            <text:p>84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SFM__embryo_1_KO_12som_MVL__C2__A288.tif</text:p>
          </table:table-cell>
          <table:table-cell office:value-type="float" office:value="3052336575.5" calcext:value-type="float">
            <text:p>3052336575.5</text:p>
          </table:table-cell>
          <table:table-cell office:value-type="float" office:value="45492" calcext:value-type="float">
            <text:p>45492</text:p>
          </table:table-cell>
          <table:table-cell table:formula="of:=[.C326]/1000" office:value-type="float" office:value="45.492" calcext:value-type="float">
            <text:p>45.492</text:p>
          </table:table-cell>
          <table:table-cell table:formula="of:=[.B326]/1000000000" office:value-type="float" office:value="3.0523365755" calcext:value-type="float">
            <text:p>3.0523365755</text:p>
          </table:table-cell>
          <table:table-cell table:formula="of:=INT([.B326]/(1920*1920))" office:value-type="float" office:value="827" calcext:value-type="float">
            <text:p>82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LSFM__embryo_1_KO_12som_MVL__C3__A000.tif</text:p>
          </table:table-cell>
          <table:table-cell office:value-type="float" office:value="3631101376" calcext:value-type="float">
            <text:p>3631101376</text:p>
          </table:table-cell>
          <table:table-cell office:value-type="float" office:value="45492" calcext:value-type="float">
            <text:p>45492</text:p>
          </table:table-cell>
          <table:table-cell table:formula="of:=[.C327]/1000" office:value-type="float" office:value="45.492" calcext:value-type="float">
            <text:p>45.492</text:p>
          </table:table-cell>
          <table:table-cell table:formula="of:=[.B327]/1000000000" office:value-type="float" office:value="3.631101376" calcext:value-type="float">
            <text:p>3.631101376</text:p>
          </table:table-cell>
          <table:table-cell table:formula="of:=INT([.B327]/(1920*1920))" office:value-type="float" office:value="984" calcext:value-type="float">
            <text:p>98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SFM__embryo_1_KO_12som_MVL__C3__A072.tif</text:p>
          </table:table-cell>
          <table:table-cell office:value-type="float" office:value="3122378175.5" calcext:value-type="float">
            <text:p>3122378175.5</text:p>
          </table:table-cell>
          <table:table-cell office:value-type="float" office:value="45492" calcext:value-type="float">
            <text:p>45492</text:p>
          </table:table-cell>
          <table:table-cell table:formula="of:=[.C328]/1000" office:value-type="float" office:value="45.492" calcext:value-type="float">
            <text:p>45.492</text:p>
          </table:table-cell>
          <table:table-cell table:formula="of:=[.B328]/1000000000" office:value-type="float" office:value="3.1223781755" calcext:value-type="float">
            <text:p>3.1223781755</text:p>
          </table:table-cell>
          <table:table-cell table:formula="of:=INT([.B328]/(1920*1920))" office:value-type="float" office:value="846" calcext:value-type="float">
            <text:p>8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SFM__embryo_1_KO_12som_MVL__C3__A288.tif</text:p>
          </table:table-cell>
          <table:table-cell office:value-type="float" office:value="3052336576" calcext:value-type="float">
            <text:p>3052336576</text:p>
          </table:table-cell>
          <table:table-cell office:value-type="float" office:value="45492" calcext:value-type="float">
            <text:p>45492</text:p>
          </table:table-cell>
          <table:table-cell table:formula="of:=[.C329]/1000" office:value-type="float" office:value="45.492" calcext:value-type="float">
            <text:p>45.492</text:p>
          </table:table-cell>
          <table:table-cell table:formula="of:=[.B329]/1000000000" office:value-type="float" office:value="3.052336576" calcext:value-type="float">
            <text:p>3.052336576</text:p>
          </table:table-cell>
          <table:table-cell table:formula="of:=INT([.B329]/(1920*1920))" office:value-type="float" office:value="827" calcext:value-type="float">
            <text:p>8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SFM__embryo_1_KO_MVL_90deg__C0__A000.tif</text:p>
          </table:table-cell>
          <table:table-cell office:value-type="float" office:value="759413610.5" calcext:value-type="float">
            <text:p>759413610.5</text:p>
          </table:table-cell>
          <table:table-cell office:value-type="float" office:value="15428" calcext:value-type="float">
            <text:p>15428</text:p>
          </table:table-cell>
          <table:table-cell table:formula="of:=[.C330]/1000" office:value-type="float" office:value="15.428" calcext:value-type="float">
            <text:p>15.428</text:p>
          </table:table-cell>
          <table:table-cell table:formula="of:=[.B330]/1000000000" office:value-type="float" office:value="0.7594136105" calcext:value-type="float">
            <text:p>0.7594136105</text:p>
          </table:table-cell>
          <table:table-cell table:formula="of:=INT([.B330]/(1920*1920))" office:value-type="float" office:value="206" calcext:value-type="float">
            <text:p>2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SFM__embryo_1_KO_MVL_90deg__C0__A090.tif</text:p>
          </table:table-cell>
          <table:table-cell office:value-type="float" office:value="1522516419.5" calcext:value-type="float">
            <text:p>1522516419.5</text:p>
          </table:table-cell>
          <table:table-cell office:value-type="float" office:value="15428" calcext:value-type="float">
            <text:p>15428</text:p>
          </table:table-cell>
          <table:table-cell table:formula="of:=[.C331]/1000" office:value-type="float" office:value="15.428" calcext:value-type="float">
            <text:p>15.428</text:p>
          </table:table-cell>
          <table:table-cell table:formula="of:=[.B331]/1000000000" office:value-type="float" office:value="1.5225164195" calcext:value-type="float">
            <text:p>1.5225164195</text:p>
          </table:table-cell>
          <table:table-cell table:formula="of:=INT([.B331]/(1920*1920))" office:value-type="float" office:value="413" calcext:value-type="float">
            <text:p>4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SFM__embryo_1_KO_MVL_90deg__C0__A180.tif</text:p>
          </table:table-cell>
          <table:table-cell office:value-type="float" office:value="822083889.5" calcext:value-type="float">
            <text:p>822083889.5</text:p>
          </table:table-cell>
          <table:table-cell office:value-type="float" office:value="15428" calcext:value-type="float">
            <text:p>15428</text:p>
          </table:table-cell>
          <table:table-cell table:formula="of:=[.C332]/1000" office:value-type="float" office:value="15.428" calcext:value-type="float">
            <text:p>15.428</text:p>
          </table:table-cell>
          <table:table-cell table:formula="of:=[.B332]/1000000000" office:value-type="float" office:value="0.8220838895" calcext:value-type="float">
            <text:p>0.8220838895</text:p>
          </table:table-cell>
          <table:table-cell table:formula="of:=INT([.B332]/(1920*1920))"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SFM__embryo_1_KO_MVL_90deg__C1__A000.tif</text:p>
          </table:table-cell>
          <table:table-cell office:value-type="float" office:value="759413610" calcext:value-type="float">
            <text:p>759413610</text:p>
          </table:table-cell>
          <table:table-cell office:value-type="float" office:value="15428" calcext:value-type="float">
            <text:p>15428</text:p>
          </table:table-cell>
          <table:table-cell table:formula="of:=[.C333]/1000" office:value-type="float" office:value="15.428" calcext:value-type="float">
            <text:p>15.428</text:p>
          </table:table-cell>
          <table:table-cell table:formula="of:=[.B333]/1000000000" office:value-type="float" office:value="0.75941361" calcext:value-type="float">
            <text:p>0.75941361</text:p>
          </table:table-cell>
          <table:table-cell table:formula="of:=INT([.B333]/(1920*1920))"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SFM__embryo_1_KO_MVL_90deg__C1__A090.tif</text:p>
          </table:table-cell>
          <table:table-cell office:value-type="float" office:value="1522516419.5" calcext:value-type="float">
            <text:p>1522516419.5</text:p>
          </table:table-cell>
          <table:table-cell office:value-type="float" office:value="15428" calcext:value-type="float">
            <text:p>15428</text:p>
          </table:table-cell>
          <table:table-cell table:formula="of:=[.C334]/1000" office:value-type="float" office:value="15.428" calcext:value-type="float">
            <text:p>15.428</text:p>
          </table:table-cell>
          <table:table-cell table:formula="of:=[.B334]/1000000000" office:value-type="float" office:value="1.5225164195" calcext:value-type="float">
            <text:p>1.5225164195</text:p>
          </table:table-cell>
          <table:table-cell table:formula="of:=INT([.B334]/(1920*1920))" office:value-type="float" office:value="413" calcext:value-type="float">
            <text:p>4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1_KO_MVL_90deg__C1__A180.tif</text:p>
          </table:table-cell>
          <table:table-cell office:value-type="float" office:value="822083889.5" calcext:value-type="float">
            <text:p>822083889.5</text:p>
          </table:table-cell>
          <table:table-cell office:value-type="float" office:value="15428" calcext:value-type="float">
            <text:p>15428</text:p>
          </table:table-cell>
          <table:table-cell table:formula="of:=[.C335]/1000" office:value-type="float" office:value="15.428" calcext:value-type="float">
            <text:p>15.428</text:p>
          </table:table-cell>
          <table:table-cell table:formula="of:=[.B335]/1000000000" office:value-type="float" office:value="0.8220838895" calcext:value-type="float">
            <text:p>0.8220838895</text:p>
          </table:table-cell>
          <table:table-cell table:formula="of:=INT([.B335]/(1920*1920))" office:value-type="float" office:value="223" calcext:value-type="float">
            <text:p>2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SFM__embryo_1_KO_MVL_90deg__C1__A270.tif</text:p>
          </table:table-cell>
          <table:table-cell office:value-type="float" office:value="1585186698" calcext:value-type="float">
            <text:p>1585186698</text:p>
          </table:table-cell>
          <table:table-cell office:value-type="float" office:value="15428" calcext:value-type="float">
            <text:p>15428</text:p>
          </table:table-cell>
          <table:table-cell table:formula="of:=[.C336]/1000" office:value-type="float" office:value="15.428" calcext:value-type="float">
            <text:p>15.428</text:p>
          </table:table-cell>
          <table:table-cell table:formula="of:=[.B336]/1000000000" office:value-type="float" office:value="1.585186698" calcext:value-type="float">
            <text:p>1.585186698</text:p>
          </table:table-cell>
          <table:table-cell table:formula="of:=INT([.B336]/(1920*1920))" office:value-type="float" office:value="430" calcext:value-type="float">
            <text:p>43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SFM__embryo_1_KO_MVL_90deg__C2__A000.tif</text:p>
          </table:table-cell>
          <table:table-cell office:value-type="float" office:value="759413610.5" calcext:value-type="float">
            <text:p>759413610.5</text:p>
          </table:table-cell>
          <table:table-cell office:value-type="float" office:value="15428" calcext:value-type="float">
            <text:p>15428</text:p>
          </table:table-cell>
          <table:table-cell table:formula="of:=[.C337]/1000" office:value-type="float" office:value="15.428" calcext:value-type="float">
            <text:p>15.428</text:p>
          </table:table-cell>
          <table:table-cell table:formula="of:=[.B337]/1000000000" office:value-type="float" office:value="0.7594136105" calcext:value-type="float">
            <text:p>0.7594136105</text:p>
          </table:table-cell>
          <table:table-cell table:formula="of:=INT([.B337]/(1920*1920))"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SFM__embryo_1_KO_MVL_90deg__C2__A090.tif</text:p>
          </table:table-cell>
          <table:table-cell office:value-type="float" office:value="1522516420" calcext:value-type="float">
            <text:p>1522516420</text:p>
          </table:table-cell>
          <table:table-cell office:value-type="float" office:value="15428" calcext:value-type="float">
            <text:p>15428</text:p>
          </table:table-cell>
          <table:table-cell table:formula="of:=[.C338]/1000" office:value-type="float" office:value="15.428" calcext:value-type="float">
            <text:p>15.428</text:p>
          </table:table-cell>
          <table:table-cell table:formula="of:=[.B338]/1000000000" office:value-type="float" office:value="1.52251642" calcext:value-type="float">
            <text:p>1.52251642</text:p>
          </table:table-cell>
          <table:table-cell table:formula="of:=INT([.B338]/(1920*1920))" office:value-type="float" office:value="413" calcext:value-type="float">
            <text:p>4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SFM__embryo_1_KO_MVL_90deg__C2__A180.tif</text:p>
          </table:table-cell>
          <table:table-cell office:value-type="float" office:value="822083889" calcext:value-type="float">
            <text:p>822083889</text:p>
          </table:table-cell>
          <table:table-cell office:value-type="float" office:value="15428" calcext:value-type="float">
            <text:p>15428</text:p>
          </table:table-cell>
          <table:table-cell table:formula="of:=[.C339]/1000" office:value-type="float" office:value="15.428" calcext:value-type="float">
            <text:p>15.428</text:p>
          </table:table-cell>
          <table:table-cell table:formula="of:=[.B339]/1000000000" office:value-type="float" office:value="0.822083889" calcext:value-type="float">
            <text:p>0.822083889</text:p>
          </table:table-cell>
          <table:table-cell table:formula="of:=INT([.B339]/(1920*1920))"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SFM__embryo_1_KO_MVL_90deg__C2__A270.tif</text:p>
          </table:table-cell>
          <table:table-cell office:value-type="float" office:value="1585186698" calcext:value-type="float">
            <text:p>1585186698</text:p>
          </table:table-cell>
          <table:table-cell office:value-type="float" office:value="15428" calcext:value-type="float">
            <text:p>15428</text:p>
          </table:table-cell>
          <table:table-cell table:formula="of:=[.C340]/1000" office:value-type="float" office:value="15.428" calcext:value-type="float">
            <text:p>15.428</text:p>
          </table:table-cell>
          <table:table-cell table:formula="of:=[.B340]/1000000000" office:value-type="float" office:value="1.585186698" calcext:value-type="float">
            <text:p>1.585186698</text:p>
          </table:table-cell>
          <table:table-cell table:formula="of:=INT([.B340]/(1920*1920))" office:value-type="float" office:value="430" calcext:value-type="float">
            <text:p>4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SFM__embryo_1_KO_MVL_90deg__C3__A000.tif</text:p>
          </table:table-cell>
          <table:table-cell office:value-type="float" office:value="759413610.5" calcext:value-type="float">
            <text:p>759413610.5</text:p>
          </table:table-cell>
          <table:table-cell office:value-type="float" office:value="15428" calcext:value-type="float">
            <text:p>15428</text:p>
          </table:table-cell>
          <table:table-cell table:formula="of:=[.C341]/1000" office:value-type="float" office:value="15.428" calcext:value-type="float">
            <text:p>15.428</text:p>
          </table:table-cell>
          <table:table-cell table:formula="of:=[.B341]/1000000000" office:value-type="float" office:value="0.7594136105" calcext:value-type="float">
            <text:p>0.7594136105</text:p>
          </table:table-cell>
          <table:table-cell table:formula="of:=INT([.B341]/(1920*1920))" office:value-type="float" office:value="206" calcext:value-type="float">
            <text:p>2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SFM__embryo_1_KO_MVL_90deg__C3__A090.tif</text:p>
          </table:table-cell>
          <table:table-cell office:value-type="float" office:value="1522516419.5" calcext:value-type="float">
            <text:p>1522516419.5</text:p>
          </table:table-cell>
          <table:table-cell office:value-type="float" office:value="15428" calcext:value-type="float">
            <text:p>15428</text:p>
          </table:table-cell>
          <table:table-cell table:formula="of:=[.C342]/1000" office:value-type="float" office:value="15.428" calcext:value-type="float">
            <text:p>15.428</text:p>
          </table:table-cell>
          <table:table-cell table:formula="of:=[.B342]/1000000000" office:value-type="float" office:value="1.5225164195" calcext:value-type="float">
            <text:p>1.5225164195</text:p>
          </table:table-cell>
          <table:table-cell table:formula="of:=INT([.B342]/(1920*1920))" office:value-type="float" office:value="413" calcext:value-type="float">
            <text:p>4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SFM__embryo_1_KO_MVL_90deg__C3__A180.tif</text:p>
          </table:table-cell>
          <table:table-cell office:value-type="float" office:value="822083889.5" calcext:value-type="float">
            <text:p>822083889.5</text:p>
          </table:table-cell>
          <table:table-cell office:value-type="float" office:value="15428" calcext:value-type="float">
            <text:p>15428</text:p>
          </table:table-cell>
          <table:table-cell table:formula="of:=[.C343]/1000" office:value-type="float" office:value="15.428" calcext:value-type="float">
            <text:p>15.428</text:p>
          </table:table-cell>
          <table:table-cell table:formula="of:=[.B343]/1000000000" office:value-type="float" office:value="0.8220838895" calcext:value-type="float">
            <text:p>0.8220838895</text:p>
          </table:table-cell>
          <table:table-cell table:formula="of:=INT([.B343]/(1920*1920))"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mbryo_1_KO_MVL_90deg__C3__A270.tif</text:p>
          </table:table-cell>
          <table:table-cell office:value-type="float" office:value="1585186698" calcext:value-type="float">
            <text:p>1585186698</text:p>
          </table:table-cell>
          <table:table-cell office:value-type="float" office:value="15428" calcext:value-type="float">
            <text:p>15428</text:p>
          </table:table-cell>
          <table:table-cell table:formula="of:=[.C344]/1000" office:value-type="float" office:value="15.428" calcext:value-type="float">
            <text:p>15.428</text:p>
          </table:table-cell>
          <table:table-cell table:formula="of:=[.B344]/1000000000" office:value-type="float" office:value="1.585186698" calcext:value-type="float">
            <text:p>1.585186698</text:p>
          </table:table-cell>
          <table:table-cell table:formula="of:=INT([.B344]/(1920*1920))" office:value-type="float" office:value="430" calcext:value-type="float">
            <text:p>4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mbryo_10_ctrl_Tbx5WT_8som_MVL__C0__A000.tif</text:p>
          </table:table-cell>
          <table:table-cell office:value-type="float" office:value="1876419171.5" calcext:value-type="float">
            <text:p>1876419171.5</text:p>
          </table:table-cell>
          <table:table-cell office:value-type="float" office:value="37156" calcext:value-type="float">
            <text:p>37156</text:p>
          </table:table-cell>
          <table:table-cell table:formula="of:=[.C345]/1000" office:value-type="float" office:value="37.156" calcext:value-type="float">
            <text:p>37.156</text:p>
          </table:table-cell>
          <table:table-cell table:formula="of:=[.B345]/1000000000" office:value-type="float" office:value="1.8764191715" calcext:value-type="float">
            <text:p>1.8764191715</text:p>
          </table:table-cell>
          <table:table-cell table:formula="of:=INT([.B345]/(1920*1920))" office:value-type="float" office:value="509" calcext:value-type="float">
            <text:p>5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SFM__embryo_10_ctrl_Tbx5WT_8som_MVL__C1__A000.tif</text:p>
          </table:table-cell>
          <table:table-cell office:value-type="float" office:value="1876419172" calcext:value-type="float">
            <text:p>1876419172</text:p>
          </table:table-cell>
          <table:table-cell office:value-type="float" office:value="37156" calcext:value-type="float">
            <text:p>37156</text:p>
          </table:table-cell>
          <table:table-cell table:formula="of:=[.C346]/1000" office:value-type="float" office:value="37.156" calcext:value-type="float">
            <text:p>37.156</text:p>
          </table:table-cell>
          <table:table-cell table:formula="of:=[.B346]/1000000000" office:value-type="float" office:value="1.876419172" calcext:value-type="float">
            <text:p>1.876419172</text:p>
          </table:table-cell>
          <table:table-cell table:formula="of:=INT([.B346]/(1920*1920))" office:value-type="float" office:value="509" calcext:value-type="float">
            <text:p>5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SFM__embryo_10_ctrl_Tbx5WT_8som_MVL__C2__A000.tif</text:p>
          </table:table-cell>
          <table:table-cell office:value-type="float" office:value="1876419171.5" calcext:value-type="float">
            <text:p>1876419171.5</text:p>
          </table:table-cell>
          <table:table-cell office:value-type="float" office:value="37156" calcext:value-type="float">
            <text:p>37156</text:p>
          </table:table-cell>
          <table:table-cell table:formula="of:=[.C347]/1000" office:value-type="float" office:value="37.156" calcext:value-type="float">
            <text:p>37.156</text:p>
          </table:table-cell>
          <table:table-cell table:formula="of:=[.B347]/1000000000" office:value-type="float" office:value="1.8764191715" calcext:value-type="float">
            <text:p>1.8764191715</text:p>
          </table:table-cell>
          <table:table-cell table:formula="of:=INT([.B347]/(1920*1920))" office:value-type="float" office:value="509" calcext:value-type="float">
            <text:p>5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SFM__embryo_10_ctrl_Tbx5WT_8som_MVL__C3__A000.tif</text:p>
          </table:table-cell>
          <table:table-cell office:value-type="float" office:value="1876419172" calcext:value-type="float">
            <text:p>1876419172</text:p>
          </table:table-cell>
          <table:table-cell office:value-type="float" office:value="45492" calcext:value-type="float">
            <text:p>45492</text:p>
          </table:table-cell>
          <table:table-cell table:formula="of:=[.C348]/1000" office:value-type="float" office:value="45.492" calcext:value-type="float">
            <text:p>45.492</text:p>
          </table:table-cell>
          <table:table-cell table:formula="of:=[.B348]/1000000000" office:value-type="float" office:value="1.876419172" calcext:value-type="float">
            <text:p>1.876419172</text:p>
          </table:table-cell>
          <table:table-cell table:formula="of:=INT([.B348]/(1920*1920))" office:value-type="float" office:value="509" calcext:value-type="float">
            <text:p>5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SFM__embryo_10_ctrl_Tbx5WT_8som_MVL_redo__C0__A000.tif</text:p>
          </table:table-cell>
          <table:table-cell office:value-type="float" office:value="3387798975.5" calcext:value-type="float">
            <text:p>3387798975.5</text:p>
          </table:table-cell>
          <table:table-cell office:value-type="float" office:value="37156" calcext:value-type="float">
            <text:p>37156</text:p>
          </table:table-cell>
          <table:table-cell table:formula="of:=[.C349]/1000" office:value-type="float" office:value="37.156" calcext:value-type="float">
            <text:p>37.156</text:p>
          </table:table-cell>
          <table:table-cell table:formula="of:=[.B349]/1000000000" office:value-type="float" office:value="3.3877989755" calcext:value-type="float">
            <text:p>3.3877989755</text:p>
          </table:table-cell>
          <table:table-cell table:formula="of:=INT([.B349]/(1920*1920))" office:value-type="float" office:value="918" calcext:value-type="float">
            <text:p>91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SFM__embryo_10_ctrl_Tbx5WT_8som_MVL_redo__C0__A216.tif</text:p>
          </table:table-cell>
          <table:table-cell office:value-type="float" office:value="3170301375.5" calcext:value-type="float">
            <text:p>3170301375.5</text:p>
          </table:table-cell>
          <table:table-cell office:value-type="float" office:value="37156" calcext:value-type="float">
            <text:p>37156</text:p>
          </table:table-cell>
          <table:table-cell table:formula="of:=[.C350]/1000" office:value-type="float" office:value="37.156" calcext:value-type="float">
            <text:p>37.156</text:p>
          </table:table-cell>
          <table:table-cell table:formula="of:=[.B350]/1000000000" office:value-type="float" office:value="3.1703013755" calcext:value-type="float">
            <text:p>3.1703013755</text:p>
          </table:table-cell>
          <table:table-cell table:formula="of:=INT([.B350]/(1920*1920))" office:value-type="float" office:value="859" calcext:value-type="float">
            <text:p>8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SFM__embryo_10_ctrl_Tbx5WT_8som_MVL_redo__C0__A288.tif</text:p>
          </table:table-cell>
          <table:table-cell office:value-type="float" office:value="1835867814.5" calcext:value-type="float">
            <text:p>1835867814.5</text:p>
          </table:table-cell>
          <table:table-cell office:value-type="float" office:value="37156" calcext:value-type="float">
            <text:p>37156</text:p>
          </table:table-cell>
          <table:table-cell table:formula="of:=[.C351]/1000" office:value-type="float" office:value="37.156" calcext:value-type="float">
            <text:p>37.156</text:p>
          </table:table-cell>
          <table:table-cell table:formula="of:=[.B351]/1000000000" office:value-type="float" office:value="1.8358678145" calcext:value-type="float">
            <text:p>1.8358678145</text:p>
          </table:table-cell>
          <table:table-cell table:formula="of:=INT([.B351]/(1920*1920))"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SFM__embryo_10_ctrl_Tbx5WT_8som_MVL_redo__C1__A000.tif</text:p>
          </table:table-cell>
          <table:table-cell office:value-type="float" office:value="3387798976" calcext:value-type="float">
            <text:p>3387798976</text:p>
          </table:table-cell>
          <table:table-cell office:value-type="float" office:value="37156" calcext:value-type="float">
            <text:p>37156</text:p>
          </table:table-cell>
          <table:table-cell table:formula="of:=[.C352]/1000" office:value-type="float" office:value="37.156" calcext:value-type="float">
            <text:p>37.156</text:p>
          </table:table-cell>
          <table:table-cell table:formula="of:=[.B352]/1000000000" office:value-type="float" office:value="3.387798976" calcext:value-type="float">
            <text:p>3.387798976</text:p>
          </table:table-cell>
          <table:table-cell table:formula="of:=INT([.B352]/(1920*1920))" office:value-type="float" office:value="918" calcext:value-type="float">
            <text:p>9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SFM__embryo_10_ctrl_Tbx5WT_8som_MVL_redo__C1__A216.tif</text:p>
          </table:table-cell>
          <table:table-cell office:value-type="float" office:value="3170301375.5" calcext:value-type="float">
            <text:p>3170301375.5</text:p>
          </table:table-cell>
          <table:table-cell office:value-type="float" office:value="37156" calcext:value-type="float">
            <text:p>37156</text:p>
          </table:table-cell>
          <table:table-cell table:formula="of:=[.C353]/1000" office:value-type="float" office:value="37.156" calcext:value-type="float">
            <text:p>37.156</text:p>
          </table:table-cell>
          <table:table-cell table:formula="of:=[.B353]/1000000000" office:value-type="float" office:value="3.1703013755" calcext:value-type="float">
            <text:p>3.1703013755</text:p>
          </table:table-cell>
          <table:table-cell table:formula="of:=INT([.B353]/(1920*1920))" office:value-type="float" office:value="859" calcext:value-type="float">
            <text:p>85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mbryo_10_ctrl_Tbx5WT_8som_MVL_redo__C1__A288.tif</text:p>
          </table:table-cell>
          <table:table-cell office:value-type="float" office:value="1835867815" calcext:value-type="float">
            <text:p>1835867815</text:p>
          </table:table-cell>
          <table:table-cell office:value-type="float" office:value="37156" calcext:value-type="float">
            <text:p>37156</text:p>
          </table:table-cell>
          <table:table-cell table:formula="of:=[.C354]/1000" office:value-type="float" office:value="37.156" calcext:value-type="float">
            <text:p>37.156</text:p>
          </table:table-cell>
          <table:table-cell table:formula="of:=[.B354]/1000000000" office:value-type="float" office:value="1.835867815" calcext:value-type="float">
            <text:p>1.835867815</text:p>
          </table:table-cell>
          <table:table-cell table:formula="of:=INT([.B354]/(1920*1920))" office:value-type="float" office:value="498" calcext:value-type="float">
            <text:p>49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SFM__embryo_10_ctrl_Tbx5WT_8som_MVL_redo__C2__A000.tif</text:p>
          </table:table-cell>
          <table:table-cell office:value-type="float" office:value="3387798975.5" calcext:value-type="float">
            <text:p>3387798975.5</text:p>
          </table:table-cell>
          <table:table-cell office:value-type="float" office:value="37156" calcext:value-type="float">
            <text:p>37156</text:p>
          </table:table-cell>
          <table:table-cell table:formula="of:=[.C355]/1000" office:value-type="float" office:value="37.156" calcext:value-type="float">
            <text:p>37.156</text:p>
          </table:table-cell>
          <table:table-cell table:formula="of:=[.B355]/1000000000" office:value-type="float" office:value="3.3877989755" calcext:value-type="float">
            <text:p>3.3877989755</text:p>
          </table:table-cell>
          <table:table-cell table:formula="of:=INT([.B355]/(1920*1920))" office:value-type="float" office:value="918" calcext:value-type="float">
            <text:p>9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SFM__embryo_10_ctrl_Tbx5WT_8som_MVL_redo__C2__A216.tif</text:p>
          </table:table-cell>
          <table:table-cell office:value-type="float" office:value="3170301375.5" calcext:value-type="float">
            <text:p>3170301375.5</text:p>
          </table:table-cell>
          <table:table-cell office:value-type="float" office:value="37156" calcext:value-type="float">
            <text:p>37156</text:p>
          </table:table-cell>
          <table:table-cell table:formula="of:=[.C356]/1000" office:value-type="float" office:value="37.156" calcext:value-type="float">
            <text:p>37.156</text:p>
          </table:table-cell>
          <table:table-cell table:formula="of:=[.B356]/1000000000" office:value-type="float" office:value="3.1703013755" calcext:value-type="float">
            <text:p>3.1703013755</text:p>
          </table:table-cell>
          <table:table-cell table:formula="of:=INT([.B356]/(1920*1920))" office:value-type="float" office:value="859" calcext:value-type="float">
            <text:p>85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SFM__embryo_10_ctrl_Tbx5WT_8som_MVL_redo__C2__A288.tif</text:p>
          </table:table-cell>
          <table:table-cell office:value-type="float" office:value="1835867814.5" calcext:value-type="float">
            <text:p>1835867814.5</text:p>
          </table:table-cell>
          <table:table-cell office:value-type="float" office:value="37156" calcext:value-type="float">
            <text:p>37156</text:p>
          </table:table-cell>
          <table:table-cell table:formula="of:=[.C357]/1000" office:value-type="float" office:value="37.156" calcext:value-type="float">
            <text:p>37.156</text:p>
          </table:table-cell>
          <table:table-cell table:formula="of:=[.B357]/1000000000" office:value-type="float" office:value="1.8358678145" calcext:value-type="float">
            <text:p>1.8358678145</text:p>
          </table:table-cell>
          <table:table-cell table:formula="of:=INT([.B357]/(1920*1920))" office:value-type="float" office:value="498" calcext:value-type="float">
            <text:p>49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SFM__embryo_10_ctrl_Tbx5WT_8som_MVL_redo__C3__A000.tif</text:p>
          </table:table-cell>
          <table:table-cell office:value-type="float" office:value="3387798975.5" calcext:value-type="float">
            <text:p>3387798975.5</text:p>
          </table:table-cell>
          <table:table-cell office:value-type="float" office:value="37156" calcext:value-type="float">
            <text:p>37156</text:p>
          </table:table-cell>
          <table:table-cell table:formula="of:=[.C358]/1000" office:value-type="float" office:value="37.156" calcext:value-type="float">
            <text:p>37.156</text:p>
          </table:table-cell>
          <table:table-cell table:formula="of:=[.B358]/1000000000" office:value-type="float" office:value="3.3877989755" calcext:value-type="float">
            <text:p>3.3877989755</text:p>
          </table:table-cell>
          <table:table-cell table:formula="of:=INT([.B358]/(1920*1920))" office:value-type="float" office:value="918" calcext:value-type="float">
            <text:p>91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SFM__embryo_10_ctrl_Tbx5WT_8som_MVL_redo__C3__A216.tif</text:p>
          </table:table-cell>
          <table:table-cell office:value-type="float" office:value="3170301375" calcext:value-type="float">
            <text:p>3170301375</text:p>
          </table:table-cell>
          <table:table-cell office:value-type="float" office:value="37156" calcext:value-type="float">
            <text:p>37156</text:p>
          </table:table-cell>
          <table:table-cell table:formula="of:=[.C359]/1000" office:value-type="float" office:value="37.156" calcext:value-type="float">
            <text:p>37.156</text:p>
          </table:table-cell>
          <table:table-cell table:formula="of:=[.B359]/1000000000" office:value-type="float" office:value="3.170301375" calcext:value-type="float">
            <text:p>3.170301375</text:p>
          </table:table-cell>
          <table:table-cell table:formula="of:=INT([.B359]/(1920*1920))" office:value-type="float" office:value="859" calcext:value-type="float">
            <text:p>8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SFM__embryo_10_ctrl_Tbx5WT_8som_MVL_redo__C3__A288.tif</text:p>
          </table:table-cell>
          <table:table-cell office:value-type="float" office:value="1835867815" calcext:value-type="float">
            <text:p>1835867815</text:p>
          </table:table-cell>
          <table:table-cell office:value-type="float" office:value="37156" calcext:value-type="float">
            <text:p>37156</text:p>
          </table:table-cell>
          <table:table-cell table:formula="of:=[.C360]/1000" office:value-type="float" office:value="37.156" calcext:value-type="float">
            <text:p>37.156</text:p>
          </table:table-cell>
          <table:table-cell table:formula="of:=[.B360]/1000000000" office:value-type="float" office:value="1.835867815" calcext:value-type="float">
            <text:p>1.835867815</text:p>
          </table:table-cell>
          <table:table-cell table:formula="of:=INT([.B360]/(1920*1920))" office:value-type="float" office:value="498" calcext:value-type="float">
            <text:p>49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SFM__embryo_11_ctrl_Tbx5WT_6som_MVL__C0__A000.tif</text:p>
          </table:table-cell>
          <table:table-cell office:value-type="float" office:value="3723261376.5" calcext:value-type="float">
            <text:p>3723261376.5</text:p>
          </table:table-cell>
          <table:table-cell office:value-type="float" office:value="37156" calcext:value-type="float">
            <text:p>37156</text:p>
          </table:table-cell>
          <table:table-cell table:formula="of:=[.C361]/1000" office:value-type="float" office:value="37.156" calcext:value-type="float">
            <text:p>37.156</text:p>
          </table:table-cell>
          <table:table-cell table:formula="of:=[.B361]/1000000000" office:value-type="float" office:value="3.7232613765" calcext:value-type="float">
            <text:p>3.7232613765</text:p>
          </table:table-cell>
          <table:table-cell table:formula="of:=INT([.B361]/(1920*1920))" office:value-type="float" office:value="1009" calcext:value-type="float">
            <text:p>100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SFM__embryo_11_ctrl_Tbx5WT_6som_MVL__C0__A216.tif</text:p>
          </table:table-cell>
          <table:table-cell office:value-type="float" office:value="3616355775.5" calcext:value-type="float">
            <text:p>3616355775.5</text:p>
          </table:table-cell>
          <table:table-cell office:value-type="float" office:value="37156" calcext:value-type="float">
            <text:p>37156</text:p>
          </table:table-cell>
          <table:table-cell table:formula="of:=[.C362]/1000" office:value-type="float" office:value="37.156" calcext:value-type="float">
            <text:p>37.156</text:p>
          </table:table-cell>
          <table:table-cell table:formula="of:=[.B362]/1000000000" office:value-type="float" office:value="3.6163557755" calcext:value-type="float">
            <text:p>3.6163557755</text:p>
          </table:table-cell>
          <table:table-cell table:formula="of:=INT([.B362]/(1920*1920))" office:value-type="float" office:value="980" calcext:value-type="float">
            <text:p>9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SFM__embryo_11_ctrl_Tbx5WT_6som_MVL__C0__A288.tif</text:p>
          </table:table-cell>
          <table:table-cell office:value-type="float" office:value="2038624599.5" calcext:value-type="float">
            <text:p>2038624599.5</text:p>
          </table:table-cell>
          <table:table-cell office:value-type="float" office:value="37156" calcext:value-type="float">
            <text:p>37156</text:p>
          </table:table-cell>
          <table:table-cell table:formula="of:=[.C363]/1000" office:value-type="float" office:value="37.156" calcext:value-type="float">
            <text:p>37.156</text:p>
          </table:table-cell>
          <table:table-cell table:formula="of:=[.B363]/1000000000" office:value-type="float" office:value="2.0386245995" calcext:value-type="float">
            <text:p>2.0386245995</text:p>
          </table:table-cell>
          <table:table-cell table:formula="of:=INT([.B363]/(1920*1920))" office:value-type="float" office:value="553" calcext:value-type="float">
            <text:p>5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SFM__embryo_11_ctrl_Tbx5WT_6som_MVL__C1__A000.tif</text:p>
          </table:table-cell>
          <table:table-cell office:value-type="float" office:value="3723261377" calcext:value-type="float">
            <text:p>3723261377</text:p>
          </table:table-cell>
          <table:table-cell office:value-type="float" office:value="37156" calcext:value-type="float">
            <text:p>37156</text:p>
          </table:table-cell>
          <table:table-cell table:formula="of:=[.C364]/1000" office:value-type="float" office:value="37.156" calcext:value-type="float">
            <text:p>37.156</text:p>
          </table:table-cell>
          <table:table-cell table:formula="of:=[.B364]/1000000000" office:value-type="float" office:value="3.723261377" calcext:value-type="float">
            <text:p>3.723261377</text:p>
          </table:table-cell>
          <table:table-cell table:formula="of:=INT([.B364]/(1920*1920))" office:value-type="float" office:value="1009" calcext:value-type="float">
            <text:p>10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SFM__embryo_11_ctrl_Tbx5WT_6som_MVL__C1__A216.tif</text:p>
          </table:table-cell>
          <table:table-cell office:value-type="float" office:value="3616355776" calcext:value-type="float">
            <text:p>3616355776</text:p>
          </table:table-cell>
          <table:table-cell office:value-type="float" office:value="37156" calcext:value-type="float">
            <text:p>37156</text:p>
          </table:table-cell>
          <table:table-cell table:formula="of:=[.C365]/1000" office:value-type="float" office:value="37.156" calcext:value-type="float">
            <text:p>37.156</text:p>
          </table:table-cell>
          <table:table-cell table:formula="of:=[.B365]/1000000000" office:value-type="float" office:value="3.616355776" calcext:value-type="float">
            <text:p>3.616355776</text:p>
          </table:table-cell>
          <table:table-cell table:formula="of:=INT([.B365]/(1920*1920))" office:value-type="float" office:value="980" calcext:value-type="float">
            <text:p>9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SFM__embryo_11_ctrl_Tbx5WT_6som_MVL__C1__A288.tif</text:p>
          </table:table-cell>
          <table:table-cell office:value-type="float" office:value="2038624600" calcext:value-type="float">
            <text:p>2038624600</text:p>
          </table:table-cell>
          <table:table-cell office:value-type="float" office:value="37156" calcext:value-type="float">
            <text:p>37156</text:p>
          </table:table-cell>
          <table:table-cell table:formula="of:=[.C366]/1000" office:value-type="float" office:value="37.156" calcext:value-type="float">
            <text:p>37.156</text:p>
          </table:table-cell>
          <table:table-cell table:formula="of:=[.B366]/1000000000" office:value-type="float" office:value="2.0386246" calcext:value-type="float">
            <text:p>2.0386246</text:p>
          </table:table-cell>
          <table:table-cell table:formula="of:=INT([.B366]/(1920*1920))" office:value-type="float" office:value="553" calcext:value-type="float">
            <text:p>5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SFM__embryo_11_ctrl_Tbx5WT_6som_MVL__C2__A000.tif</text:p>
          </table:table-cell>
          <table:table-cell office:value-type="float" office:value="3723261377" calcext:value-type="float">
            <text:p>3723261377</text:p>
          </table:table-cell>
          <table:table-cell office:value-type="float" office:value="37156" calcext:value-type="float">
            <text:p>37156</text:p>
          </table:table-cell>
          <table:table-cell table:formula="of:=[.C367]/1000" office:value-type="float" office:value="37.156" calcext:value-type="float">
            <text:p>37.156</text:p>
          </table:table-cell>
          <table:table-cell table:formula="of:=[.B367]/1000000000" office:value-type="float" office:value="3.723261377" calcext:value-type="float">
            <text:p>3.723261377</text:p>
          </table:table-cell>
          <table:table-cell table:formula="of:=INT([.B367]/(1920*1920))" office:value-type="float" office:value="1009" calcext:value-type="float">
            <text:p>100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SFM__embryo_11_ctrl_Tbx5WT_6som_MVL__C2__A216.tif</text:p>
          </table:table-cell>
          <table:table-cell office:value-type="float" office:value="3616355776" calcext:value-type="float">
            <text:p>3616355776</text:p>
          </table:table-cell>
          <table:table-cell office:value-type="float" office:value="37156" calcext:value-type="float">
            <text:p>37156</text:p>
          </table:table-cell>
          <table:table-cell table:formula="of:=[.C368]/1000" office:value-type="float" office:value="37.156" calcext:value-type="float">
            <text:p>37.156</text:p>
          </table:table-cell>
          <table:table-cell table:formula="of:=[.B368]/1000000000" office:value-type="float" office:value="3.616355776" calcext:value-type="float">
            <text:p>3.616355776</text:p>
          </table:table-cell>
          <table:table-cell table:formula="of:=INT([.B368]/(1920*1920))" office:value-type="float" office:value="980" calcext:value-type="float">
            <text:p>9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SFM__embryo_11_ctrl_Tbx5WT_6som_MVL__C2__A288.tif</text:p>
          </table:table-cell>
          <table:table-cell office:value-type="float" office:value="2038624600" calcext:value-type="float">
            <text:p>2038624600</text:p>
          </table:table-cell>
          <table:table-cell office:value-type="float" office:value="37156" calcext:value-type="float">
            <text:p>37156</text:p>
          </table:table-cell>
          <table:table-cell table:formula="of:=[.C369]/1000" office:value-type="float" office:value="37.156" calcext:value-type="float">
            <text:p>37.156</text:p>
          </table:table-cell>
          <table:table-cell table:formula="of:=[.B369]/1000000000" office:value-type="float" office:value="2.0386246" calcext:value-type="float">
            <text:p>2.0386246</text:p>
          </table:table-cell>
          <table:table-cell table:formula="of:=INT([.B369]/(1920*1920))" office:value-type="float" office:value="553" calcext:value-type="float">
            <text:p>55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SFM__embryo_11_ctrl_Tbx5WT_6som_MVL__C3__A000.tif</text:p>
          </table:table-cell>
          <table:table-cell office:value-type="float" office:value="3723261377" calcext:value-type="float">
            <text:p>3723261377</text:p>
          </table:table-cell>
          <table:table-cell office:value-type="float" office:value="45492" calcext:value-type="float">
            <text:p>45492</text:p>
          </table:table-cell>
          <table:table-cell table:formula="of:=[.C370]/1000" office:value-type="float" office:value="45.492" calcext:value-type="float">
            <text:p>45.492</text:p>
          </table:table-cell>
          <table:table-cell table:formula="of:=[.B370]/1000000000" office:value-type="float" office:value="3.723261377" calcext:value-type="float">
            <text:p>3.723261377</text:p>
          </table:table-cell>
          <table:table-cell table:formula="of:=INT([.B370]/(1920*1920))" office:value-type="float" office:value="1009" calcext:value-type="float">
            <text:p>10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SFM__embryo_11_ctrl_Tbx5WT_6som_MVL__C3__A216.tif</text:p>
          </table:table-cell>
          <table:table-cell office:value-type="float" office:value="3616355776" calcext:value-type="float">
            <text:p>3616355776</text:p>
          </table:table-cell>
          <table:table-cell office:value-type="float" office:value="45492" calcext:value-type="float">
            <text:p>45492</text:p>
          </table:table-cell>
          <table:table-cell table:formula="of:=[.C371]/1000" office:value-type="float" office:value="45.492" calcext:value-type="float">
            <text:p>45.492</text:p>
          </table:table-cell>
          <table:table-cell table:formula="of:=[.B371]/1000000000" office:value-type="float" office:value="3.616355776" calcext:value-type="float">
            <text:p>3.616355776</text:p>
          </table:table-cell>
          <table:table-cell table:formula="of:=INT([.B371]/(1920*1920))" office:value-type="float" office:value="980" calcext:value-type="float">
            <text:p>9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SFM__embryo_11_ctrl_Tbx5WT_6som_MVL__C3__A288.tif</text:p>
          </table:table-cell>
          <table:table-cell office:value-type="float" office:value="2038624600" calcext:value-type="float">
            <text:p>2038624600</text:p>
          </table:table-cell>
          <table:table-cell office:value-type="float" office:value="45492" calcext:value-type="float">
            <text:p>45492</text:p>
          </table:table-cell>
          <table:table-cell table:formula="of:=[.C372]/1000" office:value-type="float" office:value="45.492" calcext:value-type="float">
            <text:p>45.492</text:p>
          </table:table-cell>
          <table:table-cell table:formula="of:=[.B372]/1000000000" office:value-type="float" office:value="2.0386246" calcext:value-type="float">
            <text:p>2.0386246</text:p>
          </table:table-cell>
          <table:table-cell table:formula="of:=INT([.B372]/(1920*1920))" office:value-type="float" office:value="553" calcext:value-type="float">
            <text:p>5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SFM__embryo_12_ctrl_Tbx5WT_6som_MVL__C0__A000.tif</text:p>
          </table:table-cell>
          <table:table-cell office:value-type="float" office:value="3520509375.5" calcext:value-type="float">
            <text:p>3520509375.5</text:p>
          </table:table-cell>
          <table:table-cell office:value-type="float" office:value="37156" calcext:value-type="float">
            <text:p>37156</text:p>
          </table:table-cell>
          <table:table-cell table:formula="of:=[.C373]/1000" office:value-type="float" office:value="37.156" calcext:value-type="float">
            <text:p>37.156</text:p>
          </table:table-cell>
          <table:table-cell table:formula="of:=[.B373]/1000000000" office:value-type="float" office:value="3.5205093755" calcext:value-type="float">
            <text:p>3.5205093755</text:p>
          </table:table-cell>
          <table:table-cell table:formula="of:=INT([.B373]/(1920*1920))" office:value-type="float" office:value="954" calcext:value-type="float">
            <text:p>95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SFM__embryo_12_ctrl_Tbx5WT_6som_MVL__C0__A072.tif</text:p>
          </table:table-cell>
          <table:table-cell office:value-type="float" office:value="1688408334.5" calcext:value-type="float">
            <text:p>1688408334.5</text:p>
          </table:table-cell>
          <table:table-cell office:value-type="float" office:value="37156" calcext:value-type="float">
            <text:p>37156</text:p>
          </table:table-cell>
          <table:table-cell table:formula="of:=[.C374]/1000" office:value-type="float" office:value="37.156" calcext:value-type="float">
            <text:p>37.156</text:p>
          </table:table-cell>
          <table:table-cell table:formula="of:=[.B374]/1000000000" office:value-type="float" office:value="1.6884083345" calcext:value-type="float">
            <text:p>1.6884083345</text:p>
          </table:table-cell>
          <table:table-cell table:formula="of:=INT([.B374]/(1920*1920))" office:value-type="float" office:value="458" calcext:value-type="float">
            <text:p>4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SFM__embryo_12_ctrl_Tbx5WT_6som_MVL__C0__A144.tif</text:p>
          </table:table-cell>
          <table:table-cell office:value-type="float" office:value="3693770176.5" calcext:value-type="float">
            <text:p>3693770176.5</text:p>
          </table:table-cell>
          <table:table-cell office:value-type="float" office:value="37156" calcext:value-type="float">
            <text:p>37156</text:p>
          </table:table-cell>
          <table:table-cell table:formula="of:=[.C375]/1000" office:value-type="float" office:value="37.156" calcext:value-type="float">
            <text:p>37.156</text:p>
          </table:table-cell>
          <table:table-cell table:formula="of:=[.B375]/1000000000" office:value-type="float" office:value="3.6937701765" calcext:value-type="float">
            <text:p>3.6937701765</text:p>
          </table:table-cell>
          <table:table-cell table:formula="of:=INT([.B375]/(1920*1920))" office:value-type="float" office:value="1001" calcext:value-type="float">
            <text:p>100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SFM__embryo_12_ctrl_Tbx5WT_6som_MVL__C0__A180.tif</text:p>
          </table:table-cell>
          <table:table-cell office:value-type="float" office:value="1146494745.5" calcext:value-type="float">
            <text:p>1146494745.5</text:p>
          </table:table-cell>
          <table:table-cell office:value-type="float" office:value="37156" calcext:value-type="float">
            <text:p>37156</text:p>
          </table:table-cell>
          <table:table-cell table:formula="of:=[.C376]/1000" office:value-type="float" office:value="37.156" calcext:value-type="float">
            <text:p>37.156</text:p>
          </table:table-cell>
          <table:table-cell table:formula="of:=[.B376]/1000000000" office:value-type="float" office:value="1.1464947455" calcext:value-type="float">
            <text:p>1.1464947455</text:p>
          </table:table-cell>
          <table:table-cell table:formula="of:=INT([.B376]/(1920*1920))" office:value-type="float" office:value="311" calcext:value-type="float">
            <text:p>3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SFM__embryo_12_ctrl_Tbx5WT_6som_MVL__C1__A000.tif</text:p>
          </table:table-cell>
          <table:table-cell office:value-type="float" office:value="3520509376" calcext:value-type="float">
            <text:p>3520509376</text:p>
          </table:table-cell>
          <table:table-cell office:value-type="float" office:value="37156" calcext:value-type="float">
            <text:p>37156</text:p>
          </table:table-cell>
          <table:table-cell table:formula="of:=[.C377]/1000" office:value-type="float" office:value="37.156" calcext:value-type="float">
            <text:p>37.156</text:p>
          </table:table-cell>
          <table:table-cell table:formula="of:=[.B377]/1000000000" office:value-type="float" office:value="3.520509376" calcext:value-type="float">
            <text:p>3.520509376</text:p>
          </table:table-cell>
          <table:table-cell table:formula="of:=INT([.B377]/(1920*1920))" office:value-type="float" office:value="954" calcext:value-type="float">
            <text:p>95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SFM__embryo_12_ctrl_Tbx5WT_6som_MVL__C1__A072.tif</text:p>
          </table:table-cell>
          <table:table-cell office:value-type="float" office:value="1688408335" calcext:value-type="float">
            <text:p>1688408335</text:p>
          </table:table-cell>
          <table:table-cell office:value-type="float" office:value="37156" calcext:value-type="float">
            <text:p>37156</text:p>
          </table:table-cell>
          <table:table-cell table:formula="of:=[.C378]/1000" office:value-type="float" office:value="37.156" calcext:value-type="float">
            <text:p>37.156</text:p>
          </table:table-cell>
          <table:table-cell table:formula="of:=[.B378]/1000000000" office:value-type="float" office:value="1.688408335" calcext:value-type="float">
            <text:p>1.688408335</text:p>
          </table:table-cell>
          <table:table-cell table:formula="of:=INT([.B378]/(1920*1920))" office:value-type="float" office:value="458" calcext:value-type="float">
            <text:p>4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SFM__embryo_12_ctrl_Tbx5WT_6som_MVL__C1__A144.tif</text:p>
          </table:table-cell>
          <table:table-cell office:value-type="float" office:value="3693770177" calcext:value-type="float">
            <text:p>3693770177</text:p>
          </table:table-cell>
          <table:table-cell office:value-type="float" office:value="37156" calcext:value-type="float">
            <text:p>37156</text:p>
          </table:table-cell>
          <table:table-cell table:formula="of:=[.C379]/1000" office:value-type="float" office:value="37.156" calcext:value-type="float">
            <text:p>37.156</text:p>
          </table:table-cell>
          <table:table-cell table:formula="of:=[.B379]/1000000000" office:value-type="float" office:value="3.693770177" calcext:value-type="float">
            <text:p>3.693770177</text:p>
          </table:table-cell>
          <table:table-cell table:formula="of:=INT([.B379]/(1920*1920))" office:value-type="float" office:value="1001" calcext:value-type="float">
            <text:p>100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SFM__embryo_12_ctrl_Tbx5WT_6som_MVL__C2__A000.tif</text:p>
          </table:table-cell>
          <table:table-cell office:value-type="float" office:value="3520509376" calcext:value-type="float">
            <text:p>3520509376</text:p>
          </table:table-cell>
          <table:table-cell office:value-type="float" office:value="37156" calcext:value-type="float">
            <text:p>37156</text:p>
          </table:table-cell>
          <table:table-cell table:formula="of:=[.C380]/1000" office:value-type="float" office:value="37.156" calcext:value-type="float">
            <text:p>37.156</text:p>
          </table:table-cell>
          <table:table-cell table:formula="of:=[.B380]/1000000000" office:value-type="float" office:value="3.520509376" calcext:value-type="float">
            <text:p>3.520509376</text:p>
          </table:table-cell>
          <table:table-cell table:formula="of:=INT([.B380]/(1920*1920))" office:value-type="float" office:value="954" calcext:value-type="float">
            <text:p>95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mbryo_12_ctrl_Tbx5WT_6som_MVL__C2__A072.tif</text:p>
          </table:table-cell>
          <table:table-cell office:value-type="float" office:value="1688408335" calcext:value-type="float">
            <text:p>1688408335</text:p>
          </table:table-cell>
          <table:table-cell office:value-type="float" office:value="37156" calcext:value-type="float">
            <text:p>37156</text:p>
          </table:table-cell>
          <table:table-cell table:formula="of:=[.C381]/1000" office:value-type="float" office:value="37.156" calcext:value-type="float">
            <text:p>37.156</text:p>
          </table:table-cell>
          <table:table-cell table:formula="of:=[.B381]/1000000000" office:value-type="float" office:value="1.688408335" calcext:value-type="float">
            <text:p>1.688408335</text:p>
          </table:table-cell>
          <table:table-cell table:formula="of:=INT([.B381]/(1920*1920))" office:value-type="float" office:value="458" calcext:value-type="float">
            <text:p>4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mbryo_12_ctrl_Tbx5WT_6som_MVL__C2__A144.tif</text:p>
          </table:table-cell>
          <table:table-cell office:value-type="float" office:value="3693770176.5" calcext:value-type="float">
            <text:p>3693770176.5</text:p>
          </table:table-cell>
          <table:table-cell office:value-type="float" office:value="37156" calcext:value-type="float">
            <text:p>37156</text:p>
          </table:table-cell>
          <table:table-cell table:formula="of:=[.C382]/1000" office:value-type="float" office:value="37.156" calcext:value-type="float">
            <text:p>37.156</text:p>
          </table:table-cell>
          <table:table-cell table:formula="of:=[.B382]/1000000000" office:value-type="float" office:value="3.6937701765" calcext:value-type="float">
            <text:p>3.6937701765</text:p>
          </table:table-cell>
          <table:table-cell table:formula="of:=INT([.B382]/(1920*1920))" office:value-type="float" office:value="1001" calcext:value-type="float">
            <text:p>10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SFM__embryo_12_ctrl_Tbx5WT_6som_MVL__C2__A180.tif</text:p>
          </table:table-cell>
          <table:table-cell office:value-type="float" office:value="1146494745.5" calcext:value-type="float">
            <text:p>1146494745.5</text:p>
          </table:table-cell>
          <table:table-cell office:value-type="float" office:value="37156" calcext:value-type="float">
            <text:p>37156</text:p>
          </table:table-cell>
          <table:table-cell table:formula="of:=[.C383]/1000" office:value-type="float" office:value="37.156" calcext:value-type="float">
            <text:p>37.156</text:p>
          </table:table-cell>
          <table:table-cell table:formula="of:=[.B383]/1000000000" office:value-type="float" office:value="1.1464947455" calcext:value-type="float">
            <text:p>1.1464947455</text:p>
          </table:table-cell>
          <table:table-cell table:formula="of:=INT([.B383]/(1920*1920))" office:value-type="float" office:value="311" calcext:value-type="float">
            <text:p>3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SFM__embryo_12_ctrl_Tbx5WT_6som_MVL__C3__A000.tif</text:p>
          </table:table-cell>
          <table:table-cell office:value-type="float" office:value="3520509376" calcext:value-type="float">
            <text:p>3520509376</text:p>
          </table:table-cell>
          <table:table-cell office:value-type="float" office:value="45492" calcext:value-type="float">
            <text:p>45492</text:p>
          </table:table-cell>
          <table:table-cell table:formula="of:=[.C384]/1000" office:value-type="float" office:value="45.492" calcext:value-type="float">
            <text:p>45.492</text:p>
          </table:table-cell>
          <table:table-cell table:formula="of:=[.B384]/1000000000" office:value-type="float" office:value="3.520509376" calcext:value-type="float">
            <text:p>3.520509376</text:p>
          </table:table-cell>
          <table:table-cell table:formula="of:=INT([.B384]/(1920*1920))" office:value-type="float" office:value="954" calcext:value-type="float">
            <text:p>95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SFM__embryo_12_ctrl_Tbx5WT_6som_MVL__C3__A072.tif</text:p>
          </table:table-cell>
          <table:table-cell office:value-type="float" office:value="1688408335" calcext:value-type="float">
            <text:p>1688408335</text:p>
          </table:table-cell>
          <table:table-cell office:value-type="float" office:value="45492" calcext:value-type="float">
            <text:p>45492</text:p>
          </table:table-cell>
          <table:table-cell table:formula="of:=[.C385]/1000" office:value-type="float" office:value="45.492" calcext:value-type="float">
            <text:p>45.492</text:p>
          </table:table-cell>
          <table:table-cell table:formula="of:=[.B385]/1000000000" office:value-type="float" office:value="1.688408335" calcext:value-type="float">
            <text:p>1.688408335</text:p>
          </table:table-cell>
          <table:table-cell table:formula="of:=INT([.B385]/(1920*1920))" office:value-type="float" office:value="458" calcext:value-type="float">
            <text:p>4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SFM__embryo_12_ctrl_Tbx5WT_6som_MVL__C3__A144.tif</text:p>
          </table:table-cell>
          <table:table-cell office:value-type="float" office:value="3693770177" calcext:value-type="float">
            <text:p>3693770177</text:p>
          </table:table-cell>
          <table:table-cell office:value-type="float" office:value="45492" calcext:value-type="float">
            <text:p>45492</text:p>
          </table:table-cell>
          <table:table-cell table:formula="of:=[.C386]/1000" office:value-type="float" office:value="45.492" calcext:value-type="float">
            <text:p>45.492</text:p>
          </table:table-cell>
          <table:table-cell table:formula="of:=[.B386]/1000000000" office:value-type="float" office:value="3.693770177" calcext:value-type="float">
            <text:p>3.693770177</text:p>
          </table:table-cell>
          <table:table-cell table:formula="of:=INT([.B386]/(1920*1920))" office:value-type="float" office:value="1001" calcext:value-type="float">
            <text:p>100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SFM__embryo_12_ctrl_Tbx5WT_6som_MVL__C3__A1800.tif</text:p>
          </table:table-cell>
          <table:table-cell office:value-type="float" office:value="1146494746" calcext:value-type="float">
            <text:p>1146494746</text:p>
          </table:table-cell>
          <table:table-cell office:value-type="float" office:value="45492" calcext:value-type="float">
            <text:p>45492</text:p>
          </table:table-cell>
          <table:table-cell table:formula="of:=[.C387]/1000" office:value-type="float" office:value="45.492" calcext:value-type="float">
            <text:p>45.492</text:p>
          </table:table-cell>
          <table:table-cell table:formula="of:=[.B387]/1000000000" office:value-type="float" office:value="1.146494746" calcext:value-type="float">
            <text:p>1.146494746</text:p>
          </table:table-cell>
          <table:table-cell table:formula="of:=INT([.B387]/(1920*1920))" office:value-type="float" office:value="311" calcext:value-type="float">
            <text:p>3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SFM__embryo_2_ctrl_9som_noF6_MVL__C0__A000.tif</text:p>
          </table:table-cell>
          <table:table-cell office:value-type="float" office:value="3170301375.5" calcext:value-type="float">
            <text:p>3170301375.5</text:p>
          </table:table-cell>
          <table:table-cell office:value-type="float" office:value="45492" calcext:value-type="float">
            <text:p>45492</text:p>
          </table:table-cell>
          <table:table-cell table:formula="of:=[.C388]/1000" office:value-type="float" office:value="45.492" calcext:value-type="float">
            <text:p>45.492</text:p>
          </table:table-cell>
          <table:table-cell table:formula="of:=[.B388]/1000000000" office:value-type="float" office:value="3.1703013755" calcext:value-type="float">
            <text:p>3.1703013755</text:p>
          </table:table-cell>
          <table:table-cell table:formula="of:=INT([.B388]/(1920*1920))" office:value-type="float" office:value="859" calcext:value-type="float">
            <text:p>8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SFM__embryo_2_ctrl_9som_noF6_MVL__C0__A072.tif</text:p>
          </table:table-cell>
          <table:table-cell office:value-type="float" office:value="3509450175" calcext:value-type="float">
            <text:p>3509450175</text:p>
          </table:table-cell>
          <table:table-cell office:value-type="float" office:value="45492" calcext:value-type="float">
            <text:p>45492</text:p>
          </table:table-cell>
          <table:table-cell table:formula="of:=[.C389]/1000" office:value-type="float" office:value="45.492" calcext:value-type="float">
            <text:p>45.492</text:p>
          </table:table-cell>
          <table:table-cell table:formula="of:=[.B389]/1000000000" office:value-type="float" office:value="3.509450175" calcext:value-type="float">
            <text:p>3.509450175</text:p>
          </table:table-cell>
          <table:table-cell table:formula="of:=INT([.B389]/(1920*1920))" office:value-type="float" office:value="951" calcext:value-type="float">
            <text:p>9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SFM__embryo_2_ctrl_9som_noF6_MVL__C0__A288.tif</text:p>
          </table:table-cell>
          <table:table-cell office:value-type="float" office:value="3900208577" calcext:value-type="float">
            <text:p>3900208577</text:p>
          </table:table-cell>
          <table:table-cell office:value-type="float" office:value="45492" calcext:value-type="float">
            <text:p>45492</text:p>
          </table:table-cell>
          <table:table-cell table:formula="of:=[.C390]/1000" office:value-type="float" office:value="45.492" calcext:value-type="float">
            <text:p>45.492</text:p>
          </table:table-cell>
          <table:table-cell table:formula="of:=[.B390]/1000000000" office:value-type="float" office:value="3.900208577" calcext:value-type="float">
            <text:p>3.900208577</text:p>
          </table:table-cell>
          <table:table-cell table:formula="of:=INT([.B390]/(1920*1920))" office:value-type="float" office:value="1057" calcext:value-type="float">
            <text:p>105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SFM__embryo_2_ctrl_9som_noF6_MVL__C1__A000.tif</text:p>
          </table:table-cell>
          <table:table-cell office:value-type="float" office:value="3170301376" calcext:value-type="float">
            <text:p>3170301376</text:p>
          </table:table-cell>
          <table:table-cell office:value-type="float" office:value="45492" calcext:value-type="float">
            <text:p>45492</text:p>
          </table:table-cell>
          <table:table-cell table:formula="of:=[.C391]/1000" office:value-type="float" office:value="45.492" calcext:value-type="float">
            <text:p>45.492</text:p>
          </table:table-cell>
          <table:table-cell table:formula="of:=[.B391]/1000000000" office:value-type="float" office:value="3.170301376" calcext:value-type="float">
            <text:p>3.170301376</text:p>
          </table:table-cell>
          <table:table-cell table:formula="of:=INT([.B391]/(1920*1920))" office:value-type="float" office:value="859" calcext:value-type="float">
            <text:p>85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SFM__embryo_2_ctrl_9som_noF6_MVL__C1__A072.tif</text:p>
          </table:table-cell>
          <table:table-cell office:value-type="float" office:value="3509450175.5" calcext:value-type="float">
            <text:p>3509450175.5</text:p>
          </table:table-cell>
          <table:table-cell office:value-type="float" office:value="45492" calcext:value-type="float">
            <text:p>45492</text:p>
          </table:table-cell>
          <table:table-cell table:formula="of:=[.C392]/1000" office:value-type="float" office:value="45.492" calcext:value-type="float">
            <text:p>45.492</text:p>
          </table:table-cell>
          <table:table-cell table:formula="of:=[.B392]/1000000000" office:value-type="float" office:value="3.5094501755" calcext:value-type="float">
            <text:p>3.5094501755</text:p>
          </table:table-cell>
          <table:table-cell table:formula="of:=INT([.B392]/(1920*1920))" office:value-type="float" office:value="951" calcext:value-type="float">
            <text:p>9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SFM__embryo_2_ctrl_9som_noF6_MVL__C1__A288.tif</text:p>
          </table:table-cell>
          <table:table-cell office:value-type="float" office:value="3900208577" calcext:value-type="float">
            <text:p>3900208577</text:p>
          </table:table-cell>
          <table:table-cell office:value-type="float" office:value="45492" calcext:value-type="float">
            <text:p>45492</text:p>
          </table:table-cell>
          <table:table-cell table:formula="of:=[.C393]/1000" office:value-type="float" office:value="45.492" calcext:value-type="float">
            <text:p>45.492</text:p>
          </table:table-cell>
          <table:table-cell table:formula="of:=[.B393]/1000000000" office:value-type="float" office:value="3.900208577" calcext:value-type="float">
            <text:p>3.900208577</text:p>
          </table:table-cell>
          <table:table-cell table:formula="of:=INT([.B393]/(1920*1920))" office:value-type="float" office:value="1057" calcext:value-type="float">
            <text:p>105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SFM__embryo_2_ctrl_9som_noF6_MVL__C2__A000.tif</text:p>
          </table:table-cell>
          <table:table-cell office:value-type="float" office:value="3170301375.5" calcext:value-type="float">
            <text:p>3170301375.5</text:p>
          </table:table-cell>
          <table:table-cell office:value-type="float" office:value="45492" calcext:value-type="float">
            <text:p>45492</text:p>
          </table:table-cell>
          <table:table-cell table:formula="of:=[.C394]/1000" office:value-type="float" office:value="45.492" calcext:value-type="float">
            <text:p>45.492</text:p>
          </table:table-cell>
          <table:table-cell table:formula="of:=[.B394]/1000000000" office:value-type="float" office:value="3.1703013755" calcext:value-type="float">
            <text:p>3.1703013755</text:p>
          </table:table-cell>
          <table:table-cell table:formula="of:=INT([.B394]/(1920*1920))" office:value-type="float" office:value="859" calcext:value-type="float">
            <text:p>85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SFM__embryo_2_ctrl_9som_noF6_MVL__C2__A072.tif</text:p>
          </table:table-cell>
          <table:table-cell office:value-type="float" office:value="3509450175" calcext:value-type="float">
            <text:p>3509450175</text:p>
          </table:table-cell>
          <table:table-cell office:value-type="float" office:value="45492" calcext:value-type="float">
            <text:p>45492</text:p>
          </table:table-cell>
          <table:table-cell table:formula="of:=[.C395]/1000" office:value-type="float" office:value="45.492" calcext:value-type="float">
            <text:p>45.492</text:p>
          </table:table-cell>
          <table:table-cell table:formula="of:=[.B395]/1000000000" office:value-type="float" office:value="3.509450175" calcext:value-type="float">
            <text:p>3.509450175</text:p>
          </table:table-cell>
          <table:table-cell table:formula="of:=INT([.B395]/(1920*1920))" office:value-type="float" office:value="951" calcext:value-type="float">
            <text:p>9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SFM__embryo_2_ctrl_9som_noF6_MVL__C3__A000.tif</text:p>
          </table:table-cell>
          <table:table-cell office:value-type="float" office:value="3170301376" calcext:value-type="float">
            <text:p>3170301376</text:p>
          </table:table-cell>
          <table:table-cell office:value-type="float" office:value="45492" calcext:value-type="float">
            <text:p>45492</text:p>
          </table:table-cell>
          <table:table-cell table:formula="of:=[.C396]/1000" office:value-type="float" office:value="45.492" calcext:value-type="float">
            <text:p>45.492</text:p>
          </table:table-cell>
          <table:table-cell table:formula="of:=[.B396]/1000000000" office:value-type="float" office:value="3.170301376" calcext:value-type="float">
            <text:p>3.170301376</text:p>
          </table:table-cell>
          <table:table-cell table:formula="of:=INT([.B396]/(1920*1920))" office:value-type="float" office:value="859" calcext:value-type="float">
            <text:p>8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SFM__embryo_2_ctrl_9som_noF6_MVL__C3__A072.tif</text:p>
          </table:table-cell>
          <table:table-cell office:value-type="float" office:value="3509450175" calcext:value-type="float">
            <text:p>3509450175</text:p>
          </table:table-cell>
          <table:table-cell office:value-type="float" office:value="45492" calcext:value-type="float">
            <text:p>45492</text:p>
          </table:table-cell>
          <table:table-cell table:formula="of:=[.C397]/1000" office:value-type="float" office:value="45.492" calcext:value-type="float">
            <text:p>45.492</text:p>
          </table:table-cell>
          <table:table-cell table:formula="of:=[.B397]/1000000000" office:value-type="float" office:value="3.509450175" calcext:value-type="float">
            <text:p>3.509450175</text:p>
          </table:table-cell>
          <table:table-cell table:formula="of:=INT([.B397]/(1920*1920))" office:value-type="float" office:value="951" calcext:value-type="float">
            <text:p>9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SFM__embryo_2_ctrl_9som_noF6_MVL__C3__A288.tif</text:p>
          </table:table-cell>
          <table:table-cell office:value-type="float" office:value="3900208577" calcext:value-type="float">
            <text:p>3900208577</text:p>
          </table:table-cell>
          <table:table-cell office:value-type="float" office:value="45492" calcext:value-type="float">
            <text:p>45492</text:p>
          </table:table-cell>
          <table:table-cell table:formula="of:=[.C398]/1000" office:value-type="float" office:value="45.492" calcext:value-type="float">
            <text:p>45.492</text:p>
          </table:table-cell>
          <table:table-cell table:formula="of:=[.B398]/1000000000" office:value-type="float" office:value="3.900208577" calcext:value-type="float">
            <text:p>3.900208577</text:p>
          </table:table-cell>
          <table:table-cell table:formula="of:=INT([.B398]/(1920*1920))" office:value-type="float" office:value="1057" calcext:value-type="float">
            <text:p>105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SFM__embryo_2_ctrl_m1c-wt_MVL__C0__A000.tif</text:p>
          </table:table-cell>
          <table:table-cell office:value-type="float" office:value="2820093376" calcext:value-type="float">
            <text:p>2820093376</text:p>
          </table:table-cell>
          <table:table-cell office:value-type="float" office:value="15428" calcext:value-type="float">
            <text:p>15428</text:p>
          </table:table-cell>
          <table:table-cell table:formula="of:=[.C399]/1000" office:value-type="float" office:value="15.428" calcext:value-type="float">
            <text:p>15.428</text:p>
          </table:table-cell>
          <table:table-cell table:formula="of:=[.B399]/1000000000" office:value-type="float" office:value="2.820093376" calcext:value-type="float">
            <text:p>2.820093376</text:p>
          </table:table-cell>
          <table:table-cell table:formula="of:=INT([.B399]/(1920*1920))" office:value-type="float" office:value="764" calcext:value-type="float">
            <text:p>7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SFM__embryo_2_ctrl_m1c-wt_MVL__C0__A072.tif</text:p>
          </table:table-cell>
          <table:table-cell office:value-type="float" office:value="3162928575" calcext:value-type="float">
            <text:p>3162928575</text:p>
          </table:table-cell>
          <table:table-cell office:value-type="float" office:value="20308" calcext:value-type="float">
            <text:p>20308</text:p>
          </table:table-cell>
          <table:table-cell table:formula="of:=[.C400]/1000" office:value-type="float" office:value="20.308" calcext:value-type="float">
            <text:p>20.308</text:p>
          </table:table-cell>
          <table:table-cell table:formula="of:=[.B400]/1000000000" office:value-type="float" office:value="3.162928575" calcext:value-type="float">
            <text:p>3.162928575</text:p>
          </table:table-cell>
          <table:table-cell table:formula="of:=INT([.B400]/(1920*1920))" office:value-type="float" office:value="857" calcext:value-type="float">
            <text:p>85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mbryo_2_ctrl_m1c-wt_MVL__C0__A288.tif</text:p>
          </table:table-cell>
          <table:table-cell office:value-type="float" office:value="2960176575.5" calcext:value-type="float">
            <text:p>2960176575.5</text:p>
          </table:table-cell>
          <table:table-cell office:value-type="float" office:value="15428" calcext:value-type="float">
            <text:p>15428</text:p>
          </table:table-cell>
          <table:table-cell table:formula="of:=[.C401]/1000" office:value-type="float" office:value="15.428" calcext:value-type="float">
            <text:p>15.428</text:p>
          </table:table-cell>
          <table:table-cell table:formula="of:=[.B401]/1000000000" office:value-type="float" office:value="2.9601765755" calcext:value-type="float">
            <text:p>2.9601765755</text:p>
          </table:table-cell>
          <table:table-cell table:formula="of:=INT([.B401]/(1920*1920))" office:value-type="float" office:value="802" calcext:value-type="float">
            <text:p>8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SFM__embryo_2_ctrl_m1c-wt_MVL__C1__A000.tif</text:p>
          </table:table-cell>
          <table:table-cell office:value-type="float" office:value="2820093376" calcext:value-type="float">
            <text:p>2820093376</text:p>
          </table:table-cell>
          <table:table-cell office:value-type="float" office:value="15428" calcext:value-type="float">
            <text:p>15428</text:p>
          </table:table-cell>
          <table:table-cell table:formula="of:=[.C402]/1000" office:value-type="float" office:value="15.428" calcext:value-type="float">
            <text:p>15.428</text:p>
          </table:table-cell>
          <table:table-cell table:formula="of:=[.B402]/1000000000" office:value-type="float" office:value="2.820093376" calcext:value-type="float">
            <text:p>2.820093376</text:p>
          </table:table-cell>
          <table:table-cell table:formula="of:=INT([.B402]/(1920*1920))" office:value-type="float" office:value="764" calcext:value-type="float">
            <text:p>76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SFM__embryo_2_ctrl_m1c-wt_MVL__C1__A072.tif</text:p>
          </table:table-cell>
          <table:table-cell office:value-type="float" office:value="3162928575.5" calcext:value-type="float">
            <text:p>3162928575.5</text:p>
          </table:table-cell>
          <table:table-cell office:value-type="float" office:value="20308" calcext:value-type="float">
            <text:p>20308</text:p>
          </table:table-cell>
          <table:table-cell table:formula="of:=[.C403]/1000" office:value-type="float" office:value="20.308" calcext:value-type="float">
            <text:p>20.308</text:p>
          </table:table-cell>
          <table:table-cell table:formula="of:=[.B403]/1000000000" office:value-type="float" office:value="3.1629285755" calcext:value-type="float">
            <text:p>3.1629285755</text:p>
          </table:table-cell>
          <table:table-cell table:formula="of:=INT([.B403]/(1920*1920))" office:value-type="float" office:value="857" calcext:value-type="float">
            <text:p>8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SFM__embryo_2_ctrl_m1c-wt_MVL__C1__A288.tif</text:p>
          </table:table-cell>
          <table:table-cell office:value-type="float" office:value="2960176575.5" calcext:value-type="float">
            <text:p>2960176575.5</text:p>
          </table:table-cell>
          <table:table-cell office:value-type="float" office:value="15428" calcext:value-type="float">
            <text:p>15428</text:p>
          </table:table-cell>
          <table:table-cell table:formula="of:=[.C404]/1000" office:value-type="float" office:value="15.428" calcext:value-type="float">
            <text:p>15.428</text:p>
          </table:table-cell>
          <table:table-cell table:formula="of:=[.B404]/1000000000" office:value-type="float" office:value="2.9601765755" calcext:value-type="float">
            <text:p>2.9601765755</text:p>
          </table:table-cell>
          <table:table-cell table:formula="of:=INT([.B404]/(1920*1920))" office:value-type="float" office:value="802" calcext:value-type="float">
            <text:p>8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SFM__embryo_2_ctrl_m1c-wt_MVL__C2__A000.tif</text:p>
          </table:table-cell>
          <table:table-cell office:value-type="float" office:value="2820093375.5" calcext:value-type="float">
            <text:p>2820093375.5</text:p>
          </table:table-cell>
          <table:table-cell office:value-type="float" office:value="15428" calcext:value-type="float">
            <text:p>15428</text:p>
          </table:table-cell>
          <table:table-cell table:formula="of:=[.C405]/1000" office:value-type="float" office:value="15.428" calcext:value-type="float">
            <text:p>15.428</text:p>
          </table:table-cell>
          <table:table-cell table:formula="of:=[.B405]/1000000000" office:value-type="float" office:value="2.8200933755" calcext:value-type="float">
            <text:p>2.8200933755</text:p>
          </table:table-cell>
          <table:table-cell table:formula="of:=INT([.B405]/(1920*1920))" office:value-type="float" office:value="764" calcext:value-type="float">
            <text:p>7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mbryo_2_ctrl_m1c-wt_MVL__C2__A072.tif</text:p>
          </table:table-cell>
          <table:table-cell office:value-type="float" office:value="3162928575" calcext:value-type="float">
            <text:p>3162928575</text:p>
          </table:table-cell>
          <table:table-cell office:value-type="float" office:value="15428" calcext:value-type="float">
            <text:p>15428</text:p>
          </table:table-cell>
          <table:table-cell table:formula="of:=[.C406]/1000" office:value-type="float" office:value="15.428" calcext:value-type="float">
            <text:p>15.428</text:p>
          </table:table-cell>
          <table:table-cell table:formula="of:=[.B406]/1000000000" office:value-type="float" office:value="3.162928575" calcext:value-type="float">
            <text:p>3.162928575</text:p>
          </table:table-cell>
          <table:table-cell table:formula="of:=INT([.B406]/(1920*1920))" office:value-type="float" office:value="857" calcext:value-type="float">
            <text:p>85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SFM__embryo_2_ctrl_m1c-wt_MVL__C2__A288.tif</text:p>
          </table:table-cell>
          <table:table-cell office:value-type="float" office:value="2960176575.5" calcext:value-type="float">
            <text:p>2960176575.5</text:p>
          </table:table-cell>
          <table:table-cell office:value-type="float" office:value="15428" calcext:value-type="float">
            <text:p>15428</text:p>
          </table:table-cell>
          <table:table-cell table:formula="of:=[.C407]/1000" office:value-type="float" office:value="15.428" calcext:value-type="float">
            <text:p>15.428</text:p>
          </table:table-cell>
          <table:table-cell table:formula="of:=[.B407]/1000000000" office:value-type="float" office:value="2.9601765755" calcext:value-type="float">
            <text:p>2.9601765755</text:p>
          </table:table-cell>
          <table:table-cell table:formula="of:=INT([.B407]/(1920*1920))" office:value-type="float" office:value="802" calcext:value-type="float">
            <text:p>8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SFM__embryo_2_ctrl_m1c-wt_MVL__C3__A000.tif</text:p>
          </table:table-cell>
          <table:table-cell office:value-type="float" office:value="2820093375.5" calcext:value-type="float">
            <text:p>2820093375.5</text:p>
          </table:table-cell>
          <table:table-cell office:value-type="float" office:value="15428" calcext:value-type="float">
            <text:p>15428</text:p>
          </table:table-cell>
          <table:table-cell table:formula="of:=[.C408]/1000" office:value-type="float" office:value="15.428" calcext:value-type="float">
            <text:p>15.428</text:p>
          </table:table-cell>
          <table:table-cell table:formula="of:=[.B408]/1000000000" office:value-type="float" office:value="2.8200933755" calcext:value-type="float">
            <text:p>2.8200933755</text:p>
          </table:table-cell>
          <table:table-cell table:formula="of:=INT([.B408]/(1920*1920))" office:value-type="float" office:value="764" calcext:value-type="float">
            <text:p>7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SFM__embryo_2_ctrl_m1c-wt_MVL__C3__A072.tif</text:p>
          </table:table-cell>
          <table:table-cell office:value-type="float" office:value="3162928575" calcext:value-type="float">
            <text:p>3162928575</text:p>
          </table:table-cell>
          <table:table-cell office:value-type="float" office:value="15428" calcext:value-type="float">
            <text:p>15428</text:p>
          </table:table-cell>
          <table:table-cell table:formula="of:=[.C409]/1000" office:value-type="float" office:value="15.428" calcext:value-type="float">
            <text:p>15.428</text:p>
          </table:table-cell>
          <table:table-cell table:formula="of:=[.B409]/1000000000" office:value-type="float" office:value="3.162928575" calcext:value-type="float">
            <text:p>3.162928575</text:p>
          </table:table-cell>
          <table:table-cell table:formula="of:=INT([.B409]/(1920*1920))" office:value-type="float" office:value="857" calcext:value-type="float">
            <text:p>85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SFM__embryo_2_ctrl_m1c-wt_MVL__C3__A288.tif</text:p>
          </table:table-cell>
          <table:table-cell office:value-type="float" office:value="2960176575.5" calcext:value-type="float">
            <text:p>2960176575.5</text:p>
          </table:table-cell>
          <table:table-cell office:value-type="float" office:value="15428" calcext:value-type="float">
            <text:p>15428</text:p>
          </table:table-cell>
          <table:table-cell table:formula="of:=[.C410]/1000" office:value-type="float" office:value="15.428" calcext:value-type="float">
            <text:p>15.428</text:p>
          </table:table-cell>
          <table:table-cell table:formula="of:=[.B410]/1000000000" office:value-type="float" office:value="2.9601765755" calcext:value-type="float">
            <text:p>2.9601765755</text:p>
          </table:table-cell>
          <table:table-cell table:formula="of:=INT([.B410]/(1920*1920))" office:value-type="float" office:value="802" calcext:value-type="float">
            <text:p>80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SFM__embryo_2_ctrl-homo_MVL__C0__A000.tif</text:p>
          </table:table-cell>
          <table:table-cell office:value-type="float" office:value="2580477374" calcext:value-type="float">
            <text:p>2580477374</text:p>
          </table:table-cell>
          <table:table-cell office:value-type="float" office:value="34946" calcext:value-type="float">
            <text:p>34946</text:p>
          </table:table-cell>
          <table:table-cell table:formula="of:=[.C411]/1000" office:value-type="float" office:value="34.946" calcext:value-type="float">
            <text:p>34.946</text:p>
          </table:table-cell>
          <table:table-cell table:formula="of:=[.B411]/1000000000" office:value-type="float" office:value="2.580477374" calcext:value-type="float">
            <text:p>2.580477374</text:p>
          </table:table-cell>
          <table:table-cell table:formula="of:=INT([.B411]/(1920*1920))" office:value-type="float" office:value="699" calcext:value-type="float">
            <text:p>69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SFM__embryo_2_ctrl-homo_MVL__C0__A072.tif</text:p>
          </table:table-cell>
          <table:table-cell office:value-type="float" office:value="3826480575" calcext:value-type="float">
            <text:p>3826480575</text:p>
          </table:table-cell>
          <table:table-cell office:value-type="float" office:value="34946" calcext:value-type="float">
            <text:p>34946</text:p>
          </table:table-cell>
          <table:table-cell table:formula="of:=[.C412]/1000" office:value-type="float" office:value="34.946" calcext:value-type="float">
            <text:p>34.946</text:p>
          </table:table-cell>
          <table:table-cell table:formula="of:=[.B412]/1000000000" office:value-type="float" office:value="3.826480575" calcext:value-type="float">
            <text:p>3.826480575</text:p>
          </table:table-cell>
          <table:table-cell table:formula="of:=INT([.B412]/(1920*1920))" office:value-type="float" office:value="1037" calcext:value-type="float">
            <text:p>103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LSFM__embryo_2_ctrl-homo_MVL__C0__A288.tif</text:p>
          </table:table-cell>
          <table:table-cell office:value-type="float" office:value="3833853375" calcext:value-type="float">
            <text:p>3833853375</text:p>
          </table:table-cell>
          <table:table-cell office:value-type="float" office:value="34946" calcext:value-type="float">
            <text:p>34946</text:p>
          </table:table-cell>
          <table:table-cell table:formula="of:=[.C413]/1000" office:value-type="float" office:value="34.946" calcext:value-type="float">
            <text:p>34.946</text:p>
          </table:table-cell>
          <table:table-cell table:formula="of:=[.B413]/1000000000" office:value-type="float" office:value="3.833853375" calcext:value-type="float">
            <text:p>3.833853375</text:p>
          </table:table-cell>
          <table:table-cell table:formula="of:=INT([.B413]/(1920*1920))" office:value-type="float" office:value="1039" calcext:value-type="float">
            <text:p>103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LSFM__embryo_2_ctrl-homo_MVL__C1__A000.tif</text:p>
          </table:table-cell>
          <table:table-cell office:value-type="float" office:value="2580477374.5" calcext:value-type="float">
            <text:p>2580477374.5</text:p>
          </table:table-cell>
          <table:table-cell office:value-type="float" office:value="34946" calcext:value-type="float">
            <text:p>34946</text:p>
          </table:table-cell>
          <table:table-cell table:formula="of:=[.C414]/1000" office:value-type="float" office:value="34.946" calcext:value-type="float">
            <text:p>34.946</text:p>
          </table:table-cell>
          <table:table-cell table:formula="of:=[.B414]/1000000000" office:value-type="float" office:value="2.5804773745" calcext:value-type="float">
            <text:p>2.5804773745</text:p>
          </table:table-cell>
          <table:table-cell table:formula="of:=INT([.B414]/(1920*1920))" office:value-type="float" office:value="699" calcext:value-type="float">
            <text:p>6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SFM__embryo_2_ctrl-homo_MVL__C1__A072.tif</text:p>
          </table:table-cell>
          <table:table-cell office:value-type="float" office:value="3826480575" calcext:value-type="float">
            <text:p>3826480575</text:p>
          </table:table-cell>
          <table:table-cell office:value-type="float" office:value="34946" calcext:value-type="float">
            <text:p>34946</text:p>
          </table:table-cell>
          <table:table-cell table:formula="of:=[.C415]/1000" office:value-type="float" office:value="34.946" calcext:value-type="float">
            <text:p>34.946</text:p>
          </table:table-cell>
          <table:table-cell table:formula="of:=[.B415]/1000000000" office:value-type="float" office:value="3.826480575" calcext:value-type="float">
            <text:p>3.826480575</text:p>
          </table:table-cell>
          <table:table-cell table:formula="of:=INT([.B415]/(1920*1920))" office:value-type="float" office:value="1037" calcext:value-type="float">
            <text:p>103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SFM__embryo_2_ctrl-homo_MVL__C1__A288.tif</text:p>
          </table:table-cell>
          <table:table-cell office:value-type="float" office:value="3833853375.5" calcext:value-type="float">
            <text:p>3833853375.5</text:p>
          </table:table-cell>
          <table:table-cell office:value-type="float" office:value="34946" calcext:value-type="float">
            <text:p>34946</text:p>
          </table:table-cell>
          <table:table-cell table:formula="of:=[.C416]/1000" office:value-type="float" office:value="34.946" calcext:value-type="float">
            <text:p>34.946</text:p>
          </table:table-cell>
          <table:table-cell table:formula="of:=[.B416]/1000000000" office:value-type="float" office:value="3.8338533755" calcext:value-type="float">
            <text:p>3.8338533755</text:p>
          </table:table-cell>
          <table:table-cell table:formula="of:=INT([.B416]/(1920*1920))" office:value-type="float" office:value="1039" calcext:value-type="float">
            <text:p>10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SFM__embryo_2_ctrl-homo_MVL__C3__A000.tif</text:p>
          </table:table-cell>
          <table:table-cell office:value-type="float" office:value="2580477374.5" calcext:value-type="float">
            <text:p>2580477374.5</text:p>
          </table:table-cell>
          <table:table-cell office:value-type="float" office:value="34946" calcext:value-type="float">
            <text:p>34946</text:p>
          </table:table-cell>
          <table:table-cell table:formula="of:=[.C417]/1000" office:value-type="float" office:value="34.946" calcext:value-type="float">
            <text:p>34.946</text:p>
          </table:table-cell>
          <table:table-cell table:formula="of:=[.B417]/1000000000" office:value-type="float" office:value="2.5804773745" calcext:value-type="float">
            <text:p>2.5804773745</text:p>
          </table:table-cell>
          <table:table-cell table:formula="of:=INT([.B417]/(1920*1920))" office:value-type="float" office:value="699" calcext:value-type="float">
            <text:p>6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SFM__embryo_2_ctrl-homo_MVL__C3__A072.tif</text:p>
          </table:table-cell>
          <table:table-cell office:value-type="float" office:value="3826480575" calcext:value-type="float">
            <text:p>3826480575</text:p>
          </table:table-cell>
          <table:table-cell office:value-type="float" office:value="34946" calcext:value-type="float">
            <text:p>34946</text:p>
          </table:table-cell>
          <table:table-cell table:formula="of:=[.C418]/1000" office:value-type="float" office:value="34.946" calcext:value-type="float">
            <text:p>34.946</text:p>
          </table:table-cell>
          <table:table-cell table:formula="of:=[.B418]/1000000000" office:value-type="float" office:value="3.826480575" calcext:value-type="float">
            <text:p>3.826480575</text:p>
          </table:table-cell>
          <table:table-cell table:formula="of:=INT([.B418]/(1920*1920))" office:value-type="float" office:value="1037" calcext:value-type="float">
            <text:p>103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SFM__embryo_2_ctrl-homo_MVL__C3__A288.tif</text:p>
          </table:table-cell>
          <table:table-cell office:value-type="float" office:value="3833853375" calcext:value-type="float">
            <text:p>3833853375</text:p>
          </table:table-cell>
          <table:table-cell office:value-type="float" office:value="34946" calcext:value-type="float">
            <text:p>34946</text:p>
          </table:table-cell>
          <table:table-cell table:formula="of:=[.C419]/1000" office:value-type="float" office:value="34.946" calcext:value-type="float">
            <text:p>34.946</text:p>
          </table:table-cell>
          <table:table-cell table:formula="of:=[.B419]/1000000000" office:value-type="float" office:value="3.833853375" calcext:value-type="float">
            <text:p>3.833853375</text:p>
          </table:table-cell>
          <table:table-cell table:formula="of:=INT([.B419]/(1920*1920))" office:value-type="float" office:value="1039" calcext:value-type="float">
            <text:p>10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LSFM__embryo_2_E65_ctrl_MVL__C0__A000.tif</text:p>
          </table:table-cell>
          <table:table-cell office:value-type="float" office:value="2211837375.5" calcext:value-type="float">
            <text:p>2211837375.5</text:p>
          </table:table-cell>
          <table:table-cell office:value-type="float" office:value="20308" calcext:value-type="float">
            <text:p>20308</text:p>
          </table:table-cell>
          <table:table-cell table:formula="of:=[.C420]/1000" office:value-type="float" office:value="20.308" calcext:value-type="float">
            <text:p>20.308</text:p>
          </table:table-cell>
          <table:table-cell table:formula="of:=[.B420]/1000000000" office:value-type="float" office:value="2.2118373755" calcext:value-type="float">
            <text:p>2.2118373755</text:p>
          </table:table-cell>
          <table:table-cell table:formula="of:=INT([.B420]/(1920*1920))" office:value-type="float" office:value="599" calcext:value-type="float">
            <text:p>59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SFM__embryo_2_E65_ctrl_MVL__C0__A090.tif</text:p>
          </table:table-cell>
          <table:table-cell office:value-type="float" office:value="1076451492" calcext:value-type="float">
            <text:p>1076451492</text:p>
          </table:table-cell>
          <table:table-cell office:value-type="float" office:value="20308" calcext:value-type="float">
            <text:p>20308</text:p>
          </table:table-cell>
          <table:table-cell table:formula="of:=[.C421]/1000" office:value-type="float" office:value="20.308" calcext:value-type="float">
            <text:p>20.308</text:p>
          </table:table-cell>
          <table:table-cell table:formula="of:=[.B421]/1000000000" office:value-type="float" office:value="1.076451492" calcext:value-type="float">
            <text:p>1.076451492</text:p>
          </table:table-cell>
          <table:table-cell table:formula="of:=INT([.B421]/(1920*1920))" office:value-type="float" office:value="292" calcext:value-type="float">
            <text:p>2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SFM__embryo_2_E65_ctrl_MVL__C0__A270.tif</text:p>
          </table:table-cell>
          <table:table-cell office:value-type="float" office:value="940051473" calcext:value-type="float">
            <text:p>940051473</text:p>
          </table:table-cell>
          <table:table-cell office:value-type="float" office:value="20308" calcext:value-type="float">
            <text:p>20308</text:p>
          </table:table-cell>
          <table:table-cell table:formula="of:=[.C422]/1000" office:value-type="float" office:value="20.308" calcext:value-type="float">
            <text:p>20.308</text:p>
          </table:table-cell>
          <table:table-cell table:formula="of:=[.B422]/1000000000" office:value-type="float" office:value="0.940051473" calcext:value-type="float">
            <text:p>0.940051473</text:p>
          </table:table-cell>
          <table:table-cell table:formula="of:=INT([.B422]/(1920*1920))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SFM__embryo_2_E65_ctrl_MVL__C1__A000.tif</text:p>
          </table:table-cell>
          <table:table-cell office:value-type="float" office:value="2211837375.5" calcext:value-type="float">
            <text:p>2211837375.5</text:p>
          </table:table-cell>
          <table:table-cell office:value-type="float" office:value="20308" calcext:value-type="float">
            <text:p>20308</text:p>
          </table:table-cell>
          <table:table-cell table:formula="of:=[.C423]/1000" office:value-type="float" office:value="20.308" calcext:value-type="float">
            <text:p>20.308</text:p>
          </table:table-cell>
          <table:table-cell table:formula="of:=[.B423]/1000000000" office:value-type="float" office:value="2.2118373755" calcext:value-type="float">
            <text:p>2.2118373755</text:p>
          </table:table-cell>
          <table:table-cell table:formula="of:=INT([.B423]/(1920*1920))" office:value-type="float" office:value="599" calcext:value-type="float">
            <text:p>5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SFM__embryo_2_E65_ctrl_MVL__C1__A270.tif</text:p>
          </table:table-cell>
          <table:table-cell office:value-type="float" office:value="940051473.5" calcext:value-type="float">
            <text:p>940051473.5</text:p>
          </table:table-cell>
          <table:table-cell office:value-type="float" office:value="20308" calcext:value-type="float">
            <text:p>20308</text:p>
          </table:table-cell>
          <table:table-cell table:formula="of:=[.C424]/1000" office:value-type="float" office:value="20.308" calcext:value-type="float">
            <text:p>20.308</text:p>
          </table:table-cell>
          <table:table-cell table:formula="of:=[.B424]/1000000000" office:value-type="float" office:value="0.9400514735" calcext:value-type="float">
            <text:p>0.9400514735</text:p>
          </table:table-cell>
          <table:table-cell table:formula="of:=INT([.B424]/(1920*1920))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SFM__embryo_2_E65_ctrl_MVL__C2__A000.tif</text:p>
          </table:table-cell>
          <table:table-cell office:value-type="float" office:value="2211837375.5" calcext:value-type="float">
            <text:p>2211837375.5</text:p>
          </table:table-cell>
          <table:table-cell office:value-type="float" office:value="20308" calcext:value-type="float">
            <text:p>20308</text:p>
          </table:table-cell>
          <table:table-cell table:formula="of:=[.C425]/1000" office:value-type="float" office:value="20.308" calcext:value-type="float">
            <text:p>20.308</text:p>
          </table:table-cell>
          <table:table-cell table:formula="of:=[.B425]/1000000000" office:value-type="float" office:value="2.2118373755" calcext:value-type="float">
            <text:p>2.2118373755</text:p>
          </table:table-cell>
          <table:table-cell table:formula="of:=INT([.B425]/(1920*1920))" office:value-type="float" office:value="599" calcext:value-type="float">
            <text:p>59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SFM__embryo_2_E65_ctrl_MVL__C2__A090.tif</text:p>
          </table:table-cell>
          <table:table-cell office:value-type="float" office:value="1076451492" calcext:value-type="float">
            <text:p>1076451492</text:p>
          </table:table-cell>
          <table:table-cell office:value-type="float" office:value="20308" calcext:value-type="float">
            <text:p>20308</text:p>
          </table:table-cell>
          <table:table-cell table:formula="of:=[.C426]/1000" office:value-type="float" office:value="20.308" calcext:value-type="float">
            <text:p>20.308</text:p>
          </table:table-cell>
          <table:table-cell table:formula="of:=[.B426]/1000000000" office:value-type="float" office:value="1.076451492" calcext:value-type="float">
            <text:p>1.076451492</text:p>
          </table:table-cell>
          <table:table-cell table:formula="of:=INT([.B426]/(1920*1920))" office:value-type="float" office:value="292" calcext:value-type="float">
            <text:p>29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SFM__embryo_2_E65_ctrl_MVL__C2__A270.tif</text:p>
          </table:table-cell>
          <table:table-cell office:value-type="float" office:value="940051473" calcext:value-type="float">
            <text:p>940051473</text:p>
          </table:table-cell>
          <table:table-cell office:value-type="float" office:value="20308" calcext:value-type="float">
            <text:p>20308</text:p>
          </table:table-cell>
          <table:table-cell table:formula="of:=[.C427]/1000" office:value-type="float" office:value="20.308" calcext:value-type="float">
            <text:p>20.308</text:p>
          </table:table-cell>
          <table:table-cell table:formula="of:=[.B427]/1000000000" office:value-type="float" office:value="0.940051473" calcext:value-type="float">
            <text:p>0.940051473</text:p>
          </table:table-cell>
          <table:table-cell table:formula="of:=INT([.B427]/(1920*1920))" office:value-type="float" office:value="255" calcext:value-type="float">
            <text:p>2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SFM__embryo_2_E65_ctrl_MVL__C3__A000.tif</text:p>
          </table:table-cell>
          <table:table-cell office:value-type="float" office:value="2211837375.5" calcext:value-type="float">
            <text:p>2211837375.5</text:p>
          </table:table-cell>
          <table:table-cell office:value-type="float" office:value="20308" calcext:value-type="float">
            <text:p>20308</text:p>
          </table:table-cell>
          <table:table-cell table:formula="of:=[.C428]/1000" office:value-type="float" office:value="20.308" calcext:value-type="float">
            <text:p>20.308</text:p>
          </table:table-cell>
          <table:table-cell table:formula="of:=[.B428]/1000000000" office:value-type="float" office:value="2.2118373755" calcext:value-type="float">
            <text:p>2.2118373755</text:p>
          </table:table-cell>
          <table:table-cell table:formula="of:=INT([.B428]/(1920*1920))" office:value-type="float" office:value="599" calcext:value-type="float">
            <text:p>59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SFM__embryo_2_E65_ctrl_MVL__C3__A090.tif</text:p>
          </table:table-cell>
          <table:table-cell office:value-type="float" office:value="1076451492.5" calcext:value-type="float">
            <text:p>1076451492.5</text:p>
          </table:table-cell>
          <table:table-cell office:value-type="float" office:value="20308" calcext:value-type="float">
            <text:p>20308</text:p>
          </table:table-cell>
          <table:table-cell table:formula="of:=[.C429]/1000" office:value-type="float" office:value="20.308" calcext:value-type="float">
            <text:p>20.308</text:p>
          </table:table-cell>
          <table:table-cell table:formula="of:=[.B429]/1000000000" office:value-type="float" office:value="1.0764514925" calcext:value-type="float">
            <text:p>1.0764514925</text:p>
          </table:table-cell>
          <table:table-cell table:formula="of:=INT([.B429]/(1920*1920))" office:value-type="float" office:value="292" calcext:value-type="float">
            <text:p>2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SFM__embryo_2_E65_ctrl_MVL__C3__A270.tif</text:p>
          </table:table-cell>
          <table:table-cell office:value-type="float" office:value="940051473" calcext:value-type="float">
            <text:p>940051473</text:p>
          </table:table-cell>
          <table:table-cell office:value-type="float" office:value="20308" calcext:value-type="float">
            <text:p>20308</text:p>
          </table:table-cell>
          <table:table-cell table:formula="of:=[.C430]/1000" office:value-type="float" office:value="20.308" calcext:value-type="float">
            <text:p>20.308</text:p>
          </table:table-cell>
          <table:table-cell table:formula="of:=[.B430]/1000000000" office:value-type="float" office:value="0.940051473" calcext:value-type="float">
            <text:p>0.940051473</text:p>
          </table:table-cell>
          <table:table-cell table:formula="of:=INT([.B430]/(1920*1920))"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SFM__embryo_2_E825_MVL__C0__A000.tif</text:p>
          </table:table-cell>
          <table:table-cell office:value-type="float" office:value="1758451587" calcext:value-type="float">
            <text:p>1758451587</text:p>
          </table:table-cell>
          <table:table-cell office:value-type="float" office:value="28820" calcext:value-type="float">
            <text:p>28820</text:p>
          </table:table-cell>
          <table:table-cell table:formula="of:=[.C431]/1000" office:value-type="float" office:value="28.82" calcext:value-type="float">
            <text:p>28.82</text:p>
          </table:table-cell>
          <table:table-cell table:formula="of:=[.B431]/1000000000" office:value-type="float" office:value="1.758451587" calcext:value-type="float">
            <text:p>1.758451587</text:p>
          </table:table-cell>
          <table:table-cell table:formula="of:=INT([.B431]/(1920*1920))" office:value-type="float" office:value="477" calcext:value-type="float">
            <text:p>4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SFM__embryo_2_E825_MVL__C0__A288.tif</text:p>
          </table:table-cell>
          <table:table-cell office:value-type="float" office:value="3107632575" calcext:value-type="float">
            <text:p>3107632575</text:p>
          </table:table-cell>
          <table:table-cell office:value-type="float" office:value="28820" calcext:value-type="float">
            <text:p>28820</text:p>
          </table:table-cell>
          <table:table-cell table:formula="of:=[.C432]/1000" office:value-type="float" office:value="28.82" calcext:value-type="float">
            <text:p>28.82</text:p>
          </table:table-cell>
          <table:table-cell table:formula="of:=[.B432]/1000000000" office:value-type="float" office:value="3.107632575" calcext:value-type="float">
            <text:p>3.107632575</text:p>
          </table:table-cell>
          <table:table-cell table:formula="of:=INT([.B432]/(1920*1920))" office:value-type="float" office:value="842" calcext:value-type="float">
            <text:p>8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SFM__embryo_2_E825_MVL__C1__A000.tif</text:p>
          </table:table-cell>
          <table:table-cell office:value-type="float" office:value="1758451587.5" calcext:value-type="float">
            <text:p>1758451587.5</text:p>
          </table:table-cell>
          <table:table-cell office:value-type="float" office:value="28820" calcext:value-type="float">
            <text:p>28820</text:p>
          </table:table-cell>
          <table:table-cell table:formula="of:=[.C433]/1000" office:value-type="float" office:value="28.82" calcext:value-type="float">
            <text:p>28.82</text:p>
          </table:table-cell>
          <table:table-cell table:formula="of:=[.B433]/1000000000" office:value-type="float" office:value="1.7584515875" calcext:value-type="float">
            <text:p>1.7584515875</text:p>
          </table:table-cell>
          <table:table-cell table:formula="of:=INT([.B433]/(1920*1920))" office:value-type="float" office:value="477" calcext:value-type="float">
            <text:p>4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SFM__embryo_2_E825_MVL__C1__A072.tif</text:p>
          </table:table-cell>
          <table:table-cell office:value-type="float" office:value="2639459775" calcext:value-type="float">
            <text:p>2639459775</text:p>
          </table:table-cell>
          <table:table-cell office:value-type="float" office:value="28820" calcext:value-type="float">
            <text:p>28820</text:p>
          </table:table-cell>
          <table:table-cell table:formula="of:=[.C434]/1000" office:value-type="float" office:value="28.82" calcext:value-type="float">
            <text:p>28.82</text:p>
          </table:table-cell>
          <table:table-cell table:formula="of:=[.B434]/1000000000" office:value-type="float" office:value="2.639459775" calcext:value-type="float">
            <text:p>2.639459775</text:p>
          </table:table-cell>
          <table:table-cell table:formula="of:=INT([.B434]/(1920*1920))" office:value-type="float" office:value="715" calcext:value-type="float">
            <text:p>7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SFM__embryo_2_E825_MVL__C1__A288.tif</text:p>
          </table:table-cell>
          <table:table-cell office:value-type="float" office:value="3107632575.5" calcext:value-type="float">
            <text:p>3107632575.5</text:p>
          </table:table-cell>
          <table:table-cell office:value-type="float" office:value="28820" calcext:value-type="float">
            <text:p>28820</text:p>
          </table:table-cell>
          <table:table-cell table:formula="of:=[.C435]/1000" office:value-type="float" office:value="28.82" calcext:value-type="float">
            <text:p>28.82</text:p>
          </table:table-cell>
          <table:table-cell table:formula="of:=[.B435]/1000000000" office:value-type="float" office:value="3.1076325755" calcext:value-type="float">
            <text:p>3.1076325755</text:p>
          </table:table-cell>
          <table:table-cell table:formula="of:=INT([.B435]/(1920*1920))" office:value-type="float" office:value="842" calcext:value-type="float">
            <text:p>84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mbryo_2_E825_MVL__C2__A000.tif</text:p>
          </table:table-cell>
          <table:table-cell office:value-type="float" office:value="1758451588" calcext:value-type="float">
            <text:p>1758451588</text:p>
          </table:table-cell>
          <table:table-cell office:value-type="float" office:value="28820" calcext:value-type="float">
            <text:p>28820</text:p>
          </table:table-cell>
          <table:table-cell table:formula="of:=[.C436]/1000" office:value-type="float" office:value="28.82" calcext:value-type="float">
            <text:p>28.82</text:p>
          </table:table-cell>
          <table:table-cell table:formula="of:=[.B436]/1000000000" office:value-type="float" office:value="1.758451588" calcext:value-type="float">
            <text:p>1.758451588</text:p>
          </table:table-cell>
          <table:table-cell table:formula="of:=INT([.B436]/(1920*1920))" office:value-type="float" office:value="477" calcext:value-type="float">
            <text:p>47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SFM__embryo_2_E825_MVL__C2__A072.tif</text:p>
          </table:table-cell>
          <table:table-cell office:value-type="float" office:value="2639459776" calcext:value-type="float">
            <text:p>2639459776</text:p>
          </table:table-cell>
          <table:table-cell office:value-type="float" office:value="28820" calcext:value-type="float">
            <text:p>28820</text:p>
          </table:table-cell>
          <table:table-cell table:formula="of:=[.C437]/1000" office:value-type="float" office:value="28.82" calcext:value-type="float">
            <text:p>28.82</text:p>
          </table:table-cell>
          <table:table-cell table:formula="of:=[.B437]/1000000000" office:value-type="float" office:value="2.639459776" calcext:value-type="float">
            <text:p>2.639459776</text:p>
          </table:table-cell>
          <table:table-cell table:formula="of:=INT([.B437]/(1920*1920))" office:value-type="float" office:value="715" calcext:value-type="float">
            <text:p>7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embryo_2_E825_MVL__C3__A000.tif</text:p>
          </table:table-cell>
          <table:table-cell office:value-type="float" office:value="1758451588" calcext:value-type="float">
            <text:p>1758451588</text:p>
          </table:table-cell>
          <table:table-cell office:value-type="float" office:value="28820" calcext:value-type="float">
            <text:p>28820</text:p>
          </table:table-cell>
          <table:table-cell table:formula="of:=[.C438]/1000" office:value-type="float" office:value="28.82" calcext:value-type="float">
            <text:p>28.82</text:p>
          </table:table-cell>
          <table:table-cell table:formula="of:=[.B438]/1000000000" office:value-type="float" office:value="1.758451588" calcext:value-type="float">
            <text:p>1.758451588</text:p>
          </table:table-cell>
          <table:table-cell table:formula="of:=INT([.B438]/(1920*1920))" office:value-type="float" office:value="477" calcext:value-type="float">
            <text:p>4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SFM__embryo_2_E825_MVL__C3__A072.tif</text:p>
          </table:table-cell>
          <table:table-cell office:value-type="float" office:value="2639459775" calcext:value-type="float">
            <text:p>2639459775</text:p>
          </table:table-cell>
          <table:table-cell office:value-type="float" office:value="28820" calcext:value-type="float">
            <text:p>28820</text:p>
          </table:table-cell>
          <table:table-cell table:formula="of:=[.C439]/1000" office:value-type="float" office:value="28.82" calcext:value-type="float">
            <text:p>28.82</text:p>
          </table:table-cell>
          <table:table-cell table:formula="of:=[.B439]/1000000000" office:value-type="float" office:value="2.639459775" calcext:value-type="float">
            <text:p>2.639459775</text:p>
          </table:table-cell>
          <table:table-cell table:formula="of:=INT([.B439]/(1920*1920))" office:value-type="float" office:value="715" calcext:value-type="float">
            <text:p>7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2_E85_NkxCtrl_ctrl-m1c-wt_MVL_out_of_order_with_front_first__C0__A000.tif</text:p>
          </table:table-cell>
          <table:table-cell office:value-type="float" office:value="3159242175.5" calcext:value-type="float">
            <text:p>3159242175.5</text:p>
          </table:table-cell>
          <table:table-cell office:value-type="float" office:value="34946" calcext:value-type="float">
            <text:p>34946</text:p>
          </table:table-cell>
          <table:table-cell table:formula="of:=[.C440]/1000" office:value-type="float" office:value="34.946" calcext:value-type="float">
            <text:p>34.946</text:p>
          </table:table-cell>
          <table:table-cell table:formula="of:=[.B440]/1000000000" office:value-type="float" office:value="3.1592421755" calcext:value-type="float">
            <text:p>3.1592421755</text:p>
          </table:table-cell>
          <table:table-cell table:formula="of:=INT([.B440]/(1920*1920))" office:value-type="float" office:value="856" calcext:value-type="float">
            <text:p>85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SFM__embryo_2_E85_NkxCtrl_ctrl-m1c-wt_MVL_out_of_order_with_front_first__C0__A072.tif</text:p>
          </table:table-cell>
          <table:table-cell office:value-type="float" office:value="1728959692" calcext:value-type="float">
            <text:p>1728959692</text:p>
          </table:table-cell>
          <table:table-cell office:value-type="float" office:value="34946" calcext:value-type="float">
            <text:p>34946</text:p>
          </table:table-cell>
          <table:table-cell table:formula="of:=[.C441]/1000" office:value-type="float" office:value="34.946" calcext:value-type="float">
            <text:p>34.946</text:p>
          </table:table-cell>
          <table:table-cell table:formula="of:=[.B441]/1000000000" office:value-type="float" office:value="1.728959692" calcext:value-type="float">
            <text:p>1.728959692</text:p>
          </table:table-cell>
          <table:table-cell table:formula="of:=INT([.B441]/(1920*1920))" office:value-type="float" office:value="469" calcext:value-type="float">
            <text:p>4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SFM__embryo_2_E85_NkxCtrl_ctrl-m1c-wt_MVL_out_of_order_with_front_first__C0__A144.tif</text:p>
          </table:table-cell>
          <table:table-cell office:value-type="float" office:value="3240342976" calcext:value-type="float">
            <text:p>3240342976</text:p>
          </table:table-cell>
          <table:table-cell office:value-type="float" office:value="34946" calcext:value-type="float">
            <text:p>34946</text:p>
          </table:table-cell>
          <table:table-cell table:formula="of:=[.C442]/1000" office:value-type="float" office:value="34.946" calcext:value-type="float">
            <text:p>34.946</text:p>
          </table:table-cell>
          <table:table-cell table:formula="of:=[.B442]/1000000000" office:value-type="float" office:value="3.240342976" calcext:value-type="float">
            <text:p>3.240342976</text:p>
          </table:table-cell>
          <table:table-cell table:formula="of:=INT([.B442]/(1920*1920))" office:value-type="float" office:value="878" calcext:value-type="float">
            <text:p>87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SFM__embryo_2_E85_NkxCtrl_ctrl-m1c-wt_MVL_out_of_order_with_front_first__C1__A000.tif</text:p>
          </table:table-cell>
          <table:table-cell office:value-type="float" office:value="3159242176" calcext:value-type="float">
            <text:p>3159242176</text:p>
          </table:table-cell>
          <table:table-cell office:value-type="float" office:value="34946" calcext:value-type="float">
            <text:p>34946</text:p>
          </table:table-cell>
          <table:table-cell table:formula="of:=[.C443]/1000" office:value-type="float" office:value="34.946" calcext:value-type="float">
            <text:p>34.946</text:p>
          </table:table-cell>
          <table:table-cell table:formula="of:=[.B443]/1000000000" office:value-type="float" office:value="3.159242176" calcext:value-type="float">
            <text:p>3.159242176</text:p>
          </table:table-cell>
          <table:table-cell table:formula="of:=INT([.B443]/(1920*1920))" office:value-type="float" office:value="856" calcext:value-type="float">
            <text:p>85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SFM__embryo_2_E85_NkxCtrl_ctrl-m1c-wt_MVL_out_of_order_with_front_first__C1__A072.tif</text:p>
          </table:table-cell>
          <table:table-cell office:value-type="float" office:value="1728959692" calcext:value-type="float">
            <text:p>1728959692</text:p>
          </table:table-cell>
          <table:table-cell office:value-type="float" office:value="34946" calcext:value-type="float">
            <text:p>34946</text:p>
          </table:table-cell>
          <table:table-cell table:formula="of:=[.C444]/1000" office:value-type="float" office:value="34.946" calcext:value-type="float">
            <text:p>34.946</text:p>
          </table:table-cell>
          <table:table-cell table:formula="of:=[.B444]/1000000000" office:value-type="float" office:value="1.728959692" calcext:value-type="float">
            <text:p>1.728959692</text:p>
          </table:table-cell>
          <table:table-cell table:formula="of:=INT([.B444]/(1920*1920))" office:value-type="float" office:value="469" calcext:value-type="float">
            <text:p>46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SFM__embryo_2_E85_NkxCtrl_ctrl-m1c-wt_MVL_out_of_order_with_front_first__C1__A144.tif</text:p>
          </table:table-cell>
          <table:table-cell office:value-type="float" office:value="3240342976" calcext:value-type="float">
            <text:p>3240342976</text:p>
          </table:table-cell>
          <table:table-cell office:value-type="float" office:value="34946" calcext:value-type="float">
            <text:p>34946</text:p>
          </table:table-cell>
          <table:table-cell table:formula="of:=[.C445]/1000" office:value-type="float" office:value="34.946" calcext:value-type="float">
            <text:p>34.946</text:p>
          </table:table-cell>
          <table:table-cell table:formula="of:=[.B445]/1000000000" office:value-type="float" office:value="3.240342976" calcext:value-type="float">
            <text:p>3.240342976</text:p>
          </table:table-cell>
          <table:table-cell table:formula="of:=INT([.B445]/(1920*1920))" office:value-type="float" office:value="878" calcext:value-type="float">
            <text:p>8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SFM__embryo_2_E85_NkxCtrl_ctrl-m1c-wt_MVL_out_of_order_with_front_first__C2__A000.tif</text:p>
          </table:table-cell>
          <table:table-cell office:value-type="float" office:value="3159242176" calcext:value-type="float">
            <text:p>3159242176</text:p>
          </table:table-cell>
          <table:table-cell office:value-type="float" office:value="34946" calcext:value-type="float">
            <text:p>34946</text:p>
          </table:table-cell>
          <table:table-cell table:formula="of:=[.C446]/1000" office:value-type="float" office:value="34.946" calcext:value-type="float">
            <text:p>34.946</text:p>
          </table:table-cell>
          <table:table-cell table:formula="of:=[.B446]/1000000000" office:value-type="float" office:value="3.159242176" calcext:value-type="float">
            <text:p>3.159242176</text:p>
          </table:table-cell>
          <table:table-cell table:formula="of:=INT([.B446]/(1920*1920))" office:value-type="float" office:value="856" calcext:value-type="float">
            <text:p>85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SFM__embryo_2_E85_NkxCtrl_ctrl-m1c-wt_MVL_out_of_order_with_front_first__C2__A144.tif</text:p>
          </table:table-cell>
          <table:table-cell office:value-type="float" office:value="3240342976" calcext:value-type="float">
            <text:p>3240342976</text:p>
          </table:table-cell>
          <table:table-cell office:value-type="float" office:value="34946" calcext:value-type="float">
            <text:p>34946</text:p>
          </table:table-cell>
          <table:table-cell table:formula="of:=[.C447]/1000" office:value-type="float" office:value="34.946" calcext:value-type="float">
            <text:p>34.946</text:p>
          </table:table-cell>
          <table:table-cell table:formula="of:=[.B447]/1000000000" office:value-type="float" office:value="3.240342976" calcext:value-type="float">
            <text:p>3.240342976</text:p>
          </table:table-cell>
          <table:table-cell table:formula="of:=INT([.B447]/(1920*1920))" office:value-type="float" office:value="878" calcext:value-type="float">
            <text:p>87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SFM__embryo_2_E85_NkxCtrl_ctrl-m1c-wt_MVL_out_of_order_with_front_first__C3__A000.tif</text:p>
          </table:table-cell>
          <table:table-cell office:value-type="float" office:value="3159242175.5" calcext:value-type="float">
            <text:p>3159242175.5</text:p>
          </table:table-cell>
          <table:table-cell office:value-type="float" office:value="34946" calcext:value-type="float">
            <text:p>34946</text:p>
          </table:table-cell>
          <table:table-cell table:formula="of:=[.C448]/1000" office:value-type="float" office:value="34.946" calcext:value-type="float">
            <text:p>34.946</text:p>
          </table:table-cell>
          <table:table-cell table:formula="of:=[.B448]/1000000000" office:value-type="float" office:value="3.1592421755" calcext:value-type="float">
            <text:p>3.1592421755</text:p>
          </table:table-cell>
          <table:table-cell table:formula="of:=INT([.B448]/(1920*1920))" office:value-type="float" office:value="856" calcext:value-type="float">
            <text:p>85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SFM__embryo_2_E85_NkxCtrl_ctrl-m1c-wt_MVL_out_of_order_with_front_first__C3__A072.tif</text:p>
          </table:table-cell>
          <table:table-cell office:value-type="float" office:value="1728959692" calcext:value-type="float">
            <text:p>1728959692</text:p>
          </table:table-cell>
          <table:table-cell office:value-type="float" office:value="34946" calcext:value-type="float">
            <text:p>34946</text:p>
          </table:table-cell>
          <table:table-cell table:formula="of:=[.C449]/1000" office:value-type="float" office:value="34.946" calcext:value-type="float">
            <text:p>34.946</text:p>
          </table:table-cell>
          <table:table-cell table:formula="of:=[.B449]/1000000000" office:value-type="float" office:value="1.728959692" calcext:value-type="float">
            <text:p>1.728959692</text:p>
          </table:table-cell>
          <table:table-cell table:formula="of:=INT([.B449]/(1920*1920))" office:value-type="float" office:value="469" calcext:value-type="float">
            <text:p>46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SFM__embryo_2_E85_NkxCtrl_ctrl-m1c-wt_MVL_out_of_order_with_front_first__C3__A144.tif</text:p>
          </table:table-cell>
          <table:table-cell office:value-type="float" office:value="3240342976" calcext:value-type="float">
            <text:p>3240342976</text:p>
          </table:table-cell>
          <table:table-cell office:value-type="float" office:value="34946" calcext:value-type="float">
            <text:p>34946</text:p>
          </table:table-cell>
          <table:table-cell table:formula="of:=[.C450]/1000" office:value-type="float" office:value="34.946" calcext:value-type="float">
            <text:p>34.946</text:p>
          </table:table-cell>
          <table:table-cell table:formula="of:=[.B450]/1000000000" office:value-type="float" office:value="3.240342976" calcext:value-type="float">
            <text:p>3.240342976</text:p>
          </table:table-cell>
          <table:table-cell table:formula="of:=INT([.B450]/(1920*1920))" office:value-type="float" office:value="878" calcext:value-type="float">
            <text:p>8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SFM__embryo_2_Isl1KO_6som_MVL__C0__A000.tif</text:p>
          </table:table-cell>
          <table:table-cell office:value-type="float" office:value="1419294783.5" calcext:value-type="float">
            <text:p>1419294783.5</text:p>
          </table:table-cell>
          <table:table-cell office:value-type="float" office:value="37156" calcext:value-type="float">
            <text:p>37156</text:p>
          </table:table-cell>
          <table:table-cell table:formula="of:=[.C451]/1000" office:value-type="float" office:value="37.156" calcext:value-type="float">
            <text:p>37.156</text:p>
          </table:table-cell>
          <table:table-cell table:formula="of:=[.B451]/1000000000" office:value-type="float" office:value="1.4192947835" calcext:value-type="float">
            <text:p>1.4192947835</text:p>
          </table:table-cell>
          <table:table-cell table:formula="of:=INT([.B451]/(1920*1920))" office:value-type="float" office:value="385" calcext:value-type="float">
            <text:p>3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SFM__embryo_2_Isl1KO_6som_MVL__C0__A072.tif</text:p>
          </table:table-cell>
          <table:table-cell office:value-type="float" office:value="3111318976" calcext:value-type="float">
            <text:p>3111318976</text:p>
          </table:table-cell>
          <table:table-cell office:value-type="float" office:value="37156" calcext:value-type="float">
            <text:p>37156</text:p>
          </table:table-cell>
          <table:table-cell table:formula="of:=[.C452]/1000" office:value-type="float" office:value="37.156" calcext:value-type="float">
            <text:p>37.156</text:p>
          </table:table-cell>
          <table:table-cell table:formula="of:=[.B452]/1000000000" office:value-type="float" office:value="3.111318976" calcext:value-type="float">
            <text:p>3.111318976</text:p>
          </table:table-cell>
          <table:table-cell table:formula="of:=INT([.B452]/(1920*1920))" office:value-type="float" office:value="843" calcext:value-type="float">
            <text:p>84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SFM__embryo_2_Isl1KO_6som_MVL__C0__A288.tif</text:p>
          </table:table-cell>
          <table:table-cell office:value-type="float" office:value="3185046975.5" calcext:value-type="float">
            <text:p>3185046975.5</text:p>
          </table:table-cell>
          <table:table-cell office:value-type="float" office:value="37156" calcext:value-type="float">
            <text:p>37156</text:p>
          </table:table-cell>
          <table:table-cell table:formula="of:=[.C453]/1000" office:value-type="float" office:value="37.156" calcext:value-type="float">
            <text:p>37.156</text:p>
          </table:table-cell>
          <table:table-cell table:formula="of:=[.B453]/1000000000" office:value-type="float" office:value="3.1850469755" calcext:value-type="float">
            <text:p>3.1850469755</text:p>
          </table:table-cell>
          <table:table-cell table:formula="of:=INT([.B453]/(1920*1920))" office:value-type="float" office:value="863" calcext:value-type="float">
            <text:p>86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mbryo_2_Isl1KO_6som_MVL__C1__A000.tif</text:p>
          </table:table-cell>
          <table:table-cell office:value-type="float" office:value="1419294784" calcext:value-type="float">
            <text:p>1419294784</text:p>
          </table:table-cell>
          <table:table-cell office:value-type="float" office:value="37156" calcext:value-type="float">
            <text:p>37156</text:p>
          </table:table-cell>
          <table:table-cell table:formula="of:=[.C454]/1000" office:value-type="float" office:value="37.156" calcext:value-type="float">
            <text:p>37.156</text:p>
          </table:table-cell>
          <table:table-cell table:formula="of:=[.B454]/1000000000" office:value-type="float" office:value="1.419294784" calcext:value-type="float">
            <text:p>1.419294784</text:p>
          </table:table-cell>
          <table:table-cell table:formula="of:=INT([.B454]/(1920*1920))" office:value-type="float" office:value="385" calcext:value-type="float">
            <text:p>3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SFM__embryo_2_Isl1KO_6som_MVL__C1__A072.tif</text:p>
          </table:table-cell>
          <table:table-cell office:value-type="float" office:value="3111318976" calcext:value-type="float">
            <text:p>3111318976</text:p>
          </table:table-cell>
          <table:table-cell office:value-type="float" office:value="37156" calcext:value-type="float">
            <text:p>37156</text:p>
          </table:table-cell>
          <table:table-cell table:formula="of:=[.C455]/1000" office:value-type="float" office:value="37.156" calcext:value-type="float">
            <text:p>37.156</text:p>
          </table:table-cell>
          <table:table-cell table:formula="of:=[.B455]/1000000000" office:value-type="float" office:value="3.111318976" calcext:value-type="float">
            <text:p>3.111318976</text:p>
          </table:table-cell>
          <table:table-cell table:formula="of:=INT([.B455]/(1920*1920))" office:value-type="float" office:value="843" calcext:value-type="float">
            <text:p>84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SFM__embryo_2_Isl1KO_6som_MVL__C1__A288.tif</text:p>
          </table:table-cell>
          <table:table-cell office:value-type="float" office:value="3185046976" calcext:value-type="float">
            <text:p>3185046976</text:p>
          </table:table-cell>
          <table:table-cell office:value-type="float" office:value="37156" calcext:value-type="float">
            <text:p>37156</text:p>
          </table:table-cell>
          <table:table-cell table:formula="of:=[.C456]/1000" office:value-type="float" office:value="37.156" calcext:value-type="float">
            <text:p>37.156</text:p>
          </table:table-cell>
          <table:table-cell table:formula="of:=[.B456]/1000000000" office:value-type="float" office:value="3.185046976" calcext:value-type="float">
            <text:p>3.185046976</text:p>
          </table:table-cell>
          <table:table-cell table:formula="of:=INT([.B456]/(1920*1920))" office:value-type="float" office:value="863" calcext:value-type="float">
            <text:p>86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SFM__embryo_2_Isl1KO_6som_MVL__C2__A000.tif</text:p>
          </table:table-cell>
          <table:table-cell office:value-type="float" office:value="1419294784" calcext:value-type="float">
            <text:p>1419294784</text:p>
          </table:table-cell>
          <table:table-cell office:value-type="float" office:value="37156" calcext:value-type="float">
            <text:p>37156</text:p>
          </table:table-cell>
          <table:table-cell table:formula="of:=[.C457]/1000" office:value-type="float" office:value="37.156" calcext:value-type="float">
            <text:p>37.156</text:p>
          </table:table-cell>
          <table:table-cell table:formula="of:=[.B457]/1000000000" office:value-type="float" office:value="1.419294784" calcext:value-type="float">
            <text:p>1.419294784</text:p>
          </table:table-cell>
          <table:table-cell table:formula="of:=INT([.B457]/(1920*1920))" office:value-type="float" office:value="385" calcext:value-type="float">
            <text:p>3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mbryo_2_Isl1KO_6som_MVL__C2__A072.tif</text:p>
          </table:table-cell>
          <table:table-cell office:value-type="float" office:value="3111318976" calcext:value-type="float">
            <text:p>3111318976</text:p>
          </table:table-cell>
          <table:table-cell office:value-type="float" office:value="37156" calcext:value-type="float">
            <text:p>37156</text:p>
          </table:table-cell>
          <table:table-cell table:formula="of:=[.C458]/1000" office:value-type="float" office:value="37.156" calcext:value-type="float">
            <text:p>37.156</text:p>
          </table:table-cell>
          <table:table-cell table:formula="of:=[.B458]/1000000000" office:value-type="float" office:value="3.111318976" calcext:value-type="float">
            <text:p>3.111318976</text:p>
          </table:table-cell>
          <table:table-cell table:formula="of:=INT([.B458]/(1920*1920))" office:value-type="float" office:value="843" calcext:value-type="float">
            <text:p>8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SFM__embryo_2_Isl1KO_6som_MVL__C2__A288.tif</text:p>
          </table:table-cell>
          <table:table-cell office:value-type="float" office:value="3185046976" calcext:value-type="float">
            <text:p>3185046976</text:p>
          </table:table-cell>
          <table:table-cell office:value-type="float" office:value="37156" calcext:value-type="float">
            <text:p>37156</text:p>
          </table:table-cell>
          <table:table-cell table:formula="of:=[.C459]/1000" office:value-type="float" office:value="37.156" calcext:value-type="float">
            <text:p>37.156</text:p>
          </table:table-cell>
          <table:table-cell table:formula="of:=[.B459]/1000000000" office:value-type="float" office:value="3.185046976" calcext:value-type="float">
            <text:p>3.185046976</text:p>
          </table:table-cell>
          <table:table-cell table:formula="of:=INT([.B459]/(1920*1920))" office:value-type="float" office:value="863" calcext:value-type="float">
            <text:p>8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SFM__embryo_2_Isl1KO_6som_MVL__C3__A000.tif</text:p>
          </table:table-cell>
          <table:table-cell office:value-type="float" office:value="1419294784" calcext:value-type="float">
            <text:p>1419294784</text:p>
          </table:table-cell>
          <table:table-cell office:value-type="float" office:value="37156" calcext:value-type="float">
            <text:p>37156</text:p>
          </table:table-cell>
          <table:table-cell table:formula="of:=[.C460]/1000" office:value-type="float" office:value="37.156" calcext:value-type="float">
            <text:p>37.156</text:p>
          </table:table-cell>
          <table:table-cell table:formula="of:=[.B460]/1000000000" office:value-type="float" office:value="1.419294784" calcext:value-type="float">
            <text:p>1.419294784</text:p>
          </table:table-cell>
          <table:table-cell table:formula="of:=INT([.B460]/(1920*1920))" office:value-type="float" office:value="385" calcext:value-type="float">
            <text:p>3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SFM__embryo_2_Isl1KO_6som_MVL__C3__A072.tif</text:p>
          </table:table-cell>
          <table:table-cell office:value-type="float" office:value="3111318976" calcext:value-type="float">
            <text:p>3111318976</text:p>
          </table:table-cell>
          <table:table-cell office:value-type="float" office:value="37156" calcext:value-type="float">
            <text:p>37156</text:p>
          </table:table-cell>
          <table:table-cell table:formula="of:=[.C461]/1000" office:value-type="float" office:value="37.156" calcext:value-type="float">
            <text:p>37.156</text:p>
          </table:table-cell>
          <table:table-cell table:formula="of:=[.B461]/1000000000" office:value-type="float" office:value="3.111318976" calcext:value-type="float">
            <text:p>3.111318976</text:p>
          </table:table-cell>
          <table:table-cell table:formula="of:=INT([.B461]/(1920*1920))" office:value-type="float" office:value="843" calcext:value-type="float">
            <text:p>8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mbryo_2_Isl1KO_6som_MVL__C3__A288.tif</text:p>
          </table:table-cell>
          <table:table-cell office:value-type="float" office:value="3185046976" calcext:value-type="float">
            <text:p>3185046976</text:p>
          </table:table-cell>
          <table:table-cell office:value-type="float" office:value="37156" calcext:value-type="float">
            <text:p>37156</text:p>
          </table:table-cell>
          <table:table-cell table:formula="of:=[.C462]/1000" office:value-type="float" office:value="37.156" calcext:value-type="float">
            <text:p>37.156</text:p>
          </table:table-cell>
          <table:table-cell table:formula="of:=[.B462]/1000000000" office:value-type="float" office:value="3.185046976" calcext:value-type="float">
            <text:p>3.185046976</text:p>
          </table:table-cell>
          <table:table-cell table:formula="of:=INT([.B462]/(1920*1920))" office:value-type="float" office:value="863" calcext:value-type="float">
            <text:p>8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SFM__embryo_3_ctrl_9som_noF6_MVL__C0__A000.tif</text:p>
          </table:table-cell>
          <table:table-cell office:value-type="float" office:value="3402544575.5" calcext:value-type="float">
            <text:p>3402544575.5</text:p>
          </table:table-cell>
          <table:table-cell office:value-type="float" office:value="45492" calcext:value-type="float">
            <text:p>45492</text:p>
          </table:table-cell>
          <table:table-cell table:formula="of:=[.C463]/1000" office:value-type="float" office:value="45.492" calcext:value-type="float">
            <text:p>45.492</text:p>
          </table:table-cell>
          <table:table-cell table:formula="of:=[.B463]/1000000000" office:value-type="float" office:value="3.4025445755" calcext:value-type="float">
            <text:p>3.4025445755</text:p>
          </table:table-cell>
          <table:table-cell table:formula="of:=INT([.B463]/(1920*1920))" office:value-type="float" office:value="922" calcext:value-type="float">
            <text:p>9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SFM__embryo_3_ctrl_9som_noF6_MVL__C0__A072.tif</text:p>
          </table:table-cell>
          <table:table-cell office:value-type="float" office:value="3085514175.5" calcext:value-type="float">
            <text:p>3085514175.5</text:p>
          </table:table-cell>
          <table:table-cell office:value-type="float" office:value="45492" calcext:value-type="float">
            <text:p>45492</text:p>
          </table:table-cell>
          <table:table-cell table:formula="of:=[.C464]/1000" office:value-type="float" office:value="45.492" calcext:value-type="float">
            <text:p>45.492</text:p>
          </table:table-cell>
          <table:table-cell table:formula="of:=[.B464]/1000000000" office:value-type="float" office:value="3.0855141755" calcext:value-type="float">
            <text:p>3.0855141755</text:p>
          </table:table-cell>
          <table:table-cell table:formula="of:=INT([.B464]/(1920*1920))" office:value-type="float" office:value="836" calcext:value-type="float">
            <text:p>83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SFM__embryo_3_ctrl_9som_noF6_MVL__C0__A288.tif</text:p>
          </table:table-cell>
          <table:table-cell office:value-type="float" office:value="2753738175.5" calcext:value-type="float">
            <text:p>2753738175.5</text:p>
          </table:table-cell>
          <table:table-cell office:value-type="float" office:value="45492" calcext:value-type="float">
            <text:p>45492</text:p>
          </table:table-cell>
          <table:table-cell table:formula="of:=[.C465]/1000" office:value-type="float" office:value="45.492" calcext:value-type="float">
            <text:p>45.492</text:p>
          </table:table-cell>
          <table:table-cell table:formula="of:=[.B465]/1000000000" office:value-type="float" office:value="2.7537381755" calcext:value-type="float">
            <text:p>2.7537381755</text:p>
          </table:table-cell>
          <table:table-cell table:formula="of:=INT([.B465]/(1920*1920))" office:value-type="float" office:value="746" calcext:value-type="float">
            <text:p>74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SFM__embryo_3_ctrl_9som_noF6_MVL__C1__A000.tif</text:p>
          </table:table-cell>
          <table:table-cell office:value-type="float" office:value="3402544576" calcext:value-type="float">
            <text:p>3402544576</text:p>
          </table:table-cell>
          <table:table-cell office:value-type="float" office:value="45492" calcext:value-type="float">
            <text:p>45492</text:p>
          </table:table-cell>
          <table:table-cell table:formula="of:=[.C466]/1000" office:value-type="float" office:value="45.492" calcext:value-type="float">
            <text:p>45.492</text:p>
          </table:table-cell>
          <table:table-cell table:formula="of:=[.B466]/1000000000" office:value-type="float" office:value="3.402544576" calcext:value-type="float">
            <text:p>3.402544576</text:p>
          </table:table-cell>
          <table:table-cell table:formula="of:=INT([.B466]/(1920*1920))" office:value-type="float" office:value="922" calcext:value-type="float">
            <text:p>9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SFM__embryo_3_ctrl_9som_noF6_MVL__C1__A072.tif</text:p>
          </table:table-cell>
          <table:table-cell office:value-type="float" office:value="3085514176" calcext:value-type="float">
            <text:p>3085514176</text:p>
          </table:table-cell>
          <table:table-cell office:value-type="float" office:value="45492" calcext:value-type="float">
            <text:p>45492</text:p>
          </table:table-cell>
          <table:table-cell table:formula="of:=[.C467]/1000" office:value-type="float" office:value="45.492" calcext:value-type="float">
            <text:p>45.492</text:p>
          </table:table-cell>
          <table:table-cell table:formula="of:=[.B467]/1000000000" office:value-type="float" office:value="3.085514176" calcext:value-type="float">
            <text:p>3.085514176</text:p>
          </table:table-cell>
          <table:table-cell table:formula="of:=INT([.B467]/(1920*1920))" office:value-type="float" office:value="836" calcext:value-type="float">
            <text:p>8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SFM__embryo_3_ctrl_9som_noF6_MVL__C1__A288.tif</text:p>
          </table:table-cell>
          <table:table-cell office:value-type="float" office:value="2753738176" calcext:value-type="float">
            <text:p>2753738176</text:p>
          </table:table-cell>
          <table:table-cell office:value-type="float" office:value="45492" calcext:value-type="float">
            <text:p>45492</text:p>
          </table:table-cell>
          <table:table-cell table:formula="of:=[.C468]/1000" office:value-type="float" office:value="45.492" calcext:value-type="float">
            <text:p>45.492</text:p>
          </table:table-cell>
          <table:table-cell table:formula="of:=[.B468]/1000000000" office:value-type="float" office:value="2.753738176" calcext:value-type="float">
            <text:p>2.753738176</text:p>
          </table:table-cell>
          <table:table-cell table:formula="of:=INT([.B468]/(1920*1920))" office:value-type="float" office:value="746" calcext:value-type="float">
            <text:p>74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SFM__embryo_3_ctrl_9som_noF6_MVL__C2__A000.tif</text:p>
          </table:table-cell>
          <table:table-cell office:value-type="float" office:value="3402544576" calcext:value-type="float">
            <text:p>3402544576</text:p>
          </table:table-cell>
          <table:table-cell office:value-type="float" office:value="45492" calcext:value-type="float">
            <text:p>45492</text:p>
          </table:table-cell>
          <table:table-cell table:formula="of:=[.C469]/1000" office:value-type="float" office:value="45.492" calcext:value-type="float">
            <text:p>45.492</text:p>
          </table:table-cell>
          <table:table-cell table:formula="of:=[.B469]/1000000000" office:value-type="float" office:value="3.402544576" calcext:value-type="float">
            <text:p>3.402544576</text:p>
          </table:table-cell>
          <table:table-cell table:formula="of:=INT([.B469]/(1920*1920))" office:value-type="float" office:value="922" calcext:value-type="float">
            <text:p>9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SFM__embryo_3_ctrl_9som_noF6_MVL__C2__A072.tif</text:p>
          </table:table-cell>
          <table:table-cell office:value-type="float" office:value="3085514176" calcext:value-type="float">
            <text:p>3085514176</text:p>
          </table:table-cell>
          <table:table-cell office:value-type="float" office:value="45492" calcext:value-type="float">
            <text:p>45492</text:p>
          </table:table-cell>
          <table:table-cell table:formula="of:=[.C470]/1000" office:value-type="float" office:value="45.492" calcext:value-type="float">
            <text:p>45.492</text:p>
          </table:table-cell>
          <table:table-cell table:formula="of:=[.B470]/1000000000" office:value-type="float" office:value="3.085514176" calcext:value-type="float">
            <text:p>3.085514176</text:p>
          </table:table-cell>
          <table:table-cell table:formula="of:=INT([.B470]/(1920*1920))" office:value-type="float" office:value="836" calcext:value-type="float">
            <text:p>8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mbryo_3_ctrl_9som_noF6_MVL__C2__A288.tif</text:p>
          </table:table-cell>
          <table:table-cell office:value-type="float" office:value="2753738176" calcext:value-type="float">
            <text:p>2753738176</text:p>
          </table:table-cell>
          <table:table-cell office:value-type="float" office:value="45492" calcext:value-type="float">
            <text:p>45492</text:p>
          </table:table-cell>
          <table:table-cell table:formula="of:=[.C471]/1000" office:value-type="float" office:value="45.492" calcext:value-type="float">
            <text:p>45.492</text:p>
          </table:table-cell>
          <table:table-cell table:formula="of:=[.B471]/1000000000" office:value-type="float" office:value="2.753738176" calcext:value-type="float">
            <text:p>2.753738176</text:p>
          </table:table-cell>
          <table:table-cell table:formula="of:=INT([.B471]/(1920*1920))" office:value-type="float" office:value="746" calcext:value-type="float">
            <text:p>7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mbryo_3_ctrl_9som_noF6_MVL__C3__A000.tif</text:p>
          </table:table-cell>
          <table:table-cell office:value-type="float" office:value="3402544576" calcext:value-type="float">
            <text:p>3402544576</text:p>
          </table:table-cell>
          <table:table-cell office:value-type="float" office:value="45492" calcext:value-type="float">
            <text:p>45492</text:p>
          </table:table-cell>
          <table:table-cell table:formula="of:=[.C472]/1000" office:value-type="float" office:value="45.492" calcext:value-type="float">
            <text:p>45.492</text:p>
          </table:table-cell>
          <table:table-cell table:formula="of:=[.B472]/1000000000" office:value-type="float" office:value="3.402544576" calcext:value-type="float">
            <text:p>3.402544576</text:p>
          </table:table-cell>
          <table:table-cell table:formula="of:=INT([.B472]/(1920*1920))" office:value-type="float" office:value="922" calcext:value-type="float">
            <text:p>92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SFM__embryo_3_ctrl_9som_noF6_MVL__C3__A072.tif</text:p>
          </table:table-cell>
          <table:table-cell office:value-type="float" office:value="3085514175.5" calcext:value-type="float">
            <text:p>3085514175.5</text:p>
          </table:table-cell>
          <table:table-cell office:value-type="float" office:value="45492" calcext:value-type="float">
            <text:p>45492</text:p>
          </table:table-cell>
          <table:table-cell table:formula="of:=[.C473]/1000" office:value-type="float" office:value="45.492" calcext:value-type="float">
            <text:p>45.492</text:p>
          </table:table-cell>
          <table:table-cell table:formula="of:=[.B473]/1000000000" office:value-type="float" office:value="3.0855141755" calcext:value-type="float">
            <text:p>3.0855141755</text:p>
          </table:table-cell>
          <table:table-cell table:formula="of:=INT([.B473]/(1920*1920))" office:value-type="float" office:value="836" calcext:value-type="float">
            <text:p>83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SFM__embryo_3_ctrl_9som_noF6_MVL__C3__A288.tif</text:p>
          </table:table-cell>
          <table:table-cell office:value-type="float" office:value="2753738176" calcext:value-type="float">
            <text:p>2753738176</text:p>
          </table:table-cell>
          <table:table-cell office:value-type="float" office:value="45492" calcext:value-type="float">
            <text:p>45492</text:p>
          </table:table-cell>
          <table:table-cell table:formula="of:=[.C474]/1000" office:value-type="float" office:value="45.492" calcext:value-type="float">
            <text:p>45.492</text:p>
          </table:table-cell>
          <table:table-cell table:formula="of:=[.B474]/1000000000" office:value-type="float" office:value="2.753738176" calcext:value-type="float">
            <text:p>2.753738176</text:p>
          </table:table-cell>
          <table:table-cell table:formula="of:=INT([.B474]/(1920*1920))" office:value-type="float" office:value="746" calcext:value-type="float">
            <text:p>74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SFM__embryo_3_ctrl_m1c-wt_MVL__C0__A000.tif</text:p>
          </table:table-cell>
          <table:table-cell office:value-type="float" office:value="3443094976" calcext:value-type="float">
            <text:p>3443094976</text:p>
          </table:table-cell>
          <table:table-cell office:value-type="float" office:value="20308" calcext:value-type="float">
            <text:p>20308</text:p>
          </table:table-cell>
          <table:table-cell table:formula="of:=[.C475]/1000" office:value-type="float" office:value="20.308" calcext:value-type="float">
            <text:p>20.308</text:p>
          </table:table-cell>
          <table:table-cell table:formula="of:=[.B475]/1000000000" office:value-type="float" office:value="3.443094976" calcext:value-type="float">
            <text:p>3.443094976</text:p>
          </table:table-cell>
          <table:table-cell table:formula="of:=INT([.B475]/(1920*1920))" office:value-type="float" office:value="933" calcext:value-type="float">
            <text:p>9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SFM__embryo_3_ctrl_m1c-wt_MVL__C0__A072.tif</text:p>
          </table:table-cell>
          <table:table-cell office:value-type="float" office:value="3358307775.5" calcext:value-type="float">
            <text:p>3358307775.5</text:p>
          </table:table-cell>
          <table:table-cell office:value-type="float" office:value="28820" calcext:value-type="float">
            <text:p>28820</text:p>
          </table:table-cell>
          <table:table-cell table:formula="of:=[.C476]/1000" office:value-type="float" office:value="28.82" calcext:value-type="float">
            <text:p>28.82</text:p>
          </table:table-cell>
          <table:table-cell table:formula="of:=[.B476]/1000000000" office:value-type="float" office:value="3.3583077755" calcext:value-type="float">
            <text:p>3.3583077755</text:p>
          </table:table-cell>
          <table:table-cell table:formula="of:=INT([.B476]/(1920*1920))" office:value-type="float" office:value="910" calcext:value-type="float">
            <text:p>9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SFM__embryo_3_ctrl_m1c-wt_MVL__C0__A288.tif</text:p>
          </table:table-cell>
          <table:table-cell office:value-type="float" office:value="3638474175.5" calcext:value-type="float">
            <text:p>3638474175.5</text:p>
          </table:table-cell>
          <table:table-cell office:value-type="float" office:value="20308" calcext:value-type="float">
            <text:p>20308</text:p>
          </table:table-cell>
          <table:table-cell table:formula="of:=[.C477]/1000" office:value-type="float" office:value="20.308" calcext:value-type="float">
            <text:p>20.308</text:p>
          </table:table-cell>
          <table:table-cell table:formula="of:=[.B477]/1000000000" office:value-type="float" office:value="3.6384741755" calcext:value-type="float">
            <text:p>3.6384741755</text:p>
          </table:table-cell>
          <table:table-cell table:formula="of:=INT([.B477]/(1920*1920))" office:value-type="float" office:value="986" calcext:value-type="float">
            <text:p>9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SFM__embryo_3_ctrl_m1c-wt_MVL__C1__A000.tif</text:p>
          </table:table-cell>
          <table:table-cell office:value-type="float" office:value="3443094976" calcext:value-type="float">
            <text:p>3443094976</text:p>
          </table:table-cell>
          <table:table-cell office:value-type="float" office:value="20308" calcext:value-type="float">
            <text:p>20308</text:p>
          </table:table-cell>
          <table:table-cell table:formula="of:=[.C478]/1000" office:value-type="float" office:value="20.308" calcext:value-type="float">
            <text:p>20.308</text:p>
          </table:table-cell>
          <table:table-cell table:formula="of:=[.B478]/1000000000" office:value-type="float" office:value="3.443094976" calcext:value-type="float">
            <text:p>3.443094976</text:p>
          </table:table-cell>
          <table:table-cell table:formula="of:=INT([.B478]/(1920*1920))" office:value-type="float" office:value="933" calcext:value-type="float">
            <text:p>9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SFM__embryo_3_ctrl_m1c-wt_MVL__C1__A072.tif</text:p>
          </table:table-cell>
          <table:table-cell office:value-type="float" office:value="3358307776" calcext:value-type="float">
            <text:p>3358307776</text:p>
          </table:table-cell>
          <table:table-cell office:value-type="float" office:value="28820" calcext:value-type="float">
            <text:p>28820</text:p>
          </table:table-cell>
          <table:table-cell table:formula="of:=[.C479]/1000" office:value-type="float" office:value="28.82" calcext:value-type="float">
            <text:p>28.82</text:p>
          </table:table-cell>
          <table:table-cell table:formula="of:=[.B479]/1000000000" office:value-type="float" office:value="3.358307776" calcext:value-type="float">
            <text:p>3.358307776</text:p>
          </table:table-cell>
          <table:table-cell table:formula="of:=INT([.B479]/(1920*1920))" office:value-type="float" office:value="910" calcext:value-type="float">
            <text:p>9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SFM__embryo_3_ctrl_m1c-wt_MVL__C1__A288.tif</text:p>
          </table:table-cell>
          <table:table-cell office:value-type="float" office:value="3638474175.5" calcext:value-type="float">
            <text:p>3638474175.5</text:p>
          </table:table-cell>
          <table:table-cell office:value-type="float" office:value="20308" calcext:value-type="float">
            <text:p>20308</text:p>
          </table:table-cell>
          <table:table-cell table:formula="of:=[.C480]/1000" office:value-type="float" office:value="20.308" calcext:value-type="float">
            <text:p>20.308</text:p>
          </table:table-cell>
          <table:table-cell table:formula="of:=[.B480]/1000000000" office:value-type="float" office:value="3.6384741755" calcext:value-type="float">
            <text:p>3.6384741755</text:p>
          </table:table-cell>
          <table:table-cell table:formula="of:=INT([.B480]/(1920*1920))" office:value-type="float" office:value="986" calcext:value-type="float">
            <text:p>9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SFM__embryo_3_ctrl_m1c-wt_MVL__C2__A000.tif</text:p>
          </table:table-cell>
          <table:table-cell office:value-type="float" office:value="3443094975.5" calcext:value-type="float">
            <text:p>3443094975.5</text:p>
          </table:table-cell>
          <table:table-cell office:value-type="float" office:value="20308" calcext:value-type="float">
            <text:p>20308</text:p>
          </table:table-cell>
          <table:table-cell table:formula="of:=[.C481]/1000" office:value-type="float" office:value="20.308" calcext:value-type="float">
            <text:p>20.308</text:p>
          </table:table-cell>
          <table:table-cell table:formula="of:=[.B481]/1000000000" office:value-type="float" office:value="3.4430949755" calcext:value-type="float">
            <text:p>3.4430949755</text:p>
          </table:table-cell>
          <table:table-cell table:formula="of:=INT([.B481]/(1920*1920))" office:value-type="float" office:value="933" calcext:value-type="float">
            <text:p>9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SFM__embryo_3_ctrl_m1c-wt_MVL__C2__A072.tif</text:p>
          </table:table-cell>
          <table:table-cell office:value-type="float" office:value="3358307775.5" calcext:value-type="float">
            <text:p>3358307775.5</text:p>
          </table:table-cell>
          <table:table-cell office:value-type="float" office:value="20308" calcext:value-type="float">
            <text:p>20308</text:p>
          </table:table-cell>
          <table:table-cell table:formula="of:=[.C482]/1000" office:value-type="float" office:value="20.308" calcext:value-type="float">
            <text:p>20.308</text:p>
          </table:table-cell>
          <table:table-cell table:formula="of:=[.B482]/1000000000" office:value-type="float" office:value="3.3583077755" calcext:value-type="float">
            <text:p>3.3583077755</text:p>
          </table:table-cell>
          <table:table-cell table:formula="of:=INT([.B482]/(1920*1920))" office:value-type="float" office:value="910" calcext:value-type="float">
            <text:p>9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SFM__embryo_3_ctrl_m1c-wt_MVL__C2__A288.tif</text:p>
          </table:table-cell>
          <table:table-cell office:value-type="float" office:value="3638474175.5" calcext:value-type="float">
            <text:p>3638474175.5</text:p>
          </table:table-cell>
          <table:table-cell office:value-type="float" office:value="20308" calcext:value-type="float">
            <text:p>20308</text:p>
          </table:table-cell>
          <table:table-cell table:formula="of:=[.C483]/1000" office:value-type="float" office:value="20.308" calcext:value-type="float">
            <text:p>20.308</text:p>
          </table:table-cell>
          <table:table-cell table:formula="of:=[.B483]/1000000000" office:value-type="float" office:value="3.6384741755" calcext:value-type="float">
            <text:p>3.6384741755</text:p>
          </table:table-cell>
          <table:table-cell table:formula="of:=INT([.B483]/(1920*1920))" office:value-type="float" office:value="986" calcext:value-type="float">
            <text:p>9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SFM__embryo_3_ctrl_m1c-wt_MVL__C3__A000.tif</text:p>
          </table:table-cell>
          <table:table-cell office:value-type="float" office:value="3443094975.5" calcext:value-type="float">
            <text:p>3443094975.5</text:p>
          </table:table-cell>
          <table:table-cell office:value-type="float" office:value="20308" calcext:value-type="float">
            <text:p>20308</text:p>
          </table:table-cell>
          <table:table-cell table:formula="of:=[.C484]/1000" office:value-type="float" office:value="20.308" calcext:value-type="float">
            <text:p>20.308</text:p>
          </table:table-cell>
          <table:table-cell table:formula="of:=[.B484]/1000000000" office:value-type="float" office:value="3.4430949755" calcext:value-type="float">
            <text:p>3.4430949755</text:p>
          </table:table-cell>
          <table:table-cell table:formula="of:=INT([.B484]/(1920*1920))" office:value-type="float" office:value="933" calcext:value-type="float">
            <text:p>93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SFM__embryo_3_ctrl_m1c-wt_MVL__C3__A072.tif</text:p>
          </table:table-cell>
          <table:table-cell office:value-type="float" office:value="3358307775" calcext:value-type="float">
            <text:p>3358307775</text:p>
          </table:table-cell>
          <table:table-cell office:value-type="float" office:value="20308" calcext:value-type="float">
            <text:p>20308</text:p>
          </table:table-cell>
          <table:table-cell table:formula="of:=[.C485]/1000" office:value-type="float" office:value="20.308" calcext:value-type="float">
            <text:p>20.308</text:p>
          </table:table-cell>
          <table:table-cell table:formula="of:=[.B485]/1000000000" office:value-type="float" office:value="3.358307775" calcext:value-type="float">
            <text:p>3.358307775</text:p>
          </table:table-cell>
          <table:table-cell table:formula="of:=INT([.B485]/(1920*1920))" office:value-type="float" office:value="910" calcext:value-type="float">
            <text:p>9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SFM__embryo_3_ctrl_m1c-wt_MVL__C3__A288.tif</text:p>
          </table:table-cell>
          <table:table-cell office:value-type="float" office:value="3638474175.5" calcext:value-type="float">
            <text:p>3638474175.5</text:p>
          </table:table-cell>
          <table:table-cell office:value-type="float" office:value="20308" calcext:value-type="float">
            <text:p>20308</text:p>
          </table:table-cell>
          <table:table-cell table:formula="of:=[.C486]/1000" office:value-type="float" office:value="20.308" calcext:value-type="float">
            <text:p>20.308</text:p>
          </table:table-cell>
          <table:table-cell table:formula="of:=[.B486]/1000000000" office:value-type="float" office:value="3.6384741755" calcext:value-type="float">
            <text:p>3.6384741755</text:p>
          </table:table-cell>
          <table:table-cell table:formula="of:=INT([.B486]/(1920*1920))" office:value-type="float" office:value="986" calcext:value-type="float">
            <text:p>9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SFM__embryo_3_ctrl-het-m1cre_MVL__C0__A000.tif</text:p>
          </table:table-cell>
          <table:table-cell office:value-type="float" office:value="2547299776" calcext:value-type="float">
            <text:p>2547299776</text:p>
          </table:table-cell>
          <table:table-cell office:value-type="float" office:value="34946" calcext:value-type="float">
            <text:p>34946</text:p>
          </table:table-cell>
          <table:table-cell table:formula="of:=[.C487]/1000" office:value-type="float" office:value="34.946" calcext:value-type="float">
            <text:p>34.946</text:p>
          </table:table-cell>
          <table:table-cell table:formula="of:=[.B487]/1000000000" office:value-type="float" office:value="2.547299776" calcext:value-type="float">
            <text:p>2.547299776</text:p>
          </table:table-cell>
          <table:table-cell table:formula="of:=INT([.B487]/(1920*1920))" office:value-type="float" office:value="690" calcext:value-type="float">
            <text:p>6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SFM__embryo_3_ctrl-het-m1cre_MVL__C0__A072.tif</text:p>
          </table:table-cell>
          <table:table-cell office:value-type="float" office:value="2750051775.5" calcext:value-type="float">
            <text:p>2750051775.5</text:p>
          </table:table-cell>
          <table:table-cell office:value-type="float" office:value="34946" calcext:value-type="float">
            <text:p>34946</text:p>
          </table:table-cell>
          <table:table-cell table:formula="of:=[.C488]/1000" office:value-type="float" office:value="34.946" calcext:value-type="float">
            <text:p>34.946</text:p>
          </table:table-cell>
          <table:table-cell table:formula="of:=[.B488]/1000000000" office:value-type="float" office:value="2.7500517755" calcext:value-type="float">
            <text:p>2.7500517755</text:p>
          </table:table-cell>
          <table:table-cell table:formula="of:=INT([.B488]/(1920*1920))" office:value-type="float" office:value="745" calcext:value-type="float">
            <text:p>7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3_ctrl-het-m1cre_MVL__C0__A288.tif</text:p>
          </table:table-cell>
          <table:table-cell office:value-type="float" office:value="3376739776" calcext:value-type="float">
            <text:p>3376739776</text:p>
          </table:table-cell>
          <table:table-cell office:value-type="float" office:value="34946" calcext:value-type="float">
            <text:p>34946</text:p>
          </table:table-cell>
          <table:table-cell table:formula="of:=[.C489]/1000" office:value-type="float" office:value="34.946" calcext:value-type="float">
            <text:p>34.946</text:p>
          </table:table-cell>
          <table:table-cell table:formula="of:=[.B489]/1000000000" office:value-type="float" office:value="3.376739776" calcext:value-type="float">
            <text:p>3.376739776</text:p>
          </table:table-cell>
          <table:table-cell table:formula="of:=INT([.B489]/(1920*1920))" office:value-type="float" office:value="915" calcext:value-type="float">
            <text:p>9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SFM__embryo_3_ctrl-het-m1cre_MVL__C1__A000.tif</text:p>
          </table:table-cell>
          <table:table-cell office:value-type="float" office:value="2547299776" calcext:value-type="float">
            <text:p>2547299776</text:p>
          </table:table-cell>
          <table:table-cell office:value-type="float" office:value="34946" calcext:value-type="float">
            <text:p>34946</text:p>
          </table:table-cell>
          <table:table-cell table:formula="of:=[.C490]/1000" office:value-type="float" office:value="34.946" calcext:value-type="float">
            <text:p>34.946</text:p>
          </table:table-cell>
          <table:table-cell table:formula="of:=[.B490]/1000000000" office:value-type="float" office:value="2.547299776" calcext:value-type="float">
            <text:p>2.547299776</text:p>
          </table:table-cell>
          <table:table-cell table:formula="of:=INT([.B490]/(1920*1920))" office:value-type="float" office:value="690" calcext:value-type="float">
            <text:p>69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embryo_3_ctrl-het-m1cre_MVL__C1__A072.tif</text:p>
          </table:table-cell>
          <table:table-cell office:value-type="float" office:value="2750051776" calcext:value-type="float">
            <text:p>2750051776</text:p>
          </table:table-cell>
          <table:table-cell office:value-type="float" office:value="34946" calcext:value-type="float">
            <text:p>34946</text:p>
          </table:table-cell>
          <table:table-cell table:formula="of:=[.C491]/1000" office:value-type="float" office:value="34.946" calcext:value-type="float">
            <text:p>34.946</text:p>
          </table:table-cell>
          <table:table-cell table:formula="of:=[.B491]/1000000000" office:value-type="float" office:value="2.750051776" calcext:value-type="float">
            <text:p>2.750051776</text:p>
          </table:table-cell>
          <table:table-cell table:formula="of:=INT([.B491]/(1920*1920))" office:value-type="float" office:value="745" calcext:value-type="float">
            <text:p>7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SFM__embryo_3_ctrl-het-m1cre_MVL__C1__A288.tif</text:p>
          </table:table-cell>
          <table:table-cell office:value-type="float" office:value="3376739776" calcext:value-type="float">
            <text:p>3376739776</text:p>
          </table:table-cell>
          <table:table-cell office:value-type="float" office:value="34946" calcext:value-type="float">
            <text:p>34946</text:p>
          </table:table-cell>
          <table:table-cell table:formula="of:=[.C492]/1000" office:value-type="float" office:value="34.946" calcext:value-type="float">
            <text:p>34.946</text:p>
          </table:table-cell>
          <table:table-cell table:formula="of:=[.B492]/1000000000" office:value-type="float" office:value="3.376739776" calcext:value-type="float">
            <text:p>3.376739776</text:p>
          </table:table-cell>
          <table:table-cell table:formula="of:=INT([.B492]/(1920*1920))" office:value-type="float" office:value="915" calcext:value-type="float">
            <text:p>91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mbryo_3_ctrl-het-m1cre_MVL__C2__A000.tif</text:p>
          </table:table-cell>
          <table:table-cell office:value-type="float" office:value="2547299776" calcext:value-type="float">
            <text:p>2547299776</text:p>
          </table:table-cell>
          <table:table-cell office:value-type="float" office:value="34946" calcext:value-type="float">
            <text:p>34946</text:p>
          </table:table-cell>
          <table:table-cell table:formula="of:=[.C493]/1000" office:value-type="float" office:value="34.946" calcext:value-type="float">
            <text:p>34.946</text:p>
          </table:table-cell>
          <table:table-cell table:formula="of:=[.B493]/1000000000" office:value-type="float" office:value="2.547299776" calcext:value-type="float">
            <text:p>2.547299776</text:p>
          </table:table-cell>
          <table:table-cell table:formula="of:=INT([.B493]/(1920*1920))" office:value-type="float" office:value="690" calcext:value-type="float">
            <text:p>69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embryo_3_ctrl-het-m1cre_MVL__C2__A072.tif</text:p>
          </table:table-cell>
          <table:table-cell office:value-type="float" office:value="2750051776" calcext:value-type="float">
            <text:p>2750051776</text:p>
          </table:table-cell>
          <table:table-cell office:value-type="float" office:value="34946" calcext:value-type="float">
            <text:p>34946</text:p>
          </table:table-cell>
          <table:table-cell table:formula="of:=[.C494]/1000" office:value-type="float" office:value="34.946" calcext:value-type="float">
            <text:p>34.946</text:p>
          </table:table-cell>
          <table:table-cell table:formula="of:=[.B494]/1000000000" office:value-type="float" office:value="2.750051776" calcext:value-type="float">
            <text:p>2.750051776</text:p>
          </table:table-cell>
          <table:table-cell table:formula="of:=INT([.B494]/(1920*1920))" office:value-type="float" office:value="745" calcext:value-type="float">
            <text:p>7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3_ctrl-het-m1cre_MVL__C2__A288.tif</text:p>
          </table:table-cell>
          <table:table-cell office:value-type="float" office:value="3376739776" calcext:value-type="float">
            <text:p>3376739776</text:p>
          </table:table-cell>
          <table:table-cell office:value-type="float" office:value="34946" calcext:value-type="float">
            <text:p>34946</text:p>
          </table:table-cell>
          <table:table-cell table:formula="of:=[.C495]/1000" office:value-type="float" office:value="34.946" calcext:value-type="float">
            <text:p>34.946</text:p>
          </table:table-cell>
          <table:table-cell table:formula="of:=[.B495]/1000000000" office:value-type="float" office:value="3.376739776" calcext:value-type="float">
            <text:p>3.376739776</text:p>
          </table:table-cell>
          <table:table-cell table:formula="of:=INT([.B495]/(1920*1920))" office:value-type="float" office:value="915" calcext:value-type="float">
            <text:p>91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mbryo_3_ctrl-het-m1cre_MVL__C3__A000.tif</text:p>
          </table:table-cell>
          <table:table-cell office:value-type="float" office:value="2547299775.5" calcext:value-type="float">
            <text:p>2547299775.5</text:p>
          </table:table-cell>
          <table:table-cell office:value-type="float" office:value="34946" calcext:value-type="float">
            <text:p>34946</text:p>
          </table:table-cell>
          <table:table-cell table:formula="of:=[.C496]/1000" office:value-type="float" office:value="34.946" calcext:value-type="float">
            <text:p>34.946</text:p>
          </table:table-cell>
          <table:table-cell table:formula="of:=[.B496]/1000000000" office:value-type="float" office:value="2.5472997755" calcext:value-type="float">
            <text:p>2.5472997755</text:p>
          </table:table-cell>
          <table:table-cell table:formula="of:=INT([.B496]/(1920*1920))" office:value-type="float" office:value="690" calcext:value-type="float">
            <text:p>69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SFM__embryo_3_ctrl-het-m1cre_MVL__C3__A072.tif</text:p>
          </table:table-cell>
          <table:table-cell office:value-type="float" office:value="2750051775.5" calcext:value-type="float">
            <text:p>2750051775.5</text:p>
          </table:table-cell>
          <table:table-cell office:value-type="float" office:value="34946" calcext:value-type="float">
            <text:p>34946</text:p>
          </table:table-cell>
          <table:table-cell table:formula="of:=[.C497]/1000" office:value-type="float" office:value="34.946" calcext:value-type="float">
            <text:p>34.946</text:p>
          </table:table-cell>
          <table:table-cell table:formula="of:=[.B497]/1000000000" office:value-type="float" office:value="2.7500517755" calcext:value-type="float">
            <text:p>2.7500517755</text:p>
          </table:table-cell>
          <table:table-cell table:formula="of:=INT([.B497]/(1920*1920))" office:value-type="float" office:value="745" calcext:value-type="float">
            <text:p>7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3_ctrl-het-m1cre_MVL__C3__A288.tif</text:p>
          </table:table-cell>
          <table:table-cell office:value-type="float" office:value="3376739776" calcext:value-type="float">
            <text:p>3376739776</text:p>
          </table:table-cell>
          <table:table-cell office:value-type="float" office:value="34946" calcext:value-type="float">
            <text:p>34946</text:p>
          </table:table-cell>
          <table:table-cell table:formula="of:=[.C498]/1000" office:value-type="float" office:value="34.946" calcext:value-type="float">
            <text:p>34.946</text:p>
          </table:table-cell>
          <table:table-cell table:formula="of:=[.B498]/1000000000" office:value-type="float" office:value="3.376739776" calcext:value-type="float">
            <text:p>3.376739776</text:p>
          </table:table-cell>
          <table:table-cell table:formula="of:=INT([.B498]/(1920*1920))" office:value-type="float" office:value="915" calcext:value-type="float">
            <text:p>9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SFM__embryo_3_E825_MVL__C0__A000.tif</text:p>
          </table:table-cell>
          <table:table-cell office:value-type="float" office:value="2834838975" calcext:value-type="float">
            <text:p>2834838975</text:p>
          </table:table-cell>
          <table:table-cell office:value-type="float" office:value="37156" calcext:value-type="float">
            <text:p>37156</text:p>
          </table:table-cell>
          <table:table-cell table:formula="of:=[.C499]/1000" office:value-type="float" office:value="37.156" calcext:value-type="float">
            <text:p>37.156</text:p>
          </table:table-cell>
          <table:table-cell table:formula="of:=[.B499]/1000000000" office:value-type="float" office:value="2.834838975" calcext:value-type="float">
            <text:p>2.834838975</text:p>
          </table:table-cell>
          <table:table-cell table:formula="of:=INT([.B499]/(1920*1920))" office:value-type="float" office:value="768" calcext:value-type="float">
            <text:p>76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SFM__embryo_3_E825_MVL__C0__A090.tif</text:p>
          </table:table-cell>
          <table:table-cell office:value-type="float" office:value="3682710975" calcext:value-type="float">
            <text:p>3682710975</text:p>
          </table:table-cell>
          <table:table-cell office:value-type="float" office:value="37156" calcext:value-type="float">
            <text:p>37156</text:p>
          </table:table-cell>
          <table:table-cell table:formula="of:=[.C500]/1000" office:value-type="float" office:value="37.156" calcext:value-type="float">
            <text:p>37.156</text:p>
          </table:table-cell>
          <table:table-cell table:formula="of:=[.B500]/1000000000" office:value-type="float" office:value="3.682710975" calcext:value-type="float">
            <text:p>3.682710975</text:p>
          </table:table-cell>
          <table:table-cell table:formula="of:=INT([.B500]/(1920*1920))" office:value-type="float" office:value="998" calcext:value-type="float">
            <text:p>99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SFM__embryo_3_E825_MVL__C0__A270.tif</text:p>
          </table:table-cell>
          <table:table-cell office:value-type="float" office:value="3550000575" calcext:value-type="float">
            <text:p>3550000575</text:p>
          </table:table-cell>
          <table:table-cell office:value-type="float" office:value="37156" calcext:value-type="float">
            <text:p>37156</text:p>
          </table:table-cell>
          <table:table-cell table:formula="of:=[.C501]/1000" office:value-type="float" office:value="37.156" calcext:value-type="float">
            <text:p>37.156</text:p>
          </table:table-cell>
          <table:table-cell table:formula="of:=[.B501]/1000000000" office:value-type="float" office:value="3.550000575" calcext:value-type="float">
            <text:p>3.550000575</text:p>
          </table:table-cell>
          <table:table-cell table:formula="of:=INT([.B501]/(1920*1920))" office:value-type="float" office:value="962" calcext:value-type="float">
            <text:p>9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SFM__embryo_3_E825_MVL__C1__A000.tif</text:p>
          </table:table-cell>
          <table:table-cell office:value-type="float" office:value="2834838975" calcext:value-type="float">
            <text:p>2834838975</text:p>
          </table:table-cell>
          <table:table-cell office:value-type="float" office:value="45491" calcext:value-type="float">
            <text:p>45491</text:p>
          </table:table-cell>
          <table:table-cell table:formula="of:=[.C502]/1000" office:value-type="float" office:value="45.491" calcext:value-type="float">
            <text:p>45.491</text:p>
          </table:table-cell>
          <table:table-cell table:formula="of:=[.B502]/1000000000" office:value-type="float" office:value="2.834838975" calcext:value-type="float">
            <text:p>2.834838975</text:p>
          </table:table-cell>
          <table:table-cell table:formula="of:=INT([.B502]/(1920*1920))" office:value-type="float" office:value="768" calcext:value-type="float">
            <text:p>76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SFM__embryo_3_E825_MVL__C1__A270.tif</text:p>
          </table:table-cell>
          <table:table-cell office:value-type="float" office:value="3550000575.5" calcext:value-type="float">
            <text:p>3550000575.5</text:p>
          </table:table-cell>
          <table:table-cell office:value-type="float" office:value="45491" calcext:value-type="float">
            <text:p>45491</text:p>
          </table:table-cell>
          <table:table-cell table:formula="of:=[.C503]/1000" office:value-type="float" office:value="45.491" calcext:value-type="float">
            <text:p>45.491</text:p>
          </table:table-cell>
          <table:table-cell table:formula="of:=[.B503]/1000000000" office:value-type="float" office:value="3.5500005755" calcext:value-type="float">
            <text:p>3.5500005755</text:p>
          </table:table-cell>
          <table:table-cell table:formula="of:=INT([.B503]/(1920*1920))" office:value-type="float" office:value="962" calcext:value-type="float">
            <text:p>9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SFM__embryo_3_E825_MVL__C2__A000.tif</text:p>
          </table:table-cell>
          <table:table-cell office:value-type="float" office:value="2834838975.5" calcext:value-type="float">
            <text:p>2834838975.5</text:p>
          </table:table-cell>
          <table:table-cell office:value-type="float" office:value="45491" calcext:value-type="float">
            <text:p>45491</text:p>
          </table:table-cell>
          <table:table-cell table:formula="of:=[.C504]/1000" office:value-type="float" office:value="45.491" calcext:value-type="float">
            <text:p>45.491</text:p>
          </table:table-cell>
          <table:table-cell table:formula="of:=[.B504]/1000000000" office:value-type="float" office:value="2.8348389755" calcext:value-type="float">
            <text:p>2.8348389755</text:p>
          </table:table-cell>
          <table:table-cell table:formula="of:=INT([.B504]/(1920*1920))"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SFM__embryo_3_E825_MVL__C2__A090.tif</text:p>
          </table:table-cell>
          <table:table-cell office:value-type="float" office:value="3682710976" calcext:value-type="float">
            <text:p>3682710976</text:p>
          </table:table-cell>
          <table:table-cell office:value-type="float" office:value="45491" calcext:value-type="float">
            <text:p>45491</text:p>
          </table:table-cell>
          <table:table-cell table:formula="of:=[.C505]/1000" office:value-type="float" office:value="45.491" calcext:value-type="float">
            <text:p>45.491</text:p>
          </table:table-cell>
          <table:table-cell table:formula="of:=[.B505]/1000000000" office:value-type="float" office:value="3.682710976" calcext:value-type="float">
            <text:p>3.682710976</text:p>
          </table:table-cell>
          <table:table-cell table:formula="of:=INT([.B505]/(1920*1920))" office:value-type="float" office:value="998" calcext:value-type="float">
            <text:p>99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SFM__embryo_3_E825_MVL__C3__A000.tif</text:p>
          </table:table-cell>
          <table:table-cell office:value-type="float" office:value="2834838975.5" calcext:value-type="float">
            <text:p>2834838975.5</text:p>
          </table:table-cell>
          <table:table-cell office:value-type="float" office:value="45491" calcext:value-type="float">
            <text:p>45491</text:p>
          </table:table-cell>
          <table:table-cell table:formula="of:=[.C506]/1000" office:value-type="float" office:value="45.491" calcext:value-type="float">
            <text:p>45.491</text:p>
          </table:table-cell>
          <table:table-cell table:formula="of:=[.B506]/1000000000" office:value-type="float" office:value="2.8348389755" calcext:value-type="float">
            <text:p>2.8348389755</text:p>
          </table:table-cell>
          <table:table-cell table:formula="of:=INT([.B506]/(1920*1920))"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SFM__embryo_3_E825_MVL__C3__A090.tif</text:p>
          </table:table-cell>
          <table:table-cell office:value-type="float" office:value="3682710975.5" calcext:value-type="float">
            <text:p>3682710975.5</text:p>
          </table:table-cell>
          <table:table-cell office:value-type="float" office:value="45491" calcext:value-type="float">
            <text:p>45491</text:p>
          </table:table-cell>
          <table:table-cell table:formula="of:=[.C507]/1000" office:value-type="float" office:value="45.491" calcext:value-type="float">
            <text:p>45.491</text:p>
          </table:table-cell>
          <table:table-cell table:formula="of:=[.B507]/1000000000" office:value-type="float" office:value="3.6827109755" calcext:value-type="float">
            <text:p>3.6827109755</text:p>
          </table:table-cell>
          <table:table-cell table:formula="of:=INT([.B507]/(1920*1920))" office:value-type="float" office:value="998" calcext:value-type="float">
            <text:p>99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mbryo_3_E85_NkxCtrl_ctrl-m1c-wt_MVL_redo_reverse_mvl_order__C0__A000.tif</text:p>
          </table:table-cell>
          <table:table-cell office:value-type="float" office:value="1843240788.5" calcext:value-type="float">
            <text:p>1843240788.5</text:p>
          </table:table-cell>
          <table:table-cell office:value-type="float" office:value="20307.5" calcext:value-type="float">
            <text:p>20307.5</text:p>
          </table:table-cell>
          <table:table-cell table:formula="of:=[.C508]/1000" office:value-type="float" office:value="20.3075" calcext:value-type="float">
            <text:p>20.3075</text:p>
          </table:table-cell>
          <table:table-cell table:formula="of:=[.B508]/1000000000" office:value-type="float" office:value="1.8432407885" calcext:value-type="float">
            <text:p>1.8432407885</text:p>
          </table:table-cell>
          <table:table-cell table:formula="of:=INT([.B508]/(1920*1920))"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SFM__embryo_3_E85_NkxCtrl_ctrl-m1c-wt_MVL_redo_reverse_mvl_order__C0__A072.tif</text:p>
          </table:table-cell>
          <table:table-cell office:value-type="float" office:value="2650518975" calcext:value-type="float">
            <text:p>2650518975</text:p>
          </table:table-cell>
          <table:table-cell office:value-type="float" office:value="20307.5" calcext:value-type="float">
            <text:p>20307.5</text:p>
          </table:table-cell>
          <table:table-cell table:formula="of:=[.C509]/1000" office:value-type="float" office:value="20.3075" calcext:value-type="float">
            <text:p>20.3075</text:p>
          </table:table-cell>
          <table:table-cell table:formula="of:=[.B509]/1000000000" office:value-type="float" office:value="2.650518975" calcext:value-type="float">
            <text:p>2.650518975</text:p>
          </table:table-cell>
          <table:table-cell table:formula="of:=INT([.B509]/(1920*1920))" office:value-type="float" office:value="718" calcext:value-type="float">
            <text:p>7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SFM__embryo_3_E85_NkxCtrl_ctrl-m1c-wt_MVL_redo_reverse_mvl_order__C0__A288.tif</text:p>
          </table:table-cell>
          <table:table-cell office:value-type="float" office:value="3170301376" calcext:value-type="float">
            <text:p>3170301376</text:p>
          </table:table-cell>
          <table:table-cell office:value-type="float" office:value="20307.5" calcext:value-type="float">
            <text:p>20307.5</text:p>
          </table:table-cell>
          <table:table-cell table:formula="of:=[.C510]/1000" office:value-type="float" office:value="20.3075" calcext:value-type="float">
            <text:p>20.3075</text:p>
          </table:table-cell>
          <table:table-cell table:formula="of:=[.B510]/1000000000" office:value-type="float" office:value="3.170301376" calcext:value-type="float">
            <text:p>3.170301376</text:p>
          </table:table-cell>
          <table:table-cell table:formula="of:=INT([.B510]/(1920*1920))" office:value-type="float" office:value="859" calcext:value-type="float">
            <text:p>85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mbryo_3_E85_NkxCtrl_ctrl-m1c-wt_MVL_redo_reverse_mvl_order__C1__A000.tif</text:p>
          </table:table-cell>
          <table:table-cell office:value-type="float" office:value="1843240789" calcext:value-type="float">
            <text:p>1843240789</text:p>
          </table:table-cell>
          <table:table-cell office:value-type="float" office:value="20307.5" calcext:value-type="float">
            <text:p>20307.5</text:p>
          </table:table-cell>
          <table:table-cell table:formula="of:=[.C511]/1000" office:value-type="float" office:value="20.3075" calcext:value-type="float">
            <text:p>20.3075</text:p>
          </table:table-cell>
          <table:table-cell table:formula="of:=[.B511]/1000000000" office:value-type="float" office:value="1.843240789" calcext:value-type="float">
            <text:p>1.843240789</text:p>
          </table:table-cell>
          <table:table-cell table:formula="of:=INT([.B511]/(1920*1920))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SFM__embryo_3_E85_NkxCtrl_ctrl-m1c-wt_MVL_redo_reverse_mvl_order__C1__A072.tif</text:p>
          </table:table-cell>
          <table:table-cell office:value-type="float" office:value="2650518975.5" calcext:value-type="float">
            <text:p>2650518975.5</text:p>
          </table:table-cell>
          <table:table-cell office:value-type="float" office:value="20307.5" calcext:value-type="float">
            <text:p>20307.5</text:p>
          </table:table-cell>
          <table:table-cell table:formula="of:=[.C512]/1000" office:value-type="float" office:value="20.3075" calcext:value-type="float">
            <text:p>20.3075</text:p>
          </table:table-cell>
          <table:table-cell table:formula="of:=[.B512]/1000000000" office:value-type="float" office:value="2.6505189755" calcext:value-type="float">
            <text:p>2.6505189755</text:p>
          </table:table-cell>
          <table:table-cell table:formula="of:=INT([.B512]/(1920*1920))" office:value-type="float" office:value="718" calcext:value-type="float">
            <text:p>71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3_E85_NkxCtrl_ctrl-m1c-wt_MVL_redo_reverse_mvl_order__C1__A288.tif</text:p>
          </table:table-cell>
          <table:table-cell office:value-type="float" office:value="3170301376" calcext:value-type="float">
            <text:p>3170301376</text:p>
          </table:table-cell>
          <table:table-cell office:value-type="float" office:value="20307.5" calcext:value-type="float">
            <text:p>20307.5</text:p>
          </table:table-cell>
          <table:table-cell table:formula="of:=[.C513]/1000" office:value-type="float" office:value="20.3075" calcext:value-type="float">
            <text:p>20.3075</text:p>
          </table:table-cell>
          <table:table-cell table:formula="of:=[.B513]/1000000000" office:value-type="float" office:value="3.170301376" calcext:value-type="float">
            <text:p>3.170301376</text:p>
          </table:table-cell>
          <table:table-cell table:formula="of:=INT([.B513]/(1920*1920))" office:value-type="float" office:value="859" calcext:value-type="float">
            <text:p>8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mbryo_3_E85_NkxCtrl_ctrl-m1c-wt_MVL_redo_reverse_mvl_order__C2__A000.tif</text:p>
          </table:table-cell>
          <table:table-cell office:value-type="float" office:value="1843240789" calcext:value-type="float">
            <text:p>1843240789</text:p>
          </table:table-cell>
          <table:table-cell office:value-type="float" office:value="20307.5" calcext:value-type="float">
            <text:p>20307.5</text:p>
          </table:table-cell>
          <table:table-cell table:formula="of:=[.C514]/1000" office:value-type="float" office:value="20.3075" calcext:value-type="float">
            <text:p>20.3075</text:p>
          </table:table-cell>
          <table:table-cell table:formula="of:=[.B514]/1000000000" office:value-type="float" office:value="1.843240789" calcext:value-type="float">
            <text:p>1.843240789</text:p>
          </table:table-cell>
          <table:table-cell table:formula="of:=INT([.B514]/(1920*1920))"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SFM__embryo_3_E85_NkxCtrl_ctrl-m1c-wt_MVL_redo_reverse_mvl_order__C2__A072.tif</text:p>
          </table:table-cell>
          <table:table-cell office:value-type="float" office:value="2650518975.5" calcext:value-type="float">
            <text:p>2650518975.5</text:p>
          </table:table-cell>
          <table:table-cell office:value-type="float" office:value="20307.5" calcext:value-type="float">
            <text:p>20307.5</text:p>
          </table:table-cell>
          <table:table-cell table:formula="of:=[.C515]/1000" office:value-type="float" office:value="20.3075" calcext:value-type="float">
            <text:p>20.3075</text:p>
          </table:table-cell>
          <table:table-cell table:formula="of:=[.B515]/1000000000" office:value-type="float" office:value="2.6505189755" calcext:value-type="float">
            <text:p>2.6505189755</text:p>
          </table:table-cell>
          <table:table-cell table:formula="of:=INT([.B515]/(1920*1920))" office:value-type="float" office:value="718" calcext:value-type="float">
            <text:p>7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SFM__embryo_3_E85_NkxCtrl_ctrl-m1c-wt_MVL_redo_reverse_mvl_order__C2__A288.tif</text:p>
          </table:table-cell>
          <table:table-cell office:value-type="float" office:value="3170301376" calcext:value-type="float">
            <text:p>3170301376</text:p>
          </table:table-cell>
          <table:table-cell office:value-type="float" office:value="20307.5" calcext:value-type="float">
            <text:p>20307.5</text:p>
          </table:table-cell>
          <table:table-cell table:formula="of:=[.C516]/1000" office:value-type="float" office:value="20.3075" calcext:value-type="float">
            <text:p>20.3075</text:p>
          </table:table-cell>
          <table:table-cell table:formula="of:=[.B516]/1000000000" office:value-type="float" office:value="3.170301376" calcext:value-type="float">
            <text:p>3.170301376</text:p>
          </table:table-cell>
          <table:table-cell table:formula="of:=INT([.B516]/(1920*1920))" office:value-type="float" office:value="859" calcext:value-type="float">
            <text:p>8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SFM__embryo_3_E85_NkxCtrl_ctrl-m1c-wt_MVL_redo_reverse_mvl_order__C3__A000.tif</text:p>
          </table:table-cell>
          <table:table-cell office:value-type="float" office:value="1843240789" calcext:value-type="float">
            <text:p>1843240789</text:p>
          </table:table-cell>
          <table:table-cell office:value-type="float" office:value="20307.5" calcext:value-type="float">
            <text:p>20307.5</text:p>
          </table:table-cell>
          <table:table-cell table:formula="of:=[.C517]/1000" office:value-type="float" office:value="20.3075" calcext:value-type="float">
            <text:p>20.3075</text:p>
          </table:table-cell>
          <table:table-cell table:formula="of:=[.B517]/1000000000" office:value-type="float" office:value="1.843240789" calcext:value-type="float">
            <text:p>1.843240789</text:p>
          </table:table-cell>
          <table:table-cell table:formula="of:=INT([.B517]/(1920*1920))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SFM__embryo_3_E85_NkxCtrl_ctrl-m1c-wt_MVL_redo_reverse_mvl_order__C3__A072.tif</text:p>
          </table:table-cell>
          <table:table-cell office:value-type="float" office:value="2650518975.5" calcext:value-type="float">
            <text:p>2650518975.5</text:p>
          </table:table-cell>
          <table:table-cell office:value-type="float" office:value="20307.5" calcext:value-type="float">
            <text:p>20307.5</text:p>
          </table:table-cell>
          <table:table-cell table:formula="of:=[.C518]/1000" office:value-type="float" office:value="20.3075" calcext:value-type="float">
            <text:p>20.3075</text:p>
          </table:table-cell>
          <table:table-cell table:formula="of:=[.B518]/1000000000" office:value-type="float" office:value="2.6505189755" calcext:value-type="float">
            <text:p>2.6505189755</text:p>
          </table:table-cell>
          <table:table-cell table:formula="of:=INT([.B518]/(1920*1920))" office:value-type="float" office:value="718" calcext:value-type="float">
            <text:p>7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SFM__embryo_3_E85_NkxCtrl_ctrl-m1c-wt_MVL_redo_reverse_mvl_order__C3__A288.tif</text:p>
          </table:table-cell>
          <table:table-cell office:value-type="float" office:value="3170301376" calcext:value-type="float">
            <text:p>3170301376</text:p>
          </table:table-cell>
          <table:table-cell office:value-type="float" office:value="20307.5" calcext:value-type="float">
            <text:p>20307.5</text:p>
          </table:table-cell>
          <table:table-cell table:formula="of:=[.C519]/1000" office:value-type="float" office:value="20.3075" calcext:value-type="float">
            <text:p>20.3075</text:p>
          </table:table-cell>
          <table:table-cell table:formula="of:=[.B519]/1000000000" office:value-type="float" office:value="3.170301376" calcext:value-type="float">
            <text:p>3.170301376</text:p>
          </table:table-cell>
          <table:table-cell table:formula="of:=INT([.B519]/(1920*1920))" office:value-type="float" office:value="859" calcext:value-type="float">
            <text:p>85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mbryo_3_KO_MVL_90deg__C0__A000.tif</text:p>
          </table:table-cell>
          <table:table-cell office:value-type="float" office:value="1426667757.5" calcext:value-type="float">
            <text:p>1426667757.5</text:p>
          </table:table-cell>
          <table:table-cell office:value-type="float" office:value="15428" calcext:value-type="float">
            <text:p>15428</text:p>
          </table:table-cell>
          <table:table-cell table:formula="of:=[.C520]/1000" office:value-type="float" office:value="15.428" calcext:value-type="float">
            <text:p>15.428</text:p>
          </table:table-cell>
          <table:table-cell table:formula="of:=[.B520]/1000000000" office:value-type="float" office:value="1.4266677575" calcext:value-type="float">
            <text:p>1.4266677575</text:p>
          </table:table-cell>
          <table:table-cell table:formula="of:=INT([.B520]/(1920*1920))" office:value-type="float" office:value="387" calcext:value-type="float">
            <text:p>3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SFM__embryo_3_KO_MVL_90deg__C0__A090.tif</text:p>
          </table:table-cell>
          <table:table-cell office:value-type="float" office:value="2517808576" calcext:value-type="float">
            <text:p>2517808576</text:p>
          </table:table-cell>
          <table:table-cell office:value-type="float" office:value="15428" calcext:value-type="float">
            <text:p>15428</text:p>
          </table:table-cell>
          <table:table-cell table:formula="of:=[.C521]/1000" office:value-type="float" office:value="15.428" calcext:value-type="float">
            <text:p>15.428</text:p>
          </table:table-cell>
          <table:table-cell table:formula="of:=[.B521]/1000000000" office:value-type="float" office:value="2.517808576" calcext:value-type="float">
            <text:p>2.517808576</text:p>
          </table:table-cell>
          <table:table-cell table:formula="of:=INT([.B521]/(1920*1920))" office:value-type="float" office:value="682" calcext:value-type="float">
            <text:p>68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3_KO_MVL_90deg__C0__A270.tif</text:p>
          </table:table-cell>
          <table:table-cell office:value-type="float" office:value="2886448575" calcext:value-type="float">
            <text:p>2886448575</text:p>
          </table:table-cell>
          <table:table-cell office:value-type="float" office:value="15428" calcext:value-type="float">
            <text:p>15428</text:p>
          </table:table-cell>
          <table:table-cell table:formula="of:=[.C522]/1000" office:value-type="float" office:value="15.428" calcext:value-type="float">
            <text:p>15.428</text:p>
          </table:table-cell>
          <table:table-cell table:formula="of:=[.B522]/1000000000" office:value-type="float" office:value="2.886448575" calcext:value-type="float">
            <text:p>2.886448575</text:p>
          </table:table-cell>
          <table:table-cell table:formula="of:=INT([.B522]/(1920*1920))" office:value-type="float" office:value="782" calcext:value-type="float">
            <text:p>78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SFM__embryo_3_KO_MVL_90deg__C1__A000.tif</text:p>
          </table:table-cell>
          <table:table-cell office:value-type="float" office:value="1426667758" calcext:value-type="float">
            <text:p>1426667758</text:p>
          </table:table-cell>
          <table:table-cell office:value-type="float" office:value="15428" calcext:value-type="float">
            <text:p>15428</text:p>
          </table:table-cell>
          <table:table-cell table:formula="of:=[.C523]/1000" office:value-type="float" office:value="15.428" calcext:value-type="float">
            <text:p>15.428</text:p>
          </table:table-cell>
          <table:table-cell table:formula="of:=[.B523]/1000000000" office:value-type="float" office:value="1.426667758" calcext:value-type="float">
            <text:p>1.426667758</text:p>
          </table:table-cell>
          <table:table-cell table:formula="of:=INT([.B523]/(1920*1920))" office:value-type="float" office:value="387" calcext:value-type="float">
            <text:p>3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SFM__embryo_3_KO_MVL_90deg__C1__A090.tif</text:p>
          </table:table-cell>
          <table:table-cell office:value-type="float" office:value="2517808576" calcext:value-type="float">
            <text:p>2517808576</text:p>
          </table:table-cell>
          <table:table-cell office:value-type="float" office:value="15428" calcext:value-type="float">
            <text:p>15428</text:p>
          </table:table-cell>
          <table:table-cell table:formula="of:=[.C524]/1000" office:value-type="float" office:value="15.428" calcext:value-type="float">
            <text:p>15.428</text:p>
          </table:table-cell>
          <table:table-cell table:formula="of:=[.B524]/1000000000" office:value-type="float" office:value="2.517808576" calcext:value-type="float">
            <text:p>2.517808576</text:p>
          </table:table-cell>
          <table:table-cell table:formula="of:=INT([.B524]/(1920*1920))" office:value-type="float" office:value="682" calcext:value-type="float">
            <text:p>68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SFM__embryo_3_KO_MVL_90deg__C1__A270.tif</text:p>
          </table:table-cell>
          <table:table-cell office:value-type="float" office:value="2886448575.5" calcext:value-type="float">
            <text:p>2886448575.5</text:p>
          </table:table-cell>
          <table:table-cell office:value-type="float" office:value="15428" calcext:value-type="float">
            <text:p>15428</text:p>
          </table:table-cell>
          <table:table-cell table:formula="of:=[.C525]/1000" office:value-type="float" office:value="15.428" calcext:value-type="float">
            <text:p>15.428</text:p>
          </table:table-cell>
          <table:table-cell table:formula="of:=[.B525]/1000000000" office:value-type="float" office:value="2.8864485755" calcext:value-type="float">
            <text:p>2.8864485755</text:p>
          </table:table-cell>
          <table:table-cell table:formula="of:=INT([.B525]/(1920*1920))" office:value-type="float" office:value="782" calcext:value-type="float">
            <text:p>78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SFM__embryo_3_KO_MVL_90deg_redo__C0__A000.tif</text:p>
          </table:table-cell>
          <table:table-cell office:value-type="float" office:value="1426667757.5" calcext:value-type="float">
            <text:p>1426667757.5</text:p>
          </table:table-cell>
          <table:table-cell office:value-type="float" office:value="15428" calcext:value-type="float">
            <text:p>15428</text:p>
          </table:table-cell>
          <table:table-cell table:formula="of:=[.C526]/1000" office:value-type="float" office:value="15.428" calcext:value-type="float">
            <text:p>15.428</text:p>
          </table:table-cell>
          <table:table-cell table:formula="of:=[.B526]/1000000000" office:value-type="float" office:value="1.4266677575" calcext:value-type="float">
            <text:p>1.4266677575</text:p>
          </table:table-cell>
          <table:table-cell table:formula="of:=INT([.B526]/(1920*1920))" office:value-type="float" office:value="387" calcext:value-type="float">
            <text:p>38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SFM__embryo_3_KO_MVL_90deg_redo__C0__A090.tif</text:p>
          </table:table-cell>
          <table:table-cell office:value-type="float" office:value="2495690176" calcext:value-type="float">
            <text:p>2495690176</text:p>
          </table:table-cell>
          <table:table-cell office:value-type="float" office:value="15428" calcext:value-type="float">
            <text:p>15428</text:p>
          </table:table-cell>
          <table:table-cell table:formula="of:=[.C527]/1000" office:value-type="float" office:value="15.428" calcext:value-type="float">
            <text:p>15.428</text:p>
          </table:table-cell>
          <table:table-cell table:formula="of:=[.B527]/1000000000" office:value-type="float" office:value="2.495690176" calcext:value-type="float">
            <text:p>2.495690176</text:p>
          </table:table-cell>
          <table:table-cell table:formula="of:=INT([.B527]/(1920*1920))" office:value-type="float" office:value="676" calcext:value-type="float">
            <text:p>67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embryo_3_KO_MVL_90deg_redo__C0__A270.tif</text:p>
          </table:table-cell>
          <table:table-cell office:value-type="float" office:value="2709501375" calcext:value-type="float">
            <text:p>2709501375</text:p>
          </table:table-cell>
          <table:table-cell office:value-type="float" office:value="15428" calcext:value-type="float">
            <text:p>15428</text:p>
          </table:table-cell>
          <table:table-cell table:formula="of:=[.C528]/1000" office:value-type="float" office:value="15.428" calcext:value-type="float">
            <text:p>15.428</text:p>
          </table:table-cell>
          <table:table-cell table:formula="of:=[.B528]/1000000000" office:value-type="float" office:value="2.709501375" calcext:value-type="float">
            <text:p>2.709501375</text:p>
          </table:table-cell>
          <table:table-cell table:formula="of:=INT([.B528]/(1920*1920))" office:value-type="float" office:value="734" calcext:value-type="float">
            <text:p>7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mbryo_3_KO_MVL_90deg_redo__C1__A000.tif</text:p>
          </table:table-cell>
          <table:table-cell office:value-type="float" office:value="1426667758" calcext:value-type="float">
            <text:p>1426667758</text:p>
          </table:table-cell>
          <table:table-cell office:value-type="float" office:value="15428" calcext:value-type="float">
            <text:p>15428</text:p>
          </table:table-cell>
          <table:table-cell table:formula="of:=[.C529]/1000" office:value-type="float" office:value="15.428" calcext:value-type="float">
            <text:p>15.428</text:p>
          </table:table-cell>
          <table:table-cell table:formula="of:=[.B529]/1000000000" office:value-type="float" office:value="1.426667758" calcext:value-type="float">
            <text:p>1.426667758</text:p>
          </table:table-cell>
          <table:table-cell table:formula="of:=INT([.B529]/(1920*1920))" office:value-type="float" office:value="387" calcext:value-type="float">
            <text:p>3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mbryo_3_KO_MVL_90deg_redo__C1__A090.tif</text:p>
          </table:table-cell>
          <table:table-cell office:value-type="float" office:value="2495690176" calcext:value-type="float">
            <text:p>2495690176</text:p>
          </table:table-cell>
          <table:table-cell office:value-type="float" office:value="15428" calcext:value-type="float">
            <text:p>15428</text:p>
          </table:table-cell>
          <table:table-cell table:formula="of:=[.C530]/1000" office:value-type="float" office:value="15.428" calcext:value-type="float">
            <text:p>15.428</text:p>
          </table:table-cell>
          <table:table-cell table:formula="of:=[.B530]/1000000000" office:value-type="float" office:value="2.495690176" calcext:value-type="float">
            <text:p>2.495690176</text:p>
          </table:table-cell>
          <table:table-cell table:formula="of:=INT([.B530]/(1920*1920))" office:value-type="float" office:value="676" calcext:value-type="float">
            <text:p>67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SFM__embryo_3_KO_MVL_90deg_redo__C1__A270.tif</text:p>
          </table:table-cell>
          <table:table-cell office:value-type="float" office:value="2709501375" calcext:value-type="float">
            <text:p>2709501375</text:p>
          </table:table-cell>
          <table:table-cell office:value-type="float" office:value="15428" calcext:value-type="float">
            <text:p>15428</text:p>
          </table:table-cell>
          <table:table-cell table:formula="of:=[.C531]/1000" office:value-type="float" office:value="15.428" calcext:value-type="float">
            <text:p>15.428</text:p>
          </table:table-cell>
          <table:table-cell table:formula="of:=[.B531]/1000000000" office:value-type="float" office:value="2.709501375" calcext:value-type="float">
            <text:p>2.709501375</text:p>
          </table:table-cell>
          <table:table-cell table:formula="of:=INT([.B531]/(1920*1920))" office:value-type="float" office:value="734" calcext:value-type="float">
            <text:p>73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SFM__embryo_3_KO_MVL_90deg_redo__C2__A000.tif</text:p>
          </table:table-cell>
          <table:table-cell office:value-type="float" office:value="1426667758" calcext:value-type="float">
            <text:p>1426667758</text:p>
          </table:table-cell>
          <table:table-cell office:value-type="float" office:value="15428" calcext:value-type="float">
            <text:p>15428</text:p>
          </table:table-cell>
          <table:table-cell table:formula="of:=[.C532]/1000" office:value-type="float" office:value="15.428" calcext:value-type="float">
            <text:p>15.428</text:p>
          </table:table-cell>
          <table:table-cell table:formula="of:=[.B532]/1000000000" office:value-type="float" office:value="1.426667758" calcext:value-type="float">
            <text:p>1.426667758</text:p>
          </table:table-cell>
          <table:table-cell table:formula="of:=INT([.B532]/(1920*1920))" office:value-type="float" office:value="387" calcext:value-type="float">
            <text:p>38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SFM__embryo_3_KO_MVL_90deg_redo__C2__A090.tif</text:p>
          </table:table-cell>
          <table:table-cell office:value-type="float" office:value="2495690176" calcext:value-type="float">
            <text:p>2495690176</text:p>
          </table:table-cell>
          <table:table-cell office:value-type="float" office:value="15428" calcext:value-type="float">
            <text:p>15428</text:p>
          </table:table-cell>
          <table:table-cell table:formula="of:=[.C533]/1000" office:value-type="float" office:value="15.428" calcext:value-type="float">
            <text:p>15.428</text:p>
          </table:table-cell>
          <table:table-cell table:formula="of:=[.B533]/1000000000" office:value-type="float" office:value="2.495690176" calcext:value-type="float">
            <text:p>2.495690176</text:p>
          </table:table-cell>
          <table:table-cell table:formula="of:=INT([.B533]/(1920*1920))" office:value-type="float" office:value="676" calcext:value-type="float">
            <text:p>67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3_KO_MVL_90deg_redo__C3__A000.tif</text:p>
          </table:table-cell>
          <table:table-cell office:value-type="float" office:value="1426667757.5" calcext:value-type="float">
            <text:p>1426667757.5</text:p>
          </table:table-cell>
          <table:table-cell office:value-type="float" office:value="15428" calcext:value-type="float">
            <text:p>15428</text:p>
          </table:table-cell>
          <table:table-cell table:formula="of:=[.C534]/1000" office:value-type="float" office:value="15.428" calcext:value-type="float">
            <text:p>15.428</text:p>
          </table:table-cell>
          <table:table-cell table:formula="of:=[.B534]/1000000000" office:value-type="float" office:value="1.4266677575" calcext:value-type="float">
            <text:p>1.4266677575</text:p>
          </table:table-cell>
          <table:table-cell table:formula="of:=INT([.B534]/(1920*1920))" office:value-type="float" office:value="387" calcext:value-type="float">
            <text:p>3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mbryo_3_KO_MVL_90deg_redo__C3__A090.tif</text:p>
          </table:table-cell>
          <table:table-cell office:value-type="float" office:value="2495690175.5" calcext:value-type="float">
            <text:p>2495690175.5</text:p>
          </table:table-cell>
          <table:table-cell office:value-type="float" office:value="15428" calcext:value-type="float">
            <text:p>15428</text:p>
          </table:table-cell>
          <table:table-cell table:formula="of:=[.C535]/1000" office:value-type="float" office:value="15.428" calcext:value-type="float">
            <text:p>15.428</text:p>
          </table:table-cell>
          <table:table-cell table:formula="of:=[.B535]/1000000000" office:value-type="float" office:value="2.4956901755" calcext:value-type="float">
            <text:p>2.4956901755</text:p>
          </table:table-cell>
          <table:table-cell table:formula="of:=INT([.B535]/(1920*1920))" office:value-type="float" office:value="676" calcext:value-type="float">
            <text:p>6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SFM__embryo_3_Tbx5cKO_6som_MVL__C0__A000.tif</text:p>
          </table:table-cell>
          <table:table-cell office:value-type="float" office:value="1522516420" calcext:value-type="float">
            <text:p>1522516420</text:p>
          </table:table-cell>
          <table:table-cell office:value-type="float" office:value="37156" calcext:value-type="float">
            <text:p>37156</text:p>
          </table:table-cell>
          <table:table-cell table:formula="of:=[.C536]/1000" office:value-type="float" office:value="37.156" calcext:value-type="float">
            <text:p>37.156</text:p>
          </table:table-cell>
          <table:table-cell table:formula="of:=[.B536]/1000000000" office:value-type="float" office:value="1.52251642" calcext:value-type="float">
            <text:p>1.52251642</text:p>
          </table:table-cell>
          <table:table-cell table:formula="of:=INT([.B536]/(1920*1920))" office:value-type="float" office:value="413" calcext:value-type="float">
            <text:p>4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mbryo_3_Tbx5cKO_6som_MVL__C0__A072.tif</text:p>
          </table:table-cell>
          <table:table-cell office:value-type="float" office:value="2945430976" calcext:value-type="float">
            <text:p>2945430976</text:p>
          </table:table-cell>
          <table:table-cell office:value-type="float" office:value="37156" calcext:value-type="float">
            <text:p>37156</text:p>
          </table:table-cell>
          <table:table-cell table:formula="of:=[.C537]/1000" office:value-type="float" office:value="37.156" calcext:value-type="float">
            <text:p>37.156</text:p>
          </table:table-cell>
          <table:table-cell table:formula="of:=[.B537]/1000000000" office:value-type="float" office:value="2.945430976" calcext:value-type="float">
            <text:p>2.945430976</text:p>
          </table:table-cell>
          <table:table-cell table:formula="of:=INT([.B537]/(1920*1920))" office:value-type="float" office:value="798" calcext:value-type="float">
            <text:p>7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SFM__embryo_3_Tbx5cKO_6som_MVL__C0__A288.tif</text:p>
          </table:table-cell>
          <table:table-cell office:value-type="float" office:value="3059709375.5" calcext:value-type="float">
            <text:p>3059709375.5</text:p>
          </table:table-cell>
          <table:table-cell office:value-type="float" office:value="37156" calcext:value-type="float">
            <text:p>37156</text:p>
          </table:table-cell>
          <table:table-cell table:formula="of:=[.C538]/1000" office:value-type="float" office:value="37.156" calcext:value-type="float">
            <text:p>37.156</text:p>
          </table:table-cell>
          <table:table-cell table:formula="of:=[.B538]/1000000000" office:value-type="float" office:value="3.0597093755" calcext:value-type="float">
            <text:p>3.0597093755</text:p>
          </table:table-cell>
          <table:table-cell table:formula="of:=INT([.B538]/(1920*1920))" office:value-type="float" office:value="829" calcext:value-type="float">
            <text:p>82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SFM__embryo_3_Tbx5cKO_6som_MVL__C1__A000.tif</text:p>
          </table:table-cell>
          <table:table-cell office:value-type="float" office:value="1522516420" calcext:value-type="float">
            <text:p>1522516420</text:p>
          </table:table-cell>
          <table:table-cell office:value-type="float" office:value="37156" calcext:value-type="float">
            <text:p>37156</text:p>
          </table:table-cell>
          <table:table-cell table:formula="of:=[.C539]/1000" office:value-type="float" office:value="37.156" calcext:value-type="float">
            <text:p>37.156</text:p>
          </table:table-cell>
          <table:table-cell table:formula="of:=[.B539]/1000000000" office:value-type="float" office:value="1.52251642" calcext:value-type="float">
            <text:p>1.52251642</text:p>
          </table:table-cell>
          <table:table-cell table:formula="of:=INT([.B539]/(1920*1920))" office:value-type="float" office:value="413" calcext:value-type="float">
            <text:p>4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mbryo_3_Tbx5cKO_6som_MVL__C1__A072.tif</text:p>
          </table:table-cell>
          <table:table-cell office:value-type="float" office:value="2945430976" calcext:value-type="float">
            <text:p>2945430976</text:p>
          </table:table-cell>
          <table:table-cell office:value-type="float" office:value="37156" calcext:value-type="float">
            <text:p>37156</text:p>
          </table:table-cell>
          <table:table-cell table:formula="of:=[.C540]/1000" office:value-type="float" office:value="37.156" calcext:value-type="float">
            <text:p>37.156</text:p>
          </table:table-cell>
          <table:table-cell table:formula="of:=[.B540]/1000000000" office:value-type="float" office:value="2.945430976" calcext:value-type="float">
            <text:p>2.945430976</text:p>
          </table:table-cell>
          <table:table-cell table:formula="of:=INT([.B540]/(1920*1920))" office:value-type="float" office:value="798" calcext:value-type="float">
            <text:p>7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SFM__embryo_3_Tbx5cKO_6som_MVL__C1__A288.tif</text:p>
          </table:table-cell>
          <table:table-cell office:value-type="float" office:value="3059709376" calcext:value-type="float">
            <text:p>3059709376</text:p>
          </table:table-cell>
          <table:table-cell office:value-type="float" office:value="37156" calcext:value-type="float">
            <text:p>37156</text:p>
          </table:table-cell>
          <table:table-cell table:formula="of:=[.C541]/1000" office:value-type="float" office:value="37.156" calcext:value-type="float">
            <text:p>37.156</text:p>
          </table:table-cell>
          <table:table-cell table:formula="of:=[.B541]/1000000000" office:value-type="float" office:value="3.059709376" calcext:value-type="float">
            <text:p>3.059709376</text:p>
          </table:table-cell>
          <table:table-cell table:formula="of:=INT([.B541]/(1920*1920))" office:value-type="float" office:value="829" calcext:value-type="float">
            <text:p>82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mbryo_3_Tbx5cKO_6som_MVL__C2__A000.tif</text:p>
          </table:table-cell>
          <table:table-cell office:value-type="float" office:value="1522516420" calcext:value-type="float">
            <text:p>1522516420</text:p>
          </table:table-cell>
          <table:table-cell office:value-type="float" office:value="37156" calcext:value-type="float">
            <text:p>37156</text:p>
          </table:table-cell>
          <table:table-cell table:formula="of:=[.C542]/1000" office:value-type="float" office:value="37.156" calcext:value-type="float">
            <text:p>37.156</text:p>
          </table:table-cell>
          <table:table-cell table:formula="of:=[.B542]/1000000000" office:value-type="float" office:value="1.52251642" calcext:value-type="float">
            <text:p>1.52251642</text:p>
          </table:table-cell>
          <table:table-cell table:formula="of:=INT([.B542]/(1920*1920))" office:value-type="float" office:value="413" calcext:value-type="float">
            <text:p>4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mbryo_3_Tbx5cKO_6som_MVL__C2__A072.tif</text:p>
          </table:table-cell>
          <table:table-cell office:value-type="float" office:value="2945430976" calcext:value-type="float">
            <text:p>2945430976</text:p>
          </table:table-cell>
          <table:table-cell office:value-type="float" office:value="37156" calcext:value-type="float">
            <text:p>37156</text:p>
          </table:table-cell>
          <table:table-cell table:formula="of:=[.C543]/1000" office:value-type="float" office:value="37.156" calcext:value-type="float">
            <text:p>37.156</text:p>
          </table:table-cell>
          <table:table-cell table:formula="of:=[.B543]/1000000000" office:value-type="float" office:value="2.945430976" calcext:value-type="float">
            <text:p>2.945430976</text:p>
          </table:table-cell>
          <table:table-cell table:formula="of:=INT([.B543]/(1920*1920))" office:value-type="float" office:value="798" calcext:value-type="float">
            <text:p>7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SFM__embryo_3_Tbx5cKO_6som_MVL__C2__A288.tif</text:p>
          </table:table-cell>
          <table:table-cell office:value-type="float" office:value="3059709375.5" calcext:value-type="float">
            <text:p>3059709375.5</text:p>
          </table:table-cell>
          <table:table-cell office:value-type="float" office:value="37156" calcext:value-type="float">
            <text:p>37156</text:p>
          </table:table-cell>
          <table:table-cell table:formula="of:=[.C544]/1000" office:value-type="float" office:value="37.156" calcext:value-type="float">
            <text:p>37.156</text:p>
          </table:table-cell>
          <table:table-cell table:formula="of:=[.B544]/1000000000" office:value-type="float" office:value="3.0597093755" calcext:value-type="float">
            <text:p>3.0597093755</text:p>
          </table:table-cell>
          <table:table-cell table:formula="of:=INT([.B544]/(1920*1920))" office:value-type="float" office:value="829" calcext:value-type="float">
            <text:p>8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mbryo_3_Tbx5cKO_6som_MVL__C3__A000.tif</text:p>
          </table:table-cell>
          <table:table-cell office:value-type="float" office:value="1522516420" calcext:value-type="float">
            <text:p>1522516420</text:p>
          </table:table-cell>
          <table:table-cell office:value-type="float" office:value="37156" calcext:value-type="float">
            <text:p>37156</text:p>
          </table:table-cell>
          <table:table-cell table:formula="of:=[.C545]/1000" office:value-type="float" office:value="37.156" calcext:value-type="float">
            <text:p>37.156</text:p>
          </table:table-cell>
          <table:table-cell table:formula="of:=[.B545]/1000000000" office:value-type="float" office:value="1.52251642" calcext:value-type="float">
            <text:p>1.52251642</text:p>
          </table:table-cell>
          <table:table-cell table:formula="of:=INT([.B545]/(1920*1920))" office:value-type="float" office:value="413" calcext:value-type="float">
            <text:p>4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SFM__embryo_3_Tbx5cKO_6som_MVL__C3__A072.tif</text:p>
          </table:table-cell>
          <table:table-cell office:value-type="float" office:value="2945430976" calcext:value-type="float">
            <text:p>2945430976</text:p>
          </table:table-cell>
          <table:table-cell office:value-type="float" office:value="37156" calcext:value-type="float">
            <text:p>37156</text:p>
          </table:table-cell>
          <table:table-cell table:formula="of:=[.C546]/1000" office:value-type="float" office:value="37.156" calcext:value-type="float">
            <text:p>37.156</text:p>
          </table:table-cell>
          <table:table-cell table:formula="of:=[.B546]/1000000000" office:value-type="float" office:value="2.945430976" calcext:value-type="float">
            <text:p>2.945430976</text:p>
          </table:table-cell>
          <table:table-cell table:formula="of:=INT([.B546]/(1920*1920))" office:value-type="float" office:value="798" calcext:value-type="float">
            <text:p>7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SFM__embryo_3_Tbx5cKO_6som_MVL__C3__A288.tif</text:p>
          </table:table-cell>
          <table:table-cell office:value-type="float" office:value="3059709376" calcext:value-type="float">
            <text:p>3059709376</text:p>
          </table:table-cell>
          <table:table-cell office:value-type="float" office:value="37156" calcext:value-type="float">
            <text:p>37156</text:p>
          </table:table-cell>
          <table:table-cell table:formula="of:=[.C547]/1000" office:value-type="float" office:value="37.156" calcext:value-type="float">
            <text:p>37.156</text:p>
          </table:table-cell>
          <table:table-cell table:formula="of:=[.B547]/1000000000" office:value-type="float" office:value="3.059709376" calcext:value-type="float">
            <text:p>3.059709376</text:p>
          </table:table-cell>
          <table:table-cell table:formula="of:=INT([.B547]/(1920*1920))" office:value-type="float" office:value="829" calcext:value-type="float">
            <text:p>82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SFM__embryo_3_Tbx5cKO_6som_MVL_redo__C0__A000.tif</text:p>
          </table:table-cell>
          <table:table-cell office:value-type="float" office:value="1522516419.5" calcext:value-type="float">
            <text:p>1522516419.5</text:p>
          </table:table-cell>
          <table:table-cell office:value-type="float" office:value="37156" calcext:value-type="float">
            <text:p>37156</text:p>
          </table:table-cell>
          <table:table-cell table:formula="of:=[.C548]/1000" office:value-type="float" office:value="37.156" calcext:value-type="float">
            <text:p>37.156</text:p>
          </table:table-cell>
          <table:table-cell table:formula="of:=[.B548]/1000000000" office:value-type="float" office:value="1.5225164195" calcext:value-type="float">
            <text:p>1.5225164195</text:p>
          </table:table-cell>
          <table:table-cell table:formula="of:=INT([.B548]/(1920*1920))" office:value-type="float" office:value="413" calcext:value-type="float">
            <text:p>4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mbryo_3_Tbx5cKO_6som_MVL_redo__C0__A072.tif</text:p>
          </table:table-cell>
          <table:table-cell office:value-type="float" office:value="2945430976" calcext:value-type="float">
            <text:p>2945430976</text:p>
          </table:table-cell>
          <table:table-cell office:value-type="float" office:value="37156" calcext:value-type="float">
            <text:p>37156</text:p>
          </table:table-cell>
          <table:table-cell table:formula="of:=[.C549]/1000" office:value-type="float" office:value="37.156" calcext:value-type="float">
            <text:p>37.156</text:p>
          </table:table-cell>
          <table:table-cell table:formula="of:=[.B549]/1000000000" office:value-type="float" office:value="2.945430976" calcext:value-type="float">
            <text:p>2.945430976</text:p>
          </table:table-cell>
          <table:table-cell table:formula="of:=INT([.B549]/(1920*1920))" office:value-type="float" office:value="798" calcext:value-type="float">
            <text:p>7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SFM__embryo_3_Tbx5cKO_6som_MVL_redo__C0__A288.tif</text:p>
          </table:table-cell>
          <table:table-cell office:value-type="float" office:value="3059709375.5" calcext:value-type="float">
            <text:p>3059709375.5</text:p>
          </table:table-cell>
          <table:table-cell office:value-type="float" office:value="37156" calcext:value-type="float">
            <text:p>37156</text:p>
          </table:table-cell>
          <table:table-cell table:formula="of:=[.C550]/1000" office:value-type="float" office:value="37.156" calcext:value-type="float">
            <text:p>37.156</text:p>
          </table:table-cell>
          <table:table-cell table:formula="of:=[.B550]/1000000000" office:value-type="float" office:value="3.0597093755" calcext:value-type="float">
            <text:p>3.0597093755</text:p>
          </table:table-cell>
          <table:table-cell table:formula="of:=INT([.B550]/(1920*1920))" office:value-type="float" office:value="829" calcext:value-type="float">
            <text:p>8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SFM__embryo_3_Tbx5cKO_6som_MVL_redo__C1__A000.tif</text:p>
          </table:table-cell>
          <table:table-cell office:value-type="float" office:value="1522516420" calcext:value-type="float">
            <text:p>1522516420</text:p>
          </table:table-cell>
          <table:table-cell office:value-type="float" office:value="37156" calcext:value-type="float">
            <text:p>37156</text:p>
          </table:table-cell>
          <table:table-cell table:formula="of:=[.C551]/1000" office:value-type="float" office:value="37.156" calcext:value-type="float">
            <text:p>37.156</text:p>
          </table:table-cell>
          <table:table-cell table:formula="of:=[.B551]/1000000000" office:value-type="float" office:value="1.52251642" calcext:value-type="float">
            <text:p>1.52251642</text:p>
          </table:table-cell>
          <table:table-cell table:formula="of:=INT([.B551]/(1920*1920))" office:value-type="float" office:value="413" calcext:value-type="float">
            <text:p>4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mbryo_3_Tbx5cKO_6som_MVL_redo__C1__A072.tif</text:p>
          </table:table-cell>
          <table:table-cell office:value-type="float" office:value="2945430976" calcext:value-type="float">
            <text:p>2945430976</text:p>
          </table:table-cell>
          <table:table-cell office:value-type="float" office:value="37156" calcext:value-type="float">
            <text:p>37156</text:p>
          </table:table-cell>
          <table:table-cell table:formula="of:=[.C552]/1000" office:value-type="float" office:value="37.156" calcext:value-type="float">
            <text:p>37.156</text:p>
          </table:table-cell>
          <table:table-cell table:formula="of:=[.B552]/1000000000" office:value-type="float" office:value="2.945430976" calcext:value-type="float">
            <text:p>2.945430976</text:p>
          </table:table-cell>
          <table:table-cell table:formula="of:=INT([.B552]/(1920*1920))" office:value-type="float" office:value="798" calcext:value-type="float">
            <text:p>7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SFM__embryo_3_Tbx5cKO_6som_MVL_redo__C1__A288.tif</text:p>
          </table:table-cell>
          <table:table-cell office:value-type="float" office:value="3059709376" calcext:value-type="float">
            <text:p>3059709376</text:p>
          </table:table-cell>
          <table:table-cell office:value-type="float" office:value="37156" calcext:value-type="float">
            <text:p>37156</text:p>
          </table:table-cell>
          <table:table-cell table:formula="of:=[.C553]/1000" office:value-type="float" office:value="37.156" calcext:value-type="float">
            <text:p>37.156</text:p>
          </table:table-cell>
          <table:table-cell table:formula="of:=[.B553]/1000000000" office:value-type="float" office:value="3.059709376" calcext:value-type="float">
            <text:p>3.059709376</text:p>
          </table:table-cell>
          <table:table-cell table:formula="of:=INT([.B553]/(1920*1920))" office:value-type="float" office:value="829" calcext:value-type="float">
            <text:p>82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SFM__embryo_3_Tbx5cKO_6som_MVL_redo__C2__A000.tif</text:p>
          </table:table-cell>
          <table:table-cell office:value-type="float" office:value="1522516419.5" calcext:value-type="float">
            <text:p>1522516419.5</text:p>
          </table:table-cell>
          <table:table-cell office:value-type="float" office:value="37156" calcext:value-type="float">
            <text:p>37156</text:p>
          </table:table-cell>
          <table:table-cell table:formula="of:=[.C554]/1000" office:value-type="float" office:value="37.156" calcext:value-type="float">
            <text:p>37.156</text:p>
          </table:table-cell>
          <table:table-cell table:formula="of:=[.B554]/1000000000" office:value-type="float" office:value="1.5225164195" calcext:value-type="float">
            <text:p>1.5225164195</text:p>
          </table:table-cell>
          <table:table-cell table:formula="of:=INT([.B554]/(1920*1920))" office:value-type="float" office:value="413" calcext:value-type="float">
            <text:p>4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SFM__embryo_3_Tbx5cKO_6som_MVL_redo__C2__A072.tif</text:p>
          </table:table-cell>
          <table:table-cell office:value-type="float" office:value="2945430976" calcext:value-type="float">
            <text:p>2945430976</text:p>
          </table:table-cell>
          <table:table-cell office:value-type="float" office:value="37156" calcext:value-type="float">
            <text:p>37156</text:p>
          </table:table-cell>
          <table:table-cell table:formula="of:=[.C555]/1000" office:value-type="float" office:value="37.156" calcext:value-type="float">
            <text:p>37.156</text:p>
          </table:table-cell>
          <table:table-cell table:formula="of:=[.B555]/1000000000" office:value-type="float" office:value="2.945430976" calcext:value-type="float">
            <text:p>2.945430976</text:p>
          </table:table-cell>
          <table:table-cell table:formula="of:=INT([.B555]/(1920*1920))" office:value-type="float" office:value="798" calcext:value-type="float">
            <text:p>79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SFM__embryo_3_Tbx5cKO_6som_MVL_redo__C2__A288.tif</text:p>
          </table:table-cell>
          <table:table-cell office:value-type="float" office:value="3059709375.5" calcext:value-type="float">
            <text:p>3059709375.5</text:p>
          </table:table-cell>
          <table:table-cell office:value-type="float" office:value="37156" calcext:value-type="float">
            <text:p>37156</text:p>
          </table:table-cell>
          <table:table-cell table:formula="of:=[.C556]/1000" office:value-type="float" office:value="37.156" calcext:value-type="float">
            <text:p>37.156</text:p>
          </table:table-cell>
          <table:table-cell table:formula="of:=[.B556]/1000000000" office:value-type="float" office:value="3.0597093755" calcext:value-type="float">
            <text:p>3.0597093755</text:p>
          </table:table-cell>
          <table:table-cell table:formula="of:=INT([.B556]/(1920*1920))" office:value-type="float" office:value="829" calcext:value-type="float">
            <text:p>82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SFM__embryo_3_Tbx5cKO_6som_MVL_redo__C3__A000.tif</text:p>
          </table:table-cell>
          <table:table-cell office:value-type="float" office:value="1522516420" calcext:value-type="float">
            <text:p>1522516420</text:p>
          </table:table-cell>
          <table:table-cell office:value-type="float" office:value="37156" calcext:value-type="float">
            <text:p>37156</text:p>
          </table:table-cell>
          <table:table-cell table:formula="of:=[.C557]/1000" office:value-type="float" office:value="37.156" calcext:value-type="float">
            <text:p>37.156</text:p>
          </table:table-cell>
          <table:table-cell table:formula="of:=[.B557]/1000000000" office:value-type="float" office:value="1.52251642" calcext:value-type="float">
            <text:p>1.52251642</text:p>
          </table:table-cell>
          <table:table-cell table:formula="of:=INT([.B557]/(1920*1920))" office:value-type="float" office:value="413" calcext:value-type="float">
            <text:p>4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SFM__embryo_3_Tbx5cKO_6som_MVL_redo__C3__A072.tif</text:p>
          </table:table-cell>
          <table:table-cell office:value-type="float" office:value="2945430976" calcext:value-type="float">
            <text:p>2945430976</text:p>
          </table:table-cell>
          <table:table-cell office:value-type="float" office:value="37156" calcext:value-type="float">
            <text:p>37156</text:p>
          </table:table-cell>
          <table:table-cell table:formula="of:=[.C558]/1000" office:value-type="float" office:value="37.156" calcext:value-type="float">
            <text:p>37.156</text:p>
          </table:table-cell>
          <table:table-cell table:formula="of:=[.B558]/1000000000" office:value-type="float" office:value="2.945430976" calcext:value-type="float">
            <text:p>2.945430976</text:p>
          </table:table-cell>
          <table:table-cell table:formula="of:=INT([.B558]/(1920*1920))" office:value-type="float" office:value="798" calcext:value-type="float">
            <text:p>7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SFM__embryo_3_Tbx5cKO_6som_MVL_redo__C3__A288.tif</text:p>
          </table:table-cell>
          <table:table-cell office:value-type="float" office:value="3059709376" calcext:value-type="float">
            <text:p>3059709376</text:p>
          </table:table-cell>
          <table:table-cell office:value-type="float" office:value="37156" calcext:value-type="float">
            <text:p>37156</text:p>
          </table:table-cell>
          <table:table-cell table:formula="of:=[.C559]/1000" office:value-type="float" office:value="37.156" calcext:value-type="float">
            <text:p>37.156</text:p>
          </table:table-cell>
          <table:table-cell table:formula="of:=[.B559]/1000000000" office:value-type="float" office:value="3.059709376" calcext:value-type="float">
            <text:p>3.059709376</text:p>
          </table:table-cell>
          <table:table-cell table:formula="of:=INT([.B559]/(1920*1920))" office:value-type="float" office:value="829" calcext:value-type="float">
            <text:p>82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SFM__embryo_3_WT_E75_MVL_bad_angles__C0__A045.tif</text:p>
          </table:table-cell>
          <table:table-cell office:value-type="float" office:value="2252387775.5" calcext:value-type="float">
            <text:p>2252387775.5</text:p>
          </table:table-cell>
          <table:table-cell office:value-type="float" office:value="15428" calcext:value-type="float">
            <text:p>15428</text:p>
          </table:table-cell>
          <table:table-cell table:formula="of:=[.C560]/1000" office:value-type="float" office:value="15.428" calcext:value-type="float">
            <text:p>15.428</text:p>
          </table:table-cell>
          <table:table-cell table:formula="of:=[.B560]/1000000000" office:value-type="float" office:value="2.2523877755" calcext:value-type="float">
            <text:p>2.2523877755</text:p>
          </table:table-cell>
          <table:table-cell table:formula="of:=INT([.B560]/(1920*1920))" office:value-type="float" office:value="610" calcext:value-type="float">
            <text:p>6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SFM__embryo_3_WT_E75_MVL_bad_angles__C0__A315.tif</text:p>
          </table:table-cell>
          <table:table-cell office:value-type="float" office:value="2296624575.5" calcext:value-type="float">
            <text:p>2296624575.5</text:p>
          </table:table-cell>
          <table:table-cell office:value-type="float" office:value="15428" calcext:value-type="float">
            <text:p>15428</text:p>
          </table:table-cell>
          <table:table-cell table:formula="of:=[.C561]/1000" office:value-type="float" office:value="15.428" calcext:value-type="float">
            <text:p>15.428</text:p>
          </table:table-cell>
          <table:table-cell table:formula="of:=[.B561]/1000000000" office:value-type="float" office:value="2.2966245755" calcext:value-type="float">
            <text:p>2.2966245755</text:p>
          </table:table-cell>
          <table:table-cell table:formula="of:=INT([.B561]/(1920*1920))" office:value-type="float" office:value="622" calcext:value-type="float">
            <text:p>6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SFM__embryo_3_WT_E75_MVL_bad_angles__C1__A045.tif</text:p>
          </table:table-cell>
          <table:table-cell office:value-type="float" office:value="2252387776" calcext:value-type="float">
            <text:p>2252387776</text:p>
          </table:table-cell>
          <table:table-cell office:value-type="float" office:value="20308" calcext:value-type="float">
            <text:p>20308</text:p>
          </table:table-cell>
          <table:table-cell table:formula="of:=[.C562]/1000" office:value-type="float" office:value="20.308" calcext:value-type="float">
            <text:p>20.308</text:p>
          </table:table-cell>
          <table:table-cell table:formula="of:=[.B562]/1000000000" office:value-type="float" office:value="2.252387776" calcext:value-type="float">
            <text:p>2.252387776</text:p>
          </table:table-cell>
          <table:table-cell table:formula="of:=INT([.B562]/(1920*1920))" office:value-type="float" office:value="610" calcext:value-type="float">
            <text:p>6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SFM__embryo_3_WT_E75_MVL_bad_angles__C1__A315.tif</text:p>
          </table:table-cell>
          <table:table-cell office:value-type="float" office:value="2296624576" calcext:value-type="float">
            <text:p>2296624576</text:p>
          </table:table-cell>
          <table:table-cell office:value-type="float" office:value="20308" calcext:value-type="float">
            <text:p>20308</text:p>
          </table:table-cell>
          <table:table-cell table:formula="of:=[.C563]/1000" office:value-type="float" office:value="20.308" calcext:value-type="float">
            <text:p>20.308</text:p>
          </table:table-cell>
          <table:table-cell table:formula="of:=[.B563]/1000000000" office:value-type="float" office:value="2.296624576" calcext:value-type="float">
            <text:p>2.296624576</text:p>
          </table:table-cell>
          <table:table-cell table:formula="of:=INT([.B563]/(1920*1920))" office:value-type="float" office:value="622" calcext:value-type="float">
            <text:p>6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SFM__embryo_3_WT_E75_MVL_bad_angles__C2__A045.tif</text:p>
          </table:table-cell>
          <table:table-cell office:value-type="float" office:value="2252387776" calcext:value-type="float">
            <text:p>2252387776</text:p>
          </table:table-cell>
          <table:table-cell office:value-type="float" office:value="15428" calcext:value-type="float">
            <text:p>15428</text:p>
          </table:table-cell>
          <table:table-cell table:formula="of:=[.C564]/1000" office:value-type="float" office:value="15.428" calcext:value-type="float">
            <text:p>15.428</text:p>
          </table:table-cell>
          <table:table-cell table:formula="of:=[.B564]/1000000000" office:value-type="float" office:value="2.252387776" calcext:value-type="float">
            <text:p>2.252387776</text:p>
          </table:table-cell>
          <table:table-cell table:formula="of:=INT([.B564]/(1920*1920))" office:value-type="float" office:value="610" calcext:value-type="float">
            <text:p>6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SFM__embryo_3_WT_E75_MVL_bad_angles__C2__A315.tif</text:p>
          </table:table-cell>
          <table:table-cell office:value-type="float" office:value="2296624576" calcext:value-type="float">
            <text:p>2296624576</text:p>
          </table:table-cell>
          <table:table-cell office:value-type="float" office:value="15428" calcext:value-type="float">
            <text:p>15428</text:p>
          </table:table-cell>
          <table:table-cell table:formula="of:=[.C565]/1000" office:value-type="float" office:value="15.428" calcext:value-type="float">
            <text:p>15.428</text:p>
          </table:table-cell>
          <table:table-cell table:formula="of:=[.B565]/1000000000" office:value-type="float" office:value="2.296624576" calcext:value-type="float">
            <text:p>2.296624576</text:p>
          </table:table-cell>
          <table:table-cell table:formula="of:=INT([.B565]/(1920*1920))" office:value-type="float" office:value="622" calcext:value-type="float">
            <text:p>6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SFM__embryo_3_WT_E75_MVL_bad_angles__C3__A045.tif</text:p>
          </table:table-cell>
          <table:table-cell office:value-type="float" office:value="2252387776" calcext:value-type="float">
            <text:p>2252387776</text:p>
          </table:table-cell>
          <table:table-cell office:value-type="float" office:value="20308" calcext:value-type="float">
            <text:p>20308</text:p>
          </table:table-cell>
          <table:table-cell table:formula="of:=[.C566]/1000" office:value-type="float" office:value="20.308" calcext:value-type="float">
            <text:p>20.308</text:p>
          </table:table-cell>
          <table:table-cell table:formula="of:=[.B566]/1000000000" office:value-type="float" office:value="2.252387776" calcext:value-type="float">
            <text:p>2.252387776</text:p>
          </table:table-cell>
          <table:table-cell table:formula="of:=INT([.B566]/(1920*1920))" office:value-type="float" office:value="610" calcext:value-type="float">
            <text:p>6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SFM__embryo_3_WT_E75_MVL_bad_angles__C3__A315.tif</text:p>
          </table:table-cell>
          <table:table-cell office:value-type="float" office:value="2296624576" calcext:value-type="float">
            <text:p>2296624576</text:p>
          </table:table-cell>
          <table:table-cell office:value-type="float" office:value="20308" calcext:value-type="float">
            <text:p>20308</text:p>
          </table:table-cell>
          <table:table-cell table:formula="of:=[.C567]/1000" office:value-type="float" office:value="20.308" calcext:value-type="float">
            <text:p>20.308</text:p>
          </table:table-cell>
          <table:table-cell table:formula="of:=[.B567]/1000000000" office:value-type="float" office:value="2.296624576" calcext:value-type="float">
            <text:p>2.296624576</text:p>
          </table:table-cell>
          <table:table-cell table:formula="of:=INT([.B567]/(1920*1920))" office:value-type="float" office:value="622" calcext:value-type="float">
            <text:p>6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SFM__embryo_4_cKO_MVL_NO_f6__C0__A000.tif</text:p>
          </table:table-cell>
          <table:table-cell office:value-type="float" office:value="1743705639.5" calcext:value-type="float">
            <text:p>1743705639.5</text:p>
          </table:table-cell>
          <table:table-cell office:value-type="float" office:value="28820" calcext:value-type="float">
            <text:p>28820</text:p>
          </table:table-cell>
          <table:table-cell table:formula="of:=[.C568]/1000" office:value-type="float" office:value="28.82" calcext:value-type="float">
            <text:p>28.82</text:p>
          </table:table-cell>
          <table:table-cell table:formula="of:=[.B568]/1000000000" office:value-type="float" office:value="1.7437056395" calcext:value-type="float">
            <text:p>1.7437056395</text:p>
          </table:table-cell>
          <table:table-cell table:formula="of:=INT([.B568]/(1920*1920))" office:value-type="float" office:value="473" calcext:value-type="float">
            <text:p>4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SFM__embryo_4_cKO_MVL_NO_f6__C0__A072.tif</text:p>
          </table:table-cell>
          <table:table-cell office:value-type="float" office:value="1434040731.5" calcext:value-type="float">
            <text:p>1434040731.5</text:p>
          </table:table-cell>
          <table:table-cell office:value-type="float" office:value="20482" calcext:value-type="float">
            <text:p>20482</text:p>
          </table:table-cell>
          <table:table-cell table:formula="of:=[.C569]/1000" office:value-type="float" office:value="20.482" calcext:value-type="float">
            <text:p>20.482</text:p>
          </table:table-cell>
          <table:table-cell table:formula="of:=[.B569]/1000000000" office:value-type="float" office:value="1.4340407315" calcext:value-type="float">
            <text:p>1.4340407315</text:p>
          </table:table-cell>
          <table:table-cell table:formula="of:=INT([.B569]/(1920*1920))" office:value-type="float" office:value="389" calcext:value-type="float">
            <text:p>3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SFM__embryo_4_cKO_MVL_NO_f6__C0__A288.tif</text:p>
          </table:table-cell>
          <table:table-cell office:value-type="float" office:value="1636797516" calcext:value-type="float">
            <text:p>1636797516</text:p>
          </table:table-cell>
          <table:table-cell office:value-type="float" office:value="28820" calcext:value-type="float">
            <text:p>28820</text:p>
          </table:table-cell>
          <table:table-cell table:formula="of:=[.C570]/1000" office:value-type="float" office:value="28.82" calcext:value-type="float">
            <text:p>28.82</text:p>
          </table:table-cell>
          <table:table-cell table:formula="of:=[.B570]/1000000000" office:value-type="float" office:value="1.636797516" calcext:value-type="float">
            <text:p>1.636797516</text:p>
          </table:table-cell>
          <table:table-cell table:formula="of:=INT([.B570]/(1920*1920))" office:value-type="float" office:value="444" calcext:value-type="float">
            <text:p>4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SFM__embryo_4_cKO_MVL_NO_f6__C1__A000.tif</text:p>
          </table:table-cell>
          <table:table-cell office:value-type="float" office:value="1743705640" calcext:value-type="float">
            <text:p>1743705640</text:p>
          </table:table-cell>
          <table:table-cell office:value-type="float" office:value="28820" calcext:value-type="float">
            <text:p>28820</text:p>
          </table:table-cell>
          <table:table-cell table:formula="of:=[.C571]/1000" office:value-type="float" office:value="28.82" calcext:value-type="float">
            <text:p>28.82</text:p>
          </table:table-cell>
          <table:table-cell table:formula="of:=[.B571]/1000000000" office:value-type="float" office:value="1.74370564" calcext:value-type="float">
            <text:p>1.74370564</text:p>
          </table:table-cell>
          <table:table-cell table:formula="of:=INT([.B571]/(1920*1920))" office:value-type="float" office:value="473" calcext:value-type="float">
            <text:p>47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SFM__embryo_4_cKO_MVL_NO_f6__C1__A072.tif</text:p>
          </table:table-cell>
          <table:table-cell office:value-type="float" office:value="1434040732" calcext:value-type="float">
            <text:p>1434040732</text:p>
          </table:table-cell>
          <table:table-cell office:value-type="float" office:value="20482" calcext:value-type="float">
            <text:p>20482</text:p>
          </table:table-cell>
          <table:table-cell table:formula="of:=[.C572]/1000" office:value-type="float" office:value="20.482" calcext:value-type="float">
            <text:p>20.482</text:p>
          </table:table-cell>
          <table:table-cell table:formula="of:=[.B572]/1000000000" office:value-type="float" office:value="1.434040732" calcext:value-type="float">
            <text:p>1.434040732</text:p>
          </table:table-cell>
          <table:table-cell table:formula="of:=INT([.B572]/(1920*1920))" office:value-type="float" office:value="389" calcext:value-type="float">
            <text:p>3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mbryo_4_cKO_MVL_NO_f6__C1__A288.tif</text:p>
          </table:table-cell>
          <table:table-cell office:value-type="float" office:value="1636797516.5" calcext:value-type="float">
            <text:p>1636797516.5</text:p>
          </table:table-cell>
          <table:table-cell office:value-type="float" office:value="28820" calcext:value-type="float">
            <text:p>28820</text:p>
          </table:table-cell>
          <table:table-cell table:formula="of:=[.C573]/1000" office:value-type="float" office:value="28.82" calcext:value-type="float">
            <text:p>28.82</text:p>
          </table:table-cell>
          <table:table-cell table:formula="of:=[.B573]/1000000000" office:value-type="float" office:value="1.6367975165" calcext:value-type="float">
            <text:p>1.6367975165</text:p>
          </table:table-cell>
          <table:table-cell table:formula="of:=INT([.B573]/(1920*1920))" office:value-type="float" office:value="444" calcext:value-type="float">
            <text:p>4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SFM__embryo_4_cKO_MVL_NO_f6__C2__A000.tif</text:p>
          </table:table-cell>
          <table:table-cell office:value-type="float" office:value="1743705639.5" calcext:value-type="float">
            <text:p>1743705639.5</text:p>
          </table:table-cell>
          <table:table-cell office:value-type="float" office:value="28820" calcext:value-type="float">
            <text:p>28820</text:p>
          </table:table-cell>
          <table:table-cell table:formula="of:=[.C574]/1000" office:value-type="float" office:value="28.82" calcext:value-type="float">
            <text:p>28.82</text:p>
          </table:table-cell>
          <table:table-cell table:formula="of:=[.B574]/1000000000" office:value-type="float" office:value="1.7437056395" calcext:value-type="float">
            <text:p>1.7437056395</text:p>
          </table:table-cell>
          <table:table-cell table:formula="of:=INT([.B574]/(1920*1920))" office:value-type="float" office:value="473" calcext:value-type="float">
            <text:p>4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SFM__embryo_4_cKO_MVL_NO_f6__C2__A072.tif</text:p>
          </table:table-cell>
          <table:table-cell office:value-type="float" office:value="1434040731.5" calcext:value-type="float">
            <text:p>1434040731.5</text:p>
          </table:table-cell>
          <table:table-cell office:value-type="float" office:value="28820" calcext:value-type="float">
            <text:p>28820</text:p>
          </table:table-cell>
          <table:table-cell table:formula="of:=[.C575]/1000" office:value-type="float" office:value="28.82" calcext:value-type="float">
            <text:p>28.82</text:p>
          </table:table-cell>
          <table:table-cell table:formula="of:=[.B575]/1000000000" office:value-type="float" office:value="1.4340407315" calcext:value-type="float">
            <text:p>1.4340407315</text:p>
          </table:table-cell>
          <table:table-cell table:formula="of:=INT([.B575]/(1920*1920))" office:value-type="float" office:value="389" calcext:value-type="float">
            <text:p>3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SFM__embryo_4_cKO_MVL_NO_f6__C2__A288.tif</text:p>
          </table:table-cell>
          <table:table-cell office:value-type="float" office:value="1636797516.5" calcext:value-type="float">
            <text:p>1636797516.5</text:p>
          </table:table-cell>
          <table:table-cell office:value-type="float" office:value="28820" calcext:value-type="float">
            <text:p>28820</text:p>
          </table:table-cell>
          <table:table-cell table:formula="of:=[.C576]/1000" office:value-type="float" office:value="28.82" calcext:value-type="float">
            <text:p>28.82</text:p>
          </table:table-cell>
          <table:table-cell table:formula="of:=[.B576]/1000000000" office:value-type="float" office:value="1.6367975165" calcext:value-type="float">
            <text:p>1.6367975165</text:p>
          </table:table-cell>
          <table:table-cell table:formula="of:=INT([.B576]/(1920*1920))" office:value-type="float" office:value="444" calcext:value-type="float">
            <text:p>4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SFM__embryo_4_cKO_MVL_NO_f6__C3__A000.tif</text:p>
          </table:table-cell>
          <table:table-cell office:value-type="float" office:value="1743705639.5" calcext:value-type="float">
            <text:p>1743705639.5</text:p>
          </table:table-cell>
          <table:table-cell office:value-type="float" office:value="28820" calcext:value-type="float">
            <text:p>28820</text:p>
          </table:table-cell>
          <table:table-cell table:formula="of:=[.C577]/1000" office:value-type="float" office:value="28.82" calcext:value-type="float">
            <text:p>28.82</text:p>
          </table:table-cell>
          <table:table-cell table:formula="of:=[.B577]/1000000000" office:value-type="float" office:value="1.7437056395" calcext:value-type="float">
            <text:p>1.7437056395</text:p>
          </table:table-cell>
          <table:table-cell table:formula="of:=INT([.B577]/(1920*1920))" office:value-type="float" office:value="473" calcext:value-type="float">
            <text:p>47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SFM__embryo_4_cKO_MVL_NO_f6__C3__A072.tif</text:p>
          </table:table-cell>
          <table:table-cell office:value-type="float" office:value="1434040731.5" calcext:value-type="float">
            <text:p>1434040731.5</text:p>
          </table:table-cell>
          <table:table-cell office:value-type="float" office:value="28820" calcext:value-type="float">
            <text:p>28820</text:p>
          </table:table-cell>
          <table:table-cell table:formula="of:=[.C578]/1000" office:value-type="float" office:value="28.82" calcext:value-type="float">
            <text:p>28.82</text:p>
          </table:table-cell>
          <table:table-cell table:formula="of:=[.B578]/1000000000" office:value-type="float" office:value="1.4340407315" calcext:value-type="float">
            <text:p>1.4340407315</text:p>
          </table:table-cell>
          <table:table-cell table:formula="of:=INT([.B578]/(1920*1920))" office:value-type="float" office:value="389" calcext:value-type="float">
            <text:p>3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SFM__embryo_4_cKO_MVL_NO_f6__C3__A288.tif</text:p>
          </table:table-cell>
          <table:table-cell office:value-type="float" office:value="1636797516.5" calcext:value-type="float">
            <text:p>1636797516.5</text:p>
          </table:table-cell>
          <table:table-cell office:value-type="float" office:value="28820" calcext:value-type="float">
            <text:p>28820</text:p>
          </table:table-cell>
          <table:table-cell table:formula="of:=[.C579]/1000" office:value-type="float" office:value="28.82" calcext:value-type="float">
            <text:p>28.82</text:p>
          </table:table-cell>
          <table:table-cell table:formula="of:=[.B579]/1000000000" office:value-type="float" office:value="1.6367975165" calcext:value-type="float">
            <text:p>1.6367975165</text:p>
          </table:table-cell>
          <table:table-cell table:formula="of:=INT([.B579]/(1920*1920))" office:value-type="float" office:value="444" calcext:value-type="float">
            <text:p>4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SFM__embryo_4_ctrl_11som_F6_MVL__C0__A000.tif</text:p>
          </table:table-cell>
          <table:table-cell office:value-type="float" office:value="3033904575.5" calcext:value-type="float">
            <text:p>3033904575.5</text:p>
          </table:table-cell>
          <table:table-cell office:value-type="float" office:value="37156" calcext:value-type="float">
            <text:p>37156</text:p>
          </table:table-cell>
          <table:table-cell table:formula="of:=[.C580]/1000" office:value-type="float" office:value="37.156" calcext:value-type="float">
            <text:p>37.156</text:p>
          </table:table-cell>
          <table:table-cell table:formula="of:=[.B580]/1000000000" office:value-type="float" office:value="3.0339045755" calcext:value-type="float">
            <text:p>3.0339045755</text:p>
          </table:table-cell>
          <table:table-cell table:formula="of:=INT([.B580]/(1920*1920))" office:value-type="float" office:value="822" calcext:value-type="float">
            <text:p>8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SFM__embryo_4_ctrl_11som_F6_MVL__C0__A216.tif</text:p>
          </table:table-cell>
          <table:table-cell office:value-type="float" office:value="3207165375.5" calcext:value-type="float">
            <text:p>3207165375.5</text:p>
          </table:table-cell>
          <table:table-cell office:value-type="float" office:value="37156" calcext:value-type="float">
            <text:p>37156</text:p>
          </table:table-cell>
          <table:table-cell table:formula="of:=[.C581]/1000" office:value-type="float" office:value="37.156" calcext:value-type="float">
            <text:p>37.156</text:p>
          </table:table-cell>
          <table:table-cell table:formula="of:=[.B581]/1000000000" office:value-type="float" office:value="3.2071653755" calcext:value-type="float">
            <text:p>3.2071653755</text:p>
          </table:table-cell>
          <table:table-cell table:formula="of:=INT([.B581]/(1920*1920))" office:value-type="float" office:value="869" calcext:value-type="float">
            <text:p>8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SFM__embryo_4_ctrl_11som_F6_MVL__C0__A288.tif</text:p>
          </table:table-cell>
          <table:table-cell office:value-type="float" office:value="2687382976" calcext:value-type="float">
            <text:p>2687382976</text:p>
          </table:table-cell>
          <table:table-cell office:value-type="float" office:value="37156" calcext:value-type="float">
            <text:p>37156</text:p>
          </table:table-cell>
          <table:table-cell table:formula="of:=[.C582]/1000" office:value-type="float" office:value="37.156" calcext:value-type="float">
            <text:p>37.156</text:p>
          </table:table-cell>
          <table:table-cell table:formula="of:=[.B582]/1000000000" office:value-type="float" office:value="2.687382976" calcext:value-type="float">
            <text:p>2.687382976</text:p>
          </table:table-cell>
          <table:table-cell table:formula="of:=INT([.B582]/(1920*1920))" office:value-type="float" office:value="728" calcext:value-type="float">
            <text:p>72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mbryo_4_ctrl_11som_F6_MVL__C1__A000.tif</text:p>
          </table:table-cell>
          <table:table-cell office:value-type="float" office:value="3033904575.5" calcext:value-type="float">
            <text:p>3033904575.5</text:p>
          </table:table-cell>
          <table:table-cell office:value-type="float" office:value="37156" calcext:value-type="float">
            <text:p>37156</text:p>
          </table:table-cell>
          <table:table-cell table:formula="of:=[.C583]/1000" office:value-type="float" office:value="37.156" calcext:value-type="float">
            <text:p>37.156</text:p>
          </table:table-cell>
          <table:table-cell table:formula="of:=[.B583]/1000000000" office:value-type="float" office:value="3.0339045755" calcext:value-type="float">
            <text:p>3.0339045755</text:p>
          </table:table-cell>
          <table:table-cell table:formula="of:=INT([.B583]/(1920*1920))" office:value-type="float" office:value="822" calcext:value-type="float">
            <text:p>82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mbryo_4_ctrl_11som_F6_MVL__C1__A216.tif</text:p>
          </table:table-cell>
          <table:table-cell office:value-type="float" office:value="3207165376" calcext:value-type="float">
            <text:p>3207165376</text:p>
          </table:table-cell>
          <table:table-cell office:value-type="float" office:value="37156" calcext:value-type="float">
            <text:p>37156</text:p>
          </table:table-cell>
          <table:table-cell table:formula="of:=[.C584]/1000" office:value-type="float" office:value="37.156" calcext:value-type="float">
            <text:p>37.156</text:p>
          </table:table-cell>
          <table:table-cell table:formula="of:=[.B584]/1000000000" office:value-type="float" office:value="3.207165376" calcext:value-type="float">
            <text:p>3.207165376</text:p>
          </table:table-cell>
          <table:table-cell table:formula="of:=INT([.B584]/(1920*1920))" office:value-type="float" office:value="869" calcext:value-type="float">
            <text:p>86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SFM__embryo_4_ctrl_11som_F6_MVL__C1__A288.tif</text:p>
          </table:table-cell>
          <table:table-cell office:value-type="float" office:value="2687382975.5" calcext:value-type="float">
            <text:p>2687382975.5</text:p>
          </table:table-cell>
          <table:table-cell office:value-type="float" office:value="37156" calcext:value-type="float">
            <text:p>37156</text:p>
          </table:table-cell>
          <table:table-cell table:formula="of:=[.C585]/1000" office:value-type="float" office:value="37.156" calcext:value-type="float">
            <text:p>37.156</text:p>
          </table:table-cell>
          <table:table-cell table:formula="of:=[.B585]/1000000000" office:value-type="float" office:value="2.6873829755" calcext:value-type="float">
            <text:p>2.6873829755</text:p>
          </table:table-cell>
          <table:table-cell table:formula="of:=INT([.B585]/(1920*1920))" office:value-type="float" office:value="728" calcext:value-type="float">
            <text:p>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mbryo_4_ctrl_11som_F6_MVL__C2__A000.tif</text:p>
          </table:table-cell>
          <table:table-cell office:value-type="float" office:value="3033904575.5" calcext:value-type="float">
            <text:p>3033904575.5</text:p>
          </table:table-cell>
          <table:table-cell office:value-type="float" office:value="37156" calcext:value-type="float">
            <text:p>37156</text:p>
          </table:table-cell>
          <table:table-cell table:formula="of:=[.C586]/1000" office:value-type="float" office:value="37.156" calcext:value-type="float">
            <text:p>37.156</text:p>
          </table:table-cell>
          <table:table-cell table:formula="of:=[.B586]/1000000000" office:value-type="float" office:value="3.0339045755" calcext:value-type="float">
            <text:p>3.0339045755</text:p>
          </table:table-cell>
          <table:table-cell table:formula="of:=INT([.B586]/(1920*1920))" office:value-type="float" office:value="822" calcext:value-type="float">
            <text:p>8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SFM__embryo_4_ctrl_11som_F6_MVL__C2__A216.tif</text:p>
          </table:table-cell>
          <table:table-cell office:value-type="float" office:value="3207165375.5" calcext:value-type="float">
            <text:p>3207165375.5</text:p>
          </table:table-cell>
          <table:table-cell office:value-type="float" office:value="37156" calcext:value-type="float">
            <text:p>37156</text:p>
          </table:table-cell>
          <table:table-cell table:formula="of:=[.C587]/1000" office:value-type="float" office:value="37.156" calcext:value-type="float">
            <text:p>37.156</text:p>
          </table:table-cell>
          <table:table-cell table:formula="of:=[.B587]/1000000000" office:value-type="float" office:value="3.2071653755" calcext:value-type="float">
            <text:p>3.2071653755</text:p>
          </table:table-cell>
          <table:table-cell table:formula="of:=INT([.B587]/(1920*1920))" office:value-type="float" office:value="869" calcext:value-type="float">
            <text:p>8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SFM__embryo_4_ctrl_11som_F6_MVL__C2__A288.tif</text:p>
          </table:table-cell>
          <table:table-cell office:value-type="float" office:value="2687382976" calcext:value-type="float">
            <text:p>2687382976</text:p>
          </table:table-cell>
          <table:table-cell office:value-type="float" office:value="37156" calcext:value-type="float">
            <text:p>37156</text:p>
          </table:table-cell>
          <table:table-cell table:formula="of:=[.C588]/1000" office:value-type="float" office:value="37.156" calcext:value-type="float">
            <text:p>37.156</text:p>
          </table:table-cell>
          <table:table-cell table:formula="of:=[.B588]/1000000000" office:value-type="float" office:value="2.687382976" calcext:value-type="float">
            <text:p>2.687382976</text:p>
          </table:table-cell>
          <table:table-cell table:formula="of:=INT([.B588]/(1920*1920))" office:value-type="float" office:value="728" calcext:value-type="float">
            <text:p>72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SFM__embryo_4_ctrl_11som_F6_MVL__C3__A000.tif</text:p>
          </table:table-cell>
          <table:table-cell office:value-type="float" office:value="3033904575.5" calcext:value-type="float">
            <text:p>3033904575.5</text:p>
          </table:table-cell>
          <table:table-cell office:value-type="float" office:value="45492" calcext:value-type="float">
            <text:p>45492</text:p>
          </table:table-cell>
          <table:table-cell table:formula="of:=[.C589]/1000" office:value-type="float" office:value="45.492" calcext:value-type="float">
            <text:p>45.492</text:p>
          </table:table-cell>
          <table:table-cell table:formula="of:=[.B589]/1000000000" office:value-type="float" office:value="3.0339045755" calcext:value-type="float">
            <text:p>3.0339045755</text:p>
          </table:table-cell>
          <table:table-cell table:formula="of:=INT([.B589]/(1920*1920))" office:value-type="float" office:value="822" calcext:value-type="float">
            <text:p>82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mbryo_4_ctrl_11som_F6_MVL__C3__A216.tif</text:p>
          </table:table-cell>
          <table:table-cell office:value-type="float" office:value="3207165375.5" calcext:value-type="float">
            <text:p>3207165375.5</text:p>
          </table:table-cell>
          <table:table-cell office:value-type="float" office:value="45492" calcext:value-type="float">
            <text:p>45492</text:p>
          </table:table-cell>
          <table:table-cell table:formula="of:=[.C590]/1000" office:value-type="float" office:value="45.492" calcext:value-type="float">
            <text:p>45.492</text:p>
          </table:table-cell>
          <table:table-cell table:formula="of:=[.B590]/1000000000" office:value-type="float" office:value="3.2071653755" calcext:value-type="float">
            <text:p>3.2071653755</text:p>
          </table:table-cell>
          <table:table-cell table:formula="of:=INT([.B590]/(1920*1920))" office:value-type="float" office:value="869" calcext:value-type="float">
            <text:p>8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SFM__embryo_4_ctrl_11som_F6_MVL__C3__A288.tif</text:p>
          </table:table-cell>
          <table:table-cell office:value-type="float" office:value="2687382976" calcext:value-type="float">
            <text:p>2687382976</text:p>
          </table:table-cell>
          <table:table-cell office:value-type="float" office:value="45492" calcext:value-type="float">
            <text:p>45492</text:p>
          </table:table-cell>
          <table:table-cell table:formula="of:=[.C591]/1000" office:value-type="float" office:value="45.492" calcext:value-type="float">
            <text:p>45.492</text:p>
          </table:table-cell>
          <table:table-cell table:formula="of:=[.B591]/1000000000" office:value-type="float" office:value="2.687382976" calcext:value-type="float">
            <text:p>2.687382976</text:p>
          </table:table-cell>
          <table:table-cell table:formula="of:=INT([.B591]/(1920*1920))" office:value-type="float" office:value="728" calcext:value-type="float">
            <text:p>72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SFM__embryo_4_ctrl_Tbx5WT_6som_MVL__C0__A000.tif</text:p>
          </table:table-cell>
          <table:table-cell office:value-type="float" office:value="1636797517" calcext:value-type="float">
            <text:p>1636797517</text:p>
          </table:table-cell>
          <table:table-cell office:value-type="float" office:value="37156" calcext:value-type="float">
            <text:p>37156</text:p>
          </table:table-cell>
          <table:table-cell table:formula="of:=[.C592]/1000" office:value-type="float" office:value="37.156" calcext:value-type="float">
            <text:p>37.156</text:p>
          </table:table-cell>
          <table:table-cell table:formula="of:=[.B592]/1000000000" office:value-type="float" office:value="1.636797517" calcext:value-type="float">
            <text:p>1.636797517</text:p>
          </table:table-cell>
          <table:table-cell table:formula="of:=INT([.B592]/(1920*1920))" office:value-type="float" office:value="444" calcext:value-type="float">
            <text:p>4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mbryo_4_ctrl_Tbx5WT_6som_MVL__C0__A065.tif</text:p>
          </table:table-cell>
          <table:table-cell office:value-type="float" office:value="2473571775.5" calcext:value-type="float">
            <text:p>2473571775.5</text:p>
          </table:table-cell>
          <table:table-cell office:value-type="float" office:value="37156" calcext:value-type="float">
            <text:p>37156</text:p>
          </table:table-cell>
          <table:table-cell table:formula="of:=[.C593]/1000" office:value-type="float" office:value="37.156" calcext:value-type="float">
            <text:p>37.156</text:p>
          </table:table-cell>
          <table:table-cell table:formula="of:=[.B593]/1000000000" office:value-type="float" office:value="2.4735717755" calcext:value-type="float">
            <text:p>2.4735717755</text:p>
          </table:table-cell>
          <table:table-cell table:formula="of:=INT([.B593]/(1920*1920))" office:value-type="float" office:value="670" calcext:value-type="float">
            <text:p>6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embryo_4_ctrl_Tbx5WT_6som_MVL__C0__A288.tif</text:p>
          </table:table-cell>
          <table:table-cell office:value-type="float" office:value="2716874175.5" calcext:value-type="float">
            <text:p>2716874175.5</text:p>
          </table:table-cell>
          <table:table-cell office:value-type="float" office:value="37156" calcext:value-type="float">
            <text:p>37156</text:p>
          </table:table-cell>
          <table:table-cell table:formula="of:=[.C594]/1000" office:value-type="float" office:value="37.156" calcext:value-type="float">
            <text:p>37.156</text:p>
          </table:table-cell>
          <table:table-cell table:formula="of:=[.B594]/1000000000" office:value-type="float" office:value="2.7168741755" calcext:value-type="float">
            <text:p>2.7168741755</text:p>
          </table:table-cell>
          <table:table-cell table:formula="of:=INT([.B594]/(1920*1920))" office:value-type="float" office:value="736" calcext:value-type="float">
            <text:p>7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SFM__embryo_4_ctrl_Tbx5WT_6som_MVL__C1__A000.tif</text:p>
          </table:table-cell>
          <table:table-cell office:value-type="float" office:value="1636797517" calcext:value-type="float">
            <text:p>1636797517</text:p>
          </table:table-cell>
          <table:table-cell office:value-type="float" office:value="37156" calcext:value-type="float">
            <text:p>37156</text:p>
          </table:table-cell>
          <table:table-cell table:formula="of:=[.C595]/1000" office:value-type="float" office:value="37.156" calcext:value-type="float">
            <text:p>37.156</text:p>
          </table:table-cell>
          <table:table-cell table:formula="of:=[.B595]/1000000000" office:value-type="float" office:value="1.636797517" calcext:value-type="float">
            <text:p>1.636797517</text:p>
          </table:table-cell>
          <table:table-cell table:formula="of:=INT([.B595]/(1920*1920))" office:value-type="float" office:value="444" calcext:value-type="float">
            <text:p>4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SFM__embryo_4_ctrl_Tbx5WT_6som_MVL__C1__A065.tif</text:p>
          </table:table-cell>
          <table:table-cell office:value-type="float" office:value="2473571776" calcext:value-type="float">
            <text:p>2473571776</text:p>
          </table:table-cell>
          <table:table-cell office:value-type="float" office:value="37156" calcext:value-type="float">
            <text:p>37156</text:p>
          </table:table-cell>
          <table:table-cell table:formula="of:=[.C596]/1000" office:value-type="float" office:value="37.156" calcext:value-type="float">
            <text:p>37.156</text:p>
          </table:table-cell>
          <table:table-cell table:formula="of:=[.B596]/1000000000" office:value-type="float" office:value="2.473571776" calcext:value-type="float">
            <text:p>2.473571776</text:p>
          </table:table-cell>
          <table:table-cell table:formula="of:=INT([.B596]/(1920*1920))" office:value-type="float" office:value="670" calcext:value-type="float">
            <text:p>67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SFM__embryo_4_ctrl_Tbx5WT_6som_MVL__C1__A288.tif</text:p>
          </table:table-cell>
          <table:table-cell office:value-type="float" office:value="2716874176" calcext:value-type="float">
            <text:p>2716874176</text:p>
          </table:table-cell>
          <table:table-cell office:value-type="float" office:value="37156" calcext:value-type="float">
            <text:p>37156</text:p>
          </table:table-cell>
          <table:table-cell table:formula="of:=[.C597]/1000" office:value-type="float" office:value="37.156" calcext:value-type="float">
            <text:p>37.156</text:p>
          </table:table-cell>
          <table:table-cell table:formula="of:=[.B597]/1000000000" office:value-type="float" office:value="2.716874176" calcext:value-type="float">
            <text:p>2.716874176</text:p>
          </table:table-cell>
          <table:table-cell table:formula="of:=INT([.B597]/(1920*1920))" office:value-type="float" office:value="736" calcext:value-type="float">
            <text:p>73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mbryo_4_ctrl_Tbx5WT_6som_MVL__C2__A000.tif</text:p>
          </table:table-cell>
          <table:table-cell office:value-type="float" office:value="1636797517" calcext:value-type="float">
            <text:p>1636797517</text:p>
          </table:table-cell>
          <table:table-cell office:value-type="float" office:value="37156" calcext:value-type="float">
            <text:p>37156</text:p>
          </table:table-cell>
          <table:table-cell table:formula="of:=[.C598]/1000" office:value-type="float" office:value="37.156" calcext:value-type="float">
            <text:p>37.156</text:p>
          </table:table-cell>
          <table:table-cell table:formula="of:=[.B598]/1000000000" office:value-type="float" office:value="1.636797517" calcext:value-type="float">
            <text:p>1.636797517</text:p>
          </table:table-cell>
          <table:table-cell table:formula="of:=INT([.B598]/(1920*1920))" office:value-type="float" office:value="444" calcext:value-type="float">
            <text:p>4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mbryo_4_ctrl_Tbx5WT_6som_MVL__C2__A065.tif</text:p>
          </table:table-cell>
          <table:table-cell office:value-type="float" office:value="2473571776" calcext:value-type="float">
            <text:p>2473571776</text:p>
          </table:table-cell>
          <table:table-cell office:value-type="float" office:value="37156" calcext:value-type="float">
            <text:p>37156</text:p>
          </table:table-cell>
          <table:table-cell table:formula="of:=[.C599]/1000" office:value-type="float" office:value="37.156" calcext:value-type="float">
            <text:p>37.156</text:p>
          </table:table-cell>
          <table:table-cell table:formula="of:=[.B599]/1000000000" office:value-type="float" office:value="2.473571776" calcext:value-type="float">
            <text:p>2.473571776</text:p>
          </table:table-cell>
          <table:table-cell table:formula="of:=INT([.B599]/(1920*1920))" office:value-type="float" office:value="670" calcext:value-type="float">
            <text:p>67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SFM__embryo_4_ctrl_Tbx5WT_6som_MVL__C2__A288.tif</text:p>
          </table:table-cell>
          <table:table-cell office:value-type="float" office:value="2716874175.5" calcext:value-type="float">
            <text:p>2716874175.5</text:p>
          </table:table-cell>
          <table:table-cell office:value-type="float" office:value="37156" calcext:value-type="float">
            <text:p>37156</text:p>
          </table:table-cell>
          <table:table-cell table:formula="of:=[.C600]/1000" office:value-type="float" office:value="37.156" calcext:value-type="float">
            <text:p>37.156</text:p>
          </table:table-cell>
          <table:table-cell table:formula="of:=[.B600]/1000000000" office:value-type="float" office:value="2.7168741755" calcext:value-type="float">
            <text:p>2.7168741755</text:p>
          </table:table-cell>
          <table:table-cell table:formula="of:=INT([.B600]/(1920*1920))" office:value-type="float" office:value="736" calcext:value-type="float">
            <text:p>7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SFM__embryo_4_ctrl_Tbx5WT_6som_MVL__C3__A000.tif</text:p>
          </table:table-cell>
          <table:table-cell office:value-type="float" office:value="1636797517" calcext:value-type="float">
            <text:p>1636797517</text:p>
          </table:table-cell>
          <table:table-cell office:value-type="float" office:value="37156" calcext:value-type="float">
            <text:p>37156</text:p>
          </table:table-cell>
          <table:table-cell table:formula="of:=[.C601]/1000" office:value-type="float" office:value="37.156" calcext:value-type="float">
            <text:p>37.156</text:p>
          </table:table-cell>
          <table:table-cell table:formula="of:=[.B601]/1000000000" office:value-type="float" office:value="1.636797517" calcext:value-type="float">
            <text:p>1.636797517</text:p>
          </table:table-cell>
          <table:table-cell table:formula="of:=INT([.B601]/(1920*1920))" office:value-type="float" office:value="444" calcext:value-type="float">
            <text:p>4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SFM__embryo_4_ctrl_Tbx5WT_6som_MVL__C3__A065.tif</text:p>
          </table:table-cell>
          <table:table-cell office:value-type="float" office:value="2473571776" calcext:value-type="float">
            <text:p>2473571776</text:p>
          </table:table-cell>
          <table:table-cell office:value-type="float" office:value="37156" calcext:value-type="float">
            <text:p>37156</text:p>
          </table:table-cell>
          <table:table-cell table:formula="of:=[.C602]/1000" office:value-type="float" office:value="37.156" calcext:value-type="float">
            <text:p>37.156</text:p>
          </table:table-cell>
          <table:table-cell table:formula="of:=[.B602]/1000000000" office:value-type="float" office:value="2.473571776" calcext:value-type="float">
            <text:p>2.473571776</text:p>
          </table:table-cell>
          <table:table-cell table:formula="of:=INT([.B602]/(1920*1920))" office:value-type="float" office:value="670" calcext:value-type="float">
            <text:p>6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SFM__embryo_4_ctrl_Tbx5WT_6som_MVL__C3__A288.tif</text:p>
          </table:table-cell>
          <table:table-cell office:value-type="float" office:value="2716874176" calcext:value-type="float">
            <text:p>2716874176</text:p>
          </table:table-cell>
          <table:table-cell office:value-type="float" office:value="37156" calcext:value-type="float">
            <text:p>37156</text:p>
          </table:table-cell>
          <table:table-cell table:formula="of:=[.C603]/1000" office:value-type="float" office:value="37.156" calcext:value-type="float">
            <text:p>37.156</text:p>
          </table:table-cell>
          <table:table-cell table:formula="of:=[.B603]/1000000000" office:value-type="float" office:value="2.716874176" calcext:value-type="float">
            <text:p>2.716874176</text:p>
          </table:table-cell>
          <table:table-cell table:formula="of:=INT([.B603]/(1920*1920))" office:value-type="float" office:value="736" calcext:value-type="float">
            <text:p>7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SFM__embryo_4_ctrl-homo_MVL__C0__A000.tif</text:p>
          </table:table-cell>
          <table:table-cell office:value-type="float" office:value="2676323775.5" calcext:value-type="float">
            <text:p>2676323775.5</text:p>
          </table:table-cell>
          <table:table-cell office:value-type="float" office:value="37155.5" calcext:value-type="float">
            <text:p>37155.5</text:p>
          </table:table-cell>
          <table:table-cell table:formula="of:=[.C604]/1000" office:value-type="float" office:value="37.1555" calcext:value-type="float">
            <text:p>37.1555</text:p>
          </table:table-cell>
          <table:table-cell table:formula="of:=[.B604]/1000000000" office:value-type="float" office:value="2.6763237755" calcext:value-type="float">
            <text:p>2.6763237755</text:p>
          </table:table-cell>
          <table:table-cell table:formula="of:=INT([.B604]/(1920*1920))" office:value-type="float" office:value="725" calcext:value-type="float">
            <text:p>7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4_ctrl-homo_MVL__C0__A072.tif</text:p>
          </table:table-cell>
          <table:table-cell office:value-type="float" office:value="2451453375.5" calcext:value-type="float">
            <text:p>2451453375.5</text:p>
          </table:table-cell>
          <table:table-cell office:value-type="float" office:value="37155.5" calcext:value-type="float">
            <text:p>37155.5</text:p>
          </table:table-cell>
          <table:table-cell table:formula="of:=[.C605]/1000" office:value-type="float" office:value="37.1555" calcext:value-type="float">
            <text:p>37.1555</text:p>
          </table:table-cell>
          <table:table-cell table:formula="of:=[.B605]/1000000000" office:value-type="float" office:value="2.4514533755" calcext:value-type="float">
            <text:p>2.4514533755</text:p>
          </table:table-cell>
          <table:table-cell table:formula="of:=INT([.B605]/(1920*1920))" office:value-type="float" office:value="664" calcext:value-type="float">
            <text:p>66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embryo_4_ctrl-homo_MVL__C0__A288.tif</text:p>
          </table:table-cell>
          <table:table-cell office:value-type="float" office:value="2628400575.5" calcext:value-type="float">
            <text:p>2628400575.5</text:p>
          </table:table-cell>
          <table:table-cell office:value-type="float" office:value="37155.5" calcext:value-type="float">
            <text:p>37155.5</text:p>
          </table:table-cell>
          <table:table-cell table:formula="of:=[.C606]/1000" office:value-type="float" office:value="37.1555" calcext:value-type="float">
            <text:p>37.1555</text:p>
          </table:table-cell>
          <table:table-cell table:formula="of:=[.B606]/1000000000" office:value-type="float" office:value="2.6284005755" calcext:value-type="float">
            <text:p>2.6284005755</text:p>
          </table:table-cell>
          <table:table-cell table:formula="of:=INT([.B606]/(1920*1920))" office:value-type="float" office:value="712" calcext:value-type="float">
            <text:p>7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SFM__embryo_4_ctrl-homo_MVL__C1__A000.tif</text:p>
          </table:table-cell>
          <table:table-cell office:value-type="float" office:value="2676323776" calcext:value-type="float">
            <text:p>2676323776</text:p>
          </table:table-cell>
          <table:table-cell office:value-type="float" office:value="37155.5" calcext:value-type="float">
            <text:p>37155.5</text:p>
          </table:table-cell>
          <table:table-cell table:formula="of:=[.C607]/1000" office:value-type="float" office:value="37.1555" calcext:value-type="float">
            <text:p>37.1555</text:p>
          </table:table-cell>
          <table:table-cell table:formula="of:=[.B607]/1000000000" office:value-type="float" office:value="2.676323776" calcext:value-type="float">
            <text:p>2.676323776</text:p>
          </table:table-cell>
          <table:table-cell table:formula="of:=INT([.B607]/(1920*1920))" office:value-type="float" office:value="725" calcext:value-type="float">
            <text:p>7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SFM__embryo_4_ctrl-homo_MVL__C1__A072.tif</text:p>
          </table:table-cell>
          <table:table-cell office:value-type="float" office:value="2451453375.5" calcext:value-type="float">
            <text:p>2451453375.5</text:p>
          </table:table-cell>
          <table:table-cell office:value-type="float" office:value="37155.5" calcext:value-type="float">
            <text:p>37155.5</text:p>
          </table:table-cell>
          <table:table-cell table:formula="of:=[.C608]/1000" office:value-type="float" office:value="37.1555" calcext:value-type="float">
            <text:p>37.1555</text:p>
          </table:table-cell>
          <table:table-cell table:formula="of:=[.B608]/1000000000" office:value-type="float" office:value="2.4514533755" calcext:value-type="float">
            <text:p>2.4514533755</text:p>
          </table:table-cell>
          <table:table-cell table:formula="of:=INT([.B608]/(1920*1920))" office:value-type="float" office:value="664" calcext:value-type="float">
            <text:p>66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SFM__embryo_4_ctrl-homo_MVL__C1__A288.tif</text:p>
          </table:table-cell>
          <table:table-cell office:value-type="float" office:value="2628400575.5" calcext:value-type="float">
            <text:p>2628400575.5</text:p>
          </table:table-cell>
          <table:table-cell office:value-type="float" office:value="37155.5" calcext:value-type="float">
            <text:p>37155.5</text:p>
          </table:table-cell>
          <table:table-cell table:formula="of:=[.C609]/1000" office:value-type="float" office:value="37.1555" calcext:value-type="float">
            <text:p>37.1555</text:p>
          </table:table-cell>
          <table:table-cell table:formula="of:=[.B609]/1000000000" office:value-type="float" office:value="2.6284005755" calcext:value-type="float">
            <text:p>2.6284005755</text:p>
          </table:table-cell>
          <table:table-cell table:formula="of:=INT([.B609]/(1920*1920))" office:value-type="float" office:value="712" calcext:value-type="float">
            <text:p>7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SFM__embryo_4_ctrl-homo_MVL__C2__A000.tif</text:p>
          </table:table-cell>
          <table:table-cell office:value-type="float" office:value="2676323776" calcext:value-type="float">
            <text:p>2676323776</text:p>
          </table:table-cell>
          <table:table-cell office:value-type="float" office:value="37155.5" calcext:value-type="float">
            <text:p>37155.5</text:p>
          </table:table-cell>
          <table:table-cell table:formula="of:=[.C610]/1000" office:value-type="float" office:value="37.1555" calcext:value-type="float">
            <text:p>37.1555</text:p>
          </table:table-cell>
          <table:table-cell table:formula="of:=[.B610]/1000000000" office:value-type="float" office:value="2.676323776" calcext:value-type="float">
            <text:p>2.676323776</text:p>
          </table:table-cell>
          <table:table-cell table:formula="of:=INT([.B610]/(1920*1920))" office:value-type="float" office:value="725" calcext:value-type="float">
            <text:p>7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SFM__embryo_4_ctrl-homo_MVL__C2__A072.tif</text:p>
          </table:table-cell>
          <table:table-cell office:value-type="float" office:value="2451453375.5" calcext:value-type="float">
            <text:p>2451453375.5</text:p>
          </table:table-cell>
          <table:table-cell office:value-type="float" office:value="37155.5" calcext:value-type="float">
            <text:p>37155.5</text:p>
          </table:table-cell>
          <table:table-cell table:formula="of:=[.C611]/1000" office:value-type="float" office:value="37.1555" calcext:value-type="float">
            <text:p>37.1555</text:p>
          </table:table-cell>
          <table:table-cell table:formula="of:=[.B611]/1000000000" office:value-type="float" office:value="2.4514533755" calcext:value-type="float">
            <text:p>2.4514533755</text:p>
          </table:table-cell>
          <table:table-cell table:formula="of:=INT([.B611]/(1920*1920))" office:value-type="float" office:value="664" calcext:value-type="float">
            <text:p>66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embryo_4_ctrl-homo_MVL__C2__A288.tif</text:p>
          </table:table-cell>
          <table:table-cell office:value-type="float" office:value="2628400575.5" calcext:value-type="float">
            <text:p>2628400575.5</text:p>
          </table:table-cell>
          <table:table-cell office:value-type="float" office:value="37155.5" calcext:value-type="float">
            <text:p>37155.5</text:p>
          </table:table-cell>
          <table:table-cell table:formula="of:=[.C612]/1000" office:value-type="float" office:value="37.1555" calcext:value-type="float">
            <text:p>37.1555</text:p>
          </table:table-cell>
          <table:table-cell table:formula="of:=[.B612]/1000000000" office:value-type="float" office:value="2.6284005755" calcext:value-type="float">
            <text:p>2.6284005755</text:p>
          </table:table-cell>
          <table:table-cell table:formula="of:=INT([.B612]/(1920*1920))" office:value-type="float" office:value="712" calcext:value-type="float">
            <text:p>7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SFM__embryo_4_ctrl-homo_MVL__C3__A000.tif</text:p>
          </table:table-cell>
          <table:table-cell office:value-type="float" office:value="2676323776" calcext:value-type="float">
            <text:p>2676323776</text:p>
          </table:table-cell>
          <table:table-cell office:value-type="float" office:value="37155.5" calcext:value-type="float">
            <text:p>37155.5</text:p>
          </table:table-cell>
          <table:table-cell table:formula="of:=[.C613]/1000" office:value-type="float" office:value="37.1555" calcext:value-type="float">
            <text:p>37.1555</text:p>
          </table:table-cell>
          <table:table-cell table:formula="of:=[.B613]/1000000000" office:value-type="float" office:value="2.676323776" calcext:value-type="float">
            <text:p>2.676323776</text:p>
          </table:table-cell>
          <table:table-cell table:formula="of:=INT([.B613]/(1920*1920))" office:value-type="float" office:value="725" calcext:value-type="float">
            <text:p>7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SFM__embryo_4_ctrl-homo_MVL__C3__A072.tif</text:p>
          </table:table-cell>
          <table:table-cell office:value-type="float" office:value="2451453375.5" calcext:value-type="float">
            <text:p>2451453375.5</text:p>
          </table:table-cell>
          <table:table-cell office:value-type="float" office:value="37155.5" calcext:value-type="float">
            <text:p>37155.5</text:p>
          </table:table-cell>
          <table:table-cell table:formula="of:=[.C614]/1000" office:value-type="float" office:value="37.1555" calcext:value-type="float">
            <text:p>37.1555</text:p>
          </table:table-cell>
          <table:table-cell table:formula="of:=[.B614]/1000000000" office:value-type="float" office:value="2.4514533755" calcext:value-type="float">
            <text:p>2.4514533755</text:p>
          </table:table-cell>
          <table:table-cell table:formula="of:=INT([.B614]/(1920*1920))" office:value-type="float" office:value="664" calcext:value-type="float">
            <text:p>66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embryo_4_ctrl-homo_MVL__C3__A288.tif</text:p>
          </table:table-cell>
          <table:table-cell office:value-type="float" office:value="2628400576" calcext:value-type="float">
            <text:p>2628400576</text:p>
          </table:table-cell>
          <table:table-cell office:value-type="float" office:value="37155.5" calcext:value-type="float">
            <text:p>37155.5</text:p>
          </table:table-cell>
          <table:table-cell table:formula="of:=[.C615]/1000" office:value-type="float" office:value="37.1555" calcext:value-type="float">
            <text:p>37.1555</text:p>
          </table:table-cell>
          <table:table-cell table:formula="of:=[.B615]/1000000000" office:value-type="float" office:value="2.628400576" calcext:value-type="float">
            <text:p>2.628400576</text:p>
          </table:table-cell>
          <table:table-cell table:formula="of:=INT([.B615]/(1920*1920))" office:value-type="float" office:value="712" calcext:value-type="float">
            <text:p>7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SFM__embryo_4_KO_MVL_90deg__C0__A000.tif</text:p>
          </table:table-cell>
          <table:table-cell office:value-type="float" office:value="2554672575.5" calcext:value-type="float">
            <text:p>2554672575.5</text:p>
          </table:table-cell>
          <table:table-cell office:value-type="float" office:value="20308" calcext:value-type="float">
            <text:p>20308</text:p>
          </table:table-cell>
          <table:table-cell table:formula="of:=[.C616]/1000" office:value-type="float" office:value="20.308" calcext:value-type="float">
            <text:p>20.308</text:p>
          </table:table-cell>
          <table:table-cell table:formula="of:=[.B616]/1000000000" office:value-type="float" office:value="2.5546725755" calcext:value-type="float">
            <text:p>2.5546725755</text:p>
          </table:table-cell>
          <table:table-cell table:formula="of:=INT([.B616]/(1920*1920))" office:value-type="float" office:value="692" calcext:value-type="float">
            <text:p>69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embryo_4_KO_MVL_90deg__C0__A090.tif</text:p>
          </table:table-cell>
          <table:table-cell office:value-type="float" office:value="976916343.5" calcext:value-type="float">
            <text:p>976916343.5</text:p>
          </table:table-cell>
          <table:table-cell office:value-type="float" office:value="20308" calcext:value-type="float">
            <text:p>20308</text:p>
          </table:table-cell>
          <table:table-cell table:formula="of:=[.C617]/1000" office:value-type="float" office:value="20.308" calcext:value-type="float">
            <text:p>20.308</text:p>
          </table:table-cell>
          <table:table-cell table:formula="of:=[.B617]/1000000000" office:value-type="float" office:value="0.9769163435" calcext:value-type="float">
            <text:p>0.9769163435</text:p>
          </table:table-cell>
          <table:table-cell table:formula="of:=INT([.B617]/(1920*1920))" office:value-type="float" office:value="265" calcext:value-type="float">
            <text:p>2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SFM__embryo_4_KO_MVL_90deg__C0__A270.tif</text:p>
          </table:table-cell>
          <table:table-cell office:value-type="float" office:value="1039586622.5" calcext:value-type="float">
            <text:p>1039586622.5</text:p>
          </table:table-cell>
          <table:table-cell office:value-type="float" office:value="20308" calcext:value-type="float">
            <text:p>20308</text:p>
          </table:table-cell>
          <table:table-cell table:formula="of:=[.C618]/1000" office:value-type="float" office:value="20.308" calcext:value-type="float">
            <text:p>20.308</text:p>
          </table:table-cell>
          <table:table-cell table:formula="of:=[.B618]/1000000000" office:value-type="float" office:value="1.0395866225" calcext:value-type="float">
            <text:p>1.0395866225</text:p>
          </table:table-cell>
          <table:table-cell table:formula="of:=INT([.B618]/(1920*1920))" office:value-type="float" office:value="282" calcext:value-type="float">
            <text:p>2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SFM__embryo_4_KO_MVL_90deg__C1__A000.tif</text:p>
          </table:table-cell>
          <table:table-cell office:value-type="float" office:value="2554672575.5" calcext:value-type="float">
            <text:p>2554672575.5</text:p>
          </table:table-cell>
          <table:table-cell office:value-type="float" office:value="20308" calcext:value-type="float">
            <text:p>20308</text:p>
          </table:table-cell>
          <table:table-cell table:formula="of:=[.C619]/1000" office:value-type="float" office:value="20.308" calcext:value-type="float">
            <text:p>20.308</text:p>
          </table:table-cell>
          <table:table-cell table:formula="of:=[.B619]/1000000000" office:value-type="float" office:value="2.5546725755" calcext:value-type="float">
            <text:p>2.5546725755</text:p>
          </table:table-cell>
          <table:table-cell table:formula="of:=INT([.B619]/(1920*1920))" office:value-type="float" office:value="692" calcext:value-type="float">
            <text:p>6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4_KO_MVL_90deg__C2__A000.tif</text:p>
          </table:table-cell>
          <table:table-cell office:value-type="float" office:value="2554672575" calcext:value-type="float">
            <text:p>2554672575</text:p>
          </table:table-cell>
          <table:table-cell office:value-type="float" office:value="20308" calcext:value-type="float">
            <text:p>20308</text:p>
          </table:table-cell>
          <table:table-cell table:formula="of:=[.C620]/1000" office:value-type="float" office:value="20.308" calcext:value-type="float">
            <text:p>20.308</text:p>
          </table:table-cell>
          <table:table-cell table:formula="of:=[.B620]/1000000000" office:value-type="float" office:value="2.554672575" calcext:value-type="float">
            <text:p>2.554672575</text:p>
          </table:table-cell>
          <table:table-cell table:formula="of:=INT([.B620]/(1920*1920))" office:value-type="float" office:value="692" calcext:value-type="float">
            <text:p>6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SFM__embryo_4_KO_MVL_90deg__C2__A270.tif</text:p>
          </table:table-cell>
          <table:table-cell office:value-type="float" office:value="1039586623" calcext:value-type="float">
            <text:p>1039586623</text:p>
          </table:table-cell>
          <table:table-cell office:value-type="float" office:value="20308" calcext:value-type="float">
            <text:p>20308</text:p>
          </table:table-cell>
          <table:table-cell table:formula="of:=[.C621]/1000" office:value-type="float" office:value="20.308" calcext:value-type="float">
            <text:p>20.308</text:p>
          </table:table-cell>
          <table:table-cell table:formula="of:=[.B621]/1000000000" office:value-type="float" office:value="1.039586623" calcext:value-type="float">
            <text:p>1.039586623</text:p>
          </table:table-cell>
          <table:table-cell table:formula="of:=INT([.B621]/(1920*1920))" office:value-type="float" office:value="282" calcext:value-type="float">
            <text:p>2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SFM__embryo_4_KO_MVL_90deg__C3__A000.tif</text:p>
          </table:table-cell>
          <table:table-cell office:value-type="float" office:value="2554672575.5" calcext:value-type="float">
            <text:p>2554672575.5</text:p>
          </table:table-cell>
          <table:table-cell office:value-type="float" office:value="20308" calcext:value-type="float">
            <text:p>20308</text:p>
          </table:table-cell>
          <table:table-cell table:formula="of:=[.C622]/1000" office:value-type="float" office:value="20.308" calcext:value-type="float">
            <text:p>20.308</text:p>
          </table:table-cell>
          <table:table-cell table:formula="of:=[.B622]/1000000000" office:value-type="float" office:value="2.5546725755" calcext:value-type="float">
            <text:p>2.5546725755</text:p>
          </table:table-cell>
          <table:table-cell table:formula="of:=INT([.B622]/(1920*1920))" office:value-type="float" office:value="692" calcext:value-type="float">
            <text:p>69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embryo_4_KO_MVL_90deg__C3__A090.tif</text:p>
          </table:table-cell>
          <table:table-cell office:value-type="float" office:value="976916343.5" calcext:value-type="float">
            <text:p>976916343.5</text:p>
          </table:table-cell>
          <table:table-cell office:value-type="float" office:value="20308" calcext:value-type="float">
            <text:p>20308</text:p>
          </table:table-cell>
          <table:table-cell table:formula="of:=[.C623]/1000" office:value-type="float" office:value="20.308" calcext:value-type="float">
            <text:p>20.308</text:p>
          </table:table-cell>
          <table:table-cell table:formula="of:=[.B623]/1000000000" office:value-type="float" office:value="0.9769163435" calcext:value-type="float">
            <text:p>0.9769163435</text:p>
          </table:table-cell>
          <table:table-cell table:formula="of:=INT([.B623]/(1920*1920))" office:value-type="float" office:value="265" calcext:value-type="float">
            <text:p>2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SFM__embryo_4_WT_E75_MVL__C0__A000.tif</text:p>
          </table:table-cell>
          <table:table-cell office:value-type="float" office:value="4265162176.5" calcext:value-type="float">
            <text:p>4265162176.5</text:p>
          </table:table-cell>
          <table:table-cell office:value-type="float" office:value="15428" calcext:value-type="float">
            <text:p>15428</text:p>
          </table:table-cell>
          <table:table-cell table:formula="of:=[.C624]/1000" office:value-type="float" office:value="15.428" calcext:value-type="float">
            <text:p>15.428</text:p>
          </table:table-cell>
          <table:table-cell table:formula="of:=[.B624]/1000000000" office:value-type="float" office:value="4.2651621765" calcext:value-type="float">
            <text:p>4.2651621765</text:p>
          </table:table-cell>
          <table:table-cell table:formula="of:=INT([.B624]/(1920*1920))" office:value-type="float" office:value="1156" calcext:value-type="float">
            <text:p>115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SFM__embryo_4_WT_E75_MVL__C0__A090.tif</text:p>
          </table:table-cell>
          <table:table-cell office:value-type="float" office:value="1843240788" calcext:value-type="float">
            <text:p>1843240788</text:p>
          </table:table-cell>
          <table:table-cell office:value-type="float" office:value="15428" calcext:value-type="float">
            <text:p>15428</text:p>
          </table:table-cell>
          <table:table-cell table:formula="of:=[.C625]/1000" office:value-type="float" office:value="15.428" calcext:value-type="float">
            <text:p>15.428</text:p>
          </table:table-cell>
          <table:table-cell table:formula="of:=[.B625]/1000000000" office:value-type="float" office:value="1.843240788" calcext:value-type="float">
            <text:p>1.843240788</text:p>
          </table:table-cell>
          <table:table-cell table:formula="of:=INT([.B625]/(1920*1920))"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SFM__embryo_4_WT_E75_MVL__C0__A270.tif</text:p>
          </table:table-cell>
          <table:table-cell office:value-type="float" office:value="1883792145" calcext:value-type="float">
            <text:p>1883792145</text:p>
          </table:table-cell>
          <table:table-cell office:value-type="float" office:value="15428" calcext:value-type="float">
            <text:p>15428</text:p>
          </table:table-cell>
          <table:table-cell table:formula="of:=[.C626]/1000" office:value-type="float" office:value="15.428" calcext:value-type="float">
            <text:p>15.428</text:p>
          </table:table-cell>
          <table:table-cell table:formula="of:=[.B626]/1000000000" office:value-type="float" office:value="1.883792145" calcext:value-type="float">
            <text:p>1.883792145</text:p>
          </table:table-cell>
          <table:table-cell table:formula="of:=INT([.B626]/(1920*1920))" office:value-type="float" office:value="511" calcext:value-type="float">
            <text:p>5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SFM__embryo_4_WT_E75_MVL__C1__A000.tif</text:p>
          </table:table-cell>
          <table:table-cell office:value-type="float" office:value="4265162177" calcext:value-type="float">
            <text:p>4265162177</text:p>
          </table:table-cell>
          <table:table-cell office:value-type="float" office:value="15428" calcext:value-type="float">
            <text:p>15428</text:p>
          </table:table-cell>
          <table:table-cell table:formula="of:=[.C627]/1000" office:value-type="float" office:value="15.428" calcext:value-type="float">
            <text:p>15.428</text:p>
          </table:table-cell>
          <table:table-cell table:formula="of:=[.B627]/1000000000" office:value-type="float" office:value="4.265162177" calcext:value-type="float">
            <text:p>4.265162177</text:p>
          </table:table-cell>
          <table:table-cell table:formula="of:=INT([.B627]/(1920*1920))" office:value-type="float" office:value="1156" calcext:value-type="float">
            <text:p>115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SFM__embryo_4_WT_E75_MVL__C1__A090.tif</text:p>
          </table:table-cell>
          <table:table-cell office:value-type="float" office:value="1843240788.5" calcext:value-type="float">
            <text:p>1843240788.5</text:p>
          </table:table-cell>
          <table:table-cell office:value-type="float" office:value="15428" calcext:value-type="float">
            <text:p>15428</text:p>
          </table:table-cell>
          <table:table-cell table:formula="of:=[.C628]/1000" office:value-type="float" office:value="15.428" calcext:value-type="float">
            <text:p>15.428</text:p>
          </table:table-cell>
          <table:table-cell table:formula="of:=[.B628]/1000000000" office:value-type="float" office:value="1.8432407885" calcext:value-type="float">
            <text:p>1.8432407885</text:p>
          </table:table-cell>
          <table:table-cell table:formula="of:=INT([.B628]/(1920*1920))"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SFM__embryo_4_WT_E75_MVL__C2__A000.tif</text:p>
          </table:table-cell>
          <table:table-cell office:value-type="float" office:value="4265162177" calcext:value-type="float">
            <text:p>4265162177</text:p>
          </table:table-cell>
          <table:table-cell office:value-type="float" office:value="15428" calcext:value-type="float">
            <text:p>15428</text:p>
          </table:table-cell>
          <table:table-cell table:formula="of:=[.C629]/1000" office:value-type="float" office:value="15.428" calcext:value-type="float">
            <text:p>15.428</text:p>
          </table:table-cell>
          <table:table-cell table:formula="of:=[.B629]/1000000000" office:value-type="float" office:value="4.265162177" calcext:value-type="float">
            <text:p>4.265162177</text:p>
          </table:table-cell>
          <table:table-cell table:formula="of:=INT([.B629]/(1920*1920))" office:value-type="float" office:value="1156" calcext:value-type="float">
            <text:p>115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SFM__embryo_4_WT_E75_MVL__C2__A090.tif</text:p>
          </table:table-cell>
          <table:table-cell office:value-type="float" office:value="1843240788" calcext:value-type="float">
            <text:p>1843240788</text:p>
          </table:table-cell>
          <table:table-cell office:value-type="float" office:value="15428" calcext:value-type="float">
            <text:p>15428</text:p>
          </table:table-cell>
          <table:table-cell table:formula="of:=[.C630]/1000" office:value-type="float" office:value="15.428" calcext:value-type="float">
            <text:p>15.428</text:p>
          </table:table-cell>
          <table:table-cell table:formula="of:=[.B630]/1000000000" office:value-type="float" office:value="1.843240788" calcext:value-type="float">
            <text:p>1.843240788</text:p>
          </table:table-cell>
          <table:table-cell table:formula="of:=INT([.B630]/(1920*1920))"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SFM__embryo_4_WT_E75_MVL__C2__A270.tif</text:p>
          </table:table-cell>
          <table:table-cell office:value-type="float" office:value="1883792145" calcext:value-type="float">
            <text:p>1883792145</text:p>
          </table:table-cell>
          <table:table-cell office:value-type="float" office:value="15428" calcext:value-type="float">
            <text:p>15428</text:p>
          </table:table-cell>
          <table:table-cell table:formula="of:=[.C631]/1000" office:value-type="float" office:value="15.428" calcext:value-type="float">
            <text:p>15.428</text:p>
          </table:table-cell>
          <table:table-cell table:formula="of:=[.B631]/1000000000" office:value-type="float" office:value="1.883792145" calcext:value-type="float">
            <text:p>1.883792145</text:p>
          </table:table-cell>
          <table:table-cell table:formula="of:=INT([.B631]/(1920*1920))" office:value-type="float" office:value="511" calcext:value-type="float">
            <text:p>5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SFM__embryo_4_WT_E75_MVL__C3__A000.tif</text:p>
          </table:table-cell>
          <table:table-cell office:value-type="float" office:value="4265162177" calcext:value-type="float">
            <text:p>4265162177</text:p>
          </table:table-cell>
          <table:table-cell office:value-type="float" office:value="15428" calcext:value-type="float">
            <text:p>15428</text:p>
          </table:table-cell>
          <table:table-cell table:formula="of:=[.C632]/1000" office:value-type="float" office:value="15.428" calcext:value-type="float">
            <text:p>15.428</text:p>
          </table:table-cell>
          <table:table-cell table:formula="of:=[.B632]/1000000000" office:value-type="float" office:value="4.265162177" calcext:value-type="float">
            <text:p>4.265162177</text:p>
          </table:table-cell>
          <table:table-cell table:formula="of:=INT([.B632]/(1920*1920))" office:value-type="float" office:value="1156" calcext:value-type="float">
            <text:p>115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SFM__embryo_4_WT_E75_MVL__C3__A090.tif</text:p>
          </table:table-cell>
          <table:table-cell office:value-type="float" office:value="1843240789" calcext:value-type="float">
            <text:p>1843240789</text:p>
          </table:table-cell>
          <table:table-cell office:value-type="float" office:value="15428" calcext:value-type="float">
            <text:p>15428</text:p>
          </table:table-cell>
          <table:table-cell table:formula="of:=[.C633]/1000" office:value-type="float" office:value="15.428" calcext:value-type="float">
            <text:p>15.428</text:p>
          </table:table-cell>
          <table:table-cell table:formula="of:=[.B633]/1000000000" office:value-type="float" office:value="1.843240789" calcext:value-type="float">
            <text:p>1.843240789</text:p>
          </table:table-cell>
          <table:table-cell table:formula="of:=INT([.B633]/(1920*1920))"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SFM__embryo_4_WT_E75_MVL__C3__A270.tif</text:p>
          </table:table-cell>
          <table:table-cell office:value-type="float" office:value="1883792145" calcext:value-type="float">
            <text:p>1883792145</text:p>
          </table:table-cell>
          <table:table-cell office:value-type="float" office:value="15428" calcext:value-type="float">
            <text:p>15428</text:p>
          </table:table-cell>
          <table:table-cell table:formula="of:=[.C634]/1000" office:value-type="float" office:value="15.428" calcext:value-type="float">
            <text:p>15.428</text:p>
          </table:table-cell>
          <table:table-cell table:formula="of:=[.B634]/1000000000" office:value-type="float" office:value="1.883792145" calcext:value-type="float">
            <text:p>1.883792145</text:p>
          </table:table-cell>
          <table:table-cell table:formula="of:=INT([.B634]/(1920*1920))" office:value-type="float" office:value="511" calcext:value-type="float">
            <text:p>5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SFM__embryo_5_ctrl_10som_MVL__C0__A000.tif</text:p>
          </table:table-cell>
          <table:table-cell office:value-type="float" office:value="2429334976" calcext:value-type="float">
            <text:p>2429334976</text:p>
          </table:table-cell>
          <table:table-cell office:value-type="float" office:value="37156" calcext:value-type="float">
            <text:p>37156</text:p>
          </table:table-cell>
          <table:table-cell table:formula="of:=[.C635]/1000" office:value-type="float" office:value="37.156" calcext:value-type="float">
            <text:p>37.156</text:p>
          </table:table-cell>
          <table:table-cell table:formula="of:=[.B635]/1000000000" office:value-type="float" office:value="2.429334976" calcext:value-type="float">
            <text:p>2.429334976</text:p>
          </table:table-cell>
          <table:table-cell table:formula="of:=INT([.B635]/(1920*1920))" office:value-type="float" office:value="658" calcext:value-type="float">
            <text:p>6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embryo_5_ctrl_10som_MVL__C0__A072.tif</text:p>
          </table:table-cell>
          <table:table-cell office:value-type="float" office:value="2856957376" calcext:value-type="float">
            <text:p>2856957376</text:p>
          </table:table-cell>
          <table:table-cell office:value-type="float" office:value="37156" calcext:value-type="float">
            <text:p>37156</text:p>
          </table:table-cell>
          <table:table-cell table:formula="of:=[.C636]/1000" office:value-type="float" office:value="37.156" calcext:value-type="float">
            <text:p>37.156</text:p>
          </table:table-cell>
          <table:table-cell table:formula="of:=[.B636]/1000000000" office:value-type="float" office:value="2.856957376" calcext:value-type="float">
            <text:p>2.856957376</text:p>
          </table:table-cell>
          <table:table-cell table:formula="of:=INT([.B636]/(1920*1920))" office:value-type="float" office:value="774" calcext:value-type="float">
            <text:p>77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mbryo_5_ctrl_10som_MVL__C0__A288.tif</text:p>
          </table:table-cell>
          <table:table-cell office:value-type="float" office:value="2222896575.5" calcext:value-type="float">
            <text:p>2222896575.5</text:p>
          </table:table-cell>
          <table:table-cell office:value-type="float" office:value="37156" calcext:value-type="float">
            <text:p>37156</text:p>
          </table:table-cell>
          <table:table-cell table:formula="of:=[.C637]/1000" office:value-type="float" office:value="37.156" calcext:value-type="float">
            <text:p>37.156</text:p>
          </table:table-cell>
          <table:table-cell table:formula="of:=[.B637]/1000000000" office:value-type="float" office:value="2.2228965755" calcext:value-type="float">
            <text:p>2.2228965755</text:p>
          </table:table-cell>
          <table:table-cell table:formula="of:=INT([.B637]/(1920*1920))" office:value-type="float" office:value="602" calcext:value-type="float">
            <text:p>60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SFM__embryo_5_ctrl_10som_MVL__C1__A000.tif</text:p>
          </table:table-cell>
          <table:table-cell office:value-type="float" office:value="2429334976" calcext:value-type="float">
            <text:p>2429334976</text:p>
          </table:table-cell>
          <table:table-cell office:value-type="float" office:value="37156" calcext:value-type="float">
            <text:p>37156</text:p>
          </table:table-cell>
          <table:table-cell table:formula="of:=[.C638]/1000" office:value-type="float" office:value="37.156" calcext:value-type="float">
            <text:p>37.156</text:p>
          </table:table-cell>
          <table:table-cell table:formula="of:=[.B638]/1000000000" office:value-type="float" office:value="2.429334976" calcext:value-type="float">
            <text:p>2.429334976</text:p>
          </table:table-cell>
          <table:table-cell table:formula="of:=INT([.B638]/(1920*1920))" office:value-type="float" office:value="658" calcext:value-type="float">
            <text:p>6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SFM__embryo_5_ctrl_10som_MVL__C1__A288.tif</text:p>
          </table:table-cell>
          <table:table-cell office:value-type="float" office:value="2222896575.5" calcext:value-type="float">
            <text:p>2222896575.5</text:p>
          </table:table-cell>
          <table:table-cell office:value-type="float" office:value="37156" calcext:value-type="float">
            <text:p>37156</text:p>
          </table:table-cell>
          <table:table-cell table:formula="of:=[.C639]/1000" office:value-type="float" office:value="37.156" calcext:value-type="float">
            <text:p>37.156</text:p>
          </table:table-cell>
          <table:table-cell table:formula="of:=[.B639]/1000000000" office:value-type="float" office:value="2.2228965755" calcext:value-type="float">
            <text:p>2.2228965755</text:p>
          </table:table-cell>
          <table:table-cell table:formula="of:=INT([.B639]/(1920*1920))" office:value-type="float" office:value="602" calcext:value-type="float">
            <text:p>6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SFM__embryo_5_ctrl_10som_MVL__C2__A000.tif</text:p>
          </table:table-cell>
          <table:table-cell office:value-type="float" office:value="2429334976" calcext:value-type="float">
            <text:p>2429334976</text:p>
          </table:table-cell>
          <table:table-cell office:value-type="float" office:value="37156" calcext:value-type="float">
            <text:p>37156</text:p>
          </table:table-cell>
          <table:table-cell table:formula="of:=[.C640]/1000" office:value-type="float" office:value="37.156" calcext:value-type="float">
            <text:p>37.156</text:p>
          </table:table-cell>
          <table:table-cell table:formula="of:=[.B640]/1000000000" office:value-type="float" office:value="2.429334976" calcext:value-type="float">
            <text:p>2.429334976</text:p>
          </table:table-cell>
          <table:table-cell table:formula="of:=INT([.B640]/(1920*1920))" office:value-type="float" office:value="658" calcext:value-type="float">
            <text:p>6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SFM__embryo_5_ctrl_10som_MVL__C2__A072.tif</text:p>
          </table:table-cell>
          <table:table-cell office:value-type="float" office:value="2856957375.5" calcext:value-type="float">
            <text:p>2856957375.5</text:p>
          </table:table-cell>
          <table:table-cell office:value-type="float" office:value="37156" calcext:value-type="float">
            <text:p>37156</text:p>
          </table:table-cell>
          <table:table-cell table:formula="of:=[.C641]/1000" office:value-type="float" office:value="37.156" calcext:value-type="float">
            <text:p>37.156</text:p>
          </table:table-cell>
          <table:table-cell table:formula="of:=[.B641]/1000000000" office:value-type="float" office:value="2.8569573755" calcext:value-type="float">
            <text:p>2.8569573755</text:p>
          </table:table-cell>
          <table:table-cell table:formula="of:=INT([.B641]/(1920*1920))" office:value-type="float" office:value="774" calcext:value-type="float">
            <text:p>7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SFM__embryo_5_ctrl_10som_MVL__C2__A288.tif</text:p>
          </table:table-cell>
          <table:table-cell office:value-type="float" office:value="2222896576" calcext:value-type="float">
            <text:p>2222896576</text:p>
          </table:table-cell>
          <table:table-cell office:value-type="float" office:value="37156" calcext:value-type="float">
            <text:p>37156</text:p>
          </table:table-cell>
          <table:table-cell table:formula="of:=[.C642]/1000" office:value-type="float" office:value="37.156" calcext:value-type="float">
            <text:p>37.156</text:p>
          </table:table-cell>
          <table:table-cell table:formula="of:=[.B642]/1000000000" office:value-type="float" office:value="2.222896576" calcext:value-type="float">
            <text:p>2.222896576</text:p>
          </table:table-cell>
          <table:table-cell table:formula="of:=INT([.B642]/(1920*1920))" office:value-type="float" office:value="602" calcext:value-type="float">
            <text:p>6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SFM__embryo_5_ctrl_10som_MVL__C3__A000.tif</text:p>
          </table:table-cell>
          <table:table-cell office:value-type="float" office:value="2429334976" calcext:value-type="float">
            <text:p>2429334976</text:p>
          </table:table-cell>
          <table:table-cell office:value-type="float" office:value="45492" calcext:value-type="float">
            <text:p>45492</text:p>
          </table:table-cell>
          <table:table-cell table:formula="of:=[.C643]/1000" office:value-type="float" office:value="45.492" calcext:value-type="float">
            <text:p>45.492</text:p>
          </table:table-cell>
          <table:table-cell table:formula="of:=[.B643]/1000000000" office:value-type="float" office:value="2.429334976" calcext:value-type="float">
            <text:p>2.429334976</text:p>
          </table:table-cell>
          <table:table-cell table:formula="of:=INT([.B643]/(1920*1920))" office:value-type="float" office:value="658" calcext:value-type="float">
            <text:p>6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SFM__embryo_5_ctrl_10som_MVL__C3__A072.tif</text:p>
          </table:table-cell>
          <table:table-cell office:value-type="float" office:value="2856957376" calcext:value-type="float">
            <text:p>2856957376</text:p>
          </table:table-cell>
          <table:table-cell office:value-type="float" office:value="45492" calcext:value-type="float">
            <text:p>45492</text:p>
          </table:table-cell>
          <table:table-cell table:formula="of:=[.C644]/1000" office:value-type="float" office:value="45.492" calcext:value-type="float">
            <text:p>45.492</text:p>
          </table:table-cell>
          <table:table-cell table:formula="of:=[.B644]/1000000000" office:value-type="float" office:value="2.856957376" calcext:value-type="float">
            <text:p>2.856957376</text:p>
          </table:table-cell>
          <table:table-cell table:formula="of:=INT([.B644]/(1920*1920))" office:value-type="float" office:value="774" calcext:value-type="float">
            <text:p>7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mbryo_5_ctrl_10som_MVL__C3__A288.tif</text:p>
          </table:table-cell>
          <table:table-cell office:value-type="float" office:value="2222896576" calcext:value-type="float">
            <text:p>2222896576</text:p>
          </table:table-cell>
          <table:table-cell office:value-type="float" office:value="45492" calcext:value-type="float">
            <text:p>45492</text:p>
          </table:table-cell>
          <table:table-cell table:formula="of:=[.C645]/1000" office:value-type="float" office:value="45.492" calcext:value-type="float">
            <text:p>45.492</text:p>
          </table:table-cell>
          <table:table-cell table:formula="of:=[.B645]/1000000000" office:value-type="float" office:value="2.222896576" calcext:value-type="float">
            <text:p>2.222896576</text:p>
          </table:table-cell>
          <table:table-cell table:formula="of:=INT([.B645]/(1920*1920))" office:value-type="float" office:value="602" calcext:value-type="float">
            <text:p>6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SFM__embryo_5_ctrl_MVL_no_F6__C0__A000.tif</text:p>
          </table:table-cell>
          <table:table-cell office:value-type="float" office:value="1688408332.5" calcext:value-type="float">
            <text:p>1688408332.5</text:p>
          </table:table-cell>
          <table:table-cell office:value-type="float" office:value="20482" calcext:value-type="float">
            <text:p>20482</text:p>
          </table:table-cell>
          <table:table-cell table:formula="of:=[.C646]/1000" office:value-type="float" office:value="20.482" calcext:value-type="float">
            <text:p>20.482</text:p>
          </table:table-cell>
          <table:table-cell table:formula="of:=[.B646]/1000000000" office:value-type="float" office:value="1.6884083325" calcext:value-type="float">
            <text:p>1.6884083325</text:p>
          </table:table-cell>
          <table:table-cell table:formula="of:=INT([.B646]/(1920*1920))" office:value-type="float" office:value="458" calcext:value-type="float">
            <text:p>4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SFM__embryo_5_ctrl_MVL_no_F6__C0__A072.tif</text:p>
          </table:table-cell>
          <table:table-cell office:value-type="float" office:value="2186032574" calcext:value-type="float">
            <text:p>2186032574</text:p>
          </table:table-cell>
          <table:table-cell office:value-type="float" office:value="20482" calcext:value-type="float">
            <text:p>20482</text:p>
          </table:table-cell>
          <table:table-cell table:formula="of:=[.C647]/1000" office:value-type="float" office:value="20.482" calcext:value-type="float">
            <text:p>20.482</text:p>
          </table:table-cell>
          <table:table-cell table:formula="of:=[.B647]/1000000000" office:value-type="float" office:value="2.186032574" calcext:value-type="float">
            <text:p>2.186032574</text:p>
          </table:table-cell>
          <table:table-cell table:formula="of:=INT([.B647]/(1920*1920))" office:value-type="float" office:value="592" calcext:value-type="float">
            <text:p>5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5_ctrl_MVL_no_F6__C0__A144.tif</text:p>
          </table:table-cell>
          <table:table-cell office:value-type="float" office:value="1489338034.5" calcext:value-type="float">
            <text:p>1489338034.5</text:p>
          </table:table-cell>
          <table:table-cell office:value-type="float" office:value="20482" calcext:value-type="float">
            <text:p>20482</text:p>
          </table:table-cell>
          <table:table-cell table:formula="of:=[.C648]/1000" office:value-type="float" office:value="20.482" calcext:value-type="float">
            <text:p>20.482</text:p>
          </table:table-cell>
          <table:table-cell table:formula="of:=[.B648]/1000000000" office:value-type="float" office:value="1.4893380345" calcext:value-type="float">
            <text:p>1.4893380345</text:p>
          </table:table-cell>
          <table:table-cell table:formula="of:=INT([.B648]/(1920*1920))" office:value-type="float" office:value="404" calcext:value-type="float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SFM__embryo_5_ctrl_MVL_no_F6__C1__A000.tif</text:p>
          </table:table-cell>
          <table:table-cell office:value-type="float" office:value="1688408333.5" calcext:value-type="float">
            <text:p>1688408333.5</text:p>
          </table:table-cell>
          <table:table-cell office:value-type="float" office:value="20482" calcext:value-type="float">
            <text:p>20482</text:p>
          </table:table-cell>
          <table:table-cell table:formula="of:=[.C649]/1000" office:value-type="float" office:value="20.482" calcext:value-type="float">
            <text:p>20.482</text:p>
          </table:table-cell>
          <table:table-cell table:formula="of:=[.B649]/1000000000" office:value-type="float" office:value="1.6884083335" calcext:value-type="float">
            <text:p>1.6884083335</text:p>
          </table:table-cell>
          <table:table-cell table:formula="of:=INT([.B649]/(1920*1920))" office:value-type="float" office:value="458" calcext:value-type="float">
            <text:p>45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SFM__embryo_5_ctrl_MVL_no_F6__C1__A072.tif</text:p>
          </table:table-cell>
          <table:table-cell office:value-type="float" office:value="2186032574.5" calcext:value-type="float">
            <text:p>2186032574.5</text:p>
          </table:table-cell>
          <table:table-cell office:value-type="float" office:value="20482" calcext:value-type="float">
            <text:p>20482</text:p>
          </table:table-cell>
          <table:table-cell table:formula="of:=[.C650]/1000" office:value-type="float" office:value="20.482" calcext:value-type="float">
            <text:p>20.482</text:p>
          </table:table-cell>
          <table:table-cell table:formula="of:=[.B650]/1000000000" office:value-type="float" office:value="2.1860325745" calcext:value-type="float">
            <text:p>2.1860325745</text:p>
          </table:table-cell>
          <table:table-cell table:formula="of:=INT([.B650]/(1920*1920))" office:value-type="float" office:value="592" calcext:value-type="float">
            <text:p>59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embryo_5_ctrl_MVL_no_F6__C1__A144.tif</text:p>
          </table:table-cell>
          <table:table-cell office:value-type="float" office:value="1489338035" calcext:value-type="float">
            <text:p>1489338035</text:p>
          </table:table-cell>
          <table:table-cell office:value-type="float" office:value="20482" calcext:value-type="float">
            <text:p>20482</text:p>
          </table:table-cell>
          <table:table-cell table:formula="of:=[.C651]/1000" office:value-type="float" office:value="20.482" calcext:value-type="float">
            <text:p>20.482</text:p>
          </table:table-cell>
          <table:table-cell table:formula="of:=[.B651]/1000000000" office:value-type="float" office:value="1.489338035" calcext:value-type="float">
            <text:p>1.489338035</text:p>
          </table:table-cell>
          <table:table-cell table:formula="of:=INT([.B651]/(1920*1920))" office:value-type="float" office:value="404" calcext:value-type="float">
            <text:p>4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SFM__embryo_5_ctrl_MVL_no_F6__C2__A000.tif</text:p>
          </table:table-cell>
          <table:table-cell office:value-type="float" office:value="1688408333" calcext:value-type="float">
            <text:p>1688408333</text:p>
          </table:table-cell>
          <table:table-cell office:value-type="float" office:value="20482" calcext:value-type="float">
            <text:p>20482</text:p>
          </table:table-cell>
          <table:table-cell table:formula="of:=[.C652]/1000" office:value-type="float" office:value="20.482" calcext:value-type="float">
            <text:p>20.482</text:p>
          </table:table-cell>
          <table:table-cell table:formula="of:=[.B652]/1000000000" office:value-type="float" office:value="1.688408333" calcext:value-type="float">
            <text:p>1.688408333</text:p>
          </table:table-cell>
          <table:table-cell table:formula="of:=INT([.B652]/(1920*1920))" office:value-type="float" office:value="458" calcext:value-type="float">
            <text:p>4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SFM__embryo_5_ctrl_MVL_no_F6__C2__A072.tif</text:p>
          </table:table-cell>
          <table:table-cell office:value-type="float" office:value="2186032574" calcext:value-type="float">
            <text:p>2186032574</text:p>
          </table:table-cell>
          <table:table-cell office:value-type="float" office:value="20482" calcext:value-type="float">
            <text:p>20482</text:p>
          </table:table-cell>
          <table:table-cell table:formula="of:=[.C653]/1000" office:value-type="float" office:value="20.482" calcext:value-type="float">
            <text:p>20.482</text:p>
          </table:table-cell>
          <table:table-cell table:formula="of:=[.B653]/1000000000" office:value-type="float" office:value="2.186032574" calcext:value-type="float">
            <text:p>2.186032574</text:p>
          </table:table-cell>
          <table:table-cell table:formula="of:=INT([.B653]/(1920*1920))" office:value-type="float" office:value="592" calcext:value-type="float">
            <text:p>5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SFM__embryo_5_ctrl_MVL_no_F6__C2__A144.tif</text:p>
          </table:table-cell>
          <table:table-cell office:value-type="float" office:value="1489338035" calcext:value-type="float">
            <text:p>1489338035</text:p>
          </table:table-cell>
          <table:table-cell office:value-type="float" office:value="20482" calcext:value-type="float">
            <text:p>20482</text:p>
          </table:table-cell>
          <table:table-cell table:formula="of:=[.C654]/1000" office:value-type="float" office:value="20.482" calcext:value-type="float">
            <text:p>20.482</text:p>
          </table:table-cell>
          <table:table-cell table:formula="of:=[.B654]/1000000000" office:value-type="float" office:value="1.489338035" calcext:value-type="float">
            <text:p>1.489338035</text:p>
          </table:table-cell>
          <table:table-cell table:formula="of:=INT([.B654]/(1920*1920))" office:value-type="float" office:value="404" calcext:value-type="float">
            <text:p>4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SFM__embryo_5_ctrl_MVL_no_F6__C3__A000.tif</text:p>
          </table:table-cell>
          <table:table-cell office:value-type="float" office:value="1688408333.5" calcext:value-type="float">
            <text:p>1688408333.5</text:p>
          </table:table-cell>
          <table:table-cell office:value-type="float" office:value="20482" calcext:value-type="float">
            <text:p>20482</text:p>
          </table:table-cell>
          <table:table-cell table:formula="of:=[.C655]/1000" office:value-type="float" office:value="20.482" calcext:value-type="float">
            <text:p>20.482</text:p>
          </table:table-cell>
          <table:table-cell table:formula="of:=[.B655]/1000000000" office:value-type="float" office:value="1.6884083335" calcext:value-type="float">
            <text:p>1.6884083335</text:p>
          </table:table-cell>
          <table:table-cell table:formula="of:=INT([.B655]/(1920*1920))" office:value-type="float" office:value="458" calcext:value-type="float">
            <text:p>4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SFM__embryo_5_ctrl_MVL_no_F6__C3__A072.tif</text:p>
          </table:table-cell>
          <table:table-cell office:value-type="float" office:value="2186032574.5" calcext:value-type="float">
            <text:p>2186032574.5</text:p>
          </table:table-cell>
          <table:table-cell office:value-type="float" office:value="20482" calcext:value-type="float">
            <text:p>20482</text:p>
          </table:table-cell>
          <table:table-cell table:formula="of:=[.C656]/1000" office:value-type="float" office:value="20.482" calcext:value-type="float">
            <text:p>20.482</text:p>
          </table:table-cell>
          <table:table-cell table:formula="of:=[.B656]/1000000000" office:value-type="float" office:value="2.1860325745" calcext:value-type="float">
            <text:p>2.1860325745</text:p>
          </table:table-cell>
          <table:table-cell table:formula="of:=INT([.B656]/(1920*1920))" office:value-type="float" office:value="592" calcext:value-type="float">
            <text:p>59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SFM__embryo_5_ctrl_MVL_no_F6__C3__A144.tif</text:p>
          </table:table-cell>
          <table:table-cell office:value-type="float" office:value="1489338035" calcext:value-type="float">
            <text:p>1489338035</text:p>
          </table:table-cell>
          <table:table-cell office:value-type="float" office:value="20482" calcext:value-type="float">
            <text:p>20482</text:p>
          </table:table-cell>
          <table:table-cell table:formula="of:=[.C657]/1000" office:value-type="float" office:value="20.482" calcext:value-type="float">
            <text:p>20.482</text:p>
          </table:table-cell>
          <table:table-cell table:formula="of:=[.B657]/1000000000" office:value-type="float" office:value="1.489338035" calcext:value-type="float">
            <text:p>1.489338035</text:p>
          </table:table-cell>
          <table:table-cell table:formula="of:=INT([.B657]/(1920*1920))" office:value-type="float" office:value="404" calcext:value-type="float">
            <text:p>4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SFM__embryo_5_ctrl_Tbx5WT_6som_MVL__C0__A000.tif</text:p>
          </table:table-cell>
          <table:table-cell office:value-type="float" office:value="1441413705.5" calcext:value-type="float">
            <text:p>1441413705.5</text:p>
          </table:table-cell>
          <table:table-cell office:value-type="float" office:value="37156" calcext:value-type="float">
            <text:p>37156</text:p>
          </table:table-cell>
          <table:table-cell table:formula="of:=[.C658]/1000" office:value-type="float" office:value="37.156" calcext:value-type="float">
            <text:p>37.156</text:p>
          </table:table-cell>
          <table:table-cell table:formula="of:=[.B658]/1000000000" office:value-type="float" office:value="1.4414137055" calcext:value-type="float">
            <text:p>1.4414137055</text:p>
          </table:table-cell>
          <table:table-cell table:formula="of:=INT([.B658]/(1920*1920))" office:value-type="float" office:value="391" calcext:value-type="float">
            <text:p>3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mbryo_5_ctrl_Tbx5WT_6som_MVL__C0__A072.tif</text:p>
          </table:table-cell>
          <table:table-cell office:value-type="float" office:value="1677348873.5" calcext:value-type="float">
            <text:p>1677348873.5</text:p>
          </table:table-cell>
          <table:table-cell office:value-type="float" office:value="37156" calcext:value-type="float">
            <text:p>37156</text:p>
          </table:table-cell>
          <table:table-cell table:formula="of:=[.C659]/1000" office:value-type="float" office:value="37.156" calcext:value-type="float">
            <text:p>37.156</text:p>
          </table:table-cell>
          <table:table-cell table:formula="of:=[.B659]/1000000000" office:value-type="float" office:value="1.6773488735" calcext:value-type="float">
            <text:p>1.6773488735</text:p>
          </table:table-cell>
          <table:table-cell table:formula="of:=INT([.B659]/(1920*1920))" office:value-type="float" office:value="455" calcext:value-type="float">
            <text:p>4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SFM__embryo_5_ctrl_Tbx5WT_6som_MVL__C0__A288.tif</text:p>
          </table:table-cell>
          <table:table-cell office:value-type="float" office:value="2016505677" calcext:value-type="float">
            <text:p>2016505677</text:p>
          </table:table-cell>
          <table:table-cell office:value-type="float" office:value="37156" calcext:value-type="float">
            <text:p>37156</text:p>
          </table:table-cell>
          <table:table-cell table:formula="of:=[.C660]/1000" office:value-type="float" office:value="37.156" calcext:value-type="float">
            <text:p>37.156</text:p>
          </table:table-cell>
          <table:table-cell table:formula="of:=[.B660]/1000000000" office:value-type="float" office:value="2.016505677" calcext:value-type="float">
            <text:p>2.016505677</text:p>
          </table:table-cell>
          <table:table-cell table:formula="of:=INT([.B660]/(1920*1920))" office:value-type="float" office:value="547" calcext:value-type="float">
            <text:p>5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SFM__embryo_5_ctrl_Tbx5WT_6som_MVL__C1__A000.tif</text:p>
          </table:table-cell>
          <table:table-cell office:value-type="float" office:value="1441413706" calcext:value-type="float">
            <text:p>1441413706</text:p>
          </table:table-cell>
          <table:table-cell office:value-type="float" office:value="37156" calcext:value-type="float">
            <text:p>37156</text:p>
          </table:table-cell>
          <table:table-cell table:formula="of:=[.C661]/1000" office:value-type="float" office:value="37.156" calcext:value-type="float">
            <text:p>37.156</text:p>
          </table:table-cell>
          <table:table-cell table:formula="of:=[.B661]/1000000000" office:value-type="float" office:value="1.441413706" calcext:value-type="float">
            <text:p>1.441413706</text:p>
          </table:table-cell>
          <table:table-cell table:formula="of:=INT([.B661]/(1920*1920))" office:value-type="float" office:value="391" calcext:value-type="float">
            <text:p>39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SFM__embryo_5_ctrl_Tbx5WT_6som_MVL__C1__A072.tif</text:p>
          </table:table-cell>
          <table:table-cell office:value-type="float" office:value="1677348874" calcext:value-type="float">
            <text:p>1677348874</text:p>
          </table:table-cell>
          <table:table-cell office:value-type="float" office:value="37156" calcext:value-type="float">
            <text:p>37156</text:p>
          </table:table-cell>
          <table:table-cell table:formula="of:=[.C662]/1000" office:value-type="float" office:value="37.156" calcext:value-type="float">
            <text:p>37.156</text:p>
          </table:table-cell>
          <table:table-cell table:formula="of:=[.B662]/1000000000" office:value-type="float" office:value="1.677348874" calcext:value-type="float">
            <text:p>1.677348874</text:p>
          </table:table-cell>
          <table:table-cell table:formula="of:=INT([.B662]/(1920*1920))" office:value-type="float" office:value="455" calcext:value-type="float">
            <text:p>4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SFM__embryo_5_ctrl_Tbx5WT_6som_MVL__C1__A288.tif</text:p>
          </table:table-cell>
          <table:table-cell office:value-type="float" office:value="2016505678" calcext:value-type="float">
            <text:p>2016505678</text:p>
          </table:table-cell>
          <table:table-cell office:value-type="float" office:value="37156" calcext:value-type="float">
            <text:p>37156</text:p>
          </table:table-cell>
          <table:table-cell table:formula="of:=[.C663]/1000" office:value-type="float" office:value="37.156" calcext:value-type="float">
            <text:p>37.156</text:p>
          </table:table-cell>
          <table:table-cell table:formula="of:=[.B663]/1000000000" office:value-type="float" office:value="2.016505678" calcext:value-type="float">
            <text:p>2.016505678</text:p>
          </table:table-cell>
          <table:table-cell table:formula="of:=INT([.B663]/(1920*1920))" office:value-type="float" office:value="547" calcext:value-type="float">
            <text:p>5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SFM__embryo_5_ctrl_Tbx5WT_6som_MVL__C2__A000.tif</text:p>
          </table:table-cell>
          <table:table-cell office:value-type="float" office:value="1441413706" calcext:value-type="float">
            <text:p>1441413706</text:p>
          </table:table-cell>
          <table:table-cell office:value-type="float" office:value="37156" calcext:value-type="float">
            <text:p>37156</text:p>
          </table:table-cell>
          <table:table-cell table:formula="of:=[.C664]/1000" office:value-type="float" office:value="37.156" calcext:value-type="float">
            <text:p>37.156</text:p>
          </table:table-cell>
          <table:table-cell table:formula="of:=[.B664]/1000000000" office:value-type="float" office:value="1.441413706" calcext:value-type="float">
            <text:p>1.441413706</text:p>
          </table:table-cell>
          <table:table-cell table:formula="of:=INT([.B664]/(1920*1920))" office:value-type="float" office:value="391" calcext:value-type="float">
            <text:p>3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SFM__embryo_5_ctrl_Tbx5WT_6som_MVL__C2__A072.tif</text:p>
          </table:table-cell>
          <table:table-cell office:value-type="float" office:value="1677348874" calcext:value-type="float">
            <text:p>1677348874</text:p>
          </table:table-cell>
          <table:table-cell office:value-type="float" office:value="37156" calcext:value-type="float">
            <text:p>37156</text:p>
          </table:table-cell>
          <table:table-cell table:formula="of:=[.C665]/1000" office:value-type="float" office:value="37.156" calcext:value-type="float">
            <text:p>37.156</text:p>
          </table:table-cell>
          <table:table-cell table:formula="of:=[.B665]/1000000000" office:value-type="float" office:value="1.677348874" calcext:value-type="float">
            <text:p>1.677348874</text:p>
          </table:table-cell>
          <table:table-cell table:formula="of:=INT([.B665]/(1920*1920))" office:value-type="float" office:value="455" calcext:value-type="float">
            <text:p>4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SFM__embryo_5_ctrl_Tbx5WT_6som_MVL__C2__A288.tif</text:p>
          </table:table-cell>
          <table:table-cell office:value-type="float" office:value="2016505677.5" calcext:value-type="float">
            <text:p>2016505677.5</text:p>
          </table:table-cell>
          <table:table-cell office:value-type="float" office:value="37156" calcext:value-type="float">
            <text:p>37156</text:p>
          </table:table-cell>
          <table:table-cell table:formula="of:=[.C666]/1000" office:value-type="float" office:value="37.156" calcext:value-type="float">
            <text:p>37.156</text:p>
          </table:table-cell>
          <table:table-cell table:formula="of:=[.B666]/1000000000" office:value-type="float" office:value="2.0165056775" calcext:value-type="float">
            <text:p>2.0165056775</text:p>
          </table:table-cell>
          <table:table-cell table:formula="of:=INT([.B666]/(1920*1920))" office:value-type="float" office:value="547" calcext:value-type="float">
            <text:p>5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SFM__embryo_5_ctrl_Tbx5WT_6som_MVL__C3__A000.tif</text:p>
          </table:table-cell>
          <table:table-cell office:value-type="float" office:value="1441413706" calcext:value-type="float">
            <text:p>1441413706</text:p>
          </table:table-cell>
          <table:table-cell office:value-type="float" office:value="37156" calcext:value-type="float">
            <text:p>37156</text:p>
          </table:table-cell>
          <table:table-cell table:formula="of:=[.C667]/1000" office:value-type="float" office:value="37.156" calcext:value-type="float">
            <text:p>37.156</text:p>
          </table:table-cell>
          <table:table-cell table:formula="of:=[.B667]/1000000000" office:value-type="float" office:value="1.441413706" calcext:value-type="float">
            <text:p>1.441413706</text:p>
          </table:table-cell>
          <table:table-cell table:formula="of:=INT([.B667]/(1920*1920))" office:value-type="float" office:value="391" calcext:value-type="float">
            <text:p>3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mbryo_5_ctrl_Tbx5WT_6som_MVL__C3__A072.tif</text:p>
          </table:table-cell>
          <table:table-cell office:value-type="float" office:value="1677348874" calcext:value-type="float">
            <text:p>1677348874</text:p>
          </table:table-cell>
          <table:table-cell office:value-type="float" office:value="37156" calcext:value-type="float">
            <text:p>37156</text:p>
          </table:table-cell>
          <table:table-cell table:formula="of:=[.C668]/1000" office:value-type="float" office:value="37.156" calcext:value-type="float">
            <text:p>37.156</text:p>
          </table:table-cell>
          <table:table-cell table:formula="of:=[.B668]/1000000000" office:value-type="float" office:value="1.677348874" calcext:value-type="float">
            <text:p>1.677348874</text:p>
          </table:table-cell>
          <table:table-cell table:formula="of:=INT([.B668]/(1920*1920))" office:value-type="float" office:value="455" calcext:value-type="float">
            <text:p>4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mbryo_5_ctrl_Tbx5WT_6som_MVL__C3__A288.tif</text:p>
          </table:table-cell>
          <table:table-cell office:value-type="float" office:value="2016505677.5" calcext:value-type="float">
            <text:p>2016505677.5</text:p>
          </table:table-cell>
          <table:table-cell office:value-type="float" office:value="37156" calcext:value-type="float">
            <text:p>37156</text:p>
          </table:table-cell>
          <table:table-cell table:formula="of:=[.C669]/1000" office:value-type="float" office:value="37.156" calcext:value-type="float">
            <text:p>37.156</text:p>
          </table:table-cell>
          <table:table-cell table:formula="of:=[.B669]/1000000000" office:value-type="float" office:value="2.0165056775" calcext:value-type="float">
            <text:p>2.0165056775</text:p>
          </table:table-cell>
          <table:table-cell table:formula="of:=INT([.B669]/(1920*1920))" office:value-type="float" office:value="547" calcext:value-type="float">
            <text:p>5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SFM__embryo_5_looks_like_cKO_but_allegedly_ctrl-het-m1cre_MVL_here_is_the_1st_view__C1__A000.tif</text:p>
          </table:table-cell>
          <table:table-cell office:value-type="float" office:value="1817435380" calcext:value-type="float">
            <text:p>1817435380</text:p>
          </table:table-cell>
          <table:table-cell office:value-type="float" office:value="45491.5" calcext:value-type="float">
            <text:p>45491.5</text:p>
          </table:table-cell>
          <table:table-cell table:formula="of:=[.C670]/1000" office:value-type="float" office:value="45.4915" calcext:value-type="float">
            <text:p>45.4915</text:p>
          </table:table-cell>
          <table:table-cell table:formula="of:=[.B670]/1000000000" office:value-type="float" office:value="1.81743538" calcext:value-type="float">
            <text:p>1.81743538</text:p>
          </table:table-cell>
          <table:table-cell table:formula="of:=INT([.B670]/(1920*1920))" office:value-type="float" office:value="493" calcext:value-type="float">
            <text:p>49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mbryo_5_looks_like_cKO_but_allegedly_ctrl-het-m1cre_MVL_here_is_the_1st_view__C2__A000.tif</text:p>
          </table:table-cell>
          <table:table-cell office:value-type="float" office:value="1817435379.5" calcext:value-type="float">
            <text:p>1817435379.5</text:p>
          </table:table-cell>
          <table:table-cell office:value-type="float" office:value="45491.5" calcext:value-type="float">
            <text:p>45491.5</text:p>
          </table:table-cell>
          <table:table-cell table:formula="of:=[.C671]/1000" office:value-type="float" office:value="45.4915" calcext:value-type="float">
            <text:p>45.4915</text:p>
          </table:table-cell>
          <table:table-cell table:formula="of:=[.B671]/1000000000" office:value-type="float" office:value="1.8174353795" calcext:value-type="float">
            <text:p>1.8174353795</text:p>
          </table:table-cell>
          <table:table-cell table:formula="of:=INT([.B671]/(1920*1920))" office:value-type="float" office:value="493" calcext:value-type="float">
            <text:p>4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SFM__embryo_5_looks_like_cKO_but_allegedly_ctrl-het-m1cre_MVL_here_is_the_1st_view__C3__A000.tif</text:p>
          </table:table-cell>
          <table:table-cell office:value-type="float" office:value="1817435379.5" calcext:value-type="float">
            <text:p>1817435379.5</text:p>
          </table:table-cell>
          <table:table-cell office:value-type="float" office:value="45491.5" calcext:value-type="float">
            <text:p>45491.5</text:p>
          </table:table-cell>
          <table:table-cell table:formula="of:=[.C672]/1000" office:value-type="float" office:value="45.4915" calcext:value-type="float">
            <text:p>45.4915</text:p>
          </table:table-cell>
          <table:table-cell table:formula="of:=[.B672]/1000000000" office:value-type="float" office:value="1.8174353795" calcext:value-type="float">
            <text:p>1.8174353795</text:p>
          </table:table-cell>
          <table:table-cell table:formula="of:=INT([.B672]/(1920*1920))" office:value-type="float" office:value="493" calcext:value-type="float">
            <text:p>4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mbryo_5_looks_like_cKO_but_allegedly_ctrl-het-m1cre_MVL_missing_1st_view__C0__A036.tif</text:p>
          </table:table-cell>
          <table:table-cell office:value-type="float" office:value="2543613375.5" calcext:value-type="float">
            <text:p>2543613375.5</text:p>
          </table:table-cell>
          <table:table-cell office:value-type="float" office:value="45491.5" calcext:value-type="float">
            <text:p>45491.5</text:p>
          </table:table-cell>
          <table:table-cell table:formula="of:=[.C673]/1000" office:value-type="float" office:value="45.4915" calcext:value-type="float">
            <text:p>45.4915</text:p>
          </table:table-cell>
          <table:table-cell table:formula="of:=[.B673]/1000000000" office:value-type="float" office:value="2.5436133755" calcext:value-type="float">
            <text:p>2.5436133755</text:p>
          </table:table-cell>
          <table:table-cell table:formula="of:=INT([.B673]/(1920*1920))" office:value-type="float" office:value="689" calcext:value-type="float">
            <text:p>6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SFM__embryo_5_looks_like_cKO_but_allegedly_ctrl-het-m1cre_MVL_missing_1st_view__C0__A324.tif</text:p>
          </table:table-cell>
          <table:table-cell office:value-type="float" office:value="2145532723" calcext:value-type="float">
            <text:p>2145532723</text:p>
          </table:table-cell>
          <table:table-cell office:value-type="float" office:value="45491.5" calcext:value-type="float">
            <text:p>45491.5</text:p>
          </table:table-cell>
          <table:table-cell table:formula="of:=[.C674]/1000" office:value-type="float" office:value="45.4915" calcext:value-type="float">
            <text:p>45.4915</text:p>
          </table:table-cell>
          <table:table-cell table:formula="of:=[.B674]/1000000000" office:value-type="float" office:value="2.145532723" calcext:value-type="float">
            <text:p>2.145532723</text:p>
          </table:table-cell>
          <table:table-cell table:formula="of:=INT([.B674]/(1920*1920))"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SFM__embryo_5_looks_like_cKO_but_allegedly_ctrl-het-m1cre_MVL_missing_1st_view__C1__A324.tif</text:p>
          </table:table-cell>
          <table:table-cell office:value-type="float" office:value="2145532723" calcext:value-type="float">
            <text:p>2145532723</text:p>
          </table:table-cell>
          <table:table-cell office:value-type="float" office:value="45491.5" calcext:value-type="float">
            <text:p>45491.5</text:p>
          </table:table-cell>
          <table:table-cell table:formula="of:=[.C675]/1000" office:value-type="float" office:value="45.4915" calcext:value-type="float">
            <text:p>45.4915</text:p>
          </table:table-cell>
          <table:table-cell table:formula="of:=[.B675]/1000000000" office:value-type="float" office:value="2.145532723" calcext:value-type="float">
            <text:p>2.145532723</text:p>
          </table:table-cell>
          <table:table-cell table:formula="of:=INT([.B675]/(1920*1920))" office:value-type="float" office:value="582" calcext:value-type="float">
            <text:p>5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SFM__embryo_5_looks_like_cKO_but_allegedly_ctrl-het-m1cre_MVL_missing_1st_view__C2__A036.tif</text:p>
          </table:table-cell>
          <table:table-cell office:value-type="float" office:value="2543613375.5" calcext:value-type="float">
            <text:p>2543613375.5</text:p>
          </table:table-cell>
          <table:table-cell office:value-type="float" office:value="45491.5" calcext:value-type="float">
            <text:p>45491.5</text:p>
          </table:table-cell>
          <table:table-cell table:formula="of:=[.C676]/1000" office:value-type="float" office:value="45.4915" calcext:value-type="float">
            <text:p>45.4915</text:p>
          </table:table-cell>
          <table:table-cell table:formula="of:=[.B676]/1000000000" office:value-type="float" office:value="2.5436133755" calcext:value-type="float">
            <text:p>2.5436133755</text:p>
          </table:table-cell>
          <table:table-cell table:formula="of:=INT([.B676]/(1920*1920))" office:value-type="float" office:value="689" calcext:value-type="float">
            <text:p>6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LSFM__embryo_5_looks_like_cKO_but_allegedly_ctrl-het-m1cre_MVL_missing_1st_view__C2__A324.tif</text:p>
          </table:table-cell>
          <table:table-cell office:value-type="float" office:value="2145532723" calcext:value-type="float">
            <text:p>2145532723</text:p>
          </table:table-cell>
          <table:table-cell office:value-type="float" office:value="45491.5" calcext:value-type="float">
            <text:p>45491.5</text:p>
          </table:table-cell>
          <table:table-cell table:formula="of:=[.C677]/1000" office:value-type="float" office:value="45.4915" calcext:value-type="float">
            <text:p>45.4915</text:p>
          </table:table-cell>
          <table:table-cell table:formula="of:=[.B677]/1000000000" office:value-type="float" office:value="2.145532723" calcext:value-type="float">
            <text:p>2.145532723</text:p>
          </table:table-cell>
          <table:table-cell table:formula="of:=INT([.B677]/(1920*1920))" office:value-type="float" office:value="582" calcext:value-type="float">
            <text:p>58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SFM__embryo_5_looks_like_cKO_but_allegedly_ctrl-het-m1cre_MVL_missing_1st_view__C3__A036.tif</text:p>
          </table:table-cell>
          <table:table-cell office:value-type="float" office:value="2543613376" calcext:value-type="float">
            <text:p>2543613376</text:p>
          </table:table-cell>
          <table:table-cell office:value-type="float" office:value="45491.5" calcext:value-type="float">
            <text:p>45491.5</text:p>
          </table:table-cell>
          <table:table-cell table:formula="of:=[.C678]/1000" office:value-type="float" office:value="45.4915" calcext:value-type="float">
            <text:p>45.4915</text:p>
          </table:table-cell>
          <table:table-cell table:formula="of:=[.B678]/1000000000" office:value-type="float" office:value="2.543613376" calcext:value-type="float">
            <text:p>2.543613376</text:p>
          </table:table-cell>
          <table:table-cell table:formula="of:=INT([.B678]/(1920*1920))" office:value-type="float" office:value="689" calcext:value-type="float">
            <text:p>68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SFM__embryo_5_looks_like_cKO_but_allegedly_ctrl-het-m1cre_MVL_missing_1st_view__C3__A324.tif</text:p>
          </table:table-cell>
          <table:table-cell office:value-type="float" office:value="2145532723" calcext:value-type="float">
            <text:p>2145532723</text:p>
          </table:table-cell>
          <table:table-cell office:value-type="float" office:value="45491.5" calcext:value-type="float">
            <text:p>45491.5</text:p>
          </table:table-cell>
          <table:table-cell table:formula="of:=[.C679]/1000" office:value-type="float" office:value="45.4915" calcext:value-type="float">
            <text:p>45.4915</text:p>
          </table:table-cell>
          <table:table-cell table:formula="of:=[.B679]/1000000000" office:value-type="float" office:value="2.145532723" calcext:value-type="float">
            <text:p>2.145532723</text:p>
          </table:table-cell>
          <table:table-cell table:formula="of:=INT([.B679]/(1920*1920))" office:value-type="float" office:value="582" calcext:value-type="float">
            <text:p>58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SFM__embryo_6_ctrl_MVL__C0__A000.tif</text:p>
          </table:table-cell>
          <table:table-cell office:value-type="float" office:value="1787943481.5" calcext:value-type="float">
            <text:p>1787943481.5</text:p>
          </table:table-cell>
          <table:table-cell office:value-type="float" office:value="20482" calcext:value-type="float">
            <text:p>20482</text:p>
          </table:table-cell>
          <table:table-cell table:formula="of:=[.C680]/1000" office:value-type="float" office:value="20.482" calcext:value-type="float">
            <text:p>20.482</text:p>
          </table:table-cell>
          <table:table-cell table:formula="of:=[.B680]/1000000000" office:value-type="float" office:value="1.7879434815" calcext:value-type="float">
            <text:p>1.7879434815</text:p>
          </table:table-cell>
          <table:table-cell table:formula="of:=INT([.B680]/(1920*1920))" office:value-type="float" office:value="485" calcext:value-type="float">
            <text:p>4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SFM__embryo_6_ctrl_MVL__C0__A072.tif</text:p>
          </table:table-cell>
          <table:table-cell office:value-type="float" office:value="1500397496" calcext:value-type="float">
            <text:p>1500397496</text:p>
          </table:table-cell>
          <table:table-cell office:value-type="float" office:value="20482" calcext:value-type="float">
            <text:p>20482</text:p>
          </table:table-cell>
          <table:table-cell table:formula="of:=[.C681]/1000" office:value-type="float" office:value="20.482" calcext:value-type="float">
            <text:p>20.482</text:p>
          </table:table-cell>
          <table:table-cell table:formula="of:=[.B681]/1000000000" office:value-type="float" office:value="1.500397496" calcext:value-type="float">
            <text:p>1.500397496</text:p>
          </table:table-cell>
          <table:table-cell table:formula="of:=INT([.B681]/(1920*1920))" office:value-type="float" office:value="407" calcext:value-type="float">
            <text:p>4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SFM__embryo_6_ctrl_MVL__C0__A144.tif</text:p>
          </table:table-cell>
          <table:table-cell office:value-type="float" office:value="1894851605" calcext:value-type="float">
            <text:p>1894851605</text:p>
          </table:table-cell>
          <table:table-cell office:value-type="float" office:value="20482" calcext:value-type="float">
            <text:p>20482</text:p>
          </table:table-cell>
          <table:table-cell table:formula="of:=[.C682]/1000" office:value-type="float" office:value="20.482" calcext:value-type="float">
            <text:p>20.482</text:p>
          </table:table-cell>
          <table:table-cell table:formula="of:=[.B682]/1000000000" office:value-type="float" office:value="1.894851605" calcext:value-type="float">
            <text:p>1.894851605</text:p>
          </table:table-cell>
          <table:table-cell table:formula="of:=INT([.B682]/(1920*1920))"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SFM__embryo_6_ctrl_MVL__C1__A000.tif</text:p>
          </table:table-cell>
          <table:table-cell office:value-type="float" office:value="1787943482" calcext:value-type="float">
            <text:p>1787943482</text:p>
          </table:table-cell>
          <table:table-cell office:value-type="float" office:value="20482" calcext:value-type="float">
            <text:p>20482</text:p>
          </table:table-cell>
          <table:table-cell table:formula="of:=[.C683]/1000" office:value-type="float" office:value="20.482" calcext:value-type="float">
            <text:p>20.482</text:p>
          </table:table-cell>
          <table:table-cell table:formula="of:=[.B683]/1000000000" office:value-type="float" office:value="1.787943482" calcext:value-type="float">
            <text:p>1.787943482</text:p>
          </table:table-cell>
          <table:table-cell table:formula="of:=INT([.B683]/(1920*1920))" office:value-type="float" office:value="485" calcext:value-type="float">
            <text:p>4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SFM__embryo_6_ctrl_MVL__C1__A072.tif</text:p>
          </table:table-cell>
          <table:table-cell office:value-type="float" office:value="1500397496.5" calcext:value-type="float">
            <text:p>1500397496.5</text:p>
          </table:table-cell>
          <table:table-cell office:value-type="float" office:value="20482" calcext:value-type="float">
            <text:p>20482</text:p>
          </table:table-cell>
          <table:table-cell table:formula="of:=[.C684]/1000" office:value-type="float" office:value="20.482" calcext:value-type="float">
            <text:p>20.482</text:p>
          </table:table-cell>
          <table:table-cell table:formula="of:=[.B684]/1000000000" office:value-type="float" office:value="1.5003974965" calcext:value-type="float">
            <text:p>1.5003974965</text:p>
          </table:table-cell>
          <table:table-cell table:formula="of:=INT([.B684]/(1920*1920))" office:value-type="float" office:value="407" calcext:value-type="float">
            <text:p>4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SFM__embryo_6_ctrl_MVL__C2__A000.tif</text:p>
          </table:table-cell>
          <table:table-cell office:value-type="float" office:value="1787943482" calcext:value-type="float">
            <text:p>1787943482</text:p>
          </table:table-cell>
          <table:table-cell office:value-type="float" office:value="20482" calcext:value-type="float">
            <text:p>20482</text:p>
          </table:table-cell>
          <table:table-cell table:formula="of:=[.C685]/1000" office:value-type="float" office:value="20.482" calcext:value-type="float">
            <text:p>20.482</text:p>
          </table:table-cell>
          <table:table-cell table:formula="of:=[.B685]/1000000000" office:value-type="float" office:value="1.787943482" calcext:value-type="float">
            <text:p>1.787943482</text:p>
          </table:table-cell>
          <table:table-cell table:formula="of:=INT([.B685]/(1920*1920))" office:value-type="float" office:value="485" calcext:value-type="float">
            <text:p>4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SFM__embryo_6_ctrl_MVL__C2__A072.tif</text:p>
          </table:table-cell>
          <table:table-cell office:value-type="float" office:value="1500397496.5" calcext:value-type="float">
            <text:p>1500397496.5</text:p>
          </table:table-cell>
          <table:table-cell office:value-type="float" office:value="20482" calcext:value-type="float">
            <text:p>20482</text:p>
          </table:table-cell>
          <table:table-cell table:formula="of:=[.C686]/1000" office:value-type="float" office:value="20.482" calcext:value-type="float">
            <text:p>20.482</text:p>
          </table:table-cell>
          <table:table-cell table:formula="of:=[.B686]/1000000000" office:value-type="float" office:value="1.5003974965" calcext:value-type="float">
            <text:p>1.5003974965</text:p>
          </table:table-cell>
          <table:table-cell table:formula="of:=INT([.B686]/(1920*1920))"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mbryo_6_ctrl_MVL__C2__A144.tif</text:p>
          </table:table-cell>
          <table:table-cell office:value-type="float" office:value="1894851605" calcext:value-type="float">
            <text:p>1894851605</text:p>
          </table:table-cell>
          <table:table-cell office:value-type="float" office:value="20482" calcext:value-type="float">
            <text:p>20482</text:p>
          </table:table-cell>
          <table:table-cell table:formula="of:=[.C687]/1000" office:value-type="float" office:value="20.482" calcext:value-type="float">
            <text:p>20.482</text:p>
          </table:table-cell>
          <table:table-cell table:formula="of:=[.B687]/1000000000" office:value-type="float" office:value="1.894851605" calcext:value-type="float">
            <text:p>1.894851605</text:p>
          </table:table-cell>
          <table:table-cell table:formula="of:=INT([.B687]/(1920*1920))"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SFM__embryo_6_ctrl_MVL__C3__A000.tif</text:p>
          </table:table-cell>
          <table:table-cell office:value-type="float" office:value="1787943482" calcext:value-type="float">
            <text:p>1787943482</text:p>
          </table:table-cell>
          <table:table-cell office:value-type="float" office:value="20482" calcext:value-type="float">
            <text:p>20482</text:p>
          </table:table-cell>
          <table:table-cell table:formula="of:=[.C688]/1000" office:value-type="float" office:value="20.482" calcext:value-type="float">
            <text:p>20.482</text:p>
          </table:table-cell>
          <table:table-cell table:formula="of:=[.B688]/1000000000" office:value-type="float" office:value="1.787943482" calcext:value-type="float">
            <text:p>1.787943482</text:p>
          </table:table-cell>
          <table:table-cell table:formula="of:=INT([.B688]/(1920*1920))" office:value-type="float" office:value="485" calcext:value-type="float">
            <text:p>48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SFM__embryo_6_ctrl_MVL__C3__A072.tif</text:p>
          </table:table-cell>
          <table:table-cell office:value-type="float" office:value="1500397496" calcext:value-type="float">
            <text:p>1500397496</text:p>
          </table:table-cell>
          <table:table-cell office:value-type="float" office:value="20482" calcext:value-type="float">
            <text:p>20482</text:p>
          </table:table-cell>
          <table:table-cell table:formula="of:=[.C689]/1000" office:value-type="float" office:value="20.482" calcext:value-type="float">
            <text:p>20.482</text:p>
          </table:table-cell>
          <table:table-cell table:formula="of:=[.B689]/1000000000" office:value-type="float" office:value="1.500397496" calcext:value-type="float">
            <text:p>1.500397496</text:p>
          </table:table-cell>
          <table:table-cell table:formula="of:=INT([.B689]/(1920*1920))" office:value-type="float" office:value="407" calcext:value-type="float">
            <text:p>4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embryo_6_ctrl_MVL__C3__A144.tif</text:p>
          </table:table-cell>
          <table:table-cell office:value-type="float" office:value="1894851605" calcext:value-type="float">
            <text:p>1894851605</text:p>
          </table:table-cell>
          <table:table-cell office:value-type="float" office:value="20482" calcext:value-type="float">
            <text:p>20482</text:p>
          </table:table-cell>
          <table:table-cell table:formula="of:=[.C690]/1000" office:value-type="float" office:value="20.482" calcext:value-type="float">
            <text:p>20.482</text:p>
          </table:table-cell>
          <table:table-cell table:formula="of:=[.B690]/1000000000" office:value-type="float" office:value="1.894851605" calcext:value-type="float">
            <text:p>1.894851605</text:p>
          </table:table-cell>
          <table:table-cell table:formula="of:=INT([.B690]/(1920*1920))" office:value-type="float" office:value="514" calcext:value-type="float">
            <text:p>5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SFM__embryo_6_Nkx25cKO_6som_MVL_no_F6__C0__A000.tif</text:p>
          </table:table-cell>
          <table:table-cell office:value-type="float" office:value="1404548834" calcext:value-type="float">
            <text:p>1404548834</text:p>
          </table:table-cell>
          <table:table-cell office:value-type="float" office:value="20306" calcext:value-type="float">
            <text:p>20306</text:p>
          </table:table-cell>
          <table:table-cell table:formula="of:=[.C691]/1000" office:value-type="float" office:value="20.306" calcext:value-type="float">
            <text:p>20.306</text:p>
          </table:table-cell>
          <table:table-cell table:formula="of:=[.B691]/1000000000" office:value-type="float" office:value="1.404548834" calcext:value-type="float">
            <text:p>1.404548834</text:p>
          </table:table-cell>
          <table:table-cell table:formula="of:=INT([.B691]/(1920*1920))" office:value-type="float" office:value="381" calcext:value-type="float">
            <text:p>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SFM__embryo_6_Nkx25cKO_6som_MVL_no_F6__C0__A072.tif</text:p>
          </table:table-cell>
          <table:table-cell office:value-type="float" office:value="2901194174" calcext:value-type="float">
            <text:p>2901194174</text:p>
          </table:table-cell>
          <table:table-cell office:value-type="float" office:value="20306" calcext:value-type="float">
            <text:p>20306</text:p>
          </table:table-cell>
          <table:table-cell table:formula="of:=[.C692]/1000" office:value-type="float" office:value="20.306" calcext:value-type="float">
            <text:p>20.306</text:p>
          </table:table-cell>
          <table:table-cell table:formula="of:=[.B692]/1000000000" office:value-type="float" office:value="2.901194174" calcext:value-type="float">
            <text:p>2.901194174</text:p>
          </table:table-cell>
          <table:table-cell table:formula="of:=INT([.B692]/(1920*1920))" office:value-type="float" office:value="786" calcext:value-type="float">
            <text:p>78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mbryo_6_Nkx25cKO_6som_MVL_no_F6__C0__A288.tif</text:p>
          </table:table-cell>
          <table:table-cell office:value-type="float" office:value="2938058174" calcext:value-type="float">
            <text:p>2938058174</text:p>
          </table:table-cell>
          <table:table-cell office:value-type="float" office:value="20306" calcext:value-type="float">
            <text:p>20306</text:p>
          </table:table-cell>
          <table:table-cell table:formula="of:=[.C693]/1000" office:value-type="float" office:value="20.306" calcext:value-type="float">
            <text:p>20.306</text:p>
          </table:table-cell>
          <table:table-cell table:formula="of:=[.B693]/1000000000" office:value-type="float" office:value="2.938058174" calcext:value-type="float">
            <text:p>2.938058174</text:p>
          </table:table-cell>
          <table:table-cell table:formula="of:=INT([.B693]/(1920*1920))" office:value-type="float" office:value="796" calcext:value-type="float">
            <text:p>79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mbryo_6_Nkx25cKO_6som_MVL_no_F6__C1__A000.tif</text:p>
          </table:table-cell>
          <table:table-cell office:value-type="float" office:value="1404548834.5" calcext:value-type="float">
            <text:p>1404548834.5</text:p>
          </table:table-cell>
          <table:table-cell office:value-type="float" office:value="20306" calcext:value-type="float">
            <text:p>20306</text:p>
          </table:table-cell>
          <table:table-cell table:formula="of:=[.C694]/1000" office:value-type="float" office:value="20.306" calcext:value-type="float">
            <text:p>20.306</text:p>
          </table:table-cell>
          <table:table-cell table:formula="of:=[.B694]/1000000000" office:value-type="float" office:value="1.4045488345" calcext:value-type="float">
            <text:p>1.4045488345</text:p>
          </table:table-cell>
          <table:table-cell table:formula="of:=INT([.B694]/(1920*1920))" office:value-type="float" office:value="381" calcext:value-type="float">
            <text:p>38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SFM__embryo_6_Nkx25cKO_6som_MVL_no_F6__C1__A072.tif</text:p>
          </table:table-cell>
          <table:table-cell office:value-type="float" office:value="2901194174.5" calcext:value-type="float">
            <text:p>2901194174.5</text:p>
          </table:table-cell>
          <table:table-cell office:value-type="float" office:value="20306" calcext:value-type="float">
            <text:p>20306</text:p>
          </table:table-cell>
          <table:table-cell table:formula="of:=[.C695]/1000" office:value-type="float" office:value="20.306" calcext:value-type="float">
            <text:p>20.306</text:p>
          </table:table-cell>
          <table:table-cell table:formula="of:=[.B695]/1000000000" office:value-type="float" office:value="2.9011941745" calcext:value-type="float">
            <text:p>2.9011941745</text:p>
          </table:table-cell>
          <table:table-cell table:formula="of:=INT([.B695]/(1920*1920))" office:value-type="float" office:value="786" calcext:value-type="float">
            <text:p>7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mbryo_6_Nkx25cKO_6som_MVL_no_F6__C1__A288.tif</text:p>
          </table:table-cell>
          <table:table-cell office:value-type="float" office:value="2938058174.5" calcext:value-type="float">
            <text:p>2938058174.5</text:p>
          </table:table-cell>
          <table:table-cell office:value-type="float" office:value="20306" calcext:value-type="float">
            <text:p>20306</text:p>
          </table:table-cell>
          <table:table-cell table:formula="of:=[.C696]/1000" office:value-type="float" office:value="20.306" calcext:value-type="float">
            <text:p>20.306</text:p>
          </table:table-cell>
          <table:table-cell table:formula="of:=[.B696]/1000000000" office:value-type="float" office:value="2.9380581745" calcext:value-type="float">
            <text:p>2.9380581745</text:p>
          </table:table-cell>
          <table:table-cell table:formula="of:=INT([.B696]/(1920*1920))" office:value-type="float" office:value="796" calcext:value-type="float">
            <text:p>79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SFM__embryo_6_Nkx25cKO_6som_MVL_no_F6__C2__A000.tif</text:p>
          </table:table-cell>
          <table:table-cell office:value-type="float" office:value="1404548834.5" calcext:value-type="float">
            <text:p>1404548834.5</text:p>
          </table:table-cell>
          <table:table-cell office:value-type="float" office:value="20306" calcext:value-type="float">
            <text:p>20306</text:p>
          </table:table-cell>
          <table:table-cell table:formula="of:=[.C697]/1000" office:value-type="float" office:value="20.306" calcext:value-type="float">
            <text:p>20.306</text:p>
          </table:table-cell>
          <table:table-cell table:formula="of:=[.B697]/1000000000" office:value-type="float" office:value="1.4045488345" calcext:value-type="float">
            <text:p>1.4045488345</text:p>
          </table:table-cell>
          <table:table-cell table:formula="of:=INT([.B697]/(1920*1920))" office:value-type="float" office:value="381" calcext:value-type="float">
            <text:p>3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SFM__embryo_6_Nkx25cKO_6som_MVL_no_F6__C2__A072.tif</text:p>
          </table:table-cell>
          <table:table-cell office:value-type="float" office:value="2901194174.5" calcext:value-type="float">
            <text:p>2901194174.5</text:p>
          </table:table-cell>
          <table:table-cell office:value-type="float" office:value="20306" calcext:value-type="float">
            <text:p>20306</text:p>
          </table:table-cell>
          <table:table-cell table:formula="of:=[.C698]/1000" office:value-type="float" office:value="20.306" calcext:value-type="float">
            <text:p>20.306</text:p>
          </table:table-cell>
          <table:table-cell table:formula="of:=[.B698]/1000000000" office:value-type="float" office:value="2.9011941745" calcext:value-type="float">
            <text:p>2.9011941745</text:p>
          </table:table-cell>
          <table:table-cell table:formula="of:=INT([.B698]/(1920*1920))" office:value-type="float" office:value="786" calcext:value-type="float">
            <text:p>7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mbryo_6_Nkx25cKO_6som_MVL_no_F6__C2__A288.tif</text:p>
          </table:table-cell>
          <table:table-cell office:value-type="float" office:value="2938058174.5" calcext:value-type="float">
            <text:p>2938058174.5</text:p>
          </table:table-cell>
          <table:table-cell office:value-type="float" office:value="20306" calcext:value-type="float">
            <text:p>20306</text:p>
          </table:table-cell>
          <table:table-cell table:formula="of:=[.C699]/1000" office:value-type="float" office:value="20.306" calcext:value-type="float">
            <text:p>20.306</text:p>
          </table:table-cell>
          <table:table-cell table:formula="of:=[.B699]/1000000000" office:value-type="float" office:value="2.9380581745" calcext:value-type="float">
            <text:p>2.9380581745</text:p>
          </table:table-cell>
          <table:table-cell table:formula="of:=INT([.B699]/(1920*1920))" office:value-type="float" office:value="796" calcext:value-type="float">
            <text:p>79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SFM__embryo_6_Nkx25cKO_6som_MVL_no_F6__C3__A000.tif</text:p>
          </table:table-cell>
          <table:table-cell office:value-type="float" office:value="1404548834.5" calcext:value-type="float">
            <text:p>1404548834.5</text:p>
          </table:table-cell>
          <table:table-cell office:value-type="float" office:value="20306" calcext:value-type="float">
            <text:p>20306</text:p>
          </table:table-cell>
          <table:table-cell table:formula="of:=[.C700]/1000" office:value-type="float" office:value="20.306" calcext:value-type="float">
            <text:p>20.306</text:p>
          </table:table-cell>
          <table:table-cell table:formula="of:=[.B700]/1000000000" office:value-type="float" office:value="1.4045488345" calcext:value-type="float">
            <text:p>1.4045488345</text:p>
          </table:table-cell>
          <table:table-cell table:formula="of:=INT([.B700]/(1920*1920))" office:value-type="float" office:value="381" calcext:value-type="float">
            <text:p>3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SFM__embryo_6_Nkx25cKO_6som_MVL_no_F6__C3__A072.tif</text:p>
          </table:table-cell>
          <table:table-cell office:value-type="float" office:value="2901194174.5" calcext:value-type="float">
            <text:p>2901194174.5</text:p>
          </table:table-cell>
          <table:table-cell office:value-type="float" office:value="20306" calcext:value-type="float">
            <text:p>20306</text:p>
          </table:table-cell>
          <table:table-cell table:formula="of:=[.C701]/1000" office:value-type="float" office:value="20.306" calcext:value-type="float">
            <text:p>20.306</text:p>
          </table:table-cell>
          <table:table-cell table:formula="of:=[.B701]/1000000000" office:value-type="float" office:value="2.9011941745" calcext:value-type="float">
            <text:p>2.9011941745</text:p>
          </table:table-cell>
          <table:table-cell table:formula="of:=INT([.B701]/(1920*1920))" office:value-type="float" office:value="786" calcext:value-type="float">
            <text:p>7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SFM__embryo_6_Nkx25cKO_6som_MVL_no_F6__C3__A288.tif</text:p>
          </table:table-cell>
          <table:table-cell office:value-type="float" office:value="2938058174.5" calcext:value-type="float">
            <text:p>2938058174.5</text:p>
          </table:table-cell>
          <table:table-cell office:value-type="float" office:value="20306" calcext:value-type="float">
            <text:p>20306</text:p>
          </table:table-cell>
          <table:table-cell table:formula="of:=[.C702]/1000" office:value-type="float" office:value="20.306" calcext:value-type="float">
            <text:p>20.306</text:p>
          </table:table-cell>
          <table:table-cell table:formula="of:=[.B702]/1000000000" office:value-type="float" office:value="2.9380581745" calcext:value-type="float">
            <text:p>2.9380581745</text:p>
          </table:table-cell>
          <table:table-cell table:formula="of:=INT([.B702]/(1920*1920))" office:value-type="float" office:value="796" calcext:value-type="float">
            <text:p>7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SFM__embryo_7_ctrl_Tbx5WT_6som_MVL_no_F6__C0__A000.tif</text:p>
          </table:table-cell>
          <table:table-cell office:value-type="float" office:value="1253402868.5" calcext:value-type="float">
            <text:p>1253402868.5</text:p>
          </table:table-cell>
          <table:table-cell office:value-type="float" office:value="20306" calcext:value-type="float">
            <text:p>20306</text:p>
          </table:table-cell>
          <table:table-cell table:formula="of:=[.C703]/1000" office:value-type="float" office:value="20.306" calcext:value-type="float">
            <text:p>20.306</text:p>
          </table:table-cell>
          <table:table-cell table:formula="of:=[.B703]/1000000000" office:value-type="float" office:value="1.2534028685" calcext:value-type="float">
            <text:p>1.2534028685</text:p>
          </table:table-cell>
          <table:table-cell table:formula="of:=INT([.B703]/(1920*1920))" office:value-type="float" office:value="340" calcext:value-type="float">
            <text:p>3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SFM__embryo_7_ctrl_Tbx5WT_6som_MVL_no_F6__C0__A072.tif</text:p>
          </table:table-cell>
          <table:table-cell office:value-type="float" office:value="2772170175.5" calcext:value-type="float">
            <text:p>2772170175.5</text:p>
          </table:table-cell>
          <table:table-cell office:value-type="float" office:value="20306" calcext:value-type="float">
            <text:p>20306</text:p>
          </table:table-cell>
          <table:table-cell table:formula="of:=[.C704]/1000" office:value-type="float" office:value="20.306" calcext:value-type="float">
            <text:p>20.306</text:p>
          </table:table-cell>
          <table:table-cell table:formula="of:=[.B704]/1000000000" office:value-type="float" office:value="2.7721701755" calcext:value-type="float">
            <text:p>2.7721701755</text:p>
          </table:table-cell>
          <table:table-cell table:formula="of:=INT([.B704]/(1920*1920))" office:value-type="float" office:value="751" calcext:value-type="float">
            <text:p>7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7_ctrl_Tbx5WT_6som_MVL_no_F6__C0__A288.tif</text:p>
          </table:table-cell>
          <table:table-cell office:value-type="float" office:value="2532554176.5" calcext:value-type="float">
            <text:p>2532554176.5</text:p>
          </table:table-cell>
          <table:table-cell office:value-type="float" office:value="20306" calcext:value-type="float">
            <text:p>20306</text:p>
          </table:table-cell>
          <table:table-cell table:formula="of:=[.C705]/1000" office:value-type="float" office:value="20.306" calcext:value-type="float">
            <text:p>20.306</text:p>
          </table:table-cell>
          <table:table-cell table:formula="of:=[.B705]/1000000000" office:value-type="float" office:value="2.5325541765" calcext:value-type="float">
            <text:p>2.5325541765</text:p>
          </table:table-cell>
          <table:table-cell table:formula="of:=INT([.B705]/(1920*1920))" office:value-type="float" office:value="686" calcext:value-type="float">
            <text:p>68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7_ctrl_Tbx5WT_6som_MVL_no_F6__C1__A000.tif</text:p>
          </table:table-cell>
          <table:table-cell office:value-type="float" office:value="1253402869" calcext:value-type="float">
            <text:p>1253402869</text:p>
          </table:table-cell>
          <table:table-cell office:value-type="float" office:value="20306" calcext:value-type="float">
            <text:p>20306</text:p>
          </table:table-cell>
          <table:table-cell table:formula="of:=[.C706]/1000" office:value-type="float" office:value="20.306" calcext:value-type="float">
            <text:p>20.306</text:p>
          </table:table-cell>
          <table:table-cell table:formula="of:=[.B706]/1000000000" office:value-type="float" office:value="1.253402869" calcext:value-type="float">
            <text:p>1.253402869</text:p>
          </table:table-cell>
          <table:table-cell table:formula="of:=INT([.B706]/(1920*1920))" office:value-type="float" office:value="340" calcext:value-type="float">
            <text:p>3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SFM__embryo_7_ctrl_Tbx5WT_6som_MVL_no_F6__C1__A072.tif</text:p>
          </table:table-cell>
          <table:table-cell office:value-type="float" office:value="2772170176" calcext:value-type="float">
            <text:p>2772170176</text:p>
          </table:table-cell>
          <table:table-cell office:value-type="float" office:value="20306" calcext:value-type="float">
            <text:p>20306</text:p>
          </table:table-cell>
          <table:table-cell table:formula="of:=[.C707]/1000" office:value-type="float" office:value="20.306" calcext:value-type="float">
            <text:p>20.306</text:p>
          </table:table-cell>
          <table:table-cell table:formula="of:=[.B707]/1000000000" office:value-type="float" office:value="2.772170176" calcext:value-type="float">
            <text:p>2.772170176</text:p>
          </table:table-cell>
          <table:table-cell table:formula="of:=INT([.B707]/(1920*1920))" office:value-type="float" office:value="751" calcext:value-type="float">
            <text:p>7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7_ctrl_Tbx5WT_6som_MVL_no_F6__C1__A288.tif</text:p>
          </table:table-cell>
          <table:table-cell office:value-type="float" office:value="2532554176" calcext:value-type="float">
            <text:p>2532554176</text:p>
          </table:table-cell>
          <table:table-cell office:value-type="float" office:value="20306" calcext:value-type="float">
            <text:p>20306</text:p>
          </table:table-cell>
          <table:table-cell table:formula="of:=[.C708]/1000" office:value-type="float" office:value="20.306" calcext:value-type="float">
            <text:p>20.306</text:p>
          </table:table-cell>
          <table:table-cell table:formula="of:=[.B708]/1000000000" office:value-type="float" office:value="2.532554176" calcext:value-type="float">
            <text:p>2.532554176</text:p>
          </table:table-cell>
          <table:table-cell table:formula="of:=INT([.B708]/(1920*1920))" office:value-type="float" office:value="686" calcext:value-type="float">
            <text:p>68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7_ctrl_Tbx5WT_6som_MVL_no_F6__C2__A000.tif</text:p>
          </table:table-cell>
          <table:table-cell office:value-type="float" office:value="1253402869" calcext:value-type="float">
            <text:p>1253402869</text:p>
          </table:table-cell>
          <table:table-cell office:value-type="float" office:value="20306" calcext:value-type="float">
            <text:p>20306</text:p>
          </table:table-cell>
          <table:table-cell table:formula="of:=[.C709]/1000" office:value-type="float" office:value="20.306" calcext:value-type="float">
            <text:p>20.306</text:p>
          </table:table-cell>
          <table:table-cell table:formula="of:=[.B709]/1000000000" office:value-type="float" office:value="1.253402869" calcext:value-type="float">
            <text:p>1.253402869</text:p>
          </table:table-cell>
          <table:table-cell table:formula="of:=INT([.B709]/(1920*1920))"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SFM__embryo_7_ctrl_Tbx5WT_6som_MVL_no_F6__C2__A072.tif</text:p>
          </table:table-cell>
          <table:table-cell office:value-type="float" office:value="2772170176" calcext:value-type="float">
            <text:p>2772170176</text:p>
          </table:table-cell>
          <table:table-cell office:value-type="float" office:value="20306" calcext:value-type="float">
            <text:p>20306</text:p>
          </table:table-cell>
          <table:table-cell table:formula="of:=[.C710]/1000" office:value-type="float" office:value="20.306" calcext:value-type="float">
            <text:p>20.306</text:p>
          </table:table-cell>
          <table:table-cell table:formula="of:=[.B710]/1000000000" office:value-type="float" office:value="2.772170176" calcext:value-type="float">
            <text:p>2.772170176</text:p>
          </table:table-cell>
          <table:table-cell table:formula="of:=INT([.B710]/(1920*1920))" office:value-type="float" office:value="751" calcext:value-type="float">
            <text:p>7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SFM__embryo_7_ctrl_Tbx5WT_6som_MVL_no_F6__C2__A288.tif</text:p>
          </table:table-cell>
          <table:table-cell office:value-type="float" office:value="2532554176" calcext:value-type="float">
            <text:p>2532554176</text:p>
          </table:table-cell>
          <table:table-cell office:value-type="float" office:value="20306" calcext:value-type="float">
            <text:p>20306</text:p>
          </table:table-cell>
          <table:table-cell table:formula="of:=[.C711]/1000" office:value-type="float" office:value="20.306" calcext:value-type="float">
            <text:p>20.306</text:p>
          </table:table-cell>
          <table:table-cell table:formula="of:=[.B711]/1000000000" office:value-type="float" office:value="2.532554176" calcext:value-type="float">
            <text:p>2.532554176</text:p>
          </table:table-cell>
          <table:table-cell table:formula="of:=INT([.B711]/(1920*1920))" office:value-type="float" office:value="686" calcext:value-type="float">
            <text:p>6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SFM__embryo_7_ctrl_Tbx5WT_6som_MVL_no_F6__C3__A000.tif</text:p>
          </table:table-cell>
          <table:table-cell office:value-type="float" office:value="1253402869" calcext:value-type="float">
            <text:p>1253402869</text:p>
          </table:table-cell>
          <table:table-cell office:value-type="float" office:value="20306" calcext:value-type="float">
            <text:p>20306</text:p>
          </table:table-cell>
          <table:table-cell table:formula="of:=[.C712]/1000" office:value-type="float" office:value="20.306" calcext:value-type="float">
            <text:p>20.306</text:p>
          </table:table-cell>
          <table:table-cell table:formula="of:=[.B712]/1000000000" office:value-type="float" office:value="1.253402869" calcext:value-type="float">
            <text:p>1.253402869</text:p>
          </table:table-cell>
          <table:table-cell table:formula="of:=INT([.B712]/(1920*1920))" office:value-type="float" office:value="340" calcext:value-type="float">
            <text:p>3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SFM__embryo_7_ctrl_Tbx5WT_6som_MVL_no_F6__C3__A072.tif</text:p>
          </table:table-cell>
          <table:table-cell office:value-type="float" office:value="2772170176" calcext:value-type="float">
            <text:p>2772170176</text:p>
          </table:table-cell>
          <table:table-cell office:value-type="float" office:value="20306" calcext:value-type="float">
            <text:p>20306</text:p>
          </table:table-cell>
          <table:table-cell table:formula="of:=[.C713]/1000" office:value-type="float" office:value="20.306" calcext:value-type="float">
            <text:p>20.306</text:p>
          </table:table-cell>
          <table:table-cell table:formula="of:=[.B713]/1000000000" office:value-type="float" office:value="2.772170176" calcext:value-type="float">
            <text:p>2.772170176</text:p>
          </table:table-cell>
          <table:table-cell table:formula="of:=INT([.B713]/(1920*1920))" office:value-type="float" office:value="751" calcext:value-type="float">
            <text:p>75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SFM__embryo_7_ctrl_Tbx5WT_6som_MVL_no_F6__C3__A288.tif</text:p>
          </table:table-cell>
          <table:table-cell office:value-type="float" office:value="2532554176" calcext:value-type="float">
            <text:p>2532554176</text:p>
          </table:table-cell>
          <table:table-cell office:value-type="float" office:value="20306" calcext:value-type="float">
            <text:p>20306</text:p>
          </table:table-cell>
          <table:table-cell table:formula="of:=[.C714]/1000" office:value-type="float" office:value="20.306" calcext:value-type="float">
            <text:p>20.306</text:p>
          </table:table-cell>
          <table:table-cell table:formula="of:=[.B714]/1000000000" office:value-type="float" office:value="2.532554176" calcext:value-type="float">
            <text:p>2.532554176</text:p>
          </table:table-cell>
          <table:table-cell table:formula="of:=INT([.B714]/(1920*1920))" office:value-type="float" office:value="686" calcext:value-type="float">
            <text:p>68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SFM__embryo_8_ctrl_Tbx5WT_6som_MVL_no_F6__C0__A000.tif</text:p>
          </table:table-cell>
          <table:table-cell office:value-type="float" office:value="2086548930.5" calcext:value-type="float">
            <text:p>2086548930.5</text:p>
          </table:table-cell>
          <table:table-cell office:value-type="float" office:value="20308" calcext:value-type="float">
            <text:p>20308</text:p>
          </table:table-cell>
          <table:table-cell table:formula="of:=[.C715]/1000" office:value-type="float" office:value="20.308" calcext:value-type="float">
            <text:p>20.308</text:p>
          </table:table-cell>
          <table:table-cell table:formula="of:=[.B715]/1000000000" office:value-type="float" office:value="2.0865489305" calcext:value-type="float">
            <text:p>2.0865489305</text:p>
          </table:table-cell>
          <table:table-cell table:formula="of:=INT([.B715]/(1920*1920))" office:value-type="float" office:value="566" calcext:value-type="float">
            <text:p>5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SFM__embryo_8_ctrl_Tbx5WT_6som_MVL_no_F6__C0__A072.tif</text:p>
          </table:table-cell>
          <table:table-cell office:value-type="float" office:value="2466198975" calcext:value-type="float">
            <text:p>2466198975</text:p>
          </table:table-cell>
          <table:table-cell office:value-type="float" office:value="20308" calcext:value-type="float">
            <text:p>20308</text:p>
          </table:table-cell>
          <table:table-cell table:formula="of:=[.C716]/1000" office:value-type="float" office:value="20.308" calcext:value-type="float">
            <text:p>20.308</text:p>
          </table:table-cell>
          <table:table-cell table:formula="of:=[.B716]/1000000000" office:value-type="float" office:value="2.466198975" calcext:value-type="float">
            <text:p>2.466198975</text:p>
          </table:table-cell>
          <table:table-cell table:formula="of:=INT([.B716]/(1920*1920))" office:value-type="float" office:value="668" calcext:value-type="float">
            <text:p>6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SFM__embryo_8_ctrl_Tbx5WT_6som_MVL_no_F6__C1__A000.tif</text:p>
          </table:table-cell>
          <table:table-cell office:value-type="float" office:value="2086548931" calcext:value-type="float">
            <text:p>2086548931</text:p>
          </table:table-cell>
          <table:table-cell office:value-type="float" office:value="20308" calcext:value-type="float">
            <text:p>20308</text:p>
          </table:table-cell>
          <table:table-cell table:formula="of:=[.C717]/1000" office:value-type="float" office:value="20.308" calcext:value-type="float">
            <text:p>20.308</text:p>
          </table:table-cell>
          <table:table-cell table:formula="of:=[.B717]/1000000000" office:value-type="float" office:value="2.086548931" calcext:value-type="float">
            <text:p>2.086548931</text:p>
          </table:table-cell>
          <table:table-cell table:formula="of:=INT([.B717]/(1920*1920))" office:value-type="float" office:value="566" calcext:value-type="float">
            <text:p>56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SFM__embryo_8_ctrl_Tbx5WT_6som_MVL_no_F6__C1__A072.tif</text:p>
          </table:table-cell>
          <table:table-cell office:value-type="float" office:value="2466198976" calcext:value-type="float">
            <text:p>2466198976</text:p>
          </table:table-cell>
          <table:table-cell office:value-type="float" office:value="20308" calcext:value-type="float">
            <text:p>20308</text:p>
          </table:table-cell>
          <table:table-cell table:formula="of:=[.C718]/1000" office:value-type="float" office:value="20.308" calcext:value-type="float">
            <text:p>20.308</text:p>
          </table:table-cell>
          <table:table-cell table:formula="of:=[.B718]/1000000000" office:value-type="float" office:value="2.466198976" calcext:value-type="float">
            <text:p>2.466198976</text:p>
          </table:table-cell>
          <table:table-cell table:formula="of:=INT([.B718]/(1920*1920))" office:value-type="float" office:value="668" calcext:value-type="float">
            <text:p>66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SFM__embryo_8_ctrl_Tbx5WT_6som_MVL_no_F6__C2__A000.tif</text:p>
          </table:table-cell>
          <table:table-cell office:value-type="float" office:value="2086548931" calcext:value-type="float">
            <text:p>2086548931</text:p>
          </table:table-cell>
          <table:table-cell office:value-type="float" office:value="20308" calcext:value-type="float">
            <text:p>20308</text:p>
          </table:table-cell>
          <table:table-cell table:formula="of:=[.C719]/1000" office:value-type="float" office:value="20.308" calcext:value-type="float">
            <text:p>20.308</text:p>
          </table:table-cell>
          <table:table-cell table:formula="of:=[.B719]/1000000000" office:value-type="float" office:value="2.086548931" calcext:value-type="float">
            <text:p>2.086548931</text:p>
          </table:table-cell>
          <table:table-cell table:formula="of:=INT([.B719]/(1920*1920))" office:value-type="float" office:value="566" calcext:value-type="float">
            <text:p>5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SFM__embryo_8_ctrl_Tbx5WT_6som_MVL_no_F6__C2__A072.tif</text:p>
          </table:table-cell>
          <table:table-cell office:value-type="float" office:value="2466198976" calcext:value-type="float">
            <text:p>2466198976</text:p>
          </table:table-cell>
          <table:table-cell office:value-type="float" office:value="20308" calcext:value-type="float">
            <text:p>20308</text:p>
          </table:table-cell>
          <table:table-cell table:formula="of:=[.C720]/1000" office:value-type="float" office:value="20.308" calcext:value-type="float">
            <text:p>20.308</text:p>
          </table:table-cell>
          <table:table-cell table:formula="of:=[.B720]/1000000000" office:value-type="float" office:value="2.466198976" calcext:value-type="float">
            <text:p>2.466198976</text:p>
          </table:table-cell>
          <table:table-cell table:formula="of:=INT([.B720]/(1920*1920))" office:value-type="float" office:value="668" calcext:value-type="float">
            <text:p>66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SFM__embryo_8_ctrl_Tbx5WT_6som_MVL_no_F6__C2__A288.tif</text:p>
          </table:table-cell>
          <table:table-cell office:value-type="float" office:value="2425648575.5" calcext:value-type="float">
            <text:p>2425648575.5</text:p>
          </table:table-cell>
          <table:table-cell office:value-type="float" office:value="20308" calcext:value-type="float">
            <text:p>20308</text:p>
          </table:table-cell>
          <table:table-cell table:formula="of:=[.C721]/1000" office:value-type="float" office:value="20.308" calcext:value-type="float">
            <text:p>20.308</text:p>
          </table:table-cell>
          <table:table-cell table:formula="of:=[.B721]/1000000000" office:value-type="float" office:value="2.4256485755" calcext:value-type="float">
            <text:p>2.4256485755</text:p>
          </table:table-cell>
          <table:table-cell table:formula="of:=INT([.B721]/(1920*1920))" office:value-type="float" office:value="657" calcext:value-type="float">
            <text:p>65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SFM__embryo_8_ctrl_Tbx5WT_6som_MVL_no_F6__C3__A000.tif</text:p>
          </table:table-cell>
          <table:table-cell office:value-type="float" office:value="2086548931" calcext:value-type="float">
            <text:p>2086548931</text:p>
          </table:table-cell>
          <table:table-cell office:value-type="float" office:value="20308" calcext:value-type="float">
            <text:p>20308</text:p>
          </table:table-cell>
          <table:table-cell table:formula="of:=[.C722]/1000" office:value-type="float" office:value="20.308" calcext:value-type="float">
            <text:p>20.308</text:p>
          </table:table-cell>
          <table:table-cell table:formula="of:=[.B722]/1000000000" office:value-type="float" office:value="2.086548931" calcext:value-type="float">
            <text:p>2.086548931</text:p>
          </table:table-cell>
          <table:table-cell table:formula="of:=INT([.B722]/(1920*1920))" office:value-type="float" office:value="566" calcext:value-type="float">
            <text:p>56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SFM__embryo_8_ctrl_Tbx5WT_6som_MVL_no_F6__C3__A072.tif</text:p>
          </table:table-cell>
          <table:table-cell office:value-type="float" office:value="2466198976" calcext:value-type="float">
            <text:p>2466198976</text:p>
          </table:table-cell>
          <table:table-cell office:value-type="float" office:value="20308" calcext:value-type="float">
            <text:p>20308</text:p>
          </table:table-cell>
          <table:table-cell table:formula="of:=[.C723]/1000" office:value-type="float" office:value="20.308" calcext:value-type="float">
            <text:p>20.308</text:p>
          </table:table-cell>
          <table:table-cell table:formula="of:=[.B723]/1000000000" office:value-type="float" office:value="2.466198976" calcext:value-type="float">
            <text:p>2.466198976</text:p>
          </table:table-cell>
          <table:table-cell table:formula="of:=INT([.B723]/(1920*1920))" office:value-type="float" office:value="668" calcext:value-type="float">
            <text:p>6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SFM__embryo_8_ctrl_Tbx5WT_6som_MVL_no_F6__C3__A288.tif</text:p>
          </table:table-cell>
          <table:table-cell office:value-type="float" office:value="2425648576" calcext:value-type="float">
            <text:p>2425648576</text:p>
          </table:table-cell>
          <table:table-cell office:value-type="float" office:value="20308" calcext:value-type="float">
            <text:p>20308</text:p>
          </table:table-cell>
          <table:table-cell table:formula="of:=[.C724]/1000" office:value-type="float" office:value="20.308" calcext:value-type="float">
            <text:p>20.308</text:p>
          </table:table-cell>
          <table:table-cell table:formula="of:=[.B724]/1000000000" office:value-type="float" office:value="2.425648576" calcext:value-type="float">
            <text:p>2.425648576</text:p>
          </table:table-cell>
          <table:table-cell table:formula="of:=INT([.B724]/(1920*1920))" office:value-type="float" office:value="657" calcext:value-type="float">
            <text:p>65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SFM__embryo_9_ctrl_Isl1WT_6som_MVL_no_F6__C0__A000.tif</text:p>
          </table:table-cell>
          <table:table-cell office:value-type="float" office:value="1286581251" calcext:value-type="float">
            <text:p>1286581251</text:p>
          </table:table-cell>
          <table:table-cell office:value-type="float" office:value="20308" calcext:value-type="float">
            <text:p>20308</text:p>
          </table:table-cell>
          <table:table-cell table:formula="of:=[.C725]/1000" office:value-type="float" office:value="20.308" calcext:value-type="float">
            <text:p>20.308</text:p>
          </table:table-cell>
          <table:table-cell table:formula="of:=[.B725]/1000000000" office:value-type="float" office:value="1.286581251" calcext:value-type="float">
            <text:p>1.286581251</text:p>
          </table:table-cell>
          <table:table-cell table:formula="of:=INT([.B725]/(1920*1920))" office:value-type="float" office:value="349" calcext:value-type="float">
            <text:p>3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SFM__embryo_9_ctrl_Isl1WT_6som_MVL_no_F6__C0__A072.tif</text:p>
          </table:table-cell>
          <table:table-cell office:value-type="float" office:value="2543613374.5" calcext:value-type="float">
            <text:p>2543613374.5</text:p>
          </table:table-cell>
          <table:table-cell office:value-type="float" office:value="20308" calcext:value-type="float">
            <text:p>20308</text:p>
          </table:table-cell>
          <table:table-cell table:formula="of:=[.C726]/1000" office:value-type="float" office:value="20.308" calcext:value-type="float">
            <text:p>20.308</text:p>
          </table:table-cell>
          <table:table-cell table:formula="of:=[.B726]/1000000000" office:value-type="float" office:value="2.5436133745" calcext:value-type="float">
            <text:p>2.5436133745</text:p>
          </table:table-cell>
          <table:table-cell table:formula="of:=INT([.B726]/(1920*1920))" office:value-type="float" office:value="689" calcext:value-type="float">
            <text:p>68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SFM__embryo_9_ctrl_Isl1WT_6som_MVL_no_F6__C0__A288.tif</text:p>
          </table:table-cell>
          <table:table-cell office:value-type="float" office:value="2458826175.5" calcext:value-type="float">
            <text:p>2458826175.5</text:p>
          </table:table-cell>
          <table:table-cell office:value-type="float" office:value="20308" calcext:value-type="float">
            <text:p>20308</text:p>
          </table:table-cell>
          <table:table-cell table:formula="of:=[.C727]/1000" office:value-type="float" office:value="20.308" calcext:value-type="float">
            <text:p>20.308</text:p>
          </table:table-cell>
          <table:table-cell table:formula="of:=[.B727]/1000000000" office:value-type="float" office:value="2.4588261755" calcext:value-type="float">
            <text:p>2.4588261755</text:p>
          </table:table-cell>
          <table:table-cell table:formula="of:=INT([.B727]/(1920*1920))" office:value-type="float" office:value="666" calcext:value-type="float">
            <text:p>66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SFM__embryo_9_ctrl_Isl1WT_6som_MVL_no_F6__C1__A000.tif</text:p>
          </table:table-cell>
          <table:table-cell office:value-type="float" office:value="1286581252" calcext:value-type="float">
            <text:p>1286581252</text:p>
          </table:table-cell>
          <table:table-cell office:value-type="float" office:value="20308" calcext:value-type="float">
            <text:p>20308</text:p>
          </table:table-cell>
          <table:table-cell table:formula="of:=[.C728]/1000" office:value-type="float" office:value="20.308" calcext:value-type="float">
            <text:p>20.308</text:p>
          </table:table-cell>
          <table:table-cell table:formula="of:=[.B728]/1000000000" office:value-type="float" office:value="1.286581252" calcext:value-type="float">
            <text:p>1.286581252</text:p>
          </table:table-cell>
          <table:table-cell table:formula="of:=INT([.B728]/(1920*1920))" office:value-type="float" office:value="349" calcext:value-type="float">
            <text:p>3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SFM__embryo_9_ctrl_Isl1WT_6som_MVL_no_F6__C1__A288.tif</text:p>
          </table:table-cell>
          <table:table-cell office:value-type="float" office:value="2458826176" calcext:value-type="float">
            <text:p>2458826176</text:p>
          </table:table-cell>
          <table:table-cell office:value-type="float" office:value="20308" calcext:value-type="float">
            <text:p>20308</text:p>
          </table:table-cell>
          <table:table-cell table:formula="of:=[.C729]/1000" office:value-type="float" office:value="20.308" calcext:value-type="float">
            <text:p>20.308</text:p>
          </table:table-cell>
          <table:table-cell table:formula="of:=[.B729]/1000000000" office:value-type="float" office:value="2.458826176" calcext:value-type="float">
            <text:p>2.458826176</text:p>
          </table:table-cell>
          <table:table-cell table:formula="of:=INT([.B729]/(1920*1920))" office:value-type="float" office:value="666" calcext:value-type="float">
            <text:p>66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SFM__embryo_9_ctrl_Isl1WT_6som_MVL_no_F6__C2__A000.tif</text:p>
          </table:table-cell>
          <table:table-cell office:value-type="float" office:value="1286581251.5" calcext:value-type="float">
            <text:p>1286581251.5</text:p>
          </table:table-cell>
          <table:table-cell office:value-type="float" office:value="20308" calcext:value-type="float">
            <text:p>20308</text:p>
          </table:table-cell>
          <table:table-cell table:formula="of:=[.C730]/1000" office:value-type="float" office:value="20.308" calcext:value-type="float">
            <text:p>20.308</text:p>
          </table:table-cell>
          <table:table-cell table:formula="of:=[.B730]/1000000000" office:value-type="float" office:value="1.2865812515" calcext:value-type="float">
            <text:p>1.2865812515</text:p>
          </table:table-cell>
          <table:table-cell table:formula="of:=INT([.B730]/(1920*1920))" office:value-type="float" office:value="349" calcext:value-type="float">
            <text:p>3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SFM__embryo_9_ctrl_Isl1WT_6som_MVL_no_F6__C2__A072.tif</text:p>
          </table:table-cell>
          <table:table-cell office:value-type="float" office:value="2543613376" calcext:value-type="float">
            <text:p>2543613376</text:p>
          </table:table-cell>
          <table:table-cell office:value-type="float" office:value="20308" calcext:value-type="float">
            <text:p>20308</text:p>
          </table:table-cell>
          <table:table-cell table:formula="of:=[.C731]/1000" office:value-type="float" office:value="20.308" calcext:value-type="float">
            <text:p>20.308</text:p>
          </table:table-cell>
          <table:table-cell table:formula="of:=[.B731]/1000000000" office:value-type="float" office:value="2.543613376" calcext:value-type="float">
            <text:p>2.543613376</text:p>
          </table:table-cell>
          <table:table-cell table:formula="of:=INT([.B731]/(1920*1920))" office:value-type="float" office:value="689" calcext:value-type="float">
            <text:p>68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SFM__embryo_9_ctrl_Isl1WT_6som_MVL_no_F6__C2__A288.tif</text:p>
          </table:table-cell>
          <table:table-cell office:value-type="float" office:value="2458826176" calcext:value-type="float">
            <text:p>2458826176</text:p>
          </table:table-cell>
          <table:table-cell office:value-type="float" office:value="20308" calcext:value-type="float">
            <text:p>20308</text:p>
          </table:table-cell>
          <table:table-cell table:formula="of:=[.C732]/1000" office:value-type="float" office:value="20.308" calcext:value-type="float">
            <text:p>20.308</text:p>
          </table:table-cell>
          <table:table-cell table:formula="of:=[.B732]/1000000000" office:value-type="float" office:value="2.458826176" calcext:value-type="float">
            <text:p>2.458826176</text:p>
          </table:table-cell>
          <table:table-cell table:formula="of:=INT([.B732]/(1920*1920))" office:value-type="float" office:value="666" calcext:value-type="float">
            <text:p>66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SFM__embryo_9_ctrl_Isl1WT_6som_MVL_no_F6__C3__A000.tif</text:p>
          </table:table-cell>
          <table:table-cell office:value-type="float" office:value="1286581251.5" calcext:value-type="float">
            <text:p>1286581251.5</text:p>
          </table:table-cell>
          <table:table-cell office:value-type="float" office:value="20308" calcext:value-type="float">
            <text:p>20308</text:p>
          </table:table-cell>
          <table:table-cell table:formula="of:=[.C733]/1000" office:value-type="float" office:value="20.308" calcext:value-type="float">
            <text:p>20.308</text:p>
          </table:table-cell>
          <table:table-cell table:formula="of:=[.B733]/1000000000" office:value-type="float" office:value="1.2865812515" calcext:value-type="float">
            <text:p>1.2865812515</text:p>
          </table:table-cell>
          <table:table-cell table:formula="of:=INT([.B733]/(1920*1920))" office:value-type="float" office:value="349" calcext:value-type="float">
            <text:p>3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SFM__embryo_9_ctrl_Isl1WT_6som_MVL_no_F6__C3__A072.tif</text:p>
          </table:table-cell>
          <table:table-cell office:value-type="float" office:value="2543613376" calcext:value-type="float">
            <text:p>2543613376</text:p>
          </table:table-cell>
          <table:table-cell office:value-type="float" office:value="20308" calcext:value-type="float">
            <text:p>20308</text:p>
          </table:table-cell>
          <table:table-cell table:formula="of:=[.C734]/1000" office:value-type="float" office:value="20.308" calcext:value-type="float">
            <text:p>20.308</text:p>
          </table:table-cell>
          <table:table-cell table:formula="of:=[.B734]/1000000000" office:value-type="float" office:value="2.543613376" calcext:value-type="float">
            <text:p>2.543613376</text:p>
          </table:table-cell>
          <table:table-cell table:formula="of:=INT([.B734]/(1920*1920))" office:value-type="float" office:value="689" calcext:value-type="float">
            <text:p>68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SFM__embryo_9_ctrl_Isl1WT_6som_MVL_no_F6__C3__A288.tif</text:p>
          </table:table-cell>
          <table:table-cell office:value-type="float" office:value="2458826176" calcext:value-type="float">
            <text:p>2458826176</text:p>
          </table:table-cell>
          <table:table-cell office:value-type="float" office:value="20308" calcext:value-type="float">
            <text:p>20308</text:p>
          </table:table-cell>
          <table:table-cell table:formula="of:=[.C735]/1000" office:value-type="float" office:value="20.308" calcext:value-type="float">
            <text:p>20.308</text:p>
          </table:table-cell>
          <table:table-cell table:formula="of:=[.B735]/1000000000" office:value-type="float" office:value="2.458826176" calcext:value-type="float">
            <text:p>2.458826176</text:p>
          </table:table-cell>
          <table:table-cell table:formula="of:=INT([.B735]/(1920*1920))" office:value-type="float" office:value="666" calcext:value-type="float">
            <text:p>6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SFM__embryo_post-live-LSFM_E825_MVL_redo__C0__A000.tif</text:p>
          </table:table-cell>
          <table:table-cell office:value-type="float" office:value="1850613762" calcext:value-type="float">
            <text:p>1850613762</text:p>
          </table:table-cell>
          <table:table-cell office:value-type="float" office:value="20308" calcext:value-type="float">
            <text:p>20308</text:p>
          </table:table-cell>
          <table:table-cell table:formula="of:=[.C736]/1000" office:value-type="float" office:value="20.308" calcext:value-type="float">
            <text:p>20.308</text:p>
          </table:table-cell>
          <table:table-cell table:formula="of:=[.B736]/1000000000" office:value-type="float" office:value="1.850613762" calcext:value-type="float">
            <text:p>1.850613762</text:p>
          </table:table-cell>
          <table:table-cell table:formula="of:=INT([.B736]/(1920*1920))" office:value-type="float" office:value="502" calcext:value-type="float">
            <text:p>50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SFM__embryo_post-live-LSFM_E825_MVL_redo__C0__A072.tif</text:p>
          </table:table-cell>
          <table:table-cell office:value-type="float" office:value="3616355775" calcext:value-type="float">
            <text:p>3616355775</text:p>
          </table:table-cell>
          <table:table-cell office:value-type="float" office:value="20308" calcext:value-type="float">
            <text:p>20308</text:p>
          </table:table-cell>
          <table:table-cell table:formula="of:=[.C737]/1000" office:value-type="float" office:value="20.308" calcext:value-type="float">
            <text:p>20.308</text:p>
          </table:table-cell>
          <table:table-cell table:formula="of:=[.B737]/1000000000" office:value-type="float" office:value="3.616355775" calcext:value-type="float">
            <text:p>3.616355775</text:p>
          </table:table-cell>
          <table:table-cell table:formula="of:=INT([.B737]/(1920*1920))" office:value-type="float" office:value="980" calcext:value-type="float">
            <text:p>98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LSFM__embryo_post-live-LSFM_E825_MVL_redo__C0__A288.tif</text:p>
          </table:table-cell>
          <table:table-cell office:value-type="float" office:value="3196106175" calcext:value-type="float">
            <text:p>3196106175</text:p>
          </table:table-cell>
          <table:table-cell office:value-type="float" office:value="20308" calcext:value-type="float">
            <text:p>20308</text:p>
          </table:table-cell>
          <table:table-cell table:formula="of:=[.C738]/1000" office:value-type="float" office:value="20.308" calcext:value-type="float">
            <text:p>20.308</text:p>
          </table:table-cell>
          <table:table-cell table:formula="of:=[.B738]/1000000000" office:value-type="float" office:value="3.196106175" calcext:value-type="float">
            <text:p>3.196106175</text:p>
          </table:table-cell>
          <table:table-cell table:formula="of:=INT([.B738]/(1920*1920))" office:value-type="float" office:value="866" calcext:value-type="float">
            <text:p>86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LSFM__embryo_post-live-LSFM_E825_MVL_redo__C1__A000.tif</text:p>
          </table:table-cell>
          <table:table-cell office:value-type="float" office:value="1850613762" calcext:value-type="float">
            <text:p>1850613762</text:p>
          </table:table-cell>
          <table:table-cell office:value-type="float" office:value="20308" calcext:value-type="float">
            <text:p>20308</text:p>
          </table:table-cell>
          <table:table-cell table:formula="of:=[.C739]/1000" office:value-type="float" office:value="20.308" calcext:value-type="float">
            <text:p>20.308</text:p>
          </table:table-cell>
          <table:table-cell table:formula="of:=[.B739]/1000000000" office:value-type="float" office:value="1.850613762" calcext:value-type="float">
            <text:p>1.850613762</text:p>
          </table:table-cell>
          <table:table-cell table:formula="of:=INT([.B739]/(1920*1920))" office:value-type="float" office:value="502" calcext:value-type="float">
            <text:p>50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SFM__embryo_post-live-LSFM_E825_MVL_redo__C1__A072.tif</text:p>
          </table:table-cell>
          <table:table-cell office:value-type="float" office:value="3616355775.5" calcext:value-type="float">
            <text:p>3616355775.5</text:p>
          </table:table-cell>
          <table:table-cell office:value-type="float" office:value="20308" calcext:value-type="float">
            <text:p>20308</text:p>
          </table:table-cell>
          <table:table-cell table:formula="of:=[.C740]/1000" office:value-type="float" office:value="20.308" calcext:value-type="float">
            <text:p>20.308</text:p>
          </table:table-cell>
          <table:table-cell table:formula="of:=[.B740]/1000000000" office:value-type="float" office:value="3.6163557755" calcext:value-type="float">
            <text:p>3.6163557755</text:p>
          </table:table-cell>
          <table:table-cell table:formula="of:=INT([.B740]/(1920*1920))" office:value-type="float" office:value="980" calcext:value-type="float">
            <text:p>98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LSFM__embryo_post-live-LSFM_E825_MVL_redo__C1__A288.tif</text:p>
          </table:table-cell>
          <table:table-cell office:value-type="float" office:value="3196106175.5" calcext:value-type="float">
            <text:p>3196106175.5</text:p>
          </table:table-cell>
          <table:table-cell office:value-type="float" office:value="20308" calcext:value-type="float">
            <text:p>20308</text:p>
          </table:table-cell>
          <table:table-cell table:formula="of:=[.C741]/1000" office:value-type="float" office:value="20.308" calcext:value-type="float">
            <text:p>20.308</text:p>
          </table:table-cell>
          <table:table-cell table:formula="of:=[.B741]/1000000000" office:value-type="float" office:value="3.1961061755" calcext:value-type="float">
            <text:p>3.1961061755</text:p>
          </table:table-cell>
          <table:table-cell table:formula="of:=INT([.B741]/(1920*1920))" office:value-type="float" office:value="866" calcext:value-type="float">
            <text:p>8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LSFM__embryo_post-live-LSFM_E825_MVL_redo__C2__A000.tif</text:p>
          </table:table-cell>
          <table:table-cell office:value-type="float" office:value="1850613762.5" calcext:value-type="float">
            <text:p>1850613762.5</text:p>
          </table:table-cell>
          <table:table-cell office:value-type="float" office:value="20308" calcext:value-type="float">
            <text:p>20308</text:p>
          </table:table-cell>
          <table:table-cell table:formula="of:=[.C742]/1000" office:value-type="float" office:value="20.308" calcext:value-type="float">
            <text:p>20.308</text:p>
          </table:table-cell>
          <table:table-cell table:formula="of:=[.B742]/1000000000" office:value-type="float" office:value="1.8506137625" calcext:value-type="float">
            <text:p>1.8506137625</text:p>
          </table:table-cell>
          <table:table-cell table:formula="of:=INT([.B742]/(1920*1920))" office:value-type="float" office:value="502" calcext:value-type="float">
            <text:p>50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SFM__embryo_post-live-LSFM_E825_MVL_redo__C2__A072.tif</text:p>
          </table:table-cell>
          <table:table-cell office:value-type="float" office:value="3616355775.5" calcext:value-type="float">
            <text:p>3616355775.5</text:p>
          </table:table-cell>
          <table:table-cell office:value-type="float" office:value="20308" calcext:value-type="float">
            <text:p>20308</text:p>
          </table:table-cell>
          <table:table-cell table:formula="of:=[.C743]/1000" office:value-type="float" office:value="20.308" calcext:value-type="float">
            <text:p>20.308</text:p>
          </table:table-cell>
          <table:table-cell table:formula="of:=[.B743]/1000000000" office:value-type="float" office:value="3.6163557755" calcext:value-type="float">
            <text:p>3.6163557755</text:p>
          </table:table-cell>
          <table:table-cell table:formula="of:=INT([.B743]/(1920*1920))" office:value-type="float" office:value="980" calcext:value-type="float">
            <text:p>9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SFM__embryo_post-live-LSFM_E825_MVL_redo__C2__A288.tif</text:p>
          </table:table-cell>
          <table:table-cell office:value-type="float" office:value="3196106176" calcext:value-type="float">
            <text:p>3196106176</text:p>
          </table:table-cell>
          <table:table-cell office:value-type="float" office:value="20308" calcext:value-type="float">
            <text:p>20308</text:p>
          </table:table-cell>
          <table:table-cell table:formula="of:=[.C744]/1000" office:value-type="float" office:value="20.308" calcext:value-type="float">
            <text:p>20.308</text:p>
          </table:table-cell>
          <table:table-cell table:formula="of:=[.B744]/1000000000" office:value-type="float" office:value="3.196106176" calcext:value-type="float">
            <text:p>3.196106176</text:p>
          </table:table-cell>
          <table:table-cell table:formula="of:=INT([.B744]/(1920*1920))" office:value-type="float" office:value="866" calcext:value-type="float">
            <text:p>8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SFM__embryo_post-live-LSFM_E825_MVL_redo__C3__A000.tif</text:p>
          </table:table-cell>
          <table:table-cell office:value-type="float" office:value="1850613762.5" calcext:value-type="float">
            <text:p>1850613762.5</text:p>
          </table:table-cell>
          <table:table-cell office:value-type="float" office:value="20308" calcext:value-type="float">
            <text:p>20308</text:p>
          </table:table-cell>
          <table:table-cell table:formula="of:=[.C745]/1000" office:value-type="float" office:value="20.308" calcext:value-type="float">
            <text:p>20.308</text:p>
          </table:table-cell>
          <table:table-cell table:formula="of:=[.B745]/1000000000" office:value-type="float" office:value="1.8506137625" calcext:value-type="float">
            <text:p>1.8506137625</text:p>
          </table:table-cell>
          <table:table-cell table:formula="of:=INT([.B745]/(1920*1920))" office:value-type="float" office:value="502" calcext:value-type="float">
            <text:p>5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SFM__embryo_post-live-LSFM_E825_MVL_redo__C3__A072.tif</text:p>
          </table:table-cell>
          <table:table-cell office:value-type="float" office:value="3616355775.5" calcext:value-type="float">
            <text:p>3616355775.5</text:p>
          </table:table-cell>
          <table:table-cell office:value-type="float" office:value="20308" calcext:value-type="float">
            <text:p>20308</text:p>
          </table:table-cell>
          <table:table-cell table:formula="of:=[.C746]/1000" office:value-type="float" office:value="20.308" calcext:value-type="float">
            <text:p>20.308</text:p>
          </table:table-cell>
          <table:table-cell table:formula="of:=[.B746]/1000000000" office:value-type="float" office:value="3.6163557755" calcext:value-type="float">
            <text:p>3.6163557755</text:p>
          </table:table-cell>
          <table:table-cell table:formula="of:=INT([.B746]/(1920*1920))" office:value-type="float" office:value="980" calcext:value-type="float">
            <text:p>9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SFM__embryo_post-live-LSFM_E825_MVL_redo_2__C0__A000.tif</text:p>
          </table:table-cell>
          <table:table-cell office:value-type="float" office:value="1872732684" calcext:value-type="float">
            <text:p>1872732684</text:p>
          </table:table-cell>
          <table:table-cell office:value-type="float" office:value="20308" calcext:value-type="float">
            <text:p>20308</text:p>
          </table:table-cell>
          <table:table-cell table:formula="of:=[.C747]/1000" office:value-type="float" office:value="20.308" calcext:value-type="float">
            <text:p>20.308</text:p>
          </table:table-cell>
          <table:table-cell table:formula="of:=[.B747]/1000000000" office:value-type="float" office:value="1.872732684" calcext:value-type="float">
            <text:p>1.872732684</text:p>
          </table:table-cell>
          <table:table-cell table:formula="of:=INT([.B747]/(1920*1920))" office:value-type="float" office:value="508" calcext:value-type="float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SFM__embryo_post-live-LSFM_E825_MVL_redo_2__C0__A072.tif</text:p>
          </table:table-cell>
          <table:table-cell office:value-type="float" office:value="3343562175.5" calcext:value-type="float">
            <text:p>3343562175.5</text:p>
          </table:table-cell>
          <table:table-cell office:value-type="float" office:value="20308" calcext:value-type="float">
            <text:p>20308</text:p>
          </table:table-cell>
          <table:table-cell table:formula="of:=[.C748]/1000" office:value-type="float" office:value="20.308" calcext:value-type="float">
            <text:p>20.308</text:p>
          </table:table-cell>
          <table:table-cell table:formula="of:=[.B748]/1000000000" office:value-type="float" office:value="3.3435621755" calcext:value-type="float">
            <text:p>3.3435621755</text:p>
          </table:table-cell>
          <table:table-cell table:formula="of:=INT([.B748]/(1920*1920))" office:value-type="float" office:value="906" calcext:value-type="float">
            <text:p>90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SFM__embryo_post-live-LSFM_E825_MVL_redo_2__C0__A288.tif</text:p>
          </table:table-cell>
          <table:table-cell office:value-type="float" office:value="3173987775" calcext:value-type="float">
            <text:p>3173987775</text:p>
          </table:table-cell>
          <table:table-cell office:value-type="float" office:value="20308" calcext:value-type="float">
            <text:p>20308</text:p>
          </table:table-cell>
          <table:table-cell table:formula="of:=[.C749]/1000" office:value-type="float" office:value="20.308" calcext:value-type="float">
            <text:p>20.308</text:p>
          </table:table-cell>
          <table:table-cell table:formula="of:=[.B749]/1000000000" office:value-type="float" office:value="3.173987775" calcext:value-type="float">
            <text:p>3.173987775</text:p>
          </table:table-cell>
          <table:table-cell table:formula="of:=INT([.B749]/(1920*1920))" office:value-type="float" office:value="860" calcext:value-type="float">
            <text:p>8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SFM__embryo_post-live-LSFM_E825_MVL_redo_2__C1__A000.tif</text:p>
          </table:table-cell>
          <table:table-cell office:value-type="float" office:value="1872732684" calcext:value-type="float">
            <text:p>1872732684</text:p>
          </table:table-cell>
          <table:table-cell office:value-type="float" office:value="20308" calcext:value-type="float">
            <text:p>20308</text:p>
          </table:table-cell>
          <table:table-cell table:formula="of:=[.C750]/1000" office:value-type="float" office:value="20.308" calcext:value-type="float">
            <text:p>20.308</text:p>
          </table:table-cell>
          <table:table-cell table:formula="of:=[.B750]/1000000000" office:value-type="float" office:value="1.872732684" calcext:value-type="float">
            <text:p>1.872732684</text:p>
          </table:table-cell>
          <table:table-cell table:formula="of:=INT([.B750]/(1920*1920))" office:value-type="float" office:value="508" calcext:value-type="float">
            <text:p>5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SFM__embryo_post-live-LSFM_E825_MVL_redo_2__C1__A072.tif</text:p>
          </table:table-cell>
          <table:table-cell office:value-type="float" office:value="3343562175.5" calcext:value-type="float">
            <text:p>3343562175.5</text:p>
          </table:table-cell>
          <table:table-cell office:value-type="float" office:value="20308" calcext:value-type="float">
            <text:p>20308</text:p>
          </table:table-cell>
          <table:table-cell table:formula="of:=[.C751]/1000" office:value-type="float" office:value="20.308" calcext:value-type="float">
            <text:p>20.308</text:p>
          </table:table-cell>
          <table:table-cell table:formula="of:=[.B751]/1000000000" office:value-type="float" office:value="3.3435621755" calcext:value-type="float">
            <text:p>3.3435621755</text:p>
          </table:table-cell>
          <table:table-cell table:formula="of:=INT([.B751]/(1920*1920))" office:value-type="float" office:value="906" calcext:value-type="float">
            <text:p>90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LSFM__embryo_post-live-LSFM_E825_MVL_redo_2__C1__A288.tif</text:p>
          </table:table-cell>
          <table:table-cell office:value-type="float" office:value="3173987775.5" calcext:value-type="float">
            <text:p>3173987775.5</text:p>
          </table:table-cell>
          <table:table-cell office:value-type="float" office:value="20308" calcext:value-type="float">
            <text:p>20308</text:p>
          </table:table-cell>
          <table:table-cell table:formula="of:=[.C752]/1000" office:value-type="float" office:value="20.308" calcext:value-type="float">
            <text:p>20.308</text:p>
          </table:table-cell>
          <table:table-cell table:formula="of:=[.B752]/1000000000" office:value-type="float" office:value="3.1739877755" calcext:value-type="float">
            <text:p>3.1739877755</text:p>
          </table:table-cell>
          <table:table-cell table:formula="of:=INT([.B752]/(1920*1920))" office:value-type="float" office:value="860" calcext:value-type="float">
            <text:p>86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LSFM__embryo_post-live-LSFM_E825_MVL_redo_2__C2__A000.tif</text:p>
          </table:table-cell>
          <table:table-cell office:value-type="float" office:value="1872732684.5" calcext:value-type="float">
            <text:p>1872732684.5</text:p>
          </table:table-cell>
          <table:table-cell office:value-type="float" office:value="20308" calcext:value-type="float">
            <text:p>20308</text:p>
          </table:table-cell>
          <table:table-cell table:formula="of:=[.C753]/1000" office:value-type="float" office:value="20.308" calcext:value-type="float">
            <text:p>20.308</text:p>
          </table:table-cell>
          <table:table-cell table:formula="of:=[.B753]/1000000000" office:value-type="float" office:value="1.8727326845" calcext:value-type="float">
            <text:p>1.8727326845</text:p>
          </table:table-cell>
          <table:table-cell table:formula="of:=INT([.B753]/(1920*1920))" office:value-type="float" office:value="508" calcext:value-type="float">
            <text:p>5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SFM__embryo_post-live-LSFM_E825_MVL_redo_2__C2__A072.tif</text:p>
          </table:table-cell>
          <table:table-cell office:value-type="float" office:value="3343562175.5" calcext:value-type="float">
            <text:p>3343562175.5</text:p>
          </table:table-cell>
          <table:table-cell office:value-type="float" office:value="20308" calcext:value-type="float">
            <text:p>20308</text:p>
          </table:table-cell>
          <table:table-cell table:formula="of:=[.C754]/1000" office:value-type="float" office:value="20.308" calcext:value-type="float">
            <text:p>20.308</text:p>
          </table:table-cell>
          <table:table-cell table:formula="of:=[.B754]/1000000000" office:value-type="float" office:value="3.3435621755" calcext:value-type="float">
            <text:p>3.3435621755</text:p>
          </table:table-cell>
          <table:table-cell table:formula="of:=INT([.B754]/(1920*1920))" office:value-type="float" office:value="906" calcext:value-type="float">
            <text:p>90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SFM__embryo_post-live-LSFM_E825_MVL_redo_2__C2__A288.tif</text:p>
          </table:table-cell>
          <table:table-cell office:value-type="float" office:value="3173987775.5" calcext:value-type="float">
            <text:p>3173987775.5</text:p>
          </table:table-cell>
          <table:table-cell office:value-type="float" office:value="20308" calcext:value-type="float">
            <text:p>20308</text:p>
          </table:table-cell>
          <table:table-cell table:formula="of:=[.C755]/1000" office:value-type="float" office:value="20.308" calcext:value-type="float">
            <text:p>20.308</text:p>
          </table:table-cell>
          <table:table-cell table:formula="of:=[.B755]/1000000000" office:value-type="float" office:value="3.1739877755" calcext:value-type="float">
            <text:p>3.1739877755</text:p>
          </table:table-cell>
          <table:table-cell table:formula="of:=INT([.B755]/(1920*1920))" office:value-type="float" office:value="860" calcext:value-type="float">
            <text:p>86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LSFM__embryo_post-live-LSFM_E825_MVL_redo_2__C3__A000.tif</text:p>
          </table:table-cell>
          <table:table-cell office:value-type="float" office:value="1872732684" calcext:value-type="float">
            <text:p>1872732684</text:p>
          </table:table-cell>
          <table:table-cell office:value-type="float" office:value="20308" calcext:value-type="float">
            <text:p>20308</text:p>
          </table:table-cell>
          <table:table-cell table:formula="of:=[.C756]/1000" office:value-type="float" office:value="20.308" calcext:value-type="float">
            <text:p>20.308</text:p>
          </table:table-cell>
          <table:table-cell table:formula="of:=[.B756]/1000000000" office:value-type="float" office:value="1.872732684" calcext:value-type="float">
            <text:p>1.872732684</text:p>
          </table:table-cell>
          <table:table-cell table:formula="of:=INT([.B756]/(1920*1920))" office:value-type="float" office:value="508" calcext:value-type="float">
            <text:p>50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SFM__embryo_post-live-LSFM_E825_MVL_redo_2__C3__A072.tif</text:p>
          </table:table-cell>
          <table:table-cell office:value-type="float" office:value="3343562175" calcext:value-type="float">
            <text:p>3343562175</text:p>
          </table:table-cell>
          <table:table-cell office:value-type="float" office:value="20308" calcext:value-type="float">
            <text:p>20308</text:p>
          </table:table-cell>
          <table:table-cell table:formula="of:=[.C757]/1000" office:value-type="float" office:value="20.308" calcext:value-type="float">
            <text:p>20.308</text:p>
          </table:table-cell>
          <table:table-cell table:formula="of:=[.B757]/1000000000" office:value-type="float" office:value="3.343562175" calcext:value-type="float">
            <text:p>3.343562175</text:p>
          </table:table-cell>
          <table:table-cell table:formula="of:=INT([.B757]/(1920*1920))" office:value-type="float" office:value="906" calcext:value-type="float">
            <text:p>90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LSFM__embryo_post-live-LSFM_E825_MVL_redo_2__C3__A288.tif</text:p>
          </table:table-cell>
          <table:table-cell office:value-type="float" office:value="3173987775.5" calcext:value-type="float">
            <text:p>3173987775.5</text:p>
          </table:table-cell>
          <table:table-cell office:value-type="float" office:value="20308" calcext:value-type="float">
            <text:p>20308</text:p>
          </table:table-cell>
          <table:table-cell table:formula="of:=[.C758]/1000" office:value-type="float" office:value="20.308" calcext:value-type="float">
            <text:p>20.308</text:p>
          </table:table-cell>
          <table:table-cell table:formula="of:=[.B758]/1000000000" office:value-type="float" office:value="3.1739877755" calcext:value-type="float">
            <text:p>3.1739877755</text:p>
          </table:table-cell>
          <table:table-cell table:formula="of:=INT([.B758]/(1920*1920))" office:value-type="float" office:value="860" calcext:value-type="float">
            <text:p>8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table:formula="of:=[.C759]/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P 60GB</text:p>
          </table:table-cell>
          <table:table-cell table:number-columns-repeated="2"/>
          <table:table-cell table:formula="of:=[.C760]/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oxels</text:p>
          </table:table-cell>
          <table:table-cell office:value-type="string" calcext:value-type="string">
            <text:p>PSF Size (Voxels)</text:p>
          </table:table-cell>
          <table:table-cell office:value-type="string" calcext:value-type="string">
            <text:p>PSF Size (Thousand Voxels)</text:p>
          </table:table-cell>
          <table:table-cell office:value-type="string" calcext:value-type="string">
            <text:p>Image Size (Billion Voxels)</text:p>
          </table:table-cell>
          <table:table-cell office:value-type="string" calcext:value-type="string">
            <text:p>Z frames</text:p>
          </table:table-cell>
          <table:table-cell office:value-type="string" calcext:value-type="string">
            <text:p>Deconvolve Time (s)</text:p>
          </table:table-cell>
        </table:table-row>
        <table:table-row table:style-name="ro1">
          <table:table-cell office:value-type="string" calcext:value-type="string">
            <text:p>LSFM__heart_1_MVL__C0__A000.tif</text:p>
          </table:table-cell>
          <table:table-cell office:value-type="float" office:value="962170395" calcext:value-type="float">
            <text:p>962170395</text:p>
          </table:table-cell>
          <table:table-cell office:value-type="float" office:value="57268" calcext:value-type="float">
            <text:p>57268</text:p>
          </table:table-cell>
          <table:table-cell table:formula="of:=[.C762]/1000" office:value-type="float" office:value="57.268" calcext:value-type="float">
            <text:p>57.268</text:p>
          </table:table-cell>
          <table:table-cell table:formula="of:=[.B762]/1000000000" office:value-type="float" office:value="0.962170395" calcext:value-type="float">
            <text:p>0.962170395</text:p>
          </table:table-cell>
          <table:table-cell table:formula="of:=INT([.B762]/(1920*1920))" office:value-type="float" office:value="261" calcext:value-type="float">
            <text:p>26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SFM__heart_1_MVL__C0__A180.tif</text:p>
          </table:table-cell>
          <table:table-cell office:value-type="float" office:value="969543369" calcext:value-type="float">
            <text:p>969543369</text:p>
          </table:table-cell>
          <table:table-cell office:value-type="float" office:value="57268" calcext:value-type="float">
            <text:p>57268</text:p>
          </table:table-cell>
          <table:table-cell table:formula="of:=[.C763]/1000" office:value-type="float" office:value="57.268" calcext:value-type="float">
            <text:p>57.268</text:p>
          </table:table-cell>
          <table:table-cell table:formula="of:=[.B763]/1000000000" office:value-type="float" office:value="0.969543369" calcext:value-type="float">
            <text:p>0.969543369</text:p>
          </table:table-cell>
          <table:table-cell table:formula="of:=INT([.B763]/(1920*1920))" office:value-type="float" office:value="263" calcext:value-type="float">
            <text:p>26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LSFM__heart_1_MVL__C1__A000.tif</text:p>
          </table:table-cell>
          <table:table-cell office:value-type="float" office:value="962170395" calcext:value-type="float">
            <text:p>962170395</text:p>
          </table:table-cell>
          <table:table-cell office:value-type="float" office:value="57268" calcext:value-type="float">
            <text:p>57268</text:p>
          </table:table-cell>
          <table:table-cell table:formula="of:=[.C764]/1000" office:value-type="float" office:value="57.268" calcext:value-type="float">
            <text:p>57.268</text:p>
          </table:table-cell>
          <table:table-cell table:formula="of:=[.B764]/1000000000" office:value-type="float" office:value="0.962170395" calcext:value-type="float">
            <text:p>0.962170395</text:p>
          </table:table-cell>
          <table:table-cell table:formula="of:=INT([.B764]/(1920*1920))" office:value-type="float" office:value="261" calcext:value-type="float">
            <text:p>2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SFM__heart_1_MVL__C1__A180.tif</text:p>
          </table:table-cell>
          <table:table-cell office:value-type="float" office:value="969543369" calcext:value-type="float">
            <text:p>969543369</text:p>
          </table:table-cell>
          <table:table-cell office:value-type="float" office:value="57268" calcext:value-type="float">
            <text:p>57268</text:p>
          </table:table-cell>
          <table:table-cell table:formula="of:=[.C765]/1000" office:value-type="float" office:value="57.268" calcext:value-type="float">
            <text:p>57.268</text:p>
          </table:table-cell>
          <table:table-cell table:formula="of:=[.B765]/1000000000" office:value-type="float" office:value="0.969543369" calcext:value-type="float">
            <text:p>0.969543369</text:p>
          </table:table-cell>
          <table:table-cell table:formula="of:=INT([.B765]/(1920*1920))" office:value-type="float" office:value="263" calcext:value-type="float">
            <text:p>2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heart_1redo_tam_E75_DAPI_MVL__C0__A000.tif</text:p>
          </table:table-cell>
          <table:table-cell office:value-type="float" office:value="1061705544" calcext:value-type="float">
            <text:p>1061705544</text:p>
          </table:table-cell>
          <table:table-cell office:value-type="float" office:value="57268" calcext:value-type="float">
            <text:p>57268</text:p>
          </table:table-cell>
          <table:table-cell table:formula="of:=[.C766]/1000" office:value-type="float" office:value="57.268" calcext:value-type="float">
            <text:p>57.268</text:p>
          </table:table-cell>
          <table:table-cell table:formula="of:=[.B766]/1000000000" office:value-type="float" office:value="1.061705544" calcext:value-type="float">
            <text:p>1.061705544</text:p>
          </table:table-cell>
          <table:table-cell table:formula="of:=INT([.B766]/(1920*1920))" office:value-type="float" office:value="288" calcext:value-type="float">
            <text:p>2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SFM__heart_1redo_tam_E75_DAPI_MVL__C0__A180.tif</text:p>
          </table:table-cell>
          <table:table-cell office:value-type="float" office:value="1046959596" calcext:value-type="float">
            <text:p>1046959596</text:p>
          </table:table-cell>
          <table:table-cell office:value-type="float" office:value="57268" calcext:value-type="float">
            <text:p>57268</text:p>
          </table:table-cell>
          <table:table-cell table:formula="of:=[.C767]/1000" office:value-type="float" office:value="57.268" calcext:value-type="float">
            <text:p>57.268</text:p>
          </table:table-cell>
          <table:table-cell table:formula="of:=[.B767]/1000000000" office:value-type="float" office:value="1.046959596" calcext:value-type="float">
            <text:p>1.046959596</text:p>
          </table:table-cell>
          <table:table-cell table:formula="of:=INT([.B767]/(1920*1920))" office:value-type="float" office:value="284" calcext:value-type="float">
            <text:p>28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SFM__heart_1redo_tam_E75_tdT_MVL__C0__A000.tif</text:p>
          </table:table-cell>
          <table:table-cell office:value-type="float" office:value="1061703048" calcext:value-type="float">
            <text:p>1061703048</text:p>
          </table:table-cell>
          <table:table-cell office:value-type="float" office:value="57268" calcext:value-type="float">
            <text:p>57268</text:p>
          </table:table-cell>
          <table:table-cell table:formula="of:=[.C768]/1000" office:value-type="float" office:value="57.268" calcext:value-type="float">
            <text:p>57.268</text:p>
          </table:table-cell>
          <table:table-cell table:formula="of:=[.B768]/1000000000" office:value-type="float" office:value="1.061703048" calcext:value-type="float">
            <text:p>1.061703048</text:p>
          </table:table-cell>
          <table:table-cell table:formula="of:=INT([.B768]/(1920*1920))" office:value-type="float" office:value="288" calcext:value-type="float">
            <text:p>28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LSFM__heart_1redo_tam_E75_tdT_MVL__C0__A000.tif</text:p>
          </table:table-cell>
          <table:table-cell office:value-type="float" office:value="1061703048" calcext:value-type="float">
            <text:p>1061703048</text:p>
          </table:table-cell>
          <table:table-cell office:value-type="float" office:value="57268" calcext:value-type="float">
            <text:p>57268</text:p>
          </table:table-cell>
          <table:table-cell table:formula="of:=[.C769]/1000" office:value-type="float" office:value="57.268" calcext:value-type="float">
            <text:p>57.268</text:p>
          </table:table-cell>
          <table:table-cell table:formula="of:=[.B769]/1000000000" office:value-type="float" office:value="1.061703048" calcext:value-type="float">
            <text:p>1.061703048</text:p>
          </table:table-cell>
          <table:table-cell table:formula="of:=INT([.B769]/(1920*1920))" office:value-type="float" office:value="288" calcext:value-type="float">
            <text:p>2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SFM__heart_1redo_tam_E75_tdT_MVL__C0__A180.tif</text:p>
          </table:table-cell>
          <table:table-cell office:value-type="float" office:value="1046957124.5" calcext:value-type="float">
            <text:p>1046957124.5</text:p>
          </table:table-cell>
          <table:table-cell office:value-type="float" office:value="57268" calcext:value-type="float">
            <text:p>57268</text:p>
          </table:table-cell>
          <table:table-cell table:formula="of:=[.C770]/1000" office:value-type="float" office:value="57.268" calcext:value-type="float">
            <text:p>57.268</text:p>
          </table:table-cell>
          <table:table-cell table:formula="of:=[.B770]/1000000000" office:value-type="float" office:value="1.0469571245" calcext:value-type="float">
            <text:p>1.0469571245</text:p>
          </table:table-cell>
          <table:table-cell table:formula="of:=INT([.B770]/(1920*1920))" office:value-type="float" office:value="284" calcext:value-type="float">
            <text:p>28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LSFM__heart_1redo_tam_E75_tdT_MVL__C0__A180.tif</text:p>
          </table:table-cell>
          <table:table-cell office:value-type="float" office:value="1046957124.5" calcext:value-type="float">
            <text:p>1046957124.5</text:p>
          </table:table-cell>
          <table:table-cell office:value-type="float" office:value="57268" calcext:value-type="float">
            <text:p>57268</text:p>
          </table:table-cell>
          <table:table-cell table:formula="of:=[.C771]/1000" office:value-type="float" office:value="57.268" calcext:value-type="float">
            <text:p>57.268</text:p>
          </table:table-cell>
          <table:table-cell table:formula="of:=[.B771]/1000000000" office:value-type="float" office:value="1.0469571245" calcext:value-type="float">
            <text:p>1.0469571245</text:p>
          </table:table-cell>
          <table:table-cell table:formula="of:=INT([.B771]/(1920*1920))" office:value-type="float" office:value="284" calcext:value-type="float">
            <text:p>2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LSFM__heart_1redo_tam_E75_Tnnt2-Foxc2_MVL__C0__A000.tif</text:p>
          </table:table-cell>
          <table:table-cell office:value-type="float" office:value="1061705544" calcext:value-type="float">
            <text:p>1061705544</text:p>
          </table:table-cell>
          <table:table-cell office:value-type="float" office:value="57268" calcext:value-type="float">
            <text:p>57268</text:p>
          </table:table-cell>
          <table:table-cell table:formula="of:=[.C772]/1000" office:value-type="float" office:value="57.268" calcext:value-type="float">
            <text:p>57.268</text:p>
          </table:table-cell>
          <table:table-cell table:formula="of:=[.B772]/1000000000" office:value-type="float" office:value="1.061705544" calcext:value-type="float">
            <text:p>1.061705544</text:p>
          </table:table-cell>
          <table:table-cell table:formula="of:=INT([.B772]/(1920*1920))" office:value-type="float" office:value="288" calcext:value-type="float">
            <text:p>28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SFM__heart_1redo_tam_E75_Tnnt2-Foxc2_MVL__C0__A000.tif</text:p>
          </table:table-cell>
          <table:table-cell office:value-type="float" office:value="1061705544" calcext:value-type="float">
            <text:p>1061705544</text:p>
          </table:table-cell>
          <table:table-cell office:value-type="float" office:value="57268" calcext:value-type="float">
            <text:p>57268</text:p>
          </table:table-cell>
          <table:table-cell table:formula="of:=[.C773]/1000" office:value-type="float" office:value="57.268" calcext:value-type="float">
            <text:p>57.268</text:p>
          </table:table-cell>
          <table:table-cell table:formula="of:=[.B773]/1000000000" office:value-type="float" office:value="1.061705544" calcext:value-type="float">
            <text:p>1.061705544</text:p>
          </table:table-cell>
          <table:table-cell table:formula="of:=INT([.B773]/(1920*1920))" office:value-type="float" office:value="288" calcext:value-type="float">
            <text:p>28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SFM__heart_1redo_tam_E75_Tnnt2-Foxc2_MVL__C0__A180.tif</text:p>
          </table:table-cell>
          <table:table-cell office:value-type="float" office:value="1046959596" calcext:value-type="float">
            <text:p>1046959596</text:p>
          </table:table-cell>
          <table:table-cell office:value-type="float" office:value="57268" calcext:value-type="float">
            <text:p>57268</text:p>
          </table:table-cell>
          <table:table-cell table:formula="of:=[.C774]/1000" office:value-type="float" office:value="57.268" calcext:value-type="float">
            <text:p>57.268</text:p>
          </table:table-cell>
          <table:table-cell table:formula="of:=[.B774]/1000000000" office:value-type="float" office:value="1.046959596" calcext:value-type="float">
            <text:p>1.046959596</text:p>
          </table:table-cell>
          <table:table-cell table:formula="of:=INT([.B774]/(1920*1920))" office:value-type="float" office:value="284" calcext:value-type="float">
            <text:p>2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LSFM__heart_1redo_tam_E75_Tnnt2-Foxc2_MVL__C1__A000.tif</text:p>
          </table:table-cell>
          <table:table-cell office:value-type="float" office:value="1061705544.5" calcext:value-type="float">
            <text:p>1061705544.5</text:p>
          </table:table-cell>
          <table:table-cell office:value-type="float" office:value="57268" calcext:value-type="float">
            <text:p>57268</text:p>
          </table:table-cell>
          <table:table-cell table:formula="of:=[.C775]/1000" office:value-type="float" office:value="57.268" calcext:value-type="float">
            <text:p>57.268</text:p>
          </table:table-cell>
          <table:table-cell table:formula="of:=[.B775]/1000000000" office:value-type="float" office:value="1.0617055445" calcext:value-type="float">
            <text:p>1.0617055445</text:p>
          </table:table-cell>
          <table:table-cell table:formula="of:=INT([.B775]/(1920*1920))" office:value-type="float" office:value="288" calcext:value-type="float">
            <text:p>28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LSFM__heart_1redo_tam_E75_Tnnt2-Foxc2_MVL__C1__A000.tif</text:p>
          </table:table-cell>
          <table:table-cell office:value-type="float" office:value="1061705544.5" calcext:value-type="float">
            <text:p>1061705544.5</text:p>
          </table:table-cell>
          <table:table-cell office:value-type="float" office:value="57268" calcext:value-type="float">
            <text:p>57268</text:p>
          </table:table-cell>
          <table:table-cell table:formula="of:=[.C776]/1000" office:value-type="float" office:value="57.268" calcext:value-type="float">
            <text:p>57.268</text:p>
          </table:table-cell>
          <table:table-cell table:formula="of:=[.B776]/1000000000" office:value-type="float" office:value="1.0617055445" calcext:value-type="float">
            <text:p>1.0617055445</text:p>
          </table:table-cell>
          <table:table-cell table:formula="of:=INT([.B776]/(1920*1920))"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SFM__heart_1redo_tam_E75_Tnnt2-Foxc2_MVL__C1__A180.tif</text:p>
          </table:table-cell>
          <table:table-cell office:value-type="float" office:value="1046959596.5" calcext:value-type="float">
            <text:p>1046959596.5</text:p>
          </table:table-cell>
          <table:table-cell office:value-type="float" office:value="57268" calcext:value-type="float">
            <text:p>57268</text:p>
          </table:table-cell>
          <table:table-cell table:formula="of:=[.C777]/1000" office:value-type="float" office:value="57.268" calcext:value-type="float">
            <text:p>57.268</text:p>
          </table:table-cell>
          <table:table-cell table:formula="of:=[.B777]/1000000000" office:value-type="float" office:value="1.0469595965" calcext:value-type="float">
            <text:p>1.0469595965</text:p>
          </table:table-cell>
          <table:table-cell table:formula="of:=INT([.B777]/(1920*1920))" office:value-type="float" office:value="284" calcext:value-type="float">
            <text:p>28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LSFM__heart_1redo_tam_E75_Tnnt2-Foxc2_MVL__C1__A180.tif</text:p>
          </table:table-cell>
          <table:table-cell office:value-type="float" office:value="1046959596.5" calcext:value-type="float">
            <text:p>1046959596.5</text:p>
          </table:table-cell>
          <table:table-cell office:value-type="float" office:value="57268" calcext:value-type="float">
            <text:p>57268</text:p>
          </table:table-cell>
          <table:table-cell table:formula="of:=[.C778]/1000" office:value-type="float" office:value="57.268" calcext:value-type="float">
            <text:p>57.268</text:p>
          </table:table-cell>
          <table:table-cell table:formula="of:=[.B778]/1000000000" office:value-type="float" office:value="1.0469595965" calcext:value-type="float">
            <text:p>1.0469595965</text:p>
          </table:table-cell>
          <table:table-cell table:formula="of:=INT([.B778]/(1920*1920))" office:value-type="float" office:value="284" calcext:value-type="float">
            <text:p>2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LSFM__heart_2_MVL__C0__A000.tif</text:p>
          </table:table-cell>
          <table:table-cell office:value-type="float" office:value="1135435284" calcext:value-type="float">
            <text:p>1135435284</text:p>
          </table:table-cell>
          <table:table-cell office:value-type="float" office:value="57268" calcext:value-type="float">
            <text:p>57268</text:p>
          </table:table-cell>
          <table:table-cell table:formula="of:=[.C779]/1000" office:value-type="float" office:value="57.268" calcext:value-type="float">
            <text:p>57.268</text:p>
          </table:table-cell>
          <table:table-cell table:formula="of:=[.B779]/1000000000" office:value-type="float" office:value="1.135435284" calcext:value-type="float">
            <text:p>1.135435284</text:p>
          </table:table-cell>
          <table:table-cell table:formula="of:=INT([.B779]/(1920*1920))" office:value-type="float" office:value="308" calcext:value-type="float">
            <text:p>30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LSFM__heart_2_MVL__C0__A180.tif</text:p>
          </table:table-cell>
          <table:table-cell office:value-type="float" office:value="1223910972" calcext:value-type="float">
            <text:p>1223910972</text:p>
          </table:table-cell>
          <table:table-cell office:value-type="float" office:value="57268" calcext:value-type="float">
            <text:p>57268</text:p>
          </table:table-cell>
          <table:table-cell table:formula="of:=[.C780]/1000" office:value-type="float" office:value="57.268" calcext:value-type="float">
            <text:p>57.268</text:p>
          </table:table-cell>
          <table:table-cell table:formula="of:=[.B780]/1000000000" office:value-type="float" office:value="1.223910972" calcext:value-type="float">
            <text:p>1.223910972</text:p>
          </table:table-cell>
          <table:table-cell table:formula="of:=INT([.B780]/(1920*1920))" office:value-type="float" office:value="332" calcext:value-type="float">
            <text:p>33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SFM__heart_2_MVL__C1__A000.tif</text:p>
          </table:table-cell>
          <table:table-cell office:value-type="float" office:value="1135435284" calcext:value-type="float">
            <text:p>1135435284</text:p>
          </table:table-cell>
          <table:table-cell office:value-type="float" office:value="57268" calcext:value-type="float">
            <text:p>57268</text:p>
          </table:table-cell>
          <table:table-cell table:formula="of:=[.C781]/1000" office:value-type="float" office:value="57.268" calcext:value-type="float">
            <text:p>57.268</text:p>
          </table:table-cell>
          <table:table-cell table:formula="of:=[.B781]/1000000000" office:value-type="float" office:value="1.135435284" calcext:value-type="float">
            <text:p>1.135435284</text:p>
          </table:table-cell>
          <table:table-cell table:formula="of:=INT([.B781]/(1920*1920))" office:value-type="float" office:value="308" calcext:value-type="float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SFM__heart_2_MVL__C1__A180.tif</text:p>
          </table:table-cell>
          <table:table-cell office:value-type="float" office:value="1223910972.5" calcext:value-type="float">
            <text:p>1223910972.5</text:p>
          </table:table-cell>
          <table:table-cell office:value-type="float" office:value="57268" calcext:value-type="float">
            <text:p>57268</text:p>
          </table:table-cell>
          <table:table-cell table:formula="of:=[.C782]/1000" office:value-type="float" office:value="57.268" calcext:value-type="float">
            <text:p>57.268</text:p>
          </table:table-cell>
          <table:table-cell table:formula="of:=[.B782]/1000000000" office:value-type="float" office:value="1.2239109725" calcext:value-type="float">
            <text:p>1.2239109725</text:p>
          </table:table-cell>
          <table:table-cell table:formula="of:=INT([.B782]/(1920*1920))" office:value-type="float" office:value="332" calcext:value-type="float">
            <text:p>33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LSFM__heart_2_tam_E65_DAPI_MVL__C0__A000.tif</text:p>
          </table:table-cell>
          <table:table-cell office:value-type="float" office:value="954797421.5" calcext:value-type="float">
            <text:p>954797421.5</text:p>
          </table:table-cell>
          <table:table-cell office:value-type="float" office:value="57268" calcext:value-type="float">
            <text:p>57268</text:p>
          </table:table-cell>
          <table:table-cell table:formula="of:=[.C783]/1000" office:value-type="float" office:value="57.268" calcext:value-type="float">
            <text:p>57.268</text:p>
          </table:table-cell>
          <table:table-cell table:formula="of:=[.B783]/1000000000" office:value-type="float" office:value="0.9547974215" calcext:value-type="float">
            <text:p>0.9547974215</text:p>
          </table:table-cell>
          <table:table-cell table:formula="of:=INT([.B783]/(1920*1920))" office:value-type="float" office:value="259" calcext:value-type="float">
            <text:p>25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LSFM__heart_2_tam_E65_DAPI_MVL__C0__A000.tif</text:p>
          </table:table-cell>
          <table:table-cell office:value-type="float" office:value="954797421.5" calcext:value-type="float">
            <text:p>954797421.5</text:p>
          </table:table-cell>
          <table:table-cell office:value-type="float" office:value="57268" calcext:value-type="float">
            <text:p>57268</text:p>
          </table:table-cell>
          <table:table-cell table:formula="of:=[.C784]/1000" office:value-type="float" office:value="57.268" calcext:value-type="float">
            <text:p>57.268</text:p>
          </table:table-cell>
          <table:table-cell table:formula="of:=[.B784]/1000000000" office:value-type="float" office:value="0.9547974215" calcext:value-type="float">
            <text:p>0.9547974215</text:p>
          </table:table-cell>
          <table:table-cell table:formula="of:=INT([.B784]/(1920*1920))" office:value-type="float" office:value="259" calcext:value-type="float">
            <text:p>25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LSFM__heart_2_tam_E65_DAPI_MVL__C0__A180.tif</text:p>
          </table:table-cell>
          <table:table-cell office:value-type="float" office:value="1002721752" calcext:value-type="float">
            <text:p>1002721752</text:p>
          </table:table-cell>
          <table:table-cell office:value-type="float" office:value="57268" calcext:value-type="float">
            <text:p>57268</text:p>
          </table:table-cell>
          <table:table-cell table:formula="of:=[.C785]/1000" office:value-type="float" office:value="57.268" calcext:value-type="float">
            <text:p>57.268</text:p>
          </table:table-cell>
          <table:table-cell table:formula="of:=[.B785]/1000000000" office:value-type="float" office:value="1.002721752" calcext:value-type="float">
            <text:p>1.002721752</text:p>
          </table:table-cell>
          <table:table-cell table:formula="of:=INT([.B785]/(1920*1920))" office:value-type="float" office:value="272" calcext:value-type="float">
            <text:p>27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LSFM__heart_2_tam_E65_DAPI_MVL__C0__A180.tif</text:p>
          </table:table-cell>
          <table:table-cell office:value-type="float" office:value="1002721752" calcext:value-type="float">
            <text:p>1002721752</text:p>
          </table:table-cell>
          <table:table-cell office:value-type="float" office:value="57268" calcext:value-type="float">
            <text:p>57268</text:p>
          </table:table-cell>
          <table:table-cell table:formula="of:=[.C786]/1000" office:value-type="float" office:value="57.268" calcext:value-type="float">
            <text:p>57.268</text:p>
          </table:table-cell>
          <table:table-cell table:formula="of:=[.B786]/1000000000" office:value-type="float" office:value="1.002721752" calcext:value-type="float">
            <text:p>1.002721752</text:p>
          </table:table-cell>
          <table:table-cell table:formula="of:=INT([.B786]/(1920*1920))" office:value-type="float" office:value="272" calcext:value-type="float">
            <text:p>2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SFM__heart_2_tam_E65_tdT_MVL__C0__A000.tif</text:p>
          </table:table-cell>
          <table:table-cell office:value-type="float" office:value="954795099.5" calcext:value-type="float">
            <text:p>954795099.5</text:p>
          </table:table-cell>
          <table:table-cell office:value-type="float" office:value="57268" calcext:value-type="float">
            <text:p>57268</text:p>
          </table:table-cell>
          <table:table-cell table:formula="of:=[.C787]/1000" office:value-type="float" office:value="57.268" calcext:value-type="float">
            <text:p>57.268</text:p>
          </table:table-cell>
          <table:table-cell table:formula="of:=[.B787]/1000000000" office:value-type="float" office:value="0.9547950995" calcext:value-type="float">
            <text:p>0.9547950995</text:p>
          </table:table-cell>
          <table:table-cell table:formula="of:=INT([.B787]/(1920*1920))" office:value-type="float" office:value="259" calcext:value-type="float">
            <text:p>25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LSFM__heart_2_tam_E65_tdT_MVL__C0__A000.tif</text:p>
          </table:table-cell>
          <table:table-cell office:value-type="float" office:value="954795099.5" calcext:value-type="float">
            <text:p>954795099.5</text:p>
          </table:table-cell>
          <table:table-cell office:value-type="float" office:value="57268" calcext:value-type="float">
            <text:p>57268</text:p>
          </table:table-cell>
          <table:table-cell table:formula="of:=[.C788]/1000" office:value-type="float" office:value="57.268" calcext:value-type="float">
            <text:p>57.268</text:p>
          </table:table-cell>
          <table:table-cell table:formula="of:=[.B788]/1000000000" office:value-type="float" office:value="0.9547950995" calcext:value-type="float">
            <text:p>0.9547950995</text:p>
          </table:table-cell>
          <table:table-cell table:formula="of:=INT([.B788]/(1920*1920))" office:value-type="float" office:value="259" calcext:value-type="float">
            <text:p>25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LSFM__heart_2_tam_E65_tdT_MVL__C0__A180.tif</text:p>
          </table:table-cell>
          <table:table-cell office:value-type="float" office:value="1002719352.5" calcext:value-type="float">
            <text:p>1002719352.5</text:p>
          </table:table-cell>
          <table:table-cell office:value-type="float" office:value="57268" calcext:value-type="float">
            <text:p>57268</text:p>
          </table:table-cell>
          <table:table-cell table:formula="of:=[.C789]/1000" office:value-type="float" office:value="57.268" calcext:value-type="float">
            <text:p>57.268</text:p>
          </table:table-cell>
          <table:table-cell table:formula="of:=[.B789]/1000000000" office:value-type="float" office:value="1.0027193525" calcext:value-type="float">
            <text:p>1.0027193525</text:p>
          </table:table-cell>
          <table:table-cell table:formula="of:=INT([.B789]/(1920*1920))"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LSFM__heart_2_tam_E65_tdT_MVL__C0__A180.tif</text:p>
          </table:table-cell>
          <table:table-cell office:value-type="float" office:value="1002719352.5" calcext:value-type="float">
            <text:p>1002719352.5</text:p>
          </table:table-cell>
          <table:table-cell office:value-type="float" office:value="57268" calcext:value-type="float">
            <text:p>57268</text:p>
          </table:table-cell>
          <table:table-cell table:formula="of:=[.C790]/1000" office:value-type="float" office:value="57.268" calcext:value-type="float">
            <text:p>57.268</text:p>
          </table:table-cell>
          <table:table-cell table:formula="of:=[.B790]/1000000000" office:value-type="float" office:value="1.0027193525" calcext:value-type="float">
            <text:p>1.0027193525</text:p>
          </table:table-cell>
          <table:table-cell table:formula="of:=INT([.B790]/(1920*1920))" office:value-type="float" office:value="272" calcext:value-type="float">
            <text:p>2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SFM__heart_2_tam_E65_tdT_MVL_redo__C0__A000.tif</text:p>
          </table:table-cell>
          <table:table-cell office:value-type="float" office:value="954795100" calcext:value-type="float">
            <text:p>954795100</text:p>
          </table:table-cell>
          <table:table-cell office:value-type="float" office:value="57268" calcext:value-type="float">
            <text:p>57268</text:p>
          </table:table-cell>
          <table:table-cell table:formula="of:=[.C791]/1000" office:value-type="float" office:value="57.268" calcext:value-type="float">
            <text:p>57.268</text:p>
          </table:table-cell>
          <table:table-cell table:formula="of:=[.B791]/1000000000" office:value-type="float" office:value="0.9547951" calcext:value-type="float">
            <text:p>0.9547951</text:p>
          </table:table-cell>
          <table:table-cell table:formula="of:=INT([.B791]/(1920*1920))" office:value-type="float" office:value="259" calcext:value-type="float">
            <text:p>25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LSFM__heart_2_tam_E65_tdT_MVL_redo__C0__A000.tif</text:p>
          </table:table-cell>
          <table:table-cell office:value-type="float" office:value="954795100" calcext:value-type="float">
            <text:p>954795100</text:p>
          </table:table-cell>
          <table:table-cell office:value-type="float" office:value="57268" calcext:value-type="float">
            <text:p>57268</text:p>
          </table:table-cell>
          <table:table-cell table:formula="of:=[.C792]/1000" office:value-type="float" office:value="57.268" calcext:value-type="float">
            <text:p>57.268</text:p>
          </table:table-cell>
          <table:table-cell table:formula="of:=[.B792]/1000000000" office:value-type="float" office:value="0.9547951" calcext:value-type="float">
            <text:p>0.9547951</text:p>
          </table:table-cell>
          <table:table-cell table:formula="of:=INT([.B792]/(1920*1920))" office:value-type="float" office:value="259" calcext:value-type="float">
            <text:p>25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LSFM__heart_2_tam_E65_tdT_MVL_redo__C0__A180.tif</text:p>
          </table:table-cell>
          <table:table-cell office:value-type="float" office:value="1002719352.5" calcext:value-type="float">
            <text:p>1002719352.5</text:p>
          </table:table-cell>
          <table:table-cell office:value-type="float" office:value="57268" calcext:value-type="float">
            <text:p>57268</text:p>
          </table:table-cell>
          <table:table-cell table:formula="of:=[.C793]/1000" office:value-type="float" office:value="57.268" calcext:value-type="float">
            <text:p>57.268</text:p>
          </table:table-cell>
          <table:table-cell table:formula="of:=[.B793]/1000000000" office:value-type="float" office:value="1.0027193525" calcext:value-type="float">
            <text:p>1.0027193525</text:p>
          </table:table-cell>
          <table:table-cell table:formula="of:=INT([.B793]/(1920*1920))" office:value-type="float" office:value="272" calcext:value-type="float">
            <text:p>27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LSFM__heart_2_tam_E65_tdT_MVL_redo__C0__A180.tif</text:p>
          </table:table-cell>
          <table:table-cell office:value-type="float" office:value="1002719352.5" calcext:value-type="float">
            <text:p>1002719352.5</text:p>
          </table:table-cell>
          <table:table-cell office:value-type="float" office:value="57268" calcext:value-type="float">
            <text:p>57268</text:p>
          </table:table-cell>
          <table:table-cell table:formula="of:=[.C794]/1000" office:value-type="float" office:value="57.268" calcext:value-type="float">
            <text:p>57.268</text:p>
          </table:table-cell>
          <table:table-cell table:formula="of:=[.B794]/1000000000" office:value-type="float" office:value="1.0027193525" calcext:value-type="float">
            <text:p>1.0027193525</text:p>
          </table:table-cell>
          <table:table-cell table:formula="of:=INT([.B794]/(1920*1920))" office:value-type="float" office:value="272" calcext:value-type="float">
            <text:p>27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SFM__heart_2_tam_E65_Tnnt2-Foxc2_MVL__C0__A000.tif</text:p>
          </table:table-cell>
          <table:table-cell office:value-type="float" office:value="954797421.5" calcext:value-type="float">
            <text:p>954797421.5</text:p>
          </table:table-cell>
          <table:table-cell office:value-type="float" office:value="57268" calcext:value-type="float">
            <text:p>57268</text:p>
          </table:table-cell>
          <table:table-cell table:formula="of:=[.C795]/1000" office:value-type="float" office:value="57.268" calcext:value-type="float">
            <text:p>57.268</text:p>
          </table:table-cell>
          <table:table-cell table:formula="of:=[.B795]/1000000000" office:value-type="float" office:value="0.9547974215" calcext:value-type="float">
            <text:p>0.9547974215</text:p>
          </table:table-cell>
          <table:table-cell table:formula="of:=INT([.B795]/(1920*1920))" office:value-type="float" office:value="259" calcext:value-type="float">
            <text:p>2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LSFM__heart_2_tam_E65_Tnnt2-Foxc2_MVL__C0__A000.tif</text:p>
          </table:table-cell>
          <table:table-cell office:value-type="float" office:value="954797421.5" calcext:value-type="float">
            <text:p>954797421.5</text:p>
          </table:table-cell>
          <table:table-cell office:value-type="float" office:value="57268" calcext:value-type="float">
            <text:p>57268</text:p>
          </table:table-cell>
          <table:table-cell table:formula="of:=[.C796]/1000" office:value-type="float" office:value="57.268" calcext:value-type="float">
            <text:p>57.268</text:p>
          </table:table-cell>
          <table:table-cell table:formula="of:=[.B796]/1000000000" office:value-type="float" office:value="0.9547974215" calcext:value-type="float">
            <text:p>0.9547974215</text:p>
          </table:table-cell>
          <table:table-cell table:formula="of:=INT([.B796]/(1920*1920))" office:value-type="float" office:value="259" calcext:value-type="float">
            <text:p>2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LSFM__heart_2_tam_E65_Tnnt2-Foxc2_MVL__C0__A180.tif</text:p>
          </table:table-cell>
          <table:table-cell office:value-type="float" office:value="1002721752" calcext:value-type="float">
            <text:p>1002721752</text:p>
          </table:table-cell>
          <table:table-cell office:value-type="float" office:value="57268" calcext:value-type="float">
            <text:p>57268</text:p>
          </table:table-cell>
          <table:table-cell table:formula="of:=[.C797]/1000" office:value-type="float" office:value="57.268" calcext:value-type="float">
            <text:p>57.268</text:p>
          </table:table-cell>
          <table:table-cell table:formula="of:=[.B797]/1000000000" office:value-type="float" office:value="1.002721752" calcext:value-type="float">
            <text:p>1.002721752</text:p>
          </table:table-cell>
          <table:table-cell table:formula="of:=INT([.B797]/(1920*1920))" office:value-type="float" office:value="272" calcext:value-type="float">
            <text:p>27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SFM__heart_2_tam_E65_Tnnt2-Foxc2_MVL__C0__A180.tif</text:p>
          </table:table-cell>
          <table:table-cell office:value-type="float" office:value="1002721752" calcext:value-type="float">
            <text:p>1002721752</text:p>
          </table:table-cell>
          <table:table-cell office:value-type="float" office:value="57268" calcext:value-type="float">
            <text:p>57268</text:p>
          </table:table-cell>
          <table:table-cell table:formula="of:=[.C798]/1000" office:value-type="float" office:value="57.268" calcext:value-type="float">
            <text:p>57.268</text:p>
          </table:table-cell>
          <table:table-cell table:formula="of:=[.B798]/1000000000" office:value-type="float" office:value="1.002721752" calcext:value-type="float">
            <text:p>1.002721752</text:p>
          </table:table-cell>
          <table:table-cell table:formula="of:=INT([.B798]/(1920*1920))" office:value-type="float" office:value="272" calcext:value-type="float">
            <text:p>27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LSFM__heart_2_tam_E65_Tnnt2-Foxc2_MVL__C1__A000.tif</text:p>
          </table:table-cell>
          <table:table-cell office:value-type="float" office:value="954797422" calcext:value-type="float">
            <text:p>954797422</text:p>
          </table:table-cell>
          <table:table-cell office:value-type="float" office:value="57268" calcext:value-type="float">
            <text:p>57268</text:p>
          </table:table-cell>
          <table:table-cell table:formula="of:=[.C799]/1000" office:value-type="float" office:value="57.268" calcext:value-type="float">
            <text:p>57.268</text:p>
          </table:table-cell>
          <table:table-cell table:formula="of:=[.B799]/1000000000" office:value-type="float" office:value="0.954797422" calcext:value-type="float">
            <text:p>0.954797422</text:p>
          </table:table-cell>
          <table:table-cell table:formula="of:=INT([.B799]/(1920*1920))" office:value-type="float" office:value="259" calcext:value-type="float">
            <text:p>25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LSFM__heart_2_tam_E65_Tnnt2-Foxc2_MVL__C1__A000.tif</text:p>
          </table:table-cell>
          <table:table-cell office:value-type="float" office:value="954797422" calcext:value-type="float">
            <text:p>954797422</text:p>
          </table:table-cell>
          <table:table-cell office:value-type="float" office:value="57268" calcext:value-type="float">
            <text:p>57268</text:p>
          </table:table-cell>
          <table:table-cell table:formula="of:=[.C800]/1000" office:value-type="float" office:value="57.268" calcext:value-type="float">
            <text:p>57.268</text:p>
          </table:table-cell>
          <table:table-cell table:formula="of:=[.B800]/1000000000" office:value-type="float" office:value="0.954797422" calcext:value-type="float">
            <text:p>0.954797422</text:p>
          </table:table-cell>
          <table:table-cell table:formula="of:=INT([.B800]/(1920*1920))" office:value-type="float" office:value="259" calcext:value-type="float">
            <text:p>25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LSFM__heart_2_tam_E65_Tnnt2-Foxc2_MVL__C1__A180.tif</text:p>
          </table:table-cell>
          <table:table-cell office:value-type="float" office:value="1002721752.5" calcext:value-type="float">
            <text:p>1002721752.5</text:p>
          </table:table-cell>
          <table:table-cell office:value-type="float" office:value="57268" calcext:value-type="float">
            <text:p>57268</text:p>
          </table:table-cell>
          <table:table-cell table:formula="of:=[.C801]/1000" office:value-type="float" office:value="57.268" calcext:value-type="float">
            <text:p>57.268</text:p>
          </table:table-cell>
          <table:table-cell table:formula="of:=[.B801]/1000000000" office:value-type="float" office:value="1.0027217525" calcext:value-type="float">
            <text:p>1.0027217525</text:p>
          </table:table-cell>
          <table:table-cell table:formula="of:=INT([.B801]/(1920*1920))" office:value-type="float" office:value="272" calcext:value-type="float">
            <text:p>27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LSFM__heart_2_tam_E65_Tnnt2-Foxc2_MVL__C1__A180.tif</text:p>
          </table:table-cell>
          <table:table-cell office:value-type="float" office:value="1002721752.5" calcext:value-type="float">
            <text:p>1002721752.5</text:p>
          </table:table-cell>
          <table:table-cell office:value-type="float" office:value="57268" calcext:value-type="float">
            <text:p>57268</text:p>
          </table:table-cell>
          <table:table-cell table:formula="of:=[.C802]/1000" office:value-type="float" office:value="57.268" calcext:value-type="float">
            <text:p>57.268</text:p>
          </table:table-cell>
          <table:table-cell table:formula="of:=[.B802]/1000000000" office:value-type="float" office:value="1.0027217525" calcext:value-type="float">
            <text:p>1.0027217525</text:p>
          </table:table-cell>
          <table:table-cell table:formula="of:=INT([.B802]/(1920*1920))" office:value-type="float" office:value="272" calcext:value-type="float">
            <text:p>2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SFM__heart_3_MVL__C0__A000.tif</text:p>
          </table:table-cell>
          <table:table-cell office:value-type="float" office:value="987975804" calcext:value-type="float">
            <text:p>987975804</text:p>
          </table:table-cell>
          <table:table-cell office:value-type="float" office:value="57268" calcext:value-type="float">
            <text:p>57268</text:p>
          </table:table-cell>
          <table:table-cell table:formula="of:=[.C803]/1000" office:value-type="float" office:value="57.268" calcext:value-type="float">
            <text:p>57.268</text:p>
          </table:table-cell>
          <table:table-cell table:formula="of:=[.B803]/1000000000" office:value-type="float" office:value="0.987975804" calcext:value-type="float">
            <text:p>0.987975804</text:p>
          </table:table-cell>
          <table:table-cell table:formula="of:=INT([.B803]/(1920*1920))" office:value-type="float" office:value="268" calcext:value-type="float">
            <text:p>2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SFM__heart_3_MVL__C0__A180.tif</text:p>
          </table:table-cell>
          <table:table-cell office:value-type="float" office:value="987975804" calcext:value-type="float">
            <text:p>987975804</text:p>
          </table:table-cell>
          <table:table-cell office:value-type="float" office:value="57268" calcext:value-type="float">
            <text:p>57268</text:p>
          </table:table-cell>
          <table:table-cell table:formula="of:=[.C804]/1000" office:value-type="float" office:value="57.268" calcext:value-type="float">
            <text:p>57.268</text:p>
          </table:table-cell>
          <table:table-cell table:formula="of:=[.B804]/1000000000" office:value-type="float" office:value="0.987975804" calcext:value-type="float">
            <text:p>0.987975804</text:p>
          </table:table-cell>
          <table:table-cell table:formula="of:=INT([.B804]/(1920*1920))" office:value-type="float" office:value="268" calcext:value-type="float">
            <text:p>2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SFM__heart_3_MVL__C1__A000.tif</text:p>
          </table:table-cell>
          <table:table-cell office:value-type="float" office:value="987975804.5" calcext:value-type="float">
            <text:p>987975804.5</text:p>
          </table:table-cell>
          <table:table-cell office:value-type="float" office:value="57268" calcext:value-type="float">
            <text:p>57268</text:p>
          </table:table-cell>
          <table:table-cell table:formula="of:=[.C805]/1000" office:value-type="float" office:value="57.268" calcext:value-type="float">
            <text:p>57.268</text:p>
          </table:table-cell>
          <table:table-cell table:formula="of:=[.B805]/1000000000" office:value-type="float" office:value="0.9879758045" calcext:value-type="float">
            <text:p>0.9879758045</text:p>
          </table:table-cell>
          <table:table-cell table:formula="of:=INT([.B805]/(1920*1920))" office:value-type="float" office:value="268" calcext:value-type="float">
            <text:p>26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SFM__heart_3_tam_E65_DAPI_MVL__C0__A000.tif</text:p>
          </table:table-cell>
          <table:table-cell office:value-type="float" office:value="1260775842" calcext:value-type="float">
            <text:p>1260775842</text:p>
          </table:table-cell>
          <table:table-cell office:value-type="float" office:value="57268" calcext:value-type="float">
            <text:p>57268</text:p>
          </table:table-cell>
          <table:table-cell table:formula="of:=[.C806]/1000" office:value-type="float" office:value="57.268" calcext:value-type="float">
            <text:p>57.268</text:p>
          </table:table-cell>
          <table:table-cell table:formula="of:=[.B806]/1000000000" office:value-type="float" office:value="1.260775842" calcext:value-type="float">
            <text:p>1.260775842</text:p>
          </table:table-cell>
          <table:table-cell table:formula="of:=INT([.B806]/(1920*1920))" office:value-type="float" office:value="342" calcext:value-type="float">
            <text:p>34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SFM__heart_3_tam_E65_DAPI_MVL__C0__A000.tif</text:p>
          </table:table-cell>
          <table:table-cell office:value-type="float" office:value="1260775842" calcext:value-type="float">
            <text:p>1260775842</text:p>
          </table:table-cell>
          <table:table-cell office:value-type="float" office:value="57268" calcext:value-type="float">
            <text:p>57268</text:p>
          </table:table-cell>
          <table:table-cell table:formula="of:=[.C807]/1000" office:value-type="float" office:value="57.268" calcext:value-type="float">
            <text:p>57.268</text:p>
          </table:table-cell>
          <table:table-cell table:formula="of:=[.B807]/1000000000" office:value-type="float" office:value="1.260775842" calcext:value-type="float">
            <text:p>1.260775842</text:p>
          </table:table-cell>
          <table:table-cell table:formula="of:=INT([.B807]/(1920*1920))" office:value-type="float" office:value="342" calcext:value-type="float">
            <text:p>3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LSFM__heart_3_tam_E65_DAPI_MVL__C0__A180.tif</text:p>
          </table:table-cell>
          <table:table-cell office:value-type="float" office:value="1227597459.5" calcext:value-type="float">
            <text:p>1227597459.5</text:p>
          </table:table-cell>
          <table:table-cell office:value-type="float" office:value="57268" calcext:value-type="float">
            <text:p>57268</text:p>
          </table:table-cell>
          <table:table-cell table:formula="of:=[.C808]/1000" office:value-type="float" office:value="57.268" calcext:value-type="float">
            <text:p>57.268</text:p>
          </table:table-cell>
          <table:table-cell table:formula="of:=[.B808]/1000000000" office:value-type="float" office:value="1.2275974595" calcext:value-type="float">
            <text:p>1.2275974595</text:p>
          </table:table-cell>
          <table:table-cell table:formula="of:=INT([.B808]/(1920*1920))" office:value-type="float" office:value="333" calcext:value-type="float">
            <text:p>33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SFM__heart_3_tam_E65_DAPI_MVL__C0__A180.tif</text:p>
          </table:table-cell>
          <table:table-cell office:value-type="float" office:value="1227597459.5" calcext:value-type="float">
            <text:p>1227597459.5</text:p>
          </table:table-cell>
          <table:table-cell office:value-type="float" office:value="57268" calcext:value-type="float">
            <text:p>57268</text:p>
          </table:table-cell>
          <table:table-cell table:formula="of:=[.C809]/1000" office:value-type="float" office:value="57.268" calcext:value-type="float">
            <text:p>57.268</text:p>
          </table:table-cell>
          <table:table-cell table:formula="of:=[.B809]/1000000000" office:value-type="float" office:value="1.2275974595" calcext:value-type="float">
            <text:p>1.2275974595</text:p>
          </table:table-cell>
          <table:table-cell table:formula="of:=INT([.B809]/(1920*1920))" office:value-type="float" office:value="333" calcext:value-type="float">
            <text:p>33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LSFM__heart_3_tam_E65_tdT_MVL__C0__A000.tif</text:p>
          </table:table-cell>
          <table:table-cell office:value-type="float" office:value="1260773022.5" calcext:value-type="float">
            <text:p>1260773022.5</text:p>
          </table:table-cell>
          <table:table-cell office:value-type="float" office:value="57268" calcext:value-type="float">
            <text:p>57268</text:p>
          </table:table-cell>
          <table:table-cell table:formula="of:=[.C810]/1000" office:value-type="float" office:value="57.268" calcext:value-type="float">
            <text:p>57.268</text:p>
          </table:table-cell>
          <table:table-cell table:formula="of:=[.B810]/1000000000" office:value-type="float" office:value="1.2607730225" calcext:value-type="float">
            <text:p>1.2607730225</text:p>
          </table:table-cell>
          <table:table-cell table:formula="of:=INT([.B810]/(1920*1920))" office:value-type="float" office:value="342" calcext:value-type="float">
            <text:p>3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SFM__heart_3_tam_E65_tdT_MVL__C0__A000.tif</text:p>
          </table:table-cell>
          <table:table-cell office:value-type="float" office:value="1260773022.5" calcext:value-type="float">
            <text:p>1260773022.5</text:p>
          </table:table-cell>
          <table:table-cell office:value-type="float" office:value="57268" calcext:value-type="float">
            <text:p>57268</text:p>
          </table:table-cell>
          <table:table-cell table:formula="of:=[.C811]/1000" office:value-type="float" office:value="57.268" calcext:value-type="float">
            <text:p>57.268</text:p>
          </table:table-cell>
          <table:table-cell table:formula="of:=[.B811]/1000000000" office:value-type="float" office:value="1.2607730225" calcext:value-type="float">
            <text:p>1.2607730225</text:p>
          </table:table-cell>
          <table:table-cell table:formula="of:=INT([.B811]/(1920*1920))" office:value-type="float" office:value="342" calcext:value-type="float">
            <text:p>34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LSFM__heart_3_tam_E65_tdT_MVL__C0__A180.tif</text:p>
          </table:table-cell>
          <table:table-cell office:value-type="float" office:value="1227594693.5" calcext:value-type="float">
            <text:p>1227594693.5</text:p>
          </table:table-cell>
          <table:table-cell office:value-type="float" office:value="57268" calcext:value-type="float">
            <text:p>57268</text:p>
          </table:table-cell>
          <table:table-cell table:formula="of:=[.C812]/1000" office:value-type="float" office:value="57.268" calcext:value-type="float">
            <text:p>57.268</text:p>
          </table:table-cell>
          <table:table-cell table:formula="of:=[.B812]/1000000000" office:value-type="float" office:value="1.2275946935" calcext:value-type="float">
            <text:p>1.2275946935</text:p>
          </table:table-cell>
          <table:table-cell table:formula="of:=INT([.B812]/(1920*1920))" office:value-type="float" office:value="333" calcext:value-type="float">
            <text:p>33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SFM__heart_3_tam_E65_tdT_MVL__C0__A180.tif</text:p>
          </table:table-cell>
          <table:table-cell office:value-type="float" office:value="1227594693.5" calcext:value-type="float">
            <text:p>1227594693.5</text:p>
          </table:table-cell>
          <table:table-cell office:value-type="float" office:value="57268" calcext:value-type="float">
            <text:p>57268</text:p>
          </table:table-cell>
          <table:table-cell table:formula="of:=[.C813]/1000" office:value-type="float" office:value="57.268" calcext:value-type="float">
            <text:p>57.268</text:p>
          </table:table-cell>
          <table:table-cell table:formula="of:=[.B813]/1000000000" office:value-type="float" office:value="1.2275946935" calcext:value-type="float">
            <text:p>1.2275946935</text:p>
          </table:table-cell>
          <table:table-cell table:formula="of:=INT([.B813]/(1920*1920))" office:value-type="float" office:value="333" calcext:value-type="float">
            <text:p>33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LSFM__heart_3_tam_E65_tdT_MVL_redo__C0__A000.tif</text:p>
          </table:table-cell>
          <table:table-cell office:value-type="float" office:value="1260773023" calcext:value-type="float">
            <text:p>1260773023</text:p>
          </table:table-cell>
          <table:table-cell office:value-type="float" office:value="57268" calcext:value-type="float">
            <text:p>57268</text:p>
          </table:table-cell>
          <table:table-cell table:formula="of:=[.C814]/1000" office:value-type="float" office:value="57.268" calcext:value-type="float">
            <text:p>57.268</text:p>
          </table:table-cell>
          <table:table-cell table:formula="of:=[.B814]/1000000000" office:value-type="float" office:value="1.260773023" calcext:value-type="float">
            <text:p>1.260773023</text:p>
          </table:table-cell>
          <table:table-cell table:formula="of:=INT([.B814]/(1920*1920))" office:value-type="float" office:value="342" calcext:value-type="float">
            <text:p>34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LSFM__heart_3_tam_E65_tdT_MVL_redo__C0__A000.tif</text:p>
          </table:table-cell>
          <table:table-cell office:value-type="float" office:value="1260773023" calcext:value-type="float">
            <text:p>1260773023</text:p>
          </table:table-cell>
          <table:table-cell office:value-type="float" office:value="57268" calcext:value-type="float">
            <text:p>57268</text:p>
          </table:table-cell>
          <table:table-cell table:formula="of:=[.C815]/1000" office:value-type="float" office:value="57.268" calcext:value-type="float">
            <text:p>57.268</text:p>
          </table:table-cell>
          <table:table-cell table:formula="of:=[.B815]/1000000000" office:value-type="float" office:value="1.260773023" calcext:value-type="float">
            <text:p>1.260773023</text:p>
          </table:table-cell>
          <table:table-cell table:formula="of:=INT([.B815]/(1920*1920))" office:value-type="float" office:value="342" calcext:value-type="float">
            <text:p>3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LSFM__heart_3_tam_E65_tdT_MVL_redo__C0__A180.tif</text:p>
          </table:table-cell>
          <table:table-cell office:value-type="float" office:value="1227594694" calcext:value-type="float">
            <text:p>1227594694</text:p>
          </table:table-cell>
          <table:table-cell office:value-type="float" office:value="57268" calcext:value-type="float">
            <text:p>57268</text:p>
          </table:table-cell>
          <table:table-cell table:formula="of:=[.C816]/1000" office:value-type="float" office:value="57.268" calcext:value-type="float">
            <text:p>57.268</text:p>
          </table:table-cell>
          <table:table-cell table:formula="of:=[.B816]/1000000000" office:value-type="float" office:value="1.227594694" calcext:value-type="float">
            <text:p>1.227594694</text:p>
          </table:table-cell>
          <table:table-cell table:formula="of:=INT([.B816]/(1920*1920))"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SFM__heart_3_tam_E65_tdT_MVL_redo__C0__A180.tif</text:p>
          </table:table-cell>
          <table:table-cell office:value-type="float" office:value="1227594694" calcext:value-type="float">
            <text:p>1227594694</text:p>
          </table:table-cell>
          <table:table-cell office:value-type="float" office:value="57268" calcext:value-type="float">
            <text:p>57268</text:p>
          </table:table-cell>
          <table:table-cell table:formula="of:=[.C817]/1000" office:value-type="float" office:value="57.268" calcext:value-type="float">
            <text:p>57.268</text:p>
          </table:table-cell>
          <table:table-cell table:formula="of:=[.B817]/1000000000" office:value-type="float" office:value="1.227594694" calcext:value-type="float">
            <text:p>1.227594694</text:p>
          </table:table-cell>
          <table:table-cell table:formula="of:=INT([.B817]/(1920*1920))" office:value-type="float" office:value="333" calcext:value-type="float">
            <text:p>33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LSFM__heart_3_tam_E65_Tnnt2-Foxc2_MVL__C0__A000.tif</text:p>
          </table:table-cell>
          <table:table-cell office:value-type="float" office:value="1260775842" calcext:value-type="float">
            <text:p>1260775842</text:p>
          </table:table-cell>
          <table:table-cell office:value-type="float" office:value="57268" calcext:value-type="float">
            <text:p>57268</text:p>
          </table:table-cell>
          <table:table-cell table:formula="of:=[.C818]/1000" office:value-type="float" office:value="57.268" calcext:value-type="float">
            <text:p>57.268</text:p>
          </table:table-cell>
          <table:table-cell table:formula="of:=[.B818]/1000000000" office:value-type="float" office:value="1.260775842" calcext:value-type="float">
            <text:p>1.260775842</text:p>
          </table:table-cell>
          <table:table-cell table:formula="of:=INT([.B818]/(1920*1920))" office:value-type="float" office:value="342" calcext:value-type="float">
            <text:p>34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SFM__heart_3_tam_E65_Tnnt2-Foxc2_MVL__C0__A000.tif</text:p>
          </table:table-cell>
          <table:table-cell office:value-type="float" office:value="1260775842" calcext:value-type="float">
            <text:p>1260775842</text:p>
          </table:table-cell>
          <table:table-cell office:value-type="float" office:value="57268" calcext:value-type="float">
            <text:p>57268</text:p>
          </table:table-cell>
          <table:table-cell table:formula="of:=[.C819]/1000" office:value-type="float" office:value="57.268" calcext:value-type="float">
            <text:p>57.268</text:p>
          </table:table-cell>
          <table:table-cell table:formula="of:=[.B819]/1000000000" office:value-type="float" office:value="1.260775842" calcext:value-type="float">
            <text:p>1.260775842</text:p>
          </table:table-cell>
          <table:table-cell table:formula="of:=INT([.B819]/(1920*1920))" office:value-type="float" office:value="342" calcext:value-type="float">
            <text:p>34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LSFM__heart_3_tam_E65_Tnnt2-Foxc2_MVL__C0__A180.tif</text:p>
          </table:table-cell>
          <table:table-cell office:value-type="float" office:value="1227597459" calcext:value-type="float">
            <text:p>1227597459</text:p>
          </table:table-cell>
          <table:table-cell office:value-type="float" office:value="57268" calcext:value-type="float">
            <text:p>57268</text:p>
          </table:table-cell>
          <table:table-cell table:formula="of:=[.C820]/1000" office:value-type="float" office:value="57.268" calcext:value-type="float">
            <text:p>57.268</text:p>
          </table:table-cell>
          <table:table-cell table:formula="of:=[.B820]/1000000000" office:value-type="float" office:value="1.227597459" calcext:value-type="float">
            <text:p>1.227597459</text:p>
          </table:table-cell>
          <table:table-cell table:formula="of:=INT([.B820]/(1920*1920))" office:value-type="float" office:value="333" calcext:value-type="float">
            <text:p>3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LSFM__heart_3_tam_E65_Tnnt2-Foxc2_MVL__C0__A180.tif</text:p>
          </table:table-cell>
          <table:table-cell office:value-type="float" office:value="1227597459" calcext:value-type="float">
            <text:p>1227597459</text:p>
          </table:table-cell>
          <table:table-cell office:value-type="float" office:value="57268" calcext:value-type="float">
            <text:p>57268</text:p>
          </table:table-cell>
          <table:table-cell table:formula="of:=[.C821]/1000" office:value-type="float" office:value="57.268" calcext:value-type="float">
            <text:p>57.268</text:p>
          </table:table-cell>
          <table:table-cell table:formula="of:=[.B821]/1000000000" office:value-type="float" office:value="1.227597459" calcext:value-type="float">
            <text:p>1.227597459</text:p>
          </table:table-cell>
          <table:table-cell table:formula="of:=INT([.B821]/(1920*1920))" office:value-type="float" office:value="333" calcext:value-type="float">
            <text:p>33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LSFM__heart_3_tam_E65_Tnnt2-Foxc2_MVL__C1__A000.tif</text:p>
          </table:table-cell>
          <table:table-cell office:value-type="float" office:value="1260775842" calcext:value-type="float">
            <text:p>1260775842</text:p>
          </table:table-cell>
          <table:table-cell office:value-type="float" office:value="57268" calcext:value-type="float">
            <text:p>57268</text:p>
          </table:table-cell>
          <table:table-cell table:formula="of:=[.C822]/1000" office:value-type="float" office:value="57.268" calcext:value-type="float">
            <text:p>57.268</text:p>
          </table:table-cell>
          <table:table-cell table:formula="of:=[.B822]/1000000000" office:value-type="float" office:value="1.260775842" calcext:value-type="float">
            <text:p>1.260775842</text:p>
          </table:table-cell>
          <table:table-cell table:formula="of:=INT([.B822]/(1920*1920))" office:value-type="float" office:value="342" calcext:value-type="float">
            <text:p>34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LSFM__heart_3_tam_E65_Tnnt2-Foxc2_MVL__C1__A000.tif</text:p>
          </table:table-cell>
          <table:table-cell office:value-type="float" office:value="1260775842" calcext:value-type="float">
            <text:p>1260775842</text:p>
          </table:table-cell>
          <table:table-cell office:value-type="float" office:value="57268" calcext:value-type="float">
            <text:p>57268</text:p>
          </table:table-cell>
          <table:table-cell table:formula="of:=[.C823]/1000" office:value-type="float" office:value="57.268" calcext:value-type="float">
            <text:p>57.268</text:p>
          </table:table-cell>
          <table:table-cell table:formula="of:=[.B823]/1000000000" office:value-type="float" office:value="1.260775842" calcext:value-type="float">
            <text:p>1.260775842</text:p>
          </table:table-cell>
          <table:table-cell table:formula="of:=INT([.B823]/(1920*1920))" office:value-type="float" office:value="342" calcext:value-type="float">
            <text:p>34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LSFM__heart_3_tam_E65_Tnnt2-Foxc2_MVL__C1__A180.tif</text:p>
          </table:table-cell>
          <table:table-cell office:value-type="float" office:value="1227597459.5" calcext:value-type="float">
            <text:p>1227597459.5</text:p>
          </table:table-cell>
          <table:table-cell office:value-type="float" office:value="57268" calcext:value-type="float">
            <text:p>57268</text:p>
          </table:table-cell>
          <table:table-cell table:formula="of:=[.C824]/1000" office:value-type="float" office:value="57.268" calcext:value-type="float">
            <text:p>57.268</text:p>
          </table:table-cell>
          <table:table-cell table:formula="of:=[.B824]/1000000000" office:value-type="float" office:value="1.2275974595" calcext:value-type="float">
            <text:p>1.2275974595</text:p>
          </table:table-cell>
          <table:table-cell table:formula="of:=INT([.B824]/(1920*1920))" office:value-type="float" office:value="333" calcext:value-type="float">
            <text:p>33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LSFM__heart_3_tam_E65_Tnnt2-Foxc2_MVL__C1__A180.tif</text:p>
          </table:table-cell>
          <table:table-cell office:value-type="float" office:value="1227597459.5" calcext:value-type="float">
            <text:p>1227597459.5</text:p>
          </table:table-cell>
          <table:table-cell office:value-type="float" office:value="57268" calcext:value-type="float">
            <text:p>57268</text:p>
          </table:table-cell>
          <table:table-cell table:formula="of:=[.C825]/1000" office:value-type="float" office:value="57.268" calcext:value-type="float">
            <text:p>57.268</text:p>
          </table:table-cell>
          <table:table-cell table:formula="of:=[.B825]/1000000000" office:value-type="float" office:value="1.2275974595" calcext:value-type="float">
            <text:p>1.2275974595</text:p>
          </table:table-cell>
          <table:table-cell table:formula="of:=INT([.B825]/(1920*1920))" office:value-type="float" office:value="333" calcext:value-type="float">
            <text:p>33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LSFM__heart_4_tam_E65_DAPI_MVL__C0__A000.tif</text:p>
          </table:table-cell>
          <table:table-cell office:value-type="float" office:value="965856883" calcext:value-type="float">
            <text:p>965856883</text:p>
          </table:table-cell>
          <table:table-cell office:value-type="float" office:value="57268" calcext:value-type="float">
            <text:p>57268</text:p>
          </table:table-cell>
          <table:table-cell table:formula="of:=[.C826]/1000" office:value-type="float" office:value="57.268" calcext:value-type="float">
            <text:p>57.268</text:p>
          </table:table-cell>
          <table:table-cell table:formula="of:=[.B826]/1000000000" office:value-type="float" office:value="0.965856883" calcext:value-type="float">
            <text:p>0.965856883</text:p>
          </table:table-cell>
          <table:table-cell table:formula="of:=INT([.B826]/(1920*1920))" office:value-type="float" office:value="262" calcext:value-type="float">
            <text:p>26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LSFM__heart_4_tam_E65_DAPI_MVL__C0__A000.tif</text:p>
          </table:table-cell>
          <table:table-cell office:value-type="float" office:value="965856883" calcext:value-type="float">
            <text:p>965856883</text:p>
          </table:table-cell>
          <table:table-cell office:value-type="float" office:value="57268" calcext:value-type="float">
            <text:p>57268</text:p>
          </table:table-cell>
          <table:table-cell table:formula="of:=[.C827]/1000" office:value-type="float" office:value="57.268" calcext:value-type="float">
            <text:p>57.268</text:p>
          </table:table-cell>
          <table:table-cell table:formula="of:=[.B827]/1000000000" office:value-type="float" office:value="0.965856883" calcext:value-type="float">
            <text:p>0.965856883</text:p>
          </table:table-cell>
          <table:table-cell table:formula="of:=INT([.B827]/(1920*1920))" office:value-type="float" office:value="262" calcext:value-type="float">
            <text:p>26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LSFM__heart_4_tam_E65_DAPI_MVL__C0__A180.tif</text:p>
          </table:table-cell>
          <table:table-cell office:value-type="float" office:value="976916343.5" calcext:value-type="float">
            <text:p>976916343.5</text:p>
          </table:table-cell>
          <table:table-cell office:value-type="float" office:value="57268" calcext:value-type="float">
            <text:p>57268</text:p>
          </table:table-cell>
          <table:table-cell table:formula="of:=[.C828]/1000" office:value-type="float" office:value="57.268" calcext:value-type="float">
            <text:p>57.268</text:p>
          </table:table-cell>
          <table:table-cell table:formula="of:=[.B828]/1000000000" office:value-type="float" office:value="0.9769163435" calcext:value-type="float">
            <text:p>0.9769163435</text:p>
          </table:table-cell>
          <table:table-cell table:formula="of:=INT([.B828]/(1920*1920))" office:value-type="float" office:value="265" calcext:value-type="float">
            <text:p>26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LSFM__heart_4_tam_E65_DAPI_MVL__C0__A180.tif</text:p>
          </table:table-cell>
          <table:table-cell office:value-type="float" office:value="976916343.5" calcext:value-type="float">
            <text:p>976916343.5</text:p>
          </table:table-cell>
          <table:table-cell office:value-type="float" office:value="57268" calcext:value-type="float">
            <text:p>57268</text:p>
          </table:table-cell>
          <table:table-cell table:formula="of:=[.C829]/1000" office:value-type="float" office:value="57.268" calcext:value-type="float">
            <text:p>57.268</text:p>
          </table:table-cell>
          <table:table-cell table:formula="of:=[.B829]/1000000000" office:value-type="float" office:value="0.9769163435" calcext:value-type="float">
            <text:p>0.9769163435</text:p>
          </table:table-cell>
          <table:table-cell table:formula="of:=INT([.B829]/(1920*1920))" office:value-type="float" office:value="265" calcext:value-type="float">
            <text:p>26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LSFM__heart_4_tam_E65_tdT_MVL__C0__A000.tif</text:p>
          </table:table-cell>
          <table:table-cell office:value-type="float" office:value="965854543" calcext:value-type="float">
            <text:p>965854543</text:p>
          </table:table-cell>
          <table:table-cell office:value-type="float" office:value="57268" calcext:value-type="float">
            <text:p>57268</text:p>
          </table:table-cell>
          <table:table-cell table:formula="of:=[.C830]/1000" office:value-type="float" office:value="57.268" calcext:value-type="float">
            <text:p>57.268</text:p>
          </table:table-cell>
          <table:table-cell table:formula="of:=[.B830]/1000000000" office:value-type="float" office:value="0.965854543" calcext:value-type="float">
            <text:p>0.965854543</text:p>
          </table:table-cell>
          <table:table-cell table:formula="of:=INT([.B830]/(1920*1920))" office:value-type="float" office:value="262" calcext:value-type="float">
            <text:p>26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LSFM__heart_4_tam_E65_tdT_MVL__C0__A000.tif</text:p>
          </table:table-cell>
          <table:table-cell office:value-type="float" office:value="965854543" calcext:value-type="float">
            <text:p>965854543</text:p>
          </table:table-cell>
          <table:table-cell office:value-type="float" office:value="57268" calcext:value-type="float">
            <text:p>57268</text:p>
          </table:table-cell>
          <table:table-cell table:formula="of:=[.C831]/1000" office:value-type="float" office:value="57.268" calcext:value-type="float">
            <text:p>57.268</text:p>
          </table:table-cell>
          <table:table-cell table:formula="of:=[.B831]/1000000000" office:value-type="float" office:value="0.965854543" calcext:value-type="float">
            <text:p>0.965854543</text:p>
          </table:table-cell>
          <table:table-cell table:formula="of:=INT([.B831]/(1920*1920))" office:value-type="float" office:value="262" calcext:value-type="float">
            <text:p>26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SFM__heart_4_tam_E65_tdT_MVL__C0__A180.tif</text:p>
          </table:table-cell>
          <table:table-cell office:value-type="float" office:value="976913986" calcext:value-type="float">
            <text:p>976913986</text:p>
          </table:table-cell>
          <table:table-cell office:value-type="float" office:value="57268" calcext:value-type="float">
            <text:p>57268</text:p>
          </table:table-cell>
          <table:table-cell table:formula="of:=[.C832]/1000" office:value-type="float" office:value="57.268" calcext:value-type="float">
            <text:p>57.268</text:p>
          </table:table-cell>
          <table:table-cell table:formula="of:=[.B832]/1000000000" office:value-type="float" office:value="0.976913986" calcext:value-type="float">
            <text:p>0.976913986</text:p>
          </table:table-cell>
          <table:table-cell table:formula="of:=INT([.B832]/(1920*1920))" office:value-type="float" office:value="265" calcext:value-type="float">
            <text:p>26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LSFM__heart_4_tam_E65_tdT_MVL__C0__A180.tif</text:p>
          </table:table-cell>
          <table:table-cell office:value-type="float" office:value="976913986" calcext:value-type="float">
            <text:p>976913986</text:p>
          </table:table-cell>
          <table:table-cell office:value-type="float" office:value="57268" calcext:value-type="float">
            <text:p>57268</text:p>
          </table:table-cell>
          <table:table-cell table:formula="of:=[.C833]/1000" office:value-type="float" office:value="57.268" calcext:value-type="float">
            <text:p>57.268</text:p>
          </table:table-cell>
          <table:table-cell table:formula="of:=[.B833]/1000000000" office:value-type="float" office:value="0.976913986" calcext:value-type="float">
            <text:p>0.976913986</text:p>
          </table:table-cell>
          <table:table-cell table:formula="of:=INT([.B833]/(1920*1920))" office:value-type="float" office:value="265" calcext:value-type="float">
            <text:p>26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SFM__heart_4_tam_E65_Tnnt2-Foxc2_MVL__C0__A000.tif</text:p>
          </table:table-cell>
          <table:table-cell office:value-type="float" office:value="965856882.5" calcext:value-type="float">
            <text:p>965856882.5</text:p>
          </table:table-cell>
          <table:table-cell office:value-type="float" office:value="57268" calcext:value-type="float">
            <text:p>57268</text:p>
          </table:table-cell>
          <table:table-cell table:formula="of:=[.C834]/1000" office:value-type="float" office:value="57.268" calcext:value-type="float">
            <text:p>57.268</text:p>
          </table:table-cell>
          <table:table-cell table:formula="of:=[.B834]/1000000000" office:value-type="float" office:value="0.9658568825" calcext:value-type="float">
            <text:p>0.9658568825</text:p>
          </table:table-cell>
          <table:table-cell table:formula="of:=INT([.B834]/(1920*1920))" office:value-type="float" office:value="262" calcext:value-type="float">
            <text:p>26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LSFM__heart_4_tam_E65_Tnnt2-Foxc2_MVL__C0__A000.tif</text:p>
          </table:table-cell>
          <table:table-cell office:value-type="float" office:value="965856882.5" calcext:value-type="float">
            <text:p>965856882.5</text:p>
          </table:table-cell>
          <table:table-cell office:value-type="float" office:value="57268" calcext:value-type="float">
            <text:p>57268</text:p>
          </table:table-cell>
          <table:table-cell table:formula="of:=[.C835]/1000" office:value-type="float" office:value="57.268" calcext:value-type="float">
            <text:p>57.268</text:p>
          </table:table-cell>
          <table:table-cell table:formula="of:=[.B835]/1000000000" office:value-type="float" office:value="0.9658568825" calcext:value-type="float">
            <text:p>0.9658568825</text:p>
          </table:table-cell>
          <table:table-cell table:formula="of:=INT([.B835]/(1920*1920))" office:value-type="float" office:value="262" calcext:value-type="float">
            <text:p>26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LSFM__heart_4_tam_E65_Tnnt2-Foxc2_MVL__C0__A180.tif</text:p>
          </table:table-cell>
          <table:table-cell office:value-type="float" office:value="976916343.5" calcext:value-type="float">
            <text:p>976916343.5</text:p>
          </table:table-cell>
          <table:table-cell office:value-type="float" office:value="57268" calcext:value-type="float">
            <text:p>57268</text:p>
          </table:table-cell>
          <table:table-cell table:formula="of:=[.C836]/1000" office:value-type="float" office:value="57.268" calcext:value-type="float">
            <text:p>57.268</text:p>
          </table:table-cell>
          <table:table-cell table:formula="of:=[.B836]/1000000000" office:value-type="float" office:value="0.9769163435" calcext:value-type="float">
            <text:p>0.9769163435</text:p>
          </table:table-cell>
          <table:table-cell table:formula="of:=INT([.B836]/(1920*1920))" office:value-type="float" office:value="265" calcext:value-type="float">
            <text:p>26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LSFM__heart_4_tam_E65_Tnnt2-Foxc2_MVL__C0__A180.tif</text:p>
          </table:table-cell>
          <table:table-cell office:value-type="float" office:value="976916343.5" calcext:value-type="float">
            <text:p>976916343.5</text:p>
          </table:table-cell>
          <table:table-cell office:value-type="float" office:value="57268" calcext:value-type="float">
            <text:p>57268</text:p>
          </table:table-cell>
          <table:table-cell table:formula="of:=[.C837]/1000" office:value-type="float" office:value="57.268" calcext:value-type="float">
            <text:p>57.268</text:p>
          </table:table-cell>
          <table:table-cell table:formula="of:=[.B837]/1000000000" office:value-type="float" office:value="0.9769163435" calcext:value-type="float">
            <text:p>0.9769163435</text:p>
          </table:table-cell>
          <table:table-cell table:formula="of:=INT([.B837]/(1920*1920))" office:value-type="float" office:value="265" calcext:value-type="float">
            <text:p>26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LSFM__heart_4_tam_E65_Tnnt2-Foxc2_MVL__C1__A000.tif</text:p>
          </table:table-cell>
          <table:table-cell office:value-type="float" office:value="965856883" calcext:value-type="float">
            <text:p>965856883</text:p>
          </table:table-cell>
          <table:table-cell office:value-type="float" office:value="57268" calcext:value-type="float">
            <text:p>57268</text:p>
          </table:table-cell>
          <table:table-cell table:formula="of:=[.C838]/1000" office:value-type="float" office:value="57.268" calcext:value-type="float">
            <text:p>57.268</text:p>
          </table:table-cell>
          <table:table-cell table:formula="of:=[.B838]/1000000000" office:value-type="float" office:value="0.965856883" calcext:value-type="float">
            <text:p>0.965856883</text:p>
          </table:table-cell>
          <table:table-cell table:formula="of:=INT([.B838]/(1920*1920))" office:value-type="float" office:value="262" calcext:value-type="float">
            <text:p>26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LSFM__heart_4_tam_E65_Tnnt2-Foxc2_MVL__C1__A000.tif</text:p>
          </table:table-cell>
          <table:table-cell office:value-type="float" office:value="965856883" calcext:value-type="float">
            <text:p>965856883</text:p>
          </table:table-cell>
          <table:table-cell office:value-type="float" office:value="57268" calcext:value-type="float">
            <text:p>57268</text:p>
          </table:table-cell>
          <table:table-cell table:formula="of:=[.C839]/1000" office:value-type="float" office:value="57.268" calcext:value-type="float">
            <text:p>57.268</text:p>
          </table:table-cell>
          <table:table-cell table:formula="of:=[.B839]/1000000000" office:value-type="float" office:value="0.965856883" calcext:value-type="float">
            <text:p>0.965856883</text:p>
          </table:table-cell>
          <table:table-cell table:formula="of:=INT([.B839]/(1920*1920))" office:value-type="float" office:value="262" calcext:value-type="float">
            <text:p>26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LSFM__2020-08-17_various_LHmChMesp1_F6nG_RFP_GFP_Foxc2_Isl1_embryo_1_7som_MVL__C0__A072.tif</text:p>
          </table:table-cell>
          <table:table-cell office:value-type="float" office:value="1419294783.5" calcext:value-type="float">
            <text:p>1419294783.5</text:p>
          </table:table-cell>
          <table:table-cell office:value-type="float" office:value="28820" calcext:value-type="float">
            <text:p>28820</text:p>
          </table:table-cell>
          <table:table-cell table:formula="of:=[.C840]/1000" office:value-type="float" office:value="28.82" calcext:value-type="float">
            <text:p>28.82</text:p>
          </table:table-cell>
          <table:table-cell table:formula="of:=[.B840]/1000000000" office:value-type="float" office:value="1.4192947835" calcext:value-type="float">
            <text:p>1.4192947835</text:p>
          </table:table-cell>
          <table:table-cell table:formula="of:=INT([.B840]/(1920*1920))" office:value-type="float" office:value="385" calcext:value-type="float">
            <text:p>38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LSFM__2020-08-17_various_LHmChMesp1_F6nG_RFP_GFP_Foxc2_Isl1_embryo_1_7som_MVL__C0__A144.tif</text:p>
          </table:table-cell>
          <table:table-cell office:value-type="float" office:value="1293954225.5" calcext:value-type="float">
            <text:p>1293954225.5</text:p>
          </table:table-cell>
          <table:table-cell office:value-type="float" office:value="28820" calcext:value-type="float">
            <text:p>28820</text:p>
          </table:table-cell>
          <table:table-cell table:formula="of:=[.C841]/1000" office:value-type="float" office:value="28.82" calcext:value-type="float">
            <text:p>28.82</text:p>
          </table:table-cell>
          <table:table-cell table:formula="of:=[.B841]/1000000000" office:value-type="float" office:value="1.2939542255" calcext:value-type="float">
            <text:p>1.2939542255</text:p>
          </table:table-cell>
          <table:table-cell table:formula="of:=INT([.B841]/(1920*1920))" office:value-type="float" office:value="351" calcext:value-type="float">
            <text:p>35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LSFM__2020-08-17_various_LHmChMesp1_F6nG_RFP_GFP_Foxc2_Isl1_embryo_1_7som_MVL__C1__A000.tif</text:p>
          </table:table-cell>
          <table:table-cell office:value-type="float" office:value="1644170491" calcext:value-type="float">
            <text:p>1644170491</text:p>
          </table:table-cell>
          <table:table-cell office:value-type="float" office:value="28820" calcext:value-type="float">
            <text:p>28820</text:p>
          </table:table-cell>
          <table:table-cell table:formula="of:=[.C842]/1000" office:value-type="float" office:value="28.82" calcext:value-type="float">
            <text:p>28.82</text:p>
          </table:table-cell>
          <table:table-cell table:formula="of:=[.B842]/1000000000" office:value-type="float" office:value="1.644170491" calcext:value-type="float">
            <text:p>1.644170491</text:p>
          </table:table-cell>
          <table:table-cell table:formula="of:=INT([.B842]/(1920*1920))" office:value-type="float" office:value="446" calcext:value-type="float">
            <text:p>44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LSFM__2020-08-17_various_LHmChMesp1_F6nG_RFP_GFP_Foxc2_Isl1_embryo_1_7som_MVL__C1__A072.tif</text:p>
          </table:table-cell>
          <table:table-cell office:value-type="float" office:value="1419294784" calcext:value-type="float">
            <text:p>1419294784</text:p>
          </table:table-cell>
          <table:table-cell office:value-type="float" office:value="28820" calcext:value-type="float">
            <text:p>28820</text:p>
          </table:table-cell>
          <table:table-cell table:formula="of:=[.C843]/1000" office:value-type="float" office:value="28.82" calcext:value-type="float">
            <text:p>28.82</text:p>
          </table:table-cell>
          <table:table-cell table:formula="of:=[.B843]/1000000000" office:value-type="float" office:value="1.419294784" calcext:value-type="float">
            <text:p>1.419294784</text:p>
          </table:table-cell>
          <table:table-cell table:formula="of:=INT([.B843]/(1920*1920))" office:value-type="float" office:value="385" calcext:value-type="float">
            <text:p>38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LSFM__2020-08-17_various_LHmChMesp1_F6nG_RFP_GFP_Foxc2_Isl1_embryo_1_7som_MVL__C1__A144.tif</text:p>
          </table:table-cell>
          <table:table-cell office:value-type="float" office:value="1293954226" calcext:value-type="float">
            <text:p>1293954226</text:p>
          </table:table-cell>
          <table:table-cell office:value-type="float" office:value="28820" calcext:value-type="float">
            <text:p>28820</text:p>
          </table:table-cell>
          <table:table-cell table:formula="of:=[.C844]/1000" office:value-type="float" office:value="28.82" calcext:value-type="float">
            <text:p>28.82</text:p>
          </table:table-cell>
          <table:table-cell table:formula="of:=[.B844]/1000000000" office:value-type="float" office:value="1.293954226" calcext:value-type="float">
            <text:p>1.293954226</text:p>
          </table:table-cell>
          <table:table-cell table:formula="of:=INT([.B844]/(1920*1920))" office:value-type="float" office:value="351" calcext:value-type="float">
            <text:p>35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LSFM__2020-08-17_various_LHmChMesp1_F6nG_RFP_GFP_Foxc2_Isl1_embryo_1_7som_MVL__C2__A000.tif</text:p>
          </table:table-cell>
          <table:table-cell office:value-type="float" office:value="1644170490.5" calcext:value-type="float">
            <text:p>1644170490.5</text:p>
          </table:table-cell>
          <table:table-cell office:value-type="float" office:value="28820" calcext:value-type="float">
            <text:p>28820</text:p>
          </table:table-cell>
          <table:table-cell table:formula="of:=[.C845]/1000" office:value-type="float" office:value="28.82" calcext:value-type="float">
            <text:p>28.82</text:p>
          </table:table-cell>
          <table:table-cell table:formula="of:=[.B845]/1000000000" office:value-type="float" office:value="1.6441704905" calcext:value-type="float">
            <text:p>1.6441704905</text:p>
          </table:table-cell>
          <table:table-cell table:formula="of:=INT([.B845]/(1920*1920))" office:value-type="float" office:value="446" calcext:value-type="float">
            <text:p>44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LSFM__2020-08-17_various_LHmChMesp1_F6nG_RFP_GFP_Foxc2_Isl1_embryo_1_7som_MVL__C2__A072.tif</text:p>
          </table:table-cell>
          <table:table-cell office:value-type="float" office:value="1419294784" calcext:value-type="float">
            <text:p>1419294784</text:p>
          </table:table-cell>
          <table:table-cell office:value-type="float" office:value="28820" calcext:value-type="float">
            <text:p>28820</text:p>
          </table:table-cell>
          <table:table-cell table:formula="of:=[.C846]/1000" office:value-type="float" office:value="28.82" calcext:value-type="float">
            <text:p>28.82</text:p>
          </table:table-cell>
          <table:table-cell table:formula="of:=[.B846]/1000000000" office:value-type="float" office:value="1.419294784" calcext:value-type="float">
            <text:p>1.419294784</text:p>
          </table:table-cell>
          <table:table-cell table:formula="of:=INT([.B846]/(1920*1920))" office:value-type="float" office:value="385" calcext:value-type="float">
            <text:p>38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LSFM__2020-08-17_various_LHmChMesp1_F6nG_RFP_GFP_Foxc2_Isl1_embryo_1_7som_MVL__C2__A144.tif</text:p>
          </table:table-cell>
          <table:table-cell office:value-type="float" office:value="1293954225.5" calcext:value-type="float">
            <text:p>1293954225.5</text:p>
          </table:table-cell>
          <table:table-cell office:value-type="float" office:value="28820" calcext:value-type="float">
            <text:p>28820</text:p>
          </table:table-cell>
          <table:table-cell table:formula="of:=[.C847]/1000" office:value-type="float" office:value="28.82" calcext:value-type="float">
            <text:p>28.82</text:p>
          </table:table-cell>
          <table:table-cell table:formula="of:=[.B847]/1000000000" office:value-type="float" office:value="1.2939542255" calcext:value-type="float">
            <text:p>1.2939542255</text:p>
          </table:table-cell>
          <table:table-cell table:formula="of:=INT([.B847]/(1920*1920))" office:value-type="float" office:value="351" calcext:value-type="float">
            <text:p>35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LSFM__2020-08-17_various_LHmChMesp1_F6nG_RFP_GFP_Foxc2_Isl1_embryo_1_7som_MVL__C3__A000.tif</text:p>
          </table:table-cell>
          <table:table-cell office:value-type="float" office:value="1644170490.5" calcext:value-type="float">
            <text:p>1644170490.5</text:p>
          </table:table-cell>
          <table:table-cell office:value-type="float" office:value="28820" calcext:value-type="float">
            <text:p>28820</text:p>
          </table:table-cell>
          <table:table-cell table:formula="of:=[.C848]/1000" office:value-type="float" office:value="28.82" calcext:value-type="float">
            <text:p>28.82</text:p>
          </table:table-cell>
          <table:table-cell table:formula="of:=[.B848]/1000000000" office:value-type="float" office:value="1.6441704905" calcext:value-type="float">
            <text:p>1.6441704905</text:p>
          </table:table-cell>
          <table:table-cell table:formula="of:=INT([.B848]/(1920*1920))" office:value-type="float" office:value="446" calcext:value-type="float">
            <text:p>44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LSFM__2020-08-17_various_LHmChMesp1_F6nG_RFP_GFP_Foxc2_Isl1_embryo_1_7som_MVL__C3__A072.tif</text:p>
          </table:table-cell>
          <table:table-cell office:value-type="float" office:value="1419294784" calcext:value-type="float">
            <text:p>1419294784</text:p>
          </table:table-cell>
          <table:table-cell office:value-type="float" office:value="28820" calcext:value-type="float">
            <text:p>28820</text:p>
          </table:table-cell>
          <table:table-cell table:formula="of:=[.C849]/1000" office:value-type="float" office:value="28.82" calcext:value-type="float">
            <text:p>28.82</text:p>
          </table:table-cell>
          <table:table-cell table:formula="of:=[.B849]/1000000000" office:value-type="float" office:value="1.419294784" calcext:value-type="float">
            <text:p>1.419294784</text:p>
          </table:table-cell>
          <table:table-cell table:formula="of:=INT([.B849]/(1920*1920))" office:value-type="float" office:value="385" calcext:value-type="float">
            <text:p>38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SFM__2020-08-17_various_LHmChMesp1_F6nG_RFP_GFP_Foxc2_Isl1_embryo_1_7som_MVL__C3__A144.tif</text:p>
          </table:table-cell>
          <table:table-cell office:value-type="float" office:value="1293954225.5" calcext:value-type="float">
            <text:p>1293954225.5</text:p>
          </table:table-cell>
          <table:table-cell office:value-type="float" office:value="28820" calcext:value-type="float">
            <text:p>28820</text:p>
          </table:table-cell>
          <table:table-cell table:formula="of:=[.C850]/1000" office:value-type="float" office:value="28.82" calcext:value-type="float">
            <text:p>28.82</text:p>
          </table:table-cell>
          <table:table-cell table:formula="of:=[.B850]/1000000000" office:value-type="float" office:value="1.2939542255" calcext:value-type="float">
            <text:p>1.2939542255</text:p>
          </table:table-cell>
          <table:table-cell table:formula="of:=INT([.B850]/(1920*1920))" office:value-type="float" office:value="351" calcext:value-type="float">
            <text:p>35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LSFM__2020-08-27_various_Tnnt2_GFP_Foxc2_Isl1_E75_mCC_embryo_1__C0__A000.tif</text:p>
          </table:table-cell>
          <table:table-cell office:value-type="float" office:value="1916970528.5" calcext:value-type="float">
            <text:p>1916970528.5</text:p>
          </table:table-cell>
          <table:table-cell office:value-type="float" office:value="28820" calcext:value-type="float">
            <text:p>28820</text:p>
          </table:table-cell>
          <table:table-cell table:formula="of:=[.C851]/1000" office:value-type="float" office:value="28.82" calcext:value-type="float">
            <text:p>28.82</text:p>
          </table:table-cell>
          <table:table-cell table:formula="of:=[.B851]/1000000000" office:value-type="float" office:value="1.9169705285" calcext:value-type="float">
            <text:p>1.9169705285</text:p>
          </table:table-cell>
          <table:table-cell table:formula="of:=INT([.B851]/(1920*1920))" office:value-type="float" office:value="520" calcext:value-type="float">
            <text:p>52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LSFM__2020-08-27_various_Tnnt2_GFP_Foxc2_Isl1_E75_mCC_embryo_1__C0__A180.tif</text:p>
          </table:table-cell>
          <table:table-cell office:value-type="float" office:value="1913284041.5" calcext:value-type="float">
            <text:p>1913284041.5</text:p>
          </table:table-cell>
          <table:table-cell office:value-type="float" office:value="28820" calcext:value-type="float">
            <text:p>28820</text:p>
          </table:table-cell>
          <table:table-cell table:formula="of:=[.C852]/1000" office:value-type="float" office:value="28.82" calcext:value-type="float">
            <text:p>28.82</text:p>
          </table:table-cell>
          <table:table-cell table:formula="of:=[.B852]/1000000000" office:value-type="float" office:value="1.9132840415" calcext:value-type="float">
            <text:p>1.9132840415</text:p>
          </table:table-cell>
          <table:table-cell table:formula="of:=INT([.B852]/(1920*1920))" office:value-type="float" office:value="519" calcext:value-type="float">
            <text:p>51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LSFM__2020-08-27_various_Tnnt2_GFP_Foxc2_Isl1_E75_mCC_embryo_1__C0__A270.tif</text:p>
          </table:table-cell>
          <table:table-cell office:value-type="float" office:value="818397402.5" calcext:value-type="float">
            <text:p>818397402.5</text:p>
          </table:table-cell>
          <table:table-cell office:value-type="float" office:value="28820" calcext:value-type="float">
            <text:p>28820</text:p>
          </table:table-cell>
          <table:table-cell table:formula="of:=[.C853]/1000" office:value-type="float" office:value="28.82" calcext:value-type="float">
            <text:p>28.82</text:p>
          </table:table-cell>
          <table:table-cell table:formula="of:=[.B853]/1000000000" office:value-type="float" office:value="0.8183974025" calcext:value-type="float">
            <text:p>0.8183974025</text:p>
          </table:table-cell>
          <table:table-cell table:formula="of:=INT([.B853]/(1920*1920))" office:value-type="float" office:value="222" calcext:value-type="float">
            <text:p>22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SFM__2020-08-27_various_Tnnt2_GFP_Foxc2_Isl1_E75_mCC_embryo_1__C1__A000.tif</text:p>
          </table:table-cell>
          <table:table-cell office:value-type="float" office:value="1916970529" calcext:value-type="float">
            <text:p>1916970529</text:p>
          </table:table-cell>
          <table:table-cell office:value-type="float" office:value="28820" calcext:value-type="float">
            <text:p>28820</text:p>
          </table:table-cell>
          <table:table-cell table:formula="of:=[.C854]/1000" office:value-type="float" office:value="28.82" calcext:value-type="float">
            <text:p>28.82</text:p>
          </table:table-cell>
          <table:table-cell table:formula="of:=[.B854]/1000000000" office:value-type="float" office:value="1.916970529" calcext:value-type="float">
            <text:p>1.916970529</text:p>
          </table:table-cell>
          <table:table-cell table:formula="of:=INT([.B854]/(1920*1920))" office:value-type="float" office:value="520" calcext:value-type="float">
            <text:p>52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LSFM__2020-08-27_various_Tnnt2_GFP_Foxc2_Isl1_E75_mCC_embryo_1__C1__A180.tif</text:p>
          </table:table-cell>
          <table:table-cell office:value-type="float" office:value="1913284041.5" calcext:value-type="float">
            <text:p>1913284041.5</text:p>
          </table:table-cell>
          <table:table-cell office:value-type="float" office:value="28820" calcext:value-type="float">
            <text:p>28820</text:p>
          </table:table-cell>
          <table:table-cell table:formula="of:=[.C855]/1000" office:value-type="float" office:value="28.82" calcext:value-type="float">
            <text:p>28.82</text:p>
          </table:table-cell>
          <table:table-cell table:formula="of:=[.B855]/1000000000" office:value-type="float" office:value="1.9132840415" calcext:value-type="float">
            <text:p>1.9132840415</text:p>
          </table:table-cell>
          <table:table-cell table:formula="of:=INT([.B855]/(1920*1920))" office:value-type="float" office:value="519" calcext:value-type="float">
            <text:p>51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SFM__2020-08-27_various_Tnnt2_GFP_Foxc2_Isl1_E75_mCC_embryo_1__C1__A270.tif</text:p>
          </table:table-cell>
          <table:table-cell office:value-type="float" office:value="818397403" calcext:value-type="float">
            <text:p>818397403</text:p>
          </table:table-cell>
          <table:table-cell office:value-type="float" office:value="28820" calcext:value-type="float">
            <text:p>28820</text:p>
          </table:table-cell>
          <table:table-cell table:formula="of:=[.C856]/1000" office:value-type="float" office:value="28.82" calcext:value-type="float">
            <text:p>28.82</text:p>
          </table:table-cell>
          <table:table-cell table:formula="of:=[.B856]/1000000000" office:value-type="float" office:value="0.818397403" calcext:value-type="float">
            <text:p>0.818397403</text:p>
          </table:table-cell>
          <table:table-cell table:formula="of:=INT([.B856]/(1920*1920))" office:value-type="float" office:value="222" calcext:value-type="float">
            <text:p>2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SFM__2020-08-27_various_Tnnt2_GFP_Foxc2_Isl1_E75_mCC_embryo_1__C2__A000.tif</text:p>
          </table:table-cell>
          <table:table-cell office:value-type="float" office:value="1916970529" calcext:value-type="float">
            <text:p>1916970529</text:p>
          </table:table-cell>
          <table:table-cell office:value-type="float" office:value="28820" calcext:value-type="float">
            <text:p>28820</text:p>
          </table:table-cell>
          <table:table-cell table:formula="of:=[.C857]/1000" office:value-type="float" office:value="28.82" calcext:value-type="float">
            <text:p>28.82</text:p>
          </table:table-cell>
          <table:table-cell table:formula="of:=[.B857]/1000000000" office:value-type="float" office:value="1.916970529" calcext:value-type="float">
            <text:p>1.916970529</text:p>
          </table:table-cell>
          <table:table-cell table:formula="of:=INT([.B857]/(1920*1920))" office:value-type="float" office:value="520" calcext:value-type="float">
            <text:p>52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LSFM__2020-08-27_various_Tnnt2_GFP_Foxc2_Isl1_E75_mCC_embryo_1__C2__A180.tif</text:p>
          </table:table-cell>
          <table:table-cell office:value-type="float" office:value="1913284042" calcext:value-type="float">
            <text:p>1913284042</text:p>
          </table:table-cell>
          <table:table-cell office:value-type="float" office:value="28820" calcext:value-type="float">
            <text:p>28820</text:p>
          </table:table-cell>
          <table:table-cell table:formula="of:=[.C858]/1000" office:value-type="float" office:value="28.82" calcext:value-type="float">
            <text:p>28.82</text:p>
          </table:table-cell>
          <table:table-cell table:formula="of:=[.B858]/1000000000" office:value-type="float" office:value="1.913284042" calcext:value-type="float">
            <text:p>1.913284042</text:p>
          </table:table-cell>
          <table:table-cell table:formula="of:=INT([.B858]/(1920*1920))" office:value-type="float" office:value="519" calcext:value-type="float">
            <text:p>51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LSFM__2020-08-27_various_Tnnt2_GFP_Foxc2_Isl1_E75_mCC_embryo_1__C2__A270.tif</text:p>
          </table:table-cell>
          <table:table-cell office:value-type="float" office:value="818397403" calcext:value-type="float">
            <text:p>818397403</text:p>
          </table:table-cell>
          <table:table-cell office:value-type="float" office:value="28820" calcext:value-type="float">
            <text:p>28820</text:p>
          </table:table-cell>
          <table:table-cell table:formula="of:=[.C859]/1000" office:value-type="float" office:value="28.82" calcext:value-type="float">
            <text:p>28.82</text:p>
          </table:table-cell>
          <table:table-cell table:formula="of:=[.B859]/1000000000" office:value-type="float" office:value="0.818397403" calcext:value-type="float">
            <text:p>0.818397403</text:p>
          </table:table-cell>
          <table:table-cell table:formula="of:=INT([.B859]/(1920*1920))" office:value-type="float" office:value="222" calcext:value-type="float">
            <text:p>2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SFM__2020-08-27_various_Tnnt2_GFP_Foxc2_Isl1_E75_mCC_embryo_1__C3__A000.tif</text:p>
          </table:table-cell>
          <table:table-cell office:value-type="float" office:value="1916970528.5" calcext:value-type="float">
            <text:p>1916970528.5</text:p>
          </table:table-cell>
          <table:table-cell office:value-type="float" office:value="28820" calcext:value-type="float">
            <text:p>28820</text:p>
          </table:table-cell>
          <table:table-cell table:formula="of:=[.C860]/1000" office:value-type="float" office:value="28.82" calcext:value-type="float">
            <text:p>28.82</text:p>
          </table:table-cell>
          <table:table-cell table:formula="of:=[.B860]/1000000000" office:value-type="float" office:value="1.9169705285" calcext:value-type="float">
            <text:p>1.9169705285</text:p>
          </table:table-cell>
          <table:table-cell table:formula="of:=INT([.B860]/(1920*1920))" office:value-type="float" office:value="520" calcext:value-type="float">
            <text:p>52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LSFM__2020-08-27_various_Tnnt2_GFP_Foxc2_Isl1_E75_mCC_embryo_1__C3__A180.tif</text:p>
          </table:table-cell>
          <table:table-cell office:value-type="float" office:value="1913284041.5" calcext:value-type="float">
            <text:p>1913284041.5</text:p>
          </table:table-cell>
          <table:table-cell office:value-type="float" office:value="28820" calcext:value-type="float">
            <text:p>28820</text:p>
          </table:table-cell>
          <table:table-cell table:formula="of:=[.C861]/1000" office:value-type="float" office:value="28.82" calcext:value-type="float">
            <text:p>28.82</text:p>
          </table:table-cell>
          <table:table-cell table:formula="of:=[.B861]/1000000000" office:value-type="float" office:value="1.9132840415" calcext:value-type="float">
            <text:p>1.9132840415</text:p>
          </table:table-cell>
          <table:table-cell table:formula="of:=INT([.B861]/(1920*1920))" office:value-type="float" office:value="519" calcext:value-type="float">
            <text:p>51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LSFM__2020-08-27_various_Tnnt2_GFP_Foxc2_Isl1_E75_mCC_embryo_1__C3__A270.tif</text:p>
          </table:table-cell>
          <table:table-cell office:value-type="float" office:value="818397403" calcext:value-type="float">
            <text:p>818397403</text:p>
          </table:table-cell>
          <table:table-cell office:value-type="float" office:value="28820" calcext:value-type="float">
            <text:p>28820</text:p>
          </table:table-cell>
          <table:table-cell table:formula="of:=[.C862]/1000" office:value-type="float" office:value="28.82" calcext:value-type="float">
            <text:p>28.82</text:p>
          </table:table-cell>
          <table:table-cell table:formula="of:=[.B862]/1000000000" office:value-type="float" office:value="0.818397403" calcext:value-type="float">
            <text:p>0.818397403</text:p>
          </table:table-cell>
          <table:table-cell table:formula="of:=INT([.B862]/(1920*1920))" office:value-type="float" office:value="222" calcext:value-type="float">
            <text:p>2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SFM__2020-08-27_various_Tnnt2_GFP_Foxc2_Isl1_E825_6som_embryo_2__C0__A000.tif</text:p>
          </table:table-cell>
          <table:table-cell office:value-type="float" office:value="2237642175.5" calcext:value-type="float">
            <text:p>2237642175.5</text:p>
          </table:table-cell>
          <table:table-cell office:value-type="float" office:value="58996" calcext:value-type="float">
            <text:p>58996</text:p>
          </table:table-cell>
          <table:table-cell table:formula="of:=[.C863]/1000" office:value-type="float" office:value="58.996" calcext:value-type="float">
            <text:p>58.996</text:p>
          </table:table-cell>
          <table:table-cell table:formula="of:=[.B863]/1000000000" office:value-type="float" office:value="2.2376421755" calcext:value-type="float">
            <text:p>2.2376421755</text:p>
          </table:table-cell>
          <table:table-cell table:formula="of:=INT([.B863]/(1920*1920))" office:value-type="float" office:value="606" calcext:value-type="float">
            <text:p>606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LSFM__2020-08-27_various_Tnnt2_GFP_Foxc2_Isl1_E825_6som_embryo_2__C0__A216.tif</text:p>
          </table:table-cell>
          <table:table-cell office:value-type="float" office:value="2606282175.5" calcext:value-type="float">
            <text:p>2606282175.5</text:p>
          </table:table-cell>
          <table:table-cell office:value-type="float" office:value="58996" calcext:value-type="float">
            <text:p>58996</text:p>
          </table:table-cell>
          <table:table-cell table:formula="of:=[.C864]/1000" office:value-type="float" office:value="58.996" calcext:value-type="float">
            <text:p>58.996</text:p>
          </table:table-cell>
          <table:table-cell table:formula="of:=[.B864]/1000000000" office:value-type="float" office:value="2.6062821755" calcext:value-type="float">
            <text:p>2.6062821755</text:p>
          </table:table-cell>
          <table:table-cell table:formula="of:=INT([.B864]/(1920*1920))" office:value-type="float" office:value="706" calcext:value-type="float">
            <text:p>70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LSFM__2020-08-27_various_Tnnt2_GFP_Foxc2_Isl1_E825_6som_embryo_2__C0__A288.tif</text:p>
          </table:table-cell>
          <table:table-cell office:value-type="float" office:value="1699467795.5" calcext:value-type="float">
            <text:p>1699467795.5</text:p>
          </table:table-cell>
          <table:table-cell office:value-type="float" office:value="58996" calcext:value-type="float">
            <text:p>58996</text:p>
          </table:table-cell>
          <table:table-cell table:formula="of:=[.C865]/1000" office:value-type="float" office:value="58.996" calcext:value-type="float">
            <text:p>58.996</text:p>
          </table:table-cell>
          <table:table-cell table:formula="of:=[.B865]/1000000000" office:value-type="float" office:value="1.6994677955" calcext:value-type="float">
            <text:p>1.6994677955</text:p>
          </table:table-cell>
          <table:table-cell table:formula="of:=INT([.B865]/(1920*1920))" office:value-type="float" office:value="461" calcext:value-type="float">
            <text:p>46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LSFM__2020-08-27_various_Tnnt2_GFP_Foxc2_Isl1_E825_6som_embryo_2__C1__A000.tif</text:p>
          </table:table-cell>
          <table:table-cell office:value-type="float" office:value="2237642176" calcext:value-type="float">
            <text:p>2237642176</text:p>
          </table:table-cell>
          <table:table-cell office:value-type="float" office:value="58996" calcext:value-type="float">
            <text:p>58996</text:p>
          </table:table-cell>
          <table:table-cell table:formula="of:=[.C866]/1000" office:value-type="float" office:value="58.996" calcext:value-type="float">
            <text:p>58.996</text:p>
          </table:table-cell>
          <table:table-cell table:formula="of:=[.B866]/1000000000" office:value-type="float" office:value="2.237642176" calcext:value-type="float">
            <text:p>2.237642176</text:p>
          </table:table-cell>
          <table:table-cell table:formula="of:=INT([.B866]/(1920*1920))" office:value-type="float" office:value="606" calcext:value-type="float">
            <text:p>60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LSFM__2020-08-27_various_Tnnt2_GFP_Foxc2_Isl1_E825_6som_embryo_2__C1__A216.tif</text:p>
          </table:table-cell>
          <table:table-cell office:value-type="float" office:value="2606282175.5" calcext:value-type="float">
            <text:p>2606282175.5</text:p>
          </table:table-cell>
          <table:table-cell office:value-type="float" office:value="58996" calcext:value-type="float">
            <text:p>58996</text:p>
          </table:table-cell>
          <table:table-cell table:formula="of:=[.C867]/1000" office:value-type="float" office:value="58.996" calcext:value-type="float">
            <text:p>58.996</text:p>
          </table:table-cell>
          <table:table-cell table:formula="of:=[.B867]/1000000000" office:value-type="float" office:value="2.6062821755" calcext:value-type="float">
            <text:p>2.6062821755</text:p>
          </table:table-cell>
          <table:table-cell table:formula="of:=INT([.B867]/(1920*1920))" office:value-type="float" office:value="706" calcext:value-type="float">
            <text:p>70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LSFM__2020-08-27_various_Tnnt2_GFP_Foxc2_Isl1_E825_6som_embryo_2__C1__A288.tif</text:p>
          </table:table-cell>
          <table:table-cell office:value-type="float" office:value="1699467796" calcext:value-type="float">
            <text:p>1699467796</text:p>
          </table:table-cell>
          <table:table-cell office:value-type="float" office:value="58996" calcext:value-type="float">
            <text:p>58996</text:p>
          </table:table-cell>
          <table:table-cell table:formula="of:=[.C868]/1000" office:value-type="float" office:value="58.996" calcext:value-type="float">
            <text:p>58.996</text:p>
          </table:table-cell>
          <table:table-cell table:formula="of:=[.B868]/1000000000" office:value-type="float" office:value="1.699467796" calcext:value-type="float">
            <text:p>1.699467796</text:p>
          </table:table-cell>
          <table:table-cell table:formula="of:=INT([.B868]/(1920*1920))" office:value-type="float" office:value="461" calcext:value-type="float">
            <text:p>46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LSFM__2020-08-27_various_Tnnt2_GFP_Foxc2_Isl1_E825_6som_embryo_2__C2__A000.tif</text:p>
          </table:table-cell>
          <table:table-cell office:value-type="float" office:value="2237642176" calcext:value-type="float">
            <text:p>2237642176</text:p>
          </table:table-cell>
          <table:table-cell office:value-type="float" office:value="58996" calcext:value-type="float">
            <text:p>58996</text:p>
          </table:table-cell>
          <table:table-cell table:formula="of:=[.C869]/1000" office:value-type="float" office:value="58.996" calcext:value-type="float">
            <text:p>58.996</text:p>
          </table:table-cell>
          <table:table-cell table:formula="of:=[.B869]/1000000000" office:value-type="float" office:value="2.237642176" calcext:value-type="float">
            <text:p>2.237642176</text:p>
          </table:table-cell>
          <table:table-cell table:formula="of:=INT([.B869]/(1920*1920))" office:value-type="float" office:value="606" calcext:value-type="float">
            <text:p>60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LSFM__2020-08-27_various_Tnnt2_GFP_Foxc2_Isl1_E825_6som_embryo_2__C2__A216.tif</text:p>
          </table:table-cell>
          <table:table-cell office:value-type="float" office:value="2606282176" calcext:value-type="float">
            <text:p>2606282176</text:p>
          </table:table-cell>
          <table:table-cell office:value-type="float" office:value="58996" calcext:value-type="float">
            <text:p>58996</text:p>
          </table:table-cell>
          <table:table-cell table:formula="of:=[.C870]/1000" office:value-type="float" office:value="58.996" calcext:value-type="float">
            <text:p>58.996</text:p>
          </table:table-cell>
          <table:table-cell table:formula="of:=[.B870]/1000000000" office:value-type="float" office:value="2.606282176" calcext:value-type="float">
            <text:p>2.606282176</text:p>
          </table:table-cell>
          <table:table-cell table:formula="of:=INT([.B870]/(1920*1920))" office:value-type="float" office:value="706" calcext:value-type="float">
            <text:p>70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LSFM__2020-08-27_various_Tnnt2_GFP_Foxc2_Isl1_E825_6som_embryo_2__C2__A288.tif</text:p>
          </table:table-cell>
          <table:table-cell office:value-type="float" office:value="1699467796" calcext:value-type="float">
            <text:p>1699467796</text:p>
          </table:table-cell>
          <table:table-cell office:value-type="float" office:value="58996" calcext:value-type="float">
            <text:p>58996</text:p>
          </table:table-cell>
          <table:table-cell table:formula="of:=[.C871]/1000" office:value-type="float" office:value="58.996" calcext:value-type="float">
            <text:p>58.996</text:p>
          </table:table-cell>
          <table:table-cell table:formula="of:=[.B871]/1000000000" office:value-type="float" office:value="1.699467796" calcext:value-type="float">
            <text:p>1.699467796</text:p>
          </table:table-cell>
          <table:table-cell table:formula="of:=INT([.B871]/(1920*1920))" office:value-type="float" office:value="461" calcext:value-type="float">
            <text:p>46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LSFM__2020-08-27_various_Tnnt2_GFP_Foxc2_Isl1_E825_6som_embryo_2__C3__A000.tif</text:p>
          </table:table-cell>
          <table:table-cell office:value-type="float" office:value="2237642176" calcext:value-type="float">
            <text:p>2237642176</text:p>
          </table:table-cell>
          <table:table-cell office:value-type="float" office:value="58996" calcext:value-type="float">
            <text:p>58996</text:p>
          </table:table-cell>
          <table:table-cell table:formula="of:=[.C872]/1000" office:value-type="float" office:value="58.996" calcext:value-type="float">
            <text:p>58.996</text:p>
          </table:table-cell>
          <table:table-cell table:formula="of:=[.B872]/1000000000" office:value-type="float" office:value="2.237642176" calcext:value-type="float">
            <text:p>2.237642176</text:p>
          </table:table-cell>
          <table:table-cell table:formula="of:=INT([.B872]/(1920*1920))" office:value-type="float" office:value="606" calcext:value-type="float">
            <text:p>60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LSFM__2020-08-27_various_Tnnt2_GFP_Foxc2_Isl1_E825_6som_embryo_2__C3__A216.tif</text:p>
          </table:table-cell>
          <table:table-cell office:value-type="float" office:value="2606282175.5" calcext:value-type="float">
            <text:p>2606282175.5</text:p>
          </table:table-cell>
          <table:table-cell office:value-type="float" office:value="58996" calcext:value-type="float">
            <text:p>58996</text:p>
          </table:table-cell>
          <table:table-cell table:formula="of:=[.C873]/1000" office:value-type="float" office:value="58.996" calcext:value-type="float">
            <text:p>58.996</text:p>
          </table:table-cell>
          <table:table-cell table:formula="of:=[.B873]/1000000000" office:value-type="float" office:value="2.6062821755" calcext:value-type="float">
            <text:p>2.6062821755</text:p>
          </table:table-cell>
          <table:table-cell table:formula="of:=INT([.B873]/(1920*1920))" office:value-type="float" office:value="706" calcext:value-type="float">
            <text:p>70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LSFM__2020-08-27_various_Tnnt2_GFP_Foxc2_Isl1_E825_6som_embryo_2__C3__A288.tif</text:p>
          </table:table-cell>
          <table:table-cell office:value-type="float" office:value="1699467796" calcext:value-type="float">
            <text:p>1699467796</text:p>
          </table:table-cell>
          <table:table-cell office:value-type="float" office:value="58996" calcext:value-type="float">
            <text:p>58996</text:p>
          </table:table-cell>
          <table:table-cell table:formula="of:=[.C874]/1000" office:value-type="float" office:value="58.996" calcext:value-type="float">
            <text:p>58.996</text:p>
          </table:table-cell>
          <table:table-cell table:formula="of:=[.B874]/1000000000" office:value-type="float" office:value="1.699467796" calcext:value-type="float">
            <text:p>1.699467796</text:p>
          </table:table-cell>
          <table:table-cell table:formula="of:=INT([.B874]/(1920*1920))" office:value-type="float" office:value="461" calcext:value-type="float">
            <text:p>46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LSFM__2020-08-27_various_Tnnt2_GFP_Foxc2_Isl1E825_6som_embryo_1__C0__A036.tif</text:p>
          </table:table-cell>
          <table:table-cell office:value-type="float" office:value="1223910973" calcext:value-type="float">
            <text:p>1223910973</text:p>
          </table:table-cell>
          <table:table-cell office:value-type="float" office:value="28820" calcext:value-type="float">
            <text:p>28820</text:p>
          </table:table-cell>
          <table:table-cell table:formula="of:=[.C875]/1000" office:value-type="float" office:value="28.82" calcext:value-type="float">
            <text:p>28.82</text:p>
          </table:table-cell>
          <table:table-cell table:formula="of:=[.B875]/1000000000" office:value-type="float" office:value="1.223910973" calcext:value-type="float">
            <text:p>1.223910973</text:p>
          </table:table-cell>
          <table:table-cell table:formula="of:=INT([.B875]/(1920*1920))" office:value-type="float" office:value="332" calcext:value-type="float">
            <text:p>33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LSFM__2020-08-27_various_Tnnt2_GFP_Foxc2_Isl1E825_6som_embryo_1__C1__A036.tif</text:p>
          </table:table-cell>
          <table:table-cell office:value-type="float" office:value="1223910973" calcext:value-type="float">
            <text:p>1223910973</text:p>
          </table:table-cell>
          <table:table-cell office:value-type="float" office:value="28820" calcext:value-type="float">
            <text:p>28820</text:p>
          </table:table-cell>
          <table:table-cell table:formula="of:=[.C876]/1000" office:value-type="float" office:value="28.82" calcext:value-type="float">
            <text:p>28.82</text:p>
          </table:table-cell>
          <table:table-cell table:formula="of:=[.B876]/1000000000" office:value-type="float" office:value="1.223910973" calcext:value-type="float">
            <text:p>1.223910973</text:p>
          </table:table-cell>
          <table:table-cell table:formula="of:=INT([.B876]/(1920*1920))" office:value-type="float" office:value="332" calcext:value-type="float">
            <text:p>33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LSFM__2020-08-27_various_Tnnt2_GFP_Foxc2_Isl1E825_6som_embryo_1__C2__A036.tif</text:p>
          </table:table-cell>
          <table:table-cell office:value-type="float" office:value="1223910973" calcext:value-type="float">
            <text:p>1223910973</text:p>
          </table:table-cell>
          <table:table-cell office:value-type="float" office:value="28820" calcext:value-type="float">
            <text:p>28820</text:p>
          </table:table-cell>
          <table:table-cell table:formula="of:=[.C877]/1000" office:value-type="float" office:value="28.82" calcext:value-type="float">
            <text:p>28.82</text:p>
          </table:table-cell>
          <table:table-cell table:formula="of:=[.B877]/1000000000" office:value-type="float" office:value="1.223910973" calcext:value-type="float">
            <text:p>1.223910973</text:p>
          </table:table-cell>
          <table:table-cell table:formula="of:=INT([.B877]/(1920*1920))" office:value-type="float" office:value="332" calcext:value-type="float">
            <text:p>33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LSFM__2020-08-27_various_Tnnt2_GFP_Foxc2_Isl1E825_6som_embryo_1__C3__A036.tif</text:p>
          </table:table-cell>
          <table:table-cell office:value-type="float" office:value="1223910973" calcext:value-type="float">
            <text:p>1223910973</text:p>
          </table:table-cell>
          <table:table-cell office:value-type="float" office:value="28820" calcext:value-type="float">
            <text:p>28820</text:p>
          </table:table-cell>
          <table:table-cell table:formula="of:=[.C878]/1000" office:value-type="float" office:value="28.82" calcext:value-type="float">
            <text:p>28.82</text:p>
          </table:table-cell>
          <table:table-cell table:formula="of:=[.B878]/1000000000" office:value-type="float" office:value="1.223910973" calcext:value-type="float">
            <text:p>1.223910973</text:p>
          </table:table-cell>
          <table:table-cell table:formula="of:=INT([.B878]/(1920*1920))" office:value-type="float" office:value="332" calcext:value-type="float">
            <text:p>33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LSFM__2020-09-01_E85_F6nG_Ai14Mef2cAHFC_tdT_GFP_Mef2c_Isl1_embryo_1_MVL__C0__A000.tif</text:p>
          </table:table-cell>
          <table:table-cell office:value-type="float" office:value="1581500211.5" calcext:value-type="float">
            <text:p>1581500211.5</text:p>
          </table:table-cell>
          <table:table-cell office:value-type="float" office:value="28820" calcext:value-type="float">
            <text:p>28820</text:p>
          </table:table-cell>
          <table:table-cell table:formula="of:=[.C879]/1000" office:value-type="float" office:value="28.82" calcext:value-type="float">
            <text:p>28.82</text:p>
          </table:table-cell>
          <table:table-cell table:formula="of:=[.B879]/1000000000" office:value-type="float" office:value="1.5815002115" calcext:value-type="float">
            <text:p>1.5815002115</text:p>
          </table:table-cell>
          <table:table-cell table:formula="of:=INT([.B879]/(1920*1920))" office:value-type="float" office:value="429" calcext:value-type="float">
            <text:p>429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LSFM__2020-09-01_E85_F6nG_Ai14Mef2cAHFC_tdT_GFP_Mef2c_Isl1_embryo_1_MVL__C0__A072.tif</text:p>
          </table:table-cell>
          <table:table-cell office:value-type="float" office:value="2178659775.5" calcext:value-type="float">
            <text:p>2178659775.5</text:p>
          </table:table-cell>
          <table:table-cell office:value-type="float" office:value="28820" calcext:value-type="float">
            <text:p>28820</text:p>
          </table:table-cell>
          <table:table-cell table:formula="of:=[.C880]/1000" office:value-type="float" office:value="28.82" calcext:value-type="float">
            <text:p>28.82</text:p>
          </table:table-cell>
          <table:table-cell table:formula="of:=[.B880]/1000000000" office:value-type="float" office:value="2.1786597755" calcext:value-type="float">
            <text:p>2.1786597755</text:p>
          </table:table-cell>
          <table:table-cell table:formula="of:=INT([.B880]/(1920*1920))" office:value-type="float" office:value="590" calcext:value-type="float">
            <text:p>59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LSFM__2020-09-01_E85_F6nG_Ai14Mef2cAHFC_tdT_GFP_Mef2c_Isl1_embryo_1_MVL__C0__A144.tif</text:p>
          </table:table-cell>
          <table:table-cell office:value-type="float" office:value="1902224580" calcext:value-type="float">
            <text:p>1902224580</text:p>
          </table:table-cell>
          <table:table-cell office:value-type="float" office:value="28820" calcext:value-type="float">
            <text:p>28820</text:p>
          </table:table-cell>
          <table:table-cell table:formula="of:=[.C881]/1000" office:value-type="float" office:value="28.82" calcext:value-type="float">
            <text:p>28.82</text:p>
          </table:table-cell>
          <table:table-cell table:formula="of:=[.B881]/1000000000" office:value-type="float" office:value="1.90222458" calcext:value-type="float">
            <text:p>1.90222458</text:p>
          </table:table-cell>
          <table:table-cell table:formula="of:=INT([.B881]/(1920*1920))" office:value-type="float" office:value="516" calcext:value-type="float">
            <text:p>516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LSFM__2020-09-01_E85_F6nG_Ai14Mef2cAHFC_tdT_GFP_Mef2c_Isl1_embryo_1_MVL__C1__A000.tif</text:p>
          </table:table-cell>
          <table:table-cell office:value-type="float" office:value="1581500212" calcext:value-type="float">
            <text:p>1581500212</text:p>
          </table:table-cell>
          <table:table-cell office:value-type="float" office:value="28820" calcext:value-type="float">
            <text:p>28820</text:p>
          </table:table-cell>
          <table:table-cell table:formula="of:=[.C882]/1000" office:value-type="float" office:value="28.82" calcext:value-type="float">
            <text:p>28.82</text:p>
          </table:table-cell>
          <table:table-cell table:formula="of:=[.B882]/1000000000" office:value-type="float" office:value="1.581500212" calcext:value-type="float">
            <text:p>1.581500212</text:p>
          </table:table-cell>
          <table:table-cell table:formula="of:=INT([.B882]/(1920*1920))" office:value-type="float" office:value="429" calcext:value-type="float">
            <text:p>42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LSFM__2020-09-01_E85_F6nG_Ai14Mef2cAHFC_tdT_GFP_Mef2c_Isl1_embryo_1_MVL__C1__A072.tif</text:p>
          </table:table-cell>
          <table:table-cell office:value-type="float" office:value="2178659775.5" calcext:value-type="float">
            <text:p>2178659775.5</text:p>
          </table:table-cell>
          <table:table-cell office:value-type="float" office:value="28820" calcext:value-type="float">
            <text:p>28820</text:p>
          </table:table-cell>
          <table:table-cell table:formula="of:=[.C883]/1000" office:value-type="float" office:value="28.82" calcext:value-type="float">
            <text:p>28.82</text:p>
          </table:table-cell>
          <table:table-cell table:formula="of:=[.B883]/1000000000" office:value-type="float" office:value="2.1786597755" calcext:value-type="float">
            <text:p>2.1786597755</text:p>
          </table:table-cell>
          <table:table-cell table:formula="of:=INT([.B883]/(1920*1920))" office:value-type="float" office:value="590" calcext:value-type="float">
            <text:p>59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LSFM__2020-09-01_E85_F6nG_Ai14Mef2cAHFC_tdT_GFP_Mef2c_Isl1_embryo_1_MVL__C1__A144.tif</text:p>
          </table:table-cell>
          <table:table-cell office:value-type="float" office:value="1902224580" calcext:value-type="float">
            <text:p>1902224580</text:p>
          </table:table-cell>
          <table:table-cell office:value-type="float" office:value="28820" calcext:value-type="float">
            <text:p>28820</text:p>
          </table:table-cell>
          <table:table-cell table:formula="of:=[.C884]/1000" office:value-type="float" office:value="28.82" calcext:value-type="float">
            <text:p>28.82</text:p>
          </table:table-cell>
          <table:table-cell table:formula="of:=[.B884]/1000000000" office:value-type="float" office:value="1.90222458" calcext:value-type="float">
            <text:p>1.90222458</text:p>
          </table:table-cell>
          <table:table-cell table:formula="of:=INT([.B884]/(1920*1920))" office:value-type="float" office:value="516" calcext:value-type="float">
            <text:p>51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LSFM__2020-09-01_E85_F6nG_Ai14Mef2cAHFC_tdT_GFP_Mef2c_Isl1_embryo_1_MVL__C2__A000.tif</text:p>
          </table:table-cell>
          <table:table-cell office:value-type="float" office:value="1581500211.5" calcext:value-type="float">
            <text:p>1581500211.5</text:p>
          </table:table-cell>
          <table:table-cell office:value-type="float" office:value="28820" calcext:value-type="float">
            <text:p>28820</text:p>
          </table:table-cell>
          <table:table-cell table:formula="of:=[.C885]/1000" office:value-type="float" office:value="28.82" calcext:value-type="float">
            <text:p>28.82</text:p>
          </table:table-cell>
          <table:table-cell table:formula="of:=[.B885]/1000000000" office:value-type="float" office:value="1.5815002115" calcext:value-type="float">
            <text:p>1.5815002115</text:p>
          </table:table-cell>
          <table:table-cell table:formula="of:=INT([.B885]/(1920*1920))" office:value-type="float" office:value="429" calcext:value-type="float">
            <text:p>42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LSFM__2020-09-01_E85_F6nG_Ai14Mef2cAHFC_tdT_GFP_Mef2c_Isl1_embryo_1_MVL__C2__A072.tif</text:p>
          </table:table-cell>
          <table:table-cell office:value-type="float" office:value="2178659775.5" calcext:value-type="float">
            <text:p>2178659775.5</text:p>
          </table:table-cell>
          <table:table-cell office:value-type="float" office:value="28820" calcext:value-type="float">
            <text:p>28820</text:p>
          </table:table-cell>
          <table:table-cell table:formula="of:=[.C886]/1000" office:value-type="float" office:value="28.82" calcext:value-type="float">
            <text:p>28.82</text:p>
          </table:table-cell>
          <table:table-cell table:formula="of:=[.B886]/1000000000" office:value-type="float" office:value="2.1786597755" calcext:value-type="float">
            <text:p>2.1786597755</text:p>
          </table:table-cell>
          <table:table-cell table:formula="of:=INT([.B886]/(1920*1920))" office:value-type="float" office:value="590" calcext:value-type="float">
            <text:p>59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LSFM__2020-09-01_E85_F6nG_Ai14Mef2cAHFC_tdT_GFP_Mef2c_Isl1_embryo_1_MVL__C2__A144.tif</text:p>
          </table:table-cell>
          <table:table-cell office:value-type="float" office:value="1902224580" calcext:value-type="float">
            <text:p>1902224580</text:p>
          </table:table-cell>
          <table:table-cell office:value-type="float" office:value="28820" calcext:value-type="float">
            <text:p>28820</text:p>
          </table:table-cell>
          <table:table-cell table:formula="of:=[.C887]/1000" office:value-type="float" office:value="28.82" calcext:value-type="float">
            <text:p>28.82</text:p>
          </table:table-cell>
          <table:table-cell table:formula="of:=[.B887]/1000000000" office:value-type="float" office:value="1.90222458" calcext:value-type="float">
            <text:p>1.90222458</text:p>
          </table:table-cell>
          <table:table-cell table:formula="of:=INT([.B887]/(1920*1920))" office:value-type="float" office:value="516" calcext:value-type="float">
            <text:p>51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LSFM__2020-09-01_E85_F6nG_Ai14Mef2cAHFC_tdT_GFP_Mef2c_Isl1_embryo_1_MVL__C3__A000.tif</text:p>
          </table:table-cell>
          <table:table-cell office:value-type="float" office:value="1581500211.5" calcext:value-type="float">
            <text:p>1581500211.5</text:p>
          </table:table-cell>
          <table:table-cell office:value-type="float" office:value="28820" calcext:value-type="float">
            <text:p>28820</text:p>
          </table:table-cell>
          <table:table-cell table:formula="of:=[.C888]/1000" office:value-type="float" office:value="28.82" calcext:value-type="float">
            <text:p>28.82</text:p>
          </table:table-cell>
          <table:table-cell table:formula="of:=[.B888]/1000000000" office:value-type="float" office:value="1.5815002115" calcext:value-type="float">
            <text:p>1.5815002115</text:p>
          </table:table-cell>
          <table:table-cell table:formula="of:=INT([.B888]/(1920*1920))" office:value-type="float" office:value="429" calcext:value-type="float">
            <text:p>42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LSFM__2020-09-01_E85_F6nG_Ai14Mef2cAHFC_tdT_GFP_Mef2c_Isl1_embryo_1_MVL__C3__A072.tif</text:p>
          </table:table-cell>
          <table:table-cell office:value-type="float" office:value="2178659776" calcext:value-type="float">
            <text:p>2178659776</text:p>
          </table:table-cell>
          <table:table-cell office:value-type="float" office:value="28820" calcext:value-type="float">
            <text:p>28820</text:p>
          </table:table-cell>
          <table:table-cell table:formula="of:=[.C889]/1000" office:value-type="float" office:value="28.82" calcext:value-type="float">
            <text:p>28.82</text:p>
          </table:table-cell>
          <table:table-cell table:formula="of:=[.B889]/1000000000" office:value-type="float" office:value="2.178659776" calcext:value-type="float">
            <text:p>2.178659776</text:p>
          </table:table-cell>
          <table:table-cell table:formula="of:=INT([.B889]/(1920*1920))" office:value-type="float" office:value="590" calcext:value-type="float">
            <text:p>59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LSFM__2020-09-01_E85_F6nG_Ai14Mef2cAHFC_tdT_GFP_Mef2c_Isl1_embryo_1_MVL__C3__A144.tif</text:p>
          </table:table-cell>
          <table:table-cell office:value-type="float" office:value="1902224580" calcext:value-type="float">
            <text:p>1902224580</text:p>
          </table:table-cell>
          <table:table-cell office:value-type="float" office:value="28820" calcext:value-type="float">
            <text:p>28820</text:p>
          </table:table-cell>
          <table:table-cell table:formula="of:=[.C890]/1000" office:value-type="float" office:value="28.82" calcext:value-type="float">
            <text:p>28.82</text:p>
          </table:table-cell>
          <table:table-cell table:formula="of:=[.B890]/1000000000" office:value-type="float" office:value="1.90222458" calcext:value-type="float">
            <text:p>1.90222458</text:p>
          </table:table-cell>
          <table:table-cell table:formula="of:=INT([.B890]/(1920*1920))" office:value-type="float" office:value="516" calcext:value-type="float">
            <text:p>51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LSFM__E675_embryo_front__C2__A000.tif</text:p>
          </table:table-cell>
          <table:table-cell office:value-type="float" office:value="1703154282.5" calcext:value-type="float">
            <text:p>1703154282.5</text:p>
          </table:table-cell>
          <table:table-cell office:value-type="float" office:value="20304" calcext:value-type="float">
            <text:p>20304</text:p>
          </table:table-cell>
          <table:table-cell table:formula="of:=[.C891]/1000" office:value-type="float" office:value="20.304" calcext:value-type="float">
            <text:p>20.304</text:p>
          </table:table-cell>
          <table:table-cell table:formula="of:=[.B891]/1000000000" office:value-type="float" office:value="1.7031542825" calcext:value-type="float">
            <text:p>1.7031542825</text:p>
          </table:table-cell>
          <table:table-cell table:formula="of:=INT([.B891]/(1920*1920))" office:value-type="float" office:value="462" calcext:value-type="float">
            <text:p>46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LSFM__E675_embryo_front__C3__A000.tif</text:p>
          </table:table-cell>
          <table:table-cell office:value-type="float" office:value="1703154282" calcext:value-type="float">
            <text:p>1703154282</text:p>
          </table:table-cell>
          <table:table-cell office:value-type="float" office:value="20304" calcext:value-type="float">
            <text:p>20304</text:p>
          </table:table-cell>
          <table:table-cell table:formula="of:=[.C892]/1000" office:value-type="float" office:value="20.304" calcext:value-type="float">
            <text:p>20.304</text:p>
          </table:table-cell>
          <table:table-cell table:formula="of:=[.B892]/1000000000" office:value-type="float" office:value="1.703154282" calcext:value-type="float">
            <text:p>1.703154282</text:p>
          </table:table-cell>
          <table:table-cell table:formula="of:=INT([.B892]/(1920*1920))" office:value-type="float" office:value="462" calcext:value-type="float">
            <text:p>46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LSFM__E675_embryo_side_MVL__C0__A000.tif</text:p>
          </table:table-cell>
          <table:table-cell office:value-type="float" office:value="1164927176.5" calcext:value-type="float">
            <text:p>1164927176.5</text:p>
          </table:table-cell>
          <table:table-cell office:value-type="float" office:value="20304" calcext:value-type="float">
            <text:p>20304</text:p>
          </table:table-cell>
          <table:table-cell table:formula="of:=[.C893]/1000" office:value-type="float" office:value="20.304" calcext:value-type="float">
            <text:p>20.304</text:p>
          </table:table-cell>
          <table:table-cell table:formula="of:=[.B893]/1000000000" office:value-type="float" office:value="1.1649271765" calcext:value-type="float">
            <text:p>1.1649271765</text:p>
          </table:table-cell>
          <table:table-cell table:formula="of:=INT([.B893]/(1920*1920))" office:value-type="float" office:value="316" calcext:value-type="float">
            <text:p>31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LSFM__E675_embryo_side_MVL__C0__A180.tif</text:p>
          </table:table-cell>
          <table:table-cell office:value-type="float" office:value="1297640708" calcext:value-type="float">
            <text:p>1297640708</text:p>
          </table:table-cell>
          <table:table-cell office:value-type="float" office:value="20304" calcext:value-type="float">
            <text:p>20304</text:p>
          </table:table-cell>
          <table:table-cell table:formula="of:=[.C894]/1000" office:value-type="float" office:value="20.304" calcext:value-type="float">
            <text:p>20.304</text:p>
          </table:table-cell>
          <table:table-cell table:formula="of:=[.B894]/1000000000" office:value-type="float" office:value="1.297640708" calcext:value-type="float">
            <text:p>1.297640708</text:p>
          </table:table-cell>
          <table:table-cell table:formula="of:=INT([.B894]/(1920*1920))"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LSFM__E675_embryo_side_MVL__C1__A000.tif</text:p>
          </table:table-cell>
          <table:table-cell office:value-type="float" office:value="1164927177.5" calcext:value-type="float">
            <text:p>1164927177.5</text:p>
          </table:table-cell>
          <table:table-cell office:value-type="float" office:value="20304" calcext:value-type="float">
            <text:p>20304</text:p>
          </table:table-cell>
          <table:table-cell table:formula="of:=[.C895]/1000" office:value-type="float" office:value="20.304" calcext:value-type="float">
            <text:p>20.304</text:p>
          </table:table-cell>
          <table:table-cell table:formula="of:=[.B895]/1000000000" office:value-type="float" office:value="1.1649271775" calcext:value-type="float">
            <text:p>1.1649271775</text:p>
          </table:table-cell>
          <table:table-cell table:formula="of:=INT([.B895]/(1920*1920))" office:value-type="float" office:value="316" calcext:value-type="float">
            <text:p>31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LSFM__E675_embryo_side_MVL__C1__A180.tif</text:p>
          </table:table-cell>
          <table:table-cell office:value-type="float" office:value="1297640709" calcext:value-type="float">
            <text:p>1297640709</text:p>
          </table:table-cell>
          <table:table-cell office:value-type="float" office:value="20304" calcext:value-type="float">
            <text:p>20304</text:p>
          </table:table-cell>
          <table:table-cell table:formula="of:=[.C896]/1000" office:value-type="float" office:value="20.304" calcext:value-type="float">
            <text:p>20.304</text:p>
          </table:table-cell>
          <table:table-cell table:formula="of:=[.B896]/1000000000" office:value-type="float" office:value="1.297640709" calcext:value-type="float">
            <text:p>1.297640709</text:p>
          </table:table-cell>
          <table:table-cell table:formula="of:=INT([.B896]/(1920*1920))" office:value-type="float" office:value="352" calcext:value-type="float">
            <text:p>35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LSFM__E675_embryo_side_MVL__C2__A000.tif</text:p>
          </table:table-cell>
          <table:table-cell office:value-type="float" office:value="1164927177.5" calcext:value-type="float">
            <text:p>1164927177.5</text:p>
          </table:table-cell>
          <table:table-cell office:value-type="float" office:value="20304" calcext:value-type="float">
            <text:p>20304</text:p>
          </table:table-cell>
          <table:table-cell table:formula="of:=[.C897]/1000" office:value-type="float" office:value="20.304" calcext:value-type="float">
            <text:p>20.304</text:p>
          </table:table-cell>
          <table:table-cell table:formula="of:=[.B897]/1000000000" office:value-type="float" office:value="1.1649271775" calcext:value-type="float">
            <text:p>1.1649271775</text:p>
          </table:table-cell>
          <table:table-cell table:formula="of:=INT([.B897]/(1920*1920))" office:value-type="float" office:value="316" calcext:value-type="float">
            <text:p>31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LSFM__E675_embryo_side_MVL__C2__A180.tif</text:p>
          </table:table-cell>
          <table:table-cell office:value-type="float" office:value="1297640708.5" calcext:value-type="float">
            <text:p>1297640708.5</text:p>
          </table:table-cell>
          <table:table-cell office:value-type="float" office:value="20304" calcext:value-type="float">
            <text:p>20304</text:p>
          </table:table-cell>
          <table:table-cell table:formula="of:=[.C898]/1000" office:value-type="float" office:value="20.304" calcext:value-type="float">
            <text:p>20.304</text:p>
          </table:table-cell>
          <table:table-cell table:formula="of:=[.B898]/1000000000" office:value-type="float" office:value="1.2976407085" calcext:value-type="float">
            <text:p>1.2976407085</text:p>
          </table:table-cell>
          <table:table-cell table:formula="of:=INT([.B898]/(1920*1920))" office:value-type="float" office:value="352" calcext:value-type="float">
            <text:p>35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LSFM__E675_embryo_side_MVL__C3__A000.tif</text:p>
          </table:table-cell>
          <table:table-cell office:value-type="float" office:value="1164927176.5" calcext:value-type="float">
            <text:p>1164927176.5</text:p>
          </table:table-cell>
          <table:table-cell office:value-type="float" office:value="20304" calcext:value-type="float">
            <text:p>20304</text:p>
          </table:table-cell>
          <table:table-cell table:formula="of:=[.C899]/1000" office:value-type="float" office:value="20.304" calcext:value-type="float">
            <text:p>20.304</text:p>
          </table:table-cell>
          <table:table-cell table:formula="of:=[.B899]/1000000000" office:value-type="float" office:value="1.1649271765" calcext:value-type="float">
            <text:p>1.1649271765</text:p>
          </table:table-cell>
          <table:table-cell table:formula="of:=INT([.B899]/(1920*1920))" office:value-type="float" office:value="316" calcext:value-type="float">
            <text:p>31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LSFM__E675_embryo_side_MVL__C3__A180.tif</text:p>
          </table:table-cell>
          <table:table-cell office:value-type="float" office:value="1297640708" calcext:value-type="float">
            <text:p>1297640708</text:p>
          </table:table-cell>
          <table:table-cell office:value-type="float" office:value="20304" calcext:value-type="float">
            <text:p>20304</text:p>
          </table:table-cell>
          <table:table-cell table:formula="of:=[.C900]/1000" office:value-type="float" office:value="20.304" calcext:value-type="float">
            <text:p>20.304</text:p>
          </table:table-cell>
          <table:table-cell table:formula="of:=[.B900]/1000000000" office:value-type="float" office:value="1.297640708" calcext:value-type="float">
            <text:p>1.297640708</text:p>
          </table:table-cell>
          <table:table-cell table:formula="of:=INT([.B900]/(1920*1920))" office:value-type="float" office:value="352" calcext:value-type="float">
            <text:p>35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LSFM__E73_embryo_1_front__C0__A000.tif</text:p>
          </table:table-cell>
          <table:table-cell office:value-type="float" office:value="3085514171.5" calcext:value-type="float">
            <text:p>3085514171.5</text:p>
          </table:table-cell>
          <table:table-cell office:value-type="float" office:value="25183.5" calcext:value-type="float">
            <text:p>25183.5</text:p>
          </table:table-cell>
          <table:table-cell table:formula="of:=[.C901]/1000" office:value-type="float" office:value="25.1835" calcext:value-type="float">
            <text:p>25.1835</text:p>
          </table:table-cell>
          <table:table-cell table:formula="of:=[.B901]/1000000000" office:value-type="float" office:value="3.0855141715" calcext:value-type="float">
            <text:p>3.0855141715</text:p>
          </table:table-cell>
          <table:table-cell table:formula="of:=INT([.B901]/(1920*1920))" office:value-type="float" office:value="836" calcext:value-type="float">
            <text:p>836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LSFM__E73_embryo_1_front__C1__A000.tif</text:p>
          </table:table-cell>
          <table:table-cell office:value-type="float" office:value="3085514172" calcext:value-type="float">
            <text:p>3085514172</text:p>
          </table:table-cell>
          <table:table-cell office:value-type="float" office:value="25183.5" calcext:value-type="float">
            <text:p>25183.5</text:p>
          </table:table-cell>
          <table:table-cell table:formula="of:=[.C902]/1000" office:value-type="float" office:value="25.1835" calcext:value-type="float">
            <text:p>25.1835</text:p>
          </table:table-cell>
          <table:table-cell table:formula="of:=[.B902]/1000000000" office:value-type="float" office:value="3.085514172" calcext:value-type="float">
            <text:p>3.085514172</text:p>
          </table:table-cell>
          <table:table-cell table:formula="of:=INT([.B902]/(1920*1920))" office:value-type="float" office:value="836" calcext:value-type="float">
            <text:p>83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LSFM__E73_embryo_1_front__C2__A000.tif</text:p>
          </table:table-cell>
          <table:table-cell office:value-type="float" office:value="3085514172" calcext:value-type="float">
            <text:p>3085514172</text:p>
          </table:table-cell>
          <table:table-cell office:value-type="float" office:value="25183.5" calcext:value-type="float">
            <text:p>25183.5</text:p>
          </table:table-cell>
          <table:table-cell table:formula="of:=[.C903]/1000" office:value-type="float" office:value="25.1835" calcext:value-type="float">
            <text:p>25.1835</text:p>
          </table:table-cell>
          <table:table-cell table:formula="of:=[.B903]/1000000000" office:value-type="float" office:value="3.085514172" calcext:value-type="float">
            <text:p>3.085514172</text:p>
          </table:table-cell>
          <table:table-cell table:formula="of:=INT([.B903]/(1920*1920))" office:value-type="float" office:value="836" calcext:value-type="float">
            <text:p>83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LSFM__E73_embryo_1_front__C3__A000.tif</text:p>
          </table:table-cell>
          <table:table-cell office:value-type="float" office:value="3085514171.5" calcext:value-type="float">
            <text:p>3085514171.5</text:p>
          </table:table-cell>
          <table:table-cell office:value-type="float" office:value="25183.5" calcext:value-type="float">
            <text:p>25183.5</text:p>
          </table:table-cell>
          <table:table-cell table:formula="of:=[.C904]/1000" office:value-type="float" office:value="25.1835" calcext:value-type="float">
            <text:p>25.1835</text:p>
          </table:table-cell>
          <table:table-cell table:formula="of:=[.B904]/1000000000" office:value-type="float" office:value="3.0855141715" calcext:value-type="float">
            <text:p>3.0855141715</text:p>
          </table:table-cell>
          <table:table-cell table:formula="of:=INT([.B904]/(1920*1920))" office:value-type="float" office:value="836" calcext:value-type="float">
            <text:p>83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LSFM__E73_embryo_1_side__C0__A000.tif</text:p>
          </table:table-cell>
          <table:table-cell office:value-type="float" office:value="2116040825.5" calcext:value-type="float">
            <text:p>2116040825.5</text:p>
          </table:table-cell>
          <table:table-cell office:value-type="float" office:value="25183.5" calcext:value-type="float">
            <text:p>25183.5</text:p>
          </table:table-cell>
          <table:table-cell table:formula="of:=[.C905]/1000" office:value-type="float" office:value="25.1835" calcext:value-type="float">
            <text:p>25.1835</text:p>
          </table:table-cell>
          <table:table-cell table:formula="of:=[.B905]/1000000000" office:value-type="float" office:value="2.1160408255" calcext:value-type="float">
            <text:p>2.1160408255</text:p>
          </table:table-cell>
          <table:table-cell table:formula="of:=INT([.B905]/(1920*1920))" office:value-type="float" office:value="574" calcext:value-type="float">
            <text:p>57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LSFM__E73_embryo_1_side__C1__A000.tif</text:p>
          </table:table-cell>
          <table:table-cell office:value-type="float" office:value="2116040826.5" calcext:value-type="float">
            <text:p>2116040826.5</text:p>
          </table:table-cell>
          <table:table-cell office:value-type="float" office:value="25183.5" calcext:value-type="float">
            <text:p>25183.5</text:p>
          </table:table-cell>
          <table:table-cell table:formula="of:=[.C906]/1000" office:value-type="float" office:value="25.1835" calcext:value-type="float">
            <text:p>25.1835</text:p>
          </table:table-cell>
          <table:table-cell table:formula="of:=[.B906]/1000000000" office:value-type="float" office:value="2.1160408265" calcext:value-type="float">
            <text:p>2.1160408265</text:p>
          </table:table-cell>
          <table:table-cell table:formula="of:=INT([.B906]/(1920*1920))" office:value-type="float" office:value="574" calcext:value-type="float">
            <text:p>57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LSFM__E73_embryo_1_side__C2__A000.tif</text:p>
          </table:table-cell>
          <table:table-cell office:value-type="float" office:value="2116040826" calcext:value-type="float">
            <text:p>2116040826</text:p>
          </table:table-cell>
          <table:table-cell office:value-type="float" office:value="25183.5" calcext:value-type="float">
            <text:p>25183.5</text:p>
          </table:table-cell>
          <table:table-cell table:formula="of:=[.C907]/1000" office:value-type="float" office:value="25.1835" calcext:value-type="float">
            <text:p>25.1835</text:p>
          </table:table-cell>
          <table:table-cell table:formula="of:=[.B907]/1000000000" office:value-type="float" office:value="2.116040826" calcext:value-type="float">
            <text:p>2.116040826</text:p>
          </table:table-cell>
          <table:table-cell table:formula="of:=INT([.B907]/(1920*1920))" office:value-type="float" office:value="574" calcext:value-type="float">
            <text:p>57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LSFM__E73_embryo_1_side__C3__A000.tif</text:p>
          </table:table-cell>
          <table:table-cell office:value-type="float" office:value="2116040825.5" calcext:value-type="float">
            <text:p>2116040825.5</text:p>
          </table:table-cell>
          <table:table-cell office:value-type="float" office:value="25183.5" calcext:value-type="float">
            <text:p>25183.5</text:p>
          </table:table-cell>
          <table:table-cell table:formula="of:=[.C908]/1000" office:value-type="float" office:value="25.1835" calcext:value-type="float">
            <text:p>25.1835</text:p>
          </table:table-cell>
          <table:table-cell table:formula="of:=[.B908]/1000000000" office:value-type="float" office:value="2.1160408255" calcext:value-type="float">
            <text:p>2.1160408255</text:p>
          </table:table-cell>
          <table:table-cell table:formula="of:=INT([.B908]/(1920*1920))" office:value-type="float" office:value="574" calcext:value-type="float">
            <text:p>574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LSFM__E75_embryo_1_front__C1__A000.tif</text:p>
          </table:table-cell>
          <table:table-cell office:value-type="float" office:value="3048650175.5" calcext:value-type="float">
            <text:p>3048650175.5</text:p>
          </table:table-cell>
          <table:table-cell office:value-type="float" office:value="25183.5" calcext:value-type="float">
            <text:p>25183.5</text:p>
          </table:table-cell>
          <table:table-cell table:formula="of:=[.C909]/1000" office:value-type="float" office:value="25.1835" calcext:value-type="float">
            <text:p>25.1835</text:p>
          </table:table-cell>
          <table:table-cell table:formula="of:=[.B909]/1000000000" office:value-type="float" office:value="3.0486501755" calcext:value-type="float">
            <text:p>3.0486501755</text:p>
          </table:table-cell>
          <table:table-cell table:formula="of:=INT([.B909]/(1920*1920))" office:value-type="float" office:value="826" calcext:value-type="float">
            <text:p>82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LSFM__E75_embryo_1_front__C2__A000.tif</text:p>
          </table:table-cell>
          <table:table-cell office:value-type="float" office:value="3048650175" calcext:value-type="float">
            <text:p>3048650175</text:p>
          </table:table-cell>
          <table:table-cell office:value-type="float" office:value="25183.5" calcext:value-type="float">
            <text:p>25183.5</text:p>
          </table:table-cell>
          <table:table-cell table:formula="of:=[.C910]/1000" office:value-type="float" office:value="25.1835" calcext:value-type="float">
            <text:p>25.1835</text:p>
          </table:table-cell>
          <table:table-cell table:formula="of:=[.B910]/1000000000" office:value-type="float" office:value="3.048650175" calcext:value-type="float">
            <text:p>3.048650175</text:p>
          </table:table-cell>
          <table:table-cell table:formula="of:=INT([.B910]/(1920*1920))" office:value-type="float" office:value="826" calcext:value-type="float">
            <text:p>82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LSFM__E75_embryo_1_front__C3__A000.tif</text:p>
          </table:table-cell>
          <table:table-cell office:value-type="float" office:value="3048650175" calcext:value-type="float">
            <text:p>3048650175</text:p>
          </table:table-cell>
          <table:table-cell office:value-type="float" office:value="25183.5" calcext:value-type="float">
            <text:p>25183.5</text:p>
          </table:table-cell>
          <table:table-cell table:formula="of:=[.C911]/1000" office:value-type="float" office:value="25.1835" calcext:value-type="float">
            <text:p>25.1835</text:p>
          </table:table-cell>
          <table:table-cell table:formula="of:=[.B911]/1000000000" office:value-type="float" office:value="3.048650175" calcext:value-type="float">
            <text:p>3.048650175</text:p>
          </table:table-cell>
          <table:table-cell table:formula="of:=INT([.B911]/(1920*1920))" office:value-type="float" office:value="826" calcext:value-type="float">
            <text:p>82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LSFM__E75_embryo_2_front__C0__A000.tif</text:p>
          </table:table-cell>
          <table:table-cell office:value-type="float" office:value="1397175861" calcext:value-type="float">
            <text:p>1397175861</text:p>
          </table:table-cell>
          <table:table-cell office:value-type="float" office:value="25183.5" calcext:value-type="float">
            <text:p>25183.5</text:p>
          </table:table-cell>
          <table:table-cell table:formula="of:=[.C912]/1000" office:value-type="float" office:value="25.1835" calcext:value-type="float">
            <text:p>25.1835</text:p>
          </table:table-cell>
          <table:table-cell table:formula="of:=[.B912]/1000000000" office:value-type="float" office:value="1.397175861" calcext:value-type="float">
            <text:p>1.397175861</text:p>
          </table:table-cell>
          <table:table-cell table:formula="of:=INT([.B912]/(1920*1920))" office:value-type="float" office:value="379" calcext:value-type="float">
            <text:p>37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LSFM__E75_embryo_2_front__C1__A000.tif</text:p>
          </table:table-cell>
          <table:table-cell office:value-type="float" office:value="1397175862" calcext:value-type="float">
            <text:p>1397175862</text:p>
          </table:table-cell>
          <table:table-cell office:value-type="float" office:value="25183.5" calcext:value-type="float">
            <text:p>25183.5</text:p>
          </table:table-cell>
          <table:table-cell table:formula="of:=[.C913]/1000" office:value-type="float" office:value="25.1835" calcext:value-type="float">
            <text:p>25.1835</text:p>
          </table:table-cell>
          <table:table-cell table:formula="of:=[.B913]/1000000000" office:value-type="float" office:value="1.397175862" calcext:value-type="float">
            <text:p>1.397175862</text:p>
          </table:table-cell>
          <table:table-cell table:formula="of:=INT([.B913]/(1920*1920))" office:value-type="float" office:value="379" calcext:value-type="float">
            <text:p>37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LSFM__E75_embryo_2_front__C2__A000.tif</text:p>
          </table:table-cell>
          <table:table-cell office:value-type="float" office:value="1397175862" calcext:value-type="float">
            <text:p>1397175862</text:p>
          </table:table-cell>
          <table:table-cell office:value-type="float" office:value="25183.5" calcext:value-type="float">
            <text:p>25183.5</text:p>
          </table:table-cell>
          <table:table-cell table:formula="of:=[.C914]/1000" office:value-type="float" office:value="25.1835" calcext:value-type="float">
            <text:p>25.1835</text:p>
          </table:table-cell>
          <table:table-cell table:formula="of:=[.B914]/1000000000" office:value-type="float" office:value="1.397175862" calcext:value-type="float">
            <text:p>1.397175862</text:p>
          </table:table-cell>
          <table:table-cell table:formula="of:=INT([.B914]/(1920*1920))" office:value-type="float" office:value="379" calcext:value-type="float">
            <text:p>37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LSFM__E75_embryo_2_front__C3__A000.tif</text:p>
          </table:table-cell>
          <table:table-cell office:value-type="float" office:value="1397175861.5" calcext:value-type="float">
            <text:p>1397175861.5</text:p>
          </table:table-cell>
          <table:table-cell office:value-type="float" office:value="25183.5" calcext:value-type="float">
            <text:p>25183.5</text:p>
          </table:table-cell>
          <table:table-cell table:formula="of:=[.C915]/1000" office:value-type="float" office:value="25.1835" calcext:value-type="float">
            <text:p>25.1835</text:p>
          </table:table-cell>
          <table:table-cell table:formula="of:=[.B915]/1000000000" office:value-type="float" office:value="1.3971758615" calcext:value-type="float">
            <text:p>1.3971758615</text:p>
          </table:table-cell>
          <table:table-cell table:formula="of:=INT([.B915]/(1920*1920))" office:value-type="float" office:value="379" calcext:value-type="float">
            <text:p>37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LSFM__E835_embryo_1_MVL__C0__A072.tif</text:p>
          </table:table-cell>
          <table:table-cell office:value-type="float" office:value="2138159744.5" calcext:value-type="float">
            <text:p>2138159744.5</text:p>
          </table:table-cell>
          <table:table-cell office:value-type="float" office:value="20304" calcext:value-type="float">
            <text:p>20304</text:p>
          </table:table-cell>
          <table:table-cell table:formula="of:=[.C916]/1000" office:value-type="float" office:value="20.304" calcext:value-type="float">
            <text:p>20.304</text:p>
          </table:table-cell>
          <table:table-cell table:formula="of:=[.B916]/1000000000" office:value-type="float" office:value="2.1381597445" calcext:value-type="float">
            <text:p>2.1381597445</text:p>
          </table:table-cell>
          <table:table-cell table:formula="of:=INT([.B916]/(1920*1920))" office:value-type="float" office:value="580" calcext:value-type="float">
            <text:p>58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LSFM__E835_embryo_1_MVL__C0__A288.tif</text:p>
          </table:table-cell>
          <table:table-cell office:value-type="float" office:value="2167600571.5" calcext:value-type="float">
            <text:p>2167600571.5</text:p>
          </table:table-cell>
          <table:table-cell office:value-type="float" office:value="20304" calcext:value-type="float">
            <text:p>20304</text:p>
          </table:table-cell>
          <table:table-cell table:formula="of:=[.C917]/1000" office:value-type="float" office:value="20.304" calcext:value-type="float">
            <text:p>20.304</text:p>
          </table:table-cell>
          <table:table-cell table:formula="of:=[.B917]/1000000000" office:value-type="float" office:value="2.1676005715" calcext:value-type="float">
            <text:p>2.1676005715</text:p>
          </table:table-cell>
          <table:table-cell table:formula="of:=INT([.B917]/(1920*1920))" office:value-type="float" office:value="587" calcext:value-type="float">
            <text:p>58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LSFM__E835_embryo_1_MVL__C1__A000.tif</text:p>
          </table:table-cell>
          <table:table-cell office:value-type="float" office:value="3159242172.5" calcext:value-type="float">
            <text:p>3159242172.5</text:p>
          </table:table-cell>
          <table:table-cell office:value-type="float" office:value="20304" calcext:value-type="float">
            <text:p>20304</text:p>
          </table:table-cell>
          <table:table-cell table:formula="of:=[.C918]/1000" office:value-type="float" office:value="20.304" calcext:value-type="float">
            <text:p>20.304</text:p>
          </table:table-cell>
          <table:table-cell table:formula="of:=[.B918]/1000000000" office:value-type="float" office:value="3.1592421725" calcext:value-type="float">
            <text:p>3.1592421725</text:p>
          </table:table-cell>
          <table:table-cell table:formula="of:=INT([.B918]/(1920*1920))" office:value-type="float" office:value="856" calcext:value-type="float">
            <text:p>856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LSFM__E835_embryo_1_MVL__C1__A072.tif</text:p>
          </table:table-cell>
          <table:table-cell office:value-type="float" office:value="2138159745.5" calcext:value-type="float">
            <text:p>2138159745.5</text:p>
          </table:table-cell>
          <table:table-cell office:value-type="float" office:value="20304" calcext:value-type="float">
            <text:p>20304</text:p>
          </table:table-cell>
          <table:table-cell table:formula="of:=[.C919]/1000" office:value-type="float" office:value="20.304" calcext:value-type="float">
            <text:p>20.304</text:p>
          </table:table-cell>
          <table:table-cell table:formula="of:=[.B919]/1000000000" office:value-type="float" office:value="2.1381597455" calcext:value-type="float">
            <text:p>2.1381597455</text:p>
          </table:table-cell>
          <table:table-cell table:formula="of:=INT([.B919]/(1920*1920))" office:value-type="float" office:value="580" calcext:value-type="float">
            <text:p>58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LSFM__E835_embryo_1_MVL__C1__A288.tif</text:p>
          </table:table-cell>
          <table:table-cell office:value-type="float" office:value="2167600572.5" calcext:value-type="float">
            <text:p>2167600572.5</text:p>
          </table:table-cell>
          <table:table-cell office:value-type="float" office:value="20304" calcext:value-type="float">
            <text:p>20304</text:p>
          </table:table-cell>
          <table:table-cell table:formula="of:=[.C920]/1000" office:value-type="float" office:value="20.304" calcext:value-type="float">
            <text:p>20.304</text:p>
          </table:table-cell>
          <table:table-cell table:formula="of:=[.B920]/1000000000" office:value-type="float" office:value="2.1676005725" calcext:value-type="float">
            <text:p>2.1676005725</text:p>
          </table:table-cell>
          <table:table-cell table:formula="of:=INT([.B920]/(1920*1920))" office:value-type="float" office:value="587" calcext:value-type="float">
            <text:p>58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LSFM__E835_embryo_1_MVL__C2__A000.tif</text:p>
          </table:table-cell>
          <table:table-cell office:value-type="float" office:value="3159242172.5" calcext:value-type="float">
            <text:p>3159242172.5</text:p>
          </table:table-cell>
          <table:table-cell office:value-type="float" office:value="20304" calcext:value-type="float">
            <text:p>20304</text:p>
          </table:table-cell>
          <table:table-cell table:formula="of:=[.C921]/1000" office:value-type="float" office:value="20.304" calcext:value-type="float">
            <text:p>20.304</text:p>
          </table:table-cell>
          <table:table-cell table:formula="of:=[.B921]/1000000000" office:value-type="float" office:value="3.1592421725" calcext:value-type="float">
            <text:p>3.1592421725</text:p>
          </table:table-cell>
          <table:table-cell table:formula="of:=INT([.B921]/(1920*1920))" office:value-type="float" office:value="856" calcext:value-type="float">
            <text:p>85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LSFM__E835_embryo_1_MVL__C2__A072.tif</text:p>
          </table:table-cell>
          <table:table-cell office:value-type="float" office:value="2138159745.5" calcext:value-type="float">
            <text:p>2138159745.5</text:p>
          </table:table-cell>
          <table:table-cell office:value-type="float" office:value="20304" calcext:value-type="float">
            <text:p>20304</text:p>
          </table:table-cell>
          <table:table-cell table:formula="of:=[.C922]/1000" office:value-type="float" office:value="20.304" calcext:value-type="float">
            <text:p>20.304</text:p>
          </table:table-cell>
          <table:table-cell table:formula="of:=[.B922]/1000000000" office:value-type="float" office:value="2.1381597455" calcext:value-type="float">
            <text:p>2.1381597455</text:p>
          </table:table-cell>
          <table:table-cell table:formula="of:=INT([.B922]/(1920*1920))" office:value-type="float" office:value="580" calcext:value-type="float">
            <text:p>58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LSFM__E835_embryo_1_MVL__C2__A288.tif</text:p>
          </table:table-cell>
          <table:table-cell office:value-type="float" office:value="2167600572.5" calcext:value-type="float">
            <text:p>2167600572.5</text:p>
          </table:table-cell>
          <table:table-cell office:value-type="float" office:value="20304" calcext:value-type="float">
            <text:p>20304</text:p>
          </table:table-cell>
          <table:table-cell table:formula="of:=[.C923]/1000" office:value-type="float" office:value="20.304" calcext:value-type="float">
            <text:p>20.304</text:p>
          </table:table-cell>
          <table:table-cell table:formula="of:=[.B923]/1000000000" office:value-type="float" office:value="2.1676005725" calcext:value-type="float">
            <text:p>2.1676005725</text:p>
          </table:table-cell>
          <table:table-cell table:formula="of:=INT([.B923]/(1920*1920))" office:value-type="float" office:value="587" calcext:value-type="float">
            <text:p>58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LSFM__E835_embryo_1_MVL__C3__A000.tif</text:p>
          </table:table-cell>
          <table:table-cell office:value-type="float" office:value="3159242172" calcext:value-type="float">
            <text:p>3159242172</text:p>
          </table:table-cell>
          <table:table-cell office:value-type="float" office:value="20304" calcext:value-type="float">
            <text:p>20304</text:p>
          </table:table-cell>
          <table:table-cell table:formula="of:=[.C924]/1000" office:value-type="float" office:value="20.304" calcext:value-type="float">
            <text:p>20.304</text:p>
          </table:table-cell>
          <table:table-cell table:formula="of:=[.B924]/1000000000" office:value-type="float" office:value="3.159242172" calcext:value-type="float">
            <text:p>3.159242172</text:p>
          </table:table-cell>
          <table:table-cell table:formula="of:=INT([.B924]/(1920*1920))" office:value-type="float" office:value="856" calcext:value-type="float">
            <text:p>85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LSFM__E835_embryo_1_MVL__C3__A072.tif</text:p>
          </table:table-cell>
          <table:table-cell office:value-type="float" office:value="2138159745.5" calcext:value-type="float">
            <text:p>2138159745.5</text:p>
          </table:table-cell>
          <table:table-cell office:value-type="float" office:value="20304" calcext:value-type="float">
            <text:p>20304</text:p>
          </table:table-cell>
          <table:table-cell table:formula="of:=[.C925]/1000" office:value-type="float" office:value="20.304" calcext:value-type="float">
            <text:p>20.304</text:p>
          </table:table-cell>
          <table:table-cell table:formula="of:=[.B925]/1000000000" office:value-type="float" office:value="2.1381597455" calcext:value-type="float">
            <text:p>2.1381597455</text:p>
          </table:table-cell>
          <table:table-cell table:formula="of:=INT([.B925]/(1920*1920))" office:value-type="float" office:value="580" calcext:value-type="float">
            <text:p>58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LSFM__E835_embryo_1_MVL__C3__A288.tif</text:p>
          </table:table-cell>
          <table:table-cell office:value-type="float" office:value="2167600572.5" calcext:value-type="float">
            <text:p>2167600572.5</text:p>
          </table:table-cell>
          <table:table-cell office:value-type="float" office:value="20304" calcext:value-type="float">
            <text:p>20304</text:p>
          </table:table-cell>
          <table:table-cell table:formula="of:=[.C926]/1000" office:value-type="float" office:value="20.304" calcext:value-type="float">
            <text:p>20.304</text:p>
          </table:table-cell>
          <table:table-cell table:formula="of:=[.B926]/1000000000" office:value-type="float" office:value="2.1676005725" calcext:value-type="float">
            <text:p>2.1676005725</text:p>
          </table:table-cell>
          <table:table-cell table:formula="of:=INT([.B926]/(1920*1920))" office:value-type="float" office:value="587" calcext:value-type="float">
            <text:p>58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LSFM__E90_embryo_1_MVL__C0__A072.tif</text:p>
          </table:table-cell>
          <table:table-cell office:value-type="float" office:value="1876419167.5" calcext:value-type="float">
            <text:p>1876419167.5</text:p>
          </table:table-cell>
          <table:table-cell office:value-type="float" office:value="20304" calcext:value-type="float">
            <text:p>20304</text:p>
          </table:table-cell>
          <table:table-cell table:formula="of:=[.C927]/1000" office:value-type="float" office:value="20.304" calcext:value-type="float">
            <text:p>20.304</text:p>
          </table:table-cell>
          <table:table-cell table:formula="of:=[.B927]/1000000000" office:value-type="float" office:value="1.8764191675" calcext:value-type="float">
            <text:p>1.8764191675</text:p>
          </table:table-cell>
          <table:table-cell table:formula="of:=INT([.B927]/(1920*1920))" office:value-type="float" office:value="509" calcext:value-type="float">
            <text:p>50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LSFM__E90_embryo_1_MVL__C0__A288.tif</text:p>
          </table:table-cell>
          <table:table-cell office:value-type="float" office:value="2193405371.5" calcext:value-type="float">
            <text:p>2193405371.5</text:p>
          </table:table-cell>
          <table:table-cell office:value-type="float" office:value="20304" calcext:value-type="float">
            <text:p>20304</text:p>
          </table:table-cell>
          <table:table-cell table:formula="of:=[.C928]/1000" office:value-type="float" office:value="20.304" calcext:value-type="float">
            <text:p>20.304</text:p>
          </table:table-cell>
          <table:table-cell table:formula="of:=[.B928]/1000000000" office:value-type="float" office:value="2.1934053715" calcext:value-type="float">
            <text:p>2.1934053715</text:p>
          </table:table-cell>
          <table:table-cell table:formula="of:=INT([.B928]/(1920*1920))" office:value-type="float" office:value="594" calcext:value-type="float">
            <text:p>59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LSFM__E90_embryo_1_MVL__C1__A000.tif</text:p>
          </table:table-cell>
          <table:table-cell office:value-type="float" office:value="2506749372.5" calcext:value-type="float">
            <text:p>2506749372.5</text:p>
          </table:table-cell>
          <table:table-cell office:value-type="float" office:value="20304" calcext:value-type="float">
            <text:p>20304</text:p>
          </table:table-cell>
          <table:table-cell table:formula="of:=[.C929]/1000" office:value-type="float" office:value="20.304" calcext:value-type="float">
            <text:p>20.304</text:p>
          </table:table-cell>
          <table:table-cell table:formula="of:=[.B929]/1000000000" office:value-type="float" office:value="2.5067493725" calcext:value-type="float">
            <text:p>2.5067493725</text:p>
          </table:table-cell>
          <table:table-cell table:formula="of:=INT([.B929]/(1920*1920))" office:value-type="float" office:value="679" calcext:value-type="float">
            <text:p>67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LSFM__E90_embryo_1_MVL__C1__A072.tif</text:p>
          </table:table-cell>
          <table:table-cell office:value-type="float" office:value="1876419168.5" calcext:value-type="float">
            <text:p>1876419168.5</text:p>
          </table:table-cell>
          <table:table-cell office:value-type="float" office:value="20304" calcext:value-type="float">
            <text:p>20304</text:p>
          </table:table-cell>
          <table:table-cell table:formula="of:=[.C930]/1000" office:value-type="float" office:value="20.304" calcext:value-type="float">
            <text:p>20.304</text:p>
          </table:table-cell>
          <table:table-cell table:formula="of:=[.B930]/1000000000" office:value-type="float" office:value="1.8764191685" calcext:value-type="float">
            <text:p>1.8764191685</text:p>
          </table:table-cell>
          <table:table-cell table:formula="of:=INT([.B930]/(1920*1920))" office:value-type="float" office:value="509" calcext:value-type="float">
            <text:p>50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LSFM__E90_embryo_1_MVL__C1__A288.tif</text:p>
          </table:table-cell>
          <table:table-cell office:value-type="float" office:value="2193405372.5" calcext:value-type="float">
            <text:p>2193405372.5</text:p>
          </table:table-cell>
          <table:table-cell office:value-type="float" office:value="20304" calcext:value-type="float">
            <text:p>20304</text:p>
          </table:table-cell>
          <table:table-cell table:formula="of:=[.C931]/1000" office:value-type="float" office:value="20.304" calcext:value-type="float">
            <text:p>20.304</text:p>
          </table:table-cell>
          <table:table-cell table:formula="of:=[.B931]/1000000000" office:value-type="float" office:value="2.1934053725" calcext:value-type="float">
            <text:p>2.1934053725</text:p>
          </table:table-cell>
          <table:table-cell table:formula="of:=INT([.B931]/(1920*1920))" office:value-type="float" office:value="594" calcext:value-type="float">
            <text:p>59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LSFM__E90_embryo_1_MVL__C2__A000.tif</text:p>
          </table:table-cell>
          <table:table-cell office:value-type="float" office:value="2506749372" calcext:value-type="float">
            <text:p>2506749372</text:p>
          </table:table-cell>
          <table:table-cell office:value-type="float" office:value="20304" calcext:value-type="float">
            <text:p>20304</text:p>
          </table:table-cell>
          <table:table-cell table:formula="of:=[.C932]/1000" office:value-type="float" office:value="20.304" calcext:value-type="float">
            <text:p>20.304</text:p>
          </table:table-cell>
          <table:table-cell table:formula="of:=[.B932]/1000000000" office:value-type="float" office:value="2.506749372" calcext:value-type="float">
            <text:p>2.506749372</text:p>
          </table:table-cell>
          <table:table-cell table:formula="of:=INT([.B932]/(1920*1920))" office:value-type="float" office:value="679" calcext:value-type="float">
            <text:p>679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LSFM__E90_embryo_1_MVL__C2__A072.tif</text:p>
          </table:table-cell>
          <table:table-cell office:value-type="float" office:value="1876419168.5" calcext:value-type="float">
            <text:p>1876419168.5</text:p>
          </table:table-cell>
          <table:table-cell office:value-type="float" office:value="20304" calcext:value-type="float">
            <text:p>20304</text:p>
          </table:table-cell>
          <table:table-cell table:formula="of:=[.C933]/1000" office:value-type="float" office:value="20.304" calcext:value-type="float">
            <text:p>20.304</text:p>
          </table:table-cell>
          <table:table-cell table:formula="of:=[.B933]/1000000000" office:value-type="float" office:value="1.8764191685" calcext:value-type="float">
            <text:p>1.8764191685</text:p>
          </table:table-cell>
          <table:table-cell table:formula="of:=INT([.B933]/(1920*1920))" office:value-type="float" office:value="509" calcext:value-type="float">
            <text:p>50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LSFM__E90_embryo_1_MVL__C2__A288.tif</text:p>
          </table:table-cell>
          <table:table-cell office:value-type="float" office:value="2193405372.5" calcext:value-type="float">
            <text:p>2193405372.5</text:p>
          </table:table-cell>
          <table:table-cell office:value-type="float" office:value="20304" calcext:value-type="float">
            <text:p>20304</text:p>
          </table:table-cell>
          <table:table-cell table:formula="of:=[.C934]/1000" office:value-type="float" office:value="20.304" calcext:value-type="float">
            <text:p>20.304</text:p>
          </table:table-cell>
          <table:table-cell table:formula="of:=[.B934]/1000000000" office:value-type="float" office:value="2.1934053725" calcext:value-type="float">
            <text:p>2.1934053725</text:p>
          </table:table-cell>
          <table:table-cell table:formula="of:=INT([.B934]/(1920*1920))" office:value-type="float" office:value="594" calcext:value-type="float">
            <text:p>59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LSFM__E90_embryo_1_MVL__C3__A000.tif</text:p>
          </table:table-cell>
          <table:table-cell office:value-type="float" office:value="2506749372" calcext:value-type="float">
            <text:p>2506749372</text:p>
          </table:table-cell>
          <table:table-cell office:value-type="float" office:value="20304" calcext:value-type="float">
            <text:p>20304</text:p>
          </table:table-cell>
          <table:table-cell table:formula="of:=[.C935]/1000" office:value-type="float" office:value="20.304" calcext:value-type="float">
            <text:p>20.304</text:p>
          </table:table-cell>
          <table:table-cell table:formula="of:=[.B935]/1000000000" office:value-type="float" office:value="2.506749372" calcext:value-type="float">
            <text:p>2.506749372</text:p>
          </table:table-cell>
          <table:table-cell table:formula="of:=INT([.B935]/(1920*1920))" office:value-type="float" office:value="679" calcext:value-type="float">
            <text:p>67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LSFM__E90_embryo_1_MVL__C3__A072.tif</text:p>
          </table:table-cell>
          <table:table-cell office:value-type="float" office:value="1876419168" calcext:value-type="float">
            <text:p>1876419168</text:p>
          </table:table-cell>
          <table:table-cell office:value-type="float" office:value="20304" calcext:value-type="float">
            <text:p>20304</text:p>
          </table:table-cell>
          <table:table-cell table:formula="of:=[.C936]/1000" office:value-type="float" office:value="20.304" calcext:value-type="float">
            <text:p>20.304</text:p>
          </table:table-cell>
          <table:table-cell table:formula="of:=[.B936]/1000000000" office:value-type="float" office:value="1.876419168" calcext:value-type="float">
            <text:p>1.876419168</text:p>
          </table:table-cell>
          <table:table-cell table:formula="of:=INT([.B936]/(1920*1920))" office:value-type="float" office:value="509" calcext:value-type="float">
            <text:p>509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LSFM__E90_embryo_1_MVL__C3__A288.tif</text:p>
          </table:table-cell>
          <table:table-cell office:value-type="float" office:value="2193405372.5" calcext:value-type="float">
            <text:p>2193405372.5</text:p>
          </table:table-cell>
          <table:table-cell office:value-type="float" office:value="20304" calcext:value-type="float">
            <text:p>20304</text:p>
          </table:table-cell>
          <table:table-cell table:formula="of:=[.C937]/1000" office:value-type="float" office:value="20.304" calcext:value-type="float">
            <text:p>20.304</text:p>
          </table:table-cell>
          <table:table-cell table:formula="of:=[.B937]/1000000000" office:value-type="float" office:value="2.1934053725" calcext:value-type="float">
            <text:p>2.1934053725</text:p>
          </table:table-cell>
          <table:table-cell table:formula="of:=INT([.B937]/(1920*1920))" office:value-type="float" office:value="594" calcext:value-type="float">
            <text:p>594</text:p>
          </table:table-cell>
          <table:table-cell office:value-type="float" office:value="331" calcext:value-type="float">
            <text:p>3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12:37:57.547524262</meta:creation-date>
    <dc:date>2022-02-24T16:29:45.379620096</dc:date>
    <meta:editing-duration>PT31M7S</meta:editing-duration>
    <meta:editing-cycles>14</meta:editing-cycles>
    <meta:generator>LibreOffice/6.4.7.2$Linux_X86_64 LibreOffice_project/40$Build-2</meta:generator>
    <meta:document-statistic meta:table-count="1" meta:cell-count="654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40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666666" draw:fill-color="#66666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/>
    </style:style>
    <style:style style:name="ch7" style:family="chart">
      <style:text-properties fo:color="#666666" fo:font-size="16pt" fo:font-weight="bold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95cm" svg:height="9cm" xlink:href=".." xlink:type="simple" chart:class="chart:scatter" chart:style-name="ch1">
        <chart:plot-area chart:style-name="ch2" table:cell-range-address="Sheet1.E3:Sheet1.E758 Sheet1.G2:Sheet1.G758" chart:data-source-has-labels="row" svg:x="0.235cm" svg:y="0.18cm" svg:width="11.325cm" svg:height="8.64cm">
          <chartooo:coordinate-region svg:x="1.141cm" svg:y="0.488cm" svg:width="9.925cm" svg:height="7.467cm"/>
          <chart:axis chart:dimension="x" chart:name="primary-x" chart:style-name="ch3"/>
          <chart:axis chart:dimension="y" chart:name="primary-y" chart:style-name="ch4"/>
          <chart:series chart:style-name="ch5" chart:values-cell-range-address="Sheet1.G3:Sheet1.G758" chart:label-cell-address="Sheet1.G2:Sheet1.G2" chart:class="chart:scatter">
            <chart:domain table:cell-range-address="Sheet1.E3:Sheet1.E758"/>
            <chart:regression-curve chart:style-name="ch6">
              <chart:equation chart:display-equation="false" chart:display-r-square="true" svg:x="1.097cm" svg:y="0.43cm" chart:style-name="ch7"/>
            </chart:regression-curve>
            <chart:data-point chart:repeated="7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convolve Time (s)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09629876">
                <text:p>1.109629876</text:p>
                <draw:g>
                  <svg:desc>Sheet1.E3:Sheet1.E758</svg:desc>
                </draw:g>
              </table:table-cell>
              <table:table-cell office:value-type="float" office:value="24">
                <text:p>24</text:p>
                <draw:g>
                  <svg:desc>Sheet1.G3:Sheet1.G7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09629876">
                <text:p>1.1096298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44635337">
                <text:p>1.5446353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44170486">
                <text:p>1.6441704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44635337">
                <text:p>1.5446353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446353375">
                <text:p>1.54463533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4170487">
                <text:p>1.6441704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446353375">
                <text:p>1.54463533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441704865">
                <text:p>1.64417048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796731265">
                <text:p>1.17967312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80137978">
                <text:p>1.0801379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79673127">
                <text:p>1.1796731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9673127">
                <text:p>1.1796731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80137978">
                <text:p>1.0801379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79673127">
                <text:p>1.1796731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492515295">
                <text:p>1.34925152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97175861">
                <text:p>1.3971758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492515305">
                <text:p>1.34925153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4925153">
                <text:p>1.349251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97175861">
                <text:p>1.3971758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4925153">
                <text:p>1.349251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97175861">
                <text:p>1.3971758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72586171">
                <text:p>3.4725861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773488685">
                <text:p>1.67734886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17900226">
                <text:p>1.7179002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72586172">
                <text:p>3.4725861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7734887">
                <text:p>1.677348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17900227">
                <text:p>1.7179002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72586172">
                <text:p>3.4725861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77348869">
                <text:p>1.6773488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17900226">
                <text:p>1.7179002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725861715">
                <text:p>3.47258617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77348869">
                <text:p>1.6773488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179002265">
                <text:p>1.71790022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98442175">
                <text:p>2.6984421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51920575">
                <text:p>2.3519205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97091775">
                <text:p>2.1970917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98442176">
                <text:p>2.6984421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97091776">
                <text:p>2.1970917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98442176">
                <text:p>2.6984421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51920576">
                <text:p>2.3519205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97091776">
                <text:p>2.1970917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984421755">
                <text:p>2.69844217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519205755">
                <text:p>2.35192057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97091776">
                <text:p>2.1970917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695110485">
                <text:p>1.76951104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15143445">
                <text:p>1.5151434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377272185">
                <text:p>1.43772721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695110485">
                <text:p>1.76951104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151434455">
                <text:p>1.5151434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377272185">
                <text:p>1.43772721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695110485">
                <text:p>1.76951104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15143445">
                <text:p>1.5151434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695110485">
                <text:p>1.76951104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15143445">
                <text:p>1.5151434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37727219">
                <text:p>1.4377272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38629755">
                <text:p>2.96386297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4809445755">
                <text:p>2.48094457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28515115">
                <text:p>1.21285151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011941755">
                <text:p>2.90119417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455650435">
                <text:p>1.34556504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80944576">
                <text:p>2.4809445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63862976">
                <text:p>2.9638629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128515115">
                <text:p>1.2128515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01194176">
                <text:p>2.9011941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455650435">
                <text:p>1.34556504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08566976">
                <text:p>2.9085669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80944576">
                <text:p>2.4809445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638629755">
                <text:p>2.96386297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128515115">
                <text:p>1.21285151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011941755">
                <text:p>2.90119417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45565044">
                <text:p>1.3455650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085669755">
                <text:p>2.90856697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809445755">
                <text:p>2.48094457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3862976">
                <text:p>2.9638629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128515115">
                <text:p>1.21285151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9011941755">
                <text:p>2.90119417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455650435">
                <text:p>1.34556504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08566976">
                <text:p>2.9085669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53402868">
                <text:p>1.2534028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3519205755">
                <text:p>2.35192057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165379985">
                <text:p>1.21653799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758565755">
                <text:p>2.77585657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53402868">
                <text:p>1.2534028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519205755">
                <text:p>2.35192057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16537999">
                <text:p>1.2165379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75856576">
                <text:p>2.7758565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53402868">
                <text:p>1.2534028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3519205755">
                <text:p>2.35192057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165379985">
                <text:p>1.21653799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758565755">
                <text:p>2.77585657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53402868">
                <text:p>1.2534028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519205755">
                <text:p>2.35192057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165379985">
                <text:p>1.21653799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775856576">
                <text:p>2.7758565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9528037755">
                <text:p>2.95280377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95781308">
                <text:p>1.6957813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331110295">
                <text:p>1.63311102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528037755">
                <text:p>2.95280377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95781308">
                <text:p>1.6957813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331110295">
                <text:p>1.63311102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9528037755">
                <text:p>2.95280377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95781308">
                <text:p>1.6957813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331110295">
                <text:p>1.63311102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9528037755">
                <text:p>2.95280377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95781308">
                <text:p>1.6957813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331110295">
                <text:p>1.63311102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043978172">
                <text:p>4.0439781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8840833">
                <text:p>1.688408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23728571">
                <text:p>3.6237285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70819771">
                <text:p>2.2708197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26115771">
                <text:p>2.3261157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63811772">
                <text:p>3.7638117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0439781725">
                <text:p>4.04397817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88408331">
                <text:p>1.6884083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623728572">
                <text:p>3.6237285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708197715">
                <text:p>2.27081977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26115772">
                <text:p>2.3261157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63811773">
                <text:p>3.7638117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0439781725">
                <text:p>4.04397817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884083305">
                <text:p>1.68840833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23728572">
                <text:p>3.6237285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708197715">
                <text:p>2.27081977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326115771">
                <text:p>2.3261157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763811773">
                <text:p>3.7638117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43978172">
                <text:p>4.04397817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884083305">
                <text:p>1.68840833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6237285715">
                <text:p>3.62372857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2708197715">
                <text:p>2.27081977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3261157715">
                <text:p>2.32611577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7638117725">
                <text:p>3.76381177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47248575">
                <text:p>3.3472485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505189755">
                <text:p>2.65051897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74592088">
                <text:p>1.4745920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2806231">
                <text:p>1.128062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22051568">
                <text:p>1.6220515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013271995">
                <text:p>1.30132719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347248576">
                <text:p>3.3472485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50518976">
                <text:p>2.6505189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745920885">
                <text:p>1.47459208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2806231">
                <text:p>1.128062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6220515685">
                <text:p>1.62205156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013272">
                <text:p>1.30132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3472485755">
                <text:p>3.34724857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6505189755">
                <text:p>2.650518975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2806231">
                <text:p>1.128062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45920885">
                <text:p>1.47459208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6220515685">
                <text:p>1.62205156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013272">
                <text:p>1.30132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3472485755">
                <text:p>3.34724857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6505189755">
                <text:p>2.650518975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4745920885">
                <text:p>1.47459208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2806231">
                <text:p>1.128062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622051568">
                <text:p>1.6220515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013271995">
                <text:p>1.30132719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015472575">
                <text:p>3.0154725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9518181755">
                <text:p>3.95181817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948131776">
                <text:p>3.9481317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0154725755">
                <text:p>3.01547257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9518181765">
                <text:p>3.95181817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9481317765">
                <text:p>3.948131776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015472575">
                <text:p>3.0154725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9518181765">
                <text:p>3.951818176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948131776">
                <text:p>3.9481317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15472575">
                <text:p>3.0154725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951818176">
                <text:p>3.9518181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948131776">
                <text:p>3.94813177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0386245995">
                <text:p>2.03862459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0007269755">
                <text:p>3.00072697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0386246">
                <text:p>2.03862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0007269755">
                <text:p>3.00072697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0386246">
                <text:p>2.03862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0386246">
                <text:p>2.03862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152854976">
                <text:p>2.1528549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64797375">
                <text:p>2.764797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0597093755">
                <text:p>3.059709375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152854976">
                <text:p>2.1528549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64797375">
                <text:p>2.76479737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0597093755">
                <text:p>3.05970937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152854976">
                <text:p>2.1528549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764797375">
                <text:p>2.7647973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059709376">
                <text:p>3.0597093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152854976">
                <text:p>2.1528549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7647973755">
                <text:p>2.76479737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59709376">
                <text:p>3.0597093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37590976">
                <text:p>3.0375909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37590976">
                <text:p>3.0375909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37590976">
                <text:p>3.0375909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037590976">
                <text:p>3.0375909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297509755">
                <text:p>3.12975097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3767397755">
                <text:p>3.37673977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6699758995">
                <text:p>1.66997589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297509755">
                <text:p>3.12975097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3767397755">
                <text:p>3.37673977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699758995">
                <text:p>1.66997589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129750976">
                <text:p>3.1297509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376739776">
                <text:p>3.3767397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699759">
                <text:p>1.66997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1297509755">
                <text:p>3.12975097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3767397755">
                <text:p>3.37673977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699759">
                <text:p>1.66997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2339557755">
                <text:p>2.23395577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2007781755">
                <text:p>2.20077817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233955776">
                <text:p>2.2339557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200778176">
                <text:p>2.2007781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2339557755">
                <text:p>2.23395577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2007781755">
                <text:p>2.20077817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2339557755">
                <text:p>2.23395577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2007781755">
                <text:p>2.20077817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624714176">
                <text:p>2.6247141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624714176">
                <text:p>2.6247141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3804261755">
                <text:p>3.38042617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26700078">
                <text:p>0.6267000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23446122">
                <text:p>1.3234461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3804261755">
                <text:p>3.38042617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234461215">
                <text:p>1.32344612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380426176">
                <text:p>3.3804261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3804261755">
                <text:p>3.38042617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676005755">
                <text:p>2.16760057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67600576">
                <text:p>2.167600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167600576">
                <text:p>2.1676005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1676005755">
                <text:p>2.16760057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0496840605">
                <text:p>2.04968406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167600576">
                <text:p>2.1676005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049684061">
                <text:p>2.0496840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167600576">
                <text:p>2.1676005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0496840605">
                <text:p>2.04968406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1676005755">
                <text:p>2.16760057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0496840605">
                <text:p>2.04968406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478892985">
                <text:p>0.847889298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185046975">
                <text:p>3.1850469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1850469755">
                <text:p>3.18504697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185046976">
                <text:p>3.1850469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1850469755">
                <text:p>3.18504697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045488355">
                <text:p>1.40454883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4045488355">
                <text:p>1.40454883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045488355">
                <text:p>1.40454883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746365375">
                <text:p>2.7463653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83327294">
                <text:p>1.9833272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230269375">
                <text:p>2.2302693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7463653755">
                <text:p>2.74636537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2302693755">
                <text:p>2.23026937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7463653755">
                <text:p>2.74636537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833272945">
                <text:p>1.98332729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2302693755">
                <text:p>2.23026937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7463653755">
                <text:p>2.74636537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9833272945">
                <text:p>1.98332729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2302693755">
                <text:p>2.23026937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660592576">
                <text:p>3.6605925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9675493755">
                <text:p>2.96754937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2413285755">
                <text:p>2.24132857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6421605755">
                <text:p>3.64216057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612669375">
                <text:p>3.61266937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0201921645">
                <text:p>2.02019216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660592576">
                <text:p>3.6605925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967549376">
                <text:p>2.9675493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241328576">
                <text:p>2.2413285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6421605755">
                <text:p>3.64216057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020192165">
                <text:p>2.0201921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612669375">
                <text:p>3.6126693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9675493755">
                <text:p>2.96754937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2413285755">
                <text:p>2.24132857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0201921645">
                <text:p>2.02019216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6605925755">
                <text:p>3.66059257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967549376">
                <text:p>2.9675493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2413285755">
                <text:p>2.24132857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6421605755">
                <text:p>3.64216057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612669375">
                <text:p>3.61266937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0201921645">
                <text:p>2.02019216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1012948785">
                <text:p>2.101294878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208880576">
                <text:p>5.2088805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101294879">
                <text:p>2.1012948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325130176">
                <text:p>3.3251301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208880576">
                <text:p>5.2088805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22516419">
                <text:p>1.5225164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579491775">
                <text:p>3.5794917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2251642">
                <text:p>1.522516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325130176">
                <text:p>3.3251301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225164195">
                <text:p>1.52251641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579491776">
                <text:p>3.5794917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325130176">
                <text:p>3.3251301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2251642">
                <text:p>1.522516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325130176">
                <text:p>3.3251301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472586175">
                <text:p>3.4725861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106646976">
                <text:p>4.10664697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472586176">
                <text:p>3.4725861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721586718">
                <text:p>1.7215867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106646977">
                <text:p>4.1066469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472586176">
                <text:p>3.4725861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21586718">
                <text:p>1.7215867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1066469765">
                <text:p>4.106646976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472586176">
                <text:p>3.47258617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21586718">
                <text:p>1.7215867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106646977">
                <text:p>4.10664697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1234138">
                <text:p>2.12341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6515434635">
                <text:p>1.651543463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242343407">
                <text:p>1.2423434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1234138">
                <text:p>2.12341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651543464">
                <text:p>1.6515434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2423434075">
                <text:p>1.24234340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1234138005">
                <text:p>2.12341380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651543464">
                <text:p>1.6515434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1234138">
                <text:p>2.12341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651543464">
                <text:p>1.6515434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2423434075">
                <text:p>1.24234340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463532627">
                <text:p>1.4635326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4635326275">
                <text:p>1.46353262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4635326275">
                <text:p>1.46353262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978608576">
                <text:p>2.9786085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934371776">
                <text:p>2.9343717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9786085755">
                <text:p>2.97860857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934371776">
                <text:p>2.9343717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978608576">
                <text:p>2.9786085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934371776">
                <text:p>2.9343717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978608576">
                <text:p>2.9786085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934371776">
                <text:p>2.9343717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6311013755">
                <text:p>3.631101375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223781755">
                <text:p>3.12237817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6311013755">
                <text:p>3.63110137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223781755">
                <text:p>3.12237817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052336576">
                <text:p>3.0523365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631101376">
                <text:p>3.6311013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1223781755">
                <text:p>3.12237817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0523365755">
                <text:p>3.05233657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631101376">
                <text:p>3.6311013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1223781755">
                <text:p>3.12237817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052336576">
                <text:p>3.0523365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594136105">
                <text:p>0.75941361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225164195">
                <text:p>1.522516419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220838895">
                <text:p>0.82208388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5941361">
                <text:p>0.759413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225164195">
                <text:p>1.52251641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220838895">
                <text:p>0.82208388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85186698">
                <text:p>1.5851866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594136105">
                <text:p>0.75941361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2251642">
                <text:p>1.522516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22083889">
                <text:p>0.8220838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85186698">
                <text:p>1.5851866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594136105">
                <text:p>0.75941361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225164195">
                <text:p>1.52251641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220838895">
                <text:p>0.82208388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85186698">
                <text:p>1.5851866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8764191715">
                <text:p>1.87641917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876419172">
                <text:p>1.8764191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8764191715">
                <text:p>1.87641917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876419172">
                <text:p>1.8764191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3877989755">
                <text:p>3.38779897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1703013755">
                <text:p>3.17030137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8358678145">
                <text:p>1.83586781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387798976">
                <text:p>3.3877989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1703013755">
                <text:p>3.17030137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835867815">
                <text:p>1.8358678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3877989755">
                <text:p>3.38779897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1703013755">
                <text:p>3.17030137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8358678145">
                <text:p>1.83586781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3877989755">
                <text:p>3.38779897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170301375">
                <text:p>3.1703013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835867815">
                <text:p>1.8358678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7232613765">
                <text:p>3.72326137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163557755">
                <text:p>3.61635577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0386245995">
                <text:p>2.03862459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723261377">
                <text:p>3.7232613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16355776">
                <text:p>3.6163557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0386246">
                <text:p>2.03862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723261377">
                <text:p>3.7232613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16355776">
                <text:p>3.6163557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0386246">
                <text:p>2.03862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723261377">
                <text:p>3.7232613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16355776">
                <text:p>3.6163557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0386246">
                <text:p>2.03862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5205093755">
                <text:p>3.52050937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6884083345">
                <text:p>1.68840833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6937701765">
                <text:p>3.69377017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1464947455">
                <text:p>1.1464947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520509376">
                <text:p>3.5205093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688408335">
                <text:p>1.6884083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693770177">
                <text:p>3.6937701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520509376">
                <text:p>3.5205093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688408335">
                <text:p>1.6884083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6937701765">
                <text:p>3.69377017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1464947455">
                <text:p>1.14649474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520509376">
                <text:p>3.5205093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688408335">
                <text:p>1.6884083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693770177">
                <text:p>3.6937701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146494746">
                <text:p>1.1464947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1703013755">
                <text:p>3.17030137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509450175">
                <text:p>3.5094501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900208577">
                <text:p>3.9002085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170301376">
                <text:p>3.1703013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5094501755">
                <text:p>3.50945017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00208577">
                <text:p>3.90020857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1703013755">
                <text:p>3.17030137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509450175">
                <text:p>3.5094501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170301376">
                <text:p>3.1703013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509450175">
                <text:p>3.5094501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00208577">
                <text:p>3.9002085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820093376">
                <text:p>2.8200933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162928575">
                <text:p>3.1629285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9601765755">
                <text:p>2.96017657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820093376">
                <text:p>2.8200933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1629285755">
                <text:p>3.16292857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9601765755">
                <text:p>2.96017657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8200933755">
                <text:p>2.82009337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162928575">
                <text:p>3.1629285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9601765755">
                <text:p>2.96017657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8200933755">
                <text:p>2.82009337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162928575">
                <text:p>3.1629285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9601765755">
                <text:p>2.96017657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580477374">
                <text:p>2.58047737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826480575">
                <text:p>3.82648057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833853375">
                <text:p>3.8338533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5804773745">
                <text:p>2.58047737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826480575">
                <text:p>3.8264805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8338533755">
                <text:p>3.83385337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5804773745">
                <text:p>2.58047737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826480575">
                <text:p>3.8264805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833853375">
                <text:p>3.8338533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2118373755">
                <text:p>2.21183737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076451492">
                <text:p>1.0764514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40051473">
                <text:p>0.9400514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2118373755">
                <text:p>2.21183737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400514735">
                <text:p>0.94005147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2118373755">
                <text:p>2.21183737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076451492">
                <text:p>1.0764514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40051473">
                <text:p>0.9400514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2118373755">
                <text:p>2.21183737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0764514925">
                <text:p>1.07645149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40051473">
                <text:p>0.9400514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758451587">
                <text:p>1.7584515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107632575">
                <text:p>3.1076325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7584515875">
                <text:p>1.75845158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639459775">
                <text:p>2.6394597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1076325755">
                <text:p>3.10763257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758451588">
                <text:p>1.7584515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639459776">
                <text:p>2.6394597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758451588">
                <text:p>1.7584515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639459775">
                <text:p>2.6394597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1592421755">
                <text:p>3.15924217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728959692">
                <text:p>1.7289596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240342976">
                <text:p>3.2403429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159242176">
                <text:p>3.1592421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728959692">
                <text:p>1.7289596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240342976">
                <text:p>3.2403429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159242176">
                <text:p>3.1592421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240342976">
                <text:p>3.2403429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1592421755">
                <text:p>3.159242175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728959692">
                <text:p>1.7289596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240342976">
                <text:p>3.2403429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4192947835">
                <text:p>1.41929478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111318976">
                <text:p>3.1113189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1850469755">
                <text:p>3.18504697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19294784">
                <text:p>1.4192947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111318976">
                <text:p>3.1113189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185046976">
                <text:p>3.1850469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419294784">
                <text:p>1.4192947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111318976">
                <text:p>3.1113189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185046976">
                <text:p>3.1850469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419294784">
                <text:p>1.4192947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111318976">
                <text:p>3.1113189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185046976">
                <text:p>3.1850469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4025445755">
                <text:p>3.40254457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0855141755">
                <text:p>3.08551417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7537381755">
                <text:p>2.75373817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402544576">
                <text:p>3.4025445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085514176">
                <text:p>3.0855141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753738176">
                <text:p>2.7537381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402544576">
                <text:p>3.4025445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085514176">
                <text:p>3.0855141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753738176">
                <text:p>2.7537381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402544576">
                <text:p>3.4025445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0855141755">
                <text:p>3.08551417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753738176">
                <text:p>2.7537381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443094976">
                <text:p>3.4430949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3583077755">
                <text:p>3.35830777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6384741755">
                <text:p>3.63847417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443094976">
                <text:p>3.4430949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358307776">
                <text:p>3.3583077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6384741755">
                <text:p>3.63847417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4430949755">
                <text:p>3.44309497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3583077755">
                <text:p>3.35830777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6384741755">
                <text:p>3.63847417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4430949755">
                <text:p>3.44309497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358307775">
                <text:p>3.3583077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6384741755">
                <text:p>3.63847417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547299776">
                <text:p>2.5472997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7500517755">
                <text:p>2.75005177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376739776">
                <text:p>3.3767397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547299776">
                <text:p>2.5472997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750051776">
                <text:p>2.7500517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376739776">
                <text:p>3.3767397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547299776">
                <text:p>2.5472997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750051776">
                <text:p>2.7500517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376739776">
                <text:p>3.3767397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5472997755">
                <text:p>2.54729977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7500517755">
                <text:p>2.75005177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376739776">
                <text:p>3.3767397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834838975">
                <text:p>2.8348389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682710975">
                <text:p>3.6827109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550000575">
                <text:p>3.5500005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834838975">
                <text:p>2.8348389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5500005755">
                <text:p>3.55000057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8348389755">
                <text:p>2.83483897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682710976">
                <text:p>3.6827109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8348389755">
                <text:p>2.83483897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6827109755">
                <text:p>3.68271097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8432407885">
                <text:p>1.84324078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650518975">
                <text:p>2.6505189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170301376">
                <text:p>3.1703013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843240789">
                <text:p>1.8432407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6505189755">
                <text:p>2.65051897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170301376">
                <text:p>3.1703013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843240789">
                <text:p>1.8432407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6505189755">
                <text:p>2.65051897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170301376">
                <text:p>3.1703013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843240789">
                <text:p>1.8432407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6505189755">
                <text:p>2.65051897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170301376">
                <text:p>3.1703013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4266677575">
                <text:p>1.42666775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517808576">
                <text:p>2.5178085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886448575">
                <text:p>2.8864485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426667758">
                <text:p>1.4266677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517808576">
                <text:p>2.5178085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8864485755">
                <text:p>2.88644857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4266677575">
                <text:p>1.42666775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495690176">
                <text:p>2.4956901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709501375">
                <text:p>2.7095013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426667758">
                <text:p>1.4266677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495690176">
                <text:p>2.4956901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709501375">
                <text:p>2.7095013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426667758">
                <text:p>1.4266677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495690176">
                <text:p>2.4956901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4266677575">
                <text:p>1.42666775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4956901755">
                <text:p>2.49569017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52251642">
                <text:p>1.522516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945430976">
                <text:p>2.9454309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0597093755">
                <text:p>3.05970937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52251642">
                <text:p>1.522516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945430976">
                <text:p>2.9454309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059709376">
                <text:p>3.0597093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52251642">
                <text:p>1.522516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945430976">
                <text:p>2.9454309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0597093755">
                <text:p>3.05970937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52251642">
                <text:p>1.522516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945430976">
                <text:p>2.9454309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059709376">
                <text:p>3.0597093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5225164195">
                <text:p>1.52251641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945430976">
                <text:p>2.9454309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0597093755">
                <text:p>3.05970937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52251642">
                <text:p>1.522516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945430976">
                <text:p>2.9454309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059709376">
                <text:p>3.0597093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5225164195">
                <text:p>1.5225164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945430976">
                <text:p>2.94543097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0597093755">
                <text:p>3.05970937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52251642">
                <text:p>1.522516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945430976">
                <text:p>2.9454309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059709376">
                <text:p>3.0597093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2523877755">
                <text:p>2.25238777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2966245755">
                <text:p>2.29662457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252387776">
                <text:p>2.2523877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296624576">
                <text:p>2.2966245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252387776">
                <text:p>2.2523877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296624576">
                <text:p>2.2966245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252387776">
                <text:p>2.2523877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296624576">
                <text:p>2.2966245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7437056395">
                <text:p>1.74370563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4340407315">
                <text:p>1.43404073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636797516">
                <text:p>1.6367975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74370564">
                <text:p>1.743705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434040732">
                <text:p>1.4340407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6367975165">
                <text:p>1.636797516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7437056395">
                <text:p>1.74370563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4340407315">
                <text:p>1.43404073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6367975165">
                <text:p>1.63679751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7437056395">
                <text:p>1.74370563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4340407315">
                <text:p>1.43404073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6367975165">
                <text:p>1.63679751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0339045755">
                <text:p>3.03390457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2071653755">
                <text:p>3.20716537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687382976">
                <text:p>2.6873829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0339045755">
                <text:p>3.03390457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207165376">
                <text:p>3.2071653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6873829755">
                <text:p>2.68738297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0339045755">
                <text:p>3.03390457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2071653755">
                <text:p>3.20716537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687382976">
                <text:p>2.68738297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0339045755">
                <text:p>3.03390457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2071653755">
                <text:p>3.20716537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687382976">
                <text:p>2.6873829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636797517">
                <text:p>1.6367975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4735717755">
                <text:p>2.47357177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7168741755">
                <text:p>2.71687417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636797517">
                <text:p>1.6367975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473571776">
                <text:p>2.4735717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716874176">
                <text:p>2.7168741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636797517">
                <text:p>1.6367975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473571776">
                <text:p>2.4735717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7168741755">
                <text:p>2.71687417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636797517">
                <text:p>1.6367975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473571776">
                <text:p>2.4735717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716874176">
                <text:p>2.7168741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6763237755">
                <text:p>2.67632377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4514533755">
                <text:p>2.45145337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6284005755">
                <text:p>2.62840057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676323776">
                <text:p>2.6763237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4514533755">
                <text:p>2.45145337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6284005755">
                <text:p>2.62840057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676323776">
                <text:p>2.6763237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4514533755">
                <text:p>2.45145337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6284005755">
                <text:p>2.62840057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676323776">
                <text:p>2.6763237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4514533755">
                <text:p>2.45145337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628400576">
                <text:p>2.6284005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5546725755">
                <text:p>2.55467257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769163435">
                <text:p>0.97691634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0395866225">
                <text:p>1.03958662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5546725755">
                <text:p>2.55467257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554672575">
                <text:p>2.5546725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039586623">
                <text:p>1.0395866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5546725755">
                <text:p>2.55467257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769163435">
                <text:p>0.97691634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2651621765">
                <text:p>4.26516217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843240788">
                <text:p>1.8432407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883792145">
                <text:p>1.8837921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.265162177">
                <text:p>4.2651621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8432407885">
                <text:p>1.84324078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.265162177">
                <text:p>4.2651621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843240788">
                <text:p>1.8432407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883792145">
                <text:p>1.8837921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.265162177">
                <text:p>4.2651621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843240789">
                <text:p>1.8432407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883792145">
                <text:p>1.8837921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429334976">
                <text:p>2.4293349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856957376">
                <text:p>2.8569573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2228965755">
                <text:p>2.22289657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429334976">
                <text:p>2.4293349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2228965755">
                <text:p>2.22289657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429334976">
                <text:p>2.4293349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8569573755">
                <text:p>2.85695737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222896576">
                <text:p>2.222896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429334976">
                <text:p>2.4293349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856957376">
                <text:p>2.8569573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222896576">
                <text:p>2.222896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6884083325">
                <text:p>1.68840833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186032574">
                <text:p>2.1860325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4893380345">
                <text:p>1.48933803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6884083335">
                <text:p>1.6884083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1860325745">
                <text:p>2.18603257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489338035">
                <text:p>1.4893380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688408333">
                <text:p>1.6884083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186032574">
                <text:p>2.1860325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489338035">
                <text:p>1.4893380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6884083335">
                <text:p>1.68840833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1860325745">
                <text:p>2.18603257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489338035">
                <text:p>1.4893380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4414137055">
                <text:p>1.44141370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6773488735">
                <text:p>1.67734887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016505677">
                <text:p>2.0165056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441413706">
                <text:p>1.4414137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677348874">
                <text:p>1.6773488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016505678">
                <text:p>2.0165056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441413706">
                <text:p>1.4414137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677348874">
                <text:p>1.6773488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0165056775">
                <text:p>2.01650567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441413706">
                <text:p>1.4414137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677348874">
                <text:p>1.6773488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0165056775">
                <text:p>2.0165056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81743538">
                <text:p>1.817435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8174353795">
                <text:p>1.81743537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8174353795">
                <text:p>1.81743537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5436133755">
                <text:p>2.54361337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145532723">
                <text:p>2.1455327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145532723">
                <text:p>2.1455327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5436133755">
                <text:p>2.543613375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145532723">
                <text:p>2.1455327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543613376">
                <text:p>2.5436133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145532723">
                <text:p>2.1455327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7879434815">
                <text:p>1.78794348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500397496">
                <text:p>1.5003974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894851605">
                <text:p>1.8948516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787943482">
                <text:p>1.7879434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5003974965">
                <text:p>1.50039749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787943482">
                <text:p>1.7879434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5003974965">
                <text:p>1.50039749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894851605">
                <text:p>1.8948516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787943482">
                <text:p>1.7879434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500397496">
                <text:p>1.5003974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894851605">
                <text:p>1.8948516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404548834">
                <text:p>1.4045488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901194174">
                <text:p>2.90119417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938058174">
                <text:p>2.93805817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4045488345">
                <text:p>1.40454883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9011941745">
                <text:p>2.90119417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9380581745">
                <text:p>2.938058174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4045488345">
                <text:p>1.40454883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9011941745">
                <text:p>2.90119417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9380581745">
                <text:p>2.93805817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4045488345">
                <text:p>1.40454883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9011941745">
                <text:p>2.90119417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9380581745">
                <text:p>2.93805817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2534028685">
                <text:p>1.25340286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7721701755">
                <text:p>2.77217017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5325541765">
                <text:p>2.53255417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253402869">
                <text:p>1.2534028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772170176">
                <text:p>2.7721701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532554176">
                <text:p>2.5325541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253402869">
                <text:p>1.2534028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772170176">
                <text:p>2.77217017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532554176">
                <text:p>2.5325541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253402869">
                <text:p>1.2534028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772170176">
                <text:p>2.7721701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532554176">
                <text:p>2.5325541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0865489305">
                <text:p>2.08654893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466198975">
                <text:p>2.4661989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086548931">
                <text:p>2.08654893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466198976">
                <text:p>2.4661989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086548931">
                <text:p>2.0865489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466198976">
                <text:p>2.4661989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4256485755">
                <text:p>2.42564857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086548931">
                <text:p>2.0865489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466198976">
                <text:p>2.4661989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425648576">
                <text:p>2.4256485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286581251">
                <text:p>1.2865812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5436133745">
                <text:p>2.54361337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4588261755">
                <text:p>2.45882617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286581252">
                <text:p>1.2865812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458826176">
                <text:p>2.4588261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2865812515">
                <text:p>1.28658125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543613376">
                <text:p>2.5436133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458826176">
                <text:p>2.4588261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2865812515">
                <text:p>1.28658125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543613376">
                <text:p>2.54361337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458826176">
                <text:p>2.4588261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850613762">
                <text:p>1.8506137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616355775">
                <text:p>3.61635577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196106175">
                <text:p>3.1961061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850613762">
                <text:p>1.8506137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6163557755">
                <text:p>3.616355775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1961061755">
                <text:p>3.19610617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8506137625">
                <text:p>1.85061376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6163557755">
                <text:p>3.616355775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196106176">
                <text:p>3.1961061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8506137625">
                <text:p>1.85061376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6163557755">
                <text:p>3.61635577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872732684">
                <text:p>1.8727326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3435621755">
                <text:p>3.343562175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173987775">
                <text:p>3.1739877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872732684">
                <text:p>1.8727326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3435621755">
                <text:p>3.343562175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1739877755">
                <text:p>3.17398777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8727326845">
                <text:p>1.87273268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3435621755">
                <text:p>3.343562175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.1739877755">
                <text:p>3.17398777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872732684">
                <text:p>1.87273268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343562175">
                <text:p>3.3435621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1739877755">
                <text:p>3.1739877755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40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666666" draw:fill-color="#66666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/>
    </style:style>
    <style:style style:name="ch7" style:family="chart">
      <style:text-properties fo:color="#666666" fo:font-size="16pt" fo:font-weight="bold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95cm" svg:height="9cm" xlink:href=".." xlink:type="simple" chart:class="chart:scatter" chart:style-name="ch1">
        <chart:plot-area chart:style-name="ch2" table:cell-range-address="Sheet1.D3:Sheet1.D758 Sheet1.G2:Sheet1.G758" chart:data-source-has-labels="row" svg:x="0.235cm" svg:y="0.18cm" svg:width="11.325cm" svg:height="8.64cm">
          <chartooo:coordinate-region svg:x="1.141cm" svg:y="0.488cm" svg:width="9.762cm" svg:height="7.467cm"/>
          <chart:axis chart:dimension="x" chart:name="primary-x" chart:style-name="ch3"/>
          <chart:axis chart:dimension="y" chart:name="primary-y" chart:style-name="ch4"/>
          <chart:series chart:style-name="ch5" chart:values-cell-range-address="Sheet1.G3:Sheet1.G758" chart:label-cell-address="Sheet1.G2:Sheet1.G2" chart:class="chart:scatter">
            <chart:domain table:cell-range-address="Sheet1.D3:Sheet1.D758"/>
            <chart:regression-curve chart:style-name="ch6">
              <chart:equation chart:display-equation="false" chart:display-r-square="true" svg:x="1.115cm" svg:y="0.522cm" chart:style-name="ch7"/>
            </chart:regression-curve>
            <chart:data-point chart:repeated="7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econvolve Time (s)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3075">
                <text:p>20.3075</text:p>
                <draw:g>
                  <svg:desc>Sheet1.D3:Sheet1.D758</svg:desc>
                </draw:g>
              </table:table-cell>
              <table:table-cell office:value-type="float" office:value="24">
                <text:p>24</text:p>
                <draw:g>
                  <svg:desc>Sheet1.G3:Sheet1.G7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3075">
                <text:p>20.30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3035">
                <text:p>20.30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3035">
                <text:p>20.30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3035">
                <text:p>20.30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3035">
                <text:p>20.30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3035">
                <text:p>20.30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3035">
                <text:p>20.30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3035">
                <text:p>20.30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4825">
                <text:p>20.48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4825">
                <text:p>20.48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4825">
                <text:p>20.48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4825">
                <text:p>20.48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4825">
                <text:p>20.48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4825">
                <text:p>20.48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4825">
                <text:p>20.48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4825">
                <text:p>20.48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4825">
                <text:p>20.48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4825">
                <text:p>20.48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4825">
                <text:p>20.48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825">
                <text:p>20.48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4825">
                <text:p>20.48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305">
                <text:p>20.3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305">
                <text:p>20.3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305">
                <text:p>20.3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.305">
                <text:p>20.3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305">
                <text:p>20.3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305">
                <text:p>20.3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.305">
                <text:p>20.3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305">
                <text:p>20.3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305">
                <text:p>20.3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305">
                <text:p>20.3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305">
                <text:p>20.3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305">
                <text:p>20.3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305">
                <text:p>20.3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305">
                <text:p>20.3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305">
                <text:p>20.3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.305">
                <text:p>20.3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305">
                <text:p>20.3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305">
                <text:p>20.3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305">
                <text:p>20.3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305">
                <text:p>20.3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305">
                <text:p>20.3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305">
                <text:p>20.3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.305">
                <text:p>20.3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.183">
                <text:p>25.1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183">
                <text:p>25.1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183">
                <text:p>25.1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183">
                <text:p>25.1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.183">
                <text:p>25.1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183">
                <text:p>25.1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183">
                <text:p>25.1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.183">
                <text:p>25.1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.183">
                <text:p>25.1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.183">
                <text:p>25.1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.183">
                <text:p>25.1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305">
                <text:p>20.3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307">
                <text:p>20.3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307">
                <text:p>20.3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.305">
                <text:p>20.3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.307">
                <text:p>20.3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.307">
                <text:p>20.3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305">
                <text:p>20.3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307">
                <text:p>20.3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305">
                <text:p>20.3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307">
                <text:p>20.3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305">
                <text:p>20.3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307">
                <text:p>20.3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305">
                <text:p>20.30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307">
                <text:p>20.3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305">
                <text:p>20.30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307">
                <text:p>20.3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305">
                <text:p>20.3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307">
                <text:p>20.3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305">
                <text:p>20.3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.307">
                <text:p>20.3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.305">
                <text:p>20.3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.307">
                <text:p>20.3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305">
                <text:p>20.3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308">
                <text:p>20.3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308">
                <text:p>20.3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308">
                <text:p>20.3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308">
                <text:p>20.3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308">
                <text:p>20.3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308">
                <text:p>20.3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308">
                <text:p>20.3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308">
                <text:p>20.3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428">
                <text:p>15.4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428">
                <text:p>15.4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428">
                <text:p>15.4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428">
                <text:p>15.4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308">
                <text:p>20.3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308">
                <text:p>20.3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308">
                <text:p>20.3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308">
                <text:p>20.3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184">
                <text:p>25.1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.184">
                <text:p>25.1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.184">
                <text:p>25.1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184">
                <text:p>25.1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184">
                <text:p>25.1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184">
                <text:p>25.1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184">
                <text:p>25.1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184">
                <text:p>25.1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184">
                <text:p>25.1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.184">
                <text:p>25.1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.184">
                <text:p>25.1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.184">
                <text:p>25.1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305">
                <text:p>20.30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.184">
                <text:p>25.1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308">
                <text:p>20.3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.428">
                <text:p>15.4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305">
                <text:p>20.3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.184">
                <text:p>25.1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305">
                <text:p>20.30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.184">
                <text:p>25.1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308">
                <text:p>20.3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428">
                <text:p>15.4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.305">
                <text:p>20.3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184">
                <text:p>25.1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305">
                <text:p>20.30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184">
                <text:p>25.1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84">
                <text:p>25.1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.305">
                <text:p>20.3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305">
                <text:p>20.3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.184">
                <text:p>25.18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305">
                <text:p>20.3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184">
                <text:p>25.1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184">
                <text:p>25.18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305">
                <text:p>20.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305">
                <text:p>20.3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.184">
                <text:p>25.18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308">
                <text:p>20.3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428">
                <text:p>15.4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.308">
                <text:p>20.3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.187">
                <text:p>25.1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.308">
                <text:p>20.3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.428">
                <text:p>15.4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.308">
                <text:p>20.3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.428">
                <text:p>15.4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308">
                <text:p>20.3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187">
                <text:p>25.1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.308">
                <text:p>20.3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428">
                <text:p>15.4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.308">
                <text:p>20.3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428">
                <text:p>15.4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428">
                <text:p>15.4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.308">
                <text:p>20.3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.308">
                <text:p>20.3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428">
                <text:p>15.4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.308">
                <text:p>20.3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428">
                <text:p>15.4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.308">
                <text:p>20.3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428">
                <text:p>15.4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308">
                <text:p>20.3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28">
                <text:p>15.4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187">
                <text:p>25.1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187">
                <text:p>25.18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187">
                <text:p>25.1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187">
                <text:p>25.18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187">
                <text:p>25.18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187">
                <text:p>25.18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187">
                <text:p>25.1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.187">
                <text:p>25.18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.187">
                <text:p>25.18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.187">
                <text:p>25.18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.187">
                <text:p>25.1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187">
                <text:p>25.18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5.492">
                <text:p>45.4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.492">
                <text:p>45.4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.492">
                <text:p>45.4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5.492">
                <text:p>45.49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5.492">
                <text:p>45.4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.492">
                <text:p>45.49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308">
                <text:p>20.3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308">
                <text:p>20.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308">
                <text:p>20.3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308">
                <text:p>20.3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.308">
                <text:p>20.3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308">
                <text:p>20.3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.308">
                <text:p>20.3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.308">
                <text:p>20.3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308">
                <text:p>20.3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308">
                <text:p>20.3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308">
                <text:p>20.3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.308">
                <text:p>20.3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.164">
                <text:p>62.1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.164">
                <text:p>62.1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.164">
                <text:p>62.1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.164">
                <text:p>62.1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156">
                <text:p>37.1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.156">
                <text:p>37.1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.156">
                <text:p>37.1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491">
                <text:p>45.4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.491">
                <text:p>45.4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.491">
                <text:p>45.4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.491">
                <text:p>45.4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.491">
                <text:p>45.49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.491">
                <text:p>45.4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5.491">
                <text:p>45.4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5.491">
                <text:p>45.4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5.491">
                <text:p>45.4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.82">
                <text:p>28.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.82">
                <text:p>28.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.82">
                <text:p>28.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.82">
                <text:p>28.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.82">
                <text:p>28.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.82">
                <text:p>28.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.82">
                <text:p>28.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.82">
                <text:p>28.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.948">
                <text:p>34.9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.948">
                <text:p>34.9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7.156">
                <text:p>37.1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7.156">
                <text:p>37.1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.156">
                <text:p>37.1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.491">
                <text:p>45.4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.491">
                <text:p>45.4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.491">
                <text:p>45.4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.491">
                <text:p>45.4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.82">
                <text:p>28.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.82">
                <text:p>28.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82">
                <text:p>28.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.82">
                <text:p>28.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82">
                <text:p>28.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82">
                <text:p>28.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.82">
                <text:p>28.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82">
                <text:p>28.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82">
                <text:p>28.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82">
                <text:p>28.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82">
                <text:p>28.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82">
                <text:p>28.8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.156">
                <text:p>37.1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.156">
                <text:p>37.1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156">
                <text:p>37.1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.492">
                <text:p>45.4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.82">
                <text:p>28.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.82">
                <text:p>28.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.82">
                <text:p>28.8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548">
                <text:p>10.5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.548">
                <text:p>10.5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548">
                <text:p>10.5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.548">
                <text:p>10.5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.548">
                <text:p>10.5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548">
                <text:p>10.5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.548">
                <text:p>10.5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548">
                <text:p>10.5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548">
                <text:p>10.5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.548">
                <text:p>10.5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548">
                <text:p>10.5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.9475">
                <text:p>34.947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.428">
                <text:p>15.4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428">
                <text:p>15.4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.9475">
                <text:p>34.94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.9475">
                <text:p>34.947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.428">
                <text:p>15.4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.9475">
                <text:p>34.94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.308">
                <text:p>20.3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428">
                <text:p>15.4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.9475">
                <text:p>34.94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308">
                <text:p>20.3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.9475">
                <text:p>34.94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428">
                <text:p>15.4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428">
                <text:p>15.4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.308">
                <text:p>20.3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.9475">
                <text:p>34.94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.308">
                <text:p>20.3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.308">
                <text:p>20.3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.9475">
                <text:p>34.94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.9475">
                <text:p>34.947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.308">
                <text:p>20.3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1875">
                <text:p>25.187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1875">
                <text:p>25.18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1875">
                <text:p>25.18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1875">
                <text:p>25.1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1875">
                <text:p>25.18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.308">
                <text:p>20.3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.156">
                <text:p>37.1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.308">
                <text:p>20.3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.308">
                <text:p>20.3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.308">
                <text:p>20.3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.308">
                <text:p>20.3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.308">
                <text:p>20.3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.308">
                <text:p>20.3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.308">
                <text:p>20.3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.308">
                <text:p>20.3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.308">
                <text:p>20.3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.308">
                <text:p>20.3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.308">
                <text:p>20.3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.308">
                <text:p>20.3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.308">
                <text:p>20.3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.308">
                <text:p>20.3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.308">
                <text:p>20.30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.308">
                <text:p>20.30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.308">
                <text:p>20.3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.308">
                <text:p>20.3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.156">
                <text:p>37.1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.156">
                <text:p>37.1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.156">
                <text:p>37.1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5.491">
                <text:p>45.4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5.491">
                <text:p>45.4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5.491">
                <text:p>45.4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5.491">
                <text:p>45.4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5.491">
                <text:p>45.4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5.491">
                <text:p>45.4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5.491">
                <text:p>45.4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5.491">
                <text:p>45.4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.82">
                <text:p>28.8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.82">
                <text:p>28.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.82">
                <text:p>28.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.3075">
                <text:p>20.30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.946">
                <text:p>34.9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.3075">
                <text:p>20.30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.946">
                <text:p>34.9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.3075">
                <text:p>20.30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.3075">
                <text:p>20.30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.3075">
                <text:p>20.30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3075">
                <text:p>20.30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5.492">
                <text:p>45.4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.492">
                <text:p>45.4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.492">
                <text:p>45.4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.492">
                <text:p>45.49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.492">
                <text:p>45.49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.492">
                <text:p>45.4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.492">
                <text:p>45.4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.492">
                <text:p>45.4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.492">
                <text:p>45.4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.492">
                <text:p>45.49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.492">
                <text:p>45.49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.428">
                <text:p>15.4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.428">
                <text:p>15.4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.428">
                <text:p>15.4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.428">
                <text:p>15.4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.428">
                <text:p>15.4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.428">
                <text:p>15.4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.428">
                <text:p>15.4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.428">
                <text:p>15.4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.428">
                <text:p>15.4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.428">
                <text:p>15.4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.428">
                <text:p>15.4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.428">
                <text:p>15.4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.428">
                <text:p>15.4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.428">
                <text:p>15.4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428">
                <text:p>15.4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.156">
                <text:p>37.1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.156">
                <text:p>37.1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.156">
                <text:p>37.1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.492">
                <text:p>45.4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.156">
                <text:p>37.1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.156">
                <text:p>37.1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.156">
                <text:p>37.1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.156">
                <text:p>37.1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.156">
                <text:p>37.1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.156">
                <text:p>37.1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.156">
                <text:p>37.1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.156">
                <text:p>37.1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.156">
                <text:p>37.1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7.156">
                <text:p>37.1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7.156">
                <text:p>37.1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.156">
                <text:p>37.1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7.156">
                <text:p>37.1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.156">
                <text:p>37.1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.156">
                <text:p>37.1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.156">
                <text:p>37.1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.156">
                <text:p>37.1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.156">
                <text:p>37.1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.156">
                <text:p>37.1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.156">
                <text:p>37.1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.156">
                <text:p>37.1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5.492">
                <text:p>45.4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5.492">
                <text:p>45.4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.492">
                <text:p>45.4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156">
                <text:p>37.1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56">
                <text:p>37.1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156">
                <text:p>37.1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156">
                <text:p>37.1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156">
                <text:p>37.1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156">
                <text:p>37.1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156">
                <text:p>37.1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156">
                <text:p>37.15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156">
                <text:p>37.1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156">
                <text:p>37.1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.156">
                <text:p>37.1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.492">
                <text:p>45.4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.492">
                <text:p>45.4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.492">
                <text:p>45.4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.492">
                <text:p>45.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.492">
                <text:p>45.49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5.492">
                <text:p>45.4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5.492">
                <text:p>45.49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5.492">
                <text:p>45.4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5.492">
                <text:p>45.4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5.492">
                <text:p>45.4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5.492">
                <text:p>45.4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5.492">
                <text:p>45.4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5.492">
                <text:p>45.49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5.492">
                <text:p>45.4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5.492">
                <text:p>45.4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.428">
                <text:p>15.4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.308">
                <text:p>20.3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.428">
                <text:p>15.4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.428">
                <text:p>15.4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.308">
                <text:p>20.3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.428">
                <text:p>15.4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.428">
                <text:p>15.4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.428">
                <text:p>15.4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.428">
                <text:p>15.4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.428">
                <text:p>15.4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.428">
                <text:p>15.4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.428">
                <text:p>15.4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4.946">
                <text:p>34.94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.946">
                <text:p>34.94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4.946">
                <text:p>34.9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4.946">
                <text:p>34.9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4.946">
                <text:p>34.94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4.946">
                <text:p>34.9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4.946">
                <text:p>34.9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.946">
                <text:p>34.9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4.946">
                <text:p>34.94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.308">
                <text:p>20.3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.308">
                <text:p>20.3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.308">
                <text:p>20.3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.308">
                <text:p>20.3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.308">
                <text:p>20.3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.308">
                <text:p>20.30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.308">
                <text:p>20.3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.308">
                <text:p>20.3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.308">
                <text:p>20.3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.308">
                <text:p>20.3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.308">
                <text:p>20.3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.82">
                <text:p>28.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.82">
                <text:p>28.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.82">
                <text:p>28.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.82">
                <text:p>28.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.82">
                <text:p>28.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.82">
                <text:p>28.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.82">
                <text:p>28.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.82">
                <text:p>28.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.82">
                <text:p>28.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.946">
                <text:p>34.9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4.946">
                <text:p>34.9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4.946">
                <text:p>34.9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.946">
                <text:p>34.9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4.946">
                <text:p>34.9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.946">
                <text:p>34.9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4.946">
                <text:p>34.9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.946">
                <text:p>34.9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4.946">
                <text:p>34.9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4.946">
                <text:p>34.9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4.946">
                <text:p>34.9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7.156">
                <text:p>37.1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7.156">
                <text:p>37.1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7.156">
                <text:p>37.1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7.156">
                <text:p>37.1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7.156">
                <text:p>37.1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7.156">
                <text:p>37.1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7.156">
                <text:p>37.1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7.156">
                <text:p>37.1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7.156">
                <text:p>37.1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7.156">
                <text:p>37.1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.156">
                <text:p>37.1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7.156">
                <text:p>37.1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.492">
                <text:p>45.4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5.492">
                <text:p>45.4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5.492">
                <text:p>45.49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5.492">
                <text:p>45.49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5.492">
                <text:p>45.4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5.492">
                <text:p>45.49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5.492">
                <text:p>45.49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5.492">
                <text:p>45.49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5.492">
                <text:p>45.4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5.492">
                <text:p>45.4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5.492">
                <text:p>45.4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5.492">
                <text:p>45.4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.308">
                <text:p>20.3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.82">
                <text:p>28.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.308">
                <text:p>20.3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.308">
                <text:p>20.3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.82">
                <text:p>28.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.308">
                <text:p>20.30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.308">
                <text:p>20.3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.308">
                <text:p>20.3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.308">
                <text:p>20.3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.308">
                <text:p>20.3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.308">
                <text:p>20.3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.308">
                <text:p>20.3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4.946">
                <text:p>34.9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.946">
                <text:p>34.9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4.946">
                <text:p>34.9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.946">
                <text:p>34.9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.946">
                <text:p>34.9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4.946">
                <text:p>34.9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4.946">
                <text:p>34.9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4.946">
                <text:p>34.9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4.946">
                <text:p>34.9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4.946">
                <text:p>34.9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4.946">
                <text:p>34.9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.946">
                <text:p>34.9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7.156">
                <text:p>37.1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.156">
                <text:p>37.1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7.156">
                <text:p>37.1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5.491">
                <text:p>45.4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5.491">
                <text:p>45.4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5.491">
                <text:p>45.4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5.491">
                <text:p>45.4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5.491">
                <text:p>45.4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5.491">
                <text:p>45.4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.3075">
                <text:p>20.30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.3075">
                <text:p>20.30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.3075">
                <text:p>20.30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.3075">
                <text:p>20.30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.3075">
                <text:p>20.30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.3075">
                <text:p>20.30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.3075">
                <text:p>20.30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.3075">
                <text:p>20.30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.3075">
                <text:p>20.30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.3075">
                <text:p>20.30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.3075">
                <text:p>20.30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.3075">
                <text:p>20.30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.428">
                <text:p>15.4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.428">
                <text:p>15.4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.428">
                <text:p>15.4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.428">
                <text:p>15.4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.428">
                <text:p>15.4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.428">
                <text:p>15.4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.428">
                <text:p>15.4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.428">
                <text:p>15.4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.428">
                <text:p>15.4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.428">
                <text:p>15.4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.428">
                <text:p>15.4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.428">
                <text:p>15.4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.428">
                <text:p>15.4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.428">
                <text:p>15.4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.428">
                <text:p>15.4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.428">
                <text:p>15.4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7.156">
                <text:p>37.1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7.156">
                <text:p>37.1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7.156">
                <text:p>37.1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.156">
                <text:p>37.1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7.156">
                <text:p>37.1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7.156">
                <text:p>37.1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7.156">
                <text:p>37.1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7.156">
                <text:p>37.1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7.156">
                <text:p>37.1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7.156">
                <text:p>37.1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7.156">
                <text:p>37.1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7.156">
                <text:p>37.1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7.156">
                <text:p>37.1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7.156">
                <text:p>37.1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.156">
                <text:p>37.1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7.156">
                <text:p>37.1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7.156">
                <text:p>37.1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7.156">
                <text:p>37.1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7.156">
                <text:p>37.1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7.156">
                <text:p>37.1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7.156">
                <text:p>37.1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7.156">
                <text:p>37.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7.156">
                <text:p>37.1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7.156">
                <text:p>37.1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.428">
                <text:p>15.4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.428">
                <text:p>15.4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.308">
                <text:p>20.3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.308">
                <text:p>20.3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.428">
                <text:p>15.4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.428">
                <text:p>15.4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.308">
                <text:p>20.3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.308">
                <text:p>20.3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.82">
                <text:p>28.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.482">
                <text:p>20.4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.82">
                <text:p>28.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.82">
                <text:p>28.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.482">
                <text:p>20.4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.82">
                <text:p>28.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.82">
                <text:p>28.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.82">
                <text:p>28.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.82">
                <text:p>28.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.82">
                <text:p>28.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.82">
                <text:p>28.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.82">
                <text:p>28.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.156">
                <text:p>37.1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7.156">
                <text:p>37.1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7.156">
                <text:p>37.1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7.156">
                <text:p>37.15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7.156">
                <text:p>37.1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.156">
                <text:p>37.1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.156">
                <text:p>37.1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7.156">
                <text:p>37.1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.156">
                <text:p>37.1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5.492">
                <text:p>45.49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5.492">
                <text:p>45.4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5.492">
                <text:p>45.4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7.156">
                <text:p>37.1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7.156">
                <text:p>37.1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7.156">
                <text:p>37.1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7.156">
                <text:p>37.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7.156">
                <text:p>37.1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7.156">
                <text:p>37.1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7.156">
                <text:p>37.1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7.156">
                <text:p>37.1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7.156">
                <text:p>37.1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7.156">
                <text:p>37.1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7.156">
                <text:p>37.1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7.156">
                <text:p>37.1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7.1555">
                <text:p>37.15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7.1555">
                <text:p>37.15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7.1555">
                <text:p>37.15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7.1555">
                <text:p>37.15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7.1555">
                <text:p>37.15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7.1555">
                <text:p>37.15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7.1555">
                <text:p>37.15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7.1555">
                <text:p>37.15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7.1555">
                <text:p>37.15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7.1555">
                <text:p>37.15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7.1555">
                <text:p>37.15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7.1555">
                <text:p>37.15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308">
                <text:p>20.3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308">
                <text:p>20.3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308">
                <text:p>20.3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308">
                <text:p>20.3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308">
                <text:p>20.3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308">
                <text:p>20.3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308">
                <text:p>20.3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308">
                <text:p>20.3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.428">
                <text:p>15.4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.428">
                <text:p>15.4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.428">
                <text:p>15.4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.428">
                <text:p>15.4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.428">
                <text:p>15.4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.428">
                <text:p>15.4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.428">
                <text:p>15.4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.428">
                <text:p>15.4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.428">
                <text:p>15.4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.428">
                <text:p>15.4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.428">
                <text:p>15.4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.156">
                <text:p>37.1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7.156">
                <text:p>37.1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7.156">
                <text:p>37.1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7.156">
                <text:p>37.1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7.156">
                <text:p>37.1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7.156">
                <text:p>37.1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7.156">
                <text:p>37.1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7.156">
                <text:p>37.1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5.492">
                <text:p>45.4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5.492">
                <text:p>45.4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5.492">
                <text:p>45.4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.482">
                <text:p>20.4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.482">
                <text:p>20.4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.482">
                <text:p>20.4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.482">
                <text:p>20.4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.482">
                <text:p>20.4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.482">
                <text:p>20.4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.482">
                <text:p>20.4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.482">
                <text:p>20.4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.482">
                <text:p>20.4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.482">
                <text:p>20.4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.482">
                <text:p>20.4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.482">
                <text:p>20.4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7.156">
                <text:p>37.1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7.156">
                <text:p>37.1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7.156">
                <text:p>37.1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7.156">
                <text:p>37.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7.156">
                <text:p>37.1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7.156">
                <text:p>37.1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7.156">
                <text:p>37.1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7.156">
                <text:p>37.1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7.156">
                <text:p>37.1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7.156">
                <text:p>37.1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7.156">
                <text:p>37.1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7.156">
                <text:p>37.1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5.4915">
                <text:p>45.49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5.4915">
                <text:p>45.49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5.4915">
                <text:p>45.49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5.4915">
                <text:p>45.49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5.4915">
                <text:p>45.49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5.4915">
                <text:p>45.49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.4915">
                <text:p>45.49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5.4915">
                <text:p>45.49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5.4915">
                <text:p>45.49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5.4915">
                <text:p>45.49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.482">
                <text:p>20.4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.482">
                <text:p>20.4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.482">
                <text:p>20.4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.482">
                <text:p>20.4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.482">
                <text:p>20.4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.482">
                <text:p>20.4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.482">
                <text:p>20.4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.482">
                <text:p>20.4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.482">
                <text:p>20.4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.482">
                <text:p>20.4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.482">
                <text:p>20.4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.306">
                <text:p>20.3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.306">
                <text:p>20.3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.306">
                <text:p>20.3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.306">
                <text:p>20.3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.306">
                <text:p>20.3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.306">
                <text:p>20.3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.306">
                <text:p>20.3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.306">
                <text:p>20.3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.306">
                <text:p>20.3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.306">
                <text:p>20.3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.306">
                <text:p>20.3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.306">
                <text:p>20.3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.306">
                <text:p>20.3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.306">
                <text:p>20.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.306">
                <text:p>20.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.306">
                <text:p>20.3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.306">
                <text:p>20.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.306">
                <text:p>20.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.306">
                <text:p>20.3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.306">
                <text:p>20.3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.306">
                <text:p>20.3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.306">
                <text:p>20.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.306">
                <text:p>20.3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.306">
                <text:p>20.3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.308">
                <text:p>20.3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.308">
                <text:p>20.3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.308">
                <text:p>20.3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.308">
                <text:p>20.3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.308">
                <text:p>20.3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.308">
                <text:p>20.3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.308">
                <text:p>20.3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.308">
                <text:p>20.3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.308">
                <text:p>20.3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.308">
                <text:p>20.3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.308">
                <text:p>20.3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.308">
                <text:p>20.3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.308">
                <text:p>20.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.308">
                <text:p>20.3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.308">
                <text:p>20.3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.308">
                <text:p>20.3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.308">
                <text:p>20.3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.308">
                <text:p>20.3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.308">
                <text:p>20.3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.308">
                <text:p>20.3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.308">
                <text:p>20.3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.308">
                <text:p>20.30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.308">
                <text:p>20.30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.308">
                <text:p>20.3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.308">
                <text:p>20.3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.308">
                <text:p>20.30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.308">
                <text:p>20.3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.308">
                <text:p>20.3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.308">
                <text:p>20.30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.308">
                <text:p>20.3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.308">
                <text:p>20.3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.308">
                <text:p>20.3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.308">
                <text:p>20.3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.308">
                <text:p>20.30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.308">
                <text:p>20.3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.308">
                <text:p>20.3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.308">
                <text:p>20.3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.308">
                <text:p>20.3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.308">
                <text:p>20.30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.308">
                <text:p>20.3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.308">
                <text:p>20.3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.308">
                <text:p>20.3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.308">
                <text:p>20.3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.308">
                <text:p>20.308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200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666666" draw:fill-color="#66666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/>
    </style:style>
    <style:style style:name="ch7" style:family="chart">
      <style:text-properties fo:color="#666666" fo:font-size="16pt" fo:font-weight="bold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95cm" svg:height="9cm" xlink:href=".." xlink:type="simple" chart:class="chart:scatter" chart:style-name="ch1">
        <chart:plot-area chart:style-name="ch2" table:cell-range-address="Sheet1.D762:Sheet1.D937 Sheet1.G762:Sheet1.G937" svg:x="0.235cm" svg:y="0.18cm" svg:width="11.325cm" svg:height="8.64cm">
          <chartooo:coordinate-region svg:x="1.469cm" svg:y="0.488cm" svg:width="9.762cm" svg:height="7.467cm"/>
          <chart:axis chart:dimension="x" chart:name="primary-x" chart:style-name="ch3"/>
          <chart:axis chart:dimension="y" chart:name="primary-y" chart:style-name="ch4"/>
          <chart:series chart:style-name="ch5" chart:values-cell-range-address="Sheet1.G762:Sheet1.G937" chart:class="chart:scatter">
            <chart:domain table:cell-range-address="Sheet1.D762:Sheet1.D937"/>
            <chart:regression-curve chart:style-name="ch6">
              <chart:equation chart:display-equation="false" chart:display-r-square="true" svg:x="1.49cm" svg:y="0.406cm" chart:style-name="ch7"/>
            </chart:regression-curve>
            <chart:data-point chart:repeated="1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.268">
                <text:p>57.268</text:p>
                <draw:g>
                  <svg:desc>Sheet1.D762:Sheet1.D937</svg:desc>
                </draw:g>
              </table:table-cell>
              <table:table-cell office:value-type="float" office:value="78">
                <text:p>78</text:p>
                <draw:g>
                  <svg:desc>Sheet1.G762:Sheet1.G9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268">
                <text:p>57.26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268">
                <text:p>57.2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268">
                <text:p>57.2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268">
                <text:p>57.2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268">
                <text:p>57.26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268">
                <text:p>57.26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.268">
                <text:p>57.2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68">
                <text:p>57.26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268">
                <text:p>57.26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.268">
                <text:p>57.26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268">
                <text:p>57.2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68">
                <text:p>57.2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268">
                <text:p>57.26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268">
                <text:p>57.2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268">
                <text:p>57.2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.268">
                <text:p>57.26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.268">
                <text:p>57.2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268">
                <text:p>57.2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268">
                <text:p>57.2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268">
                <text:p>57.2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268">
                <text:p>57.26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268">
                <text:p>57.26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.268">
                <text:p>57.26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268">
                <text:p>57.2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.268">
                <text:p>57.26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.268">
                <text:p>57.26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.268">
                <text:p>57.26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68">
                <text:p>57.26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268">
                <text:p>57.26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.268">
                <text:p>57.26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.268">
                <text:p>57.2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.268">
                <text:p>57.26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.268">
                <text:p>57.26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.268">
                <text:p>57.26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.268">
                <text:p>57.2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268">
                <text:p>57.26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.268">
                <text:p>57.2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.268">
                <text:p>57.26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268">
                <text:p>57.26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268">
                <text:p>57.2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268">
                <text:p>57.2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.268">
                <text:p>57.2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.268">
                <text:p>57.26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268">
                <text:p>57.26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.268">
                <text:p>57.26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.268">
                <text:p>57.26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.268">
                <text:p>57.26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.268">
                <text:p>57.26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.268">
                <text:p>57.26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268">
                <text:p>57.26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.268">
                <text:p>57.26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.268">
                <text:p>57.26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.268">
                <text:p>57.26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268">
                <text:p>57.2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.268">
                <text:p>57.26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.268">
                <text:p>57.2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268">
                <text:p>57.26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268">
                <text:p>57.26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.268">
                <text:p>57.2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268">
                <text:p>57.26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.268">
                <text:p>57.26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.268">
                <text:p>57.2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.268">
                <text:p>57.26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.268">
                <text:p>57.26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.268">
                <text:p>57.26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268">
                <text:p>57.2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.268">
                <text:p>57.26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.268">
                <text:p>57.26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.268">
                <text:p>57.26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.268">
                <text:p>57.26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268">
                <text:p>57.26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268">
                <text:p>57.26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.268">
                <text:p>57.26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.268">
                <text:p>57.26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.268">
                <text:p>57.26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.268">
                <text:p>57.26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.268">
                <text:p>57.26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.82">
                <text:p>28.8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82">
                <text:p>28.8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.82">
                <text:p>28.8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82">
                <text:p>28.8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2">
                <text:p>28.8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.82">
                <text:p>28.8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82">
                <text:p>28.8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82">
                <text:p>28.8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.82">
                <text:p>28.8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.82">
                <text:p>28.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.82">
                <text:p>28.8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.82">
                <text:p>28.8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82">
                <text:p>28.8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82">
                <text:p>28.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82">
                <text:p>28.8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82">
                <text:p>28.8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82">
                <text:p>28.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82">
                <text:p>28.8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82">
                <text:p>28.8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82">
                <text:p>28.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82">
                <text:p>28.8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82">
                <text:p>28.8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82">
                <text:p>28.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.996">
                <text:p>58.99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8.996">
                <text:p>58.99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8.996">
                <text:p>58.99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.996">
                <text:p>58.99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8.996">
                <text:p>58.99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.996">
                <text:p>58.99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.996">
                <text:p>58.99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.996">
                <text:p>58.99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.996">
                <text:p>58.9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.996">
                <text:p>58.99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.996">
                <text:p>58.9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.996">
                <text:p>58.99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82">
                <text:p>28.8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.82">
                <text:p>28.8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82">
                <text:p>28.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.82">
                <text:p>28.8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.82">
                <text:p>28.8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.82">
                <text:p>28.8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.82">
                <text:p>28.8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.82">
                <text:p>28.8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.82">
                <text:p>28.8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.82">
                <text:p>28.8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.82">
                <text:p>28.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2">
                <text:p>28.8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.82">
                <text:p>28.8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.82">
                <text:p>28.8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.82">
                <text:p>28.8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.82">
                <text:p>28.8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304">
                <text:p>20.30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304">
                <text:p>20.30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304">
                <text:p>20.3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304">
                <text:p>20.30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.304">
                <text:p>20.30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.304">
                <text:p>20.30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.304">
                <text:p>20.30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.304">
                <text:p>20.3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.304">
                <text:p>20.30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.304">
                <text:p>20.30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.1835">
                <text:p>25.183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1835">
                <text:p>25.1835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1835">
                <text:p>25.1835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1835">
                <text:p>25.183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1835">
                <text:p>25.183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1835">
                <text:p>25.183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1835">
                <text:p>25.1835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1835">
                <text:p>25.183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1835">
                <text:p>25.183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1835">
                <text:p>25.183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1835">
                <text:p>25.183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1835">
                <text:p>25.183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1835">
                <text:p>25.183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1835">
                <text:p>25.183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1835">
                <text:p>25.183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304">
                <text:p>20.304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.304">
                <text:p>20.304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304">
                <text:p>20.30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304">
                <text:p>20.304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304">
                <text:p>20.30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304">
                <text:p>20.30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304">
                <text:p>20.30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304">
                <text:p>20.30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304">
                <text:p>20.30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304">
                <text:p>20.30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304">
                <text:p>20.30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304">
                <text:p>20.30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304">
                <text:p>20.30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304">
                <text:p>20.30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304">
                <text:p>20.30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304">
                <text:p>20.30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304">
                <text:p>20.30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304">
                <text:p>20.30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304">
                <text:p>20.30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304">
                <text:p>20.30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304">
                <text:p>20.30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304">
                <text:p>20.304</text:p>
              </table:table-cell>
              <table:table-cell office:value-type="float" office:value="331">
                <text:p>3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200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666666" draw:fill-color="#66666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/>
    </style:style>
    <style:style style:name="ch7" style:family="chart">
      <style:text-properties fo:color="#666666" fo:font-size="16pt" fo:font-weight="bold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95cm" svg:height="9cm" xlink:href=".." xlink:type="simple" chart:class="chart:scatter" chart:style-name="ch1">
        <chart:plot-area chart:style-name="ch2" table:cell-range-address="Sheet1.E762:Sheet1.E937 Sheet1.G761:Sheet1.G937" chart:data-source-has-labels="row" svg:x="0.235cm" svg:y="0.18cm" svg:width="11.325cm" svg:height="8.64cm">
          <chartooo:coordinate-region svg:x="1.469cm" svg:y="0.488cm" svg:width="9.68cm" svg:height="7.467cm"/>
          <chart:axis chart:dimension="x" chart:name="primary-x" chart:style-name="ch3"/>
          <chart:axis chart:dimension="y" chart:name="primary-y" chart:style-name="ch4"/>
          <chart:series chart:style-name="ch5" chart:values-cell-range-address="Sheet1.G762:Sheet1.G937" chart:label-cell-address="Sheet1.G761:Sheet1.G761" chart:class="chart:scatter">
            <chart:domain table:cell-range-address="Sheet1.E762:Sheet1.E937"/>
            <chart:regression-curve chart:style-name="ch6">
              <chart:equation chart:display-equation="false" chart:display-r-square="true" svg:x="1.311cm" svg:y="0.61cm" chart:style-name="ch7"/>
            </chart:regression-curve>
            <chart:data-point chart:repeated="1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convolve Time (s)</text:p>
                <draw:g>
                  <svg:desc>Sheet1.G761:Sheet1.G7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2170395">
                <text:p>0.962170395</text:p>
                <draw:g>
                  <svg:desc>Sheet1.E762:Sheet1.E937</svg:desc>
                </draw:g>
              </table:table-cell>
              <table:table-cell office:value-type="float" office:value="78">
                <text:p>78</text:p>
                <draw:g>
                  <svg:desc>Sheet1.G762:Sheet1.G9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9543369">
                <text:p>0.9695433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2170395">
                <text:p>0.9621703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9543369">
                <text:p>0.9695433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61705544">
                <text:p>1.0617055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6959596">
                <text:p>1.04695959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61703048">
                <text:p>1.0617030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1703048">
                <text:p>1.0617030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469571245">
                <text:p>1.046957124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469571245">
                <text:p>1.046957124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61705544">
                <text:p>1.06170554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61705544">
                <text:p>1.0617055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6959596">
                <text:p>1.04695959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17055445">
                <text:p>1.061705544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617055445">
                <text:p>1.06170554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69595965">
                <text:p>1.04695959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469595965">
                <text:p>1.046959596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35435284">
                <text:p>1.13543528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23910972">
                <text:p>1.2239109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5435284">
                <text:p>1.1354352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39109725">
                <text:p>1.22391097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547974215">
                <text:p>0.954797421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47974215">
                <text:p>0.954797421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2721752">
                <text:p>1.00272175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2721752">
                <text:p>1.0027217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47950995">
                <text:p>0.954795099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47950995">
                <text:p>0.954795099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27193525">
                <text:p>1.002719352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27193525">
                <text:p>1.00271935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47951">
                <text:p>0.95479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47951">
                <text:p>0.9547951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027193525">
                <text:p>1.002719352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27193525">
                <text:p>1.002719352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47974215">
                <text:p>0.95479742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47974215">
                <text:p>0.954797421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2721752">
                <text:p>1.0027217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2721752">
                <text:p>1.0027217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54797422">
                <text:p>0.95479742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4797422">
                <text:p>0.95479742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027217525">
                <text:p>1.002721752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27217525">
                <text:p>1.0027217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7975804">
                <text:p>0.9879758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7975804">
                <text:p>0.9879758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79758045">
                <text:p>0.987975804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60775842">
                <text:p>1.26077584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60775842">
                <text:p>1.26077584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275974595">
                <text:p>1.22759745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275974595">
                <text:p>1.227597459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607730225">
                <text:p>1.26077302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607730225">
                <text:p>1.260773022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275946935">
                <text:p>1.227594693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275946935">
                <text:p>1.227594693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60773023">
                <text:p>1.26077302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60773023">
                <text:p>1.26077302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27594694">
                <text:p>1.22759469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27594694">
                <text:p>1.22759469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60775842">
                <text:p>1.26077584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60775842">
                <text:p>1.26077584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27597459">
                <text:p>1.22759745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27597459">
                <text:p>1.2275974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0775842">
                <text:p>1.26077584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60775842">
                <text:p>1.26077584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275974595">
                <text:p>1.22759745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275974595">
                <text:p>1.227597459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5856883">
                <text:p>0.96585688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65856883">
                <text:p>0.96585688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769163435">
                <text:p>0.97691634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769163435">
                <text:p>0.976916343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65854543">
                <text:p>0.9658545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65854543">
                <text:p>0.96585454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76913986">
                <text:p>0.9769139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6913986">
                <text:p>0.97691398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658568825">
                <text:p>0.965856882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658568825">
                <text:p>0.965856882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769163435">
                <text:p>0.976916343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69163435">
                <text:p>0.976916343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65856883">
                <text:p>0.96585688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65856883">
                <text:p>0.96585688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192947835">
                <text:p>1.419294783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939542255">
                <text:p>1.293954225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44170491">
                <text:p>1.64417049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19294784">
                <text:p>1.41929478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93954226">
                <text:p>1.29395422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441704905">
                <text:p>1.644170490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19294784">
                <text:p>1.41929478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939542255">
                <text:p>1.293954225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441704905">
                <text:p>1.644170490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19294784">
                <text:p>1.41929478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939542255">
                <text:p>1.293954225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169705285">
                <text:p>1.916970528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132840415">
                <text:p>1.913284041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183974025">
                <text:p>0.81839740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16970529">
                <text:p>1.91697052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132840415">
                <text:p>1.913284041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18397403">
                <text:p>0.8183974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16970529">
                <text:p>1.91697052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13284042">
                <text:p>1.9132840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18397403">
                <text:p>0.8183974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169705285">
                <text:p>1.916970528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132840415">
                <text:p>1.913284041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18397403">
                <text:p>0.8183974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2376421755">
                <text:p>2.237642175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062821755">
                <text:p>2.606282175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994677955">
                <text:p>1.699467795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237642176">
                <text:p>2.23764217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062821755">
                <text:p>2.606282175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99467796">
                <text:p>1.69946779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37642176">
                <text:p>2.23764217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06282176">
                <text:p>2.60628217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99467796">
                <text:p>1.6994677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37642176">
                <text:p>2.23764217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062821755">
                <text:p>2.606282175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99467796">
                <text:p>1.69946779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23910973">
                <text:p>1.22391097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23910973">
                <text:p>1.22391097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23910973">
                <text:p>1.2239109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23910973">
                <text:p>1.22391097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815002115">
                <text:p>1.581500211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786597755">
                <text:p>2.17865977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0222458">
                <text:p>1.9022245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81500212">
                <text:p>1.5815002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786597755">
                <text:p>2.178659775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0222458">
                <text:p>1.9022245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815002115">
                <text:p>1.581500211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786597755">
                <text:p>2.178659775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0222458">
                <text:p>1.9022245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815002115">
                <text:p>1.581500211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78659776">
                <text:p>2.17865977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0222458">
                <text:p>1.9022245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031542825">
                <text:p>1.703154282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03154282">
                <text:p>1.70315428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649271765">
                <text:p>1.164927176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97640708">
                <text:p>1.29764070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649271775">
                <text:p>1.164927177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97640709">
                <text:p>1.29764070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649271775">
                <text:p>1.164927177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976407085">
                <text:p>1.297640708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649271765">
                <text:p>1.164927176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97640708">
                <text:p>1.29764070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0855141715">
                <text:p>3.085514171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085514172">
                <text:p>3.08551417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085514172">
                <text:p>3.08551417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0855141715">
                <text:p>3.085514171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1160408255">
                <text:p>2.116040825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1160408265">
                <text:p>2.116040826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116040826">
                <text:p>2.11604082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1160408255">
                <text:p>2.116040825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0486501755">
                <text:p>3.048650175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048650175">
                <text:p>3.04865017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048650175">
                <text:p>3.04865017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97175861">
                <text:p>1.39717586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97175862">
                <text:p>1.39717586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97175862">
                <text:p>1.39717586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971758615">
                <text:p>1.397175861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381597445">
                <text:p>2.1381597445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1676005715">
                <text:p>2.167600571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592421725">
                <text:p>3.1592421725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381597455">
                <text:p>2.138159745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676005725">
                <text:p>2.167600572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592421725">
                <text:p>3.159242172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381597455">
                <text:p>2.138159745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676005725">
                <text:p>2.167600572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159242172">
                <text:p>3.159242172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1381597455">
                <text:p>2.138159745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1676005725">
                <text:p>2.167600572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8764191675">
                <text:p>1.876419167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934053715">
                <text:p>2.193405371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5067493725">
                <text:p>2.506749372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8764191685">
                <text:p>1.876419168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1934053725">
                <text:p>2.193405372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506749372">
                <text:p>2.50674937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8764191685">
                <text:p>1.876419168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1934053725">
                <text:p>2.193405372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506749372">
                <text:p>2.50674937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876419168">
                <text:p>1.87641916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1934053725">
                <text:p>2.1934053725</text:p>
              </table:table-cell>
              <table:table-cell office:value-type="float" office:value="331">
                <text:p>3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